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5mm"/>
    </style:style>
    <style:style style:name="co2" style:family="table-column">
      <style:table-column-properties fo:break-before="auto" style:column-width="10.2mm"/>
    </style:style>
    <style:style style:name="co3" style:family="table-column">
      <style:table-column-properties fo:break-before="auto" style:column-width="73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19mm" fo:break-before="auto" style:use-optimal-row-height="true"/>
    </style:style>
    <style:style style:name="ro3" style:family="table-row">
      <style:table-row-properties style:row-height="28.17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cdcdc" style:text-align-source="fix" style:repeat-content="false" fo:wrap-option="no-wrap" fo:border="1.5pt solid #ffffff" style:vertical-align="middle"/>
      <style:paragraph-properties fo:text-align="center"/>
    </style:style>
    <style:style style:name="ce3" style:family="table-cell" style:parent-style-name="Default">
      <style:table-cell-properties fo:background-color="#dcdcdc" fo:wrap-option="no-wrap" fo:border="1.5pt solid #ffffff"/>
    </style:style>
    <style:style style:name="ce4" style:family="table-cell" style:parent-style-name="Default" style:data-style-name="N100"/>
    <style:style style:name="ce6" style:family="table-cell" style:parent-style-name="Default">
      <style:table-cell-properties fo:background-color="transparent" fo:wrap-option="no-wrap" fo:border="none"/>
    </style:style>
    <style:style style:name="ce12" style:family="table-cell" style:parent-style-name="Default">
      <style:table-cell-properties fo:background-color="#dcdcdc" style:text-align-source="fix" style:repeat-content="false" fo:border="1.5pt solid #ffffff" style:vertical-align="middl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background-color="#dcdcdc" fo:border="1.5pt solid #ffffff"/>
    </style:style>
    <style:style style:name="ce16" style:family="table-cell" style:parent-style-name="Default">
      <style:table-cell-properties fo:background-color="#dcdcdc"/>
    </style:style>
    <style:style style:name="ce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no-wrap" fo:border="0.99pt solid #000000"/>
    </style:style>
    <style:style style:name="ce22" style:family="table-cell" style:parent-style-name="Default">
      <style:table-cell-properties fo:wrap-option="no-wrap"/>
    </style:style>
    <style:style style:name="ce24" style:family="table-cell" style:parent-style-name="Default">
      <style:table-cell-properties fo:background-color="#fff200"/>
    </style:style>
    <style:style style:name="ce29" style:family="table-cell" style:parent-style-name="Default">
      <style:table-cell-properties fo:background-color="#dcdcdc" style:text-align-source="fix" style:repeat-content="false" fo:wrap-option="no-wrap" fo:border="1.5pt solid #fffff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c0c0c0"/>
    </style:style>
    <style:style style:name="ce27" style:family="table-cell" style:parent-style-name="Default">
      <style:table-cell-properties fo:background-color="#c0c0c0" fo:wrap-option="wrap"/>
    </style:style>
    <style:style style:name="ce35" style:family="table-cell" style:parent-style-name="Default">
      <style:table-cell-properties fo:background-color="#add8e6"/>
    </style:style>
    <style:style style:name="ce36" style:family="table-cell" style:parent-style-name="Default">
      <style:table-cell-properties fo:background-color="#dcdcdc" style:text-align-source="fix" style:repeat-content="false" fo:wrap-option="no-wrap" fo:border="1.5pt solid #ffffff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0">
      <style:table-cell-properties fo:wrap-option="no-wrap" style:vertical-align="top"/>
    </style:style>
    <style:style style:name="ce38" style:family="table-cell" style:parent-style-name="Default" style:data-style-name="N100">
      <style:table-cell-properties style:text-align-source="fix" style:repeat-content="false" fo:background-color="transparent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transparent" fo:wrap-option="no-wrap"/>
    </style:style>
    <style:style style:name="ce42" style:family="table-cell" style:parent-style-name="Default">
      <style:table-cell-properties fo:background-color="#c0c0c0" fo:wrap-option="no-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TW" style:language-complex="hi" style:country-complex="IN" style:font-name-asian="Microsoft Jheng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154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default-cell-style-name="ce6"/>
        <table:table-column table:style-name="co2" table:number-columns-repeated="2" table:default-cell-style-name="Default"/>
        <table:table-column table:style-name="co2" table:default-cell-style-name="ce9"/>
        <table:table-column table:style-name="co2" table:default-cell-style-name="Default"/>
        <table:table-column table:style-name="co3" table:default-cell-style-name="ce23"/>
        <table:table-column table:style-name="co4" table:default-cell-style-name="Default"/>
        <table:table-column table:style-name="co3" table:default-cell-style-name="ce2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&lt;a class="page" href="M1548_</text:p>
          </table:table-cell>
          <table:table-cell table:style-name="ce1" office:value-type="string" calcext:value-type="string" table:number-columns-spanned="3" table:number-rows-spanned="1">
            <text:p>png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récédent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uivante</text:p>
          </table:table-cell>
          <table:covered-table-cell table:style-name="ce10"/>
          <table:table-cell table:style-name="ce12" office:value-type="string" calcext:value-type="string">
            <text:p>combinaison</text:p>
          </table:table-cell>
          <table:table-cell/>
          <table:table-cell table:style-name="ce12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office:value-type="string" calcext:value-type="string">
            <text:p>.png"&gt;&lt;a class="page" href="M1548_</text:p>
          </table:table-cell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suivante&lt;/a&gt;</text:p>
          </table:table-cell>
          <table:table-cell table:style-name="ce2" table:number-columns-repeated="2"/>
          <table:table-cell table:style-name="ce19" table:formula="of:=&quot;&lt;tr&gt;&lt;th&gt;&quot;&amp;[.$A$1]&amp;[.G2]&amp;[.$M$1]&amp;&quot;Page &quot;&amp;[.C3]&amp;&quot; (page de présentation)&quot;&amp;&quot;&lt;/a&gt;&lt;/th&gt;&lt;/tr&gt;&quot;" office:value-type="string" office:string-value="&lt;tr&gt;&lt;th&gt;&lt;a class=&quot;page&quot; href=&quot;M1548_2.html&quot;&gt;Page 001 (page de présentation)&lt;/a&gt;&lt;/th&gt;&lt;/tr&gt;" calcext:value-type="string">
            <text:p>&lt;tr&gt;&lt;th&gt;&lt;a class="page" href="M1548_2.html"&gt;Page 001 (page de présentation)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suivante&lt;/a&gt;</text:p>
          </table:table-cell>
          <table:table-cell table:formula="of:=[.B3]&amp;[.C3]&amp;[.D3]&amp;[.E3]&amp;[.F3]&amp;[.G3]&amp;[.H3]" office:value-type="string" office:string-value="&lt;img src=&quot;https://ch-hsueh.github.io/typemes-Meigret/facs/M1548/001.png&quot;&gt;&lt;a class=&quot;page&quot; href=&quot;M1548_1.html&quot;&gt;Page précédente&lt;/a&gt; - &lt;a class=&quot;page&quot; href=&quot;M1548_1.html&quot;&gt;Menu&lt;/a&gt; - &lt;a class=&quot;page&quot; href=&quot;M1548_3.html&quot;&gt;Page suivante&lt;/a&gt;" calcext:value-type="string">
            <text:p>&lt;img src="https://ch-hsueh.github.io/typemes-Meigret/facs/M1548/001.png"&gt;&lt;a class="page" href="M1548_1.html"&gt;Page précédente&lt;/a&gt; - &lt;a class="page" href="M1548_1.html"&gt;Menu&lt;/a&gt; - &lt;a class="page" href="M1548_3.html"&gt;Page suivante&lt;/a&gt;</text:p>
          </table:table-cell>
          <table:table-cell/>
          <table:table-cell table:formula="of:=&quot;&lt;tr&gt;&lt;th&gt;&quot;&amp;[.$A$1]&amp;[.G3]&amp;[.$M$1]&amp;&quot;Page &quot;&amp;[.C4]&amp;&quot; (page blanc)&quot;&amp;&quot;&lt;/a&gt;&lt;/th&gt;&lt;/tr&gt;&quot;" office:value-type="string" office:string-value="&lt;tr&gt;&lt;th&gt;&lt;a class=&quot;page&quot; href=&quot;M1548_3.html&quot;&gt;Page 002 (page blanc)&lt;/a&gt;&lt;/th&gt;&lt;/tr&gt;" calcext:value-type="string">
            <text:p>&lt;tr&gt;&lt;th&gt;&lt;a class="page" href="M1548_3.html"&gt;Page 002 (page blanc)&lt;/a&gt;&lt;/th&gt;&lt;/tr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suivante&lt;/a&gt;</text:p>
          </table:table-cell>
          <table:table-cell table:formula="of:=[.B4]&amp;[.C4]&amp;[.D4]&amp;[.E4]&amp;[.F4]&amp;[.G4]&amp;[.H4]" office:value-type="string" office:string-value="&lt;img src=&quot;https://ch-hsueh.github.io/typemes-Meigret/facs/M1548/002.png&quot;&gt;&lt;a class=&quot;page&quot; href=&quot;M1548_2.html&quot;&gt;Page précédente&lt;/a&gt; - &lt;a class=&quot;page&quot; href=&quot;M1548_1.html&quot;&gt;Menu&lt;/a&gt; - &lt;a class=&quot;page&quot; href=&quot;M1548_4.html&quot;&gt;Page suivante&lt;/a&gt;" calcext:value-type="string">
            <text:p>&lt;img src="https://ch-hsueh.github.io/typemes-Meigret/facs/M1548/002.png"&gt;&lt;a class="page" href="M1548_2.html"&gt;Page précédente&lt;/a&gt; - &lt;a class="page" href="M1548_1.html"&gt;Menu&lt;/a&gt; - &lt;a class="page" href="M1548_4.html"&gt;Page suivante&lt;/a&gt;</text:p>
          </table:table-cell>
          <table:table-cell/>
          <table:table-cell table:formula="of:=&quot;&lt;tr&gt;&lt;th&gt;&quot;&amp;[.$A$1]&amp;[.G4]&amp;[.$M$1]&amp;&quot;Page &quot;&amp;[.C5]&amp;&quot;&lt;/a&gt;&lt;/th&gt;&lt;/tr&gt;&quot;" office:value-type="string" office:string-value="&lt;tr&gt;&lt;th&gt;&lt;a class=&quot;page&quot; href=&quot;M1548_4.html&quot;&gt;Page 003&lt;/a&gt;&lt;/th&gt;&lt;/tr&gt;" calcext:value-type="string">
            <text:p>&lt;tr&gt;&lt;th&gt;&lt;a class="page" href="M1548_4.html"&gt;Page 00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suivante&lt;/a&gt;</text:p>
          </table:table-cell>
          <table:table-cell table:formula="of:=[.B5]&amp;[.C5]&amp;[.D5]&amp;[.E5]&amp;[.F5]&amp;[.G5]&amp;[.H5]" office:value-type="string" office:string-value="&lt;img src=&quot;https://ch-hsueh.github.io/typemes-Meigret/facs/M1548/003.png&quot;&gt;&lt;a class=&quot;page&quot; href=&quot;M1548_3.html&quot;&gt;Page précédente&lt;/a&gt; - &lt;a class=&quot;page&quot; href=&quot;M1548_1.html&quot;&gt;Menu&lt;/a&gt; - &lt;a class=&quot;page&quot; href=&quot;M1548_5.html&quot;&gt;Page suivante&lt;/a&gt;" calcext:value-type="string">
            <text:p>&lt;img src="https://ch-hsueh.github.io/typemes-Meigret/facs/M1548/003.png"&gt;&lt;a class="page" href="M1548_3.html"&gt;Page précédente&lt;/a&gt; - &lt;a class="page" href="M1548_1.html"&gt;Menu&lt;/a&gt; - &lt;a class="page" href="M1548_5.html"&gt;Page suivante&lt;/a&gt;</text:p>
          </table:table-cell>
          <table:table-cell/>
          <table:table-cell table:formula="of:=&quot;&lt;tr&gt;&lt;th&gt;&quot;&amp;[.$A$1]&amp;[.G5]&amp;[.$M$1]&amp;&quot;Page &quot;&amp;[.C6]&amp;&quot;&lt;/a&gt;&lt;/th&gt;&lt;/tr&gt;&quot;" office:value-type="string" office:string-value="&lt;tr&gt;&lt;th&gt;&lt;a class=&quot;page&quot; href=&quot;M1548_5.html&quot;&gt;Page 004&lt;/a&gt;&lt;/th&gt;&lt;/tr&gt;" calcext:value-type="string">
            <text:p>&lt;tr&gt;&lt;th&gt;&lt;a class="page" href="M1548_5.html"&gt;Page 00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suivante&lt;/a&gt;</text:p>
          </table:table-cell>
          <table:table-cell table:formula="of:=[.B6]&amp;[.C6]&amp;[.D6]&amp;[.E6]&amp;[.F6]&amp;[.G6]&amp;[.H6]" office:value-type="string" office:string-value="&lt;img src=&quot;https://ch-hsueh.github.io/typemes-Meigret/facs/M1548/004.png&quot;&gt;&lt;a class=&quot;page&quot; href=&quot;M1548_4.html&quot;&gt;Page précédente&lt;/a&gt; - &lt;a class=&quot;page&quot; href=&quot;M1548_1.html&quot;&gt;Menu&lt;/a&gt; - &lt;a class=&quot;page&quot; href=&quot;M1548_6.html&quot;&gt;Page suivante&lt;/a&gt;" calcext:value-type="string">
            <text:p>&lt;img src="https://ch-hsueh.github.io/typemes-Meigret/facs/M1548/004.png"&gt;&lt;a class="page" href="M1548_4.html"&gt;Page précédente&lt;/a&gt; - &lt;a class="page" href="M1548_1.html"&gt;Menu&lt;/a&gt; - &lt;a class="page" href="M1548_6.html"&gt;Page suivante&lt;/a&gt;</text:p>
          </table:table-cell>
          <table:table-cell/>
          <table:table-cell table:formula="of:=&quot;&lt;tr&gt;&lt;th&gt;&quot;&amp;[.$A$1]&amp;[.G6]&amp;[.$M$1]&amp;&quot;Page &quot;&amp;[.C7]&amp;&quot;&lt;/a&gt;&lt;/th&gt;&lt;/tr&gt;&quot;" office:value-type="string" office:string-value="&lt;tr&gt;&lt;th&gt;&lt;a class=&quot;page&quot; href=&quot;M1548_6.html&quot;&gt;Page 005&lt;/a&gt;&lt;/th&gt;&lt;/tr&gt;" calcext:value-type="string">
            <text:p>&lt;tr&gt;&lt;th&gt;&lt;a class="page" href="M1548_6.html"&gt;Page 00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suivante&lt;/a&gt;</text:p>
          </table:table-cell>
          <table:table-cell table:formula="of:=[.B7]&amp;[.C7]&amp;[.D7]&amp;[.E7]&amp;[.F7]&amp;[.G7]&amp;[.H7]" office:value-type="string" office:string-value="&lt;img src=&quot;https://ch-hsueh.github.io/typemes-Meigret/facs/M1548/005.png&quot;&gt;&lt;a class=&quot;page&quot; href=&quot;M1548_5.html&quot;&gt;Page précédente&lt;/a&gt; - &lt;a class=&quot;page&quot; href=&quot;M1548_1.html&quot;&gt;Menu&lt;/a&gt; - &lt;a class=&quot;page&quot; href=&quot;M1548_7.html&quot;&gt;Page suivante&lt;/a&gt;" calcext:value-type="string">
            <text:p>&lt;img src="https://ch-hsueh.github.io/typemes-Meigret/facs/M1548/005.png"&gt;&lt;a class="page" href="M1548_5.html"&gt;Page précédente&lt;/a&gt; - &lt;a class="page" href="M1548_1.html"&gt;Menu&lt;/a&gt; - &lt;a class="page" href="M1548_7.html"&gt;Page suivante&lt;/a&gt;</text:p>
          </table:table-cell>
          <table:table-cell/>
          <table:table-cell table:formula="of:=&quot;&lt;tr&gt;&lt;th&gt;&quot;&amp;[.$A$1]&amp;[.G7]&amp;[.$M$1]&amp;&quot;Page &quot;&amp;[.C8]&amp;&quot;&lt;/a&gt;&lt;/th&gt;&lt;/tr&gt;&quot;" office:value-type="string" office:string-value="&lt;tr&gt;&lt;th&gt;&lt;a class=&quot;page&quot; href=&quot;M1548_7.html&quot;&gt;Page 006&lt;/a&gt;&lt;/th&gt;&lt;/tr&gt;" calcext:value-type="string">
            <text:p>&lt;tr&gt;&lt;th&gt;&lt;a class="page" href="M1548_7.html"&gt;Page 00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suivante&lt;/a&gt;</text:p>
          </table:table-cell>
          <table:table-cell table:formula="of:=[.B8]&amp;[.C8]&amp;[.D8]&amp;[.E8]&amp;[.F8]&amp;[.G8]&amp;[.H8]" office:value-type="string" office:string-value="&lt;img src=&quot;https://ch-hsueh.github.io/typemes-Meigret/facs/M1548/006.png&quot;&gt;&lt;a class=&quot;page&quot; href=&quot;M1548_6.html&quot;&gt;Page précédente&lt;/a&gt; - &lt;a class=&quot;page&quot; href=&quot;M1548_1.html&quot;&gt;Menu&lt;/a&gt; - &lt;a class=&quot;page&quot; href=&quot;M1548_8.html&quot;&gt;Page suivante&lt;/a&gt;" calcext:value-type="string">
            <text:p>&lt;img src="https://ch-hsueh.github.io/typemes-Meigret/facs/M1548/006.png"&gt;&lt;a class="page" href="M1548_6.html"&gt;Page précédente&lt;/a&gt; - &lt;a class="page" href="M1548_1.html"&gt;Menu&lt;/a&gt; - &lt;a class="page" href="M1548_8.html"&gt;Page suivante&lt;/a&gt;</text:p>
          </table:table-cell>
          <table:table-cell/>
          <table:table-cell table:formula="of:=&quot;&lt;tr&gt;&lt;th&gt;&quot;&amp;[.$A$1]&amp;[.G8]&amp;[.$M$1]&amp;&quot;Page &quot;&amp;[.C9]&amp;&quot;&lt;/a&gt;&lt;/th&gt;&lt;/tr&gt;&quot;" office:value-type="string" office:string-value="&lt;tr&gt;&lt;th&gt;&lt;a class=&quot;page&quot; href=&quot;M1548_8.html&quot;&gt;Page 007&lt;/a&gt;&lt;/th&gt;&lt;/tr&gt;" calcext:value-type="string">
            <text:p>&lt;tr&gt;&lt;th&gt;&lt;a class="page" href="M1548_8.html"&gt;Page 00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suivante&lt;/a&gt;</text:p>
          </table:table-cell>
          <table:table-cell table:formula="of:=[.B9]&amp;[.C9]&amp;[.D9]&amp;[.E9]&amp;[.F9]&amp;[.G9]&amp;[.H9]" office:value-type="string" office:string-value="&lt;img src=&quot;https://ch-hsueh.github.io/typemes-Meigret/facs/M1548/007.png&quot;&gt;&lt;a class=&quot;page&quot; href=&quot;M1548_7.html&quot;&gt;Page précédente&lt;/a&gt; - &lt;a class=&quot;page&quot; href=&quot;M1548_1.html&quot;&gt;Menu&lt;/a&gt; - &lt;a class=&quot;page&quot; href=&quot;M1548_9.html&quot;&gt;Page suivante&lt;/a&gt;" calcext:value-type="string">
            <text:p>&lt;img src="https://ch-hsueh.github.io/typemes-Meigret/facs/M1548/007.png"&gt;&lt;a class="page" href="M1548_7.html"&gt;Page précédente&lt;/a&gt; - &lt;a class="page" href="M1548_1.html"&gt;Menu&lt;/a&gt; - &lt;a class="page" href="M1548_9.html"&gt;Page suivante&lt;/a&gt;</text:p>
          </table:table-cell>
          <table:table-cell/>
          <table:table-cell table:formula="of:=&quot;&lt;tr&gt;&lt;th&gt;&quot;&amp;[.$A$1]&amp;[.G9]&amp;[.$M$1]&amp;&quot;Page &quot;&amp;[.C10]&amp;&quot;&lt;/a&gt;&lt;/th&gt;&lt;/tr&gt;&quot;" office:value-type="string" office:string-value="&lt;tr&gt;&lt;th&gt;&lt;a class=&quot;page&quot; href=&quot;M1548_9.html&quot;&gt;Page 008&lt;/a&gt;&lt;/th&gt;&lt;/tr&gt;" calcext:value-type="string">
            <text:p>&lt;tr&gt;&lt;th&gt;&lt;a class="page" href="M1548_9.html"&gt;Page 008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suivante&lt;/a&gt;</text:p>
          </table:table-cell>
          <table:table-cell table:formula="of:=[.B10]&amp;[.C10]&amp;[.D10]&amp;[.E10]&amp;[.F10]&amp;[.G10]&amp;[.H10]" office:value-type="string" office:string-value="&lt;img src=&quot;https://ch-hsueh.github.io/typemes-Meigret/facs/M1548/008.png&quot;&gt;&lt;a class=&quot;page&quot; href=&quot;M1548_8.html&quot;&gt;Page précédente&lt;/a&gt; - &lt;a class=&quot;page&quot; href=&quot;M1548_1.html&quot;&gt;Menu&lt;/a&gt; - &lt;a class=&quot;page&quot; href=&quot;M1548_10.html&quot;&gt;Page suivante&lt;/a&gt;" calcext:value-type="string">
            <text:p>&lt;img src="https://ch-hsueh.github.io/typemes-Meigret/facs/M1548/008.png"&gt;&lt;a class="page" href="M1548_8.html"&gt;Page précédente&lt;/a&gt; - &lt;a class="page" href="M1548_1.html"&gt;Menu&lt;/a&gt; - &lt;a class="page" href="M1548_10.html"&gt;Page suivante&lt;/a&gt;</text:p>
          </table:table-cell>
          <table:table-cell/>
          <table:table-cell table:formula="of:=&quot;&lt;tr&gt;&lt;th&gt;&quot;&amp;[.$A$1]&amp;[.G10]&amp;[.$M$1]&amp;&quot;Page &quot;&amp;[.C11]&amp;&quot;&lt;/a&gt;&lt;/th&gt;&lt;/tr&gt;&quot;" office:value-type="string" office:string-value="&lt;tr&gt;&lt;th&gt;&lt;a class=&quot;page&quot; href=&quot;M1548_10.html&quot;&gt;Page 009&lt;/a&gt;&lt;/th&gt;&lt;/tr&gt;" calcext:value-type="string">
            <text:p>&lt;tr&gt;&lt;th&gt;&lt;a class="page" href="M1548_10.html"&gt;Page 009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suivante&lt;/a&gt;</text:p>
          </table:table-cell>
          <table:table-cell table:formula="of:=[.B11]&amp;[.C11]&amp;[.D11]&amp;[.E11]&amp;[.F11]&amp;[.G11]&amp;[.H11]" office:value-type="string" office:string-value="&lt;img src=&quot;https://ch-hsueh.github.io/typemes-Meigret/facs/M1548/009.png&quot;&gt;&lt;a class=&quot;page&quot; href=&quot;M1548_9.html&quot;&gt;Page précédente&lt;/a&gt; - &lt;a class=&quot;page&quot; href=&quot;M1548_1.html&quot;&gt;Menu&lt;/a&gt; - &lt;a class=&quot;page&quot; href=&quot;M1548_11.html&quot;&gt;Page suivante&lt;/a&gt;" calcext:value-type="string">
            <text:p>&lt;img src="https://ch-hsueh.github.io/typemes-Meigret/facs/M1548/009.png"&gt;&lt;a class="page" href="M1548_9.html"&gt;Page précédente&lt;/a&gt; - &lt;a class="page" href="M1548_1.html"&gt;Menu&lt;/a&gt; - &lt;a class="page" href="M1548_11.html"&gt;Page suivante&lt;/a&gt;</text:p>
          </table:table-cell>
          <table:table-cell/>
          <table:table-cell table:formula="of:=&quot;&lt;tr&gt;&lt;th&gt;&quot;&amp;[.$A$1]&amp;[.G11]&amp;[.$M$1]&amp;&quot;Page &quot;&amp;[.C12]&amp;&quot;&lt;/a&gt;&lt;/th&gt;&lt;/tr&gt;&quot;" office:value-type="string" office:string-value="&lt;tr&gt;&lt;th&gt;&lt;a class=&quot;page&quot; href=&quot;M1548_11.html&quot;&gt;Page 010&lt;/a&gt;&lt;/th&gt;&lt;/tr&gt;" calcext:value-type="string">
            <text:p>&lt;tr&gt;&lt;th&gt;&lt;a class="page" href="M1548_11.html"&gt;Page 010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suivante&lt;/a&gt;</text:p>
          </table:table-cell>
          <table:table-cell table:formula="of:=[.B12]&amp;[.C12]&amp;[.D12]&amp;[.E12]&amp;[.F12]&amp;[.G12]&amp;[.H12]" office:value-type="string" office:string-value="&lt;img src=&quot;https://ch-hsueh.github.io/typemes-Meigret/facs/M1548/010.png&quot;&gt;&lt;a class=&quot;page&quot; href=&quot;M1548_10.html&quot;&gt;Page précédente&lt;/a&gt; - &lt;a class=&quot;page&quot; href=&quot;M1548_1.html&quot;&gt;Menu&lt;/a&gt; - &lt;a class=&quot;page&quot; href=&quot;M1548_12.html&quot;&gt;Page suivante&lt;/a&gt;" calcext:value-type="string">
            <text:p>&lt;img src="https://ch-hsueh.github.io/typemes-Meigret/facs/M1548/010.png"&gt;&lt;a class="page" href="M1548_10.html"&gt;Page précédente&lt;/a&gt; - &lt;a class="page" href="M1548_1.html"&gt;Menu&lt;/a&gt; - &lt;a class="page" href="M1548_12.html"&gt;Page suivante&lt;/a&gt;</text:p>
          </table:table-cell>
          <table:table-cell/>
          <table:table-cell table:formula="of:=&quot;&lt;tr&gt;&lt;th&gt;&quot;&amp;[.$A$1]&amp;[.G12]&amp;[.$M$1]&amp;&quot;Page &quot;&amp;[.C13]&amp;&quot;&lt;/a&gt;&lt;/th&gt;&lt;/tr&gt;&quot;" office:value-type="string" office:string-value="&lt;tr&gt;&lt;th&gt;&lt;a class=&quot;page&quot; href=&quot;M1548_12.html&quot;&gt;Page 011&lt;/a&gt;&lt;/th&gt;&lt;/tr&gt;" calcext:value-type="string">
            <text:p>&lt;tr&gt;&lt;th&gt;&lt;a class="page" href="M1548_12.html"&gt;Page 011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suivante&lt;/a&gt;</text:p>
          </table:table-cell>
          <table:table-cell table:formula="of:=[.B13]&amp;[.C13]&amp;[.D13]&amp;[.E13]&amp;[.F13]&amp;[.G13]&amp;[.H13]" office:value-type="string" office:string-value="&lt;img src=&quot;https://ch-hsueh.github.io/typemes-Meigret/facs/M1548/011.png&quot;&gt;&lt;a class=&quot;page&quot; href=&quot;M1548_11.html&quot;&gt;Page précédente&lt;/a&gt; - &lt;a class=&quot;page&quot; href=&quot;M1548_1.html&quot;&gt;Menu&lt;/a&gt; - &lt;a class=&quot;page&quot; href=&quot;M1548_13.html&quot;&gt;Page suivante&lt;/a&gt;" calcext:value-type="string">
            <text:p>&lt;img src="https://ch-hsueh.github.io/typemes-Meigret/facs/M1548/011.png"&gt;&lt;a class="page" href="M1548_11.html"&gt;Page précédente&lt;/a&gt; - &lt;a class="page" href="M1548_1.html"&gt;Menu&lt;/a&gt; - &lt;a class="page" href="M1548_13.html"&gt;Page suivante&lt;/a&gt;</text:p>
          </table:table-cell>
          <table:table-cell/>
          <table:table-cell table:formula="of:=&quot;&lt;tr&gt;&lt;th&gt;&quot;&amp;[.$A$1]&amp;[.G13]&amp;[.$M$1]&amp;&quot;Page &quot;&amp;[.C14]&amp;&quot;&lt;/a&gt;&lt;/th&gt;&lt;/tr&gt;&quot;" office:value-type="string" office:string-value="&lt;tr&gt;&lt;th&gt;&lt;a class=&quot;page&quot; href=&quot;M1548_13.html&quot;&gt;Page 012&lt;/a&gt;&lt;/th&gt;&lt;/tr&gt;" calcext:value-type="string">
            <text:p>&lt;tr&gt;&lt;th&gt;&lt;a class="page" href="M1548_13.html"&gt;Page 012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suivante&lt;/a&gt;</text:p>
          </table:table-cell>
          <table:table-cell table:formula="of:=[.B14]&amp;[.C14]&amp;[.D14]&amp;[.E14]&amp;[.F14]&amp;[.G14]&amp;[.H14]" office:value-type="string" office:string-value="&lt;img src=&quot;https://ch-hsueh.github.io/typemes-Meigret/facs/M1548/012.png&quot;&gt;&lt;a class=&quot;page&quot; href=&quot;M1548_12.html&quot;&gt;Page précédente&lt;/a&gt; - &lt;a class=&quot;page&quot; href=&quot;M1548_1.html&quot;&gt;Menu&lt;/a&gt; - &lt;a class=&quot;page&quot; href=&quot;M1548_14.html&quot;&gt;Page suivante&lt;/a&gt;" calcext:value-type="string">
            <text:p>&lt;img src="https://ch-hsueh.github.io/typemes-Meigret/facs/M1548/012.png"&gt;&lt;a class="page" href="M1548_12.html"&gt;Page précédente&lt;/a&gt; - &lt;a class="page" href="M1548_1.html"&gt;Menu&lt;/a&gt; - &lt;a class="page" href="M1548_14.html"&gt;Page suivante&lt;/a&gt;</text:p>
          </table:table-cell>
          <table:table-cell/>
          <table:table-cell table:formula="of:=&quot;&lt;tr&gt;&lt;th&gt;&quot;&amp;[.$A$1]&amp;[.G14]&amp;[.$M$1]&amp;&quot;Page &quot;&amp;[.C15]&amp;&quot;&lt;/a&gt;&lt;/th&gt;&lt;/tr&gt;&quot;" office:value-type="string" office:string-value="&lt;tr&gt;&lt;th&gt;&lt;a class=&quot;page&quot; href=&quot;M1548_14.html&quot;&gt;Page 013&lt;/a&gt;&lt;/th&gt;&lt;/tr&gt;" calcext:value-type="string">
            <text:p>&lt;tr&gt;&lt;th&gt;&lt;a class="page" href="M1548_14.html"&gt;Page 01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suivante&lt;/a&gt;</text:p>
          </table:table-cell>
          <table:table-cell table:formula="of:=[.B15]&amp;[.C15]&amp;[.D15]&amp;[.E15]&amp;[.F15]&amp;[.G15]&amp;[.H15]" office:value-type="string" office:string-value="&lt;img src=&quot;https://ch-hsueh.github.io/typemes-Meigret/facs/M1548/013.png&quot;&gt;&lt;a class=&quot;page&quot; href=&quot;M1548_13.html&quot;&gt;Page précédente&lt;/a&gt; - &lt;a class=&quot;page&quot; href=&quot;M1548_1.html&quot;&gt;Menu&lt;/a&gt; - &lt;a class=&quot;page&quot; href=&quot;M1548_15.html&quot;&gt;Page suivante&lt;/a&gt;" calcext:value-type="string">
            <text:p>&lt;img src="https://ch-hsueh.github.io/typemes-Meigret/facs/M1548/013.png"&gt;&lt;a class="page" href="M1548_13.html"&gt;Page précédente&lt;/a&gt; - &lt;a class="page" href="M1548_1.html"&gt;Menu&lt;/a&gt; - &lt;a class="page" href="M1548_15.html"&gt;Page suivante&lt;/a&gt;</text:p>
          </table:table-cell>
          <table:table-cell/>
          <table:table-cell table:formula="of:=&quot;&lt;tr&gt;&lt;th&gt;&quot;&amp;[.$A$1]&amp;[.G15]&amp;[.$M$1]&amp;&quot;Page &quot;&amp;[.C16]&amp;&quot;&lt;/a&gt;&lt;/th&gt;&lt;/tr&gt;&quot;" office:value-type="string" office:string-value="&lt;tr&gt;&lt;th&gt;&lt;a class=&quot;page&quot; href=&quot;M1548_15.html&quot;&gt;Page 014&lt;/a&gt;&lt;/th&gt;&lt;/tr&gt;" calcext:value-type="string">
            <text:p>&lt;tr&gt;&lt;th&gt;&lt;a class="page" href="M1548_15.html"&gt;Page 01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suivante&lt;/a&gt;</text:p>
          </table:table-cell>
          <table:table-cell table:formula="of:=[.B16]&amp;[.C16]&amp;[.D16]&amp;[.E16]&amp;[.F16]&amp;[.G16]&amp;[.H16]" office:value-type="string" office:string-value="&lt;img src=&quot;https://ch-hsueh.github.io/typemes-Meigret/facs/M1548/014.png&quot;&gt;&lt;a class=&quot;page&quot; href=&quot;M1548_14.html&quot;&gt;Page précédente&lt;/a&gt; - &lt;a class=&quot;page&quot; href=&quot;M1548_1.html&quot;&gt;Menu&lt;/a&gt; - &lt;a class=&quot;page&quot; href=&quot;M1548_16.html&quot;&gt;Page suivante&lt;/a&gt;" calcext:value-type="string">
            <text:p>&lt;img src="https://ch-hsueh.github.io/typemes-Meigret/facs/M1548/014.png"&gt;&lt;a class="page" href="M1548_14.html"&gt;Page précédente&lt;/a&gt; - &lt;a class="page" href="M1548_1.html"&gt;Menu&lt;/a&gt; - &lt;a class="page" href="M1548_16.html"&gt;Page suivante&lt;/a&gt;</text:p>
          </table:table-cell>
          <table:table-cell/>
          <table:table-cell table:formula="of:=&quot;&lt;tr&gt;&lt;th&gt;&quot;&amp;[.$A$1]&amp;[.G16]&amp;[.$M$1]&amp;&quot;Page &quot;&amp;[.C17]&amp;&quot;&lt;/a&gt;&lt;/th&gt;&lt;/tr&gt;&quot;" office:value-type="string" office:string-value="&lt;tr&gt;&lt;th&gt;&lt;a class=&quot;page&quot; href=&quot;M1548_16.html&quot;&gt;Page 015&lt;/a&gt;&lt;/th&gt;&lt;/tr&gt;" calcext:value-type="string">
            <text:p>&lt;tr&gt;&lt;th&gt;&lt;a class="page" href="M1548_16.html"&gt;Page 01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suivante&lt;/a&gt;</text:p>
          </table:table-cell>
          <table:table-cell table:formula="of:=[.B17]&amp;[.C17]&amp;[.D17]&amp;[.E17]&amp;[.F17]&amp;[.G17]&amp;[.H17]" office:value-type="string" office:string-value="&lt;img src=&quot;https://ch-hsueh.github.io/typemes-Meigret/facs/M1548/015.png&quot;&gt;&lt;a class=&quot;page&quot; href=&quot;M1548_15.html&quot;&gt;Page précédente&lt;/a&gt; - &lt;a class=&quot;page&quot; href=&quot;M1548_1.html&quot;&gt;Menu&lt;/a&gt; - &lt;a class=&quot;page&quot; href=&quot;M1548_17.html&quot;&gt;Page suivante&lt;/a&gt;" calcext:value-type="string">
            <text:p>&lt;img src="https://ch-hsueh.github.io/typemes-Meigret/facs/M1548/015.png"&gt;&lt;a class="page" href="M1548_15.html"&gt;Page précédente&lt;/a&gt; - &lt;a class="page" href="M1548_1.html"&gt;Menu&lt;/a&gt; - &lt;a class="page" href="M1548_17.html"&gt;Page suivante&lt;/a&gt;</text:p>
          </table:table-cell>
          <table:table-cell/>
          <table:table-cell table:formula="of:=&quot;&lt;tr&gt;&lt;th&gt;&quot;&amp;[.$A$1]&amp;[.G17]&amp;[.$M$1]&amp;&quot;Page &quot;&amp;[.C18]&amp;&quot;&lt;/a&gt;&lt;/th&gt;&lt;/tr&gt;&quot;" office:value-type="string" office:string-value="&lt;tr&gt;&lt;th&gt;&lt;a class=&quot;page&quot; href=&quot;M1548_17.html&quot;&gt;Page 016&lt;/a&gt;&lt;/th&gt;&lt;/tr&gt;" calcext:value-type="string">
            <text:p>&lt;tr&gt;&lt;th&gt;&lt;a class="page" href="M1548_17.html"&gt;Page 01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suivante&lt;/a&gt;</text:p>
          </table:table-cell>
          <table:table-cell table:formula="of:=[.B18]&amp;[.C18]&amp;[.D18]&amp;[.E18]&amp;[.F18]&amp;[.G18]&amp;[.H18]" office:value-type="string" office:string-value="&lt;img src=&quot;https://ch-hsueh.github.io/typemes-Meigret/facs/M1548/016.png&quot;&gt;&lt;a class=&quot;page&quot; href=&quot;M1548_16.html&quot;&gt;Page précédente&lt;/a&gt; - &lt;a class=&quot;page&quot; href=&quot;M1548_1.html&quot;&gt;Menu&lt;/a&gt; - &lt;a class=&quot;page&quot; href=&quot;M1548_18.html&quot;&gt;Page suivante&lt;/a&gt;" calcext:value-type="string">
            <text:p>&lt;img src="https://ch-hsueh.github.io/typemes-Meigret/facs/M1548/016.png"&gt;&lt;a class="page" href="M1548_16.html"&gt;Page précédente&lt;/a&gt; - &lt;a class="page" href="M1548_1.html"&gt;Menu&lt;/a&gt; - &lt;a class="page" href="M1548_18.html"&gt;Page suivante&lt;/a&gt;</text:p>
          </table:table-cell>
          <table:table-cell/>
          <table:table-cell table:formula="of:=&quot;&lt;tr&gt;&lt;th&gt;&quot;&amp;[.$A$1]&amp;[.G18]&amp;[.$M$1]&amp;&quot;Page &quot;&amp;[.C19]&amp;&quot;&lt;/a&gt;&lt;/th&gt;&lt;/tr&gt;&quot;" office:value-type="string" office:string-value="&lt;tr&gt;&lt;th&gt;&lt;a class=&quot;page&quot; href=&quot;M1548_18.html&quot;&gt;Page 017&lt;/a&gt;&lt;/th&gt;&lt;/tr&gt;" calcext:value-type="string">
            <text:p>&lt;tr&gt;&lt;th&gt;&lt;a class="page" href="M1548_18.html"&gt;Page 01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suivante&lt;/a&gt;</text:p>
          </table:table-cell>
          <table:table-cell table:formula="of:=[.B19]&amp;[.C19]&amp;[.D19]&amp;[.E19]&amp;[.F19]&amp;[.G19]&amp;[.H19]" office:value-type="string" office:string-value="&lt;img src=&quot;https://ch-hsueh.github.io/typemes-Meigret/facs/M1548/017.png&quot;&gt;&lt;a class=&quot;page&quot; href=&quot;M1548_17.html&quot;&gt;Page précédente&lt;/a&gt; - &lt;a class=&quot;page&quot; href=&quot;M1548_1.html&quot;&gt;Menu&lt;/a&gt; - &lt;a class=&quot;page&quot; href=&quot;M1548_19.html&quot;&gt;Page suivante&lt;/a&gt;" calcext:value-type="string">
            <text:p>&lt;img src="https://ch-hsueh.github.io/typemes-Meigret/facs/M1548/017.png"&gt;&lt;a class="page" href="M1548_17.html"&gt;Page précédente&lt;/a&gt; - &lt;a class="page" href="M1548_1.html"&gt;Menu&lt;/a&gt; - &lt;a class="page" href="M1548_19.html"&gt;Page suivante&lt;/a&gt;</text:p>
          </table:table-cell>
          <table:table-cell/>
          <table:table-cell table:formula="of:=&quot;&lt;tr&gt;&lt;th&gt;&quot;&amp;[.$A$1]&amp;[.G19]&amp;[.$M$1]&amp;&quot;Page &quot;&amp;[.C20]&amp;&quot;&lt;/a&gt;&lt;/th&gt;&lt;/tr&gt;&quot;" office:value-type="string" office:string-value="&lt;tr&gt;&lt;th&gt;&lt;a class=&quot;page&quot; href=&quot;M1548_19.html&quot;&gt;Page 018&lt;/a&gt;&lt;/th&gt;&lt;/tr&gt;" calcext:value-type="string">
            <text:p>&lt;tr&gt;&lt;th&gt;&lt;a class="page" href="M1548_19.html"&gt;Page 018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suivante&lt;/a&gt;</text:p>
          </table:table-cell>
          <table:table-cell table:formula="of:=[.B20]&amp;[.C20]&amp;[.D20]&amp;[.E20]&amp;[.F20]&amp;[.G20]&amp;[.H20]" office:value-type="string" office:string-value="&lt;img src=&quot;https://ch-hsueh.github.io/typemes-Meigret/facs/M1548/018.png&quot;&gt;&lt;a class=&quot;page&quot; href=&quot;M1548_18.html&quot;&gt;Page précédente&lt;/a&gt; - &lt;a class=&quot;page&quot; href=&quot;M1548_1.html&quot;&gt;Menu&lt;/a&gt; - &lt;a class=&quot;page&quot; href=&quot;M1548_20.html&quot;&gt;Page suivante&lt;/a&gt;" calcext:value-type="string">
            <text:p>&lt;img src="https://ch-hsueh.github.io/typemes-Meigret/facs/M1548/018.png"&gt;&lt;a class="page" href="M1548_18.html"&gt;Page précédente&lt;/a&gt; - &lt;a class="page" href="M1548_1.html"&gt;Menu&lt;/a&gt; - &lt;a class="page" href="M1548_20.html"&gt;Page suivante&lt;/a&gt;</text:p>
          </table:table-cell>
          <table:table-cell/>
          <table:table-cell table:formula="of:=&quot;&lt;tr&gt;&lt;th&gt;&quot;&amp;[.$A$1]&amp;[.G20]&amp;[.$M$1]&amp;&quot;Page &quot;&amp;[.C21]&amp;&quot;&lt;/a&gt;&lt;/th&gt;&lt;/tr&gt;&quot;" office:value-type="string" office:string-value="&lt;tr&gt;&lt;th&gt;&lt;a class=&quot;page&quot; href=&quot;M1548_20.html&quot;&gt;Page 019&lt;/a&gt;&lt;/th&gt;&lt;/tr&gt;" calcext:value-type="string">
            <text:p>&lt;tr&gt;&lt;th&gt;&lt;a class="page" href="M1548_20.html"&gt;Page 019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suivante&lt;/a&gt;</text:p>
          </table:table-cell>
          <table:table-cell table:formula="of:=[.B21]&amp;[.C21]&amp;[.D21]&amp;[.E21]&amp;[.F21]&amp;[.G21]&amp;[.H21]" office:value-type="string" office:string-value="&lt;img src=&quot;https://ch-hsueh.github.io/typemes-Meigret/facs/M1548/019.png&quot;&gt;&lt;a class=&quot;page&quot; href=&quot;M1548_19.html&quot;&gt;Page précédente&lt;/a&gt; - &lt;a class=&quot;page&quot; href=&quot;M1548_1.html&quot;&gt;Menu&lt;/a&gt; - &lt;a class=&quot;page&quot; href=&quot;M1548_21.html&quot;&gt;Page suivante&lt;/a&gt;" calcext:value-type="string">
            <text:p>&lt;img src="https://ch-hsueh.github.io/typemes-Meigret/facs/M1548/019.png"&gt;&lt;a class="page" href="M1548_19.html"&gt;Page précédente&lt;/a&gt; - &lt;a class="page" href="M1548_1.html"&gt;Menu&lt;/a&gt; - &lt;a class="page" href="M1548_21.html"&gt;Page suivante&lt;/a&gt;</text:p>
          </table:table-cell>
          <table:table-cell/>
          <table:table-cell table:formula="of:=&quot;&lt;tr&gt;&lt;th&gt;&quot;&amp;[.$A$1]&amp;[.G21]&amp;[.$M$1]&amp;&quot;Page &quot;&amp;[.C22]&amp;&quot;&lt;/a&gt;&lt;/th&gt;&lt;/tr&gt;&quot;" office:value-type="string" office:string-value="&lt;tr&gt;&lt;th&gt;&lt;a class=&quot;page&quot; href=&quot;M1548_21.html&quot;&gt;Page 020&lt;/a&gt;&lt;/th&gt;&lt;/tr&gt;" calcext:value-type="string">
            <text:p>&lt;tr&gt;&lt;th&gt;&lt;a class="page" href="M1548_21.html"&gt;Page 020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suivante&lt;/a&gt;</text:p>
          </table:table-cell>
          <table:table-cell table:formula="of:=[.B22]&amp;[.C22]&amp;[.D22]&amp;[.E22]&amp;[.F22]&amp;[.G22]&amp;[.H22]" office:value-type="string" office:string-value="&lt;img src=&quot;https://ch-hsueh.github.io/typemes-Meigret/facs/M1548/020.png&quot;&gt;&lt;a class=&quot;page&quot; href=&quot;M1548_20.html&quot;&gt;Page précédente&lt;/a&gt; - &lt;a class=&quot;page&quot; href=&quot;M1548_1.html&quot;&gt;Menu&lt;/a&gt; - &lt;a class=&quot;page&quot; href=&quot;M1548_22.html&quot;&gt;Page suivante&lt;/a&gt;" calcext:value-type="string">
            <text:p>&lt;img src="https://ch-hsueh.github.io/typemes-Meigret/facs/M1548/020.png"&gt;&lt;a class="page" href="M1548_20.html"&gt;Page précédente&lt;/a&gt; - &lt;a class="page" href="M1548_1.html"&gt;Menu&lt;/a&gt; - &lt;a class="page" href="M1548_22.html"&gt;Page suivante&lt;/a&gt;</text:p>
          </table:table-cell>
          <table:table-cell/>
          <table:table-cell table:formula="of:=&quot;&lt;tr&gt;&lt;th&gt;&quot;&amp;[.$A$1]&amp;[.G22]&amp;[.$M$1]&amp;&quot;Page &quot;&amp;[.C23]&amp;&quot;&lt;/a&gt;&lt;/th&gt;&lt;/tr&gt;&quot;" office:value-type="string" office:string-value="&lt;tr&gt;&lt;th&gt;&lt;a class=&quot;page&quot; href=&quot;M1548_22.html&quot;&gt;Page 021&lt;/a&gt;&lt;/th&gt;&lt;/tr&gt;" calcext:value-type="string">
            <text:p>&lt;tr&gt;&lt;th&gt;&lt;a class="page" href="M1548_22.html"&gt;Page 021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suivante&lt;/a&gt;</text:p>
          </table:table-cell>
          <table:table-cell table:formula="of:=[.B23]&amp;[.C23]&amp;[.D23]&amp;[.E23]&amp;[.F23]&amp;[.G23]&amp;[.H23]" office:value-type="string" office:string-value="&lt;img src=&quot;https://ch-hsueh.github.io/typemes-Meigret/facs/M1548/021.png&quot;&gt;&lt;a class=&quot;page&quot; href=&quot;M1548_21.html&quot;&gt;Page précédente&lt;/a&gt; - &lt;a class=&quot;page&quot; href=&quot;M1548_1.html&quot;&gt;Menu&lt;/a&gt; - &lt;a class=&quot;page&quot; href=&quot;M1548_23.html&quot;&gt;Page suivante&lt;/a&gt;" calcext:value-type="string">
            <text:p>&lt;img src="https://ch-hsueh.github.io/typemes-Meigret/facs/M1548/021.png"&gt;&lt;a class="page" href="M1548_21.html"&gt;Page précédente&lt;/a&gt; - &lt;a class="page" href="M1548_1.html"&gt;Menu&lt;/a&gt; - &lt;a class="page" href="M1548_23.html"&gt;Page suivante&lt;/a&gt;</text:p>
          </table:table-cell>
          <table:table-cell/>
          <table:table-cell table:formula="of:=&quot;&lt;tr&gt;&lt;th&gt;&quot;&amp;[.$A$1]&amp;[.G23]&amp;[.$M$1]&amp;&quot;Page &quot;&amp;[.C24]&amp;&quot;&lt;/a&gt;&lt;/th&gt;&lt;/tr&gt;&quot;" office:value-type="string" office:string-value="&lt;tr&gt;&lt;th&gt;&lt;a class=&quot;page&quot; href=&quot;M1548_23.html&quot;&gt;Page 022&lt;/a&gt;&lt;/th&gt;&lt;/tr&gt;" calcext:value-type="string">
            <text:p>&lt;tr&gt;&lt;th&gt;&lt;a class="page" href="M1548_23.html"&gt;Page 022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suivante&lt;/a&gt;</text:p>
          </table:table-cell>
          <table:table-cell table:formula="of:=[.B24]&amp;[.C24]&amp;[.D24]&amp;[.E24]&amp;[.F24]&amp;[.G24]&amp;[.H24]" office:value-type="string" office:string-value="&lt;img src=&quot;https://ch-hsueh.github.io/typemes-Meigret/facs/M1548/022.png&quot;&gt;&lt;a class=&quot;page&quot; href=&quot;M1548_22.html&quot;&gt;Page précédente&lt;/a&gt; - &lt;a class=&quot;page&quot; href=&quot;M1548_1.html&quot;&gt;Menu&lt;/a&gt; - &lt;a class=&quot;page&quot; href=&quot;M1548_24.html&quot;&gt;Page suivante&lt;/a&gt;" calcext:value-type="string">
            <text:p>&lt;img src="https://ch-hsueh.github.io/typemes-Meigret/facs/M1548/022.png"&gt;&lt;a class="page" href="M1548_22.html"&gt;Page précédente&lt;/a&gt; - &lt;a class="page" href="M1548_1.html"&gt;Menu&lt;/a&gt; - &lt;a class="page" href="M1548_24.html"&gt;Page suivante&lt;/a&gt;</text:p>
          </table:table-cell>
          <table:table-cell/>
          <table:table-cell table:formula="of:=&quot;&lt;tr&gt;&lt;th&gt;&quot;&amp;[.$A$1]&amp;[.G24]&amp;[.$M$1]&amp;&quot;Page &quot;&amp;[.C25]&amp;&quot;&lt;/a&gt;&lt;/th&gt;&lt;/tr&gt;&quot;" office:value-type="string" office:string-value="&lt;tr&gt;&lt;th&gt;&lt;a class=&quot;page&quot; href=&quot;M1548_24.html&quot;&gt;Page 023&lt;/a&gt;&lt;/th&gt;&lt;/tr&gt;" calcext:value-type="string">
            <text:p>&lt;tr&gt;&lt;th&gt;&lt;a class="page" href="M1548_24.html"&gt;Page 02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suivante&lt;/a&gt;</text:p>
          </table:table-cell>
          <table:table-cell table:formula="of:=[.B25]&amp;[.C25]&amp;[.D25]&amp;[.E25]&amp;[.F25]&amp;[.G25]&amp;[.H25]" office:value-type="string" office:string-value="&lt;img src=&quot;https://ch-hsueh.github.io/typemes-Meigret/facs/M1548/023.png&quot;&gt;&lt;a class=&quot;page&quot; href=&quot;M1548_23.html&quot;&gt;Page précédente&lt;/a&gt; - &lt;a class=&quot;page&quot; href=&quot;M1548_1.html&quot;&gt;Menu&lt;/a&gt; - &lt;a class=&quot;page&quot; href=&quot;M1548_25.html&quot;&gt;Page suivante&lt;/a&gt;" calcext:value-type="string">
            <text:p>&lt;img src="https://ch-hsueh.github.io/typemes-Meigret/facs/M1548/023.png"&gt;&lt;a class="page" href="M1548_23.html"&gt;Page précédente&lt;/a&gt; - &lt;a class="page" href="M1548_1.html"&gt;Menu&lt;/a&gt; - &lt;a class="page" href="M1548_25.html"&gt;Page suivante&lt;/a&gt;</text:p>
          </table:table-cell>
          <table:table-cell/>
          <table:table-cell table:formula="of:=&quot;&lt;tr&gt;&lt;th&gt;&quot;&amp;[.$A$1]&amp;[.G25]&amp;[.$M$1]&amp;&quot;Page &quot;&amp;[.C26]&amp;&quot;&lt;/a&gt;&lt;/th&gt;&lt;/tr&gt;&quot;" office:value-type="string" office:string-value="&lt;tr&gt;&lt;th&gt;&lt;a class=&quot;page&quot; href=&quot;M1548_25.html&quot;&gt;Page 024&lt;/a&gt;&lt;/th&gt;&lt;/tr&gt;" calcext:value-type="string">
            <text:p>&lt;tr&gt;&lt;th&gt;&lt;a class="page" href="M1548_25.html"&gt;Page 02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suivante&lt;/a&gt;</text:p>
          </table:table-cell>
          <table:table-cell table:formula="of:=[.B26]&amp;[.C26]&amp;[.D26]&amp;[.E26]&amp;[.F26]&amp;[.G26]&amp;[.H26]" office:value-type="string" office:string-value="&lt;img src=&quot;https://ch-hsueh.github.io/typemes-Meigret/facs/M1548/024.png&quot;&gt;&lt;a class=&quot;page&quot; href=&quot;M1548_24.html&quot;&gt;Page précédente&lt;/a&gt; - &lt;a class=&quot;page&quot; href=&quot;M1548_1.html&quot;&gt;Menu&lt;/a&gt; - &lt;a class=&quot;page&quot; href=&quot;M1548_26.html&quot;&gt;Page suivante&lt;/a&gt;" calcext:value-type="string">
            <text:p>&lt;img src="https://ch-hsueh.github.io/typemes-Meigret/facs/M1548/024.png"&gt;&lt;a class="page" href="M1548_24.html"&gt;Page précédente&lt;/a&gt; - &lt;a class="page" href="M1548_1.html"&gt;Menu&lt;/a&gt; - &lt;a class="page" href="M1548_26.html"&gt;Page suivante&lt;/a&gt;</text:p>
          </table:table-cell>
          <table:table-cell/>
          <table:table-cell table:formula="of:=&quot;&lt;tr&gt;&lt;th&gt;&quot;&amp;[.$A$1]&amp;[.G26]&amp;[.$M$1]&amp;&quot;Page &quot;&amp;[.C27]&amp;&quot;&lt;/a&gt;&lt;/th&gt;&lt;/tr&gt;&quot;" office:value-type="string" office:string-value="&lt;tr&gt;&lt;th&gt;&lt;a class=&quot;page&quot; href=&quot;M1548_26.html&quot;&gt;Page 025&lt;/a&gt;&lt;/th&gt;&lt;/tr&gt;" calcext:value-type="string">
            <text:p>&lt;tr&gt;&lt;th&gt;&lt;a class="page" href="M1548_26.html"&gt;Page 02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suivante&lt;/a&gt;</text:p>
          </table:table-cell>
          <table:table-cell table:formula="of:=[.B27]&amp;[.C27]&amp;[.D27]&amp;[.E27]&amp;[.F27]&amp;[.G27]&amp;[.H27]" office:value-type="string" office:string-value="&lt;img src=&quot;https://ch-hsueh.github.io/typemes-Meigret/facs/M1548/025.png&quot;&gt;&lt;a class=&quot;page&quot; href=&quot;M1548_25.html&quot;&gt;Page précédente&lt;/a&gt; - &lt;a class=&quot;page&quot; href=&quot;M1548_1.html&quot;&gt;Menu&lt;/a&gt; - &lt;a class=&quot;page&quot; href=&quot;M1548_27.html&quot;&gt;Page suivante&lt;/a&gt;" calcext:value-type="string">
            <text:p>&lt;img src="https://ch-hsueh.github.io/typemes-Meigret/facs/M1548/025.png"&gt;&lt;a class="page" href="M1548_25.html"&gt;Page précédente&lt;/a&gt; - &lt;a class="page" href="M1548_1.html"&gt;Menu&lt;/a&gt; - &lt;a class="page" href="M1548_27.html"&gt;Page suivante&lt;/a&gt;</text:p>
          </table:table-cell>
          <table:table-cell/>
          <table:table-cell table:formula="of:=&quot;&lt;tr&gt;&lt;th&gt;&quot;&amp;[.$A$1]&amp;[.G27]&amp;[.$M$1]&amp;&quot;Page &quot;&amp;[.C28]&amp;&quot;&lt;/a&gt;&lt;/th&gt;&lt;/tr&gt;&quot;" office:value-type="string" office:string-value="&lt;tr&gt;&lt;th&gt;&lt;a class=&quot;page&quot; href=&quot;M1548_27.html&quot;&gt;Page 026&lt;/a&gt;&lt;/th&gt;&lt;/tr&gt;" calcext:value-type="string">
            <text:p>&lt;tr&gt;&lt;th&gt;&lt;a class="page" href="M1548_27.html"&gt;Page 02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suivante&lt;/a&gt;</text:p>
          </table:table-cell>
          <table:table-cell table:formula="of:=[.B28]&amp;[.C28]&amp;[.D28]&amp;[.E28]&amp;[.F28]&amp;[.G28]&amp;[.H28]" office:value-type="string" office:string-value="&lt;img src=&quot;https://ch-hsueh.github.io/typemes-Meigret/facs/M1548/026.png&quot;&gt;&lt;a class=&quot;page&quot; href=&quot;M1548_26.html&quot;&gt;Page précédente&lt;/a&gt; - &lt;a class=&quot;page&quot; href=&quot;M1548_1.html&quot;&gt;Menu&lt;/a&gt; - &lt;a class=&quot;page&quot; href=&quot;M1548_28.html&quot;&gt;Page suivante&lt;/a&gt;" calcext:value-type="string">
            <text:p>&lt;img src="https://ch-hsueh.github.io/typemes-Meigret/facs/M1548/026.png"&gt;&lt;a class="page" href="M1548_26.html"&gt;Page précédente&lt;/a&gt; - &lt;a class="page" href="M1548_1.html"&gt;Menu&lt;/a&gt; - &lt;a class="page" href="M1548_28.html"&gt;Page suivante&lt;/a&gt;</text:p>
          </table:table-cell>
          <table:table-cell/>
          <table:table-cell table:formula="of:=&quot;&lt;tr&gt;&lt;th&gt;&quot;&amp;[.$A$1]&amp;[.G28]&amp;[.$M$1]&amp;&quot;Page &quot;&amp;[.C29]&amp;&quot;&lt;/a&gt;&lt;/th&gt;&lt;/tr&gt;&quot;" office:value-type="string" office:string-value="&lt;tr&gt;&lt;th&gt;&lt;a class=&quot;page&quot; href=&quot;M1548_28.html&quot;&gt;Page 027&lt;/a&gt;&lt;/th&gt;&lt;/tr&gt;" calcext:value-type="string">
            <text:p>&lt;tr&gt;&lt;th&gt;&lt;a class="page" href="M1548_28.html"&gt;Page 02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html"&gt;Page suivante&lt;/a&gt;</text:p>
          </table:table-cell>
          <table:table-cell table:formula="of:=[.B29]&amp;[.C29]&amp;[.D29]&amp;[.E29]&amp;[.F29]&amp;[.G29]&amp;[.H29]" office:value-type="string" office:string-value="&lt;img src=&quot;https://ch-hsueh.github.io/typemes-Meigret/facs/M1548/027.png&quot;&gt;&lt;a class=&quot;page&quot; href=&quot;M1548_27.html&quot;&gt;Page précédente&lt;/a&gt; - &lt;a class=&quot;page&quot; href=&quot;M1548_1.html&quot;&gt;Menu&lt;/a&gt; - &lt;a class=&quot;page&quot; href=&quot;M1548_29.html&quot;&gt;Page suivante&lt;/a&gt;" calcext:value-type="string">
            <text:p>&lt;img src="https://ch-hsueh.github.io/typemes-Meigret/facs/M1548/027.png"&gt;&lt;a class="page" href="M1548_27.html"&gt;Page précédente&lt;/a&gt; - &lt;a class="page" href="M1548_1.html"&gt;Menu&lt;/a&gt; - &lt;a class="page" href="M1548_29.html"&gt;Page suivante&lt;/a&gt;</text:p>
          </table:table-cell>
          <table:table-cell/>
          <table:table-cell table:formula="of:=&quot;&lt;tr&gt;&lt;th&gt;&quot;&amp;[.$A$1]&amp;[.G29]&amp;[.$M$1]&amp;&quot;Page &quot;&amp;[.C30]&amp;&quot;&lt;/a&gt;&lt;/th&gt;&lt;/tr&gt;&quot;" office:value-type="string" office:string-value="&lt;tr&gt;&lt;th&gt;&lt;a class=&quot;page&quot; href=&quot;M1548_29.html&quot;&gt;Page 028&lt;/a&gt;&lt;/th&gt;&lt;/tr&gt;" calcext:value-type="string">
            <text:p>&lt;tr&gt;&lt;th&gt;&lt;a class="page" href="M1548_29.html"&gt;Page 028&lt;/a&gt;&lt;/th&gt;&lt;/tr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html"&gt;Page suivante&lt;/a&gt;</text:p>
          </table:table-cell>
          <table:table-cell table:formula="of:=[.B30]&amp;[.C30]&amp;[.D30]&amp;[.E30]&amp;[.F30]&amp;[.G30]&amp;[.H30]" office:value-type="string" office:string-value="&lt;img src=&quot;https://ch-hsueh.github.io/typemes-Meigret/facs/M1548/028.png&quot;&gt;&lt;a class=&quot;page&quot; href=&quot;M1548_28.html&quot;&gt;Page précédente&lt;/a&gt; - &lt;a class=&quot;page&quot; href=&quot;M1548_1.html&quot;&gt;Menu&lt;/a&gt; - &lt;a class=&quot;page&quot; href=&quot;M1548_30.html&quot;&gt;Page suivante&lt;/a&gt;" calcext:value-type="string">
            <text:p>&lt;img src="https://ch-hsueh.github.io/typemes-Meigret/facs/M1548/028.png"&gt;&lt;a class="page" href="M1548_28.html"&gt;Page précédente&lt;/a&gt; - &lt;a class="page" href="M1548_1.html"&gt;Menu&lt;/a&gt; - &lt;a class="page" href="M1548_30.html"&gt;Page suivante&lt;/a&gt;</text:p>
          </table:table-cell>
          <table:table-cell/>
          <table:table-cell table:formula="of:=&quot;&lt;tr&gt;&lt;th&gt;&quot;&amp;[.$A$1]&amp;[.G30]&amp;[.$M$1]&amp;&quot;Page &quot;&amp;[.C31]&amp;&quot;&lt;/a&gt;&lt;/th&gt;&lt;/tr&gt;&quot;" office:value-type="string" office:string-value="&lt;tr&gt;&lt;th&gt;&lt;a class=&quot;page&quot; href=&quot;M1548_30.html&quot;&gt;Page 029&lt;/a&gt;&lt;/th&gt;&lt;/tr&gt;" calcext:value-type="string">
            <text:p>&lt;tr&gt;&lt;th&gt;&lt;a class="page" href="M1548_30.html"&gt;Page 029&lt;/a&gt;&lt;/th&gt;&lt;/tr&gt;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.html"&gt;Page précédente&lt;/a&gt; - &lt;a class="page" href="M1548_1.html"&gt;Menu&lt;/a&gt;</text:p>
          </table:table-cell>
          <table:table-cell table:number-columns-repeated="2"/>
          <table:table-cell table:formula="of:=[.B31]&amp;[.C31]&amp;[.D31]&amp;[.E31]&amp;[.F31]&amp;[.G31]&amp;[.H31]" office:value-type="string" office:string-value="&lt;img src=&quot;https://ch-hsueh.github.io/typemes-Meigret/facs/M1548/029.png&quot;&gt;&lt;a class=&quot;page&quot; href=&quot;M1548_29.html&quot;&gt;Page précédente&lt;/a&gt; - &lt;a class=&quot;page&quot; href=&quot;M1548_1.html&quot;&gt;Menu&lt;/a&gt;" calcext:value-type="string">
            <text:p>&lt;img src="https://ch-hsueh.github.io/typemes-Meigret/facs/M1548/029.png"&gt;&lt;a class="page" href="M1548_29.html"&gt;Page précédente&lt;/a&gt; - &lt;a class="page" href="M1548_1.html"&gt;Menu&lt;/a&gt;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9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M1542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2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24" office:value-type="string" calcext:value-type="string">
            <text:p>&lt;a class="page" href="M1542a_Hsueh2018_</text:p>
          </table:table-cell>
          <table:table-cell table:style-name="ce1" office:value-type="string" calcext:value-type="string" table:number-columns-spanned="3" table:number-rows-spanned="1">
            <text:p>jpeg</text:p>
          </table:table-cell>
          <table:covered-table-cell table:style-name="ce29"/>
          <table:covered-table-cell table:style-name="ce3"/>
          <table:table-cell table:style-name="ce12" office:value-type="string" calcext:value-type="string" table:number-columns-spanned="2" table:number-rows-spanned="1">
            <text:p>précédent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uivante</text:p>
          </table:table-cell>
          <table:covered-table-cell table:style-name="ce10"/>
          <table:table-cell table:style-name="ce12" office:value-type="string" calcext:value-type="string">
            <text:p>combinaison</text:p>
          </table:table-cell>
          <table:table-cell/>
          <table:table-cell table:style-name="ce12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table:style-name="ce24" office:value-type="string" calcext:value-type="string">
            <text:p>.jpeg"&gt;&lt;a class="page" href="M1542a_Hsueh2018_</text:p>
          </table:table-cell>
          <table:table-cell table:style-name="ce24" office:value-type="string" calcext:value-type="string">
            <text:p><text:span text:style-name="T1">&lt;img src="</text:span>https://gallica.bnf.fr/ark:/12148/btv1b8624664b/f</text:p>
          </table:table-cell>
          <table:table-cell table:style-name="ce4" office:value-type="string" calcext:value-type="string">
            <text:p>00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menu</text:p>
          </table:table-cell>
          <table:table-cell table:style-name="ce24" office:value-type="string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2" table:number-columns-repeated="2"/>
          <table:table-cell table:style-name="ce19" table:formula="of:=&quot;&lt;tr&gt;&lt;th&gt;&quot;&amp;[.$A$1]&amp;[.G2]&amp;[.$M$1]&amp;&quot;Vue &quot;&amp;[.G2]&amp;&quot; (Première de couverture)&quot;&amp;&quot;&lt;/a&gt;&lt;/th&gt;&lt;/tr&gt;&quot;" office:value-type="string" office:string-value="&lt;tr&gt;&lt;th&gt;&lt;a class=&quot;page&quot; href=&quot;M1542a_Hsueh2018_1.html&quot;&gt;Vue 1 (Première de couverture)&lt;/a&gt;&lt;/th&gt;&lt;/tr&gt;" calcext:value-type="string">
            <text:p>&lt;tr&gt;&lt;th&gt;&lt;a class="page" href="M1542a_Hsueh2018_1.html"&gt;Vue 1 (Première de couvertur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0" office:value-type="string" calcext:value-type="string">
            <text:p>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]&amp;[.C3]&amp;[.D3]&amp;[.E3]&amp;[.F3]&amp;[.G3]&amp;[.H3]" office:value-type="string" office:string-value="&lt;img src=&quot;https://gallica.bnf.fr/ark:/12148/btv1b8624664b/f1.jpeg&quot;&gt;&lt;a class=&quot;page&quot; href=&quot;M1542a_Hsueh2018_menu.html&quot;&gt;Vue précédente&lt;/a&gt; - &lt;a class=&quot;page&quot; href=&quot;M1542a_Hsueh2018_menu.html&quot;&gt;Menu&lt;/a&gt; - &lt;a class=&quot;page&quot; href=&quot;M1542a_Hsueh2018_2.html&quot;&gt;Vue suivante&lt;/a&gt;" calcext:value-type="string">
            <text:p>&lt;img src="https://gallica.bnf.fr/ark:/12148/btv1b8624664b/f1.jpeg"&gt;&lt;a class="page" href="M1542a_Hsueh2018_menu.html"&gt;Vue précédente&lt;/a&gt; - &lt;a class="page" href="M1542a_Hsueh2018_menu.html"&gt;Menu&lt;/a&gt; - &lt;a class="page" href="M1542a_Hsueh2018_2.html"&gt;Vue suivante&lt;/a&gt;</text:p>
          </table:table-cell>
          <table:table-cell/>
          <table:table-cell table:style-name="ce19" table:formula="of:=&quot;&lt;tr&gt;&lt;th&gt;&quot;&amp;[.$A$1]&amp;[.G3]&amp;[.$M$1]&amp;&quot;Vue &quot;&amp;[.G3]&amp;&quot; (Deuxième de couverture)&quot;&amp;&quot;&lt;/a&gt;&lt;/th&gt;&lt;/tr&gt;&quot;" office:value-type="string" office:string-value="&lt;tr&gt;&lt;th&gt;&lt;a class=&quot;page&quot; href=&quot;M1542a_Hsueh2018_2.html&quot;&gt;Vue 2 (Deuxième de couverture)&lt;/a&gt;&lt;/th&gt;&lt;/tr&gt;" calcext:value-type="string">
            <text:p>&lt;tr&gt;&lt;th&gt;&lt;a class="page" href="M1542a_Hsueh2018_2.html"&gt;Vue 2 (Deuxième de couvertur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]&amp;[.C4]&amp;[.D4]&amp;[.E4]&amp;[.F4]&amp;[.G4]&amp;[.H4]" office:value-type="string" office:string-value="&lt;img src=&quot;https://gallica.bnf.fr/ark:/12148/btv1b8624664b/f2.jpeg&quot;&gt;&lt;a class=&quot;page&quot; href=&quot;M1542a_Hsueh2018_1.html&quot;&gt;Vue précédente&lt;/a&gt; - &lt;a class=&quot;page&quot; href=&quot;M1542a_Hsueh2018_menu.html&quot;&gt;Menu&lt;/a&gt; - &lt;a class=&quot;page&quot; href=&quot;M1542a_Hsueh2018_3.html&quot;&gt;Vue suivante&lt;/a&gt;" calcext:value-type="string">
            <text:p>&lt;img src="https://gallica.bnf.fr/ark:/12148/btv1b8624664b/f2.jpeg"&gt;&lt;a class="page" href="M1542a_Hsueh2018_1.html"&gt;Vue précédente&lt;/a&gt; - &lt;a class="page" href="M1542a_Hsueh2018_menu.html"&gt;Menu&lt;/a&gt; - &lt;a class="page" href="M1542a_Hsueh2018_3.html"&gt;Vue suivante&lt;/a&gt;</text:p>
          </table:table-cell>
          <table:table-cell/>
          <table:table-cell table:style-name="ce19" table:formula="of:=&quot;&lt;tr&gt;&lt;th&gt;&quot;&amp;[.$A$1]&amp;[.G4]&amp;[.$M$1]&amp;&quot;Vue &quot;&amp;[.G4]&amp;&quot; (Garde blanche)&quot;&amp;&quot;&lt;/a&gt;&lt;/th&gt;&lt;/tr&gt;&quot;" office:value-type="string" office:string-value="&lt;tr&gt;&lt;th&gt;&lt;a class=&quot;page&quot; href=&quot;M1542a_Hsueh2018_3.html&quot;&gt;Vue 3 (Garde blanche)&lt;/a&gt;&lt;/th&gt;&lt;/tr&gt;" calcext:value-type="string">
            <text:p>&lt;tr&gt;&lt;th&gt;&lt;a class="page" href="M1542a_Hsueh2018_3.html"&gt;Vue 3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]&amp;[.C5]&amp;[.D5]&amp;[.E5]&amp;[.F5]&amp;[.G5]&amp;[.H5]" office:value-type="string" office:string-value="&lt;img src=&quot;https://gallica.bnf.fr/ark:/12148/btv1b8624664b/f3.jpeg&quot;&gt;&lt;a class=&quot;page&quot; href=&quot;M1542a_Hsueh2018_2.html&quot;&gt;Vue précédente&lt;/a&gt; - &lt;a class=&quot;page&quot; href=&quot;M1542a_Hsueh2018_menu.html&quot;&gt;Menu&lt;/a&gt; - &lt;a class=&quot;page&quot; href=&quot;M1542a_Hsueh2018_4.html&quot;&gt;Vue suivante&lt;/a&gt;" calcext:value-type="string">
            <text:p>&lt;img src="https://gallica.bnf.fr/ark:/12148/btv1b8624664b/f3.jpeg"&gt;&lt;a class="page" href="M1542a_Hsueh2018_2.html"&gt;Vue précédente&lt;/a&gt; - &lt;a class="page" href="M1542a_Hsueh2018_menu.html"&gt;Menu&lt;/a&gt; - &lt;a class="page" href="M1542a_Hsueh2018_4.html"&gt;Vue suivante&lt;/a&gt;</text:p>
          </table:table-cell>
          <table:table-cell/>
          <table:table-cell table:style-name="ce19" table:formula="of:=&quot;&lt;tr&gt;&lt;th&gt;&quot;&amp;[.$A$1]&amp;[.G5]&amp;[.$M$1]&amp;&quot;Vue &quot;&amp;[.G5]&amp;&quot; (Garde blanche)&quot;&amp;&quot;&lt;/a&gt;&lt;/th&gt;&lt;/tr&gt;&quot;" office:value-type="string" office:string-value="&lt;tr&gt;&lt;th&gt;&lt;a class=&quot;page&quot; href=&quot;M1542a_Hsueh2018_4.html&quot;&gt;Vue 4 (Garde blanche)&lt;/a&gt;&lt;/th&gt;&lt;/tr&gt;" calcext:value-type="string">
            <text:p>&lt;tr&gt;&lt;th&gt;&lt;a class="page" href="M1542a_Hsueh2018_4.html"&gt;Vue 4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]&amp;[.C6]&amp;[.D6]&amp;[.E6]&amp;[.F6]&amp;[.G6]&amp;[.H6]" office:value-type="string" office:string-value="&lt;img src=&quot;https://gallica.bnf.fr/ark:/12148/btv1b8624664b/f4.jpeg&quot;&gt;&lt;a class=&quot;page&quot; href=&quot;M1542a_Hsueh2018_3.html&quot;&gt;Vue précédente&lt;/a&gt; - &lt;a class=&quot;page&quot; href=&quot;M1542a_Hsueh2018_menu.html&quot;&gt;Menu&lt;/a&gt; - &lt;a class=&quot;page&quot; href=&quot;M1542a_Hsueh2018_5.html&quot;&gt;Vue suivante&lt;/a&gt;" calcext:value-type="string">
            <text:p>&lt;img src="https://gallica.bnf.fr/ark:/12148/btv1b8624664b/f4.jpeg"&gt;&lt;a class="page" href="M1542a_Hsueh2018_3.html"&gt;Vue précédente&lt;/a&gt; - &lt;a class="page" href="M1542a_Hsueh2018_menu.html"&gt;Menu&lt;/a&gt; - &lt;a class="page" href="M1542a_Hsueh2018_5.html"&gt;Vue suivante&lt;/a&gt;</text:p>
          </table:table-cell>
          <table:table-cell/>
          <table:table-cell table:style-name="ce19" table:formula="of:=&quot;&lt;tr&gt;&lt;th&gt;&quot;&amp;[.$A$1]&amp;[.G6]&amp;[.$M$1]&amp;&quot;Vue &quot;&amp;[.G6]&amp;&quot; (Garde blanche)&quot;&amp;&quot;&lt;/a&gt;&lt;/th&gt;&lt;/tr&gt;&quot;" office:value-type="string" office:string-value="&lt;tr&gt;&lt;th&gt;&lt;a class=&quot;page&quot; href=&quot;M1542a_Hsueh2018_5.html&quot;&gt;Vue 5 (Garde blanche)&lt;/a&gt;&lt;/th&gt;&lt;/tr&gt;" calcext:value-type="string">
            <text:p>&lt;tr&gt;&lt;th&gt;&lt;a class="page" href="M1542a_Hsueh2018_5.html"&gt;Vue 5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7]&amp;[.C7]&amp;[.D7]&amp;[.E7]&amp;[.F7]&amp;[.G7]&amp;[.H7]" office:value-type="string" office:string-value="&lt;img src=&quot;https://gallica.bnf.fr/ark:/12148/btv1b8624664b/f5.jpeg&quot;&gt;&lt;a class=&quot;page&quot; href=&quot;M1542a_Hsueh2018_4.html&quot;&gt;Vue précédente&lt;/a&gt; - &lt;a class=&quot;page&quot; href=&quot;M1542a_Hsueh2018_menu.html&quot;&gt;Menu&lt;/a&gt; - &lt;a class=&quot;page&quot; href=&quot;M1542a_Hsueh2018_6.html&quot;&gt;Vue suivante&lt;/a&gt;" calcext:value-type="string">
            <text:p>&lt;img src="https://gallica.bnf.fr/ark:/12148/btv1b8624664b/f5.jpeg"&gt;&lt;a class="page" href="M1542a_Hsueh2018_4.html"&gt;Vue précédente&lt;/a&gt; - &lt;a class="page" href="M1542a_Hsueh2018_menu.html"&gt;Menu&lt;/a&gt; - &lt;a class="page" href="M1542a_Hsueh2018_6.html"&gt;Vue suivante&lt;/a&gt;</text:p>
          </table:table-cell>
          <table:table-cell/>
          <table:table-cell table:style-name="ce19" table:formula="of:=&quot;&lt;tr&gt;&lt;th&gt;&quot;&amp;[.$A$1]&amp;[.G7]&amp;[.$M$1]&amp;&quot;Vue &quot;&amp;[.G7]&amp;&quot; (Garde blanche)&quot;&amp;&quot;&lt;/a&gt;&lt;/th&gt;&lt;/tr&gt;&quot;" office:value-type="string" office:string-value="&lt;tr&gt;&lt;th&gt;&lt;a class=&quot;page&quot; href=&quot;M1542a_Hsueh2018_6.html&quot;&gt;Vue 6 (Garde blanche)&lt;/a&gt;&lt;/th&gt;&lt;/tr&gt;" calcext:value-type="string">
            <text:p>&lt;tr&gt;&lt;th&gt;&lt;a class="page" href="M1542a_Hsueh2018_6.html"&gt;Vue 6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8]&amp;[.C8]&amp;[.D8]&amp;[.E8]&amp;[.F8]&amp;[.G8]&amp;[.H8]" office:value-type="string" office:string-value="&lt;img src=&quot;https://gallica.bnf.fr/ark:/12148/btv1b8624664b/f6.jpeg&quot;&gt;&lt;a class=&quot;page&quot; href=&quot;M1542a_Hsueh2018_5.html&quot;&gt;Vue précédente&lt;/a&gt; - &lt;a class=&quot;page&quot; href=&quot;M1542a_Hsueh2018_menu.html&quot;&gt;Menu&lt;/a&gt; - &lt;a class=&quot;page&quot; href=&quot;M1542a_Hsueh2018_7.html&quot;&gt;Vue suivante&lt;/a&gt;" calcext:value-type="string">
            <text:p>&lt;img src="https://gallica.bnf.fr/ark:/12148/btv1b8624664b/f6.jpeg"&gt;&lt;a class="page" href="M1542a_Hsueh2018_5.html"&gt;Vue précédente&lt;/a&gt; - &lt;a class="page" href="M1542a_Hsueh2018_menu.html"&gt;Menu&lt;/a&gt; - &lt;a class="page" href="M1542a_Hsueh2018_7.html"&gt;Vue suivante&lt;/a&gt;</text:p>
          </table:table-cell>
          <table:table-cell/>
          <table:table-cell table:style-name="ce19" table:formula="of:=&quot;&lt;tr&gt;&lt;th&gt;&quot;&amp;[.$A$1]&amp;[.G8]&amp;[.$M$1]&amp;&quot;Vue &quot;&amp;[.G8]&amp;&quot; (Garde blanche)&quot;&amp;&quot;&lt;/a&gt;&lt;/th&gt;&lt;/tr&gt;&quot;" office:value-type="string" office:string-value="&lt;tr&gt;&lt;th&gt;&lt;a class=&quot;page&quot; href=&quot;M1542a_Hsueh2018_7.html&quot;&gt;Vue 7 (Garde blanche)&lt;/a&gt;&lt;/th&gt;&lt;/tr&gt;" calcext:value-type="string">
            <text:p>&lt;tr&gt;&lt;th&gt;&lt;a class="page" href="M1542a_Hsueh2018_7.html"&gt;Vue 7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9]&amp;[.C9]&amp;[.D9]&amp;[.E9]&amp;[.F9]&amp;[.G9]&amp;[.H9]" office:value-type="string" office:string-value="&lt;img src=&quot;https://gallica.bnf.fr/ark:/12148/btv1b8624664b/f7.jpeg&quot;&gt;&lt;a class=&quot;page&quot; href=&quot;M1542a_Hsueh2018_6.html&quot;&gt;Vue précédente&lt;/a&gt; - &lt;a class=&quot;page&quot; href=&quot;M1542a_Hsueh2018_menu.html&quot;&gt;Menu&lt;/a&gt; - &lt;a class=&quot;page&quot; href=&quot;M1542a_Hsueh2018_8.html&quot;&gt;Vue suivante&lt;/a&gt;" calcext:value-type="string">
            <text:p>&lt;img src="https://gallica.bnf.fr/ark:/12148/btv1b8624664b/f7.jpeg"&gt;&lt;a class="page" href="M1542a_Hsueh2018_6.html"&gt;Vue précédente&lt;/a&gt; - &lt;a class="page" href="M1542a_Hsueh2018_menu.html"&gt;Menu&lt;/a&gt; - &lt;a class="page" href="M1542a_Hsueh2018_8.html"&gt;Vue suivante&lt;/a&gt;</text:p>
          </table:table-cell>
          <table:table-cell/>
          <table:table-cell table:style-name="ce19" table:formula="of:=&quot;&lt;tr&gt;&lt;th&gt;&quot;&amp;[.$A$1]&amp;[.G9]&amp;[.$M$1]&amp;&quot;Vue &quot;&amp;[.G9]&amp;&quot; (Garde blanche)&quot;&amp;&quot;&lt;/a&gt;&lt;/th&gt;&lt;/tr&gt;&quot;" office:value-type="string" office:string-value="&lt;tr&gt;&lt;th&gt;&lt;a class=&quot;page&quot; href=&quot;M1542a_Hsueh2018_8.html&quot;&gt;Vue 8 (Garde blanche)&lt;/a&gt;&lt;/th&gt;&lt;/tr&gt;" calcext:value-type="string">
            <text:p>&lt;tr&gt;&lt;th&gt;&lt;a class="page" href="M1542a_Hsueh2018_8.html"&gt;Vue 8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0]&amp;[.C10]&amp;[.D10]&amp;[.E10]&amp;[.F10]&amp;[.G10]&amp;[.H10]" office:value-type="string" office:string-value="&lt;img src=&quot;https://gallica.bnf.fr/ark:/12148/btv1b8624664b/f8.jpeg&quot;&gt;&lt;a class=&quot;page&quot; href=&quot;M1542a_Hsueh2018_7.html&quot;&gt;Vue précédente&lt;/a&gt; - &lt;a class=&quot;page&quot; href=&quot;M1542a_Hsueh2018_menu.html&quot;&gt;Menu&lt;/a&gt; - &lt;a class=&quot;page&quot; href=&quot;M1542a_Hsueh2018_9.html&quot;&gt;Vue suivante&lt;/a&gt;" calcext:value-type="string">
            <text:p>&lt;img src="https://gallica.bnf.fr/ark:/12148/btv1b8624664b/f8.jpeg"&gt;&lt;a class="page" href="M1542a_Hsueh2018_7.html"&gt;Vue précédente&lt;/a&gt; - &lt;a class="page" href="M1542a_Hsueh2018_menu.html"&gt;Menu&lt;/a&gt; - &lt;a class="page" href="M1542a_Hsueh2018_9.html"&gt;Vue suivante&lt;/a&gt;</text:p>
          </table:table-cell>
          <table:table-cell/>
          <table:table-cell table:style-name="ce19" table:formula="of:=&quot;&lt;tr&gt;&lt;th&gt;&quot;&amp;[.$A$1]&amp;[.G10]&amp;[.$M$1]&amp;&quot;Vue &quot;&amp;[.G10]&amp;&quot; (Page de présentation)&quot;&amp;&quot;&lt;/a&gt;&lt;/th&gt;&lt;/tr&gt;&quot;" office:value-type="string" office:string-value="&lt;tr&gt;&lt;th&gt;&lt;a class=&quot;page&quot; href=&quot;M1542a_Hsueh2018_9.html&quot;&gt;Vue 9 (Page de présentation)&lt;/a&gt;&lt;/th&gt;&lt;/tr&gt;" calcext:value-type="string">
            <text:p>&lt;tr&gt;&lt;th&gt;&lt;a class="page" href="M1542a_Hsueh2018_9.html"&gt;Vue 9 (Page de présentation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1]&amp;[.C11]&amp;[.D11]&amp;[.E11]&amp;[.F11]&amp;[.G11]&amp;[.H11]" office:value-type="string" office:string-value="&lt;img src=&quot;https://gallica.bnf.fr/ark:/12148/btv1b8624664b/f9.jpeg&quot;&gt;&lt;a class=&quot;page&quot; href=&quot;M1542a_Hsueh2018_8.html&quot;&gt;Vue précédente&lt;/a&gt; - &lt;a class=&quot;page&quot; href=&quot;M1542a_Hsueh2018_menu.html&quot;&gt;Menu&lt;/a&gt; - &lt;a class=&quot;page&quot; href=&quot;M1542a_Hsueh2018_10.html&quot;&gt;Vue suivante&lt;/a&gt;" calcext:value-type="string">
            <text:p>&lt;img src="https://gallica.bnf.fr/ark:/12148/btv1b8624664b/f9.jpeg"&gt;&lt;a class="page" href="M1542a_Hsueh2018_8.html"&gt;Vue précédente&lt;/a&gt; - &lt;a class="page" href="M1542a_Hsueh2018_menu.html"&gt;Menu&lt;/a&gt; - &lt;a class="page" href="M1542a_Hsueh2018_10.html"&gt;Vue suivante&lt;/a&gt;</text:p>
          </table:table-cell>
          <table:table-cell/>
          <table:table-cell table:style-name="ce19" table:formula="of:=&quot;&lt;tr&gt;&lt;th&gt;&quot;&amp;[.$A$1]&amp;[.G11]&amp;[.$M$1]&amp;&quot;Vue &quot;&amp;[.G11]&amp;&quot; (Page blanche)&quot;&amp;&quot;&lt;/a&gt;&lt;/th&gt;&lt;/tr&gt;&quot;" office:value-type="string" office:string-value="&lt;tr&gt;&lt;th&gt;&lt;a class=&quot;page&quot; href=&quot;M1542a_Hsueh2018_10.html&quot;&gt;Vue 10 (Page blanche)&lt;/a&gt;&lt;/th&gt;&lt;/tr&gt;" calcext:value-type="string">
            <text:p>&lt;tr&gt;&lt;th&gt;&lt;a class="page" href="M1542a_Hsueh2018_10.html"&gt;Vue 10 (Pag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2]&amp;[.C12]&amp;[.D12]&amp;[.E12]&amp;[.F12]&amp;[.G12]&amp;[.H12]" office:value-type="string" office:string-value="&lt;img src=&quot;https://gallica.bnf.fr/ark:/12148/btv1b8624664b/f10.jpeg&quot;&gt;&lt;a class=&quot;page&quot; href=&quot;M1542a_Hsueh2018_9.html&quot;&gt;Vue précédente&lt;/a&gt; - &lt;a class=&quot;page&quot; href=&quot;M1542a_Hsueh2018_menu.html&quot;&gt;Menu&lt;/a&gt; - &lt;a class=&quot;page&quot; href=&quot;M1542a_Hsueh2018_11.html&quot;&gt;Vue suivante&lt;/a&gt;" calcext:value-type="string">
            <text:p>&lt;img src="https://gallica.bnf.fr/ark:/12148/btv1b8624664b/f10.jpeg"&gt;&lt;a class="page" href="M1542a_Hsueh2018_9.html"&gt;Vue précédente&lt;/a&gt; - &lt;a class="page" href="M1542a_Hsueh2018_menu.html"&gt;Menu&lt;/a&gt; - &lt;a class="page" href="M1542a_Hsueh2018_11.html"&gt;Vue suivante&lt;/a&gt;</text:p>
          </table:table-cell>
          <table:table-cell/>
          <table:table-cell table:style-name="ce19" table:formula="of:=&quot;&lt;tr&gt;&lt;th&gt;&quot;&amp;[.$A$1]&amp;[.G12]&amp;[.$M$1]&amp;&quot;Vue &quot;&amp;[.G12]&amp;&quot;&lt;/a&gt;&lt;/th&gt;&lt;/tr&gt;&quot;" office:value-type="string" office:string-value="&lt;tr&gt;&lt;th&gt;&lt;a class=&quot;page&quot; href=&quot;M1542a_Hsueh2018_11.html&quot;&gt;Vue 11&lt;/a&gt;&lt;/th&gt;&lt;/tr&gt;" calcext:value-type="string">
            <text:p>&lt;tr&gt;&lt;th&gt;&lt;a class="page" href="M1542a_Hsueh2018_11.html"&gt;Vue 1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3]&amp;[.C13]&amp;[.D13]&amp;[.E13]&amp;[.F13]&amp;[.G13]&amp;[.H13]" office:value-type="string" office:string-value="&lt;img src=&quot;https://gallica.bnf.fr/ark:/12148/btv1b8624664b/f11.jpeg&quot;&gt;&lt;a class=&quot;page&quot; href=&quot;M1542a_Hsueh2018_10.html&quot;&gt;Vue précédente&lt;/a&gt; - &lt;a class=&quot;page&quot; href=&quot;M1542a_Hsueh2018_menu.html&quot;&gt;Menu&lt;/a&gt; - &lt;a class=&quot;page&quot; href=&quot;M1542a_Hsueh2018_12.html&quot;&gt;Vue suivante&lt;/a&gt;" calcext:value-type="string">
            <text:p>&lt;img src="https://gallica.bnf.fr/ark:/12148/btv1b8624664b/f11.jpeg"&gt;&lt;a class="page" href="M1542a_Hsueh2018_10.html"&gt;Vue précédente&lt;/a&gt; - &lt;a class="page" href="M1542a_Hsueh2018_menu.html"&gt;Menu&lt;/a&gt; - &lt;a class="page" href="M1542a_Hsueh2018_12.html"&gt;Vue suivante&lt;/a&gt;</text:p>
          </table:table-cell>
          <table:table-cell/>
          <table:table-cell table:style-name="ce19" table:formula="of:=&quot;&lt;tr&gt;&lt;th&gt;&quot;&amp;[.$A$1]&amp;[.G13]&amp;[.$M$1]&amp;&quot;Vue &quot;&amp;[.G13]&amp;&quot;&lt;/a&gt;&lt;/th&gt;&lt;/tr&gt;&quot;" office:value-type="string" office:string-value="&lt;tr&gt;&lt;th&gt;&lt;a class=&quot;page&quot; href=&quot;M1542a_Hsueh2018_12.html&quot;&gt;Vue 12&lt;/a&gt;&lt;/th&gt;&lt;/tr&gt;" calcext:value-type="string">
            <text:p>&lt;tr&gt;&lt;th&gt;&lt;a class="page" href="M1542a_Hsueh2018_12.html"&gt;Vue 1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4]&amp;[.C14]&amp;[.D14]&amp;[.E14]&amp;[.F14]&amp;[.G14]&amp;[.H14]" office:value-type="string" office:string-value="&lt;img src=&quot;https://gallica.bnf.fr/ark:/12148/btv1b8624664b/f12.jpeg&quot;&gt;&lt;a class=&quot;page&quot; href=&quot;M1542a_Hsueh2018_11.html&quot;&gt;Vue précédente&lt;/a&gt; - &lt;a class=&quot;page&quot; href=&quot;M1542a_Hsueh2018_menu.html&quot;&gt;Menu&lt;/a&gt; - &lt;a class=&quot;page&quot; href=&quot;M1542a_Hsueh2018_13.html&quot;&gt;Vue suivante&lt;/a&gt;" calcext:value-type="string">
            <text:p>&lt;img src="https://gallica.bnf.fr/ark:/12148/btv1b8624664b/f12.jpeg"&gt;&lt;a class="page" href="M1542a_Hsueh2018_11.html"&gt;Vue précédente&lt;/a&gt; - &lt;a class="page" href="M1542a_Hsueh2018_menu.html"&gt;Menu&lt;/a&gt; - &lt;a class="page" href="M1542a_Hsueh2018_13.html"&gt;Vue suivante&lt;/a&gt;</text:p>
          </table:table-cell>
          <table:table-cell/>
          <table:table-cell table:style-name="ce19" table:formula="of:=&quot;&lt;tr&gt;&lt;th&gt;&quot;&amp;[.$A$1]&amp;[.G14]&amp;[.$M$1]&amp;&quot;Vue &quot;&amp;[.G14]&amp;&quot;&lt;/a&gt;&lt;/th&gt;&lt;/tr&gt;&quot;" office:value-type="string" office:string-value="&lt;tr&gt;&lt;th&gt;&lt;a class=&quot;page&quot; href=&quot;M1542a_Hsueh2018_13.html&quot;&gt;Vue 13&lt;/a&gt;&lt;/th&gt;&lt;/tr&gt;" calcext:value-type="string">
            <text:p>&lt;tr&gt;&lt;th&gt;&lt;a class="page" href="M1542a_Hsueh2018_13.html"&gt;Vue 1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5]&amp;[.C15]&amp;[.D15]&amp;[.E15]&amp;[.F15]&amp;[.G15]&amp;[.H15]" office:value-type="string" office:string-value="&lt;img src=&quot;https://gallica.bnf.fr/ark:/12148/btv1b8624664b/f13.jpeg&quot;&gt;&lt;a class=&quot;page&quot; href=&quot;M1542a_Hsueh2018_12.html&quot;&gt;Vue précédente&lt;/a&gt; - &lt;a class=&quot;page&quot; href=&quot;M1542a_Hsueh2018_menu.html&quot;&gt;Menu&lt;/a&gt; - &lt;a class=&quot;page&quot; href=&quot;M1542a_Hsueh2018_14.html&quot;&gt;Vue suivante&lt;/a&gt;" calcext:value-type="string">
            <text:p>&lt;img src="https://gallica.bnf.fr/ark:/12148/btv1b8624664b/f13.jpeg"&gt;&lt;a class="page" href="M1542a_Hsueh2018_12.html"&gt;Vue précédente&lt;/a&gt; - &lt;a class="page" href="M1542a_Hsueh2018_menu.html"&gt;Menu&lt;/a&gt; - &lt;a class="page" href="M1542a_Hsueh2018_14.html"&gt;Vue suivante&lt;/a&gt;</text:p>
          </table:table-cell>
          <table:table-cell/>
          <table:table-cell table:style-name="ce19" table:formula="of:=&quot;&lt;tr&gt;&lt;th&gt;&quot;&amp;[.$A$1]&amp;[.G15]&amp;[.$M$1]&amp;&quot;Vue &quot;&amp;[.G15]&amp;&quot;&lt;/a&gt;&lt;/th&gt;&lt;/tr&gt;&quot;" office:value-type="string" office:string-value="&lt;tr&gt;&lt;th&gt;&lt;a class=&quot;page&quot; href=&quot;M1542a_Hsueh2018_14.html&quot;&gt;Vue 14&lt;/a&gt;&lt;/th&gt;&lt;/tr&gt;" calcext:value-type="string">
            <text:p>&lt;tr&gt;&lt;th&gt;&lt;a class="page" href="M1542a_Hsueh2018_14.html"&gt;Vue 1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6]&amp;[.C16]&amp;[.D16]&amp;[.E16]&amp;[.F16]&amp;[.G16]&amp;[.H16]" office:value-type="string" office:string-value="&lt;img src=&quot;https://gallica.bnf.fr/ark:/12148/btv1b8624664b/f14.jpeg&quot;&gt;&lt;a class=&quot;page&quot; href=&quot;M1542a_Hsueh2018_13.html&quot;&gt;Vue précédente&lt;/a&gt; - &lt;a class=&quot;page&quot; href=&quot;M1542a_Hsueh2018_menu.html&quot;&gt;Menu&lt;/a&gt; - &lt;a class=&quot;page&quot; href=&quot;M1542a_Hsueh2018_15.html&quot;&gt;Vue suivante&lt;/a&gt;" calcext:value-type="string">
            <text:p>&lt;img src="https://gallica.bnf.fr/ark:/12148/btv1b8624664b/f14.jpeg"&gt;&lt;a class="page" href="M1542a_Hsueh2018_13.html"&gt;Vue précédente&lt;/a&gt; - &lt;a class="page" href="M1542a_Hsueh2018_menu.html"&gt;Menu&lt;/a&gt; - &lt;a class="page" href="M1542a_Hsueh2018_15.html"&gt;Vue suivante&lt;/a&gt;</text:p>
          </table:table-cell>
          <table:table-cell/>
          <table:table-cell table:style-name="ce19" table:formula="of:=&quot;&lt;tr&gt;&lt;th&gt;&quot;&amp;[.$A$1]&amp;[.G16]&amp;[.$M$1]&amp;&quot;Vue &quot;&amp;[.G16]&amp;&quot;&lt;/a&gt;&lt;/th&gt;&lt;/tr&gt;&quot;" office:value-type="string" office:string-value="&lt;tr&gt;&lt;th&gt;&lt;a class=&quot;page&quot; href=&quot;M1542a_Hsueh2018_15.html&quot;&gt;Vue 15&lt;/a&gt;&lt;/th&gt;&lt;/tr&gt;" calcext:value-type="string">
            <text:p>&lt;tr&gt;&lt;th&gt;&lt;a class="page" href="M1542a_Hsueh2018_15.html"&gt;Vue 1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7]&amp;[.C17]&amp;[.D17]&amp;[.E17]&amp;[.F17]&amp;[.G17]&amp;[.H17]" office:value-type="string" office:string-value="&lt;img src=&quot;https://gallica.bnf.fr/ark:/12148/btv1b8624664b/f15.jpeg&quot;&gt;&lt;a class=&quot;page&quot; href=&quot;M1542a_Hsueh2018_14.html&quot;&gt;Vue précédente&lt;/a&gt; - &lt;a class=&quot;page&quot; href=&quot;M1542a_Hsueh2018_menu.html&quot;&gt;Menu&lt;/a&gt; - &lt;a class=&quot;page&quot; href=&quot;M1542a_Hsueh2018_16.html&quot;&gt;Vue suivante&lt;/a&gt;" calcext:value-type="string">
            <text:p>&lt;img src="https://gallica.bnf.fr/ark:/12148/btv1b8624664b/f15.jpeg"&gt;&lt;a class="page" href="M1542a_Hsueh2018_14.html"&gt;Vue précédente&lt;/a&gt; - &lt;a class="page" href="M1542a_Hsueh2018_menu.html"&gt;Menu&lt;/a&gt; - &lt;a class="page" href="M1542a_Hsueh2018_16.html"&gt;Vue suivante&lt;/a&gt;</text:p>
          </table:table-cell>
          <table:table-cell/>
          <table:table-cell table:style-name="ce19" table:formula="of:=&quot;&lt;tr&gt;&lt;th&gt;&quot;&amp;[.$A$1]&amp;[.G17]&amp;[.$M$1]&amp;&quot;Vue &quot;&amp;[.G17]&amp;&quot;&lt;/a&gt;&lt;/th&gt;&lt;/tr&gt;&quot;" office:value-type="string" office:string-value="&lt;tr&gt;&lt;th&gt;&lt;a class=&quot;page&quot; href=&quot;M1542a_Hsueh2018_16.html&quot;&gt;Vue 16&lt;/a&gt;&lt;/th&gt;&lt;/tr&gt;" calcext:value-type="string">
            <text:p>&lt;tr&gt;&lt;th&gt;&lt;a class="page" href="M1542a_Hsueh2018_16.html"&gt;Vue 1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8]&amp;[.C18]&amp;[.D18]&amp;[.E18]&amp;[.F18]&amp;[.G18]&amp;[.H18]" office:value-type="string" office:string-value="&lt;img src=&quot;https://gallica.bnf.fr/ark:/12148/btv1b8624664b/f16.jpeg&quot;&gt;&lt;a class=&quot;page&quot; href=&quot;M1542a_Hsueh2018_15.html&quot;&gt;Vue précédente&lt;/a&gt; - &lt;a class=&quot;page&quot; href=&quot;M1542a_Hsueh2018_menu.html&quot;&gt;Menu&lt;/a&gt; - &lt;a class=&quot;page&quot; href=&quot;M1542a_Hsueh2018_17.html&quot;&gt;Vue suivante&lt;/a&gt;" calcext:value-type="string">
            <text:p>&lt;img src="https://gallica.bnf.fr/ark:/12148/btv1b8624664b/f16.jpeg"&gt;&lt;a class="page" href="M1542a_Hsueh2018_15.html"&gt;Vue précédente&lt;/a&gt; - &lt;a class="page" href="M1542a_Hsueh2018_menu.html"&gt;Menu&lt;/a&gt; - &lt;a class="page" href="M1542a_Hsueh2018_17.html"&gt;Vue suivante&lt;/a&gt;</text:p>
          </table:table-cell>
          <table:table-cell/>
          <table:table-cell table:style-name="ce19" table:formula="of:=&quot;&lt;tr&gt;&lt;th&gt;&quot;&amp;[.$A$1]&amp;[.G18]&amp;[.$M$1]&amp;&quot;Vue &quot;&amp;[.G18]&amp;&quot;&lt;/a&gt;&lt;/th&gt;&lt;/tr&gt;&quot;" office:value-type="string" office:string-value="&lt;tr&gt;&lt;th&gt;&lt;a class=&quot;page&quot; href=&quot;M1542a_Hsueh2018_17.html&quot;&gt;Vue 17&lt;/a&gt;&lt;/th&gt;&lt;/tr&gt;" calcext:value-type="string">
            <text:p>&lt;tr&gt;&lt;th&gt;&lt;a class="page" href="M1542a_Hsueh2018_17.html"&gt;Vue 1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19]&amp;[.C19]&amp;[.D19]&amp;[.E19]&amp;[.F19]&amp;[.G19]&amp;[.H19]" office:value-type="string" office:string-value="&lt;img src=&quot;https://gallica.bnf.fr/ark:/12148/btv1b8624664b/f17.jpeg&quot;&gt;&lt;a class=&quot;page&quot; href=&quot;M1542a_Hsueh2018_16.html&quot;&gt;Vue précédente&lt;/a&gt; - &lt;a class=&quot;page&quot; href=&quot;M1542a_Hsueh2018_menu.html&quot;&gt;Menu&lt;/a&gt; - &lt;a class=&quot;page&quot; href=&quot;M1542a_Hsueh2018_18.html&quot;&gt;Vue suivante&lt;/a&gt;" calcext:value-type="string">
            <text:p>&lt;img src="https://gallica.bnf.fr/ark:/12148/btv1b8624664b/f17.jpeg"&gt;&lt;a class="page" href="M1542a_Hsueh2018_16.html"&gt;Vue précédente&lt;/a&gt; - &lt;a class="page" href="M1542a_Hsueh2018_menu.html"&gt;Menu&lt;/a&gt; - &lt;a class="page" href="M1542a_Hsueh2018_18.html"&gt;Vue suivante&lt;/a&gt;</text:p>
          </table:table-cell>
          <table:table-cell/>
          <table:table-cell table:style-name="ce19" table:formula="of:=&quot;&lt;tr&gt;&lt;th&gt;&quot;&amp;[.$A$1]&amp;[.G19]&amp;[.$M$1]&amp;&quot;Vue &quot;&amp;[.G19]&amp;&quot;&lt;/a&gt;&lt;/th&gt;&lt;/tr&gt;&quot;" office:value-type="string" office:string-value="&lt;tr&gt;&lt;th&gt;&lt;a class=&quot;page&quot; href=&quot;M1542a_Hsueh2018_18.html&quot;&gt;Vue 18&lt;/a&gt;&lt;/th&gt;&lt;/tr&gt;" calcext:value-type="string">
            <text:p>&lt;tr&gt;&lt;th&gt;&lt;a class="page" href="M1542a_Hsueh2018_18.html"&gt;Vue 1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0]&amp;[.C20]&amp;[.D20]&amp;[.E20]&amp;[.F20]&amp;[.G20]&amp;[.H20]" office:value-type="string" office:string-value="&lt;img src=&quot;https://gallica.bnf.fr/ark:/12148/btv1b8624664b/f18.jpeg&quot;&gt;&lt;a class=&quot;page&quot; href=&quot;M1542a_Hsueh2018_17.html&quot;&gt;Vue précédente&lt;/a&gt; - &lt;a class=&quot;page&quot; href=&quot;M1542a_Hsueh2018_menu.html&quot;&gt;Menu&lt;/a&gt; - &lt;a class=&quot;page&quot; href=&quot;M1542a_Hsueh2018_19.html&quot;&gt;Vue suivante&lt;/a&gt;" calcext:value-type="string">
            <text:p>&lt;img src="https://gallica.bnf.fr/ark:/12148/btv1b8624664b/f18.jpeg"&gt;&lt;a class="page" href="M1542a_Hsueh2018_17.html"&gt;Vue précédente&lt;/a&gt; - &lt;a class="page" href="M1542a_Hsueh2018_menu.html"&gt;Menu&lt;/a&gt; - &lt;a class="page" href="M1542a_Hsueh2018_19.html"&gt;Vue suivante&lt;/a&gt;</text:p>
          </table:table-cell>
          <table:table-cell/>
          <table:table-cell table:style-name="ce19" table:formula="of:=&quot;&lt;tr&gt;&lt;th&gt;&quot;&amp;[.$A$1]&amp;[.G20]&amp;[.$M$1]&amp;&quot;Vue &quot;&amp;[.G20]&amp;&quot;&lt;/a&gt;&lt;/th&gt;&lt;/tr&gt;&quot;" office:value-type="string" office:string-value="&lt;tr&gt;&lt;th&gt;&lt;a class=&quot;page&quot; href=&quot;M1542a_Hsueh2018_19.html&quot;&gt;Vue 19&lt;/a&gt;&lt;/th&gt;&lt;/tr&gt;" calcext:value-type="string">
            <text:p>&lt;tr&gt;&lt;th&gt;&lt;a class="page" href="M1542a_Hsueh2018_19.html"&gt;Vue 1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1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1]&amp;[.C21]&amp;[.D21]&amp;[.E21]&amp;[.F21]&amp;[.G21]&amp;[.H21]" office:value-type="string" office:string-value="&lt;img src=&quot;https://gallica.bnf.fr/ark:/12148/btv1b8624664b/f19.jpeg&quot;&gt;&lt;a class=&quot;page&quot; href=&quot;M1542a_Hsueh2018_18.html&quot;&gt;Vue précédente&lt;/a&gt; - &lt;a class=&quot;page&quot; href=&quot;M1542a_Hsueh2018_menu.html&quot;&gt;Menu&lt;/a&gt; - &lt;a class=&quot;page&quot; href=&quot;M1542a_Hsueh2018_20.html&quot;&gt;Vue suivante&lt;/a&gt;" calcext:value-type="string">
            <text:p>&lt;img src="https://gallica.bnf.fr/ark:/12148/btv1b8624664b/f19.jpeg"&gt;&lt;a class="page" href="M1542a_Hsueh2018_18.html"&gt;Vue précédente&lt;/a&gt; - &lt;a class="page" href="M1542a_Hsueh2018_menu.html"&gt;Menu&lt;/a&gt; - &lt;a class="page" href="M1542a_Hsueh2018_20.html"&gt;Vue suivante&lt;/a&gt;</text:p>
          </table:table-cell>
          <table:table-cell/>
          <table:table-cell table:style-name="ce19" table:formula="of:=&quot;&lt;tr&gt;&lt;th&gt;&quot;&amp;[.$A$1]&amp;[.G21]&amp;[.$M$1]&amp;&quot;Vue &quot;&amp;[.G21]&amp;&quot;&lt;/a&gt;&lt;/th&gt;&lt;/tr&gt;&quot;" office:value-type="string" office:string-value="&lt;tr&gt;&lt;th&gt;&lt;a class=&quot;page&quot; href=&quot;M1542a_Hsueh2018_20.html&quot;&gt;Vue 20&lt;/a&gt;&lt;/th&gt;&lt;/tr&gt;" calcext:value-type="string">
            <text:p>&lt;tr&gt;&lt;th&gt;&lt;a class="page" href="M1542a_Hsueh2018_20.html"&gt;Vue 2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2]&amp;[.C22]&amp;[.D22]&amp;[.E22]&amp;[.F22]&amp;[.G22]&amp;[.H22]" office:value-type="string" office:string-value="&lt;img src=&quot;https://gallica.bnf.fr/ark:/12148/btv1b8624664b/f20.jpeg&quot;&gt;&lt;a class=&quot;page&quot; href=&quot;M1542a_Hsueh2018_19.html&quot;&gt;Vue précédente&lt;/a&gt; - &lt;a class=&quot;page&quot; href=&quot;M1542a_Hsueh2018_menu.html&quot;&gt;Menu&lt;/a&gt; - &lt;a class=&quot;page&quot; href=&quot;M1542a_Hsueh2018_21.html&quot;&gt;Vue suivante&lt;/a&gt;" calcext:value-type="string">
            <text:p>&lt;img src="https://gallica.bnf.fr/ark:/12148/btv1b8624664b/f20.jpeg"&gt;&lt;a class="page" href="M1542a_Hsueh2018_19.html"&gt;Vue précédente&lt;/a&gt; - &lt;a class="page" href="M1542a_Hsueh2018_menu.html"&gt;Menu&lt;/a&gt; - &lt;a class="page" href="M1542a_Hsueh2018_21.html"&gt;Vue suivante&lt;/a&gt;</text:p>
          </table:table-cell>
          <table:table-cell/>
          <table:table-cell table:style-name="ce19" table:formula="of:=&quot;&lt;tr&gt;&lt;th&gt;&quot;&amp;[.$A$1]&amp;[.G22]&amp;[.$M$1]&amp;&quot;Vue &quot;&amp;[.G22]&amp;&quot;&lt;/a&gt;&lt;/th&gt;&lt;/tr&gt;&quot;" office:value-type="string" office:string-value="&lt;tr&gt;&lt;th&gt;&lt;a class=&quot;page&quot; href=&quot;M1542a_Hsueh2018_21.html&quot;&gt;Vue 21&lt;/a&gt;&lt;/th&gt;&lt;/tr&gt;" calcext:value-type="string">
            <text:p>&lt;tr&gt;&lt;th&gt;&lt;a class="page" href="M1542a_Hsueh2018_21.html"&gt;Vue 2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3]&amp;[.C23]&amp;[.D23]&amp;[.E23]&amp;[.F23]&amp;[.G23]&amp;[.H23]" office:value-type="string" office:string-value="&lt;img src=&quot;https://gallica.bnf.fr/ark:/12148/btv1b8624664b/f21.jpeg&quot;&gt;&lt;a class=&quot;page&quot; href=&quot;M1542a_Hsueh2018_20.html&quot;&gt;Vue précédente&lt;/a&gt; - &lt;a class=&quot;page&quot; href=&quot;M1542a_Hsueh2018_menu.html&quot;&gt;Menu&lt;/a&gt; - &lt;a class=&quot;page&quot; href=&quot;M1542a_Hsueh2018_22.html&quot;&gt;Vue suivante&lt;/a&gt;" calcext:value-type="string">
            <text:p>&lt;img src="https://gallica.bnf.fr/ark:/12148/btv1b8624664b/f21.jpeg"&gt;&lt;a class="page" href="M1542a_Hsueh2018_20.html"&gt;Vue précédente&lt;/a&gt; - &lt;a class="page" href="M1542a_Hsueh2018_menu.html"&gt;Menu&lt;/a&gt; - &lt;a class="page" href="M1542a_Hsueh2018_22.html"&gt;Vue suivante&lt;/a&gt;</text:p>
          </table:table-cell>
          <table:table-cell/>
          <table:table-cell table:style-name="ce19" table:formula="of:=&quot;&lt;tr&gt;&lt;th&gt;&quot;&amp;[.$A$1]&amp;[.G23]&amp;[.$M$1]&amp;&quot;Vue &quot;&amp;[.G23]&amp;&quot;&lt;/a&gt;&lt;/th&gt;&lt;/tr&gt;&quot;" office:value-type="string" office:string-value="&lt;tr&gt;&lt;th&gt;&lt;a class=&quot;page&quot; href=&quot;M1542a_Hsueh2018_22.html&quot;&gt;Vue 22&lt;/a&gt;&lt;/th&gt;&lt;/tr&gt;" calcext:value-type="string">
            <text:p>&lt;tr&gt;&lt;th&gt;&lt;a class="page" href="M1542a_Hsueh2018_22.html"&gt;Vue 2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4]&amp;[.C24]&amp;[.D24]&amp;[.E24]&amp;[.F24]&amp;[.G24]&amp;[.H24]" office:value-type="string" office:string-value="&lt;img src=&quot;https://gallica.bnf.fr/ark:/12148/btv1b8624664b/f22.jpeg&quot;&gt;&lt;a class=&quot;page&quot; href=&quot;M1542a_Hsueh2018_21.html&quot;&gt;Vue précédente&lt;/a&gt; - &lt;a class=&quot;page&quot; href=&quot;M1542a_Hsueh2018_menu.html&quot;&gt;Menu&lt;/a&gt; - &lt;a class=&quot;page&quot; href=&quot;M1542a_Hsueh2018_23.html&quot;&gt;Vue suivante&lt;/a&gt;" calcext:value-type="string">
            <text:p>&lt;img src="https://gallica.bnf.fr/ark:/12148/btv1b8624664b/f22.jpeg"&gt;&lt;a class="page" href="M1542a_Hsueh2018_21.html"&gt;Vue précédente&lt;/a&gt; - &lt;a class="page" href="M1542a_Hsueh2018_menu.html"&gt;Menu&lt;/a&gt; - &lt;a class="page" href="M1542a_Hsueh2018_23.html"&gt;Vue suivante&lt;/a&gt;</text:p>
          </table:table-cell>
          <table:table-cell/>
          <table:table-cell table:style-name="ce19" table:formula="of:=&quot;&lt;tr&gt;&lt;th&gt;&quot;&amp;[.$A$1]&amp;[.G24]&amp;[.$M$1]&amp;&quot;Vue &quot;&amp;[.G24]&amp;&quot;&lt;/a&gt;&lt;/th&gt;&lt;/tr&gt;&quot;" office:value-type="string" office:string-value="&lt;tr&gt;&lt;th&gt;&lt;a class=&quot;page&quot; href=&quot;M1542a_Hsueh2018_23.html&quot;&gt;Vue 23&lt;/a&gt;&lt;/th&gt;&lt;/tr&gt;" calcext:value-type="string">
            <text:p>&lt;tr&gt;&lt;th&gt;&lt;a class="page" href="M1542a_Hsueh2018_23.html"&gt;Vue 2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5]&amp;[.C25]&amp;[.D25]&amp;[.E25]&amp;[.F25]&amp;[.G25]&amp;[.H25]" office:value-type="string" office:string-value="&lt;img src=&quot;https://gallica.bnf.fr/ark:/12148/btv1b8624664b/f23.jpeg&quot;&gt;&lt;a class=&quot;page&quot; href=&quot;M1542a_Hsueh2018_22.html&quot;&gt;Vue précédente&lt;/a&gt; - &lt;a class=&quot;page&quot; href=&quot;M1542a_Hsueh2018_menu.html&quot;&gt;Menu&lt;/a&gt; - &lt;a class=&quot;page&quot; href=&quot;M1542a_Hsueh2018_24.html&quot;&gt;Vue suivante&lt;/a&gt;" calcext:value-type="string">
            <text:p>&lt;img src="https://gallica.bnf.fr/ark:/12148/btv1b8624664b/f23.jpeg"&gt;&lt;a class="page" href="M1542a_Hsueh2018_22.html"&gt;Vue précédente&lt;/a&gt; - &lt;a class="page" href="M1542a_Hsueh2018_menu.html"&gt;Menu&lt;/a&gt; - &lt;a class="page" href="M1542a_Hsueh2018_24.html"&gt;Vue suivante&lt;/a&gt;</text:p>
          </table:table-cell>
          <table:table-cell/>
          <table:table-cell table:style-name="ce19" table:formula="of:=&quot;&lt;tr&gt;&lt;th&gt;&quot;&amp;[.$A$1]&amp;[.G25]&amp;[.$M$1]&amp;&quot;Vue &quot;&amp;[.G25]&amp;&quot;&lt;/a&gt;&lt;/th&gt;&lt;/tr&gt;&quot;" office:value-type="string" office:string-value="&lt;tr&gt;&lt;th&gt;&lt;a class=&quot;page&quot; href=&quot;M1542a_Hsueh2018_24.html&quot;&gt;Vue 24&lt;/a&gt;&lt;/th&gt;&lt;/tr&gt;" calcext:value-type="string">
            <text:p>&lt;tr&gt;&lt;th&gt;&lt;a class="page" href="M1542a_Hsueh2018_24.html"&gt;Vue 2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6]&amp;[.C26]&amp;[.D26]&amp;[.E26]&amp;[.F26]&amp;[.G26]&amp;[.H26]" office:value-type="string" office:string-value="&lt;img src=&quot;https://gallica.bnf.fr/ark:/12148/btv1b8624664b/f24.jpeg&quot;&gt;&lt;a class=&quot;page&quot; href=&quot;M1542a_Hsueh2018_23.html&quot;&gt;Vue précédente&lt;/a&gt; - &lt;a class=&quot;page&quot; href=&quot;M1542a_Hsueh2018_menu.html&quot;&gt;Menu&lt;/a&gt; - &lt;a class=&quot;page&quot; href=&quot;M1542a_Hsueh2018_25.html&quot;&gt;Vue suivante&lt;/a&gt;" calcext:value-type="string">
            <text:p>&lt;img src="https://gallica.bnf.fr/ark:/12148/btv1b8624664b/f24.jpeg"&gt;&lt;a class="page" href="M1542a_Hsueh2018_23.html"&gt;Vue précédente&lt;/a&gt; - &lt;a class="page" href="M1542a_Hsueh2018_menu.html"&gt;Menu&lt;/a&gt; - &lt;a class="page" href="M1542a_Hsueh2018_25.html"&gt;Vue suivante&lt;/a&gt;</text:p>
          </table:table-cell>
          <table:table-cell/>
          <table:table-cell table:style-name="ce19" table:formula="of:=&quot;&lt;tr&gt;&lt;th&gt;&quot;&amp;[.$A$1]&amp;[.G26]&amp;[.$M$1]&amp;&quot;Vue &quot;&amp;[.G26]&amp;&quot;&lt;/a&gt;&lt;/th&gt;&lt;/tr&gt;&quot;" office:value-type="string" office:string-value="&lt;tr&gt;&lt;th&gt;&lt;a class=&quot;page&quot; href=&quot;M1542a_Hsueh2018_25.html&quot;&gt;Vue 25&lt;/a&gt;&lt;/th&gt;&lt;/tr&gt;" calcext:value-type="string">
            <text:p>&lt;tr&gt;&lt;th&gt;&lt;a class="page" href="M1542a_Hsueh2018_25.html"&gt;Vue 2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7]&amp;[.C27]&amp;[.D27]&amp;[.E27]&amp;[.F27]&amp;[.G27]&amp;[.H27]" office:value-type="string" office:string-value="&lt;img src=&quot;https://gallica.bnf.fr/ark:/12148/btv1b8624664b/f25.jpeg&quot;&gt;&lt;a class=&quot;page&quot; href=&quot;M1542a_Hsueh2018_24.html&quot;&gt;Vue précédente&lt;/a&gt; - &lt;a class=&quot;page&quot; href=&quot;M1542a_Hsueh2018_menu.html&quot;&gt;Menu&lt;/a&gt; - &lt;a class=&quot;page&quot; href=&quot;M1542a_Hsueh2018_26.html&quot;&gt;Vue suivante&lt;/a&gt;" calcext:value-type="string">
            <text:p>&lt;img src="https://gallica.bnf.fr/ark:/12148/btv1b8624664b/f25.jpeg"&gt;&lt;a class="page" href="M1542a_Hsueh2018_24.html"&gt;Vue précédente&lt;/a&gt; - &lt;a class="page" href="M1542a_Hsueh2018_menu.html"&gt;Menu&lt;/a&gt; - &lt;a class="page" href="M1542a_Hsueh2018_26.html"&gt;Vue suivante&lt;/a&gt;</text:p>
          </table:table-cell>
          <table:table-cell/>
          <table:table-cell table:style-name="ce19" table:formula="of:=&quot;&lt;tr&gt;&lt;th&gt;&quot;&amp;[.$A$1]&amp;[.G27]&amp;[.$M$1]&amp;&quot;Vue &quot;&amp;[.G27]&amp;&quot;&lt;/a&gt;&lt;/th&gt;&lt;/tr&gt;&quot;" office:value-type="string" office:string-value="&lt;tr&gt;&lt;th&gt;&lt;a class=&quot;page&quot; href=&quot;M1542a_Hsueh2018_26.html&quot;&gt;Vue 26&lt;/a&gt;&lt;/th&gt;&lt;/tr&gt;" calcext:value-type="string">
            <text:p>&lt;tr&gt;&lt;th&gt;&lt;a class="page" href="M1542a_Hsueh2018_26.html"&gt;Vue 2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8]&amp;[.C28]&amp;[.D28]&amp;[.E28]&amp;[.F28]&amp;[.G28]&amp;[.H28]" office:value-type="string" office:string-value="&lt;img src=&quot;https://gallica.bnf.fr/ark:/12148/btv1b8624664b/f26.jpeg&quot;&gt;&lt;a class=&quot;page&quot; href=&quot;M1542a_Hsueh2018_25.html&quot;&gt;Vue précédente&lt;/a&gt; - &lt;a class=&quot;page&quot; href=&quot;M1542a_Hsueh2018_menu.html&quot;&gt;Menu&lt;/a&gt; - &lt;a class=&quot;page&quot; href=&quot;M1542a_Hsueh2018_27.html&quot;&gt;Vue suivante&lt;/a&gt;" calcext:value-type="string">
            <text:p>&lt;img src="https://gallica.bnf.fr/ark:/12148/btv1b8624664b/f26.jpeg"&gt;&lt;a class="page" href="M1542a_Hsueh2018_25.html"&gt;Vue précédente&lt;/a&gt; - &lt;a class="page" href="M1542a_Hsueh2018_menu.html"&gt;Menu&lt;/a&gt; - &lt;a class="page" href="M1542a_Hsueh2018_27.html"&gt;Vue suivante&lt;/a&gt;</text:p>
          </table:table-cell>
          <table:table-cell/>
          <table:table-cell table:style-name="ce19" table:formula="of:=&quot;&lt;tr&gt;&lt;th&gt;&quot;&amp;[.$A$1]&amp;[.G28]&amp;[.$M$1]&amp;&quot;Vue &quot;&amp;[.G28]&amp;&quot;&lt;/a&gt;&lt;/th&gt;&lt;/tr&gt;&quot;" office:value-type="string" office:string-value="&lt;tr&gt;&lt;th&gt;&lt;a class=&quot;page&quot; href=&quot;M1542a_Hsueh2018_27.html&quot;&gt;Vue 27&lt;/a&gt;&lt;/th&gt;&lt;/tr&gt;" calcext:value-type="string">
            <text:p>&lt;tr&gt;&lt;th&gt;&lt;a class="page" href="M1542a_Hsueh2018_27.html"&gt;Vue 2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29]&amp;[.C29]&amp;[.D29]&amp;[.E29]&amp;[.F29]&amp;[.G29]&amp;[.H29]" office:value-type="string" office:string-value="&lt;img src=&quot;https://gallica.bnf.fr/ark:/12148/btv1b8624664b/f27.jpeg&quot;&gt;&lt;a class=&quot;page&quot; href=&quot;M1542a_Hsueh2018_26.html&quot;&gt;Vue précédente&lt;/a&gt; - &lt;a class=&quot;page&quot; href=&quot;M1542a_Hsueh2018_menu.html&quot;&gt;Menu&lt;/a&gt; - &lt;a class=&quot;page&quot; href=&quot;M1542a_Hsueh2018_28.html&quot;&gt;Vue suivante&lt;/a&gt;" calcext:value-type="string">
            <text:p>&lt;img src="https://gallica.bnf.fr/ark:/12148/btv1b8624664b/f27.jpeg"&gt;&lt;a class="page" href="M1542a_Hsueh2018_26.html"&gt;Vue précédente&lt;/a&gt; - &lt;a class="page" href="M1542a_Hsueh2018_menu.html"&gt;Menu&lt;/a&gt; - &lt;a class="page" href="M1542a_Hsueh2018_28.html"&gt;Vue suivante&lt;/a&gt;</text:p>
          </table:table-cell>
          <table:table-cell/>
          <table:table-cell table:style-name="ce19" table:formula="of:=&quot;&lt;tr&gt;&lt;th&gt;&quot;&amp;[.$A$1]&amp;[.G29]&amp;[.$M$1]&amp;&quot;Vue &quot;&amp;[.G29]&amp;&quot;&lt;/a&gt;&lt;/th&gt;&lt;/tr&gt;&quot;" office:value-type="string" office:string-value="&lt;tr&gt;&lt;th&gt;&lt;a class=&quot;page&quot; href=&quot;M1542a_Hsueh2018_28.html&quot;&gt;Vue 28&lt;/a&gt;&lt;/th&gt;&lt;/tr&gt;" calcext:value-type="string">
            <text:p>&lt;tr&gt;&lt;th&gt;&lt;a class="page" href="M1542a_Hsueh2018_28.html"&gt;Vue 2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0]&amp;[.C30]&amp;[.D30]&amp;[.E30]&amp;[.F30]&amp;[.G30]&amp;[.H30]" office:value-type="string" office:string-value="&lt;img src=&quot;https://gallica.bnf.fr/ark:/12148/btv1b8624664b/f28.jpeg&quot;&gt;&lt;a class=&quot;page&quot; href=&quot;M1542a_Hsueh2018_27.html&quot;&gt;Vue précédente&lt;/a&gt; - &lt;a class=&quot;page&quot; href=&quot;M1542a_Hsueh2018_menu.html&quot;&gt;Menu&lt;/a&gt; - &lt;a class=&quot;page&quot; href=&quot;M1542a_Hsueh2018_29.html&quot;&gt;Vue suivante&lt;/a&gt;" calcext:value-type="string">
            <text:p>&lt;img src="https://gallica.bnf.fr/ark:/12148/btv1b8624664b/f28.jpeg"&gt;&lt;a class="page" href="M1542a_Hsueh2018_27.html"&gt;Vue précédente&lt;/a&gt; - &lt;a class="page" href="M1542a_Hsueh2018_menu.html"&gt;Menu&lt;/a&gt; - &lt;a class="page" href="M1542a_Hsueh2018_29.html"&gt;Vue suivante&lt;/a&gt;</text:p>
          </table:table-cell>
          <table:table-cell/>
          <table:table-cell table:style-name="ce19" table:formula="of:=&quot;&lt;tr&gt;&lt;th&gt;&quot;&amp;[.$A$1]&amp;[.G30]&amp;[.$M$1]&amp;&quot;Vue &quot;&amp;[.G30]&amp;&quot;&lt;/a&gt;&lt;/th&gt;&lt;/tr&gt;&quot;" office:value-type="string" office:string-value="&lt;tr&gt;&lt;th&gt;&lt;a class=&quot;page&quot; href=&quot;M1542a_Hsueh2018_29.html&quot;&gt;Vue 29&lt;/a&gt;&lt;/th&gt;&lt;/tr&gt;" calcext:value-type="string">
            <text:p>&lt;tr&gt;&lt;th&gt;&lt;a class="page" href="M1542a_Hsueh2018_29.html"&gt;Vue 2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2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1]&amp;[.C31]&amp;[.D31]&amp;[.E31]&amp;[.F31]&amp;[.G31]&amp;[.H31]" office:value-type="string" office:string-value="&lt;img src=&quot;https://gallica.bnf.fr/ark:/12148/btv1b8624664b/f29.jpeg&quot;&gt;&lt;a class=&quot;page&quot; href=&quot;M1542a_Hsueh2018_28.html&quot;&gt;Vue précédente&lt;/a&gt; - &lt;a class=&quot;page&quot; href=&quot;M1542a_Hsueh2018_menu.html&quot;&gt;Menu&lt;/a&gt; - &lt;a class=&quot;page&quot; href=&quot;M1542a_Hsueh2018_30.html&quot;&gt;Vue suivante&lt;/a&gt;" calcext:value-type="string">
            <text:p>&lt;img src="https://gallica.bnf.fr/ark:/12148/btv1b8624664b/f29.jpeg"&gt;&lt;a class="page" href="M1542a_Hsueh2018_28.html"&gt;Vue précédente&lt;/a&gt; - &lt;a class="page" href="M1542a_Hsueh2018_menu.html"&gt;Menu&lt;/a&gt; - &lt;a class="page" href="M1542a_Hsueh2018_30.html"&gt;Vue suivante&lt;/a&gt;</text:p>
          </table:table-cell>
          <table:table-cell/>
          <table:table-cell table:style-name="ce19" table:formula="of:=&quot;&lt;tr&gt;&lt;th&gt;&quot;&amp;[.$A$1]&amp;[.G31]&amp;[.$M$1]&amp;&quot;Vue &quot;&amp;[.G31]&amp;&quot;&lt;/a&gt;&lt;/th&gt;&lt;/tr&gt;&quot;" office:value-type="string" office:string-value="&lt;tr&gt;&lt;th&gt;&lt;a class=&quot;page&quot; href=&quot;M1542a_Hsueh2018_30.html&quot;&gt;Vue 30&lt;/a&gt;&lt;/th&gt;&lt;/tr&gt;" calcext:value-type="string">
            <text:p>&lt;tr&gt;&lt;th&gt;&lt;a class="page" href="M1542a_Hsueh2018_30.html"&gt;Vue 3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2]&amp;[.C32]&amp;[.D32]&amp;[.E32]&amp;[.F32]&amp;[.G32]&amp;[.H32]" office:value-type="string" office:string-value="&lt;img src=&quot;https://gallica.bnf.fr/ark:/12148/btv1b8624664b/f30.jpeg&quot;&gt;&lt;a class=&quot;page&quot; href=&quot;M1542a_Hsueh2018_29.html&quot;&gt;Vue précédente&lt;/a&gt; - &lt;a class=&quot;page&quot; href=&quot;M1542a_Hsueh2018_menu.html&quot;&gt;Menu&lt;/a&gt; - &lt;a class=&quot;page&quot; href=&quot;M1542a_Hsueh2018_31.html&quot;&gt;Vue suivante&lt;/a&gt;" calcext:value-type="string">
            <text:p>&lt;img src="https://gallica.bnf.fr/ark:/12148/btv1b8624664b/f30.jpeg"&gt;&lt;a class="page" href="M1542a_Hsueh2018_29.html"&gt;Vue précédente&lt;/a&gt; - &lt;a class="page" href="M1542a_Hsueh2018_menu.html"&gt;Menu&lt;/a&gt; - &lt;a class="page" href="M1542a_Hsueh2018_31.html"&gt;Vue suivante&lt;/a&gt;</text:p>
          </table:table-cell>
          <table:table-cell/>
          <table:table-cell table:style-name="ce19" table:formula="of:=&quot;&lt;tr&gt;&lt;th&gt;&quot;&amp;[.$A$1]&amp;[.G32]&amp;[.$M$1]&amp;&quot;Vue &quot;&amp;[.G32]&amp;&quot;&lt;/a&gt;&lt;/th&gt;&lt;/tr&gt;&quot;" office:value-type="string" office:string-value="&lt;tr&gt;&lt;th&gt;&lt;a class=&quot;page&quot; href=&quot;M1542a_Hsueh2018_31.html&quot;&gt;Vue 31&lt;/a&gt;&lt;/th&gt;&lt;/tr&gt;" calcext:value-type="string">
            <text:p>&lt;tr&gt;&lt;th&gt;&lt;a class="page" href="M1542a_Hsueh2018_31.html"&gt;Vue 3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3]&amp;[.C33]&amp;[.D33]&amp;[.E33]&amp;[.F33]&amp;[.G33]&amp;[.H33]" office:value-type="string" office:string-value="&lt;img src=&quot;https://gallica.bnf.fr/ark:/12148/btv1b8624664b/f31.jpeg&quot;&gt;&lt;a class=&quot;page&quot; href=&quot;M1542a_Hsueh2018_30.html&quot;&gt;Vue précédente&lt;/a&gt; - &lt;a class=&quot;page&quot; href=&quot;M1542a_Hsueh2018_menu.html&quot;&gt;Menu&lt;/a&gt; - &lt;a class=&quot;page&quot; href=&quot;M1542a_Hsueh2018_32.html&quot;&gt;Vue suivante&lt;/a&gt;" calcext:value-type="string">
            <text:p>&lt;img src="https://gallica.bnf.fr/ark:/12148/btv1b8624664b/f31.jpeg"&gt;&lt;a class="page" href="M1542a_Hsueh2018_30.html"&gt;Vue précédente&lt;/a&gt; - &lt;a class="page" href="M1542a_Hsueh2018_menu.html"&gt;Menu&lt;/a&gt; - &lt;a class="page" href="M1542a_Hsueh2018_32.html"&gt;Vue suivante&lt;/a&gt;</text:p>
          </table:table-cell>
          <table:table-cell/>
          <table:table-cell table:style-name="ce19" table:formula="of:=&quot;&lt;tr&gt;&lt;th&gt;&quot;&amp;[.$A$1]&amp;[.G33]&amp;[.$M$1]&amp;&quot;Vue &quot;&amp;[.G33]&amp;&quot;&lt;/a&gt;&lt;/th&gt;&lt;/tr&gt;&quot;" office:value-type="string" office:string-value="&lt;tr&gt;&lt;th&gt;&lt;a class=&quot;page&quot; href=&quot;M1542a_Hsueh2018_32.html&quot;&gt;Vue 32&lt;/a&gt;&lt;/th&gt;&lt;/tr&gt;" calcext:value-type="string">
            <text:p>&lt;tr&gt;&lt;th&gt;&lt;a class="page" href="M1542a_Hsueh2018_32.html"&gt;Vue 3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4]&amp;[.C34]&amp;[.D34]&amp;[.E34]&amp;[.F34]&amp;[.G34]&amp;[.H34]" office:value-type="string" office:string-value="&lt;img src=&quot;https://gallica.bnf.fr/ark:/12148/btv1b8624664b/f32.jpeg&quot;&gt;&lt;a class=&quot;page&quot; href=&quot;M1542a_Hsueh2018_31.html&quot;&gt;Vue précédente&lt;/a&gt; - &lt;a class=&quot;page&quot; href=&quot;M1542a_Hsueh2018_menu.html&quot;&gt;Menu&lt;/a&gt; - &lt;a class=&quot;page&quot; href=&quot;M1542a_Hsueh2018_33.html&quot;&gt;Vue suivante&lt;/a&gt;" calcext:value-type="string">
            <text:p>&lt;img src="https://gallica.bnf.fr/ark:/12148/btv1b8624664b/f32.jpeg"&gt;&lt;a class="page" href="M1542a_Hsueh2018_31.html"&gt;Vue précédente&lt;/a&gt; - &lt;a class="page" href="M1542a_Hsueh2018_menu.html"&gt;Menu&lt;/a&gt; - &lt;a class="page" href="M1542a_Hsueh2018_33.html"&gt;Vue suivante&lt;/a&gt;</text:p>
          </table:table-cell>
          <table:table-cell/>
          <table:table-cell table:style-name="ce19" table:formula="of:=&quot;&lt;tr&gt;&lt;th&gt;&quot;&amp;[.$A$1]&amp;[.G34]&amp;[.$M$1]&amp;&quot;Vue &quot;&amp;[.G34]&amp;&quot;&lt;/a&gt;&lt;/th&gt;&lt;/tr&gt;&quot;" office:value-type="string" office:string-value="&lt;tr&gt;&lt;th&gt;&lt;a class=&quot;page&quot; href=&quot;M1542a_Hsueh2018_33.html&quot;&gt;Vue 33&lt;/a&gt;&lt;/th&gt;&lt;/tr&gt;" calcext:value-type="string">
            <text:p>&lt;tr&gt;&lt;th&gt;&lt;a class="page" href="M1542a_Hsueh2018_33.html"&gt;Vue 3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5]&amp;[.C35]&amp;[.D35]&amp;[.E35]&amp;[.F35]&amp;[.G35]&amp;[.H35]" office:value-type="string" office:string-value="&lt;img src=&quot;https://gallica.bnf.fr/ark:/12148/btv1b8624664b/f33.jpeg&quot;&gt;&lt;a class=&quot;page&quot; href=&quot;M1542a_Hsueh2018_32.html&quot;&gt;Vue précédente&lt;/a&gt; - &lt;a class=&quot;page&quot; href=&quot;M1542a_Hsueh2018_menu.html&quot;&gt;Menu&lt;/a&gt; - &lt;a class=&quot;page&quot; href=&quot;M1542a_Hsueh2018_34.html&quot;&gt;Vue suivante&lt;/a&gt;" calcext:value-type="string">
            <text:p>&lt;img src="https://gallica.bnf.fr/ark:/12148/btv1b8624664b/f33.jpeg"&gt;&lt;a class="page" href="M1542a_Hsueh2018_32.html"&gt;Vue précédente&lt;/a&gt; - &lt;a class="page" href="M1542a_Hsueh2018_menu.html"&gt;Menu&lt;/a&gt; - &lt;a class="page" href="M1542a_Hsueh2018_34.html"&gt;Vue suivante&lt;/a&gt;</text:p>
          </table:table-cell>
          <table:table-cell/>
          <table:table-cell table:style-name="ce19" table:formula="of:=&quot;&lt;tr&gt;&lt;th&gt;&quot;&amp;[.$A$1]&amp;[.G35]&amp;[.$M$1]&amp;&quot;Vue &quot;&amp;[.G35]&amp;&quot;&lt;/a&gt;&lt;/th&gt;&lt;/tr&gt;&quot;" office:value-type="string" office:string-value="&lt;tr&gt;&lt;th&gt;&lt;a class=&quot;page&quot; href=&quot;M1542a_Hsueh2018_34.html&quot;&gt;Vue 34&lt;/a&gt;&lt;/th&gt;&lt;/tr&gt;" calcext:value-type="string">
            <text:p>&lt;tr&gt;&lt;th&gt;&lt;a class="page" href="M1542a_Hsueh2018_34.html"&gt;Vue 3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6]&amp;[.C36]&amp;[.D36]&amp;[.E36]&amp;[.F36]&amp;[.G36]&amp;[.H36]" office:value-type="string" office:string-value="&lt;img src=&quot;https://gallica.bnf.fr/ark:/12148/btv1b8624664b/f34.jpeg&quot;&gt;&lt;a class=&quot;page&quot; href=&quot;M1542a_Hsueh2018_33.html&quot;&gt;Vue précédente&lt;/a&gt; - &lt;a class=&quot;page&quot; href=&quot;M1542a_Hsueh2018_menu.html&quot;&gt;Menu&lt;/a&gt; - &lt;a class=&quot;page&quot; href=&quot;M1542a_Hsueh2018_35.html&quot;&gt;Vue suivante&lt;/a&gt;" calcext:value-type="string">
            <text:p>&lt;img src="https://gallica.bnf.fr/ark:/12148/btv1b8624664b/f34.jpeg"&gt;&lt;a class="page" href="M1542a_Hsueh2018_33.html"&gt;Vue précédente&lt;/a&gt; - &lt;a class="page" href="M1542a_Hsueh2018_menu.html"&gt;Menu&lt;/a&gt; - &lt;a class="page" href="M1542a_Hsueh2018_35.html"&gt;Vue suivante&lt;/a&gt;</text:p>
          </table:table-cell>
          <table:table-cell/>
          <table:table-cell table:style-name="ce19" table:formula="of:=&quot;&lt;tr&gt;&lt;th&gt;&quot;&amp;[.$A$1]&amp;[.G36]&amp;[.$M$1]&amp;&quot;Vue &quot;&amp;[.G36]&amp;&quot;&lt;/a&gt;&lt;/th&gt;&lt;/tr&gt;&quot;" office:value-type="string" office:string-value="&lt;tr&gt;&lt;th&gt;&lt;a class=&quot;page&quot; href=&quot;M1542a_Hsueh2018_35.html&quot;&gt;Vue 35&lt;/a&gt;&lt;/th&gt;&lt;/tr&gt;" calcext:value-type="string">
            <text:p>&lt;tr&gt;&lt;th&gt;&lt;a class="page" href="M1542a_Hsueh2018_35.html"&gt;Vue 3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7]&amp;[.C37]&amp;[.D37]&amp;[.E37]&amp;[.F37]&amp;[.G37]&amp;[.H37]" office:value-type="string" office:string-value="&lt;img src=&quot;https://gallica.bnf.fr/ark:/12148/btv1b8624664b/f35.jpeg&quot;&gt;&lt;a class=&quot;page&quot; href=&quot;M1542a_Hsueh2018_34.html&quot;&gt;Vue précédente&lt;/a&gt; - &lt;a class=&quot;page&quot; href=&quot;M1542a_Hsueh2018_menu.html&quot;&gt;Menu&lt;/a&gt; - &lt;a class=&quot;page&quot; href=&quot;M1542a_Hsueh2018_36.html&quot;&gt;Vue suivante&lt;/a&gt;" calcext:value-type="string">
            <text:p>&lt;img src="https://gallica.bnf.fr/ark:/12148/btv1b8624664b/f35.jpeg"&gt;&lt;a class="page" href="M1542a_Hsueh2018_34.html"&gt;Vue précédente&lt;/a&gt; - &lt;a class="page" href="M1542a_Hsueh2018_menu.html"&gt;Menu&lt;/a&gt; - &lt;a class="page" href="M1542a_Hsueh2018_36.html"&gt;Vue suivante&lt;/a&gt;</text:p>
          </table:table-cell>
          <table:table-cell/>
          <table:table-cell table:style-name="ce19" table:formula="of:=&quot;&lt;tr&gt;&lt;th&gt;&quot;&amp;[.$A$1]&amp;[.G37]&amp;[.$M$1]&amp;&quot;Vue &quot;&amp;[.G37]&amp;&quot;&lt;/a&gt;&lt;/th&gt;&lt;/tr&gt;&quot;" office:value-type="string" office:string-value="&lt;tr&gt;&lt;th&gt;&lt;a class=&quot;page&quot; href=&quot;M1542a_Hsueh2018_36.html&quot;&gt;Vue 36&lt;/a&gt;&lt;/th&gt;&lt;/tr&gt;" calcext:value-type="string">
            <text:p>&lt;tr&gt;&lt;th&gt;&lt;a class="page" href="M1542a_Hsueh2018_36.html"&gt;Vue 3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8]&amp;[.C38]&amp;[.D38]&amp;[.E38]&amp;[.F38]&amp;[.G38]&amp;[.H38]" office:value-type="string" office:string-value="&lt;img src=&quot;https://gallica.bnf.fr/ark:/12148/btv1b8624664b/f36.jpeg&quot;&gt;&lt;a class=&quot;page&quot; href=&quot;M1542a_Hsueh2018_35.html&quot;&gt;Vue précédente&lt;/a&gt; - &lt;a class=&quot;page&quot; href=&quot;M1542a_Hsueh2018_menu.html&quot;&gt;Menu&lt;/a&gt; - &lt;a class=&quot;page&quot; href=&quot;M1542a_Hsueh2018_37.html&quot;&gt;Vue suivante&lt;/a&gt;" calcext:value-type="string">
            <text:p>&lt;img src="https://gallica.bnf.fr/ark:/12148/btv1b8624664b/f36.jpeg"&gt;&lt;a class="page" href="M1542a_Hsueh2018_35.html"&gt;Vue précédente&lt;/a&gt; - &lt;a class="page" href="M1542a_Hsueh2018_menu.html"&gt;Menu&lt;/a&gt; - &lt;a class="page" href="M1542a_Hsueh2018_37.html"&gt;Vue suivante&lt;/a&gt;</text:p>
          </table:table-cell>
          <table:table-cell/>
          <table:table-cell table:style-name="ce19" table:formula="of:=&quot;&lt;tr&gt;&lt;th&gt;&quot;&amp;[.$A$1]&amp;[.G38]&amp;[.$M$1]&amp;&quot;Vue &quot;&amp;[.G38]&amp;&quot;&lt;/a&gt;&lt;/th&gt;&lt;/tr&gt;&quot;" office:value-type="string" office:string-value="&lt;tr&gt;&lt;th&gt;&lt;a class=&quot;page&quot; href=&quot;M1542a_Hsueh2018_37.html&quot;&gt;Vue 37&lt;/a&gt;&lt;/th&gt;&lt;/tr&gt;" calcext:value-type="string">
            <text:p>&lt;tr&gt;&lt;th&gt;&lt;a class="page" href="M1542a_Hsueh2018_37.html"&gt;Vue 3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39]&amp;[.C39]&amp;[.D39]&amp;[.E39]&amp;[.F39]&amp;[.G39]&amp;[.H39]" office:value-type="string" office:string-value="&lt;img src=&quot;https://gallica.bnf.fr/ark:/12148/btv1b8624664b/f37.jpeg&quot;&gt;&lt;a class=&quot;page&quot; href=&quot;M1542a_Hsueh2018_36.html&quot;&gt;Vue précédente&lt;/a&gt; - &lt;a class=&quot;page&quot; href=&quot;M1542a_Hsueh2018_menu.html&quot;&gt;Menu&lt;/a&gt; - &lt;a class=&quot;page&quot; href=&quot;M1542a_Hsueh2018_38.html&quot;&gt;Vue suivante&lt;/a&gt;" calcext:value-type="string">
            <text:p>&lt;img src="https://gallica.bnf.fr/ark:/12148/btv1b8624664b/f37.jpeg"&gt;&lt;a class="page" href="M1542a_Hsueh2018_36.html"&gt;Vue précédente&lt;/a&gt; - &lt;a class="page" href="M1542a_Hsueh2018_menu.html"&gt;Menu&lt;/a&gt; - &lt;a class="page" href="M1542a_Hsueh2018_38.html"&gt;Vue suivante&lt;/a&gt;</text:p>
          </table:table-cell>
          <table:table-cell/>
          <table:table-cell table:style-name="ce19" table:formula="of:=&quot;&lt;tr&gt;&lt;th&gt;&quot;&amp;[.$A$1]&amp;[.G39]&amp;[.$M$1]&amp;&quot;Vue &quot;&amp;[.G39]&amp;&quot;&lt;/a&gt;&lt;/th&gt;&lt;/tr&gt;&quot;" office:value-type="string" office:string-value="&lt;tr&gt;&lt;th&gt;&lt;a class=&quot;page&quot; href=&quot;M1542a_Hsueh2018_38.html&quot;&gt;Vue 38&lt;/a&gt;&lt;/th&gt;&lt;/tr&gt;" calcext:value-type="string">
            <text:p>&lt;tr&gt;&lt;th&gt;&lt;a class="page" href="M1542a_Hsueh2018_38.html"&gt;Vue 3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0]&amp;[.C40]&amp;[.D40]&amp;[.E40]&amp;[.F40]&amp;[.G40]&amp;[.H40]" office:value-type="string" office:string-value="&lt;img src=&quot;https://gallica.bnf.fr/ark:/12148/btv1b8624664b/f38.jpeg&quot;&gt;&lt;a class=&quot;page&quot; href=&quot;M1542a_Hsueh2018_37.html&quot;&gt;Vue précédente&lt;/a&gt; - &lt;a class=&quot;page&quot; href=&quot;M1542a_Hsueh2018_menu.html&quot;&gt;Menu&lt;/a&gt; - &lt;a class=&quot;page&quot; href=&quot;M1542a_Hsueh2018_39.html&quot;&gt;Vue suivante&lt;/a&gt;" calcext:value-type="string">
            <text:p>&lt;img src="https://gallica.bnf.fr/ark:/12148/btv1b8624664b/f38.jpeg"&gt;&lt;a class="page" href="M1542a_Hsueh2018_37.html"&gt;Vue précédente&lt;/a&gt; - &lt;a class="page" href="M1542a_Hsueh2018_menu.html"&gt;Menu&lt;/a&gt; - &lt;a class="page" href="M1542a_Hsueh2018_39.html"&gt;Vue suivante&lt;/a&gt;</text:p>
          </table:table-cell>
          <table:table-cell/>
          <table:table-cell table:style-name="ce19" table:formula="of:=&quot;&lt;tr&gt;&lt;th&gt;&quot;&amp;[.$A$1]&amp;[.G40]&amp;[.$M$1]&amp;&quot;Vue &quot;&amp;[.G40]&amp;&quot;&lt;/a&gt;&lt;/th&gt;&lt;/tr&gt;&quot;" office:value-type="string" office:string-value="&lt;tr&gt;&lt;th&gt;&lt;a class=&quot;page&quot; href=&quot;M1542a_Hsueh2018_39.html&quot;&gt;Vue 39&lt;/a&gt;&lt;/th&gt;&lt;/tr&gt;" calcext:value-type="string">
            <text:p>&lt;tr&gt;&lt;th&gt;&lt;a class="page" href="M1542a_Hsueh2018_39.html"&gt;Vue 3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3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1]&amp;[.C41]&amp;[.D41]&amp;[.E41]&amp;[.F41]&amp;[.G41]&amp;[.H41]" office:value-type="string" office:string-value="&lt;img src=&quot;https://gallica.bnf.fr/ark:/12148/btv1b8624664b/f39.jpeg&quot;&gt;&lt;a class=&quot;page&quot; href=&quot;M1542a_Hsueh2018_38.html&quot;&gt;Vue précédente&lt;/a&gt; - &lt;a class=&quot;page&quot; href=&quot;M1542a_Hsueh2018_menu.html&quot;&gt;Menu&lt;/a&gt; - &lt;a class=&quot;page&quot; href=&quot;M1542a_Hsueh2018_40.html&quot;&gt;Vue suivante&lt;/a&gt;" calcext:value-type="string">
            <text:p>&lt;img src="https://gallica.bnf.fr/ark:/12148/btv1b8624664b/f39.jpeg"&gt;&lt;a class="page" href="M1542a_Hsueh2018_38.html"&gt;Vue précédente&lt;/a&gt; - &lt;a class="page" href="M1542a_Hsueh2018_menu.html"&gt;Menu&lt;/a&gt; - &lt;a class="page" href="M1542a_Hsueh2018_40.html"&gt;Vue suivante&lt;/a&gt;</text:p>
          </table:table-cell>
          <table:table-cell/>
          <table:table-cell table:style-name="ce19" table:formula="of:=&quot;&lt;tr&gt;&lt;th&gt;&quot;&amp;[.$A$1]&amp;[.G41]&amp;[.$M$1]&amp;&quot;Vue &quot;&amp;[.G41]&amp;&quot;&lt;/a&gt;&lt;/th&gt;&lt;/tr&gt;&quot;" office:value-type="string" office:string-value="&lt;tr&gt;&lt;th&gt;&lt;a class=&quot;page&quot; href=&quot;M1542a_Hsueh2018_40.html&quot;&gt;Vue 40&lt;/a&gt;&lt;/th&gt;&lt;/tr&gt;" calcext:value-type="string">
            <text:p>&lt;tr&gt;&lt;th&gt;&lt;a class="page" href="M1542a_Hsueh2018_40.html"&gt;Vue 4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2]&amp;[.C42]&amp;[.D42]&amp;[.E42]&amp;[.F42]&amp;[.G42]&amp;[.H42]" office:value-type="string" office:string-value="&lt;img src=&quot;https://gallica.bnf.fr/ark:/12148/btv1b8624664b/f40.jpeg&quot;&gt;&lt;a class=&quot;page&quot; href=&quot;M1542a_Hsueh2018_39.html&quot;&gt;Vue précédente&lt;/a&gt; - &lt;a class=&quot;page&quot; href=&quot;M1542a_Hsueh2018_menu.html&quot;&gt;Menu&lt;/a&gt; - &lt;a class=&quot;page&quot; href=&quot;M1542a_Hsueh2018_41.html&quot;&gt;Vue suivante&lt;/a&gt;" calcext:value-type="string">
            <text:p>&lt;img src="https://gallica.bnf.fr/ark:/12148/btv1b8624664b/f40.jpeg"&gt;&lt;a class="page" href="M1542a_Hsueh2018_39.html"&gt;Vue précédente&lt;/a&gt; - &lt;a class="page" href="M1542a_Hsueh2018_menu.html"&gt;Menu&lt;/a&gt; - &lt;a class="page" href="M1542a_Hsueh2018_41.html"&gt;Vue suivante&lt;/a&gt;</text:p>
          </table:table-cell>
          <table:table-cell/>
          <table:table-cell table:style-name="ce19" table:formula="of:=&quot;&lt;tr&gt;&lt;th&gt;&quot;&amp;[.$A$1]&amp;[.G42]&amp;[.$M$1]&amp;&quot;Vue &quot;&amp;[.G42]&amp;&quot;&lt;/a&gt;&lt;/th&gt;&lt;/tr&gt;&quot;" office:value-type="string" office:string-value="&lt;tr&gt;&lt;th&gt;&lt;a class=&quot;page&quot; href=&quot;M1542a_Hsueh2018_41.html&quot;&gt;Vue 41&lt;/a&gt;&lt;/th&gt;&lt;/tr&gt;" calcext:value-type="string">
            <text:p>&lt;tr&gt;&lt;th&gt;&lt;a class="page" href="M1542a_Hsueh2018_41.html"&gt;Vue 4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3]&amp;[.C43]&amp;[.D43]&amp;[.E43]&amp;[.F43]&amp;[.G43]&amp;[.H43]" office:value-type="string" office:string-value="&lt;img src=&quot;https://gallica.bnf.fr/ark:/12148/btv1b8624664b/f41.jpeg&quot;&gt;&lt;a class=&quot;page&quot; href=&quot;M1542a_Hsueh2018_40.html&quot;&gt;Vue précédente&lt;/a&gt; - &lt;a class=&quot;page&quot; href=&quot;M1542a_Hsueh2018_menu.html&quot;&gt;Menu&lt;/a&gt; - &lt;a class=&quot;page&quot; href=&quot;M1542a_Hsueh2018_42.html&quot;&gt;Vue suivante&lt;/a&gt;" calcext:value-type="string">
            <text:p>&lt;img src="https://gallica.bnf.fr/ark:/12148/btv1b8624664b/f41.jpeg"&gt;&lt;a class="page" href="M1542a_Hsueh2018_40.html"&gt;Vue précédente&lt;/a&gt; - &lt;a class="page" href="M1542a_Hsueh2018_menu.html"&gt;Menu&lt;/a&gt; - &lt;a class="page" href="M1542a_Hsueh2018_42.html"&gt;Vue suivante&lt;/a&gt;</text:p>
          </table:table-cell>
          <table:table-cell/>
          <table:table-cell table:style-name="ce19" table:formula="of:=&quot;&lt;tr&gt;&lt;th&gt;&quot;&amp;[.$A$1]&amp;[.G43]&amp;[.$M$1]&amp;&quot;Vue &quot;&amp;[.G43]&amp;&quot;&lt;/a&gt;&lt;/th&gt;&lt;/tr&gt;&quot;" office:value-type="string" office:string-value="&lt;tr&gt;&lt;th&gt;&lt;a class=&quot;page&quot; href=&quot;M1542a_Hsueh2018_42.html&quot;&gt;Vue 42&lt;/a&gt;&lt;/th&gt;&lt;/tr&gt;" calcext:value-type="string">
            <text:p>&lt;tr&gt;&lt;th&gt;&lt;a class="page" href="M1542a_Hsueh2018_42.html"&gt;Vue 4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4]&amp;[.C44]&amp;[.D44]&amp;[.E44]&amp;[.F44]&amp;[.G44]&amp;[.H44]" office:value-type="string" office:string-value="&lt;img src=&quot;https://gallica.bnf.fr/ark:/12148/btv1b8624664b/f42.jpeg&quot;&gt;&lt;a class=&quot;page&quot; href=&quot;M1542a_Hsueh2018_41.html&quot;&gt;Vue précédente&lt;/a&gt; - &lt;a class=&quot;page&quot; href=&quot;M1542a_Hsueh2018_menu.html&quot;&gt;Menu&lt;/a&gt; - &lt;a class=&quot;page&quot; href=&quot;M1542a_Hsueh2018_43.html&quot;&gt;Vue suivante&lt;/a&gt;" calcext:value-type="string">
            <text:p>&lt;img src="https://gallica.bnf.fr/ark:/12148/btv1b8624664b/f42.jpeg"&gt;&lt;a class="page" href="M1542a_Hsueh2018_41.html"&gt;Vue précédente&lt;/a&gt; - &lt;a class="page" href="M1542a_Hsueh2018_menu.html"&gt;Menu&lt;/a&gt; - &lt;a class="page" href="M1542a_Hsueh2018_43.html"&gt;Vue suivante&lt;/a&gt;</text:p>
          </table:table-cell>
          <table:table-cell/>
          <table:table-cell table:style-name="ce19" table:formula="of:=&quot;&lt;tr&gt;&lt;th&gt;&quot;&amp;[.$A$1]&amp;[.G44]&amp;[.$M$1]&amp;&quot;Vue &quot;&amp;[.G44]&amp;&quot;&lt;/a&gt;&lt;/th&gt;&lt;/tr&gt;&quot;" office:value-type="string" office:string-value="&lt;tr&gt;&lt;th&gt;&lt;a class=&quot;page&quot; href=&quot;M1542a_Hsueh2018_43.html&quot;&gt;Vue 43&lt;/a&gt;&lt;/th&gt;&lt;/tr&gt;" calcext:value-type="string">
            <text:p>&lt;tr&gt;&lt;th&gt;&lt;a class="page" href="M1542a_Hsueh2018_43.html"&gt;Vue 4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5]&amp;[.C45]&amp;[.D45]&amp;[.E45]&amp;[.F45]&amp;[.G45]&amp;[.H45]" office:value-type="string" office:string-value="&lt;img src=&quot;https://gallica.bnf.fr/ark:/12148/btv1b8624664b/f43.jpeg&quot;&gt;&lt;a class=&quot;page&quot; href=&quot;M1542a_Hsueh2018_42.html&quot;&gt;Vue précédente&lt;/a&gt; - &lt;a class=&quot;page&quot; href=&quot;M1542a_Hsueh2018_menu.html&quot;&gt;Menu&lt;/a&gt; - &lt;a class=&quot;page&quot; href=&quot;M1542a_Hsueh2018_44.html&quot;&gt;Vue suivante&lt;/a&gt;" calcext:value-type="string">
            <text:p>&lt;img src="https://gallica.bnf.fr/ark:/12148/btv1b8624664b/f43.jpeg"&gt;&lt;a class="page" href="M1542a_Hsueh2018_42.html"&gt;Vue précédente&lt;/a&gt; - &lt;a class="page" href="M1542a_Hsueh2018_menu.html"&gt;Menu&lt;/a&gt; - &lt;a class="page" href="M1542a_Hsueh2018_44.html"&gt;Vue suivante&lt;/a&gt;</text:p>
          </table:table-cell>
          <table:table-cell/>
          <table:table-cell table:style-name="ce19" table:formula="of:=&quot;&lt;tr&gt;&lt;th&gt;&quot;&amp;[.$A$1]&amp;[.G45]&amp;[.$M$1]&amp;&quot;Vue &quot;&amp;[.G45]&amp;&quot;&lt;/a&gt;&lt;/th&gt;&lt;/tr&gt;&quot;" office:value-type="string" office:string-value="&lt;tr&gt;&lt;th&gt;&lt;a class=&quot;page&quot; href=&quot;M1542a_Hsueh2018_44.html&quot;&gt;Vue 44&lt;/a&gt;&lt;/th&gt;&lt;/tr&gt;" calcext:value-type="string">
            <text:p>&lt;tr&gt;&lt;th&gt;&lt;a class="page" href="M1542a_Hsueh2018_44.html"&gt;Vue 4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6]&amp;[.C46]&amp;[.D46]&amp;[.E46]&amp;[.F46]&amp;[.G46]&amp;[.H46]" office:value-type="string" office:string-value="&lt;img src=&quot;https://gallica.bnf.fr/ark:/12148/btv1b8624664b/f44.jpeg&quot;&gt;&lt;a class=&quot;page&quot; href=&quot;M1542a_Hsueh2018_43.html&quot;&gt;Vue précédente&lt;/a&gt; - &lt;a class=&quot;page&quot; href=&quot;M1542a_Hsueh2018_menu.html&quot;&gt;Menu&lt;/a&gt; - &lt;a class=&quot;page&quot; href=&quot;M1542a_Hsueh2018_45.html&quot;&gt;Vue suivante&lt;/a&gt;" calcext:value-type="string">
            <text:p>&lt;img src="https://gallica.bnf.fr/ark:/12148/btv1b8624664b/f44.jpeg"&gt;&lt;a class="page" href="M1542a_Hsueh2018_43.html"&gt;Vue précédente&lt;/a&gt; - &lt;a class="page" href="M1542a_Hsueh2018_menu.html"&gt;Menu&lt;/a&gt; - &lt;a class="page" href="M1542a_Hsueh2018_45.html"&gt;Vue suivante&lt;/a&gt;</text:p>
          </table:table-cell>
          <table:table-cell/>
          <table:table-cell table:style-name="ce19" table:formula="of:=&quot;&lt;tr&gt;&lt;th&gt;&quot;&amp;[.$A$1]&amp;[.G46]&amp;[.$M$1]&amp;&quot;Vue &quot;&amp;[.G46]&amp;&quot;&lt;/a&gt;&lt;/th&gt;&lt;/tr&gt;&quot;" office:value-type="string" office:string-value="&lt;tr&gt;&lt;th&gt;&lt;a class=&quot;page&quot; href=&quot;M1542a_Hsueh2018_45.html&quot;&gt;Vue 45&lt;/a&gt;&lt;/th&gt;&lt;/tr&gt;" calcext:value-type="string">
            <text:p>&lt;tr&gt;&lt;th&gt;&lt;a class="page" href="M1542a_Hsueh2018_45.html"&gt;Vue 4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7]&amp;[.C47]&amp;[.D47]&amp;[.E47]&amp;[.F47]&amp;[.G47]&amp;[.H47]" office:value-type="string" office:string-value="&lt;img src=&quot;https://gallica.bnf.fr/ark:/12148/btv1b8624664b/f45.jpeg&quot;&gt;&lt;a class=&quot;page&quot; href=&quot;M1542a_Hsueh2018_44.html&quot;&gt;Vue précédente&lt;/a&gt; - &lt;a class=&quot;page&quot; href=&quot;M1542a_Hsueh2018_menu.html&quot;&gt;Menu&lt;/a&gt; - &lt;a class=&quot;page&quot; href=&quot;M1542a_Hsueh2018_46.html&quot;&gt;Vue suivante&lt;/a&gt;" calcext:value-type="string">
            <text:p>&lt;img src="https://gallica.bnf.fr/ark:/12148/btv1b8624664b/f45.jpeg"&gt;&lt;a class="page" href="M1542a_Hsueh2018_44.html"&gt;Vue précédente&lt;/a&gt; - &lt;a class="page" href="M1542a_Hsueh2018_menu.html"&gt;Menu&lt;/a&gt; - &lt;a class="page" href="M1542a_Hsueh2018_46.html"&gt;Vue suivante&lt;/a&gt;</text:p>
          </table:table-cell>
          <table:table-cell/>
          <table:table-cell table:style-name="ce19" table:formula="of:=&quot;&lt;tr&gt;&lt;th&gt;&quot;&amp;[.$A$1]&amp;[.G47]&amp;[.$M$1]&amp;&quot;Vue &quot;&amp;[.G47]&amp;&quot;&lt;/a&gt;&lt;/th&gt;&lt;/tr&gt;&quot;" office:value-type="string" office:string-value="&lt;tr&gt;&lt;th&gt;&lt;a class=&quot;page&quot; href=&quot;M1542a_Hsueh2018_46.html&quot;&gt;Vue 46&lt;/a&gt;&lt;/th&gt;&lt;/tr&gt;" calcext:value-type="string">
            <text:p>&lt;tr&gt;&lt;th&gt;&lt;a class="page" href="M1542a_Hsueh2018_46.html"&gt;Vue 4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8]&amp;[.C48]&amp;[.D48]&amp;[.E48]&amp;[.F48]&amp;[.G48]&amp;[.H48]" office:value-type="string" office:string-value="&lt;img src=&quot;https://gallica.bnf.fr/ark:/12148/btv1b8624664b/f46.jpeg&quot;&gt;&lt;a class=&quot;page&quot; href=&quot;M1542a_Hsueh2018_45.html&quot;&gt;Vue précédente&lt;/a&gt; - &lt;a class=&quot;page&quot; href=&quot;M1542a_Hsueh2018_menu.html&quot;&gt;Menu&lt;/a&gt; - &lt;a class=&quot;page&quot; href=&quot;M1542a_Hsueh2018_47.html&quot;&gt;Vue suivante&lt;/a&gt;" calcext:value-type="string">
            <text:p>&lt;img src="https://gallica.bnf.fr/ark:/12148/btv1b8624664b/f46.jpeg"&gt;&lt;a class="page" href="M1542a_Hsueh2018_45.html"&gt;Vue précédente&lt;/a&gt; - &lt;a class="page" href="M1542a_Hsueh2018_menu.html"&gt;Menu&lt;/a&gt; - &lt;a class="page" href="M1542a_Hsueh2018_47.html"&gt;Vue suivante&lt;/a&gt;</text:p>
          </table:table-cell>
          <table:table-cell/>
          <table:table-cell table:style-name="ce19" table:formula="of:=&quot;&lt;tr&gt;&lt;th&gt;&quot;&amp;[.$A$1]&amp;[.G48]&amp;[.$M$1]&amp;&quot;Vue &quot;&amp;[.G48]&amp;&quot;&lt;/a&gt;&lt;/th&gt;&lt;/tr&gt;&quot;" office:value-type="string" office:string-value="&lt;tr&gt;&lt;th&gt;&lt;a class=&quot;page&quot; href=&quot;M1542a_Hsueh2018_47.html&quot;&gt;Vue 47&lt;/a&gt;&lt;/th&gt;&lt;/tr&gt;" calcext:value-type="string">
            <text:p>&lt;tr&gt;&lt;th&gt;&lt;a class="page" href="M1542a_Hsueh2018_47.html"&gt;Vue 4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49]&amp;[.C49]&amp;[.D49]&amp;[.E49]&amp;[.F49]&amp;[.G49]&amp;[.H49]" office:value-type="string" office:string-value="&lt;img src=&quot;https://gallica.bnf.fr/ark:/12148/btv1b8624664b/f47.jpeg&quot;&gt;&lt;a class=&quot;page&quot; href=&quot;M1542a_Hsueh2018_46.html&quot;&gt;Vue précédente&lt;/a&gt; - &lt;a class=&quot;page&quot; href=&quot;M1542a_Hsueh2018_menu.html&quot;&gt;Menu&lt;/a&gt; - &lt;a class=&quot;page&quot; href=&quot;M1542a_Hsueh2018_48.html&quot;&gt;Vue suivante&lt;/a&gt;" calcext:value-type="string">
            <text:p>&lt;img src="https://gallica.bnf.fr/ark:/12148/btv1b8624664b/f47.jpeg"&gt;&lt;a class="page" href="M1542a_Hsueh2018_46.html"&gt;Vue précédente&lt;/a&gt; - &lt;a class="page" href="M1542a_Hsueh2018_menu.html"&gt;Menu&lt;/a&gt; - &lt;a class="page" href="M1542a_Hsueh2018_48.html"&gt;Vue suivante&lt;/a&gt;</text:p>
          </table:table-cell>
          <table:table-cell/>
          <table:table-cell table:style-name="ce19" table:formula="of:=&quot;&lt;tr&gt;&lt;th&gt;&quot;&amp;[.$A$1]&amp;[.G49]&amp;[.$M$1]&amp;&quot;Vue &quot;&amp;[.G49]&amp;&quot;&lt;/a&gt;&lt;/th&gt;&lt;/tr&gt;&quot;" office:value-type="string" office:string-value="&lt;tr&gt;&lt;th&gt;&lt;a class=&quot;page&quot; href=&quot;M1542a_Hsueh2018_48.html&quot;&gt;Vue 48&lt;/a&gt;&lt;/th&gt;&lt;/tr&gt;" calcext:value-type="string">
            <text:p>&lt;tr&gt;&lt;th&gt;&lt;a class="page" href="M1542a_Hsueh2018_48.html"&gt;Vue 4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0]&amp;[.C50]&amp;[.D50]&amp;[.E50]&amp;[.F50]&amp;[.G50]&amp;[.H50]" office:value-type="string" office:string-value="&lt;img src=&quot;https://gallica.bnf.fr/ark:/12148/btv1b8624664b/f48.jpeg&quot;&gt;&lt;a class=&quot;page&quot; href=&quot;M1542a_Hsueh2018_47.html&quot;&gt;Vue précédente&lt;/a&gt; - &lt;a class=&quot;page&quot; href=&quot;M1542a_Hsueh2018_menu.html&quot;&gt;Menu&lt;/a&gt; - &lt;a class=&quot;page&quot; href=&quot;M1542a_Hsueh2018_49.html&quot;&gt;Vue suivante&lt;/a&gt;" calcext:value-type="string">
            <text:p>&lt;img src="https://gallica.bnf.fr/ark:/12148/btv1b8624664b/f48.jpeg"&gt;&lt;a class="page" href="M1542a_Hsueh2018_47.html"&gt;Vue précédente&lt;/a&gt; - &lt;a class="page" href="M1542a_Hsueh2018_menu.html"&gt;Menu&lt;/a&gt; - &lt;a class="page" href="M1542a_Hsueh2018_49.html"&gt;Vue suivante&lt;/a&gt;</text:p>
          </table:table-cell>
          <table:table-cell/>
          <table:table-cell table:style-name="ce19" table:formula="of:=&quot;&lt;tr&gt;&lt;th&gt;&quot;&amp;[.$A$1]&amp;[.G50]&amp;[.$M$1]&amp;&quot;Vue &quot;&amp;[.G50]&amp;&quot;&lt;/a&gt;&lt;/th&gt;&lt;/tr&gt;&quot;" office:value-type="string" office:string-value="&lt;tr&gt;&lt;th&gt;&lt;a class=&quot;page&quot; href=&quot;M1542a_Hsueh2018_49.html&quot;&gt;Vue 49&lt;/a&gt;&lt;/th&gt;&lt;/tr&gt;" calcext:value-type="string">
            <text:p>&lt;tr&gt;&lt;th&gt;&lt;a class="page" href="M1542a_Hsueh2018_49.html"&gt;Vue 4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4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1]&amp;[.C51]&amp;[.D51]&amp;[.E51]&amp;[.F51]&amp;[.G51]&amp;[.H51]" office:value-type="string" office:string-value="&lt;img src=&quot;https://gallica.bnf.fr/ark:/12148/btv1b8624664b/f49.jpeg&quot;&gt;&lt;a class=&quot;page&quot; href=&quot;M1542a_Hsueh2018_48.html&quot;&gt;Vue précédente&lt;/a&gt; - &lt;a class=&quot;page&quot; href=&quot;M1542a_Hsueh2018_menu.html&quot;&gt;Menu&lt;/a&gt; - &lt;a class=&quot;page&quot; href=&quot;M1542a_Hsueh2018_50.html&quot;&gt;Vue suivante&lt;/a&gt;" calcext:value-type="string">
            <text:p>&lt;img src="https://gallica.bnf.fr/ark:/12148/btv1b8624664b/f49.jpeg"&gt;&lt;a class="page" href="M1542a_Hsueh2018_48.html"&gt;Vue précédente&lt;/a&gt; - &lt;a class="page" href="M1542a_Hsueh2018_menu.html"&gt;Menu&lt;/a&gt; - &lt;a class="page" href="M1542a_Hsueh2018_50.html"&gt;Vue suivante&lt;/a&gt;</text:p>
          </table:table-cell>
          <table:table-cell/>
          <table:table-cell table:style-name="ce19" table:formula="of:=&quot;&lt;tr&gt;&lt;th&gt;&quot;&amp;[.$A$1]&amp;[.G51]&amp;[.$M$1]&amp;&quot;Vue &quot;&amp;[.G51]&amp;&quot;&lt;/a&gt;&lt;/th&gt;&lt;/tr&gt;&quot;" office:value-type="string" office:string-value="&lt;tr&gt;&lt;th&gt;&lt;a class=&quot;page&quot; href=&quot;M1542a_Hsueh2018_50.html&quot;&gt;Vue 50&lt;/a&gt;&lt;/th&gt;&lt;/tr&gt;" calcext:value-type="string">
            <text:p>&lt;tr&gt;&lt;th&gt;&lt;a class="page" href="M1542a_Hsueh2018_50.html"&gt;Vue 5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2]&amp;[.C52]&amp;[.D52]&amp;[.E52]&amp;[.F52]&amp;[.G52]&amp;[.H52]" office:value-type="string" office:string-value="&lt;img src=&quot;https://gallica.bnf.fr/ark:/12148/btv1b8624664b/f50.jpeg&quot;&gt;&lt;a class=&quot;page&quot; href=&quot;M1542a_Hsueh2018_49.html&quot;&gt;Vue précédente&lt;/a&gt; - &lt;a class=&quot;page&quot; href=&quot;M1542a_Hsueh2018_menu.html&quot;&gt;Menu&lt;/a&gt; - &lt;a class=&quot;page&quot; href=&quot;M1542a_Hsueh2018_51.html&quot;&gt;Vue suivante&lt;/a&gt;" calcext:value-type="string">
            <text:p>&lt;img src="https://gallica.bnf.fr/ark:/12148/btv1b8624664b/f50.jpeg"&gt;&lt;a class="page" href="M1542a_Hsueh2018_49.html"&gt;Vue précédente&lt;/a&gt; - &lt;a class="page" href="M1542a_Hsueh2018_menu.html"&gt;Menu&lt;/a&gt; - &lt;a class="page" href="M1542a_Hsueh2018_51.html"&gt;Vue suivante&lt;/a&gt;</text:p>
          </table:table-cell>
          <table:table-cell/>
          <table:table-cell table:style-name="ce19" table:formula="of:=&quot;&lt;tr&gt;&lt;th&gt;&quot;&amp;[.$A$1]&amp;[.G52]&amp;[.$M$1]&amp;&quot;Vue &quot;&amp;[.G52]&amp;&quot;&lt;/a&gt;&lt;/th&gt;&lt;/tr&gt;&quot;" office:value-type="string" office:string-value="&lt;tr&gt;&lt;th&gt;&lt;a class=&quot;page&quot; href=&quot;M1542a_Hsueh2018_51.html&quot;&gt;Vue 51&lt;/a&gt;&lt;/th&gt;&lt;/tr&gt;" calcext:value-type="string">
            <text:p>&lt;tr&gt;&lt;th&gt;&lt;a class="page" href="M1542a_Hsueh2018_51.html"&gt;Vue 5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3]&amp;[.C53]&amp;[.D53]&amp;[.E53]&amp;[.F53]&amp;[.G53]&amp;[.H53]" office:value-type="string" office:string-value="&lt;img src=&quot;https://gallica.bnf.fr/ark:/12148/btv1b8624664b/f51.jpeg&quot;&gt;&lt;a class=&quot;page&quot; href=&quot;M1542a_Hsueh2018_50.html&quot;&gt;Vue précédente&lt;/a&gt; - &lt;a class=&quot;page&quot; href=&quot;M1542a_Hsueh2018_menu.html&quot;&gt;Menu&lt;/a&gt; - &lt;a class=&quot;page&quot; href=&quot;M1542a_Hsueh2018_52.html&quot;&gt;Vue suivante&lt;/a&gt;" calcext:value-type="string">
            <text:p>&lt;img src="https://gallica.bnf.fr/ark:/12148/btv1b8624664b/f51.jpeg"&gt;&lt;a class="page" href="M1542a_Hsueh2018_50.html"&gt;Vue précédente&lt;/a&gt; - &lt;a class="page" href="M1542a_Hsueh2018_menu.html"&gt;Menu&lt;/a&gt; - &lt;a class="page" href="M1542a_Hsueh2018_52.html"&gt;Vue suivante&lt;/a&gt;</text:p>
          </table:table-cell>
          <table:table-cell/>
          <table:table-cell table:style-name="ce19" table:formula="of:=&quot;&lt;tr&gt;&lt;th&gt;&quot;&amp;[.$A$1]&amp;[.G53]&amp;[.$M$1]&amp;&quot;Vue &quot;&amp;[.G53]&amp;&quot;&lt;/a&gt;&lt;/th&gt;&lt;/tr&gt;&quot;" office:value-type="string" office:string-value="&lt;tr&gt;&lt;th&gt;&lt;a class=&quot;page&quot; href=&quot;M1542a_Hsueh2018_52.html&quot;&gt;Vue 52&lt;/a&gt;&lt;/th&gt;&lt;/tr&gt;" calcext:value-type="string">
            <text:p>&lt;tr&gt;&lt;th&gt;&lt;a class="page" href="M1542a_Hsueh2018_52.html"&gt;Vue 5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4]&amp;[.C54]&amp;[.D54]&amp;[.E54]&amp;[.F54]&amp;[.G54]&amp;[.H54]" office:value-type="string" office:string-value="&lt;img src=&quot;https://gallica.bnf.fr/ark:/12148/btv1b8624664b/f52.jpeg&quot;&gt;&lt;a class=&quot;page&quot; href=&quot;M1542a_Hsueh2018_51.html&quot;&gt;Vue précédente&lt;/a&gt; - &lt;a class=&quot;page&quot; href=&quot;M1542a_Hsueh2018_menu.html&quot;&gt;Menu&lt;/a&gt; - &lt;a class=&quot;page&quot; href=&quot;M1542a_Hsueh2018_53.html&quot;&gt;Vue suivante&lt;/a&gt;" calcext:value-type="string">
            <text:p>&lt;img src="https://gallica.bnf.fr/ark:/12148/btv1b8624664b/f52.jpeg"&gt;&lt;a class="page" href="M1542a_Hsueh2018_51.html"&gt;Vue précédente&lt;/a&gt; - &lt;a class="page" href="M1542a_Hsueh2018_menu.html"&gt;Menu&lt;/a&gt; - &lt;a class="page" href="M1542a_Hsueh2018_53.html"&gt;Vue suivante&lt;/a&gt;</text:p>
          </table:table-cell>
          <table:table-cell/>
          <table:table-cell table:style-name="ce19" table:formula="of:=&quot;&lt;tr&gt;&lt;th&gt;&quot;&amp;[.$A$1]&amp;[.G54]&amp;[.$M$1]&amp;&quot;Vue &quot;&amp;[.G54]&amp;&quot;&lt;/a&gt;&lt;/th&gt;&lt;/tr&gt;&quot;" office:value-type="string" office:string-value="&lt;tr&gt;&lt;th&gt;&lt;a class=&quot;page&quot; href=&quot;M1542a_Hsueh2018_53.html&quot;&gt;Vue 53&lt;/a&gt;&lt;/th&gt;&lt;/tr&gt;" calcext:value-type="string">
            <text:p>&lt;tr&gt;&lt;th&gt;&lt;a class="page" href="M1542a_Hsueh2018_53.html"&gt;Vue 5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5]&amp;[.C55]&amp;[.D55]&amp;[.E55]&amp;[.F55]&amp;[.G55]&amp;[.H55]" office:value-type="string" office:string-value="&lt;img src=&quot;https://gallica.bnf.fr/ark:/12148/btv1b8624664b/f53.jpeg&quot;&gt;&lt;a class=&quot;page&quot; href=&quot;M1542a_Hsueh2018_52.html&quot;&gt;Vue précédente&lt;/a&gt; - &lt;a class=&quot;page&quot; href=&quot;M1542a_Hsueh2018_menu.html&quot;&gt;Menu&lt;/a&gt; - &lt;a class=&quot;page&quot; href=&quot;M1542a_Hsueh2018_54.html&quot;&gt;Vue suivante&lt;/a&gt;" calcext:value-type="string">
            <text:p>&lt;img src="https://gallica.bnf.fr/ark:/12148/btv1b8624664b/f53.jpeg"&gt;&lt;a class="page" href="M1542a_Hsueh2018_52.html"&gt;Vue précédente&lt;/a&gt; - &lt;a class="page" href="M1542a_Hsueh2018_menu.html"&gt;Menu&lt;/a&gt; - &lt;a class="page" href="M1542a_Hsueh2018_54.html"&gt;Vue suivante&lt;/a&gt;</text:p>
          </table:table-cell>
          <table:table-cell/>
          <table:table-cell table:style-name="ce19" table:formula="of:=&quot;&lt;tr&gt;&lt;th&gt;&quot;&amp;[.$A$1]&amp;[.G55]&amp;[.$M$1]&amp;&quot;Vue &quot;&amp;[.G55]&amp;&quot;&lt;/a&gt;&lt;/th&gt;&lt;/tr&gt;&quot;" office:value-type="string" office:string-value="&lt;tr&gt;&lt;th&gt;&lt;a class=&quot;page&quot; href=&quot;M1542a_Hsueh2018_54.html&quot;&gt;Vue 54&lt;/a&gt;&lt;/th&gt;&lt;/tr&gt;" calcext:value-type="string">
            <text:p>&lt;tr&gt;&lt;th&gt;&lt;a class="page" href="M1542a_Hsueh2018_54.html"&gt;Vue 5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6]&amp;[.C56]&amp;[.D56]&amp;[.E56]&amp;[.F56]&amp;[.G56]&amp;[.H56]" office:value-type="string" office:string-value="&lt;img src=&quot;https://gallica.bnf.fr/ark:/12148/btv1b8624664b/f54.jpeg&quot;&gt;&lt;a class=&quot;page&quot; href=&quot;M1542a_Hsueh2018_53.html&quot;&gt;Vue précédente&lt;/a&gt; - &lt;a class=&quot;page&quot; href=&quot;M1542a_Hsueh2018_menu.html&quot;&gt;Menu&lt;/a&gt; - &lt;a class=&quot;page&quot; href=&quot;M1542a_Hsueh2018_55.html&quot;&gt;Vue suivante&lt;/a&gt;" calcext:value-type="string">
            <text:p>&lt;img src="https://gallica.bnf.fr/ark:/12148/btv1b8624664b/f54.jpeg"&gt;&lt;a class="page" href="M1542a_Hsueh2018_53.html"&gt;Vue précédente&lt;/a&gt; - &lt;a class="page" href="M1542a_Hsueh2018_menu.html"&gt;Menu&lt;/a&gt; - &lt;a class="page" href="M1542a_Hsueh2018_55.html"&gt;Vue suivante&lt;/a&gt;</text:p>
          </table:table-cell>
          <table:table-cell/>
          <table:table-cell table:style-name="ce19" table:formula="of:=&quot;&lt;tr&gt;&lt;th&gt;&quot;&amp;[.$A$1]&amp;[.G56]&amp;[.$M$1]&amp;&quot;Vue &quot;&amp;[.G56]&amp;&quot;&lt;/a&gt;&lt;/th&gt;&lt;/tr&gt;&quot;" office:value-type="string" office:string-value="&lt;tr&gt;&lt;th&gt;&lt;a class=&quot;page&quot; href=&quot;M1542a_Hsueh2018_55.html&quot;&gt;Vue 55&lt;/a&gt;&lt;/th&gt;&lt;/tr&gt;" calcext:value-type="string">
            <text:p>&lt;tr&gt;&lt;th&gt;&lt;a class="page" href="M1542a_Hsueh2018_55.html"&gt;Vue 5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7]&amp;[.C57]&amp;[.D57]&amp;[.E57]&amp;[.F57]&amp;[.G57]&amp;[.H57]" office:value-type="string" office:string-value="&lt;img src=&quot;https://gallica.bnf.fr/ark:/12148/btv1b8624664b/f55.jpeg&quot;&gt;&lt;a class=&quot;page&quot; href=&quot;M1542a_Hsueh2018_54.html&quot;&gt;Vue précédente&lt;/a&gt; - &lt;a class=&quot;page&quot; href=&quot;M1542a_Hsueh2018_menu.html&quot;&gt;Menu&lt;/a&gt; - &lt;a class=&quot;page&quot; href=&quot;M1542a_Hsueh2018_56.html&quot;&gt;Vue suivante&lt;/a&gt;" calcext:value-type="string">
            <text:p>&lt;img src="https://gallica.bnf.fr/ark:/12148/btv1b8624664b/f55.jpeg"&gt;&lt;a class="page" href="M1542a_Hsueh2018_54.html"&gt;Vue précédente&lt;/a&gt; - &lt;a class="page" href="M1542a_Hsueh2018_menu.html"&gt;Menu&lt;/a&gt; - &lt;a class="page" href="M1542a_Hsueh2018_56.html"&gt;Vue suivante&lt;/a&gt;</text:p>
          </table:table-cell>
          <table:table-cell/>
          <table:table-cell table:style-name="ce19" table:formula="of:=&quot;&lt;tr&gt;&lt;th&gt;&quot;&amp;[.$A$1]&amp;[.G57]&amp;[.$M$1]&amp;&quot;Vue &quot;&amp;[.G57]&amp;&quot;&lt;/a&gt;&lt;/th&gt;&lt;/tr&gt;&quot;" office:value-type="string" office:string-value="&lt;tr&gt;&lt;th&gt;&lt;a class=&quot;page&quot; href=&quot;M1542a_Hsueh2018_56.html&quot;&gt;Vue 56&lt;/a&gt;&lt;/th&gt;&lt;/tr&gt;" calcext:value-type="string">
            <text:p>&lt;tr&gt;&lt;th&gt;&lt;a class="page" href="M1542a_Hsueh2018_56.html"&gt;Vue 5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8]&amp;[.C58]&amp;[.D58]&amp;[.E58]&amp;[.F58]&amp;[.G58]&amp;[.H58]" office:value-type="string" office:string-value="&lt;img src=&quot;https://gallica.bnf.fr/ark:/12148/btv1b8624664b/f56.jpeg&quot;&gt;&lt;a class=&quot;page&quot; href=&quot;M1542a_Hsueh2018_55.html&quot;&gt;Vue précédente&lt;/a&gt; - &lt;a class=&quot;page&quot; href=&quot;M1542a_Hsueh2018_menu.html&quot;&gt;Menu&lt;/a&gt; - &lt;a class=&quot;page&quot; href=&quot;M1542a_Hsueh2018_57.html&quot;&gt;Vue suivante&lt;/a&gt;" calcext:value-type="string">
            <text:p>&lt;img src="https://gallica.bnf.fr/ark:/12148/btv1b8624664b/f56.jpeg"&gt;&lt;a class="page" href="M1542a_Hsueh2018_55.html"&gt;Vue précédente&lt;/a&gt; - &lt;a class="page" href="M1542a_Hsueh2018_menu.html"&gt;Menu&lt;/a&gt; - &lt;a class="page" href="M1542a_Hsueh2018_57.html"&gt;Vue suivante&lt;/a&gt;</text:p>
          </table:table-cell>
          <table:table-cell/>
          <table:table-cell table:style-name="ce19" table:formula="of:=&quot;&lt;tr&gt;&lt;th&gt;&quot;&amp;[.$A$1]&amp;[.G58]&amp;[.$M$1]&amp;&quot;Vue &quot;&amp;[.G58]&amp;&quot;&lt;/a&gt;&lt;/th&gt;&lt;/tr&gt;&quot;" office:value-type="string" office:string-value="&lt;tr&gt;&lt;th&gt;&lt;a class=&quot;page&quot; href=&quot;M1542a_Hsueh2018_57.html&quot;&gt;Vue 57&lt;/a&gt;&lt;/th&gt;&lt;/tr&gt;" calcext:value-type="string">
            <text:p>&lt;tr&gt;&lt;th&gt;&lt;a class="page" href="M1542a_Hsueh2018_57.html"&gt;Vue 5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59]&amp;[.C59]&amp;[.D59]&amp;[.E59]&amp;[.F59]&amp;[.G59]&amp;[.H59]" office:value-type="string" office:string-value="&lt;img src=&quot;https://gallica.bnf.fr/ark:/12148/btv1b8624664b/f57.jpeg&quot;&gt;&lt;a class=&quot;page&quot; href=&quot;M1542a_Hsueh2018_56.html&quot;&gt;Vue précédente&lt;/a&gt; - &lt;a class=&quot;page&quot; href=&quot;M1542a_Hsueh2018_menu.html&quot;&gt;Menu&lt;/a&gt; - &lt;a class=&quot;page&quot; href=&quot;M1542a_Hsueh2018_58.html&quot;&gt;Vue suivante&lt;/a&gt;" calcext:value-type="string">
            <text:p>&lt;img src="https://gallica.bnf.fr/ark:/12148/btv1b8624664b/f57.jpeg"&gt;&lt;a class="page" href="M1542a_Hsueh2018_56.html"&gt;Vue précédente&lt;/a&gt; - &lt;a class="page" href="M1542a_Hsueh2018_menu.html"&gt;Menu&lt;/a&gt; - &lt;a class="page" href="M1542a_Hsueh2018_58.html"&gt;Vue suivante&lt;/a&gt;</text:p>
          </table:table-cell>
          <table:table-cell/>
          <table:table-cell table:style-name="ce19" table:formula="of:=&quot;&lt;tr&gt;&lt;th&gt;&quot;&amp;[.$A$1]&amp;[.G59]&amp;[.$M$1]&amp;&quot;Vue &quot;&amp;[.G59]&amp;&quot;&lt;/a&gt;&lt;/th&gt;&lt;/tr&gt;&quot;" office:value-type="string" office:string-value="&lt;tr&gt;&lt;th&gt;&lt;a class=&quot;page&quot; href=&quot;M1542a_Hsueh2018_58.html&quot;&gt;Vue 58&lt;/a&gt;&lt;/th&gt;&lt;/tr&gt;" calcext:value-type="string">
            <text:p>&lt;tr&gt;&lt;th&gt;&lt;a class="page" href="M1542a_Hsueh2018_58.html"&gt;Vue 5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0]&amp;[.C60]&amp;[.D60]&amp;[.E60]&amp;[.F60]&amp;[.G60]&amp;[.H60]" office:value-type="string" office:string-value="&lt;img src=&quot;https://gallica.bnf.fr/ark:/12148/btv1b8624664b/f58.jpeg&quot;&gt;&lt;a class=&quot;page&quot; href=&quot;M1542a_Hsueh2018_57.html&quot;&gt;Vue précédente&lt;/a&gt; - &lt;a class=&quot;page&quot; href=&quot;M1542a_Hsueh2018_menu.html&quot;&gt;Menu&lt;/a&gt; - &lt;a class=&quot;page&quot; href=&quot;M1542a_Hsueh2018_59.html&quot;&gt;Vue suivante&lt;/a&gt;" calcext:value-type="string">
            <text:p>&lt;img src="https://gallica.bnf.fr/ark:/12148/btv1b8624664b/f58.jpeg"&gt;&lt;a class="page" href="M1542a_Hsueh2018_57.html"&gt;Vue précédente&lt;/a&gt; - &lt;a class="page" href="M1542a_Hsueh2018_menu.html"&gt;Menu&lt;/a&gt; - &lt;a class="page" href="M1542a_Hsueh2018_59.html"&gt;Vue suivante&lt;/a&gt;</text:p>
          </table:table-cell>
          <table:table-cell/>
          <table:table-cell table:style-name="ce19" table:formula="of:=&quot;&lt;tr&gt;&lt;th&gt;&quot;&amp;[.$A$1]&amp;[.G60]&amp;[.$M$1]&amp;&quot;Vue &quot;&amp;[.G60]&amp;&quot;&lt;/a&gt;&lt;/th&gt;&lt;/tr&gt;&quot;" office:value-type="string" office:string-value="&lt;tr&gt;&lt;th&gt;&lt;a class=&quot;page&quot; href=&quot;M1542a_Hsueh2018_59.html&quot;&gt;Vue 59&lt;/a&gt;&lt;/th&gt;&lt;/tr&gt;" calcext:value-type="string">
            <text:p>&lt;tr&gt;&lt;th&gt;&lt;a class="page" href="M1542a_Hsueh2018_59.html"&gt;Vue 5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5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1]&amp;[.C61]&amp;[.D61]&amp;[.E61]&amp;[.F61]&amp;[.G61]&amp;[.H61]" office:value-type="string" office:string-value="&lt;img src=&quot;https://gallica.bnf.fr/ark:/12148/btv1b8624664b/f59.jpeg&quot;&gt;&lt;a class=&quot;page&quot; href=&quot;M1542a_Hsueh2018_58.html&quot;&gt;Vue précédente&lt;/a&gt; - &lt;a class=&quot;page&quot; href=&quot;M1542a_Hsueh2018_menu.html&quot;&gt;Menu&lt;/a&gt; - &lt;a class=&quot;page&quot; href=&quot;M1542a_Hsueh2018_60.html&quot;&gt;Vue suivante&lt;/a&gt;" calcext:value-type="string">
            <text:p>&lt;img src="https://gallica.bnf.fr/ark:/12148/btv1b8624664b/f59.jpeg"&gt;&lt;a class="page" href="M1542a_Hsueh2018_58.html"&gt;Vue précédente&lt;/a&gt; - &lt;a class="page" href="M1542a_Hsueh2018_menu.html"&gt;Menu&lt;/a&gt; - &lt;a class="page" href="M1542a_Hsueh2018_60.html"&gt;Vue suivante&lt;/a&gt;</text:p>
          </table:table-cell>
          <table:table-cell/>
          <table:table-cell table:style-name="ce19" table:formula="of:=&quot;&lt;tr&gt;&lt;th&gt;&quot;&amp;[.$A$1]&amp;[.G61]&amp;[.$M$1]&amp;&quot;Vue &quot;&amp;[.G61]&amp;&quot;&lt;/a&gt;&lt;/th&gt;&lt;/tr&gt;&quot;" office:value-type="string" office:string-value="&lt;tr&gt;&lt;th&gt;&lt;a class=&quot;page&quot; href=&quot;M1542a_Hsueh2018_60.html&quot;&gt;Vue 60&lt;/a&gt;&lt;/th&gt;&lt;/tr&gt;" calcext:value-type="string">
            <text:p>&lt;tr&gt;&lt;th&gt;&lt;a class="page" href="M1542a_Hsueh2018_60.html"&gt;Vue 6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2]&amp;[.C62]&amp;[.D62]&amp;[.E62]&amp;[.F62]&amp;[.G62]&amp;[.H62]" office:value-type="string" office:string-value="&lt;img src=&quot;https://gallica.bnf.fr/ark:/12148/btv1b8624664b/f60.jpeg&quot;&gt;&lt;a class=&quot;page&quot; href=&quot;M1542a_Hsueh2018_59.html&quot;&gt;Vue précédente&lt;/a&gt; - &lt;a class=&quot;page&quot; href=&quot;M1542a_Hsueh2018_menu.html&quot;&gt;Menu&lt;/a&gt; - &lt;a class=&quot;page&quot; href=&quot;M1542a_Hsueh2018_61.html&quot;&gt;Vue suivante&lt;/a&gt;" calcext:value-type="string">
            <text:p>&lt;img src="https://gallica.bnf.fr/ark:/12148/btv1b8624664b/f60.jpeg"&gt;&lt;a class="page" href="M1542a_Hsueh2018_59.html"&gt;Vue précédente&lt;/a&gt; - &lt;a class="page" href="M1542a_Hsueh2018_menu.html"&gt;Menu&lt;/a&gt; - &lt;a class="page" href="M1542a_Hsueh2018_61.html"&gt;Vue suivante&lt;/a&gt;</text:p>
          </table:table-cell>
          <table:table-cell/>
          <table:table-cell table:style-name="ce19" table:formula="of:=&quot;&lt;tr&gt;&lt;th&gt;&quot;&amp;[.$A$1]&amp;[.G62]&amp;[.$M$1]&amp;&quot;Vue &quot;&amp;[.G62]&amp;&quot;&lt;/a&gt;&lt;/th&gt;&lt;/tr&gt;&quot;" office:value-type="string" office:string-value="&lt;tr&gt;&lt;th&gt;&lt;a class=&quot;page&quot; href=&quot;M1542a_Hsueh2018_61.html&quot;&gt;Vue 61&lt;/a&gt;&lt;/th&gt;&lt;/tr&gt;" calcext:value-type="string">
            <text:p>&lt;tr&gt;&lt;th&gt;&lt;a class="page" href="M1542a_Hsueh2018_61.html"&gt;Vue 6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3]&amp;[.C63]&amp;[.D63]&amp;[.E63]&amp;[.F63]&amp;[.G63]&amp;[.H63]" office:value-type="string" office:string-value="&lt;img src=&quot;https://gallica.bnf.fr/ark:/12148/btv1b8624664b/f61.jpeg&quot;&gt;&lt;a class=&quot;page&quot; href=&quot;M1542a_Hsueh2018_60.html&quot;&gt;Vue précédente&lt;/a&gt; - &lt;a class=&quot;page&quot; href=&quot;M1542a_Hsueh2018_menu.html&quot;&gt;Menu&lt;/a&gt; - &lt;a class=&quot;page&quot; href=&quot;M1542a_Hsueh2018_62.html&quot;&gt;Vue suivante&lt;/a&gt;" calcext:value-type="string">
            <text:p>&lt;img src="https://gallica.bnf.fr/ark:/12148/btv1b8624664b/f61.jpeg"&gt;&lt;a class="page" href="M1542a_Hsueh2018_60.html"&gt;Vue précédente&lt;/a&gt; - &lt;a class="page" href="M1542a_Hsueh2018_menu.html"&gt;Menu&lt;/a&gt; - &lt;a class="page" href="M1542a_Hsueh2018_62.html"&gt;Vue suivante&lt;/a&gt;</text:p>
          </table:table-cell>
          <table:table-cell/>
          <table:table-cell table:style-name="ce19" table:formula="of:=&quot;&lt;tr&gt;&lt;th&gt;&quot;&amp;[.$A$1]&amp;[.G63]&amp;[.$M$1]&amp;&quot;Vue &quot;&amp;[.G63]&amp;&quot;&lt;/a&gt;&lt;/th&gt;&lt;/tr&gt;&quot;" office:value-type="string" office:string-value="&lt;tr&gt;&lt;th&gt;&lt;a class=&quot;page&quot; href=&quot;M1542a_Hsueh2018_62.html&quot;&gt;Vue 62&lt;/a&gt;&lt;/th&gt;&lt;/tr&gt;" calcext:value-type="string">
            <text:p>&lt;tr&gt;&lt;th&gt;&lt;a class="page" href="M1542a_Hsueh2018_62.html"&gt;Vue 6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4]&amp;[.C64]&amp;[.D64]&amp;[.E64]&amp;[.F64]&amp;[.G64]&amp;[.H64]" office:value-type="string" office:string-value="&lt;img src=&quot;https://gallica.bnf.fr/ark:/12148/btv1b8624664b/f62.jpeg&quot;&gt;&lt;a class=&quot;page&quot; href=&quot;M1542a_Hsueh2018_61.html&quot;&gt;Vue précédente&lt;/a&gt; - &lt;a class=&quot;page&quot; href=&quot;M1542a_Hsueh2018_menu.html&quot;&gt;Menu&lt;/a&gt; - &lt;a class=&quot;page&quot; href=&quot;M1542a_Hsueh2018_63.html&quot;&gt;Vue suivante&lt;/a&gt;" calcext:value-type="string">
            <text:p>&lt;img src="https://gallica.bnf.fr/ark:/12148/btv1b8624664b/f62.jpeg"&gt;&lt;a class="page" href="M1542a_Hsueh2018_61.html"&gt;Vue précédente&lt;/a&gt; - &lt;a class="page" href="M1542a_Hsueh2018_menu.html"&gt;Menu&lt;/a&gt; - &lt;a class="page" href="M1542a_Hsueh2018_63.html"&gt;Vue suivante&lt;/a&gt;</text:p>
          </table:table-cell>
          <table:table-cell/>
          <table:table-cell table:style-name="ce19" table:formula="of:=&quot;&lt;tr&gt;&lt;th&gt;&quot;&amp;[.$A$1]&amp;[.G64]&amp;[.$M$1]&amp;&quot;Vue &quot;&amp;[.G64]&amp;&quot;&lt;/a&gt;&lt;/th&gt;&lt;/tr&gt;&quot;" office:value-type="string" office:string-value="&lt;tr&gt;&lt;th&gt;&lt;a class=&quot;page&quot; href=&quot;M1542a_Hsueh2018_63.html&quot;&gt;Vue 63&lt;/a&gt;&lt;/th&gt;&lt;/tr&gt;" calcext:value-type="string">
            <text:p>&lt;tr&gt;&lt;th&gt;&lt;a class="page" href="M1542a_Hsueh2018_63.html"&gt;Vue 6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5]&amp;[.C65]&amp;[.D65]&amp;[.E65]&amp;[.F65]&amp;[.G65]&amp;[.H65]" office:value-type="string" office:string-value="&lt;img src=&quot;https://gallica.bnf.fr/ark:/12148/btv1b8624664b/f63.jpeg&quot;&gt;&lt;a class=&quot;page&quot; href=&quot;M1542a_Hsueh2018_62.html&quot;&gt;Vue précédente&lt;/a&gt; - &lt;a class=&quot;page&quot; href=&quot;M1542a_Hsueh2018_menu.html&quot;&gt;Menu&lt;/a&gt; - &lt;a class=&quot;page&quot; href=&quot;M1542a_Hsueh2018_64.html&quot;&gt;Vue suivante&lt;/a&gt;" calcext:value-type="string">
            <text:p>&lt;img src="https://gallica.bnf.fr/ark:/12148/btv1b8624664b/f63.jpeg"&gt;&lt;a class="page" href="M1542a_Hsueh2018_62.html"&gt;Vue précédente&lt;/a&gt; - &lt;a class="page" href="M1542a_Hsueh2018_menu.html"&gt;Menu&lt;/a&gt; - &lt;a class="page" href="M1542a_Hsueh2018_64.html"&gt;Vue suivante&lt;/a&gt;</text:p>
          </table:table-cell>
          <table:table-cell/>
          <table:table-cell table:style-name="ce19" table:formula="of:=&quot;&lt;tr&gt;&lt;th&gt;&quot;&amp;[.$A$1]&amp;[.G65]&amp;[.$M$1]&amp;&quot;Vue &quot;&amp;[.G65]&amp;&quot;&lt;/a&gt;&lt;/th&gt;&lt;/tr&gt;&quot;" office:value-type="string" office:string-value="&lt;tr&gt;&lt;th&gt;&lt;a class=&quot;page&quot; href=&quot;M1542a_Hsueh2018_64.html&quot;&gt;Vue 64&lt;/a&gt;&lt;/th&gt;&lt;/tr&gt;" calcext:value-type="string">
            <text:p>&lt;tr&gt;&lt;th&gt;&lt;a class="page" href="M1542a_Hsueh2018_64.html"&gt;Vue 6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4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6]&amp;[.C66]&amp;[.D66]&amp;[.E66]&amp;[.F66]&amp;[.G66]&amp;[.H66]" office:value-type="string" office:string-value="&lt;img src=&quot;https://gallica.bnf.fr/ark:/12148/btv1b8624664b/f64.jpeg&quot;&gt;&lt;a class=&quot;page&quot; href=&quot;M1542a_Hsueh2018_63.html&quot;&gt;Vue précédente&lt;/a&gt; - &lt;a class=&quot;page&quot; href=&quot;M1542a_Hsueh2018_menu.html&quot;&gt;Menu&lt;/a&gt; - &lt;a class=&quot;page&quot; href=&quot;M1542a_Hsueh2018_65.html&quot;&gt;Vue suivante&lt;/a&gt;" calcext:value-type="string">
            <text:p>&lt;img src="https://gallica.bnf.fr/ark:/12148/btv1b8624664b/f64.jpeg"&gt;&lt;a class="page" href="M1542a_Hsueh2018_63.html"&gt;Vue précédente&lt;/a&gt; - &lt;a class="page" href="M1542a_Hsueh2018_menu.html"&gt;Menu&lt;/a&gt; - &lt;a class="page" href="M1542a_Hsueh2018_65.html"&gt;Vue suivante&lt;/a&gt;</text:p>
          </table:table-cell>
          <table:table-cell/>
          <table:table-cell table:style-name="ce19" table:formula="of:=&quot;&lt;tr&gt;&lt;th&gt;&quot;&amp;[.$A$1]&amp;[.G66]&amp;[.$M$1]&amp;&quot;Vue &quot;&amp;[.G66]&amp;&quot; (Garde blanche)&quot;&amp;&quot;&lt;/a&gt;&lt;/th&gt;&lt;/tr&gt;&quot;" office:value-type="string" office:string-value="&lt;tr&gt;&lt;th&gt;&lt;a class=&quot;page&quot; href=&quot;M1542a_Hsueh2018_65.html&quot;&gt;Vue 65 (Garde blanche)&lt;/a&gt;&lt;/th&gt;&lt;/tr&gt;" calcext:value-type="string">
            <text:p>&lt;tr&gt;&lt;th&gt;&lt;a class="page" href="M1542a_Hsueh2018_65.html"&gt;Vue 65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5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7]&amp;[.C67]&amp;[.D67]&amp;[.E67]&amp;[.F67]&amp;[.G67]&amp;[.H67]" office:value-type="string" office:string-value="&lt;img src=&quot;https://gallica.bnf.fr/ark:/12148/btv1b8624664b/f65.jpeg&quot;&gt;&lt;a class=&quot;page&quot; href=&quot;M1542a_Hsueh2018_64.html&quot;&gt;Vue précédente&lt;/a&gt; - &lt;a class=&quot;page&quot; href=&quot;M1542a_Hsueh2018_menu.html&quot;&gt;Menu&lt;/a&gt; - &lt;a class=&quot;page&quot; href=&quot;M1542a_Hsueh2018_66.html&quot;&gt;Vue suivante&lt;/a&gt;" calcext:value-type="string">
            <text:p>&lt;img src="https://gallica.bnf.fr/ark:/12148/btv1b8624664b/f65.jpeg"&gt;&lt;a class="page" href="M1542a_Hsueh2018_64.html"&gt;Vue précédente&lt;/a&gt; - &lt;a class="page" href="M1542a_Hsueh2018_menu.html"&gt;Menu&lt;/a&gt; - &lt;a class="page" href="M1542a_Hsueh2018_66.html"&gt;Vue suivante&lt;/a&gt;</text:p>
          </table:table-cell>
          <table:table-cell/>
          <table:table-cell table:style-name="ce19" table:formula="of:=&quot;&lt;tr&gt;&lt;th&gt;&quot;&amp;[.$A$1]&amp;[.G67]&amp;[.$M$1]&amp;&quot;Vue &quot;&amp;[.G67]&amp;&quot; (Garde blanche)&quot;&amp;&quot;&lt;/a&gt;&lt;/th&gt;&lt;/tr&gt;&quot;" office:value-type="string" office:string-value="&lt;tr&gt;&lt;th&gt;&lt;a class=&quot;page&quot; href=&quot;M1542a_Hsueh2018_66.html&quot;&gt;Vue 66 (Garde blanche)&lt;/a&gt;&lt;/th&gt;&lt;/tr&gt;" calcext:value-type="string">
            <text:p>&lt;tr&gt;&lt;th&gt;&lt;a class="page" href="M1542a_Hsueh2018_66.html"&gt;Vue 66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6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8]&amp;[.C68]&amp;[.D68]&amp;[.E68]&amp;[.F68]&amp;[.G68]&amp;[.H68]" office:value-type="string" office:string-value="&lt;img src=&quot;https://gallica.bnf.fr/ark:/12148/btv1b8624664b/f66.jpeg&quot;&gt;&lt;a class=&quot;page&quot; href=&quot;M1542a_Hsueh2018_65.html&quot;&gt;Vue précédente&lt;/a&gt; - &lt;a class=&quot;page&quot; href=&quot;M1542a_Hsueh2018_menu.html&quot;&gt;Menu&lt;/a&gt; - &lt;a class=&quot;page&quot; href=&quot;M1542a_Hsueh2018_67.html&quot;&gt;Vue suivante&lt;/a&gt;" calcext:value-type="string">
            <text:p>&lt;img src="https://gallica.bnf.fr/ark:/12148/btv1b8624664b/f66.jpeg"&gt;&lt;a class="page" href="M1542a_Hsueh2018_65.html"&gt;Vue précédente&lt;/a&gt; - &lt;a class="page" href="M1542a_Hsueh2018_menu.html"&gt;Menu&lt;/a&gt; - &lt;a class="page" href="M1542a_Hsueh2018_67.html"&gt;Vue suivante&lt;/a&gt;</text:p>
          </table:table-cell>
          <table:table-cell/>
          <table:table-cell table:style-name="ce19" table:formula="of:=&quot;&lt;tr&gt;&lt;th&gt;&quot;&amp;[.$A$1]&amp;[.G68]&amp;[.$M$1]&amp;&quot;Vue &quot;&amp;[.G68]&amp;&quot; (Garde blanche)&quot;&amp;&quot;&lt;/a&gt;&lt;/th&gt;&lt;/tr&gt;&quot;" office:value-type="string" office:string-value="&lt;tr&gt;&lt;th&gt;&lt;a class=&quot;page&quot; href=&quot;M1542a_Hsueh2018_67.html&quot;&gt;Vue 67 (Garde blanche)&lt;/a&gt;&lt;/th&gt;&lt;/tr&gt;" calcext:value-type="string">
            <text:p>&lt;tr&gt;&lt;th&gt;&lt;a class="page" href="M1542a_Hsueh2018_67.html"&gt;Vue 67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7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69]&amp;[.C69]&amp;[.D69]&amp;[.E69]&amp;[.F69]&amp;[.G69]&amp;[.H69]" office:value-type="string" office:string-value="&lt;img src=&quot;https://gallica.bnf.fr/ark:/12148/btv1b8624664b/f67.jpeg&quot;&gt;&lt;a class=&quot;page&quot; href=&quot;M1542a_Hsueh2018_66.html&quot;&gt;Vue précédente&lt;/a&gt; - &lt;a class=&quot;page&quot; href=&quot;M1542a_Hsueh2018_menu.html&quot;&gt;Menu&lt;/a&gt; - &lt;a class=&quot;page&quot; href=&quot;M1542a_Hsueh2018_68.html&quot;&gt;Vue suivante&lt;/a&gt;" calcext:value-type="string">
            <text:p>&lt;img src="https://gallica.bnf.fr/ark:/12148/btv1b8624664b/f67.jpeg"&gt;&lt;a class="page" href="M1542a_Hsueh2018_66.html"&gt;Vue précédente&lt;/a&gt; - &lt;a class="page" href="M1542a_Hsueh2018_menu.html"&gt;Menu&lt;/a&gt; - &lt;a class="page" href="M1542a_Hsueh2018_68.html"&gt;Vue suivante&lt;/a&gt;</text:p>
          </table:table-cell>
          <table:table-cell/>
          <table:table-cell table:style-name="ce19" table:formula="of:=&quot;&lt;tr&gt;&lt;th&gt;&quot;&amp;[.$A$1]&amp;[.G69]&amp;[.$M$1]&amp;&quot;Vue &quot;&amp;[.G69]&amp;&quot; (Garde blanche)&quot;&amp;&quot;&lt;/a&gt;&lt;/th&gt;&lt;/tr&gt;&quot;" office:value-type="string" office:string-value="&lt;tr&gt;&lt;th&gt;&lt;a class=&quot;page&quot; href=&quot;M1542a_Hsueh2018_68.html&quot;&gt;Vue 68 (Garde blanche)&lt;/a&gt;&lt;/th&gt;&lt;/tr&gt;" calcext:value-type="string">
            <text:p>&lt;tr&gt;&lt;th&gt;&lt;a class="page" href="M1542a_Hsueh2018_68.html"&gt;Vue 68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8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70]&amp;[.C70]&amp;[.D70]&amp;[.E70]&amp;[.F70]&amp;[.G70]&amp;[.H70]" office:value-type="string" office:string-value="&lt;img src=&quot;https://gallica.bnf.fr/ark:/12148/btv1b8624664b/f68.jpeg&quot;&gt;&lt;a class=&quot;page&quot; href=&quot;M1542a_Hsueh2018_67.html&quot;&gt;Vue précédente&lt;/a&gt; - &lt;a class=&quot;page&quot; href=&quot;M1542a_Hsueh2018_menu.html&quot;&gt;Menu&lt;/a&gt; - &lt;a class=&quot;page&quot; href=&quot;M1542a_Hsueh2018_69.html&quot;&gt;Vue suivante&lt;/a&gt;" calcext:value-type="string">
            <text:p>&lt;img src="https://gallica.bnf.fr/ark:/12148/btv1b8624664b/f68.jpeg"&gt;&lt;a class="page" href="M1542a_Hsueh2018_67.html"&gt;Vue précédente&lt;/a&gt; - &lt;a class="page" href="M1542a_Hsueh2018_menu.html"&gt;Menu&lt;/a&gt; - &lt;a class="page" href="M1542a_Hsueh2018_69.html"&gt;Vue suivante&lt;/a&gt;</text:p>
          </table:table-cell>
          <table:table-cell/>
          <table:table-cell table:style-name="ce19" table:formula="of:=&quot;&lt;tr&gt;&lt;th&gt;&quot;&amp;[.$A$1]&amp;[.G70]&amp;[.$M$1]&amp;&quot;Vue &quot;&amp;[.G70]&amp;&quot; (Garde blanche)&quot;&amp;&quot;&lt;/a&gt;&lt;/th&gt;&lt;/tr&gt;&quot;" office:value-type="string" office:string-value="&lt;tr&gt;&lt;th&gt;&lt;a class=&quot;page&quot; href=&quot;M1542a_Hsueh2018_69.html&quot;&gt;Vue 69 (Garde blanche)&lt;/a&gt;&lt;/th&gt;&lt;/tr&gt;" calcext:value-type="string">
            <text:p>&lt;tr&gt;&lt;th&gt;&lt;a class="page" href="M1542a_Hsueh2018_69.html"&gt;Vue 69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69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71]&amp;[.C71]&amp;[.D71]&amp;[.E71]&amp;[.F71]&amp;[.G71]&amp;[.H71]" office:value-type="string" office:string-value="&lt;img src=&quot;https://gallica.bnf.fr/ark:/12148/btv1b8624664b/f69.jpeg&quot;&gt;&lt;a class=&quot;page&quot; href=&quot;M1542a_Hsueh2018_68.html&quot;&gt;Vue précédente&lt;/a&gt; - &lt;a class=&quot;page&quot; href=&quot;M1542a_Hsueh2018_menu.html&quot;&gt;Menu&lt;/a&gt; - &lt;a class=&quot;page&quot; href=&quot;M1542a_Hsueh2018_70.html&quot;&gt;Vue suivante&lt;/a&gt;" calcext:value-type="string">
            <text:p>&lt;img src="https://gallica.bnf.fr/ark:/12148/btv1b8624664b/f69.jpeg"&gt;&lt;a class="page" href="M1542a_Hsueh2018_68.html"&gt;Vue précédente&lt;/a&gt; - &lt;a class="page" href="M1542a_Hsueh2018_menu.html"&gt;Menu&lt;/a&gt; - &lt;a class="page" href="M1542a_Hsueh2018_70.html"&gt;Vue suivante&lt;/a&gt;</text:p>
          </table:table-cell>
          <table:table-cell/>
          <table:table-cell table:style-name="ce19" table:formula="of:=&quot;&lt;tr&gt;&lt;th&gt;&quot;&amp;[.$A$1]&amp;[.G71]&amp;[.$M$1]&amp;&quot;Vue &quot;&amp;[.G71]&amp;&quot; (Garde blanche)&quot;&amp;&quot;&lt;/a&gt;&lt;/th&gt;&lt;/tr&gt;&quot;" office:value-type="string" office:string-value="&lt;tr&gt;&lt;th&gt;&lt;a class=&quot;page&quot; href=&quot;M1542a_Hsueh2018_70.html&quot;&gt;Vue 70 (Garde blanche)&lt;/a&gt;&lt;/th&gt;&lt;/tr&gt;" calcext:value-type="string">
            <text:p>&lt;tr&gt;&lt;th&gt;&lt;a class="page" href="M1542a_Hsueh2018_70.html"&gt;Vue 70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70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72]&amp;[.C72]&amp;[.D72]&amp;[.E72]&amp;[.F72]&amp;[.G72]&amp;[.H72]" office:value-type="string" office:string-value="&lt;img src=&quot;https://gallica.bnf.fr/ark:/12148/btv1b8624664b/f70.jpeg&quot;&gt;&lt;a class=&quot;page&quot; href=&quot;M1542a_Hsueh2018_69.html&quot;&gt;Vue précédente&lt;/a&gt; - &lt;a class=&quot;page&quot; href=&quot;M1542a_Hsueh2018_menu.html&quot;&gt;Menu&lt;/a&gt; - &lt;a class=&quot;page&quot; href=&quot;M1542a_Hsueh2018_71.html&quot;&gt;Vue suivante&lt;/a&gt;" calcext:value-type="string">
            <text:p>&lt;img src="https://gallica.bnf.fr/ark:/12148/btv1b8624664b/f70.jpeg"&gt;&lt;a class="page" href="M1542a_Hsueh2018_69.html"&gt;Vue précédente&lt;/a&gt; - &lt;a class="page" href="M1542a_Hsueh2018_menu.html"&gt;Menu&lt;/a&gt; - &lt;a class="page" href="M1542a_Hsueh2018_71.html"&gt;Vue suivante&lt;/a&gt;</text:p>
          </table:table-cell>
          <table:table-cell/>
          <table:table-cell table:style-name="ce19" table:formula="of:=&quot;&lt;tr&gt;&lt;th&gt;&quot;&amp;[.$A$1]&amp;[.G72]&amp;[.$M$1]&amp;&quot;Vue &quot;&amp;[.G72]&amp;&quot; (Troisième de couverture)&quot;&amp;&quot;&lt;/a&gt;&lt;/th&gt;&lt;/tr&gt;&quot;" office:value-type="string" office:string-value="&lt;tr&gt;&lt;th&gt;&lt;a class=&quot;page&quot; href=&quot;M1542a_Hsueh2018_71.html&quot;&gt;Vue 71 (Troisième de couverture)&lt;/a&gt;&lt;/th&gt;&lt;/tr&gt;" calcext:value-type="string">
            <text:p>&lt;tr&gt;&lt;th&gt;&lt;a class="page" href="M1542a_Hsueh2018_71.html"&gt;Vue 71 (Troisième de couvertur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71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73]&amp;[.C73]&amp;[.D73]&amp;[.E73]&amp;[.F73]&amp;[.G73]&amp;[.H73]" office:value-type="string" office:string-value="&lt;img src=&quot;https://gallica.bnf.fr/ark:/12148/btv1b8624664b/f71.jpeg&quot;&gt;&lt;a class=&quot;page&quot; href=&quot;M1542a_Hsueh2018_70.html&quot;&gt;Vue précédente&lt;/a&gt; - &lt;a class=&quot;page&quot; href=&quot;M1542a_Hsueh2018_menu.html&quot;&gt;Menu&lt;/a&gt; - &lt;a class=&quot;page&quot; href=&quot;M1542a_Hsueh2018_72.html&quot;&gt;Vue suivante&lt;/a&gt;" calcext:value-type="string">
            <text:p>&lt;img src="https://gallica.bnf.fr/ark:/12148/btv1b8624664b/f71.jpeg"&gt;&lt;a class="page" href="M1542a_Hsueh2018_70.html"&gt;Vue précédente&lt;/a&gt; - &lt;a class="page" href="M1542a_Hsueh2018_menu.html"&gt;Menu&lt;/a&gt; - &lt;a class="page" href="M1542a_Hsueh2018_72.html"&gt;Vue suivante&lt;/a&gt;</text:p>
          </table:table-cell>
          <table:table-cell/>
          <table:table-cell table:style-name="ce19" table:formula="of:=&quot;&lt;tr&gt;&lt;th&gt;&quot;&amp;[.$A$1]&amp;[.G73]&amp;[.$M$1]&amp;&quot;Vue &quot;&amp;[.G73]&amp;&quot; (Quatrième de couverture)&quot;&amp;&quot;&lt;/a&gt;&lt;/th&gt;&lt;/tr&gt;&quot;" office:value-type="string" office:string-value="&lt;tr&gt;&lt;th&gt;&lt;a class=&quot;page&quot; href=&quot;M1542a_Hsueh2018_72.html&quot;&gt;Vue 72 (Quatrième de couverture)&lt;/a&gt;&lt;/th&gt;&lt;/tr&gt;" calcext:value-type="string">
            <text:p>&lt;tr&gt;&lt;th&gt;&lt;a class="page" href="M1542a_Hsueh2018_72.html"&gt;Vue 72 (Quatrième de couvertur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72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9" office:value-type="string" calcext:value-type="string">
            <text:p>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23" table:formula="of:=[.B74]&amp;[.C74]&amp;[.D74]&amp;[.E74]&amp;[.F74]&amp;[.G74]&amp;[.H74]" office:value-type="string" office:string-value="&lt;img src=&quot;https://gallica.bnf.fr/ark:/12148/btv1b8624664b/f72.jpeg&quot;&gt;&lt;a class=&quot;page&quot; href=&quot;M1542a_Hsueh2018_71.html&quot;&gt;Vue précédente&lt;/a&gt; - &lt;a class=&quot;page&quot; href=&quot;M1542a_Hsueh2018_menu.html&quot;&gt;Menu&lt;/a&gt; - &lt;a class=&quot;page&quot; href=&quot;M1542a_Hsueh2018_73.html&quot;&gt;Vue suivante&lt;/a&gt;" calcext:value-type="string">
            <text:p>&lt;img src="https://gallica.bnf.fr/ark:/12148/btv1b8624664b/f72.jpeg"&gt;&lt;a class="page" href="M1542a_Hsueh2018_71.html"&gt;Vue précédente&lt;/a&gt; - &lt;a class="page" href="M1542a_Hsueh2018_menu.html"&gt;Menu&lt;/a&gt; - &lt;a class="page" href="M1542a_Hsueh2018_73.html"&gt;Vue suivante&lt;/a&gt;</text:p>
          </table:table-cell>
          <table:table-cell/>
          <table:table-cell table:style-name="ce19" table:formula="of:=&quot;&lt;tr&gt;&lt;th&gt;&quot;&amp;[.$A$1]&amp;[.G74]&amp;[.$M$1]&amp;&quot;Vue &quot;&amp;[.G74]&amp;&quot; (Dos du livre)&quot;&amp;&quot;&lt;/a&gt;&lt;/th&gt;&lt;/tr&gt;&quot;" office:value-type="string" office:string-value="&lt;tr&gt;&lt;th&gt;&lt;a class=&quot;page&quot; href=&quot;M1542a_Hsueh2018_73.html&quot;&gt;Vue 73 (Dos du livre)&lt;/a&gt;&lt;/th&gt;&lt;/tr&gt;" calcext:value-type="string">
            <text:p>&lt;tr&gt;&lt;th&gt;&lt;a class="page" href="M1542a_Hsueh2018_73.html"&gt;Vue 73 (Dos du livre)&lt;/a&gt;&lt;/th&gt;&lt;/tr&gt;</text:p>
          </table:table-cell>
          <table:table-cell table:number-columns-repeated="2"/>
        </table:table-row>
        <table:table-row table:style-name="ro3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31" office:value-type="string" calcext:value-type="string">
            <text:p>73</text:p>
          </table:table-cell>
          <table:table-cell table:style-name="ce6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2</text:p>
          </table:table-cell>
          <table:table-cell table:style-name="ce26" office:value-type="string" calcext:value-type="string">
            <text:p>.html"&gt;Page précédente&lt;/a&gt; - &lt;a class="page" href="M1542a_Hsueh2018_1.html"&gt;Menu&lt;/a&gt;</text:p>
          </table:table-cell>
          <table:table-cell table:style-name="ce9"/>
          <table:table-cell/>
          <table:table-cell table:style-name="ce27" table:formula="of:=[.B75]&amp;[.C75]&amp;[.D75]&amp;[.E75]&amp;[.F75]&amp;[.G75]&amp;[.H75]" office:value-type="string" office:string-value="&lt;img src=&quot;https://gallica.bnf.fr/ark:/12148/btv1b8624664b/f73.jpeg&quot;&gt;&lt;a class=&quot;page&quot; href=&quot;M1542a_Hsueh2018_72.html&quot;&gt;Page précédente&lt;/a&gt; - &lt;a class=&quot;page&quot; href=&quot;M1542a_Hsueh2018_1.html&quot;&gt;Menu&lt;/a&gt;" calcext:value-type="string">
            <text:p>&lt;img src="https://gallica.bnf.fr/ark:/12148/btv1b8624664b/f73.jpeg"&gt;&lt;a class="page" href="M1542a_Hsueh2018_72.html"&gt;Page précédente&lt;/a&gt; - &lt;a class="page" href="M1542a_Hsueh2018_1.html"&gt;Menu&lt;/a&gt;</text:p>
          </table:table-cell>
          <table:table-cell table:number-columns-repeated="4"/>
        </table:table-row>
        <table:table-row table:style-name="ro6" table:number-rows-repeated="2">
          <table:table-cell table:number-columns-repeated="2"/>
          <table:table-cell table:style-name="ce31"/>
          <table:table-cell table:style-name="ce6"/>
          <table:table-cell table:number-columns-repeated="2"/>
          <table:table-cell table:style-name="ce9"/>
          <table:table-cell/>
          <table:table-cell table:style-name="ce23"/>
          <table:table-cell/>
          <table:table-cell table:style-name="ce22"/>
          <table:table-cell table:number-columns-repeated="2"/>
        </table:table-row>
        <table:table-row table:style-name="ro6" table:number-rows-repeated="9">
          <table:table-cell table:number-columns-repeated="10"/>
          <table:table-cell table:style-name="ce22"/>
          <table:table-cell table:number-columns-repeated="2"/>
        </table:table-row>
        <table:table-row table:style-name="ro6" table:number-rows-repeated="1048489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M1550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0"/>
        <table:table-column table:style-name="co2" table:number-columns-repeated="5" table:default-cell-style-name="Default"/>
        <table:table-column table:style-name="co3" table:default-cell-style-name="ce22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35" office:value-type="string" calcext:value-type="string">
            <text:p>&lt;a class="page" href="M1550b_Hsueh2018_</text:p>
          </table:table-cell>
          <table:table-cell table:style-name="ce1" office:value-type="string" calcext:value-type="string" table:number-columns-spanned="3" table:number-rows-spanned="1">
            <text:p>jpeg</text:p>
          </table:table-cell>
          <table:covered-table-cell table:style-name="ce36"/>
          <table:covered-table-cell table:style-name="ce3"/>
          <table:table-cell table:style-name="ce12" office:value-type="string" calcext:value-type="string" table:number-columns-spanned="2" table:number-rows-spanned="1">
            <text:p>précédent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uivante</text:p>
          </table:table-cell>
          <table:covered-table-cell table:style-name="ce10"/>
          <table:table-cell table:style-name="ce1" office:value-type="string" calcext:value-type="string">
            <text:p>combinaison</text:p>
          </table:table-cell>
          <table:table-cell/>
          <table:table-cell table:style-name="ce12" office:value-type="string" calcext:value-type="string">
            <text:p>menu</text:p>
          </table:table-cell>
          <table:table-cell office:value-type="string" calcext:value-type="string">
            <text:p>K2:K308</text:p>
          </table:table-cell>
          <table:table-cell office:value-type="string" calcext:value-type="string">
            <text:p>.html"&gt;</text:p>
          </table:table-cell>
        </table:table-row>
        <table:table-row table:style-name="ro1">
          <table:table-cell table:style-name="ce24" office:value-type="string" calcext:value-type="string">
            <text:p>.jpeg"&gt;&lt;a class="page" href="M1550b_Hsueh2018_</text:p>
          </table:table-cell>
          <table:table-cell table:style-name="ce35" office:value-type="string" calcext:value-type="string">
            <text:p><text:span text:style-name="T1">&lt;img src="</text:span><text:span text:style-name="T1"><text:a xlink:href="https://gallica.bnf.fr/ark:/12148/btv1b8624665r/f" xlink:type="simple">https://gallica.bnf.fr/ark:/12148/btv1b8624665r/f</text:a></text:span></text:p>
          </table:table-cell>
          <table:table-cell table:style-name="ce37" office:value-type="string" calcext:value-type="string">
            <text:p>00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menu</text:p>
          </table:table-cell>
          <table:table-cell table:style-name="ce24" office:value-type="string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41"/>
          <table:table-cell table:style-name="ce2"/>
          <table:table-cell table:style-name="ce19" table:formula="of:=&quot;&lt;tr&gt;&lt;th&gt;&quot;&amp;[.$A$1]&amp;[.G2]&amp;[.$M$1]&amp;&quot;Vue &quot;&amp;[.G2]&amp;&quot; (Première de couverture)&quot;&amp;&quot;&lt;/a&gt;&lt;/th&gt;&lt;/tr&gt;&quot;" office:value-type="string" office:string-value="&lt;tr&gt;&lt;th&gt;&lt;a class=&quot;page&quot; href=&quot;M1550b_Hsueh2018_1.html&quot;&gt;Vue 1 (Première de couverture)&lt;/a&gt;&lt;/th&gt;&lt;/tr&gt;" calcext:value-type="string">
            <text:p>&lt;tr&gt;&lt;th&gt;&lt;a class="page" href="M1550b_Hsueh2018_1.html"&gt;Vue 1 (Première de couvertur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8" office:value-type="string" calcext:value-type="string">
            <text:p>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]&amp;[.C3]&amp;[.D3]&amp;[.E3]&amp;[.F3]&amp;[.G3]&amp;[.H3]" office:value-type="string" office:string-value="&lt;img src=&quot;https://gallica.bnf.fr/ark:/12148/btv1b8624665r/f1.jpeg&quot;&gt;&lt;a class=&quot;page&quot; href=&quot;M1550b_Hsueh2018_menu.html&quot;&gt;Vue précédente&lt;/a&gt; - &lt;a class=&quot;page&quot; href=&quot;M1550b_Hsueh2018_menu.html&quot;&gt;Menu&lt;/a&gt; - &lt;a class=&quot;page&quot; href=&quot;M1550b_Hsueh2018_2.html&quot;&gt;Vue suivante&lt;/a&gt;" calcext:value-type="string">
            <text:p>&lt;img src="https://gallica.bnf.fr/ark:/12148/btv1b8624665r/f1.jpeg"&gt;&lt;a class="page" href="M1550b_Hsueh2018_menu.html"&gt;Vue précédente&lt;/a&gt; - &lt;a class="page" href="M1550b_Hsueh2018_menu.html"&gt;Menu&lt;/a&gt; - &lt;a class="page" href="M1550b_Hsueh2018_2.html"&gt;Vue suivante&lt;/a&gt;</text:p>
          </table:table-cell>
          <table:table-cell/>
          <table:table-cell table:style-name="ce19" table:formula="of:=&quot;&lt;tr&gt;&lt;th&gt;&quot;&amp;[.$A$1]&amp;[.G3]&amp;[.$M$1]&amp;&quot;Vue &quot;&amp;[.G3]&amp;&quot; (Deuxième de couverture)&quot;&amp;&quot;&lt;/a&gt;&lt;/th&gt;&lt;/tr&gt;&quot;" office:value-type="string" office:string-value="&lt;tr&gt;&lt;th&gt;&lt;a class=&quot;page&quot; href=&quot;M1550b_Hsueh2018_2.html&quot;&gt;Vue 2 (Deuxième de couverture)&lt;/a&gt;&lt;/th&gt;&lt;/tr&gt;" calcext:value-type="string">
            <text:p>&lt;tr&gt;&lt;th&gt;&lt;a class="page" href="M1550b_Hsueh2018_2.html"&gt;Vue 2 (Deuxième de couvertur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]&amp;[.C4]&amp;[.D4]&amp;[.E4]&amp;[.F4]&amp;[.G4]&amp;[.H4]" office:value-type="string" office:string-value="&lt;img src=&quot;https://gallica.bnf.fr/ark:/12148/btv1b8624665r/f2.jpeg&quot;&gt;&lt;a class=&quot;page&quot; href=&quot;M1550b_Hsueh2018_1.html&quot;&gt;Vue précédente&lt;/a&gt; - &lt;a class=&quot;page&quot; href=&quot;M1550b_Hsueh2018_menu.html&quot;&gt;Menu&lt;/a&gt; - &lt;a class=&quot;page&quot; href=&quot;M1550b_Hsueh2018_3.html&quot;&gt;Vue suivante&lt;/a&gt;" calcext:value-type="string">
            <text:p>&lt;img src="https://gallica.bnf.fr/ark:/12148/btv1b8624665r/f2.jpeg"&gt;&lt;a class="page" href="M1550b_Hsueh2018_1.html"&gt;Vue précédente&lt;/a&gt; - &lt;a class="page" href="M1550b_Hsueh2018_menu.html"&gt;Menu&lt;/a&gt; - &lt;a class="page" href="M1550b_Hsueh2018_3.html"&gt;Vue suivante&lt;/a&gt;</text:p>
          </table:table-cell>
          <table:table-cell/>
          <table:table-cell table:style-name="ce19" table:formula="of:=&quot;&lt;tr&gt;&lt;th&gt;&quot;&amp;[.$A$1]&amp;[.G4]&amp;[.$M$1]&amp;&quot;Vue &quot;&amp;[.G4]&amp;&quot; (Garde blanche)&quot;&amp;&quot;&lt;/a&gt;&lt;/th&gt;&lt;/tr&gt;&quot;" office:value-type="string" office:string-value="&lt;tr&gt;&lt;th&gt;&lt;a class=&quot;page&quot; href=&quot;M1550b_Hsueh2018_3.html&quot;&gt;Vue 3 (Garde blanche)&lt;/a&gt;&lt;/th&gt;&lt;/tr&gt;" calcext:value-type="string">
            <text:p>&lt;tr&gt;&lt;th&gt;&lt;a class="page" href="M1550b_Hsueh2018_3.html"&gt;Vue 3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]&amp;[.C5]&amp;[.D5]&amp;[.E5]&amp;[.F5]&amp;[.G5]&amp;[.H5]" office:value-type="string" office:string-value="&lt;img src=&quot;https://gallica.bnf.fr/ark:/12148/btv1b8624665r/f3.jpeg&quot;&gt;&lt;a class=&quot;page&quot; href=&quot;M1550b_Hsueh2018_2.html&quot;&gt;Vue précédente&lt;/a&gt; - &lt;a class=&quot;page&quot; href=&quot;M1550b_Hsueh2018_menu.html&quot;&gt;Menu&lt;/a&gt; - &lt;a class=&quot;page&quot; href=&quot;M1550b_Hsueh2018_4.html&quot;&gt;Vue suivante&lt;/a&gt;" calcext:value-type="string">
            <text:p>&lt;img src="https://gallica.bnf.fr/ark:/12148/btv1b8624665r/f3.jpeg"&gt;&lt;a class="page" href="M1550b_Hsueh2018_2.html"&gt;Vue précédente&lt;/a&gt; - &lt;a class="page" href="M1550b_Hsueh2018_menu.html"&gt;Menu&lt;/a&gt; - &lt;a class="page" href="M1550b_Hsueh2018_4.html"&gt;Vue suivante&lt;/a&gt;</text:p>
          </table:table-cell>
          <table:table-cell/>
          <table:table-cell table:style-name="ce19" table:formula="of:=&quot;&lt;tr&gt;&lt;th&gt;&quot;&amp;[.$A$1]&amp;[.G5]&amp;[.$M$1]&amp;&quot;Vue &quot;&amp;[.G5]&amp;&quot; (Garde blanche)&quot;&amp;&quot;&lt;/a&gt;&lt;/th&gt;&lt;/tr&gt;&quot;" office:value-type="string" office:string-value="&lt;tr&gt;&lt;th&gt;&lt;a class=&quot;page&quot; href=&quot;M1550b_Hsueh2018_4.html&quot;&gt;Vue 4 (Garde blanche)&lt;/a&gt;&lt;/th&gt;&lt;/tr&gt;" calcext:value-type="string">
            <text:p>&lt;tr&gt;&lt;th&gt;&lt;a class="page" href="M1550b_Hsueh2018_4.html"&gt;Vue 4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]&amp;[.C6]&amp;[.D6]&amp;[.E6]&amp;[.F6]&amp;[.G6]&amp;[.H6]" office:value-type="string" office:string-value="&lt;img src=&quot;https://gallica.bnf.fr/ark:/12148/btv1b8624665r/f4.jpeg&quot;&gt;&lt;a class=&quot;page&quot; href=&quot;M1550b_Hsueh2018_3.html&quot;&gt;Vue précédente&lt;/a&gt; - &lt;a class=&quot;page&quot; href=&quot;M1550b_Hsueh2018_menu.html&quot;&gt;Menu&lt;/a&gt; - &lt;a class=&quot;page&quot; href=&quot;M1550b_Hsueh2018_5.html&quot;&gt;Vue suivante&lt;/a&gt;" calcext:value-type="string">
            <text:p>&lt;img src="https://gallica.bnf.fr/ark:/12148/btv1b8624665r/f4.jpeg"&gt;&lt;a class="page" href="M1550b_Hsueh2018_3.html"&gt;Vue précédente&lt;/a&gt; - &lt;a class="page" href="M1550b_Hsueh2018_menu.html"&gt;Menu&lt;/a&gt; - &lt;a class="page" href="M1550b_Hsueh2018_5.html"&gt;Vue suivante&lt;/a&gt;</text:p>
          </table:table-cell>
          <table:table-cell/>
          <table:table-cell table:style-name="ce19" table:formula="of:=&quot;&lt;tr&gt;&lt;th&gt;&quot;&amp;[.$A$1]&amp;[.G6]&amp;[.$M$1]&amp;&quot;Vue &quot;&amp;[.G6]&amp;&quot; (Garde blanche)&quot;&amp;&quot;&lt;/a&gt;&lt;/th&gt;&lt;/tr&gt;&quot;" office:value-type="string" office:string-value="&lt;tr&gt;&lt;th&gt;&lt;a class=&quot;page&quot; href=&quot;M1550b_Hsueh2018_5.html&quot;&gt;Vue 5 (Garde blanche)&lt;/a&gt;&lt;/th&gt;&lt;/tr&gt;" calcext:value-type="string">
            <text:p>&lt;tr&gt;&lt;th&gt;&lt;a class="page" href="M1550b_Hsueh2018_5.html"&gt;Vue 5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]&amp;[.C7]&amp;[.D7]&amp;[.E7]&amp;[.F7]&amp;[.G7]&amp;[.H7]" office:value-type="string" office:string-value="&lt;img src=&quot;https://gallica.bnf.fr/ark:/12148/btv1b8624665r/f5.jpeg&quot;&gt;&lt;a class=&quot;page&quot; href=&quot;M1550b_Hsueh2018_4.html&quot;&gt;Vue précédente&lt;/a&gt; - &lt;a class=&quot;page&quot; href=&quot;M1550b_Hsueh2018_menu.html&quot;&gt;Menu&lt;/a&gt; - &lt;a class=&quot;page&quot; href=&quot;M1550b_Hsueh2018_6.html&quot;&gt;Vue suivante&lt;/a&gt;" calcext:value-type="string">
            <text:p>&lt;img src="https://gallica.bnf.fr/ark:/12148/btv1b8624665r/f5.jpeg"&gt;&lt;a class="page" href="M1550b_Hsueh2018_4.html"&gt;Vue précédente&lt;/a&gt; - &lt;a class="page" href="M1550b_Hsueh2018_menu.html"&gt;Menu&lt;/a&gt; - &lt;a class="page" href="M1550b_Hsueh2018_6.html"&gt;Vue suivante&lt;/a&gt;</text:p>
          </table:table-cell>
          <table:table-cell/>
          <table:table-cell table:style-name="ce19" table:formula="of:=&quot;&lt;tr&gt;&lt;th&gt;&quot;&amp;[.$A$1]&amp;[.G7]&amp;[.$M$1]&amp;&quot;Vue &quot;&amp;[.G7]&amp;&quot; (Garde blanche)&quot;&amp;&quot;&lt;/a&gt;&lt;/th&gt;&lt;/tr&gt;&quot;" office:value-type="string" office:string-value="&lt;tr&gt;&lt;th&gt;&lt;a class=&quot;page&quot; href=&quot;M1550b_Hsueh2018_6.html&quot;&gt;Vue 6 (Garde blanche)&lt;/a&gt;&lt;/th&gt;&lt;/tr&gt;" calcext:value-type="string">
            <text:p>&lt;tr&gt;&lt;th&gt;&lt;a class="page" href="M1550b_Hsueh2018_6.html"&gt;Vue 6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]&amp;[.C8]&amp;[.D8]&amp;[.E8]&amp;[.F8]&amp;[.G8]&amp;[.H8]" office:value-type="string" office:string-value="&lt;img src=&quot;https://gallica.bnf.fr/ark:/12148/btv1b8624665r/f6.jpeg&quot;&gt;&lt;a class=&quot;page&quot; href=&quot;M1550b_Hsueh2018_5.html&quot;&gt;Vue précédente&lt;/a&gt; - &lt;a class=&quot;page&quot; href=&quot;M1550b_Hsueh2018_menu.html&quot;&gt;Menu&lt;/a&gt; - &lt;a class=&quot;page&quot; href=&quot;M1550b_Hsueh2018_7.html&quot;&gt;Vue suivante&lt;/a&gt;" calcext:value-type="string">
            <text:p>&lt;img src="https://gallica.bnf.fr/ark:/12148/btv1b8624665r/f6.jpeg"&gt;&lt;a class="page" href="M1550b_Hsueh2018_5.html"&gt;Vue précédente&lt;/a&gt; - &lt;a class="page" href="M1550b_Hsueh2018_menu.html"&gt;Menu&lt;/a&gt; - &lt;a class="page" href="M1550b_Hsueh2018_7.html"&gt;Vue suivante&lt;/a&gt;</text:p>
          </table:table-cell>
          <table:table-cell/>
          <table:table-cell table:style-name="ce19" table:formula="of:=&quot;&lt;tr&gt;&lt;th&gt;&quot;&amp;[.$A$1]&amp;[.G8]&amp;[.$M$1]&amp;&quot;Vue &quot;&amp;[.G8]&amp;&quot; (Garde blanche)&quot;&amp;&quot;&lt;/a&gt;&lt;/th&gt;&lt;/tr&gt;&quot;" office:value-type="string" office:string-value="&lt;tr&gt;&lt;th&gt;&lt;a class=&quot;page&quot; href=&quot;M1550b_Hsueh2018_7.html&quot;&gt;Vue 7 (Garde blanche)&lt;/a&gt;&lt;/th&gt;&lt;/tr&gt;" calcext:value-type="string">
            <text:p>&lt;tr&gt;&lt;th&gt;&lt;a class="page" href="M1550b_Hsueh2018_7.html"&gt;Vue 7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]&amp;[.C9]&amp;[.D9]&amp;[.E9]&amp;[.F9]&amp;[.G9]&amp;[.H9]" office:value-type="string" office:string-value="&lt;img src=&quot;https://gallica.bnf.fr/ark:/12148/btv1b8624665r/f7.jpeg&quot;&gt;&lt;a class=&quot;page&quot; href=&quot;M1550b_Hsueh2018_6.html&quot;&gt;Vue précédente&lt;/a&gt; - &lt;a class=&quot;page&quot; href=&quot;M1550b_Hsueh2018_menu.html&quot;&gt;Menu&lt;/a&gt; - &lt;a class=&quot;page&quot; href=&quot;M1550b_Hsueh2018_8.html&quot;&gt;Vue suivante&lt;/a&gt;" calcext:value-type="string">
            <text:p>&lt;img src="https://gallica.bnf.fr/ark:/12148/btv1b8624665r/f7.jpeg"&gt;&lt;a class="page" href="M1550b_Hsueh2018_6.html"&gt;Vue précédente&lt;/a&gt; - &lt;a class="page" href="M1550b_Hsueh2018_menu.html"&gt;Menu&lt;/a&gt; - &lt;a class="page" href="M1550b_Hsueh2018_8.html"&gt;Vue suivante&lt;/a&gt;</text:p>
          </table:table-cell>
          <table:table-cell/>
          <table:table-cell table:style-name="ce19" table:formula="of:=&quot;&lt;tr&gt;&lt;th&gt;&quot;&amp;[.$A$1]&amp;[.G9]&amp;[.$M$1]&amp;&quot;Vue &quot;&amp;[.G9]&amp;&quot; (Garde blanche)&quot;&amp;&quot;&lt;/a&gt;&lt;/th&gt;&lt;/tr&gt;&quot;" office:value-type="string" office:string-value="&lt;tr&gt;&lt;th&gt;&lt;a class=&quot;page&quot; href=&quot;M1550b_Hsueh2018_8.html&quot;&gt;Vue 8 (Garde blanche)&lt;/a&gt;&lt;/th&gt;&lt;/tr&gt;" calcext:value-type="string">
            <text:p>&lt;tr&gt;&lt;th&gt;&lt;a class="page" href="M1550b_Hsueh2018_8.html"&gt;Vue 8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]&amp;[.C10]&amp;[.D10]&amp;[.E10]&amp;[.F10]&amp;[.G10]&amp;[.H10]" office:value-type="string" office:string-value="&lt;img src=&quot;https://gallica.bnf.fr/ark:/12148/btv1b8624665r/f8.jpeg&quot;&gt;&lt;a class=&quot;page&quot; href=&quot;M1550b_Hsueh2018_7.html&quot;&gt;Vue précédente&lt;/a&gt; - &lt;a class=&quot;page&quot; href=&quot;M1550b_Hsueh2018_menu.html&quot;&gt;Menu&lt;/a&gt; - &lt;a class=&quot;page&quot; href=&quot;M1550b_Hsueh2018_9.html&quot;&gt;Vue suivante&lt;/a&gt;" calcext:value-type="string">
            <text:p>&lt;img src="https://gallica.bnf.fr/ark:/12148/btv1b8624665r/f8.jpeg"&gt;&lt;a class="page" href="M1550b_Hsueh2018_7.html"&gt;Vue précédente&lt;/a&gt; - &lt;a class="page" href="M1550b_Hsueh2018_menu.html"&gt;Menu&lt;/a&gt; - &lt;a class="page" href="M1550b_Hsueh2018_9.html"&gt;Vue suivante&lt;/a&gt;</text:p>
          </table:table-cell>
          <table:table-cell/>
          <table:table-cell table:style-name="ce19" table:formula="of:=&quot;&lt;tr&gt;&lt;th&gt;&quot;&amp;[.$A$1]&amp;[.G10]&amp;[.$M$1]&amp;&quot;Vue &quot;&amp;[.G10]&amp;&quot; (Garde blanche)&quot;&amp;&quot;&lt;/a&gt;&lt;/th&gt;&lt;/tr&gt;&quot;" office:value-type="string" office:string-value="&lt;tr&gt;&lt;th&gt;&lt;a class=&quot;page&quot; href=&quot;M1550b_Hsueh2018_9.html&quot;&gt;Vue 9 (Garde blanche)&lt;/a&gt;&lt;/th&gt;&lt;/tr&gt;" calcext:value-type="string">
            <text:p>&lt;tr&gt;&lt;th&gt;&lt;a class="page" href="M1550b_Hsueh2018_9.html"&gt;Vue 9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]&amp;[.C11]&amp;[.D11]&amp;[.E11]&amp;[.F11]&amp;[.G11]&amp;[.H11]" office:value-type="string" office:string-value="&lt;img src=&quot;https://gallica.bnf.fr/ark:/12148/btv1b8624665r/f9.jpeg&quot;&gt;&lt;a class=&quot;page&quot; href=&quot;M1550b_Hsueh2018_8.html&quot;&gt;Vue précédente&lt;/a&gt; - &lt;a class=&quot;page&quot; href=&quot;M1550b_Hsueh2018_menu.html&quot;&gt;Menu&lt;/a&gt; - &lt;a class=&quot;page&quot; href=&quot;M1550b_Hsueh2018_10.html&quot;&gt;Vue suivante&lt;/a&gt;" calcext:value-type="string">
            <text:p>&lt;img src="https://gallica.bnf.fr/ark:/12148/btv1b8624665r/f9.jpeg"&gt;&lt;a class="page" href="M1550b_Hsueh2018_8.html"&gt;Vue précédente&lt;/a&gt; - &lt;a class="page" href="M1550b_Hsueh2018_menu.html"&gt;Menu&lt;/a&gt; - &lt;a class="page" href="M1550b_Hsueh2018_10.html"&gt;Vue suivante&lt;/a&gt;</text:p>
          </table:table-cell>
          <table:table-cell/>
          <table:table-cell table:style-name="ce19" table:formula="of:=&quot;&lt;tr&gt;&lt;th&gt;&quot;&amp;[.$A$1]&amp;[.G11]&amp;[.$M$1]&amp;&quot;Vue &quot;&amp;[.G11]&amp;&quot; (Garde blanche)&quot;&amp;&quot;&lt;/a&gt;&lt;/th&gt;&lt;/tr&gt;&quot;" office:value-type="string" office:string-value="&lt;tr&gt;&lt;th&gt;&lt;a class=&quot;page&quot; href=&quot;M1550b_Hsueh2018_10.html&quot;&gt;Vue 10 (Garde blanche)&lt;/a&gt;&lt;/th&gt;&lt;/tr&gt;" calcext:value-type="string">
            <text:p>&lt;tr&gt;&lt;th&gt;&lt;a class="page" href="M1550b_Hsueh2018_10.html"&gt;Vue 10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]&amp;[.C12]&amp;[.D12]&amp;[.E12]&amp;[.F12]&amp;[.G12]&amp;[.H12]" office:value-type="string" office:string-value="&lt;img src=&quot;https://gallica.bnf.fr/ark:/12148/btv1b8624665r/f10.jpeg&quot;&gt;&lt;a class=&quot;page&quot; href=&quot;M1550b_Hsueh2018_9.html&quot;&gt;Vue précédente&lt;/a&gt; - &lt;a class=&quot;page&quot; href=&quot;M1550b_Hsueh2018_menu.html&quot;&gt;Menu&lt;/a&gt; - &lt;a class=&quot;page&quot; href=&quot;M1550b_Hsueh2018_11.html&quot;&gt;Vue suivante&lt;/a&gt;" calcext:value-type="string">
            <text:p>&lt;img src="https://gallica.bnf.fr/ark:/12148/btv1b8624665r/f10.jpeg"&gt;&lt;a class="page" href="M1550b_Hsueh2018_9.html"&gt;Vue précédente&lt;/a&gt; - &lt;a class="page" href="M1550b_Hsueh2018_menu.html"&gt;Menu&lt;/a&gt; - &lt;a class="page" href="M1550b_Hsueh2018_11.html"&gt;Vue suivante&lt;/a&gt;</text:p>
          </table:table-cell>
          <table:table-cell/>
          <table:table-cell table:style-name="ce19" table:formula="of:=&quot;&lt;tr&gt;&lt;th&gt;&quot;&amp;[.$A$1]&amp;[.G12]&amp;[.$M$1]&amp;&quot;Vue &quot;&amp;[.G12]&amp;&quot; (Page de présentation)&quot;&amp;&quot;&lt;/a&gt;&lt;/th&gt;&lt;/tr&gt;&quot;" office:value-type="string" office:string-value="&lt;tr&gt;&lt;th&gt;&lt;a class=&quot;page&quot; href=&quot;M1550b_Hsueh2018_11.html&quot;&gt;Vue 11 (Page de présentation)&lt;/a&gt;&lt;/th&gt;&lt;/tr&gt;" calcext:value-type="string">
            <text:p>&lt;tr&gt;&lt;th&gt;&lt;a class="page" href="M1550b_Hsueh2018_11.html"&gt;Vue 11 (Page de présentation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]&amp;[.C13]&amp;[.D13]&amp;[.E13]&amp;[.F13]&amp;[.G13]&amp;[.H13]" office:value-type="string" office:string-value="&lt;img src=&quot;https://gallica.bnf.fr/ark:/12148/btv1b8624665r/f11.jpeg&quot;&gt;&lt;a class=&quot;page&quot; href=&quot;M1550b_Hsueh2018_10.html&quot;&gt;Vue précédente&lt;/a&gt; - &lt;a class=&quot;page&quot; href=&quot;M1550b_Hsueh2018_menu.html&quot;&gt;Menu&lt;/a&gt; - &lt;a class=&quot;page&quot; href=&quot;M1550b_Hsueh2018_12.html&quot;&gt;Vue suivante&lt;/a&gt;" calcext:value-type="string">
            <text:p>&lt;img src="https://gallica.bnf.fr/ark:/12148/btv1b8624665r/f11.jpeg"&gt;&lt;a class="page" href="M1550b_Hsueh2018_10.html"&gt;Vue précédente&lt;/a&gt; - &lt;a class="page" href="M1550b_Hsueh2018_menu.html"&gt;Menu&lt;/a&gt; - &lt;a class="page" href="M1550b_Hsueh2018_12.html"&gt;Vue suivante&lt;/a&gt;</text:p>
          </table:table-cell>
          <table:table-cell/>
          <table:table-cell table:style-name="ce19" table:formula="of:=&quot;&lt;tr&gt;&lt;th&gt;&quot;&amp;[.$A$1]&amp;[.G13]&amp;[.$M$1]&amp;&quot;Vue &quot;&amp;[.G13]&amp;&quot; (Page blanche)&quot;&amp;&quot;&lt;/a&gt;&lt;/th&gt;&lt;/tr&gt;&quot;" office:value-type="string" office:string-value="&lt;tr&gt;&lt;th&gt;&lt;a class=&quot;page&quot; href=&quot;M1550b_Hsueh2018_12.html&quot;&gt;Vue 12 (Page blanche)&lt;/a&gt;&lt;/th&gt;&lt;/tr&gt;" calcext:value-type="string">
            <text:p>&lt;tr&gt;&lt;th&gt;&lt;a class="page" href="M1550b_Hsueh2018_12.html"&gt;Vue 12 (Pag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]&amp;[.C14]&amp;[.D14]&amp;[.E14]&amp;[.F14]&amp;[.G14]&amp;[.H14]" office:value-type="string" office:string-value="&lt;img src=&quot;https://gallica.bnf.fr/ark:/12148/btv1b8624665r/f12.jpeg&quot;&gt;&lt;a class=&quot;page&quot; href=&quot;M1550b_Hsueh2018_11.html&quot;&gt;Vue précédente&lt;/a&gt; - &lt;a class=&quot;page&quot; href=&quot;M1550b_Hsueh2018_menu.html&quot;&gt;Menu&lt;/a&gt; - &lt;a class=&quot;page&quot; href=&quot;M1550b_Hsueh2018_13.html&quot;&gt;Vue suivante&lt;/a&gt;" calcext:value-type="string">
            <text:p>&lt;img src="https://gallica.bnf.fr/ark:/12148/btv1b8624665r/f12.jpeg"&gt;&lt;a class="page" href="M1550b_Hsueh2018_11.html"&gt;Vue précédente&lt;/a&gt; - &lt;a class="page" href="M1550b_Hsueh2018_menu.html"&gt;Menu&lt;/a&gt; - &lt;a class="page" href="M1550b_Hsueh2018_13.html"&gt;Vue suivante&lt;/a&gt;</text:p>
          </table:table-cell>
          <table:table-cell/>
          <table:table-cell table:style-name="ce19" table:formula="of:=&quot;&lt;tr&gt;&lt;th&gt;&quot;&amp;[.$A$1]&amp;[.G14]&amp;[.$M$1]&amp;&quot;Vue &quot;&amp;[.G14]&amp;&quot;&lt;/a&gt;&lt;/th&gt;&lt;/tr&gt;&quot;" office:value-type="string" office:string-value="&lt;tr&gt;&lt;th&gt;&lt;a class=&quot;page&quot; href=&quot;M1550b_Hsueh2018_13.html&quot;&gt;Vue 13&lt;/a&gt;&lt;/th&gt;&lt;/tr&gt;" calcext:value-type="string">
            <text:p>&lt;tr&gt;&lt;th&gt;&lt;a class="page" href="M1550b_Hsueh2018_13.html"&gt;Vue 1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]&amp;[.C15]&amp;[.D15]&amp;[.E15]&amp;[.F15]&amp;[.G15]&amp;[.H15]" office:value-type="string" office:string-value="&lt;img src=&quot;https://gallica.bnf.fr/ark:/12148/btv1b8624665r/f13.jpeg&quot;&gt;&lt;a class=&quot;page&quot; href=&quot;M1550b_Hsueh2018_12.html&quot;&gt;Vue précédente&lt;/a&gt; - &lt;a class=&quot;page&quot; href=&quot;M1550b_Hsueh2018_menu.html&quot;&gt;Menu&lt;/a&gt; - &lt;a class=&quot;page&quot; href=&quot;M1550b_Hsueh2018_14.html&quot;&gt;Vue suivante&lt;/a&gt;" calcext:value-type="string">
            <text:p>&lt;img src="https://gallica.bnf.fr/ark:/12148/btv1b8624665r/f13.jpeg"&gt;&lt;a class="page" href="M1550b_Hsueh2018_12.html"&gt;Vue précédente&lt;/a&gt; - &lt;a class="page" href="M1550b_Hsueh2018_menu.html"&gt;Menu&lt;/a&gt; - &lt;a class="page" href="M1550b_Hsueh2018_14.html"&gt;Vue suivante&lt;/a&gt;</text:p>
          </table:table-cell>
          <table:table-cell/>
          <table:table-cell table:style-name="ce19" table:formula="of:=&quot;&lt;tr&gt;&lt;th&gt;&quot;&amp;[.$A$1]&amp;[.G15]&amp;[.$M$1]&amp;&quot;Vue &quot;&amp;[.G15]&amp;&quot;&lt;/a&gt;&lt;/th&gt;&lt;/tr&gt;&quot;" office:value-type="string" office:string-value="&lt;tr&gt;&lt;th&gt;&lt;a class=&quot;page&quot; href=&quot;M1550b_Hsueh2018_14.html&quot;&gt;Vue 14&lt;/a&gt;&lt;/th&gt;&lt;/tr&gt;" calcext:value-type="string">
            <text:p>&lt;tr&gt;&lt;th&gt;&lt;a class="page" href="M1550b_Hsueh2018_14.html"&gt;Vue 1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]&amp;[.C16]&amp;[.D16]&amp;[.E16]&amp;[.F16]&amp;[.G16]&amp;[.H16]" office:value-type="string" office:string-value="&lt;img src=&quot;https://gallica.bnf.fr/ark:/12148/btv1b8624665r/f14.jpeg&quot;&gt;&lt;a class=&quot;page&quot; href=&quot;M1550b_Hsueh2018_13.html&quot;&gt;Vue précédente&lt;/a&gt; - &lt;a class=&quot;page&quot; href=&quot;M1550b_Hsueh2018_menu.html&quot;&gt;Menu&lt;/a&gt; - &lt;a class=&quot;page&quot; href=&quot;M1550b_Hsueh2018_15.html&quot;&gt;Vue suivante&lt;/a&gt;" calcext:value-type="string">
            <text:p>&lt;img src="https://gallica.bnf.fr/ark:/12148/btv1b8624665r/f14.jpeg"&gt;&lt;a class="page" href="M1550b_Hsueh2018_13.html"&gt;Vue précédente&lt;/a&gt; - &lt;a class="page" href="M1550b_Hsueh2018_menu.html"&gt;Menu&lt;/a&gt; - &lt;a class="page" href="M1550b_Hsueh2018_15.html"&gt;Vue suivante&lt;/a&gt;</text:p>
          </table:table-cell>
          <table:table-cell/>
          <table:table-cell table:style-name="ce19" table:formula="of:=&quot;&lt;tr&gt;&lt;th&gt;&quot;&amp;[.$A$1]&amp;[.G16]&amp;[.$M$1]&amp;&quot;Vue &quot;&amp;[.G16]&amp;&quot;&lt;/a&gt;&lt;/th&gt;&lt;/tr&gt;&quot;" office:value-type="string" office:string-value="&lt;tr&gt;&lt;th&gt;&lt;a class=&quot;page&quot; href=&quot;M1550b_Hsueh2018_15.html&quot;&gt;Vue 15&lt;/a&gt;&lt;/th&gt;&lt;/tr&gt;" calcext:value-type="string">
            <text:p>&lt;tr&gt;&lt;th&gt;&lt;a class="page" href="M1550b_Hsueh2018_15.html"&gt;Vue 1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]&amp;[.C17]&amp;[.D17]&amp;[.E17]&amp;[.F17]&amp;[.G17]&amp;[.H17]" office:value-type="string" office:string-value="&lt;img src=&quot;https://gallica.bnf.fr/ark:/12148/btv1b8624665r/f15.jpeg&quot;&gt;&lt;a class=&quot;page&quot; href=&quot;M1550b_Hsueh2018_14.html&quot;&gt;Vue précédente&lt;/a&gt; - &lt;a class=&quot;page&quot; href=&quot;M1550b_Hsueh2018_menu.html&quot;&gt;Menu&lt;/a&gt; - &lt;a class=&quot;page&quot; href=&quot;M1550b_Hsueh2018_16.html&quot;&gt;Vue suivante&lt;/a&gt;" calcext:value-type="string">
            <text:p>&lt;img src="https://gallica.bnf.fr/ark:/12148/btv1b8624665r/f15.jpeg"&gt;&lt;a class="page" href="M1550b_Hsueh2018_14.html"&gt;Vue précédente&lt;/a&gt; - &lt;a class="page" href="M1550b_Hsueh2018_menu.html"&gt;Menu&lt;/a&gt; - &lt;a class="page" href="M1550b_Hsueh2018_16.html"&gt;Vue suivante&lt;/a&gt;</text:p>
          </table:table-cell>
          <table:table-cell/>
          <table:table-cell table:style-name="ce19" table:formula="of:=&quot;&lt;tr&gt;&lt;th&gt;&quot;&amp;[.$A$1]&amp;[.G17]&amp;[.$M$1]&amp;&quot;Vue &quot;&amp;[.G17]&amp;&quot;&lt;/a&gt;&lt;/th&gt;&lt;/tr&gt;&quot;" office:value-type="string" office:string-value="&lt;tr&gt;&lt;th&gt;&lt;a class=&quot;page&quot; href=&quot;M1550b_Hsueh2018_16.html&quot;&gt;Vue 16&lt;/a&gt;&lt;/th&gt;&lt;/tr&gt;" calcext:value-type="string">
            <text:p>&lt;tr&gt;&lt;th&gt;&lt;a class="page" href="M1550b_Hsueh2018_16.html"&gt;Vue 1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]&amp;[.C18]&amp;[.D18]&amp;[.E18]&amp;[.F18]&amp;[.G18]&amp;[.H18]" office:value-type="string" office:string-value="&lt;img src=&quot;https://gallica.bnf.fr/ark:/12148/btv1b8624665r/f16.jpeg&quot;&gt;&lt;a class=&quot;page&quot; href=&quot;M1550b_Hsueh2018_15.html&quot;&gt;Vue précédente&lt;/a&gt; - &lt;a class=&quot;page&quot; href=&quot;M1550b_Hsueh2018_menu.html&quot;&gt;Menu&lt;/a&gt; - &lt;a class=&quot;page&quot; href=&quot;M1550b_Hsueh2018_17.html&quot;&gt;Vue suivante&lt;/a&gt;" calcext:value-type="string">
            <text:p>&lt;img src="https://gallica.bnf.fr/ark:/12148/btv1b8624665r/f16.jpeg"&gt;&lt;a class="page" href="M1550b_Hsueh2018_15.html"&gt;Vue précédente&lt;/a&gt; - &lt;a class="page" href="M1550b_Hsueh2018_menu.html"&gt;Menu&lt;/a&gt; - &lt;a class="page" href="M1550b_Hsueh2018_17.html"&gt;Vue suivante&lt;/a&gt;</text:p>
          </table:table-cell>
          <table:table-cell/>
          <table:table-cell table:style-name="ce19" table:formula="of:=&quot;&lt;tr&gt;&lt;th&gt;&quot;&amp;[.$A$1]&amp;[.G18]&amp;[.$M$1]&amp;&quot;Vue &quot;&amp;[.G18]&amp;&quot;&lt;/a&gt;&lt;/th&gt;&lt;/tr&gt;&quot;" office:value-type="string" office:string-value="&lt;tr&gt;&lt;th&gt;&lt;a class=&quot;page&quot; href=&quot;M1550b_Hsueh2018_17.html&quot;&gt;Vue 17&lt;/a&gt;&lt;/th&gt;&lt;/tr&gt;" calcext:value-type="string">
            <text:p>&lt;tr&gt;&lt;th&gt;&lt;a class="page" href="M1550b_Hsueh2018_17.html"&gt;Vue 1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]&amp;[.C19]&amp;[.D19]&amp;[.E19]&amp;[.F19]&amp;[.G19]&amp;[.H19]" office:value-type="string" office:string-value="&lt;img src=&quot;https://gallica.bnf.fr/ark:/12148/btv1b8624665r/f17.jpeg&quot;&gt;&lt;a class=&quot;page&quot; href=&quot;M1550b_Hsueh2018_16.html&quot;&gt;Vue précédente&lt;/a&gt; - &lt;a class=&quot;page&quot; href=&quot;M1550b_Hsueh2018_menu.html&quot;&gt;Menu&lt;/a&gt; - &lt;a class=&quot;page&quot; href=&quot;M1550b_Hsueh2018_18.html&quot;&gt;Vue suivante&lt;/a&gt;" calcext:value-type="string">
            <text:p>&lt;img src="https://gallica.bnf.fr/ark:/12148/btv1b8624665r/f17.jpeg"&gt;&lt;a class="page" href="M1550b_Hsueh2018_16.html"&gt;Vue précédente&lt;/a&gt; - &lt;a class="page" href="M1550b_Hsueh2018_menu.html"&gt;Menu&lt;/a&gt; - &lt;a class="page" href="M1550b_Hsueh2018_18.html"&gt;Vue suivante&lt;/a&gt;</text:p>
          </table:table-cell>
          <table:table-cell/>
          <table:table-cell table:style-name="ce19" table:formula="of:=&quot;&lt;tr&gt;&lt;th&gt;&quot;&amp;[.$A$1]&amp;[.G19]&amp;[.$M$1]&amp;&quot;Vue &quot;&amp;[.G19]&amp;&quot;&lt;/a&gt;&lt;/th&gt;&lt;/tr&gt;&quot;" office:value-type="string" office:string-value="&lt;tr&gt;&lt;th&gt;&lt;a class=&quot;page&quot; href=&quot;M1550b_Hsueh2018_18.html&quot;&gt;Vue 18&lt;/a&gt;&lt;/th&gt;&lt;/tr&gt;" calcext:value-type="string">
            <text:p>&lt;tr&gt;&lt;th&gt;&lt;a class="page" href="M1550b_Hsueh2018_18.html"&gt;Vue 1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]&amp;[.C20]&amp;[.D20]&amp;[.E20]&amp;[.F20]&amp;[.G20]&amp;[.H20]" office:value-type="string" office:string-value="&lt;img src=&quot;https://gallica.bnf.fr/ark:/12148/btv1b8624665r/f18.jpeg&quot;&gt;&lt;a class=&quot;page&quot; href=&quot;M1550b_Hsueh2018_17.html&quot;&gt;Vue précédente&lt;/a&gt; - &lt;a class=&quot;page&quot; href=&quot;M1550b_Hsueh2018_menu.html&quot;&gt;Menu&lt;/a&gt; - &lt;a class=&quot;page&quot; href=&quot;M1550b_Hsueh2018_19.html&quot;&gt;Vue suivante&lt;/a&gt;" calcext:value-type="string">
            <text:p>&lt;img src="https://gallica.bnf.fr/ark:/12148/btv1b8624665r/f18.jpeg"&gt;&lt;a class="page" href="M1550b_Hsueh2018_17.html"&gt;Vue précédente&lt;/a&gt; - &lt;a class="page" href="M1550b_Hsueh2018_menu.html"&gt;Menu&lt;/a&gt; - &lt;a class="page" href="M1550b_Hsueh2018_19.html"&gt;Vue suivante&lt;/a&gt;</text:p>
          </table:table-cell>
          <table:table-cell/>
          <table:table-cell table:style-name="ce19" table:formula="of:=&quot;&lt;tr&gt;&lt;th&gt;&quot;&amp;[.$A$1]&amp;[.G20]&amp;[.$M$1]&amp;&quot;Vue &quot;&amp;[.G20]&amp;&quot;&lt;/a&gt;&lt;/th&gt;&lt;/tr&gt;&quot;" office:value-type="string" office:string-value="&lt;tr&gt;&lt;th&gt;&lt;a class=&quot;page&quot; href=&quot;M1550b_Hsueh2018_19.html&quot;&gt;Vue 19&lt;/a&gt;&lt;/th&gt;&lt;/tr&gt;" calcext:value-type="string">
            <text:p>&lt;tr&gt;&lt;th&gt;&lt;a class="page" href="M1550b_Hsueh2018_19.html"&gt;Vue 1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]&amp;[.C21]&amp;[.D21]&amp;[.E21]&amp;[.F21]&amp;[.G21]&amp;[.H21]" office:value-type="string" office:string-value="&lt;img src=&quot;https://gallica.bnf.fr/ark:/12148/btv1b8624665r/f19.jpeg&quot;&gt;&lt;a class=&quot;page&quot; href=&quot;M1550b_Hsueh2018_18.html&quot;&gt;Vue précédente&lt;/a&gt; - &lt;a class=&quot;page&quot; href=&quot;M1550b_Hsueh2018_menu.html&quot;&gt;Menu&lt;/a&gt; - &lt;a class=&quot;page&quot; href=&quot;M1550b_Hsueh2018_20.html&quot;&gt;Vue suivante&lt;/a&gt;" calcext:value-type="string">
            <text:p>&lt;img src="https://gallica.bnf.fr/ark:/12148/btv1b8624665r/f19.jpeg"&gt;&lt;a class="page" href="M1550b_Hsueh2018_18.html"&gt;Vue précédente&lt;/a&gt; - &lt;a class="page" href="M1550b_Hsueh2018_menu.html"&gt;Menu&lt;/a&gt; - &lt;a class="page" href="M1550b_Hsueh2018_20.html"&gt;Vue suivante&lt;/a&gt;</text:p>
          </table:table-cell>
          <table:table-cell/>
          <table:table-cell table:style-name="ce19" table:formula="of:=&quot;&lt;tr&gt;&lt;th&gt;&quot;&amp;[.$A$1]&amp;[.G21]&amp;[.$M$1]&amp;&quot;Vue &quot;&amp;[.G21]&amp;&quot;&lt;/a&gt;&lt;/th&gt;&lt;/tr&gt;&quot;" office:value-type="string" office:string-value="&lt;tr&gt;&lt;th&gt;&lt;a class=&quot;page&quot; href=&quot;M1550b_Hsueh2018_20.html&quot;&gt;Vue 20&lt;/a&gt;&lt;/th&gt;&lt;/tr&gt;" calcext:value-type="string">
            <text:p>&lt;tr&gt;&lt;th&gt;&lt;a class="page" href="M1550b_Hsueh2018_20.html"&gt;Vue 2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]&amp;[.C22]&amp;[.D22]&amp;[.E22]&amp;[.F22]&amp;[.G22]&amp;[.H22]" office:value-type="string" office:string-value="&lt;img src=&quot;https://gallica.bnf.fr/ark:/12148/btv1b8624665r/f20.jpeg&quot;&gt;&lt;a class=&quot;page&quot; href=&quot;M1550b_Hsueh2018_19.html&quot;&gt;Vue précédente&lt;/a&gt; - &lt;a class=&quot;page&quot; href=&quot;M1550b_Hsueh2018_menu.html&quot;&gt;Menu&lt;/a&gt; - &lt;a class=&quot;page&quot; href=&quot;M1550b_Hsueh2018_21.html&quot;&gt;Vue suivante&lt;/a&gt;" calcext:value-type="string">
            <text:p>&lt;img src="https://gallica.bnf.fr/ark:/12148/btv1b8624665r/f20.jpeg"&gt;&lt;a class="page" href="M1550b_Hsueh2018_19.html"&gt;Vue précédente&lt;/a&gt; - &lt;a class="page" href="M1550b_Hsueh2018_menu.html"&gt;Menu&lt;/a&gt; - &lt;a class="page" href="M1550b_Hsueh2018_21.html"&gt;Vue suivante&lt;/a&gt;</text:p>
          </table:table-cell>
          <table:table-cell/>
          <table:table-cell table:style-name="ce19" table:formula="of:=&quot;&lt;tr&gt;&lt;th&gt;&quot;&amp;[.$A$1]&amp;[.G22]&amp;[.$M$1]&amp;&quot;Vue &quot;&amp;[.G22]&amp;&quot;&lt;/a&gt;&lt;/th&gt;&lt;/tr&gt;&quot;" office:value-type="string" office:string-value="&lt;tr&gt;&lt;th&gt;&lt;a class=&quot;page&quot; href=&quot;M1550b_Hsueh2018_21.html&quot;&gt;Vue 21&lt;/a&gt;&lt;/th&gt;&lt;/tr&gt;" calcext:value-type="string">
            <text:p>&lt;tr&gt;&lt;th&gt;&lt;a class="page" href="M1550b_Hsueh2018_21.html"&gt;Vue 2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]&amp;[.C23]&amp;[.D23]&amp;[.E23]&amp;[.F23]&amp;[.G23]&amp;[.H23]" office:value-type="string" office:string-value="&lt;img src=&quot;https://gallica.bnf.fr/ark:/12148/btv1b8624665r/f21.jpeg&quot;&gt;&lt;a class=&quot;page&quot; href=&quot;M1550b_Hsueh2018_20.html&quot;&gt;Vue précédente&lt;/a&gt; - &lt;a class=&quot;page&quot; href=&quot;M1550b_Hsueh2018_menu.html&quot;&gt;Menu&lt;/a&gt; - &lt;a class=&quot;page&quot; href=&quot;M1550b_Hsueh2018_22.html&quot;&gt;Vue suivante&lt;/a&gt;" calcext:value-type="string">
            <text:p>&lt;img src="https://gallica.bnf.fr/ark:/12148/btv1b8624665r/f21.jpeg"&gt;&lt;a class="page" href="M1550b_Hsueh2018_20.html"&gt;Vue précédente&lt;/a&gt; - &lt;a class="page" href="M1550b_Hsueh2018_menu.html"&gt;Menu&lt;/a&gt; - &lt;a class="page" href="M1550b_Hsueh2018_22.html"&gt;Vue suivante&lt;/a&gt;</text:p>
          </table:table-cell>
          <table:table-cell/>
          <table:table-cell table:style-name="ce19" table:formula="of:=&quot;&lt;tr&gt;&lt;th&gt;&quot;&amp;[.$A$1]&amp;[.G23]&amp;[.$M$1]&amp;&quot;Vue &quot;&amp;[.G23]&amp;&quot;&lt;/a&gt;&lt;/th&gt;&lt;/tr&gt;&quot;" office:value-type="string" office:string-value="&lt;tr&gt;&lt;th&gt;&lt;a class=&quot;page&quot; href=&quot;M1550b_Hsueh2018_22.html&quot;&gt;Vue 22&lt;/a&gt;&lt;/th&gt;&lt;/tr&gt;" calcext:value-type="string">
            <text:p>&lt;tr&gt;&lt;th&gt;&lt;a class="page" href="M1550b_Hsueh2018_22.html"&gt;Vue 2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]&amp;[.C24]&amp;[.D24]&amp;[.E24]&amp;[.F24]&amp;[.G24]&amp;[.H24]" office:value-type="string" office:string-value="&lt;img src=&quot;https://gallica.bnf.fr/ark:/12148/btv1b8624665r/f22.jpeg&quot;&gt;&lt;a class=&quot;page&quot; href=&quot;M1550b_Hsueh2018_21.html&quot;&gt;Vue précédente&lt;/a&gt; - &lt;a class=&quot;page&quot; href=&quot;M1550b_Hsueh2018_menu.html&quot;&gt;Menu&lt;/a&gt; - &lt;a class=&quot;page&quot; href=&quot;M1550b_Hsueh2018_23.html&quot;&gt;Vue suivante&lt;/a&gt;" calcext:value-type="string">
            <text:p>&lt;img src="https://gallica.bnf.fr/ark:/12148/btv1b8624665r/f22.jpeg"&gt;&lt;a class="page" href="M1550b_Hsueh2018_21.html"&gt;Vue précédente&lt;/a&gt; - &lt;a class="page" href="M1550b_Hsueh2018_menu.html"&gt;Menu&lt;/a&gt; - &lt;a class="page" href="M1550b_Hsueh2018_23.html"&gt;Vue suivante&lt;/a&gt;</text:p>
          </table:table-cell>
          <table:table-cell/>
          <table:table-cell table:style-name="ce19" table:formula="of:=&quot;&lt;tr&gt;&lt;th&gt;&quot;&amp;[.$A$1]&amp;[.G24]&amp;[.$M$1]&amp;&quot;Vue &quot;&amp;[.G24]&amp;&quot;&lt;/a&gt;&lt;/th&gt;&lt;/tr&gt;&quot;" office:value-type="string" office:string-value="&lt;tr&gt;&lt;th&gt;&lt;a class=&quot;page&quot; href=&quot;M1550b_Hsueh2018_23.html&quot;&gt;Vue 23&lt;/a&gt;&lt;/th&gt;&lt;/tr&gt;" calcext:value-type="string">
            <text:p>&lt;tr&gt;&lt;th&gt;&lt;a class="page" href="M1550b_Hsueh2018_23.html"&gt;Vue 2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]&amp;[.C25]&amp;[.D25]&amp;[.E25]&amp;[.F25]&amp;[.G25]&amp;[.H25]" office:value-type="string" office:string-value="&lt;img src=&quot;https://gallica.bnf.fr/ark:/12148/btv1b8624665r/f23.jpeg&quot;&gt;&lt;a class=&quot;page&quot; href=&quot;M1550b_Hsueh2018_22.html&quot;&gt;Vue précédente&lt;/a&gt; - &lt;a class=&quot;page&quot; href=&quot;M1550b_Hsueh2018_menu.html&quot;&gt;Menu&lt;/a&gt; - &lt;a class=&quot;page&quot; href=&quot;M1550b_Hsueh2018_24.html&quot;&gt;Vue suivante&lt;/a&gt;" calcext:value-type="string">
            <text:p>&lt;img src="https://gallica.bnf.fr/ark:/12148/btv1b8624665r/f23.jpeg"&gt;&lt;a class="page" href="M1550b_Hsueh2018_22.html"&gt;Vue précédente&lt;/a&gt; - &lt;a class="page" href="M1550b_Hsueh2018_menu.html"&gt;Menu&lt;/a&gt; - &lt;a class="page" href="M1550b_Hsueh2018_24.html"&gt;Vue suivante&lt;/a&gt;</text:p>
          </table:table-cell>
          <table:table-cell/>
          <table:table-cell table:style-name="ce19" table:formula="of:=&quot;&lt;tr&gt;&lt;th&gt;&quot;&amp;[.$A$1]&amp;[.G25]&amp;[.$M$1]&amp;&quot;Vue &quot;&amp;[.G25]&amp;&quot;&lt;/a&gt;&lt;/th&gt;&lt;/tr&gt;&quot;" office:value-type="string" office:string-value="&lt;tr&gt;&lt;th&gt;&lt;a class=&quot;page&quot; href=&quot;M1550b_Hsueh2018_24.html&quot;&gt;Vue 24&lt;/a&gt;&lt;/th&gt;&lt;/tr&gt;" calcext:value-type="string">
            <text:p>&lt;tr&gt;&lt;th&gt;&lt;a class="page" href="M1550b_Hsueh2018_24.html"&gt;Vue 2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]&amp;[.C26]&amp;[.D26]&amp;[.E26]&amp;[.F26]&amp;[.G26]&amp;[.H26]" office:value-type="string" office:string-value="&lt;img src=&quot;https://gallica.bnf.fr/ark:/12148/btv1b8624665r/f24.jpeg&quot;&gt;&lt;a class=&quot;page&quot; href=&quot;M1550b_Hsueh2018_23.html&quot;&gt;Vue précédente&lt;/a&gt; - &lt;a class=&quot;page&quot; href=&quot;M1550b_Hsueh2018_menu.html&quot;&gt;Menu&lt;/a&gt; - &lt;a class=&quot;page&quot; href=&quot;M1550b_Hsueh2018_25.html&quot;&gt;Vue suivante&lt;/a&gt;" calcext:value-type="string">
            <text:p>&lt;img src="https://gallica.bnf.fr/ark:/12148/btv1b8624665r/f24.jpeg"&gt;&lt;a class="page" href="M1550b_Hsueh2018_23.html"&gt;Vue précédente&lt;/a&gt; - &lt;a class="page" href="M1550b_Hsueh2018_menu.html"&gt;Menu&lt;/a&gt; - &lt;a class="page" href="M1550b_Hsueh2018_25.html"&gt;Vue suivante&lt;/a&gt;</text:p>
          </table:table-cell>
          <table:table-cell/>
          <table:table-cell table:style-name="ce19" table:formula="of:=&quot;&lt;tr&gt;&lt;th&gt;&quot;&amp;[.$A$1]&amp;[.G26]&amp;[.$M$1]&amp;&quot;Vue &quot;&amp;[.G26]&amp;&quot;&lt;/a&gt;&lt;/th&gt;&lt;/tr&gt;&quot;" office:value-type="string" office:string-value="&lt;tr&gt;&lt;th&gt;&lt;a class=&quot;page&quot; href=&quot;M1550b_Hsueh2018_25.html&quot;&gt;Vue 25&lt;/a&gt;&lt;/th&gt;&lt;/tr&gt;" calcext:value-type="string">
            <text:p>&lt;tr&gt;&lt;th&gt;&lt;a class="page" href="M1550b_Hsueh2018_25.html"&gt;Vue 2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]&amp;[.C27]&amp;[.D27]&amp;[.E27]&amp;[.F27]&amp;[.G27]&amp;[.H27]" office:value-type="string" office:string-value="&lt;img src=&quot;https://gallica.bnf.fr/ark:/12148/btv1b8624665r/f25.jpeg&quot;&gt;&lt;a class=&quot;page&quot; href=&quot;M1550b_Hsueh2018_24.html&quot;&gt;Vue précédente&lt;/a&gt; - &lt;a class=&quot;page&quot; href=&quot;M1550b_Hsueh2018_menu.html&quot;&gt;Menu&lt;/a&gt; - &lt;a class=&quot;page&quot; href=&quot;M1550b_Hsueh2018_26.html&quot;&gt;Vue suivante&lt;/a&gt;" calcext:value-type="string">
            <text:p>&lt;img src="https://gallica.bnf.fr/ark:/12148/btv1b8624665r/f25.jpeg"&gt;&lt;a class="page" href="M1550b_Hsueh2018_24.html"&gt;Vue précédente&lt;/a&gt; - &lt;a class="page" href="M1550b_Hsueh2018_menu.html"&gt;Menu&lt;/a&gt; - &lt;a class="page" href="M1550b_Hsueh2018_26.html"&gt;Vue suivante&lt;/a&gt;</text:p>
          </table:table-cell>
          <table:table-cell/>
          <table:table-cell table:style-name="ce19" table:formula="of:=&quot;&lt;tr&gt;&lt;th&gt;&quot;&amp;[.$A$1]&amp;[.G27]&amp;[.$M$1]&amp;&quot;Vue &quot;&amp;[.G27]&amp;&quot;&lt;/a&gt;&lt;/th&gt;&lt;/tr&gt;&quot;" office:value-type="string" office:string-value="&lt;tr&gt;&lt;th&gt;&lt;a class=&quot;page&quot; href=&quot;M1550b_Hsueh2018_26.html&quot;&gt;Vue 26&lt;/a&gt;&lt;/th&gt;&lt;/tr&gt;" calcext:value-type="string">
            <text:p>&lt;tr&gt;&lt;th&gt;&lt;a class="page" href="M1550b_Hsueh2018_26.html"&gt;Vue 2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]&amp;[.C28]&amp;[.D28]&amp;[.E28]&amp;[.F28]&amp;[.G28]&amp;[.H28]" office:value-type="string" office:string-value="&lt;img src=&quot;https://gallica.bnf.fr/ark:/12148/btv1b8624665r/f26.jpeg&quot;&gt;&lt;a class=&quot;page&quot; href=&quot;M1550b_Hsueh2018_25.html&quot;&gt;Vue précédente&lt;/a&gt; - &lt;a class=&quot;page&quot; href=&quot;M1550b_Hsueh2018_menu.html&quot;&gt;Menu&lt;/a&gt; - &lt;a class=&quot;page&quot; href=&quot;M1550b_Hsueh2018_27.html&quot;&gt;Vue suivante&lt;/a&gt;" calcext:value-type="string">
            <text:p>&lt;img src="https://gallica.bnf.fr/ark:/12148/btv1b8624665r/f26.jpeg"&gt;&lt;a class="page" href="M1550b_Hsueh2018_25.html"&gt;Vue précédente&lt;/a&gt; - &lt;a class="page" href="M1550b_Hsueh2018_menu.html"&gt;Menu&lt;/a&gt; - &lt;a class="page" href="M1550b_Hsueh2018_27.html"&gt;Vue suivante&lt;/a&gt;</text:p>
          </table:table-cell>
          <table:table-cell/>
          <table:table-cell table:style-name="ce19" table:formula="of:=&quot;&lt;tr&gt;&lt;th&gt;&quot;&amp;[.$A$1]&amp;[.G28]&amp;[.$M$1]&amp;&quot;Vue &quot;&amp;[.G28]&amp;&quot;&lt;/a&gt;&lt;/th&gt;&lt;/tr&gt;&quot;" office:value-type="string" office:string-value="&lt;tr&gt;&lt;th&gt;&lt;a class=&quot;page&quot; href=&quot;M1550b_Hsueh2018_27.html&quot;&gt;Vue 27&lt;/a&gt;&lt;/th&gt;&lt;/tr&gt;" calcext:value-type="string">
            <text:p>&lt;tr&gt;&lt;th&gt;&lt;a class="page" href="M1550b_Hsueh2018_27.html"&gt;Vue 2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]&amp;[.C29]&amp;[.D29]&amp;[.E29]&amp;[.F29]&amp;[.G29]&amp;[.H29]" office:value-type="string" office:string-value="&lt;img src=&quot;https://gallica.bnf.fr/ark:/12148/btv1b8624665r/f27.jpeg&quot;&gt;&lt;a class=&quot;page&quot; href=&quot;M1550b_Hsueh2018_26.html&quot;&gt;Vue précédente&lt;/a&gt; - &lt;a class=&quot;page&quot; href=&quot;M1550b_Hsueh2018_menu.html&quot;&gt;Menu&lt;/a&gt; - &lt;a class=&quot;page&quot; href=&quot;M1550b_Hsueh2018_28.html&quot;&gt;Vue suivante&lt;/a&gt;" calcext:value-type="string">
            <text:p>&lt;img src="https://gallica.bnf.fr/ark:/12148/btv1b8624665r/f27.jpeg"&gt;&lt;a class="page" href="M1550b_Hsueh2018_26.html"&gt;Vue précédente&lt;/a&gt; - &lt;a class="page" href="M1550b_Hsueh2018_menu.html"&gt;Menu&lt;/a&gt; - &lt;a class="page" href="M1550b_Hsueh2018_28.html"&gt;Vue suivante&lt;/a&gt;</text:p>
          </table:table-cell>
          <table:table-cell/>
          <table:table-cell table:style-name="ce19" table:formula="of:=&quot;&lt;tr&gt;&lt;th&gt;&quot;&amp;[.$A$1]&amp;[.G29]&amp;[.$M$1]&amp;&quot;Vue &quot;&amp;[.G29]&amp;&quot;&lt;/a&gt;&lt;/th&gt;&lt;/tr&gt;&quot;" office:value-type="string" office:string-value="&lt;tr&gt;&lt;th&gt;&lt;a class=&quot;page&quot; href=&quot;M1550b_Hsueh2018_28.html&quot;&gt;Vue 28&lt;/a&gt;&lt;/th&gt;&lt;/tr&gt;" calcext:value-type="string">
            <text:p>&lt;tr&gt;&lt;th&gt;&lt;a class="page" href="M1550b_Hsueh2018_28.html"&gt;Vue 2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]&amp;[.C30]&amp;[.D30]&amp;[.E30]&amp;[.F30]&amp;[.G30]&amp;[.H30]" office:value-type="string" office:string-value="&lt;img src=&quot;https://gallica.bnf.fr/ark:/12148/btv1b8624665r/f28.jpeg&quot;&gt;&lt;a class=&quot;page&quot; href=&quot;M1550b_Hsueh2018_27.html&quot;&gt;Vue précédente&lt;/a&gt; - &lt;a class=&quot;page&quot; href=&quot;M1550b_Hsueh2018_menu.html&quot;&gt;Menu&lt;/a&gt; - &lt;a class=&quot;page&quot; href=&quot;M1550b_Hsueh2018_29.html&quot;&gt;Vue suivante&lt;/a&gt;" calcext:value-type="string">
            <text:p>&lt;img src="https://gallica.bnf.fr/ark:/12148/btv1b8624665r/f28.jpeg"&gt;&lt;a class="page" href="M1550b_Hsueh2018_27.html"&gt;Vue précédente&lt;/a&gt; - &lt;a class="page" href="M1550b_Hsueh2018_menu.html"&gt;Menu&lt;/a&gt; - &lt;a class="page" href="M1550b_Hsueh2018_29.html"&gt;Vue suivante&lt;/a&gt;</text:p>
          </table:table-cell>
          <table:table-cell/>
          <table:table-cell table:style-name="ce19" table:formula="of:=&quot;&lt;tr&gt;&lt;th&gt;&quot;&amp;[.$A$1]&amp;[.G30]&amp;[.$M$1]&amp;&quot;Vue &quot;&amp;[.G30]&amp;&quot;&lt;/a&gt;&lt;/th&gt;&lt;/tr&gt;&quot;" office:value-type="string" office:string-value="&lt;tr&gt;&lt;th&gt;&lt;a class=&quot;page&quot; href=&quot;M1550b_Hsueh2018_29.html&quot;&gt;Vue 29&lt;/a&gt;&lt;/th&gt;&lt;/tr&gt;" calcext:value-type="string">
            <text:p>&lt;tr&gt;&lt;th&gt;&lt;a class="page" href="M1550b_Hsueh2018_29.html"&gt;Vue 2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1]&amp;[.C31]&amp;[.D31]&amp;[.E31]&amp;[.F31]&amp;[.G31]&amp;[.H31]" office:value-type="string" office:string-value="&lt;img src=&quot;https://gallica.bnf.fr/ark:/12148/btv1b8624665r/f29.jpeg&quot;&gt;&lt;a class=&quot;page&quot; href=&quot;M1550b_Hsueh2018_28.html&quot;&gt;Vue précédente&lt;/a&gt; - &lt;a class=&quot;page&quot; href=&quot;M1550b_Hsueh2018_menu.html&quot;&gt;Menu&lt;/a&gt; - &lt;a class=&quot;page&quot; href=&quot;M1550b_Hsueh2018_30.html&quot;&gt;Vue suivante&lt;/a&gt;" calcext:value-type="string">
            <text:p>&lt;img src="https://gallica.bnf.fr/ark:/12148/btv1b8624665r/f29.jpeg"&gt;&lt;a class="page" href="M1550b_Hsueh2018_28.html"&gt;Vue précédente&lt;/a&gt; - &lt;a class="page" href="M1550b_Hsueh2018_menu.html"&gt;Menu&lt;/a&gt; - &lt;a class="page" href="M1550b_Hsueh2018_30.html"&gt;Vue suivante&lt;/a&gt;</text:p>
          </table:table-cell>
          <table:table-cell/>
          <table:table-cell table:style-name="ce19" table:formula="of:=&quot;&lt;tr&gt;&lt;th&gt;&quot;&amp;[.$A$1]&amp;[.G31]&amp;[.$M$1]&amp;&quot;Vue &quot;&amp;[.G31]&amp;&quot;&lt;/a&gt;&lt;/th&gt;&lt;/tr&gt;&quot;" office:value-type="string" office:string-value="&lt;tr&gt;&lt;th&gt;&lt;a class=&quot;page&quot; href=&quot;M1550b_Hsueh2018_30.html&quot;&gt;Vue 30&lt;/a&gt;&lt;/th&gt;&lt;/tr&gt;" calcext:value-type="string">
            <text:p>&lt;tr&gt;&lt;th&gt;&lt;a class="page" href="M1550b_Hsueh2018_30.html"&gt;Vue 3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2]&amp;[.C32]&amp;[.D32]&amp;[.E32]&amp;[.F32]&amp;[.G32]&amp;[.H32]" office:value-type="string" office:string-value="&lt;img src=&quot;https://gallica.bnf.fr/ark:/12148/btv1b8624665r/f30.jpeg&quot;&gt;&lt;a class=&quot;page&quot; href=&quot;M1550b_Hsueh2018_29.html&quot;&gt;Vue précédente&lt;/a&gt; - &lt;a class=&quot;page&quot; href=&quot;M1550b_Hsueh2018_menu.html&quot;&gt;Menu&lt;/a&gt; - &lt;a class=&quot;page&quot; href=&quot;M1550b_Hsueh2018_31.html&quot;&gt;Vue suivante&lt;/a&gt;" calcext:value-type="string">
            <text:p>&lt;img src="https://gallica.bnf.fr/ark:/12148/btv1b8624665r/f30.jpeg"&gt;&lt;a class="page" href="M1550b_Hsueh2018_29.html"&gt;Vue précédente&lt;/a&gt; - &lt;a class="page" href="M1550b_Hsueh2018_menu.html"&gt;Menu&lt;/a&gt; - &lt;a class="page" href="M1550b_Hsueh2018_31.html"&gt;Vue suivante&lt;/a&gt;</text:p>
          </table:table-cell>
          <table:table-cell/>
          <table:table-cell table:style-name="ce19" table:formula="of:=&quot;&lt;tr&gt;&lt;th&gt;&quot;&amp;[.$A$1]&amp;[.G32]&amp;[.$M$1]&amp;&quot;Vue &quot;&amp;[.G32]&amp;&quot;&lt;/a&gt;&lt;/th&gt;&lt;/tr&gt;&quot;" office:value-type="string" office:string-value="&lt;tr&gt;&lt;th&gt;&lt;a class=&quot;page&quot; href=&quot;M1550b_Hsueh2018_31.html&quot;&gt;Vue 31&lt;/a&gt;&lt;/th&gt;&lt;/tr&gt;" calcext:value-type="string">
            <text:p>&lt;tr&gt;&lt;th&gt;&lt;a class="page" href="M1550b_Hsueh2018_31.html"&gt;Vue 3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3]&amp;[.C33]&amp;[.D33]&amp;[.E33]&amp;[.F33]&amp;[.G33]&amp;[.H33]" office:value-type="string" office:string-value="&lt;img src=&quot;https://gallica.bnf.fr/ark:/12148/btv1b8624665r/f31.jpeg&quot;&gt;&lt;a class=&quot;page&quot; href=&quot;M1550b_Hsueh2018_30.html&quot;&gt;Vue précédente&lt;/a&gt; - &lt;a class=&quot;page&quot; href=&quot;M1550b_Hsueh2018_menu.html&quot;&gt;Menu&lt;/a&gt; - &lt;a class=&quot;page&quot; href=&quot;M1550b_Hsueh2018_32.html&quot;&gt;Vue suivante&lt;/a&gt;" calcext:value-type="string">
            <text:p>&lt;img src="https://gallica.bnf.fr/ark:/12148/btv1b8624665r/f31.jpeg"&gt;&lt;a class="page" href="M1550b_Hsueh2018_30.html"&gt;Vue précédente&lt;/a&gt; - &lt;a class="page" href="M1550b_Hsueh2018_menu.html"&gt;Menu&lt;/a&gt; - &lt;a class="page" href="M1550b_Hsueh2018_32.html"&gt;Vue suivante&lt;/a&gt;</text:p>
          </table:table-cell>
          <table:table-cell/>
          <table:table-cell table:style-name="ce19" table:formula="of:=&quot;&lt;tr&gt;&lt;th&gt;&quot;&amp;[.$A$1]&amp;[.G33]&amp;[.$M$1]&amp;&quot;Vue &quot;&amp;[.G33]&amp;&quot;&lt;/a&gt;&lt;/th&gt;&lt;/tr&gt;&quot;" office:value-type="string" office:string-value="&lt;tr&gt;&lt;th&gt;&lt;a class=&quot;page&quot; href=&quot;M1550b_Hsueh2018_32.html&quot;&gt;Vue 32&lt;/a&gt;&lt;/th&gt;&lt;/tr&gt;" calcext:value-type="string">
            <text:p>&lt;tr&gt;&lt;th&gt;&lt;a class="page" href="M1550b_Hsueh2018_32.html"&gt;Vue 3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4]&amp;[.C34]&amp;[.D34]&amp;[.E34]&amp;[.F34]&amp;[.G34]&amp;[.H34]" office:value-type="string" office:string-value="&lt;img src=&quot;https://gallica.bnf.fr/ark:/12148/btv1b8624665r/f32.jpeg&quot;&gt;&lt;a class=&quot;page&quot; href=&quot;M1550b_Hsueh2018_31.html&quot;&gt;Vue précédente&lt;/a&gt; - &lt;a class=&quot;page&quot; href=&quot;M1550b_Hsueh2018_menu.html&quot;&gt;Menu&lt;/a&gt; - &lt;a class=&quot;page&quot; href=&quot;M1550b_Hsueh2018_33.html&quot;&gt;Vue suivante&lt;/a&gt;" calcext:value-type="string">
            <text:p>&lt;img src="https://gallica.bnf.fr/ark:/12148/btv1b8624665r/f32.jpeg"&gt;&lt;a class="page" href="M1550b_Hsueh2018_31.html"&gt;Vue précédente&lt;/a&gt; - &lt;a class="page" href="M1550b_Hsueh2018_menu.html"&gt;Menu&lt;/a&gt; - &lt;a class="page" href="M1550b_Hsueh2018_33.html"&gt;Vue suivante&lt;/a&gt;</text:p>
          </table:table-cell>
          <table:table-cell/>
          <table:table-cell table:style-name="ce19" table:formula="of:=&quot;&lt;tr&gt;&lt;th&gt;&quot;&amp;[.$A$1]&amp;[.G34]&amp;[.$M$1]&amp;&quot;Vue &quot;&amp;[.G34]&amp;&quot;&lt;/a&gt;&lt;/th&gt;&lt;/tr&gt;&quot;" office:value-type="string" office:string-value="&lt;tr&gt;&lt;th&gt;&lt;a class=&quot;page&quot; href=&quot;M1550b_Hsueh2018_33.html&quot;&gt;Vue 33&lt;/a&gt;&lt;/th&gt;&lt;/tr&gt;" calcext:value-type="string">
            <text:p>&lt;tr&gt;&lt;th&gt;&lt;a class="page" href="M1550b_Hsueh2018_33.html"&gt;Vue 3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5]&amp;[.C35]&amp;[.D35]&amp;[.E35]&amp;[.F35]&amp;[.G35]&amp;[.H35]" office:value-type="string" office:string-value="&lt;img src=&quot;https://gallica.bnf.fr/ark:/12148/btv1b8624665r/f33.jpeg&quot;&gt;&lt;a class=&quot;page&quot; href=&quot;M1550b_Hsueh2018_32.html&quot;&gt;Vue précédente&lt;/a&gt; - &lt;a class=&quot;page&quot; href=&quot;M1550b_Hsueh2018_menu.html&quot;&gt;Menu&lt;/a&gt; - &lt;a class=&quot;page&quot; href=&quot;M1550b_Hsueh2018_34.html&quot;&gt;Vue suivante&lt;/a&gt;" calcext:value-type="string">
            <text:p>&lt;img src="https://gallica.bnf.fr/ark:/12148/btv1b8624665r/f33.jpeg"&gt;&lt;a class="page" href="M1550b_Hsueh2018_32.html"&gt;Vue précédente&lt;/a&gt; - &lt;a class="page" href="M1550b_Hsueh2018_menu.html"&gt;Menu&lt;/a&gt; - &lt;a class="page" href="M1550b_Hsueh2018_34.html"&gt;Vue suivante&lt;/a&gt;</text:p>
          </table:table-cell>
          <table:table-cell/>
          <table:table-cell table:style-name="ce19" table:formula="of:=&quot;&lt;tr&gt;&lt;th&gt;&quot;&amp;[.$A$1]&amp;[.G35]&amp;[.$M$1]&amp;&quot;Vue &quot;&amp;[.G35]&amp;&quot;&lt;/a&gt;&lt;/th&gt;&lt;/tr&gt;&quot;" office:value-type="string" office:string-value="&lt;tr&gt;&lt;th&gt;&lt;a class=&quot;page&quot; href=&quot;M1550b_Hsueh2018_34.html&quot;&gt;Vue 34&lt;/a&gt;&lt;/th&gt;&lt;/tr&gt;" calcext:value-type="string">
            <text:p>&lt;tr&gt;&lt;th&gt;&lt;a class="page" href="M1550b_Hsueh2018_34.html"&gt;Vue 3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6]&amp;[.C36]&amp;[.D36]&amp;[.E36]&amp;[.F36]&amp;[.G36]&amp;[.H36]" office:value-type="string" office:string-value="&lt;img src=&quot;https://gallica.bnf.fr/ark:/12148/btv1b8624665r/f34.jpeg&quot;&gt;&lt;a class=&quot;page&quot; href=&quot;M1550b_Hsueh2018_33.html&quot;&gt;Vue précédente&lt;/a&gt; - &lt;a class=&quot;page&quot; href=&quot;M1550b_Hsueh2018_menu.html&quot;&gt;Menu&lt;/a&gt; - &lt;a class=&quot;page&quot; href=&quot;M1550b_Hsueh2018_35.html&quot;&gt;Vue suivante&lt;/a&gt;" calcext:value-type="string">
            <text:p>&lt;img src="https://gallica.bnf.fr/ark:/12148/btv1b8624665r/f34.jpeg"&gt;&lt;a class="page" href="M1550b_Hsueh2018_33.html"&gt;Vue précédente&lt;/a&gt; - &lt;a class="page" href="M1550b_Hsueh2018_menu.html"&gt;Menu&lt;/a&gt; - &lt;a class="page" href="M1550b_Hsueh2018_35.html"&gt;Vue suivante&lt;/a&gt;</text:p>
          </table:table-cell>
          <table:table-cell/>
          <table:table-cell table:style-name="ce19" table:formula="of:=&quot;&lt;tr&gt;&lt;th&gt;&quot;&amp;[.$A$1]&amp;[.G36]&amp;[.$M$1]&amp;&quot;Vue &quot;&amp;[.G36]&amp;&quot;&lt;/a&gt;&lt;/th&gt;&lt;/tr&gt;&quot;" office:value-type="string" office:string-value="&lt;tr&gt;&lt;th&gt;&lt;a class=&quot;page&quot; href=&quot;M1550b_Hsueh2018_35.html&quot;&gt;Vue 35&lt;/a&gt;&lt;/th&gt;&lt;/tr&gt;" calcext:value-type="string">
            <text:p>&lt;tr&gt;&lt;th&gt;&lt;a class="page" href="M1550b_Hsueh2018_35.html"&gt;Vue 3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7]&amp;[.C37]&amp;[.D37]&amp;[.E37]&amp;[.F37]&amp;[.G37]&amp;[.H37]" office:value-type="string" office:string-value="&lt;img src=&quot;https://gallica.bnf.fr/ark:/12148/btv1b8624665r/f35.jpeg&quot;&gt;&lt;a class=&quot;page&quot; href=&quot;M1550b_Hsueh2018_34.html&quot;&gt;Vue précédente&lt;/a&gt; - &lt;a class=&quot;page&quot; href=&quot;M1550b_Hsueh2018_menu.html&quot;&gt;Menu&lt;/a&gt; - &lt;a class=&quot;page&quot; href=&quot;M1550b_Hsueh2018_36.html&quot;&gt;Vue suivante&lt;/a&gt;" calcext:value-type="string">
            <text:p>&lt;img src="https://gallica.bnf.fr/ark:/12148/btv1b8624665r/f35.jpeg"&gt;&lt;a class="page" href="M1550b_Hsueh2018_34.html"&gt;Vue précédente&lt;/a&gt; - &lt;a class="page" href="M1550b_Hsueh2018_menu.html"&gt;Menu&lt;/a&gt; - &lt;a class="page" href="M1550b_Hsueh2018_36.html"&gt;Vue suivante&lt;/a&gt;</text:p>
          </table:table-cell>
          <table:table-cell/>
          <table:table-cell table:style-name="ce19" table:formula="of:=&quot;&lt;tr&gt;&lt;th&gt;&quot;&amp;[.$A$1]&amp;[.G37]&amp;[.$M$1]&amp;&quot;Vue &quot;&amp;[.G37]&amp;&quot;&lt;/a&gt;&lt;/th&gt;&lt;/tr&gt;&quot;" office:value-type="string" office:string-value="&lt;tr&gt;&lt;th&gt;&lt;a class=&quot;page&quot; href=&quot;M1550b_Hsueh2018_36.html&quot;&gt;Vue 36&lt;/a&gt;&lt;/th&gt;&lt;/tr&gt;" calcext:value-type="string">
            <text:p>&lt;tr&gt;&lt;th&gt;&lt;a class="page" href="M1550b_Hsueh2018_36.html"&gt;Vue 3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8]&amp;[.C38]&amp;[.D38]&amp;[.E38]&amp;[.F38]&amp;[.G38]&amp;[.H38]" office:value-type="string" office:string-value="&lt;img src=&quot;https://gallica.bnf.fr/ark:/12148/btv1b8624665r/f36.jpeg&quot;&gt;&lt;a class=&quot;page&quot; href=&quot;M1550b_Hsueh2018_35.html&quot;&gt;Vue précédente&lt;/a&gt; - &lt;a class=&quot;page&quot; href=&quot;M1550b_Hsueh2018_menu.html&quot;&gt;Menu&lt;/a&gt; - &lt;a class=&quot;page&quot; href=&quot;M1550b_Hsueh2018_37.html&quot;&gt;Vue suivante&lt;/a&gt;" calcext:value-type="string">
            <text:p>&lt;img src="https://gallica.bnf.fr/ark:/12148/btv1b8624665r/f36.jpeg"&gt;&lt;a class="page" href="M1550b_Hsueh2018_35.html"&gt;Vue précédente&lt;/a&gt; - &lt;a class="page" href="M1550b_Hsueh2018_menu.html"&gt;Menu&lt;/a&gt; - &lt;a class="page" href="M1550b_Hsueh2018_37.html"&gt;Vue suivante&lt;/a&gt;</text:p>
          </table:table-cell>
          <table:table-cell/>
          <table:table-cell table:style-name="ce19" table:formula="of:=&quot;&lt;tr&gt;&lt;th&gt;&quot;&amp;[.$A$1]&amp;[.G38]&amp;[.$M$1]&amp;&quot;Vue &quot;&amp;[.G38]&amp;&quot;&lt;/a&gt;&lt;/th&gt;&lt;/tr&gt;&quot;" office:value-type="string" office:string-value="&lt;tr&gt;&lt;th&gt;&lt;a class=&quot;page&quot; href=&quot;M1550b_Hsueh2018_37.html&quot;&gt;Vue 37&lt;/a&gt;&lt;/th&gt;&lt;/tr&gt;" calcext:value-type="string">
            <text:p>&lt;tr&gt;&lt;th&gt;&lt;a class="page" href="M1550b_Hsueh2018_37.html"&gt;Vue 3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9]&amp;[.C39]&amp;[.D39]&amp;[.E39]&amp;[.F39]&amp;[.G39]&amp;[.H39]" office:value-type="string" office:string-value="&lt;img src=&quot;https://gallica.bnf.fr/ark:/12148/btv1b8624665r/f37.jpeg&quot;&gt;&lt;a class=&quot;page&quot; href=&quot;M1550b_Hsueh2018_36.html&quot;&gt;Vue précédente&lt;/a&gt; - &lt;a class=&quot;page&quot; href=&quot;M1550b_Hsueh2018_menu.html&quot;&gt;Menu&lt;/a&gt; - &lt;a class=&quot;page&quot; href=&quot;M1550b_Hsueh2018_38.html&quot;&gt;Vue suivante&lt;/a&gt;" calcext:value-type="string">
            <text:p>&lt;img src="https://gallica.bnf.fr/ark:/12148/btv1b8624665r/f37.jpeg"&gt;&lt;a class="page" href="M1550b_Hsueh2018_36.html"&gt;Vue précédente&lt;/a&gt; - &lt;a class="page" href="M1550b_Hsueh2018_menu.html"&gt;Menu&lt;/a&gt; - &lt;a class="page" href="M1550b_Hsueh2018_38.html"&gt;Vue suivante&lt;/a&gt;</text:p>
          </table:table-cell>
          <table:table-cell/>
          <table:table-cell table:style-name="ce19" table:formula="of:=&quot;&lt;tr&gt;&lt;th&gt;&quot;&amp;[.$A$1]&amp;[.G39]&amp;[.$M$1]&amp;&quot;Vue &quot;&amp;[.G39]&amp;&quot;&lt;/a&gt;&lt;/th&gt;&lt;/tr&gt;&quot;" office:value-type="string" office:string-value="&lt;tr&gt;&lt;th&gt;&lt;a class=&quot;page&quot; href=&quot;M1550b_Hsueh2018_38.html&quot;&gt;Vue 38&lt;/a&gt;&lt;/th&gt;&lt;/tr&gt;" calcext:value-type="string">
            <text:p>&lt;tr&gt;&lt;th&gt;&lt;a class="page" href="M1550b_Hsueh2018_38.html"&gt;Vue 3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0]&amp;[.C40]&amp;[.D40]&amp;[.E40]&amp;[.F40]&amp;[.G40]&amp;[.H40]" office:value-type="string" office:string-value="&lt;img src=&quot;https://gallica.bnf.fr/ark:/12148/btv1b8624665r/f38.jpeg&quot;&gt;&lt;a class=&quot;page&quot; href=&quot;M1550b_Hsueh2018_37.html&quot;&gt;Vue précédente&lt;/a&gt; - &lt;a class=&quot;page&quot; href=&quot;M1550b_Hsueh2018_menu.html&quot;&gt;Menu&lt;/a&gt; - &lt;a class=&quot;page&quot; href=&quot;M1550b_Hsueh2018_39.html&quot;&gt;Vue suivante&lt;/a&gt;" calcext:value-type="string">
            <text:p>&lt;img src="https://gallica.bnf.fr/ark:/12148/btv1b8624665r/f38.jpeg"&gt;&lt;a class="page" href="M1550b_Hsueh2018_37.html"&gt;Vue précédente&lt;/a&gt; - &lt;a class="page" href="M1550b_Hsueh2018_menu.html"&gt;Menu&lt;/a&gt; - &lt;a class="page" href="M1550b_Hsueh2018_39.html"&gt;Vue suivante&lt;/a&gt;</text:p>
          </table:table-cell>
          <table:table-cell/>
          <table:table-cell table:style-name="ce19" table:formula="of:=&quot;&lt;tr&gt;&lt;th&gt;&quot;&amp;[.$A$1]&amp;[.G40]&amp;[.$M$1]&amp;&quot;Vue &quot;&amp;[.G40]&amp;&quot;&lt;/a&gt;&lt;/th&gt;&lt;/tr&gt;&quot;" office:value-type="string" office:string-value="&lt;tr&gt;&lt;th&gt;&lt;a class=&quot;page&quot; href=&quot;M1550b_Hsueh2018_39.html&quot;&gt;Vue 39&lt;/a&gt;&lt;/th&gt;&lt;/tr&gt;" calcext:value-type="string">
            <text:p>&lt;tr&gt;&lt;th&gt;&lt;a class="page" href="M1550b_Hsueh2018_39.html"&gt;Vue 3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1]&amp;[.C41]&amp;[.D41]&amp;[.E41]&amp;[.F41]&amp;[.G41]&amp;[.H41]" office:value-type="string" office:string-value="&lt;img src=&quot;https://gallica.bnf.fr/ark:/12148/btv1b8624665r/f39.jpeg&quot;&gt;&lt;a class=&quot;page&quot; href=&quot;M1550b_Hsueh2018_38.html&quot;&gt;Vue précédente&lt;/a&gt; - &lt;a class=&quot;page&quot; href=&quot;M1550b_Hsueh2018_menu.html&quot;&gt;Menu&lt;/a&gt; - &lt;a class=&quot;page&quot; href=&quot;M1550b_Hsueh2018_40.html&quot;&gt;Vue suivante&lt;/a&gt;" calcext:value-type="string">
            <text:p>&lt;img src="https://gallica.bnf.fr/ark:/12148/btv1b8624665r/f39.jpeg"&gt;&lt;a class="page" href="M1550b_Hsueh2018_38.html"&gt;Vue précédente&lt;/a&gt; - &lt;a class="page" href="M1550b_Hsueh2018_menu.html"&gt;Menu&lt;/a&gt; - &lt;a class="page" href="M1550b_Hsueh2018_40.html"&gt;Vue suivante&lt;/a&gt;</text:p>
          </table:table-cell>
          <table:table-cell/>
          <table:table-cell table:style-name="ce19" table:formula="of:=&quot;&lt;tr&gt;&lt;th&gt;&quot;&amp;[.$A$1]&amp;[.G41]&amp;[.$M$1]&amp;&quot;Vue &quot;&amp;[.G41]&amp;&quot;&lt;/a&gt;&lt;/th&gt;&lt;/tr&gt;&quot;" office:value-type="string" office:string-value="&lt;tr&gt;&lt;th&gt;&lt;a class=&quot;page&quot; href=&quot;M1550b_Hsueh2018_40.html&quot;&gt;Vue 40&lt;/a&gt;&lt;/th&gt;&lt;/tr&gt;" calcext:value-type="string">
            <text:p>&lt;tr&gt;&lt;th&gt;&lt;a class="page" href="M1550b_Hsueh2018_40.html"&gt;Vue 4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2]&amp;[.C42]&amp;[.D42]&amp;[.E42]&amp;[.F42]&amp;[.G42]&amp;[.H42]" office:value-type="string" office:string-value="&lt;img src=&quot;https://gallica.bnf.fr/ark:/12148/btv1b8624665r/f40.jpeg&quot;&gt;&lt;a class=&quot;page&quot; href=&quot;M1550b_Hsueh2018_39.html&quot;&gt;Vue précédente&lt;/a&gt; - &lt;a class=&quot;page&quot; href=&quot;M1550b_Hsueh2018_menu.html&quot;&gt;Menu&lt;/a&gt; - &lt;a class=&quot;page&quot; href=&quot;M1550b_Hsueh2018_41.html&quot;&gt;Vue suivante&lt;/a&gt;" calcext:value-type="string">
            <text:p>&lt;img src="https://gallica.bnf.fr/ark:/12148/btv1b8624665r/f40.jpeg"&gt;&lt;a class="page" href="M1550b_Hsueh2018_39.html"&gt;Vue précédente&lt;/a&gt; - &lt;a class="page" href="M1550b_Hsueh2018_menu.html"&gt;Menu&lt;/a&gt; - &lt;a class="page" href="M1550b_Hsueh2018_41.html"&gt;Vue suivante&lt;/a&gt;</text:p>
          </table:table-cell>
          <table:table-cell/>
          <table:table-cell table:style-name="ce19" table:formula="of:=&quot;&lt;tr&gt;&lt;th&gt;&quot;&amp;[.$A$1]&amp;[.G42]&amp;[.$M$1]&amp;&quot;Vue &quot;&amp;[.G42]&amp;&quot;&lt;/a&gt;&lt;/th&gt;&lt;/tr&gt;&quot;" office:value-type="string" office:string-value="&lt;tr&gt;&lt;th&gt;&lt;a class=&quot;page&quot; href=&quot;M1550b_Hsueh2018_41.html&quot;&gt;Vue 41&lt;/a&gt;&lt;/th&gt;&lt;/tr&gt;" calcext:value-type="string">
            <text:p>&lt;tr&gt;&lt;th&gt;&lt;a class="page" href="M1550b_Hsueh2018_41.html"&gt;Vue 4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3]&amp;[.C43]&amp;[.D43]&amp;[.E43]&amp;[.F43]&amp;[.G43]&amp;[.H43]" office:value-type="string" office:string-value="&lt;img src=&quot;https://gallica.bnf.fr/ark:/12148/btv1b8624665r/f41.jpeg&quot;&gt;&lt;a class=&quot;page&quot; href=&quot;M1550b_Hsueh2018_40.html&quot;&gt;Vue précédente&lt;/a&gt; - &lt;a class=&quot;page&quot; href=&quot;M1550b_Hsueh2018_menu.html&quot;&gt;Menu&lt;/a&gt; - &lt;a class=&quot;page&quot; href=&quot;M1550b_Hsueh2018_42.html&quot;&gt;Vue suivante&lt;/a&gt;" calcext:value-type="string">
            <text:p>&lt;img src="https://gallica.bnf.fr/ark:/12148/btv1b8624665r/f41.jpeg"&gt;&lt;a class="page" href="M1550b_Hsueh2018_40.html"&gt;Vue précédente&lt;/a&gt; - &lt;a class="page" href="M1550b_Hsueh2018_menu.html"&gt;Menu&lt;/a&gt; - &lt;a class="page" href="M1550b_Hsueh2018_42.html"&gt;Vue suivante&lt;/a&gt;</text:p>
          </table:table-cell>
          <table:table-cell/>
          <table:table-cell table:style-name="ce19" table:formula="of:=&quot;&lt;tr&gt;&lt;th&gt;&quot;&amp;[.$A$1]&amp;[.G43]&amp;[.$M$1]&amp;&quot;Vue &quot;&amp;[.G43]&amp;&quot;&lt;/a&gt;&lt;/th&gt;&lt;/tr&gt;&quot;" office:value-type="string" office:string-value="&lt;tr&gt;&lt;th&gt;&lt;a class=&quot;page&quot; href=&quot;M1550b_Hsueh2018_42.html&quot;&gt;Vue 42&lt;/a&gt;&lt;/th&gt;&lt;/tr&gt;" calcext:value-type="string">
            <text:p>&lt;tr&gt;&lt;th&gt;&lt;a class="page" href="M1550b_Hsueh2018_42.html"&gt;Vue 4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4]&amp;[.C44]&amp;[.D44]&amp;[.E44]&amp;[.F44]&amp;[.G44]&amp;[.H44]" office:value-type="string" office:string-value="&lt;img src=&quot;https://gallica.bnf.fr/ark:/12148/btv1b8624665r/f42.jpeg&quot;&gt;&lt;a class=&quot;page&quot; href=&quot;M1550b_Hsueh2018_41.html&quot;&gt;Vue précédente&lt;/a&gt; - &lt;a class=&quot;page&quot; href=&quot;M1550b_Hsueh2018_menu.html&quot;&gt;Menu&lt;/a&gt; - &lt;a class=&quot;page&quot; href=&quot;M1550b_Hsueh2018_43.html&quot;&gt;Vue suivante&lt;/a&gt;" calcext:value-type="string">
            <text:p>&lt;img src="https://gallica.bnf.fr/ark:/12148/btv1b8624665r/f42.jpeg"&gt;&lt;a class="page" href="M1550b_Hsueh2018_41.html"&gt;Vue précédente&lt;/a&gt; - &lt;a class="page" href="M1550b_Hsueh2018_menu.html"&gt;Menu&lt;/a&gt; - &lt;a class="page" href="M1550b_Hsueh2018_43.html"&gt;Vue suivante&lt;/a&gt;</text:p>
          </table:table-cell>
          <table:table-cell/>
          <table:table-cell table:style-name="ce19" table:formula="of:=&quot;&lt;tr&gt;&lt;th&gt;&quot;&amp;[.$A$1]&amp;[.G44]&amp;[.$M$1]&amp;&quot;Vue &quot;&amp;[.G44]&amp;&quot;&lt;/a&gt;&lt;/th&gt;&lt;/tr&gt;&quot;" office:value-type="string" office:string-value="&lt;tr&gt;&lt;th&gt;&lt;a class=&quot;page&quot; href=&quot;M1550b_Hsueh2018_43.html&quot;&gt;Vue 43&lt;/a&gt;&lt;/th&gt;&lt;/tr&gt;" calcext:value-type="string">
            <text:p>&lt;tr&gt;&lt;th&gt;&lt;a class="page" href="M1550b_Hsueh2018_43.html"&gt;Vue 4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5]&amp;[.C45]&amp;[.D45]&amp;[.E45]&amp;[.F45]&amp;[.G45]&amp;[.H45]" office:value-type="string" office:string-value="&lt;img src=&quot;https://gallica.bnf.fr/ark:/12148/btv1b8624665r/f43.jpeg&quot;&gt;&lt;a class=&quot;page&quot; href=&quot;M1550b_Hsueh2018_42.html&quot;&gt;Vue précédente&lt;/a&gt; - &lt;a class=&quot;page&quot; href=&quot;M1550b_Hsueh2018_menu.html&quot;&gt;Menu&lt;/a&gt; - &lt;a class=&quot;page&quot; href=&quot;M1550b_Hsueh2018_44.html&quot;&gt;Vue suivante&lt;/a&gt;" calcext:value-type="string">
            <text:p>&lt;img src="https://gallica.bnf.fr/ark:/12148/btv1b8624665r/f43.jpeg"&gt;&lt;a class="page" href="M1550b_Hsueh2018_42.html"&gt;Vue précédente&lt;/a&gt; - &lt;a class="page" href="M1550b_Hsueh2018_menu.html"&gt;Menu&lt;/a&gt; - &lt;a class="page" href="M1550b_Hsueh2018_44.html"&gt;Vue suivante&lt;/a&gt;</text:p>
          </table:table-cell>
          <table:table-cell/>
          <table:table-cell table:style-name="ce19" table:formula="of:=&quot;&lt;tr&gt;&lt;th&gt;&quot;&amp;[.$A$1]&amp;[.G45]&amp;[.$M$1]&amp;&quot;Vue &quot;&amp;[.G45]&amp;&quot;&lt;/a&gt;&lt;/th&gt;&lt;/tr&gt;&quot;" office:value-type="string" office:string-value="&lt;tr&gt;&lt;th&gt;&lt;a class=&quot;page&quot; href=&quot;M1550b_Hsueh2018_44.html&quot;&gt;Vue 44&lt;/a&gt;&lt;/th&gt;&lt;/tr&gt;" calcext:value-type="string">
            <text:p>&lt;tr&gt;&lt;th&gt;&lt;a class="page" href="M1550b_Hsueh2018_44.html"&gt;Vue 4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6]&amp;[.C46]&amp;[.D46]&amp;[.E46]&amp;[.F46]&amp;[.G46]&amp;[.H46]" office:value-type="string" office:string-value="&lt;img src=&quot;https://gallica.bnf.fr/ark:/12148/btv1b8624665r/f44.jpeg&quot;&gt;&lt;a class=&quot;page&quot; href=&quot;M1550b_Hsueh2018_43.html&quot;&gt;Vue précédente&lt;/a&gt; - &lt;a class=&quot;page&quot; href=&quot;M1550b_Hsueh2018_menu.html&quot;&gt;Menu&lt;/a&gt; - &lt;a class=&quot;page&quot; href=&quot;M1550b_Hsueh2018_45.html&quot;&gt;Vue suivante&lt;/a&gt;" calcext:value-type="string">
            <text:p>&lt;img src="https://gallica.bnf.fr/ark:/12148/btv1b8624665r/f44.jpeg"&gt;&lt;a class="page" href="M1550b_Hsueh2018_43.html"&gt;Vue précédente&lt;/a&gt; - &lt;a class="page" href="M1550b_Hsueh2018_menu.html"&gt;Menu&lt;/a&gt; - &lt;a class="page" href="M1550b_Hsueh2018_45.html"&gt;Vue suivante&lt;/a&gt;</text:p>
          </table:table-cell>
          <table:table-cell/>
          <table:table-cell table:style-name="ce19" table:formula="of:=&quot;&lt;tr&gt;&lt;th&gt;&quot;&amp;[.$A$1]&amp;[.G46]&amp;[.$M$1]&amp;&quot;Vue &quot;&amp;[.G46]&amp;&quot;&lt;/a&gt;&lt;/th&gt;&lt;/tr&gt;&quot;" office:value-type="string" office:string-value="&lt;tr&gt;&lt;th&gt;&lt;a class=&quot;page&quot; href=&quot;M1550b_Hsueh2018_45.html&quot;&gt;Vue 45&lt;/a&gt;&lt;/th&gt;&lt;/tr&gt;" calcext:value-type="string">
            <text:p>&lt;tr&gt;&lt;th&gt;&lt;a class="page" href="M1550b_Hsueh2018_45.html"&gt;Vue 4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7]&amp;[.C47]&amp;[.D47]&amp;[.E47]&amp;[.F47]&amp;[.G47]&amp;[.H47]" office:value-type="string" office:string-value="&lt;img src=&quot;https://gallica.bnf.fr/ark:/12148/btv1b8624665r/f45.jpeg&quot;&gt;&lt;a class=&quot;page&quot; href=&quot;M1550b_Hsueh2018_44.html&quot;&gt;Vue précédente&lt;/a&gt; - &lt;a class=&quot;page&quot; href=&quot;M1550b_Hsueh2018_menu.html&quot;&gt;Menu&lt;/a&gt; - &lt;a class=&quot;page&quot; href=&quot;M1550b_Hsueh2018_46.html&quot;&gt;Vue suivante&lt;/a&gt;" calcext:value-type="string">
            <text:p>&lt;img src="https://gallica.bnf.fr/ark:/12148/btv1b8624665r/f45.jpeg"&gt;&lt;a class="page" href="M1550b_Hsueh2018_44.html"&gt;Vue précédente&lt;/a&gt; - &lt;a class="page" href="M1550b_Hsueh2018_menu.html"&gt;Menu&lt;/a&gt; - &lt;a class="page" href="M1550b_Hsueh2018_46.html"&gt;Vue suivante&lt;/a&gt;</text:p>
          </table:table-cell>
          <table:table-cell/>
          <table:table-cell table:style-name="ce19" table:formula="of:=&quot;&lt;tr&gt;&lt;th&gt;&quot;&amp;[.$A$1]&amp;[.G47]&amp;[.$M$1]&amp;&quot;Vue &quot;&amp;[.G47]&amp;&quot;&lt;/a&gt;&lt;/th&gt;&lt;/tr&gt;&quot;" office:value-type="string" office:string-value="&lt;tr&gt;&lt;th&gt;&lt;a class=&quot;page&quot; href=&quot;M1550b_Hsueh2018_46.html&quot;&gt;Vue 46&lt;/a&gt;&lt;/th&gt;&lt;/tr&gt;" calcext:value-type="string">
            <text:p>&lt;tr&gt;&lt;th&gt;&lt;a class="page" href="M1550b_Hsueh2018_46.html"&gt;Vue 4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8]&amp;[.C48]&amp;[.D48]&amp;[.E48]&amp;[.F48]&amp;[.G48]&amp;[.H48]" office:value-type="string" office:string-value="&lt;img src=&quot;https://gallica.bnf.fr/ark:/12148/btv1b8624665r/f46.jpeg&quot;&gt;&lt;a class=&quot;page&quot; href=&quot;M1550b_Hsueh2018_45.html&quot;&gt;Vue précédente&lt;/a&gt; - &lt;a class=&quot;page&quot; href=&quot;M1550b_Hsueh2018_menu.html&quot;&gt;Menu&lt;/a&gt; - &lt;a class=&quot;page&quot; href=&quot;M1550b_Hsueh2018_47.html&quot;&gt;Vue suivante&lt;/a&gt;" calcext:value-type="string">
            <text:p>&lt;img src="https://gallica.bnf.fr/ark:/12148/btv1b8624665r/f46.jpeg"&gt;&lt;a class="page" href="M1550b_Hsueh2018_45.html"&gt;Vue précédente&lt;/a&gt; - &lt;a class="page" href="M1550b_Hsueh2018_menu.html"&gt;Menu&lt;/a&gt; - &lt;a class="page" href="M1550b_Hsueh2018_47.html"&gt;Vue suivante&lt;/a&gt;</text:p>
          </table:table-cell>
          <table:table-cell/>
          <table:table-cell table:style-name="ce19" table:formula="of:=&quot;&lt;tr&gt;&lt;th&gt;&quot;&amp;[.$A$1]&amp;[.G48]&amp;[.$M$1]&amp;&quot;Vue &quot;&amp;[.G48]&amp;&quot;&lt;/a&gt;&lt;/th&gt;&lt;/tr&gt;&quot;" office:value-type="string" office:string-value="&lt;tr&gt;&lt;th&gt;&lt;a class=&quot;page&quot; href=&quot;M1550b_Hsueh2018_47.html&quot;&gt;Vue 47&lt;/a&gt;&lt;/th&gt;&lt;/tr&gt;" calcext:value-type="string">
            <text:p>&lt;tr&gt;&lt;th&gt;&lt;a class="page" href="M1550b_Hsueh2018_47.html"&gt;Vue 4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9]&amp;[.C49]&amp;[.D49]&amp;[.E49]&amp;[.F49]&amp;[.G49]&amp;[.H49]" office:value-type="string" office:string-value="&lt;img src=&quot;https://gallica.bnf.fr/ark:/12148/btv1b8624665r/f47.jpeg&quot;&gt;&lt;a class=&quot;page&quot; href=&quot;M1550b_Hsueh2018_46.html&quot;&gt;Vue précédente&lt;/a&gt; - &lt;a class=&quot;page&quot; href=&quot;M1550b_Hsueh2018_menu.html&quot;&gt;Menu&lt;/a&gt; - &lt;a class=&quot;page&quot; href=&quot;M1550b_Hsueh2018_48.html&quot;&gt;Vue suivante&lt;/a&gt;" calcext:value-type="string">
            <text:p>&lt;img src="https://gallica.bnf.fr/ark:/12148/btv1b8624665r/f47.jpeg"&gt;&lt;a class="page" href="M1550b_Hsueh2018_46.html"&gt;Vue précédente&lt;/a&gt; - &lt;a class="page" href="M1550b_Hsueh2018_menu.html"&gt;Menu&lt;/a&gt; - &lt;a class="page" href="M1550b_Hsueh2018_48.html"&gt;Vue suivante&lt;/a&gt;</text:p>
          </table:table-cell>
          <table:table-cell/>
          <table:table-cell table:style-name="ce19" table:formula="of:=&quot;&lt;tr&gt;&lt;th&gt;&quot;&amp;[.$A$1]&amp;[.G49]&amp;[.$M$1]&amp;&quot;Vue &quot;&amp;[.G49]&amp;&quot;&lt;/a&gt;&lt;/th&gt;&lt;/tr&gt;&quot;" office:value-type="string" office:string-value="&lt;tr&gt;&lt;th&gt;&lt;a class=&quot;page&quot; href=&quot;M1550b_Hsueh2018_48.html&quot;&gt;Vue 48&lt;/a&gt;&lt;/th&gt;&lt;/tr&gt;" calcext:value-type="string">
            <text:p>&lt;tr&gt;&lt;th&gt;&lt;a class="page" href="M1550b_Hsueh2018_48.html"&gt;Vue 4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0]&amp;[.C50]&amp;[.D50]&amp;[.E50]&amp;[.F50]&amp;[.G50]&amp;[.H50]" office:value-type="string" office:string-value="&lt;img src=&quot;https://gallica.bnf.fr/ark:/12148/btv1b8624665r/f48.jpeg&quot;&gt;&lt;a class=&quot;page&quot; href=&quot;M1550b_Hsueh2018_47.html&quot;&gt;Vue précédente&lt;/a&gt; - &lt;a class=&quot;page&quot; href=&quot;M1550b_Hsueh2018_menu.html&quot;&gt;Menu&lt;/a&gt; - &lt;a class=&quot;page&quot; href=&quot;M1550b_Hsueh2018_49.html&quot;&gt;Vue suivante&lt;/a&gt;" calcext:value-type="string">
            <text:p>&lt;img src="https://gallica.bnf.fr/ark:/12148/btv1b8624665r/f48.jpeg"&gt;&lt;a class="page" href="M1550b_Hsueh2018_47.html"&gt;Vue précédente&lt;/a&gt; - &lt;a class="page" href="M1550b_Hsueh2018_menu.html"&gt;Menu&lt;/a&gt; - &lt;a class="page" href="M1550b_Hsueh2018_49.html"&gt;Vue suivante&lt;/a&gt;</text:p>
          </table:table-cell>
          <table:table-cell/>
          <table:table-cell table:style-name="ce19" table:formula="of:=&quot;&lt;tr&gt;&lt;th&gt;&quot;&amp;[.$A$1]&amp;[.G50]&amp;[.$M$1]&amp;&quot;Vue &quot;&amp;[.G50]&amp;&quot;&lt;/a&gt;&lt;/th&gt;&lt;/tr&gt;&quot;" office:value-type="string" office:string-value="&lt;tr&gt;&lt;th&gt;&lt;a class=&quot;page&quot; href=&quot;M1550b_Hsueh2018_49.html&quot;&gt;Vue 49&lt;/a&gt;&lt;/th&gt;&lt;/tr&gt;" calcext:value-type="string">
            <text:p>&lt;tr&gt;&lt;th&gt;&lt;a class="page" href="M1550b_Hsueh2018_49.html"&gt;Vue 4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1]&amp;[.C51]&amp;[.D51]&amp;[.E51]&amp;[.F51]&amp;[.G51]&amp;[.H51]" office:value-type="string" office:string-value="&lt;img src=&quot;https://gallica.bnf.fr/ark:/12148/btv1b8624665r/f49.jpeg&quot;&gt;&lt;a class=&quot;page&quot; href=&quot;M1550b_Hsueh2018_48.html&quot;&gt;Vue précédente&lt;/a&gt; - &lt;a class=&quot;page&quot; href=&quot;M1550b_Hsueh2018_menu.html&quot;&gt;Menu&lt;/a&gt; - &lt;a class=&quot;page&quot; href=&quot;M1550b_Hsueh2018_50.html&quot;&gt;Vue suivante&lt;/a&gt;" calcext:value-type="string">
            <text:p>&lt;img src="https://gallica.bnf.fr/ark:/12148/btv1b8624665r/f49.jpeg"&gt;&lt;a class="page" href="M1550b_Hsueh2018_48.html"&gt;Vue précédente&lt;/a&gt; - &lt;a class="page" href="M1550b_Hsueh2018_menu.html"&gt;Menu&lt;/a&gt; - &lt;a class="page" href="M1550b_Hsueh2018_50.html"&gt;Vue suivante&lt;/a&gt;</text:p>
          </table:table-cell>
          <table:table-cell/>
          <table:table-cell table:style-name="ce19" table:formula="of:=&quot;&lt;tr&gt;&lt;th&gt;&quot;&amp;[.$A$1]&amp;[.G51]&amp;[.$M$1]&amp;&quot;Vue &quot;&amp;[.G51]&amp;&quot;&lt;/a&gt;&lt;/th&gt;&lt;/tr&gt;&quot;" office:value-type="string" office:string-value="&lt;tr&gt;&lt;th&gt;&lt;a class=&quot;page&quot; href=&quot;M1550b_Hsueh2018_50.html&quot;&gt;Vue 50&lt;/a&gt;&lt;/th&gt;&lt;/tr&gt;" calcext:value-type="string">
            <text:p>&lt;tr&gt;&lt;th&gt;&lt;a class="page" href="M1550b_Hsueh2018_50.html"&gt;Vue 5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2]&amp;[.C52]&amp;[.D52]&amp;[.E52]&amp;[.F52]&amp;[.G52]&amp;[.H52]" office:value-type="string" office:string-value="&lt;img src=&quot;https://gallica.bnf.fr/ark:/12148/btv1b8624665r/f50.jpeg&quot;&gt;&lt;a class=&quot;page&quot; href=&quot;M1550b_Hsueh2018_49.html&quot;&gt;Vue précédente&lt;/a&gt; - &lt;a class=&quot;page&quot; href=&quot;M1550b_Hsueh2018_menu.html&quot;&gt;Menu&lt;/a&gt; - &lt;a class=&quot;page&quot; href=&quot;M1550b_Hsueh2018_51.html&quot;&gt;Vue suivante&lt;/a&gt;" calcext:value-type="string">
            <text:p>&lt;img src="https://gallica.bnf.fr/ark:/12148/btv1b8624665r/f50.jpeg"&gt;&lt;a class="page" href="M1550b_Hsueh2018_49.html"&gt;Vue précédente&lt;/a&gt; - &lt;a class="page" href="M1550b_Hsueh2018_menu.html"&gt;Menu&lt;/a&gt; - &lt;a class="page" href="M1550b_Hsueh2018_51.html"&gt;Vue suivante&lt;/a&gt;</text:p>
          </table:table-cell>
          <table:table-cell/>
          <table:table-cell table:style-name="ce19" table:formula="of:=&quot;&lt;tr&gt;&lt;th&gt;&quot;&amp;[.$A$1]&amp;[.G52]&amp;[.$M$1]&amp;&quot;Vue &quot;&amp;[.G52]&amp;&quot;&lt;/a&gt;&lt;/th&gt;&lt;/tr&gt;&quot;" office:value-type="string" office:string-value="&lt;tr&gt;&lt;th&gt;&lt;a class=&quot;page&quot; href=&quot;M1550b_Hsueh2018_51.html&quot;&gt;Vue 51&lt;/a&gt;&lt;/th&gt;&lt;/tr&gt;" calcext:value-type="string">
            <text:p>&lt;tr&gt;&lt;th&gt;&lt;a class="page" href="M1550b_Hsueh2018_51.html"&gt;Vue 5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3]&amp;[.C53]&amp;[.D53]&amp;[.E53]&amp;[.F53]&amp;[.G53]&amp;[.H53]" office:value-type="string" office:string-value="&lt;img src=&quot;https://gallica.bnf.fr/ark:/12148/btv1b8624665r/f51.jpeg&quot;&gt;&lt;a class=&quot;page&quot; href=&quot;M1550b_Hsueh2018_50.html&quot;&gt;Vue précédente&lt;/a&gt; - &lt;a class=&quot;page&quot; href=&quot;M1550b_Hsueh2018_menu.html&quot;&gt;Menu&lt;/a&gt; - &lt;a class=&quot;page&quot; href=&quot;M1550b_Hsueh2018_52.html&quot;&gt;Vue suivante&lt;/a&gt;" calcext:value-type="string">
            <text:p>&lt;img src="https://gallica.bnf.fr/ark:/12148/btv1b8624665r/f51.jpeg"&gt;&lt;a class="page" href="M1550b_Hsueh2018_50.html"&gt;Vue précédente&lt;/a&gt; - &lt;a class="page" href="M1550b_Hsueh2018_menu.html"&gt;Menu&lt;/a&gt; - &lt;a class="page" href="M1550b_Hsueh2018_52.html"&gt;Vue suivante&lt;/a&gt;</text:p>
          </table:table-cell>
          <table:table-cell/>
          <table:table-cell table:style-name="ce19" table:formula="of:=&quot;&lt;tr&gt;&lt;th&gt;&quot;&amp;[.$A$1]&amp;[.G53]&amp;[.$M$1]&amp;&quot;Vue &quot;&amp;[.G53]&amp;&quot;&lt;/a&gt;&lt;/th&gt;&lt;/tr&gt;&quot;" office:value-type="string" office:string-value="&lt;tr&gt;&lt;th&gt;&lt;a class=&quot;page&quot; href=&quot;M1550b_Hsueh2018_52.html&quot;&gt;Vue 52&lt;/a&gt;&lt;/th&gt;&lt;/tr&gt;" calcext:value-type="string">
            <text:p>&lt;tr&gt;&lt;th&gt;&lt;a class="page" href="M1550b_Hsueh2018_52.html"&gt;Vue 5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4]&amp;[.C54]&amp;[.D54]&amp;[.E54]&amp;[.F54]&amp;[.G54]&amp;[.H54]" office:value-type="string" office:string-value="&lt;img src=&quot;https://gallica.bnf.fr/ark:/12148/btv1b8624665r/f52.jpeg&quot;&gt;&lt;a class=&quot;page&quot; href=&quot;M1550b_Hsueh2018_51.html&quot;&gt;Vue précédente&lt;/a&gt; - &lt;a class=&quot;page&quot; href=&quot;M1550b_Hsueh2018_menu.html&quot;&gt;Menu&lt;/a&gt; - &lt;a class=&quot;page&quot; href=&quot;M1550b_Hsueh2018_53.html&quot;&gt;Vue suivante&lt;/a&gt;" calcext:value-type="string">
            <text:p>&lt;img src="https://gallica.bnf.fr/ark:/12148/btv1b8624665r/f52.jpeg"&gt;&lt;a class="page" href="M1550b_Hsueh2018_51.html"&gt;Vue précédente&lt;/a&gt; - &lt;a class="page" href="M1550b_Hsueh2018_menu.html"&gt;Menu&lt;/a&gt; - &lt;a class="page" href="M1550b_Hsueh2018_53.html"&gt;Vue suivante&lt;/a&gt;</text:p>
          </table:table-cell>
          <table:table-cell/>
          <table:table-cell table:style-name="ce19" table:formula="of:=&quot;&lt;tr&gt;&lt;th&gt;&quot;&amp;[.$A$1]&amp;[.G54]&amp;[.$M$1]&amp;&quot;Vue &quot;&amp;[.G54]&amp;&quot;&lt;/a&gt;&lt;/th&gt;&lt;/tr&gt;&quot;" office:value-type="string" office:string-value="&lt;tr&gt;&lt;th&gt;&lt;a class=&quot;page&quot; href=&quot;M1550b_Hsueh2018_53.html&quot;&gt;Vue 53&lt;/a&gt;&lt;/th&gt;&lt;/tr&gt;" calcext:value-type="string">
            <text:p>&lt;tr&gt;&lt;th&gt;&lt;a class="page" href="M1550b_Hsueh2018_53.html"&gt;Vue 5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5]&amp;[.C55]&amp;[.D55]&amp;[.E55]&amp;[.F55]&amp;[.G55]&amp;[.H55]" office:value-type="string" office:string-value="&lt;img src=&quot;https://gallica.bnf.fr/ark:/12148/btv1b8624665r/f53.jpeg&quot;&gt;&lt;a class=&quot;page&quot; href=&quot;M1550b_Hsueh2018_52.html&quot;&gt;Vue précédente&lt;/a&gt; - &lt;a class=&quot;page&quot; href=&quot;M1550b_Hsueh2018_menu.html&quot;&gt;Menu&lt;/a&gt; - &lt;a class=&quot;page&quot; href=&quot;M1550b_Hsueh2018_54.html&quot;&gt;Vue suivante&lt;/a&gt;" calcext:value-type="string">
            <text:p>&lt;img src="https://gallica.bnf.fr/ark:/12148/btv1b8624665r/f53.jpeg"&gt;&lt;a class="page" href="M1550b_Hsueh2018_52.html"&gt;Vue précédente&lt;/a&gt; - &lt;a class="page" href="M1550b_Hsueh2018_menu.html"&gt;Menu&lt;/a&gt; - &lt;a class="page" href="M1550b_Hsueh2018_54.html"&gt;Vue suivante&lt;/a&gt;</text:p>
          </table:table-cell>
          <table:table-cell/>
          <table:table-cell table:style-name="ce19" table:formula="of:=&quot;&lt;tr&gt;&lt;th&gt;&quot;&amp;[.$A$1]&amp;[.G55]&amp;[.$M$1]&amp;&quot;Vue &quot;&amp;[.G55]&amp;&quot;&lt;/a&gt;&lt;/th&gt;&lt;/tr&gt;&quot;" office:value-type="string" office:string-value="&lt;tr&gt;&lt;th&gt;&lt;a class=&quot;page&quot; href=&quot;M1550b_Hsueh2018_54.html&quot;&gt;Vue 54&lt;/a&gt;&lt;/th&gt;&lt;/tr&gt;" calcext:value-type="string">
            <text:p>&lt;tr&gt;&lt;th&gt;&lt;a class="page" href="M1550b_Hsueh2018_54.html"&gt;Vue 5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6]&amp;[.C56]&amp;[.D56]&amp;[.E56]&amp;[.F56]&amp;[.G56]&amp;[.H56]" office:value-type="string" office:string-value="&lt;img src=&quot;https://gallica.bnf.fr/ark:/12148/btv1b8624665r/f54.jpeg&quot;&gt;&lt;a class=&quot;page&quot; href=&quot;M1550b_Hsueh2018_53.html&quot;&gt;Vue précédente&lt;/a&gt; - &lt;a class=&quot;page&quot; href=&quot;M1550b_Hsueh2018_menu.html&quot;&gt;Menu&lt;/a&gt; - &lt;a class=&quot;page&quot; href=&quot;M1550b_Hsueh2018_55.html&quot;&gt;Vue suivante&lt;/a&gt;" calcext:value-type="string">
            <text:p>&lt;img src="https://gallica.bnf.fr/ark:/12148/btv1b8624665r/f54.jpeg"&gt;&lt;a class="page" href="M1550b_Hsueh2018_53.html"&gt;Vue précédente&lt;/a&gt; - &lt;a class="page" href="M1550b_Hsueh2018_menu.html"&gt;Menu&lt;/a&gt; - &lt;a class="page" href="M1550b_Hsueh2018_55.html"&gt;Vue suivante&lt;/a&gt;</text:p>
          </table:table-cell>
          <table:table-cell/>
          <table:table-cell table:style-name="ce19" table:formula="of:=&quot;&lt;tr&gt;&lt;th&gt;&quot;&amp;[.$A$1]&amp;[.G56]&amp;[.$M$1]&amp;&quot;Vue &quot;&amp;[.G56]&amp;&quot;&lt;/a&gt;&lt;/th&gt;&lt;/tr&gt;&quot;" office:value-type="string" office:string-value="&lt;tr&gt;&lt;th&gt;&lt;a class=&quot;page&quot; href=&quot;M1550b_Hsueh2018_55.html&quot;&gt;Vue 55&lt;/a&gt;&lt;/th&gt;&lt;/tr&gt;" calcext:value-type="string">
            <text:p>&lt;tr&gt;&lt;th&gt;&lt;a class="page" href="M1550b_Hsueh2018_55.html"&gt;Vue 5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7]&amp;[.C57]&amp;[.D57]&amp;[.E57]&amp;[.F57]&amp;[.G57]&amp;[.H57]" office:value-type="string" office:string-value="&lt;img src=&quot;https://gallica.bnf.fr/ark:/12148/btv1b8624665r/f55.jpeg&quot;&gt;&lt;a class=&quot;page&quot; href=&quot;M1550b_Hsueh2018_54.html&quot;&gt;Vue précédente&lt;/a&gt; - &lt;a class=&quot;page&quot; href=&quot;M1550b_Hsueh2018_menu.html&quot;&gt;Menu&lt;/a&gt; - &lt;a class=&quot;page&quot; href=&quot;M1550b_Hsueh2018_56.html&quot;&gt;Vue suivante&lt;/a&gt;" calcext:value-type="string">
            <text:p>&lt;img src="https://gallica.bnf.fr/ark:/12148/btv1b8624665r/f55.jpeg"&gt;&lt;a class="page" href="M1550b_Hsueh2018_54.html"&gt;Vue précédente&lt;/a&gt; - &lt;a class="page" href="M1550b_Hsueh2018_menu.html"&gt;Menu&lt;/a&gt; - &lt;a class="page" href="M1550b_Hsueh2018_56.html"&gt;Vue suivante&lt;/a&gt;</text:p>
          </table:table-cell>
          <table:table-cell/>
          <table:table-cell table:style-name="ce19" table:formula="of:=&quot;&lt;tr&gt;&lt;th&gt;&quot;&amp;[.$A$1]&amp;[.G57]&amp;[.$M$1]&amp;&quot;Vue &quot;&amp;[.G57]&amp;&quot;&lt;/a&gt;&lt;/th&gt;&lt;/tr&gt;&quot;" office:value-type="string" office:string-value="&lt;tr&gt;&lt;th&gt;&lt;a class=&quot;page&quot; href=&quot;M1550b_Hsueh2018_56.html&quot;&gt;Vue 56&lt;/a&gt;&lt;/th&gt;&lt;/tr&gt;" calcext:value-type="string">
            <text:p>&lt;tr&gt;&lt;th&gt;&lt;a class="page" href="M1550b_Hsueh2018_56.html"&gt;Vue 5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8]&amp;[.C58]&amp;[.D58]&amp;[.E58]&amp;[.F58]&amp;[.G58]&amp;[.H58]" office:value-type="string" office:string-value="&lt;img src=&quot;https://gallica.bnf.fr/ark:/12148/btv1b8624665r/f56.jpeg&quot;&gt;&lt;a class=&quot;page&quot; href=&quot;M1550b_Hsueh2018_55.html&quot;&gt;Vue précédente&lt;/a&gt; - &lt;a class=&quot;page&quot; href=&quot;M1550b_Hsueh2018_menu.html&quot;&gt;Menu&lt;/a&gt; - &lt;a class=&quot;page&quot; href=&quot;M1550b_Hsueh2018_57.html&quot;&gt;Vue suivante&lt;/a&gt;" calcext:value-type="string">
            <text:p>&lt;img src="https://gallica.bnf.fr/ark:/12148/btv1b8624665r/f56.jpeg"&gt;&lt;a class="page" href="M1550b_Hsueh2018_55.html"&gt;Vue précédente&lt;/a&gt; - &lt;a class="page" href="M1550b_Hsueh2018_menu.html"&gt;Menu&lt;/a&gt; - &lt;a class="page" href="M1550b_Hsueh2018_57.html"&gt;Vue suivante&lt;/a&gt;</text:p>
          </table:table-cell>
          <table:table-cell/>
          <table:table-cell table:style-name="ce19" table:formula="of:=&quot;&lt;tr&gt;&lt;th&gt;&quot;&amp;[.$A$1]&amp;[.G58]&amp;[.$M$1]&amp;&quot;Vue &quot;&amp;[.G58]&amp;&quot;&lt;/a&gt;&lt;/th&gt;&lt;/tr&gt;&quot;" office:value-type="string" office:string-value="&lt;tr&gt;&lt;th&gt;&lt;a class=&quot;page&quot; href=&quot;M1550b_Hsueh2018_57.html&quot;&gt;Vue 57&lt;/a&gt;&lt;/th&gt;&lt;/tr&gt;" calcext:value-type="string">
            <text:p>&lt;tr&gt;&lt;th&gt;&lt;a class="page" href="M1550b_Hsueh2018_57.html"&gt;Vue 5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9]&amp;[.C59]&amp;[.D59]&amp;[.E59]&amp;[.F59]&amp;[.G59]&amp;[.H59]" office:value-type="string" office:string-value="&lt;img src=&quot;https://gallica.bnf.fr/ark:/12148/btv1b8624665r/f57.jpeg&quot;&gt;&lt;a class=&quot;page&quot; href=&quot;M1550b_Hsueh2018_56.html&quot;&gt;Vue précédente&lt;/a&gt; - &lt;a class=&quot;page&quot; href=&quot;M1550b_Hsueh2018_menu.html&quot;&gt;Menu&lt;/a&gt; - &lt;a class=&quot;page&quot; href=&quot;M1550b_Hsueh2018_58.html&quot;&gt;Vue suivante&lt;/a&gt;" calcext:value-type="string">
            <text:p>&lt;img src="https://gallica.bnf.fr/ark:/12148/btv1b8624665r/f57.jpeg"&gt;&lt;a class="page" href="M1550b_Hsueh2018_56.html"&gt;Vue précédente&lt;/a&gt; - &lt;a class="page" href="M1550b_Hsueh2018_menu.html"&gt;Menu&lt;/a&gt; - &lt;a class="page" href="M1550b_Hsueh2018_58.html"&gt;Vue suivante&lt;/a&gt;</text:p>
          </table:table-cell>
          <table:table-cell/>
          <table:table-cell table:style-name="ce19" table:formula="of:=&quot;&lt;tr&gt;&lt;th&gt;&quot;&amp;[.$A$1]&amp;[.G59]&amp;[.$M$1]&amp;&quot;Vue &quot;&amp;[.G59]&amp;&quot;&lt;/a&gt;&lt;/th&gt;&lt;/tr&gt;&quot;" office:value-type="string" office:string-value="&lt;tr&gt;&lt;th&gt;&lt;a class=&quot;page&quot; href=&quot;M1550b_Hsueh2018_58.html&quot;&gt;Vue 58&lt;/a&gt;&lt;/th&gt;&lt;/tr&gt;" calcext:value-type="string">
            <text:p>&lt;tr&gt;&lt;th&gt;&lt;a class="page" href="M1550b_Hsueh2018_58.html"&gt;Vue 5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0]&amp;[.C60]&amp;[.D60]&amp;[.E60]&amp;[.F60]&amp;[.G60]&amp;[.H60]" office:value-type="string" office:string-value="&lt;img src=&quot;https://gallica.bnf.fr/ark:/12148/btv1b8624665r/f58.jpeg&quot;&gt;&lt;a class=&quot;page&quot; href=&quot;M1550b_Hsueh2018_57.html&quot;&gt;Vue précédente&lt;/a&gt; - &lt;a class=&quot;page&quot; href=&quot;M1550b_Hsueh2018_menu.html&quot;&gt;Menu&lt;/a&gt; - &lt;a class=&quot;page&quot; href=&quot;M1550b_Hsueh2018_59.html&quot;&gt;Vue suivante&lt;/a&gt;" calcext:value-type="string">
            <text:p>&lt;img src="https://gallica.bnf.fr/ark:/12148/btv1b8624665r/f58.jpeg"&gt;&lt;a class="page" href="M1550b_Hsueh2018_57.html"&gt;Vue précédente&lt;/a&gt; - &lt;a class="page" href="M1550b_Hsueh2018_menu.html"&gt;Menu&lt;/a&gt; - &lt;a class="page" href="M1550b_Hsueh2018_59.html"&gt;Vue suivante&lt;/a&gt;</text:p>
          </table:table-cell>
          <table:table-cell/>
          <table:table-cell table:style-name="ce19" table:formula="of:=&quot;&lt;tr&gt;&lt;th&gt;&quot;&amp;[.$A$1]&amp;[.G60]&amp;[.$M$1]&amp;&quot;Vue &quot;&amp;[.G60]&amp;&quot;&lt;/a&gt;&lt;/th&gt;&lt;/tr&gt;&quot;" office:value-type="string" office:string-value="&lt;tr&gt;&lt;th&gt;&lt;a class=&quot;page&quot; href=&quot;M1550b_Hsueh2018_59.html&quot;&gt;Vue 59&lt;/a&gt;&lt;/th&gt;&lt;/tr&gt;" calcext:value-type="string">
            <text:p>&lt;tr&gt;&lt;th&gt;&lt;a class="page" href="M1550b_Hsueh2018_59.html"&gt;Vue 5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1]&amp;[.C61]&amp;[.D61]&amp;[.E61]&amp;[.F61]&amp;[.G61]&amp;[.H61]" office:value-type="string" office:string-value="&lt;img src=&quot;https://gallica.bnf.fr/ark:/12148/btv1b8624665r/f59.jpeg&quot;&gt;&lt;a class=&quot;page&quot; href=&quot;M1550b_Hsueh2018_58.html&quot;&gt;Vue précédente&lt;/a&gt; - &lt;a class=&quot;page&quot; href=&quot;M1550b_Hsueh2018_menu.html&quot;&gt;Menu&lt;/a&gt; - &lt;a class=&quot;page&quot; href=&quot;M1550b_Hsueh2018_60.html&quot;&gt;Vue suivante&lt;/a&gt;" calcext:value-type="string">
            <text:p>&lt;img src="https://gallica.bnf.fr/ark:/12148/btv1b8624665r/f59.jpeg"&gt;&lt;a class="page" href="M1550b_Hsueh2018_58.html"&gt;Vue précédente&lt;/a&gt; - &lt;a class="page" href="M1550b_Hsueh2018_menu.html"&gt;Menu&lt;/a&gt; - &lt;a class="page" href="M1550b_Hsueh2018_60.html"&gt;Vue suivante&lt;/a&gt;</text:p>
          </table:table-cell>
          <table:table-cell/>
          <table:table-cell table:style-name="ce19" table:formula="of:=&quot;&lt;tr&gt;&lt;th&gt;&quot;&amp;[.$A$1]&amp;[.G61]&amp;[.$M$1]&amp;&quot;Vue &quot;&amp;[.G61]&amp;&quot;&lt;/a&gt;&lt;/th&gt;&lt;/tr&gt;&quot;" office:value-type="string" office:string-value="&lt;tr&gt;&lt;th&gt;&lt;a class=&quot;page&quot; href=&quot;M1550b_Hsueh2018_60.html&quot;&gt;Vue 60&lt;/a&gt;&lt;/th&gt;&lt;/tr&gt;" calcext:value-type="string">
            <text:p>&lt;tr&gt;&lt;th&gt;&lt;a class="page" href="M1550b_Hsueh2018_60.html"&gt;Vue 6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2]&amp;[.C62]&amp;[.D62]&amp;[.E62]&amp;[.F62]&amp;[.G62]&amp;[.H62]" office:value-type="string" office:string-value="&lt;img src=&quot;https://gallica.bnf.fr/ark:/12148/btv1b8624665r/f60.jpeg&quot;&gt;&lt;a class=&quot;page&quot; href=&quot;M1550b_Hsueh2018_59.html&quot;&gt;Vue précédente&lt;/a&gt; - &lt;a class=&quot;page&quot; href=&quot;M1550b_Hsueh2018_menu.html&quot;&gt;Menu&lt;/a&gt; - &lt;a class=&quot;page&quot; href=&quot;M1550b_Hsueh2018_61.html&quot;&gt;Vue suivante&lt;/a&gt;" calcext:value-type="string">
            <text:p>&lt;img src="https://gallica.bnf.fr/ark:/12148/btv1b8624665r/f60.jpeg"&gt;&lt;a class="page" href="M1550b_Hsueh2018_59.html"&gt;Vue précédente&lt;/a&gt; - &lt;a class="page" href="M1550b_Hsueh2018_menu.html"&gt;Menu&lt;/a&gt; - &lt;a class="page" href="M1550b_Hsueh2018_61.html"&gt;Vue suivante&lt;/a&gt;</text:p>
          </table:table-cell>
          <table:table-cell/>
          <table:table-cell table:style-name="ce19" table:formula="of:=&quot;&lt;tr&gt;&lt;th&gt;&quot;&amp;[.$A$1]&amp;[.G62]&amp;[.$M$1]&amp;&quot;Vue &quot;&amp;[.G62]&amp;&quot;&lt;/a&gt;&lt;/th&gt;&lt;/tr&gt;&quot;" office:value-type="string" office:string-value="&lt;tr&gt;&lt;th&gt;&lt;a class=&quot;page&quot; href=&quot;M1550b_Hsueh2018_61.html&quot;&gt;Vue 61&lt;/a&gt;&lt;/th&gt;&lt;/tr&gt;" calcext:value-type="string">
            <text:p>&lt;tr&gt;&lt;th&gt;&lt;a class="page" href="M1550b_Hsueh2018_61.html"&gt;Vue 6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3]&amp;[.C63]&amp;[.D63]&amp;[.E63]&amp;[.F63]&amp;[.G63]&amp;[.H63]" office:value-type="string" office:string-value="&lt;img src=&quot;https://gallica.bnf.fr/ark:/12148/btv1b8624665r/f61.jpeg&quot;&gt;&lt;a class=&quot;page&quot; href=&quot;M1550b_Hsueh2018_60.html&quot;&gt;Vue précédente&lt;/a&gt; - &lt;a class=&quot;page&quot; href=&quot;M1550b_Hsueh2018_menu.html&quot;&gt;Menu&lt;/a&gt; - &lt;a class=&quot;page&quot; href=&quot;M1550b_Hsueh2018_62.html&quot;&gt;Vue suivante&lt;/a&gt;" calcext:value-type="string">
            <text:p>&lt;img src="https://gallica.bnf.fr/ark:/12148/btv1b8624665r/f61.jpeg"&gt;&lt;a class="page" href="M1550b_Hsueh2018_60.html"&gt;Vue précédente&lt;/a&gt; - &lt;a class="page" href="M1550b_Hsueh2018_menu.html"&gt;Menu&lt;/a&gt; - &lt;a class="page" href="M1550b_Hsueh2018_62.html"&gt;Vue suivante&lt;/a&gt;</text:p>
          </table:table-cell>
          <table:table-cell/>
          <table:table-cell table:style-name="ce19" table:formula="of:=&quot;&lt;tr&gt;&lt;th&gt;&quot;&amp;[.$A$1]&amp;[.G63]&amp;[.$M$1]&amp;&quot;Vue &quot;&amp;[.G63]&amp;&quot;&lt;/a&gt;&lt;/th&gt;&lt;/tr&gt;&quot;" office:value-type="string" office:string-value="&lt;tr&gt;&lt;th&gt;&lt;a class=&quot;page&quot; href=&quot;M1550b_Hsueh2018_62.html&quot;&gt;Vue 62&lt;/a&gt;&lt;/th&gt;&lt;/tr&gt;" calcext:value-type="string">
            <text:p>&lt;tr&gt;&lt;th&gt;&lt;a class="page" href="M1550b_Hsueh2018_62.html"&gt;Vue 6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4]&amp;[.C64]&amp;[.D64]&amp;[.E64]&amp;[.F64]&amp;[.G64]&amp;[.H64]" office:value-type="string" office:string-value="&lt;img src=&quot;https://gallica.bnf.fr/ark:/12148/btv1b8624665r/f62.jpeg&quot;&gt;&lt;a class=&quot;page&quot; href=&quot;M1550b_Hsueh2018_61.html&quot;&gt;Vue précédente&lt;/a&gt; - &lt;a class=&quot;page&quot; href=&quot;M1550b_Hsueh2018_menu.html&quot;&gt;Menu&lt;/a&gt; - &lt;a class=&quot;page&quot; href=&quot;M1550b_Hsueh2018_63.html&quot;&gt;Vue suivante&lt;/a&gt;" calcext:value-type="string">
            <text:p>&lt;img src="https://gallica.bnf.fr/ark:/12148/btv1b8624665r/f62.jpeg"&gt;&lt;a class="page" href="M1550b_Hsueh2018_61.html"&gt;Vue précédente&lt;/a&gt; - &lt;a class="page" href="M1550b_Hsueh2018_menu.html"&gt;Menu&lt;/a&gt; - &lt;a class="page" href="M1550b_Hsueh2018_63.html"&gt;Vue suivante&lt;/a&gt;</text:p>
          </table:table-cell>
          <table:table-cell/>
          <table:table-cell table:style-name="ce19" table:formula="of:=&quot;&lt;tr&gt;&lt;th&gt;&quot;&amp;[.$A$1]&amp;[.G64]&amp;[.$M$1]&amp;&quot;Vue &quot;&amp;[.G64]&amp;&quot;&lt;/a&gt;&lt;/th&gt;&lt;/tr&gt;&quot;" office:value-type="string" office:string-value="&lt;tr&gt;&lt;th&gt;&lt;a class=&quot;page&quot; href=&quot;M1550b_Hsueh2018_63.html&quot;&gt;Vue 63&lt;/a&gt;&lt;/th&gt;&lt;/tr&gt;" calcext:value-type="string">
            <text:p>&lt;tr&gt;&lt;th&gt;&lt;a class="page" href="M1550b_Hsueh2018_63.html"&gt;Vue 6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5]&amp;[.C65]&amp;[.D65]&amp;[.E65]&amp;[.F65]&amp;[.G65]&amp;[.H65]" office:value-type="string" office:string-value="&lt;img src=&quot;https://gallica.bnf.fr/ark:/12148/btv1b8624665r/f63.jpeg&quot;&gt;&lt;a class=&quot;page&quot; href=&quot;M1550b_Hsueh2018_62.html&quot;&gt;Vue précédente&lt;/a&gt; - &lt;a class=&quot;page&quot; href=&quot;M1550b_Hsueh2018_menu.html&quot;&gt;Menu&lt;/a&gt; - &lt;a class=&quot;page&quot; href=&quot;M1550b_Hsueh2018_64.html&quot;&gt;Vue suivante&lt;/a&gt;" calcext:value-type="string">
            <text:p>&lt;img src="https://gallica.bnf.fr/ark:/12148/btv1b8624665r/f63.jpeg"&gt;&lt;a class="page" href="M1550b_Hsueh2018_62.html"&gt;Vue précédente&lt;/a&gt; - &lt;a class="page" href="M1550b_Hsueh2018_menu.html"&gt;Menu&lt;/a&gt; - &lt;a class="page" href="M1550b_Hsueh2018_64.html"&gt;Vue suivante&lt;/a&gt;</text:p>
          </table:table-cell>
          <table:table-cell/>
          <table:table-cell table:style-name="ce19" table:formula="of:=&quot;&lt;tr&gt;&lt;th&gt;&quot;&amp;[.$A$1]&amp;[.G65]&amp;[.$M$1]&amp;&quot;Vue &quot;&amp;[.G65]&amp;&quot;&lt;/a&gt;&lt;/th&gt;&lt;/tr&gt;&quot;" office:value-type="string" office:string-value="&lt;tr&gt;&lt;th&gt;&lt;a class=&quot;page&quot; href=&quot;M1550b_Hsueh2018_64.html&quot;&gt;Vue 64&lt;/a&gt;&lt;/th&gt;&lt;/tr&gt;" calcext:value-type="string">
            <text:p>&lt;tr&gt;&lt;th&gt;&lt;a class="page" href="M1550b_Hsueh2018_64.html"&gt;Vue 6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6]&amp;[.C66]&amp;[.D66]&amp;[.E66]&amp;[.F66]&amp;[.G66]&amp;[.H66]" office:value-type="string" office:string-value="&lt;img src=&quot;https://gallica.bnf.fr/ark:/12148/btv1b8624665r/f64.jpeg&quot;&gt;&lt;a class=&quot;page&quot; href=&quot;M1550b_Hsueh2018_63.html&quot;&gt;Vue précédente&lt;/a&gt; - &lt;a class=&quot;page&quot; href=&quot;M1550b_Hsueh2018_menu.html&quot;&gt;Menu&lt;/a&gt; - &lt;a class=&quot;page&quot; href=&quot;M1550b_Hsueh2018_65.html&quot;&gt;Vue suivante&lt;/a&gt;" calcext:value-type="string">
            <text:p>&lt;img src="https://gallica.bnf.fr/ark:/12148/btv1b8624665r/f64.jpeg"&gt;&lt;a class="page" href="M1550b_Hsueh2018_63.html"&gt;Vue précédente&lt;/a&gt; - &lt;a class="page" href="M1550b_Hsueh2018_menu.html"&gt;Menu&lt;/a&gt; - &lt;a class="page" href="M1550b_Hsueh2018_65.html"&gt;Vue suivante&lt;/a&gt;</text:p>
          </table:table-cell>
          <table:table-cell/>
          <table:table-cell table:style-name="ce19" table:formula="of:=&quot;&lt;tr&gt;&lt;th&gt;&quot;&amp;[.$A$1]&amp;[.G66]&amp;[.$M$1]&amp;&quot;Vue &quot;&amp;[.G66]&amp;&quot;&lt;/a&gt;&lt;/th&gt;&lt;/tr&gt;&quot;" office:value-type="string" office:string-value="&lt;tr&gt;&lt;th&gt;&lt;a class=&quot;page&quot; href=&quot;M1550b_Hsueh2018_65.html&quot;&gt;Vue 65&lt;/a&gt;&lt;/th&gt;&lt;/tr&gt;" calcext:value-type="string">
            <text:p>&lt;tr&gt;&lt;th&gt;&lt;a class="page" href="M1550b_Hsueh2018_65.html"&gt;Vue 6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7]&amp;[.C67]&amp;[.D67]&amp;[.E67]&amp;[.F67]&amp;[.G67]&amp;[.H67]" office:value-type="string" office:string-value="&lt;img src=&quot;https://gallica.bnf.fr/ark:/12148/btv1b8624665r/f65.jpeg&quot;&gt;&lt;a class=&quot;page&quot; href=&quot;M1550b_Hsueh2018_64.html&quot;&gt;Vue précédente&lt;/a&gt; - &lt;a class=&quot;page&quot; href=&quot;M1550b_Hsueh2018_menu.html&quot;&gt;Menu&lt;/a&gt; - &lt;a class=&quot;page&quot; href=&quot;M1550b_Hsueh2018_66.html&quot;&gt;Vue suivante&lt;/a&gt;" calcext:value-type="string">
            <text:p>&lt;img src="https://gallica.bnf.fr/ark:/12148/btv1b8624665r/f65.jpeg"&gt;&lt;a class="page" href="M1550b_Hsueh2018_64.html"&gt;Vue précédente&lt;/a&gt; - &lt;a class="page" href="M1550b_Hsueh2018_menu.html"&gt;Menu&lt;/a&gt; - &lt;a class="page" href="M1550b_Hsueh2018_66.html"&gt;Vue suivante&lt;/a&gt;</text:p>
          </table:table-cell>
          <table:table-cell/>
          <table:table-cell table:style-name="ce19" table:formula="of:=&quot;&lt;tr&gt;&lt;th&gt;&quot;&amp;[.$A$1]&amp;[.G67]&amp;[.$M$1]&amp;&quot;Vue &quot;&amp;[.G67]&amp;&quot;&lt;/a&gt;&lt;/th&gt;&lt;/tr&gt;&quot;" office:value-type="string" office:string-value="&lt;tr&gt;&lt;th&gt;&lt;a class=&quot;page&quot; href=&quot;M1550b_Hsueh2018_66.html&quot;&gt;Vue 66&lt;/a&gt;&lt;/th&gt;&lt;/tr&gt;" calcext:value-type="string">
            <text:p>&lt;tr&gt;&lt;th&gt;&lt;a class="page" href="M1550b_Hsueh2018_66.html"&gt;Vue 6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8]&amp;[.C68]&amp;[.D68]&amp;[.E68]&amp;[.F68]&amp;[.G68]&amp;[.H68]" office:value-type="string" office:string-value="&lt;img src=&quot;https://gallica.bnf.fr/ark:/12148/btv1b8624665r/f66.jpeg&quot;&gt;&lt;a class=&quot;page&quot; href=&quot;M1550b_Hsueh2018_65.html&quot;&gt;Vue précédente&lt;/a&gt; - &lt;a class=&quot;page&quot; href=&quot;M1550b_Hsueh2018_menu.html&quot;&gt;Menu&lt;/a&gt; - &lt;a class=&quot;page&quot; href=&quot;M1550b_Hsueh2018_67.html&quot;&gt;Vue suivante&lt;/a&gt;" calcext:value-type="string">
            <text:p>&lt;img src="https://gallica.bnf.fr/ark:/12148/btv1b8624665r/f66.jpeg"&gt;&lt;a class="page" href="M1550b_Hsueh2018_65.html"&gt;Vue précédente&lt;/a&gt; - &lt;a class="page" href="M1550b_Hsueh2018_menu.html"&gt;Menu&lt;/a&gt; - &lt;a class="page" href="M1550b_Hsueh2018_67.html"&gt;Vue suivante&lt;/a&gt;</text:p>
          </table:table-cell>
          <table:table-cell/>
          <table:table-cell table:style-name="ce19" table:formula="of:=&quot;&lt;tr&gt;&lt;th&gt;&quot;&amp;[.$A$1]&amp;[.G68]&amp;[.$M$1]&amp;&quot;Vue &quot;&amp;[.G68]&amp;&quot;&lt;/a&gt;&lt;/th&gt;&lt;/tr&gt;&quot;" office:value-type="string" office:string-value="&lt;tr&gt;&lt;th&gt;&lt;a class=&quot;page&quot; href=&quot;M1550b_Hsueh2018_67.html&quot;&gt;Vue 67&lt;/a&gt;&lt;/th&gt;&lt;/tr&gt;" calcext:value-type="string">
            <text:p>&lt;tr&gt;&lt;th&gt;&lt;a class="page" href="M1550b_Hsueh2018_67.html"&gt;Vue 6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9]&amp;[.C69]&amp;[.D69]&amp;[.E69]&amp;[.F69]&amp;[.G69]&amp;[.H69]" office:value-type="string" office:string-value="&lt;img src=&quot;https://gallica.bnf.fr/ark:/12148/btv1b8624665r/f67.jpeg&quot;&gt;&lt;a class=&quot;page&quot; href=&quot;M1550b_Hsueh2018_66.html&quot;&gt;Vue précédente&lt;/a&gt; - &lt;a class=&quot;page&quot; href=&quot;M1550b_Hsueh2018_menu.html&quot;&gt;Menu&lt;/a&gt; - &lt;a class=&quot;page&quot; href=&quot;M1550b_Hsueh2018_68.html&quot;&gt;Vue suivante&lt;/a&gt;" calcext:value-type="string">
            <text:p>&lt;img src="https://gallica.bnf.fr/ark:/12148/btv1b8624665r/f67.jpeg"&gt;&lt;a class="page" href="M1550b_Hsueh2018_66.html"&gt;Vue précédente&lt;/a&gt; - &lt;a class="page" href="M1550b_Hsueh2018_menu.html"&gt;Menu&lt;/a&gt; - &lt;a class="page" href="M1550b_Hsueh2018_68.html"&gt;Vue suivante&lt;/a&gt;</text:p>
          </table:table-cell>
          <table:table-cell/>
          <table:table-cell table:style-name="ce19" table:formula="of:=&quot;&lt;tr&gt;&lt;th&gt;&quot;&amp;[.$A$1]&amp;[.G69]&amp;[.$M$1]&amp;&quot;Vue &quot;&amp;[.G69]&amp;&quot;&lt;/a&gt;&lt;/th&gt;&lt;/tr&gt;&quot;" office:value-type="string" office:string-value="&lt;tr&gt;&lt;th&gt;&lt;a class=&quot;page&quot; href=&quot;M1550b_Hsueh2018_68.html&quot;&gt;Vue 68&lt;/a&gt;&lt;/th&gt;&lt;/tr&gt;" calcext:value-type="string">
            <text:p>&lt;tr&gt;&lt;th&gt;&lt;a class="page" href="M1550b_Hsueh2018_68.html"&gt;Vue 6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0]&amp;[.C70]&amp;[.D70]&amp;[.E70]&amp;[.F70]&amp;[.G70]&amp;[.H70]" office:value-type="string" office:string-value="&lt;img src=&quot;https://gallica.bnf.fr/ark:/12148/btv1b8624665r/f68.jpeg&quot;&gt;&lt;a class=&quot;page&quot; href=&quot;M1550b_Hsueh2018_67.html&quot;&gt;Vue précédente&lt;/a&gt; - &lt;a class=&quot;page&quot; href=&quot;M1550b_Hsueh2018_menu.html&quot;&gt;Menu&lt;/a&gt; - &lt;a class=&quot;page&quot; href=&quot;M1550b_Hsueh2018_69.html&quot;&gt;Vue suivante&lt;/a&gt;" calcext:value-type="string">
            <text:p>&lt;img src="https://gallica.bnf.fr/ark:/12148/btv1b8624665r/f68.jpeg"&gt;&lt;a class="page" href="M1550b_Hsueh2018_67.html"&gt;Vue précédente&lt;/a&gt; - &lt;a class="page" href="M1550b_Hsueh2018_menu.html"&gt;Menu&lt;/a&gt; - &lt;a class="page" href="M1550b_Hsueh2018_69.html"&gt;Vue suivante&lt;/a&gt;</text:p>
          </table:table-cell>
          <table:table-cell/>
          <table:table-cell table:style-name="ce19" table:formula="of:=&quot;&lt;tr&gt;&lt;th&gt;&quot;&amp;[.$A$1]&amp;[.G70]&amp;[.$M$1]&amp;&quot;Vue &quot;&amp;[.G70]&amp;&quot;&lt;/a&gt;&lt;/th&gt;&lt;/tr&gt;&quot;" office:value-type="string" office:string-value="&lt;tr&gt;&lt;th&gt;&lt;a class=&quot;page&quot; href=&quot;M1550b_Hsueh2018_69.html&quot;&gt;Vue 69&lt;/a&gt;&lt;/th&gt;&lt;/tr&gt;" calcext:value-type="string">
            <text:p>&lt;tr&gt;&lt;th&gt;&lt;a class="page" href="M1550b_Hsueh2018_69.html"&gt;Vue 6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1]&amp;[.C71]&amp;[.D71]&amp;[.E71]&amp;[.F71]&amp;[.G71]&amp;[.H71]" office:value-type="string" office:string-value="&lt;img src=&quot;https://gallica.bnf.fr/ark:/12148/btv1b8624665r/f69.jpeg&quot;&gt;&lt;a class=&quot;page&quot; href=&quot;M1550b_Hsueh2018_68.html&quot;&gt;Vue précédente&lt;/a&gt; - &lt;a class=&quot;page&quot; href=&quot;M1550b_Hsueh2018_menu.html&quot;&gt;Menu&lt;/a&gt; - &lt;a class=&quot;page&quot; href=&quot;M1550b_Hsueh2018_70.html&quot;&gt;Vue suivante&lt;/a&gt;" calcext:value-type="string">
            <text:p>&lt;img src="https://gallica.bnf.fr/ark:/12148/btv1b8624665r/f69.jpeg"&gt;&lt;a class="page" href="M1550b_Hsueh2018_68.html"&gt;Vue précédente&lt;/a&gt; - &lt;a class="page" href="M1550b_Hsueh2018_menu.html"&gt;Menu&lt;/a&gt; - &lt;a class="page" href="M1550b_Hsueh2018_70.html"&gt;Vue suivante&lt;/a&gt;</text:p>
          </table:table-cell>
          <table:table-cell/>
          <table:table-cell table:style-name="ce19" table:formula="of:=&quot;&lt;tr&gt;&lt;th&gt;&quot;&amp;[.$A$1]&amp;[.G71]&amp;[.$M$1]&amp;&quot;Vue &quot;&amp;[.G71]&amp;&quot;&lt;/a&gt;&lt;/th&gt;&lt;/tr&gt;&quot;" office:value-type="string" office:string-value="&lt;tr&gt;&lt;th&gt;&lt;a class=&quot;page&quot; href=&quot;M1550b_Hsueh2018_70.html&quot;&gt;Vue 70&lt;/a&gt;&lt;/th&gt;&lt;/tr&gt;" calcext:value-type="string">
            <text:p>&lt;tr&gt;&lt;th&gt;&lt;a class="page" href="M1550b_Hsueh2018_70.html"&gt;Vue 7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2]&amp;[.C72]&amp;[.D72]&amp;[.E72]&amp;[.F72]&amp;[.G72]&amp;[.H72]" office:value-type="string" office:string-value="&lt;img src=&quot;https://gallica.bnf.fr/ark:/12148/btv1b8624665r/f70.jpeg&quot;&gt;&lt;a class=&quot;page&quot; href=&quot;M1550b_Hsueh2018_69.html&quot;&gt;Vue précédente&lt;/a&gt; - &lt;a class=&quot;page&quot; href=&quot;M1550b_Hsueh2018_menu.html&quot;&gt;Menu&lt;/a&gt; - &lt;a class=&quot;page&quot; href=&quot;M1550b_Hsueh2018_71.html&quot;&gt;Vue suivante&lt;/a&gt;" calcext:value-type="string">
            <text:p>&lt;img src="https://gallica.bnf.fr/ark:/12148/btv1b8624665r/f70.jpeg"&gt;&lt;a class="page" href="M1550b_Hsueh2018_69.html"&gt;Vue précédente&lt;/a&gt; - &lt;a class="page" href="M1550b_Hsueh2018_menu.html"&gt;Menu&lt;/a&gt; - &lt;a class="page" href="M1550b_Hsueh2018_71.html"&gt;Vue suivante&lt;/a&gt;</text:p>
          </table:table-cell>
          <table:table-cell/>
          <table:table-cell table:style-name="ce19" table:formula="of:=&quot;&lt;tr&gt;&lt;th&gt;&quot;&amp;[.$A$1]&amp;[.G72]&amp;[.$M$1]&amp;&quot;Vue &quot;&amp;[.G72]&amp;&quot;&lt;/a&gt;&lt;/th&gt;&lt;/tr&gt;&quot;" office:value-type="string" office:string-value="&lt;tr&gt;&lt;th&gt;&lt;a class=&quot;page&quot; href=&quot;M1550b_Hsueh2018_71.html&quot;&gt;Vue 71&lt;/a&gt;&lt;/th&gt;&lt;/tr&gt;" calcext:value-type="string">
            <text:p>&lt;tr&gt;&lt;th&gt;&lt;a class="page" href="M1550b_Hsueh2018_71.html"&gt;Vue 7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3]&amp;[.C73]&amp;[.D73]&amp;[.E73]&amp;[.F73]&amp;[.G73]&amp;[.H73]" office:value-type="string" office:string-value="&lt;img src=&quot;https://gallica.bnf.fr/ark:/12148/btv1b8624665r/f71.jpeg&quot;&gt;&lt;a class=&quot;page&quot; href=&quot;M1550b_Hsueh2018_70.html&quot;&gt;Vue précédente&lt;/a&gt; - &lt;a class=&quot;page&quot; href=&quot;M1550b_Hsueh2018_menu.html&quot;&gt;Menu&lt;/a&gt; - &lt;a class=&quot;page&quot; href=&quot;M1550b_Hsueh2018_72.html&quot;&gt;Vue suivante&lt;/a&gt;" calcext:value-type="string">
            <text:p>&lt;img src="https://gallica.bnf.fr/ark:/12148/btv1b8624665r/f71.jpeg"&gt;&lt;a class="page" href="M1550b_Hsueh2018_70.html"&gt;Vue précédente&lt;/a&gt; - &lt;a class="page" href="M1550b_Hsueh2018_menu.html"&gt;Menu&lt;/a&gt; - &lt;a class="page" href="M1550b_Hsueh2018_72.html"&gt;Vue suivante&lt;/a&gt;</text:p>
          </table:table-cell>
          <table:table-cell/>
          <table:table-cell table:style-name="ce19" table:formula="of:=&quot;&lt;tr&gt;&lt;th&gt;&quot;&amp;[.$A$1]&amp;[.G73]&amp;[.$M$1]&amp;&quot;Vue &quot;&amp;[.G73]&amp;&quot;&lt;/a&gt;&lt;/th&gt;&lt;/tr&gt;&quot;" office:value-type="string" office:string-value="&lt;tr&gt;&lt;th&gt;&lt;a class=&quot;page&quot; href=&quot;M1550b_Hsueh2018_72.html&quot;&gt;Vue 72&lt;/a&gt;&lt;/th&gt;&lt;/tr&gt;" calcext:value-type="string">
            <text:p>&lt;tr&gt;&lt;th&gt;&lt;a class="page" href="M1550b_Hsueh2018_72.html"&gt;Vue 7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4]&amp;[.C74]&amp;[.D74]&amp;[.E74]&amp;[.F74]&amp;[.G74]&amp;[.H74]" office:value-type="string" office:string-value="&lt;img src=&quot;https://gallica.bnf.fr/ark:/12148/btv1b8624665r/f72.jpeg&quot;&gt;&lt;a class=&quot;page&quot; href=&quot;M1550b_Hsueh2018_71.html&quot;&gt;Vue précédente&lt;/a&gt; - &lt;a class=&quot;page&quot; href=&quot;M1550b_Hsueh2018_menu.html&quot;&gt;Menu&lt;/a&gt; - &lt;a class=&quot;page&quot; href=&quot;M1550b_Hsueh2018_73.html&quot;&gt;Vue suivante&lt;/a&gt;" calcext:value-type="string">
            <text:p>&lt;img src="https://gallica.bnf.fr/ark:/12148/btv1b8624665r/f72.jpeg"&gt;&lt;a class="page" href="M1550b_Hsueh2018_71.html"&gt;Vue précédente&lt;/a&gt; - &lt;a class="page" href="M1550b_Hsueh2018_menu.html"&gt;Menu&lt;/a&gt; - &lt;a class="page" href="M1550b_Hsueh2018_73.html"&gt;Vue suivante&lt;/a&gt;</text:p>
          </table:table-cell>
          <table:table-cell/>
          <table:table-cell table:style-name="ce19" table:formula="of:=&quot;&lt;tr&gt;&lt;th&gt;&quot;&amp;[.$A$1]&amp;[.G74]&amp;[.$M$1]&amp;&quot;Vue &quot;&amp;[.G74]&amp;&quot;&lt;/a&gt;&lt;/th&gt;&lt;/tr&gt;&quot;" office:value-type="string" office:string-value="&lt;tr&gt;&lt;th&gt;&lt;a class=&quot;page&quot; href=&quot;M1550b_Hsueh2018_73.html&quot;&gt;Vue 73&lt;/a&gt;&lt;/th&gt;&lt;/tr&gt;" calcext:value-type="string">
            <text:p>&lt;tr&gt;&lt;th&gt;&lt;a class="page" href="M1550b_Hsueh2018_73.html"&gt;Vue 7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5]&amp;[.C75]&amp;[.D75]&amp;[.E75]&amp;[.F75]&amp;[.G75]&amp;[.H75]" office:value-type="string" office:string-value="&lt;img src=&quot;https://gallica.bnf.fr/ark:/12148/btv1b8624665r/f73.jpeg&quot;&gt;&lt;a class=&quot;page&quot; href=&quot;M1550b_Hsueh2018_72.html&quot;&gt;Vue précédente&lt;/a&gt; - &lt;a class=&quot;page&quot; href=&quot;M1550b_Hsueh2018_menu.html&quot;&gt;Menu&lt;/a&gt; - &lt;a class=&quot;page&quot; href=&quot;M1550b_Hsueh2018_74.html&quot;&gt;Vue suivante&lt;/a&gt;" calcext:value-type="string">
            <text:p>&lt;img src="https://gallica.bnf.fr/ark:/12148/btv1b8624665r/f73.jpeg"&gt;&lt;a class="page" href="M1550b_Hsueh2018_72.html"&gt;Vue précédente&lt;/a&gt; - &lt;a class="page" href="M1550b_Hsueh2018_menu.html"&gt;Menu&lt;/a&gt; - &lt;a class="page" href="M1550b_Hsueh2018_74.html"&gt;Vue suivante&lt;/a&gt;</text:p>
          </table:table-cell>
          <table:table-cell/>
          <table:table-cell table:style-name="ce19" table:formula="of:=&quot;&lt;tr&gt;&lt;th&gt;&quot;&amp;[.$A$1]&amp;[.G75]&amp;[.$M$1]&amp;&quot;Vue &quot;&amp;[.G75]&amp;&quot;&lt;/a&gt;&lt;/th&gt;&lt;/tr&gt;&quot;" office:value-type="string" office:string-value="&lt;tr&gt;&lt;th&gt;&lt;a class=&quot;page&quot; href=&quot;M1550b_Hsueh2018_74.html&quot;&gt;Vue 74&lt;/a&gt;&lt;/th&gt;&lt;/tr&gt;" calcext:value-type="string">
            <text:p>&lt;tr&gt;&lt;th&gt;&lt;a class="page" href="M1550b_Hsueh2018_74.html"&gt;Vue 7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6]&amp;[.C76]&amp;[.D76]&amp;[.E76]&amp;[.F76]&amp;[.G76]&amp;[.H76]" office:value-type="string" office:string-value="&lt;img src=&quot;https://gallica.bnf.fr/ark:/12148/btv1b8624665r/f74.jpeg&quot;&gt;&lt;a class=&quot;page&quot; href=&quot;M1550b_Hsueh2018_73.html&quot;&gt;Vue précédente&lt;/a&gt; - &lt;a class=&quot;page&quot; href=&quot;M1550b_Hsueh2018_menu.html&quot;&gt;Menu&lt;/a&gt; - &lt;a class=&quot;page&quot; href=&quot;M1550b_Hsueh2018_75.html&quot;&gt;Vue suivante&lt;/a&gt;" calcext:value-type="string">
            <text:p>&lt;img src="https://gallica.bnf.fr/ark:/12148/btv1b8624665r/f74.jpeg"&gt;&lt;a class="page" href="M1550b_Hsueh2018_73.html"&gt;Vue précédente&lt;/a&gt; - &lt;a class="page" href="M1550b_Hsueh2018_menu.html"&gt;Menu&lt;/a&gt; - &lt;a class="page" href="M1550b_Hsueh2018_75.html"&gt;Vue suivante&lt;/a&gt;</text:p>
          </table:table-cell>
          <table:table-cell/>
          <table:table-cell table:style-name="ce19" table:formula="of:=&quot;&lt;tr&gt;&lt;th&gt;&quot;&amp;[.$A$1]&amp;[.G76]&amp;[.$M$1]&amp;&quot;Vue &quot;&amp;[.G76]&amp;&quot;&lt;/a&gt;&lt;/th&gt;&lt;/tr&gt;&quot;" office:value-type="string" office:string-value="&lt;tr&gt;&lt;th&gt;&lt;a class=&quot;page&quot; href=&quot;M1550b_Hsueh2018_75.html&quot;&gt;Vue 75&lt;/a&gt;&lt;/th&gt;&lt;/tr&gt;" calcext:value-type="string">
            <text:p>&lt;tr&gt;&lt;th&gt;&lt;a class="page" href="M1550b_Hsueh2018_75.html"&gt;Vue 7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7]&amp;[.C77]&amp;[.D77]&amp;[.E77]&amp;[.F77]&amp;[.G77]&amp;[.H77]" office:value-type="string" office:string-value="&lt;img src=&quot;https://gallica.bnf.fr/ark:/12148/btv1b8624665r/f75.jpeg&quot;&gt;&lt;a class=&quot;page&quot; href=&quot;M1550b_Hsueh2018_74.html&quot;&gt;Vue précédente&lt;/a&gt; - &lt;a class=&quot;page&quot; href=&quot;M1550b_Hsueh2018_menu.html&quot;&gt;Menu&lt;/a&gt; - &lt;a class=&quot;page&quot; href=&quot;M1550b_Hsueh2018_76.html&quot;&gt;Vue suivante&lt;/a&gt;" calcext:value-type="string">
            <text:p>&lt;img src="https://gallica.bnf.fr/ark:/12148/btv1b8624665r/f75.jpeg"&gt;&lt;a class="page" href="M1550b_Hsueh2018_74.html"&gt;Vue précédente&lt;/a&gt; - &lt;a class="page" href="M1550b_Hsueh2018_menu.html"&gt;Menu&lt;/a&gt; - &lt;a class="page" href="M1550b_Hsueh2018_76.html"&gt;Vue suivante&lt;/a&gt;</text:p>
          </table:table-cell>
          <table:table-cell/>
          <table:table-cell table:style-name="ce19" table:formula="of:=&quot;&lt;tr&gt;&lt;th&gt;&quot;&amp;[.$A$1]&amp;[.G77]&amp;[.$M$1]&amp;&quot;Vue &quot;&amp;[.G77]&amp;&quot;&lt;/a&gt;&lt;/th&gt;&lt;/tr&gt;&quot;" office:value-type="string" office:string-value="&lt;tr&gt;&lt;th&gt;&lt;a class=&quot;page&quot; href=&quot;M1550b_Hsueh2018_76.html&quot;&gt;Vue 76&lt;/a&gt;&lt;/th&gt;&lt;/tr&gt;" calcext:value-type="string">
            <text:p>&lt;tr&gt;&lt;th&gt;&lt;a class="page" href="M1550b_Hsueh2018_76.html"&gt;Vue 7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8]&amp;[.C78]&amp;[.D78]&amp;[.E78]&amp;[.F78]&amp;[.G78]&amp;[.H78]" office:value-type="string" office:string-value="&lt;img src=&quot;https://gallica.bnf.fr/ark:/12148/btv1b8624665r/f76.jpeg&quot;&gt;&lt;a class=&quot;page&quot; href=&quot;M1550b_Hsueh2018_75.html&quot;&gt;Vue précédente&lt;/a&gt; - &lt;a class=&quot;page&quot; href=&quot;M1550b_Hsueh2018_menu.html&quot;&gt;Menu&lt;/a&gt; - &lt;a class=&quot;page&quot; href=&quot;M1550b_Hsueh2018_77.html&quot;&gt;Vue suivante&lt;/a&gt;" calcext:value-type="string">
            <text:p>&lt;img src="https://gallica.bnf.fr/ark:/12148/btv1b8624665r/f76.jpeg"&gt;&lt;a class="page" href="M1550b_Hsueh2018_75.html"&gt;Vue précédente&lt;/a&gt; - &lt;a class="page" href="M1550b_Hsueh2018_menu.html"&gt;Menu&lt;/a&gt; - &lt;a class="page" href="M1550b_Hsueh2018_77.html"&gt;Vue suivante&lt;/a&gt;</text:p>
          </table:table-cell>
          <table:table-cell/>
          <table:table-cell table:style-name="ce19" table:formula="of:=&quot;&lt;tr&gt;&lt;th&gt;&quot;&amp;[.$A$1]&amp;[.G78]&amp;[.$M$1]&amp;&quot;Vue &quot;&amp;[.G78]&amp;&quot;&lt;/a&gt;&lt;/th&gt;&lt;/tr&gt;&quot;" office:value-type="string" office:string-value="&lt;tr&gt;&lt;th&gt;&lt;a class=&quot;page&quot; href=&quot;M1550b_Hsueh2018_77.html&quot;&gt;Vue 77&lt;/a&gt;&lt;/th&gt;&lt;/tr&gt;" calcext:value-type="string">
            <text:p>&lt;tr&gt;&lt;th&gt;&lt;a class="page" href="M1550b_Hsueh2018_77.html"&gt;Vue 7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9]&amp;[.C79]&amp;[.D79]&amp;[.E79]&amp;[.F79]&amp;[.G79]&amp;[.H79]" office:value-type="string" office:string-value="&lt;img src=&quot;https://gallica.bnf.fr/ark:/12148/btv1b8624665r/f77.jpeg&quot;&gt;&lt;a class=&quot;page&quot; href=&quot;M1550b_Hsueh2018_76.html&quot;&gt;Vue précédente&lt;/a&gt; - &lt;a class=&quot;page&quot; href=&quot;M1550b_Hsueh2018_menu.html&quot;&gt;Menu&lt;/a&gt; - &lt;a class=&quot;page&quot; href=&quot;M1550b_Hsueh2018_78.html&quot;&gt;Vue suivante&lt;/a&gt;" calcext:value-type="string">
            <text:p>&lt;img src="https://gallica.bnf.fr/ark:/12148/btv1b8624665r/f77.jpeg"&gt;&lt;a class="page" href="M1550b_Hsueh2018_76.html"&gt;Vue précédente&lt;/a&gt; - &lt;a class="page" href="M1550b_Hsueh2018_menu.html"&gt;Menu&lt;/a&gt; - &lt;a class="page" href="M1550b_Hsueh2018_78.html"&gt;Vue suivante&lt;/a&gt;</text:p>
          </table:table-cell>
          <table:table-cell/>
          <table:table-cell table:style-name="ce19" table:formula="of:=&quot;&lt;tr&gt;&lt;th&gt;&quot;&amp;[.$A$1]&amp;[.G79]&amp;[.$M$1]&amp;&quot;Vue &quot;&amp;[.G79]&amp;&quot;&lt;/a&gt;&lt;/th&gt;&lt;/tr&gt;&quot;" office:value-type="string" office:string-value="&lt;tr&gt;&lt;th&gt;&lt;a class=&quot;page&quot; href=&quot;M1550b_Hsueh2018_78.html&quot;&gt;Vue 78&lt;/a&gt;&lt;/th&gt;&lt;/tr&gt;" calcext:value-type="string">
            <text:p>&lt;tr&gt;&lt;th&gt;&lt;a class="page" href="M1550b_Hsueh2018_78.html"&gt;Vue 7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0]&amp;[.C80]&amp;[.D80]&amp;[.E80]&amp;[.F80]&amp;[.G80]&amp;[.H80]" office:value-type="string" office:string-value="&lt;img src=&quot;https://gallica.bnf.fr/ark:/12148/btv1b8624665r/f78.jpeg&quot;&gt;&lt;a class=&quot;page&quot; href=&quot;M1550b_Hsueh2018_77.html&quot;&gt;Vue précédente&lt;/a&gt; - &lt;a class=&quot;page&quot; href=&quot;M1550b_Hsueh2018_menu.html&quot;&gt;Menu&lt;/a&gt; - &lt;a class=&quot;page&quot; href=&quot;M1550b_Hsueh2018_79.html&quot;&gt;Vue suivante&lt;/a&gt;" calcext:value-type="string">
            <text:p>&lt;img src="https://gallica.bnf.fr/ark:/12148/btv1b8624665r/f78.jpeg"&gt;&lt;a class="page" href="M1550b_Hsueh2018_77.html"&gt;Vue précédente&lt;/a&gt; - &lt;a class="page" href="M1550b_Hsueh2018_menu.html"&gt;Menu&lt;/a&gt; - &lt;a class="page" href="M1550b_Hsueh2018_79.html"&gt;Vue suivante&lt;/a&gt;</text:p>
          </table:table-cell>
          <table:table-cell/>
          <table:table-cell table:style-name="ce19" table:formula="of:=&quot;&lt;tr&gt;&lt;th&gt;&quot;&amp;[.$A$1]&amp;[.G80]&amp;[.$M$1]&amp;&quot;Vue &quot;&amp;[.G80]&amp;&quot;&lt;/a&gt;&lt;/th&gt;&lt;/tr&gt;&quot;" office:value-type="string" office:string-value="&lt;tr&gt;&lt;th&gt;&lt;a class=&quot;page&quot; href=&quot;M1550b_Hsueh2018_79.html&quot;&gt;Vue 79&lt;/a&gt;&lt;/th&gt;&lt;/tr&gt;" calcext:value-type="string">
            <text:p>&lt;tr&gt;&lt;th&gt;&lt;a class="page" href="M1550b_Hsueh2018_79.html"&gt;Vue 7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1]&amp;[.C81]&amp;[.D81]&amp;[.E81]&amp;[.F81]&amp;[.G81]&amp;[.H81]" office:value-type="string" office:string-value="&lt;img src=&quot;https://gallica.bnf.fr/ark:/12148/btv1b8624665r/f79.jpeg&quot;&gt;&lt;a class=&quot;page&quot; href=&quot;M1550b_Hsueh2018_78.html&quot;&gt;Vue précédente&lt;/a&gt; - &lt;a class=&quot;page&quot; href=&quot;M1550b_Hsueh2018_menu.html&quot;&gt;Menu&lt;/a&gt; - &lt;a class=&quot;page&quot; href=&quot;M1550b_Hsueh2018_80.html&quot;&gt;Vue suivante&lt;/a&gt;" calcext:value-type="string">
            <text:p>&lt;img src="https://gallica.bnf.fr/ark:/12148/btv1b8624665r/f79.jpeg"&gt;&lt;a class="page" href="M1550b_Hsueh2018_78.html"&gt;Vue précédente&lt;/a&gt; - &lt;a class="page" href="M1550b_Hsueh2018_menu.html"&gt;Menu&lt;/a&gt; - &lt;a class="page" href="M1550b_Hsueh2018_80.html"&gt;Vue suivante&lt;/a&gt;</text:p>
          </table:table-cell>
          <table:table-cell/>
          <table:table-cell table:style-name="ce19" table:formula="of:=&quot;&lt;tr&gt;&lt;th&gt;&quot;&amp;[.$A$1]&amp;[.G81]&amp;[.$M$1]&amp;&quot;Vue &quot;&amp;[.G81]&amp;&quot;&lt;/a&gt;&lt;/th&gt;&lt;/tr&gt;&quot;" office:value-type="string" office:string-value="&lt;tr&gt;&lt;th&gt;&lt;a class=&quot;page&quot; href=&quot;M1550b_Hsueh2018_80.html&quot;&gt;Vue 80&lt;/a&gt;&lt;/th&gt;&lt;/tr&gt;" calcext:value-type="string">
            <text:p>&lt;tr&gt;&lt;th&gt;&lt;a class="page" href="M1550b_Hsueh2018_80.html"&gt;Vue 8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2]&amp;[.C82]&amp;[.D82]&amp;[.E82]&amp;[.F82]&amp;[.G82]&amp;[.H82]" office:value-type="string" office:string-value="&lt;img src=&quot;https://gallica.bnf.fr/ark:/12148/btv1b8624665r/f80.jpeg&quot;&gt;&lt;a class=&quot;page&quot; href=&quot;M1550b_Hsueh2018_79.html&quot;&gt;Vue précédente&lt;/a&gt; - &lt;a class=&quot;page&quot; href=&quot;M1550b_Hsueh2018_menu.html&quot;&gt;Menu&lt;/a&gt; - &lt;a class=&quot;page&quot; href=&quot;M1550b_Hsueh2018_81.html&quot;&gt;Vue suivante&lt;/a&gt;" calcext:value-type="string">
            <text:p>&lt;img src="https://gallica.bnf.fr/ark:/12148/btv1b8624665r/f80.jpeg"&gt;&lt;a class="page" href="M1550b_Hsueh2018_79.html"&gt;Vue précédente&lt;/a&gt; - &lt;a class="page" href="M1550b_Hsueh2018_menu.html"&gt;Menu&lt;/a&gt; - &lt;a class="page" href="M1550b_Hsueh2018_81.html"&gt;Vue suivante&lt;/a&gt;</text:p>
          </table:table-cell>
          <table:table-cell/>
          <table:table-cell table:style-name="ce19" table:formula="of:=&quot;&lt;tr&gt;&lt;th&gt;&quot;&amp;[.$A$1]&amp;[.G82]&amp;[.$M$1]&amp;&quot;Vue &quot;&amp;[.G82]&amp;&quot;&lt;/a&gt;&lt;/th&gt;&lt;/tr&gt;&quot;" office:value-type="string" office:string-value="&lt;tr&gt;&lt;th&gt;&lt;a class=&quot;page&quot; href=&quot;M1550b_Hsueh2018_81.html&quot;&gt;Vue 81&lt;/a&gt;&lt;/th&gt;&lt;/tr&gt;" calcext:value-type="string">
            <text:p>&lt;tr&gt;&lt;th&gt;&lt;a class="page" href="M1550b_Hsueh2018_81.html"&gt;Vue 8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3]&amp;[.C83]&amp;[.D83]&amp;[.E83]&amp;[.F83]&amp;[.G83]&amp;[.H83]" office:value-type="string" office:string-value="&lt;img src=&quot;https://gallica.bnf.fr/ark:/12148/btv1b8624665r/f81.jpeg&quot;&gt;&lt;a class=&quot;page&quot; href=&quot;M1550b_Hsueh2018_80.html&quot;&gt;Vue précédente&lt;/a&gt; - &lt;a class=&quot;page&quot; href=&quot;M1550b_Hsueh2018_menu.html&quot;&gt;Menu&lt;/a&gt; - &lt;a class=&quot;page&quot; href=&quot;M1550b_Hsueh2018_82.html&quot;&gt;Vue suivante&lt;/a&gt;" calcext:value-type="string">
            <text:p>&lt;img src="https://gallica.bnf.fr/ark:/12148/btv1b8624665r/f81.jpeg"&gt;&lt;a class="page" href="M1550b_Hsueh2018_80.html"&gt;Vue précédente&lt;/a&gt; - &lt;a class="page" href="M1550b_Hsueh2018_menu.html"&gt;Menu&lt;/a&gt; - &lt;a class="page" href="M1550b_Hsueh2018_82.html"&gt;Vue suivante&lt;/a&gt;</text:p>
          </table:table-cell>
          <table:table-cell/>
          <table:table-cell table:style-name="ce19" table:formula="of:=&quot;&lt;tr&gt;&lt;th&gt;&quot;&amp;[.$A$1]&amp;[.G83]&amp;[.$M$1]&amp;&quot;Vue &quot;&amp;[.G83]&amp;&quot;&lt;/a&gt;&lt;/th&gt;&lt;/tr&gt;&quot;" office:value-type="string" office:string-value="&lt;tr&gt;&lt;th&gt;&lt;a class=&quot;page&quot; href=&quot;M1550b_Hsueh2018_82.html&quot;&gt;Vue 82&lt;/a&gt;&lt;/th&gt;&lt;/tr&gt;" calcext:value-type="string">
            <text:p>&lt;tr&gt;&lt;th&gt;&lt;a class="page" href="M1550b_Hsueh2018_82.html"&gt;Vue 8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4]&amp;[.C84]&amp;[.D84]&amp;[.E84]&amp;[.F84]&amp;[.G84]&amp;[.H84]" office:value-type="string" office:string-value="&lt;img src=&quot;https://gallica.bnf.fr/ark:/12148/btv1b8624665r/f82.jpeg&quot;&gt;&lt;a class=&quot;page&quot; href=&quot;M1550b_Hsueh2018_81.html&quot;&gt;Vue précédente&lt;/a&gt; - &lt;a class=&quot;page&quot; href=&quot;M1550b_Hsueh2018_menu.html&quot;&gt;Menu&lt;/a&gt; - &lt;a class=&quot;page&quot; href=&quot;M1550b_Hsueh2018_83.html&quot;&gt;Vue suivante&lt;/a&gt;" calcext:value-type="string">
            <text:p>&lt;img src="https://gallica.bnf.fr/ark:/12148/btv1b8624665r/f82.jpeg"&gt;&lt;a class="page" href="M1550b_Hsueh2018_81.html"&gt;Vue précédente&lt;/a&gt; - &lt;a class="page" href="M1550b_Hsueh2018_menu.html"&gt;Menu&lt;/a&gt; - &lt;a class="page" href="M1550b_Hsueh2018_83.html"&gt;Vue suivante&lt;/a&gt;</text:p>
          </table:table-cell>
          <table:table-cell/>
          <table:table-cell table:style-name="ce19" table:formula="of:=&quot;&lt;tr&gt;&lt;th&gt;&quot;&amp;[.$A$1]&amp;[.G84]&amp;[.$M$1]&amp;&quot;Vue &quot;&amp;[.G84]&amp;&quot;&lt;/a&gt;&lt;/th&gt;&lt;/tr&gt;&quot;" office:value-type="string" office:string-value="&lt;tr&gt;&lt;th&gt;&lt;a class=&quot;page&quot; href=&quot;M1550b_Hsueh2018_83.html&quot;&gt;Vue 83&lt;/a&gt;&lt;/th&gt;&lt;/tr&gt;" calcext:value-type="string">
            <text:p>&lt;tr&gt;&lt;th&gt;&lt;a class="page" href="M1550b_Hsueh2018_83.html"&gt;Vue 8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5]&amp;[.C85]&amp;[.D85]&amp;[.E85]&amp;[.F85]&amp;[.G85]&amp;[.H85]" office:value-type="string" office:string-value="&lt;img src=&quot;https://gallica.bnf.fr/ark:/12148/btv1b8624665r/f83.jpeg&quot;&gt;&lt;a class=&quot;page&quot; href=&quot;M1550b_Hsueh2018_82.html&quot;&gt;Vue précédente&lt;/a&gt; - &lt;a class=&quot;page&quot; href=&quot;M1550b_Hsueh2018_menu.html&quot;&gt;Menu&lt;/a&gt; - &lt;a class=&quot;page&quot; href=&quot;M1550b_Hsueh2018_84.html&quot;&gt;Vue suivante&lt;/a&gt;" calcext:value-type="string">
            <text:p>&lt;img src="https://gallica.bnf.fr/ark:/12148/btv1b8624665r/f83.jpeg"&gt;&lt;a class="page" href="M1550b_Hsueh2018_82.html"&gt;Vue précédente&lt;/a&gt; - &lt;a class="page" href="M1550b_Hsueh2018_menu.html"&gt;Menu&lt;/a&gt; - &lt;a class="page" href="M1550b_Hsueh2018_84.html"&gt;Vue suivante&lt;/a&gt;</text:p>
          </table:table-cell>
          <table:table-cell/>
          <table:table-cell table:style-name="ce19" table:formula="of:=&quot;&lt;tr&gt;&lt;th&gt;&quot;&amp;[.$A$1]&amp;[.G85]&amp;[.$M$1]&amp;&quot;Vue &quot;&amp;[.G85]&amp;&quot;&lt;/a&gt;&lt;/th&gt;&lt;/tr&gt;&quot;" office:value-type="string" office:string-value="&lt;tr&gt;&lt;th&gt;&lt;a class=&quot;page&quot; href=&quot;M1550b_Hsueh2018_84.html&quot;&gt;Vue 84&lt;/a&gt;&lt;/th&gt;&lt;/tr&gt;" calcext:value-type="string">
            <text:p>&lt;tr&gt;&lt;th&gt;&lt;a class="page" href="M1550b_Hsueh2018_84.html"&gt;Vue 8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6]&amp;[.C86]&amp;[.D86]&amp;[.E86]&amp;[.F86]&amp;[.G86]&amp;[.H86]" office:value-type="string" office:string-value="&lt;img src=&quot;https://gallica.bnf.fr/ark:/12148/btv1b8624665r/f84.jpeg&quot;&gt;&lt;a class=&quot;page&quot; href=&quot;M1550b_Hsueh2018_83.html&quot;&gt;Vue précédente&lt;/a&gt; - &lt;a class=&quot;page&quot; href=&quot;M1550b_Hsueh2018_menu.html&quot;&gt;Menu&lt;/a&gt; - &lt;a class=&quot;page&quot; href=&quot;M1550b_Hsueh2018_85.html&quot;&gt;Vue suivante&lt;/a&gt;" calcext:value-type="string">
            <text:p>&lt;img src="https://gallica.bnf.fr/ark:/12148/btv1b8624665r/f84.jpeg"&gt;&lt;a class="page" href="M1550b_Hsueh2018_83.html"&gt;Vue précédente&lt;/a&gt; - &lt;a class="page" href="M1550b_Hsueh2018_menu.html"&gt;Menu&lt;/a&gt; - &lt;a class="page" href="M1550b_Hsueh2018_85.html"&gt;Vue suivante&lt;/a&gt;</text:p>
          </table:table-cell>
          <table:table-cell/>
          <table:table-cell table:style-name="ce19" table:formula="of:=&quot;&lt;tr&gt;&lt;th&gt;&quot;&amp;[.$A$1]&amp;[.G86]&amp;[.$M$1]&amp;&quot;Vue &quot;&amp;[.G86]&amp;&quot;&lt;/a&gt;&lt;/th&gt;&lt;/tr&gt;&quot;" office:value-type="string" office:string-value="&lt;tr&gt;&lt;th&gt;&lt;a class=&quot;page&quot; href=&quot;M1550b_Hsueh2018_85.html&quot;&gt;Vue 85&lt;/a&gt;&lt;/th&gt;&lt;/tr&gt;" calcext:value-type="string">
            <text:p>&lt;tr&gt;&lt;th&gt;&lt;a class="page" href="M1550b_Hsueh2018_85.html"&gt;Vue 8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7]&amp;[.C87]&amp;[.D87]&amp;[.E87]&amp;[.F87]&amp;[.G87]&amp;[.H87]" office:value-type="string" office:string-value="&lt;img src=&quot;https://gallica.bnf.fr/ark:/12148/btv1b8624665r/f85.jpeg&quot;&gt;&lt;a class=&quot;page&quot; href=&quot;M1550b_Hsueh2018_84.html&quot;&gt;Vue précédente&lt;/a&gt; - &lt;a class=&quot;page&quot; href=&quot;M1550b_Hsueh2018_menu.html&quot;&gt;Menu&lt;/a&gt; - &lt;a class=&quot;page&quot; href=&quot;M1550b_Hsueh2018_86.html&quot;&gt;Vue suivante&lt;/a&gt;" calcext:value-type="string">
            <text:p>&lt;img src="https://gallica.bnf.fr/ark:/12148/btv1b8624665r/f85.jpeg"&gt;&lt;a class="page" href="M1550b_Hsueh2018_84.html"&gt;Vue précédente&lt;/a&gt; - &lt;a class="page" href="M1550b_Hsueh2018_menu.html"&gt;Menu&lt;/a&gt; - &lt;a class="page" href="M1550b_Hsueh2018_86.html"&gt;Vue suivante&lt;/a&gt;</text:p>
          </table:table-cell>
          <table:table-cell/>
          <table:table-cell table:style-name="ce19" table:formula="of:=&quot;&lt;tr&gt;&lt;th&gt;&quot;&amp;[.$A$1]&amp;[.G87]&amp;[.$M$1]&amp;&quot;Vue &quot;&amp;[.G87]&amp;&quot;&lt;/a&gt;&lt;/th&gt;&lt;/tr&gt;&quot;" office:value-type="string" office:string-value="&lt;tr&gt;&lt;th&gt;&lt;a class=&quot;page&quot; href=&quot;M1550b_Hsueh2018_86.html&quot;&gt;Vue 86&lt;/a&gt;&lt;/th&gt;&lt;/tr&gt;" calcext:value-type="string">
            <text:p>&lt;tr&gt;&lt;th&gt;&lt;a class="page" href="M1550b_Hsueh2018_86.html"&gt;Vue 8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8]&amp;[.C88]&amp;[.D88]&amp;[.E88]&amp;[.F88]&amp;[.G88]&amp;[.H88]" office:value-type="string" office:string-value="&lt;img src=&quot;https://gallica.bnf.fr/ark:/12148/btv1b8624665r/f86.jpeg&quot;&gt;&lt;a class=&quot;page&quot; href=&quot;M1550b_Hsueh2018_85.html&quot;&gt;Vue précédente&lt;/a&gt; - &lt;a class=&quot;page&quot; href=&quot;M1550b_Hsueh2018_menu.html&quot;&gt;Menu&lt;/a&gt; - &lt;a class=&quot;page&quot; href=&quot;M1550b_Hsueh2018_87.html&quot;&gt;Vue suivante&lt;/a&gt;" calcext:value-type="string">
            <text:p>&lt;img src="https://gallica.bnf.fr/ark:/12148/btv1b8624665r/f86.jpeg"&gt;&lt;a class="page" href="M1550b_Hsueh2018_85.html"&gt;Vue précédente&lt;/a&gt; - &lt;a class="page" href="M1550b_Hsueh2018_menu.html"&gt;Menu&lt;/a&gt; - &lt;a class="page" href="M1550b_Hsueh2018_87.html"&gt;Vue suivante&lt;/a&gt;</text:p>
          </table:table-cell>
          <table:table-cell/>
          <table:table-cell table:style-name="ce19" table:formula="of:=&quot;&lt;tr&gt;&lt;th&gt;&quot;&amp;[.$A$1]&amp;[.G88]&amp;[.$M$1]&amp;&quot;Vue &quot;&amp;[.G88]&amp;&quot;&lt;/a&gt;&lt;/th&gt;&lt;/tr&gt;&quot;" office:value-type="string" office:string-value="&lt;tr&gt;&lt;th&gt;&lt;a class=&quot;page&quot; href=&quot;M1550b_Hsueh2018_87.html&quot;&gt;Vue 87&lt;/a&gt;&lt;/th&gt;&lt;/tr&gt;" calcext:value-type="string">
            <text:p>&lt;tr&gt;&lt;th&gt;&lt;a class="page" href="M1550b_Hsueh2018_87.html"&gt;Vue 8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9]&amp;[.C89]&amp;[.D89]&amp;[.E89]&amp;[.F89]&amp;[.G89]&amp;[.H89]" office:value-type="string" office:string-value="&lt;img src=&quot;https://gallica.bnf.fr/ark:/12148/btv1b8624665r/f87.jpeg&quot;&gt;&lt;a class=&quot;page&quot; href=&quot;M1550b_Hsueh2018_86.html&quot;&gt;Vue précédente&lt;/a&gt; - &lt;a class=&quot;page&quot; href=&quot;M1550b_Hsueh2018_menu.html&quot;&gt;Menu&lt;/a&gt; - &lt;a class=&quot;page&quot; href=&quot;M1550b_Hsueh2018_88.html&quot;&gt;Vue suivante&lt;/a&gt;" calcext:value-type="string">
            <text:p>&lt;img src="https://gallica.bnf.fr/ark:/12148/btv1b8624665r/f87.jpeg"&gt;&lt;a class="page" href="M1550b_Hsueh2018_86.html"&gt;Vue précédente&lt;/a&gt; - &lt;a class="page" href="M1550b_Hsueh2018_menu.html"&gt;Menu&lt;/a&gt; - &lt;a class="page" href="M1550b_Hsueh2018_88.html"&gt;Vue suivante&lt;/a&gt;</text:p>
          </table:table-cell>
          <table:table-cell/>
          <table:table-cell table:style-name="ce19" table:formula="of:=&quot;&lt;tr&gt;&lt;th&gt;&quot;&amp;[.$A$1]&amp;[.G89]&amp;[.$M$1]&amp;&quot;Vue &quot;&amp;[.G89]&amp;&quot;&lt;/a&gt;&lt;/th&gt;&lt;/tr&gt;&quot;" office:value-type="string" office:string-value="&lt;tr&gt;&lt;th&gt;&lt;a class=&quot;page&quot; href=&quot;M1550b_Hsueh2018_88.html&quot;&gt;Vue 88&lt;/a&gt;&lt;/th&gt;&lt;/tr&gt;" calcext:value-type="string">
            <text:p>&lt;tr&gt;&lt;th&gt;&lt;a class="page" href="M1550b_Hsueh2018_88.html"&gt;Vue 8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0]&amp;[.C90]&amp;[.D90]&amp;[.E90]&amp;[.F90]&amp;[.G90]&amp;[.H90]" office:value-type="string" office:string-value="&lt;img src=&quot;https://gallica.bnf.fr/ark:/12148/btv1b8624665r/f88.jpeg&quot;&gt;&lt;a class=&quot;page&quot; href=&quot;M1550b_Hsueh2018_87.html&quot;&gt;Vue précédente&lt;/a&gt; - &lt;a class=&quot;page&quot; href=&quot;M1550b_Hsueh2018_menu.html&quot;&gt;Menu&lt;/a&gt; - &lt;a class=&quot;page&quot; href=&quot;M1550b_Hsueh2018_89.html&quot;&gt;Vue suivante&lt;/a&gt;" calcext:value-type="string">
            <text:p>&lt;img src="https://gallica.bnf.fr/ark:/12148/btv1b8624665r/f88.jpeg"&gt;&lt;a class="page" href="M1550b_Hsueh2018_87.html"&gt;Vue précédente&lt;/a&gt; - &lt;a class="page" href="M1550b_Hsueh2018_menu.html"&gt;Menu&lt;/a&gt; - &lt;a class="page" href="M1550b_Hsueh2018_89.html"&gt;Vue suivante&lt;/a&gt;</text:p>
          </table:table-cell>
          <table:table-cell/>
          <table:table-cell table:style-name="ce19" table:formula="of:=&quot;&lt;tr&gt;&lt;th&gt;&quot;&amp;[.$A$1]&amp;[.G90]&amp;[.$M$1]&amp;&quot;Vue &quot;&amp;[.G90]&amp;&quot;&lt;/a&gt;&lt;/th&gt;&lt;/tr&gt;&quot;" office:value-type="string" office:string-value="&lt;tr&gt;&lt;th&gt;&lt;a class=&quot;page&quot; href=&quot;M1550b_Hsueh2018_89.html&quot;&gt;Vue 89&lt;/a&gt;&lt;/th&gt;&lt;/tr&gt;" calcext:value-type="string">
            <text:p>&lt;tr&gt;&lt;th&gt;&lt;a class="page" href="M1550b_Hsueh2018_89.html"&gt;Vue 8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1]&amp;[.C91]&amp;[.D91]&amp;[.E91]&amp;[.F91]&amp;[.G91]&amp;[.H91]" office:value-type="string" office:string-value="&lt;img src=&quot;https://gallica.bnf.fr/ark:/12148/btv1b8624665r/f89.jpeg&quot;&gt;&lt;a class=&quot;page&quot; href=&quot;M1550b_Hsueh2018_88.html&quot;&gt;Vue précédente&lt;/a&gt; - &lt;a class=&quot;page&quot; href=&quot;M1550b_Hsueh2018_menu.html&quot;&gt;Menu&lt;/a&gt; - &lt;a class=&quot;page&quot; href=&quot;M1550b_Hsueh2018_90.html&quot;&gt;Vue suivante&lt;/a&gt;" calcext:value-type="string">
            <text:p>&lt;img src="https://gallica.bnf.fr/ark:/12148/btv1b8624665r/f89.jpeg"&gt;&lt;a class="page" href="M1550b_Hsueh2018_88.html"&gt;Vue précédente&lt;/a&gt; - &lt;a class="page" href="M1550b_Hsueh2018_menu.html"&gt;Menu&lt;/a&gt; - &lt;a class="page" href="M1550b_Hsueh2018_90.html"&gt;Vue suivante&lt;/a&gt;</text:p>
          </table:table-cell>
          <table:table-cell/>
          <table:table-cell table:style-name="ce19" table:formula="of:=&quot;&lt;tr&gt;&lt;th&gt;&quot;&amp;[.$A$1]&amp;[.G91]&amp;[.$M$1]&amp;&quot;Vue &quot;&amp;[.G91]&amp;&quot;&lt;/a&gt;&lt;/th&gt;&lt;/tr&gt;&quot;" office:value-type="string" office:string-value="&lt;tr&gt;&lt;th&gt;&lt;a class=&quot;page&quot; href=&quot;M1550b_Hsueh2018_90.html&quot;&gt;Vue 90&lt;/a&gt;&lt;/th&gt;&lt;/tr&gt;" calcext:value-type="string">
            <text:p>&lt;tr&gt;&lt;th&gt;&lt;a class="page" href="M1550b_Hsueh2018_90.html"&gt;Vue 9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2]&amp;[.C92]&amp;[.D92]&amp;[.E92]&amp;[.F92]&amp;[.G92]&amp;[.H92]" office:value-type="string" office:string-value="&lt;img src=&quot;https://gallica.bnf.fr/ark:/12148/btv1b8624665r/f90.jpeg&quot;&gt;&lt;a class=&quot;page&quot; href=&quot;M1550b_Hsueh2018_89.html&quot;&gt;Vue précédente&lt;/a&gt; - &lt;a class=&quot;page&quot; href=&quot;M1550b_Hsueh2018_menu.html&quot;&gt;Menu&lt;/a&gt; - &lt;a class=&quot;page&quot; href=&quot;M1550b_Hsueh2018_91.html&quot;&gt;Vue suivante&lt;/a&gt;" calcext:value-type="string">
            <text:p>&lt;img src="https://gallica.bnf.fr/ark:/12148/btv1b8624665r/f90.jpeg"&gt;&lt;a class="page" href="M1550b_Hsueh2018_89.html"&gt;Vue précédente&lt;/a&gt; - &lt;a class="page" href="M1550b_Hsueh2018_menu.html"&gt;Menu&lt;/a&gt; - &lt;a class="page" href="M1550b_Hsueh2018_91.html"&gt;Vue suivante&lt;/a&gt;</text:p>
          </table:table-cell>
          <table:table-cell/>
          <table:table-cell table:style-name="ce19" table:formula="of:=&quot;&lt;tr&gt;&lt;th&gt;&quot;&amp;[.$A$1]&amp;[.G92]&amp;[.$M$1]&amp;&quot;Vue &quot;&amp;[.G92]&amp;&quot;&lt;/a&gt;&lt;/th&gt;&lt;/tr&gt;&quot;" office:value-type="string" office:string-value="&lt;tr&gt;&lt;th&gt;&lt;a class=&quot;page&quot; href=&quot;M1550b_Hsueh2018_91.html&quot;&gt;Vue 91&lt;/a&gt;&lt;/th&gt;&lt;/tr&gt;" calcext:value-type="string">
            <text:p>&lt;tr&gt;&lt;th&gt;&lt;a class="page" href="M1550b_Hsueh2018_91.html"&gt;Vue 9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3]&amp;[.C93]&amp;[.D93]&amp;[.E93]&amp;[.F93]&amp;[.G93]&amp;[.H93]" office:value-type="string" office:string-value="&lt;img src=&quot;https://gallica.bnf.fr/ark:/12148/btv1b8624665r/f91.jpeg&quot;&gt;&lt;a class=&quot;page&quot; href=&quot;M1550b_Hsueh2018_90.html&quot;&gt;Vue précédente&lt;/a&gt; - &lt;a class=&quot;page&quot; href=&quot;M1550b_Hsueh2018_menu.html&quot;&gt;Menu&lt;/a&gt; - &lt;a class=&quot;page&quot; href=&quot;M1550b_Hsueh2018_92.html&quot;&gt;Vue suivante&lt;/a&gt;" calcext:value-type="string">
            <text:p>&lt;img src="https://gallica.bnf.fr/ark:/12148/btv1b8624665r/f91.jpeg"&gt;&lt;a class="page" href="M1550b_Hsueh2018_90.html"&gt;Vue précédente&lt;/a&gt; - &lt;a class="page" href="M1550b_Hsueh2018_menu.html"&gt;Menu&lt;/a&gt; - &lt;a class="page" href="M1550b_Hsueh2018_92.html"&gt;Vue suivante&lt;/a&gt;</text:p>
          </table:table-cell>
          <table:table-cell/>
          <table:table-cell table:style-name="ce19" table:formula="of:=&quot;&lt;tr&gt;&lt;th&gt;&quot;&amp;[.$A$1]&amp;[.G93]&amp;[.$M$1]&amp;&quot;Vue &quot;&amp;[.G93]&amp;&quot;&lt;/a&gt;&lt;/th&gt;&lt;/tr&gt;&quot;" office:value-type="string" office:string-value="&lt;tr&gt;&lt;th&gt;&lt;a class=&quot;page&quot; href=&quot;M1550b_Hsueh2018_92.html&quot;&gt;Vue 92&lt;/a&gt;&lt;/th&gt;&lt;/tr&gt;" calcext:value-type="string">
            <text:p>&lt;tr&gt;&lt;th&gt;&lt;a class="page" href="M1550b_Hsueh2018_92.html"&gt;Vue 9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4]&amp;[.C94]&amp;[.D94]&amp;[.E94]&amp;[.F94]&amp;[.G94]&amp;[.H94]" office:value-type="string" office:string-value="&lt;img src=&quot;https://gallica.bnf.fr/ark:/12148/btv1b8624665r/f92.jpeg&quot;&gt;&lt;a class=&quot;page&quot; href=&quot;M1550b_Hsueh2018_91.html&quot;&gt;Vue précédente&lt;/a&gt; - &lt;a class=&quot;page&quot; href=&quot;M1550b_Hsueh2018_menu.html&quot;&gt;Menu&lt;/a&gt; - &lt;a class=&quot;page&quot; href=&quot;M1550b_Hsueh2018_93.html&quot;&gt;Vue suivante&lt;/a&gt;" calcext:value-type="string">
            <text:p>&lt;img src="https://gallica.bnf.fr/ark:/12148/btv1b8624665r/f92.jpeg"&gt;&lt;a class="page" href="M1550b_Hsueh2018_91.html"&gt;Vue précédente&lt;/a&gt; - &lt;a class="page" href="M1550b_Hsueh2018_menu.html"&gt;Menu&lt;/a&gt; - &lt;a class="page" href="M1550b_Hsueh2018_93.html"&gt;Vue suivante&lt;/a&gt;</text:p>
          </table:table-cell>
          <table:table-cell/>
          <table:table-cell table:style-name="ce19" table:formula="of:=&quot;&lt;tr&gt;&lt;th&gt;&quot;&amp;[.$A$1]&amp;[.G94]&amp;[.$M$1]&amp;&quot;Vue &quot;&amp;[.G94]&amp;&quot;&lt;/a&gt;&lt;/th&gt;&lt;/tr&gt;&quot;" office:value-type="string" office:string-value="&lt;tr&gt;&lt;th&gt;&lt;a class=&quot;page&quot; href=&quot;M1550b_Hsueh2018_93.html&quot;&gt;Vue 93&lt;/a&gt;&lt;/th&gt;&lt;/tr&gt;" calcext:value-type="string">
            <text:p>&lt;tr&gt;&lt;th&gt;&lt;a class="page" href="M1550b_Hsueh2018_93.html"&gt;Vue 9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5]&amp;[.C95]&amp;[.D95]&amp;[.E95]&amp;[.F95]&amp;[.G95]&amp;[.H95]" office:value-type="string" office:string-value="&lt;img src=&quot;https://gallica.bnf.fr/ark:/12148/btv1b8624665r/f93.jpeg&quot;&gt;&lt;a class=&quot;page&quot; href=&quot;M1550b_Hsueh2018_92.html&quot;&gt;Vue précédente&lt;/a&gt; - &lt;a class=&quot;page&quot; href=&quot;M1550b_Hsueh2018_menu.html&quot;&gt;Menu&lt;/a&gt; - &lt;a class=&quot;page&quot; href=&quot;M1550b_Hsueh2018_94.html&quot;&gt;Vue suivante&lt;/a&gt;" calcext:value-type="string">
            <text:p>&lt;img src="https://gallica.bnf.fr/ark:/12148/btv1b8624665r/f93.jpeg"&gt;&lt;a class="page" href="M1550b_Hsueh2018_92.html"&gt;Vue précédente&lt;/a&gt; - &lt;a class="page" href="M1550b_Hsueh2018_menu.html"&gt;Menu&lt;/a&gt; - &lt;a class="page" href="M1550b_Hsueh2018_94.html"&gt;Vue suivante&lt;/a&gt;</text:p>
          </table:table-cell>
          <table:table-cell/>
          <table:table-cell table:style-name="ce19" table:formula="of:=&quot;&lt;tr&gt;&lt;th&gt;&quot;&amp;[.$A$1]&amp;[.G95]&amp;[.$M$1]&amp;&quot;Vue &quot;&amp;[.G95]&amp;&quot;&lt;/a&gt;&lt;/th&gt;&lt;/tr&gt;&quot;" office:value-type="string" office:string-value="&lt;tr&gt;&lt;th&gt;&lt;a class=&quot;page&quot; href=&quot;M1550b_Hsueh2018_94.html&quot;&gt;Vue 94&lt;/a&gt;&lt;/th&gt;&lt;/tr&gt;" calcext:value-type="string">
            <text:p>&lt;tr&gt;&lt;th&gt;&lt;a class="page" href="M1550b_Hsueh2018_94.html"&gt;Vue 9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6]&amp;[.C96]&amp;[.D96]&amp;[.E96]&amp;[.F96]&amp;[.G96]&amp;[.H96]" office:value-type="string" office:string-value="&lt;img src=&quot;https://gallica.bnf.fr/ark:/12148/btv1b8624665r/f94.jpeg&quot;&gt;&lt;a class=&quot;page&quot; href=&quot;M1550b_Hsueh2018_93.html&quot;&gt;Vue précédente&lt;/a&gt; - &lt;a class=&quot;page&quot; href=&quot;M1550b_Hsueh2018_menu.html&quot;&gt;Menu&lt;/a&gt; - &lt;a class=&quot;page&quot; href=&quot;M1550b_Hsueh2018_95.html&quot;&gt;Vue suivante&lt;/a&gt;" calcext:value-type="string">
            <text:p>&lt;img src="https://gallica.bnf.fr/ark:/12148/btv1b8624665r/f94.jpeg"&gt;&lt;a class="page" href="M1550b_Hsueh2018_93.html"&gt;Vue précédente&lt;/a&gt; - &lt;a class="page" href="M1550b_Hsueh2018_menu.html"&gt;Menu&lt;/a&gt; - &lt;a class="page" href="M1550b_Hsueh2018_95.html"&gt;Vue suivante&lt;/a&gt;</text:p>
          </table:table-cell>
          <table:table-cell/>
          <table:table-cell table:style-name="ce19" table:formula="of:=&quot;&lt;tr&gt;&lt;th&gt;&quot;&amp;[.$A$1]&amp;[.G96]&amp;[.$M$1]&amp;&quot;Vue &quot;&amp;[.G96]&amp;&quot;&lt;/a&gt;&lt;/th&gt;&lt;/tr&gt;&quot;" office:value-type="string" office:string-value="&lt;tr&gt;&lt;th&gt;&lt;a class=&quot;page&quot; href=&quot;M1550b_Hsueh2018_95.html&quot;&gt;Vue 95&lt;/a&gt;&lt;/th&gt;&lt;/tr&gt;" calcext:value-type="string">
            <text:p>&lt;tr&gt;&lt;th&gt;&lt;a class="page" href="M1550b_Hsueh2018_95.html"&gt;Vue 9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7]&amp;[.C97]&amp;[.D97]&amp;[.E97]&amp;[.F97]&amp;[.G97]&amp;[.H97]" office:value-type="string" office:string-value="&lt;img src=&quot;https://gallica.bnf.fr/ark:/12148/btv1b8624665r/f95.jpeg&quot;&gt;&lt;a class=&quot;page&quot; href=&quot;M1550b_Hsueh2018_94.html&quot;&gt;Vue précédente&lt;/a&gt; - &lt;a class=&quot;page&quot; href=&quot;M1550b_Hsueh2018_menu.html&quot;&gt;Menu&lt;/a&gt; - &lt;a class=&quot;page&quot; href=&quot;M1550b_Hsueh2018_96.html&quot;&gt;Vue suivante&lt;/a&gt;" calcext:value-type="string">
            <text:p>&lt;img src="https://gallica.bnf.fr/ark:/12148/btv1b8624665r/f95.jpeg"&gt;&lt;a class="page" href="M1550b_Hsueh2018_94.html"&gt;Vue précédente&lt;/a&gt; - &lt;a class="page" href="M1550b_Hsueh2018_menu.html"&gt;Menu&lt;/a&gt; - &lt;a class="page" href="M1550b_Hsueh2018_96.html"&gt;Vue suivante&lt;/a&gt;</text:p>
          </table:table-cell>
          <table:table-cell/>
          <table:table-cell table:style-name="ce19" table:formula="of:=&quot;&lt;tr&gt;&lt;th&gt;&quot;&amp;[.$A$1]&amp;[.G97]&amp;[.$M$1]&amp;&quot;Vue &quot;&amp;[.G97]&amp;&quot;&lt;/a&gt;&lt;/th&gt;&lt;/tr&gt;&quot;" office:value-type="string" office:string-value="&lt;tr&gt;&lt;th&gt;&lt;a class=&quot;page&quot; href=&quot;M1550b_Hsueh2018_96.html&quot;&gt;Vue 96&lt;/a&gt;&lt;/th&gt;&lt;/tr&gt;" calcext:value-type="string">
            <text:p>&lt;tr&gt;&lt;th&gt;&lt;a class="page" href="M1550b_Hsueh2018_96.html"&gt;Vue 9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8]&amp;[.C98]&amp;[.D98]&amp;[.E98]&amp;[.F98]&amp;[.G98]&amp;[.H98]" office:value-type="string" office:string-value="&lt;img src=&quot;https://gallica.bnf.fr/ark:/12148/btv1b8624665r/f96.jpeg&quot;&gt;&lt;a class=&quot;page&quot; href=&quot;M1550b_Hsueh2018_95.html&quot;&gt;Vue précédente&lt;/a&gt; - &lt;a class=&quot;page&quot; href=&quot;M1550b_Hsueh2018_menu.html&quot;&gt;Menu&lt;/a&gt; - &lt;a class=&quot;page&quot; href=&quot;M1550b_Hsueh2018_97.html&quot;&gt;Vue suivante&lt;/a&gt;" calcext:value-type="string">
            <text:p>&lt;img src="https://gallica.bnf.fr/ark:/12148/btv1b8624665r/f96.jpeg"&gt;&lt;a class="page" href="M1550b_Hsueh2018_95.html"&gt;Vue précédente&lt;/a&gt; - &lt;a class="page" href="M1550b_Hsueh2018_menu.html"&gt;Menu&lt;/a&gt; - &lt;a class="page" href="M1550b_Hsueh2018_97.html"&gt;Vue suivante&lt;/a&gt;</text:p>
          </table:table-cell>
          <table:table-cell/>
          <table:table-cell table:style-name="ce19" table:formula="of:=&quot;&lt;tr&gt;&lt;th&gt;&quot;&amp;[.$A$1]&amp;[.G98]&amp;[.$M$1]&amp;&quot;Vue &quot;&amp;[.G98]&amp;&quot;&lt;/a&gt;&lt;/th&gt;&lt;/tr&gt;&quot;" office:value-type="string" office:string-value="&lt;tr&gt;&lt;th&gt;&lt;a class=&quot;page&quot; href=&quot;M1550b_Hsueh2018_97.html&quot;&gt;Vue 97&lt;/a&gt;&lt;/th&gt;&lt;/tr&gt;" calcext:value-type="string">
            <text:p>&lt;tr&gt;&lt;th&gt;&lt;a class="page" href="M1550b_Hsueh2018_97.html"&gt;Vue 9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9]&amp;[.C99]&amp;[.D99]&amp;[.E99]&amp;[.F99]&amp;[.G99]&amp;[.H99]" office:value-type="string" office:string-value="&lt;img src=&quot;https://gallica.bnf.fr/ark:/12148/btv1b8624665r/f97.jpeg&quot;&gt;&lt;a class=&quot;page&quot; href=&quot;M1550b_Hsueh2018_96.html&quot;&gt;Vue précédente&lt;/a&gt; - &lt;a class=&quot;page&quot; href=&quot;M1550b_Hsueh2018_menu.html&quot;&gt;Menu&lt;/a&gt; - &lt;a class=&quot;page&quot; href=&quot;M1550b_Hsueh2018_98.html&quot;&gt;Vue suivante&lt;/a&gt;" calcext:value-type="string">
            <text:p>&lt;img src="https://gallica.bnf.fr/ark:/12148/btv1b8624665r/f97.jpeg"&gt;&lt;a class="page" href="M1550b_Hsueh2018_96.html"&gt;Vue précédente&lt;/a&gt; - &lt;a class="page" href="M1550b_Hsueh2018_menu.html"&gt;Menu&lt;/a&gt; - &lt;a class="page" href="M1550b_Hsueh2018_98.html"&gt;Vue suivante&lt;/a&gt;</text:p>
          </table:table-cell>
          <table:table-cell/>
          <table:table-cell table:style-name="ce19" table:formula="of:=&quot;&lt;tr&gt;&lt;th&gt;&quot;&amp;[.$A$1]&amp;[.G99]&amp;[.$M$1]&amp;&quot;Vue &quot;&amp;[.G99]&amp;&quot;&lt;/a&gt;&lt;/th&gt;&lt;/tr&gt;&quot;" office:value-type="string" office:string-value="&lt;tr&gt;&lt;th&gt;&lt;a class=&quot;page&quot; href=&quot;M1550b_Hsueh2018_98.html&quot;&gt;Vue 98&lt;/a&gt;&lt;/th&gt;&lt;/tr&gt;" calcext:value-type="string">
            <text:p>&lt;tr&gt;&lt;th&gt;&lt;a class="page" href="M1550b_Hsueh2018_98.html"&gt;Vue 9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0]&amp;[.C100]&amp;[.D100]&amp;[.E100]&amp;[.F100]&amp;[.G100]&amp;[.H100]" office:value-type="string" office:string-value="&lt;img src=&quot;https://gallica.bnf.fr/ark:/12148/btv1b8624665r/f98.jpeg&quot;&gt;&lt;a class=&quot;page&quot; href=&quot;M1550b_Hsueh2018_97.html&quot;&gt;Vue précédente&lt;/a&gt; - &lt;a class=&quot;page&quot; href=&quot;M1550b_Hsueh2018_menu.html&quot;&gt;Menu&lt;/a&gt; - &lt;a class=&quot;page&quot; href=&quot;M1550b_Hsueh2018_99.html&quot;&gt;Vue suivante&lt;/a&gt;" calcext:value-type="string">
            <text:p>&lt;img src="https://gallica.bnf.fr/ark:/12148/btv1b8624665r/f98.jpeg"&gt;&lt;a class="page" href="M1550b_Hsueh2018_97.html"&gt;Vue précédente&lt;/a&gt; - &lt;a class="page" href="M1550b_Hsueh2018_menu.html"&gt;Menu&lt;/a&gt; - &lt;a class="page" href="M1550b_Hsueh2018_99.html"&gt;Vue suivante&lt;/a&gt;</text:p>
          </table:table-cell>
          <table:table-cell/>
          <table:table-cell table:style-name="ce19" table:formula="of:=&quot;&lt;tr&gt;&lt;th&gt;&quot;&amp;[.$A$1]&amp;[.G100]&amp;[.$M$1]&amp;&quot;Vue &quot;&amp;[.G100]&amp;&quot;&lt;/a&gt;&lt;/th&gt;&lt;/tr&gt;&quot;" office:value-type="string" office:string-value="&lt;tr&gt;&lt;th&gt;&lt;a class=&quot;page&quot; href=&quot;M1550b_Hsueh2018_99.html&quot;&gt;Vue 99&lt;/a&gt;&lt;/th&gt;&lt;/tr&gt;" calcext:value-type="string">
            <text:p>&lt;tr&gt;&lt;th&gt;&lt;a class="page" href="M1550b_Hsueh2018_99.html"&gt;Vue 9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1]&amp;[.C101]&amp;[.D101]&amp;[.E101]&amp;[.F101]&amp;[.G101]&amp;[.H101]" office:value-type="string" office:string-value="&lt;img src=&quot;https://gallica.bnf.fr/ark:/12148/btv1b8624665r/f99.jpeg&quot;&gt;&lt;a class=&quot;page&quot; href=&quot;M1550b_Hsueh2018_98.html&quot;&gt;Vue précédente&lt;/a&gt; - &lt;a class=&quot;page&quot; href=&quot;M1550b_Hsueh2018_menu.html&quot;&gt;Menu&lt;/a&gt; - &lt;a class=&quot;page&quot; href=&quot;M1550b_Hsueh2018_100.html&quot;&gt;Vue suivante&lt;/a&gt;" calcext:value-type="string">
            <text:p>&lt;img src="https://gallica.bnf.fr/ark:/12148/btv1b8624665r/f99.jpeg"&gt;&lt;a class="page" href="M1550b_Hsueh2018_98.html"&gt;Vue précédente&lt;/a&gt; - &lt;a class="page" href="M1550b_Hsueh2018_menu.html"&gt;Menu&lt;/a&gt; - &lt;a class="page" href="M1550b_Hsueh2018_100.html"&gt;Vue suivante&lt;/a&gt;</text:p>
          </table:table-cell>
          <table:table-cell/>
          <table:table-cell table:style-name="ce19" table:formula="of:=&quot;&lt;tr&gt;&lt;th&gt;&quot;&amp;[.$A$1]&amp;[.G101]&amp;[.$M$1]&amp;&quot;Vue &quot;&amp;[.G101]&amp;&quot;&lt;/a&gt;&lt;/th&gt;&lt;/tr&gt;&quot;" office:value-type="string" office:string-value="&lt;tr&gt;&lt;th&gt;&lt;a class=&quot;page&quot; href=&quot;M1550b_Hsueh2018_100.html&quot;&gt;Vue 100&lt;/a&gt;&lt;/th&gt;&lt;/tr&gt;" calcext:value-type="string">
            <text:p>&lt;tr&gt;&lt;th&gt;&lt;a class="page" href="M1550b_Hsueh2018_100.html"&gt;Vue 10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2]&amp;[.C102]&amp;[.D102]&amp;[.E102]&amp;[.F102]&amp;[.G102]&amp;[.H102]" office:value-type="string" office:string-value="&lt;img src=&quot;https://gallica.bnf.fr/ark:/12148/btv1b8624665r/f100.jpeg&quot;&gt;&lt;a class=&quot;page&quot; href=&quot;M1550b_Hsueh2018_99.html&quot;&gt;Vue précédente&lt;/a&gt; - &lt;a class=&quot;page&quot; href=&quot;M1550b_Hsueh2018_menu.html&quot;&gt;Menu&lt;/a&gt; - &lt;a class=&quot;page&quot; href=&quot;M1550b_Hsueh2018_101.html&quot;&gt;Vue suivante&lt;/a&gt;" calcext:value-type="string">
            <text:p>&lt;img src="https://gallica.bnf.fr/ark:/12148/btv1b8624665r/f100.jpeg"&gt;&lt;a class="page" href="M1550b_Hsueh2018_99.html"&gt;Vue précédente&lt;/a&gt; - &lt;a class="page" href="M1550b_Hsueh2018_menu.html"&gt;Menu&lt;/a&gt; - &lt;a class="page" href="M1550b_Hsueh2018_101.html"&gt;Vue suivante&lt;/a&gt;</text:p>
          </table:table-cell>
          <table:table-cell/>
          <table:table-cell table:style-name="ce19" table:formula="of:=&quot;&lt;tr&gt;&lt;th&gt;&quot;&amp;[.$A$1]&amp;[.G102]&amp;[.$M$1]&amp;&quot;Vue &quot;&amp;[.G102]&amp;&quot;&lt;/a&gt;&lt;/th&gt;&lt;/tr&gt;&quot;" office:value-type="string" office:string-value="&lt;tr&gt;&lt;th&gt;&lt;a class=&quot;page&quot; href=&quot;M1550b_Hsueh2018_101.html&quot;&gt;Vue 101&lt;/a&gt;&lt;/th&gt;&lt;/tr&gt;" calcext:value-type="string">
            <text:p>&lt;tr&gt;&lt;th&gt;&lt;a class="page" href="M1550b_Hsueh2018_101.html"&gt;Vue 10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3]&amp;[.C103]&amp;[.D103]&amp;[.E103]&amp;[.F103]&amp;[.G103]&amp;[.H103]" office:value-type="string" office:string-value="&lt;img src=&quot;https://gallica.bnf.fr/ark:/12148/btv1b8624665r/f101.jpeg&quot;&gt;&lt;a class=&quot;page&quot; href=&quot;M1550b_Hsueh2018_100.html&quot;&gt;Vue précédente&lt;/a&gt; - &lt;a class=&quot;page&quot; href=&quot;M1550b_Hsueh2018_menu.html&quot;&gt;Menu&lt;/a&gt; - &lt;a class=&quot;page&quot; href=&quot;M1550b_Hsueh2018_102.html&quot;&gt;Vue suivante&lt;/a&gt;" calcext:value-type="string">
            <text:p>&lt;img src="https://gallica.bnf.fr/ark:/12148/btv1b8624665r/f101.jpeg"&gt;&lt;a class="page" href="M1550b_Hsueh2018_100.html"&gt;Vue précédente&lt;/a&gt; - &lt;a class="page" href="M1550b_Hsueh2018_menu.html"&gt;Menu&lt;/a&gt; - &lt;a class="page" href="M1550b_Hsueh2018_102.html"&gt;Vue suivante&lt;/a&gt;</text:p>
          </table:table-cell>
          <table:table-cell/>
          <table:table-cell table:style-name="ce19" table:formula="of:=&quot;&lt;tr&gt;&lt;th&gt;&quot;&amp;[.$A$1]&amp;[.G103]&amp;[.$M$1]&amp;&quot;Vue &quot;&amp;[.G103]&amp;&quot;&lt;/a&gt;&lt;/th&gt;&lt;/tr&gt;&quot;" office:value-type="string" office:string-value="&lt;tr&gt;&lt;th&gt;&lt;a class=&quot;page&quot; href=&quot;M1550b_Hsueh2018_102.html&quot;&gt;Vue 102&lt;/a&gt;&lt;/th&gt;&lt;/tr&gt;" calcext:value-type="string">
            <text:p>&lt;tr&gt;&lt;th&gt;&lt;a class="page" href="M1550b_Hsueh2018_102.html"&gt;Vue 10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4]&amp;[.C104]&amp;[.D104]&amp;[.E104]&amp;[.F104]&amp;[.G104]&amp;[.H104]" office:value-type="string" office:string-value="&lt;img src=&quot;https://gallica.bnf.fr/ark:/12148/btv1b8624665r/f102.jpeg&quot;&gt;&lt;a class=&quot;page&quot; href=&quot;M1550b_Hsueh2018_101.html&quot;&gt;Vue précédente&lt;/a&gt; - &lt;a class=&quot;page&quot; href=&quot;M1550b_Hsueh2018_menu.html&quot;&gt;Menu&lt;/a&gt; - &lt;a class=&quot;page&quot; href=&quot;M1550b_Hsueh2018_103.html&quot;&gt;Vue suivante&lt;/a&gt;" calcext:value-type="string">
            <text:p>&lt;img src="https://gallica.bnf.fr/ark:/12148/btv1b8624665r/f102.jpeg"&gt;&lt;a class="page" href="M1550b_Hsueh2018_101.html"&gt;Vue précédente&lt;/a&gt; - &lt;a class="page" href="M1550b_Hsueh2018_menu.html"&gt;Menu&lt;/a&gt; - &lt;a class="page" href="M1550b_Hsueh2018_103.html"&gt;Vue suivante&lt;/a&gt;</text:p>
          </table:table-cell>
          <table:table-cell/>
          <table:table-cell table:style-name="ce19" table:formula="of:=&quot;&lt;tr&gt;&lt;th&gt;&quot;&amp;[.$A$1]&amp;[.G104]&amp;[.$M$1]&amp;&quot;Vue &quot;&amp;[.G104]&amp;&quot;&lt;/a&gt;&lt;/th&gt;&lt;/tr&gt;&quot;" office:value-type="string" office:string-value="&lt;tr&gt;&lt;th&gt;&lt;a class=&quot;page&quot; href=&quot;M1550b_Hsueh2018_103.html&quot;&gt;Vue 103&lt;/a&gt;&lt;/th&gt;&lt;/tr&gt;" calcext:value-type="string">
            <text:p>&lt;tr&gt;&lt;th&gt;&lt;a class="page" href="M1550b_Hsueh2018_103.html"&gt;Vue 10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5]&amp;[.C105]&amp;[.D105]&amp;[.E105]&amp;[.F105]&amp;[.G105]&amp;[.H105]" office:value-type="string" office:string-value="&lt;img src=&quot;https://gallica.bnf.fr/ark:/12148/btv1b8624665r/f103.jpeg&quot;&gt;&lt;a class=&quot;page&quot; href=&quot;M1550b_Hsueh2018_102.html&quot;&gt;Vue précédente&lt;/a&gt; - &lt;a class=&quot;page&quot; href=&quot;M1550b_Hsueh2018_menu.html&quot;&gt;Menu&lt;/a&gt; - &lt;a class=&quot;page&quot; href=&quot;M1550b_Hsueh2018_104.html&quot;&gt;Vue suivante&lt;/a&gt;" calcext:value-type="string">
            <text:p>&lt;img src="https://gallica.bnf.fr/ark:/12148/btv1b8624665r/f103.jpeg"&gt;&lt;a class="page" href="M1550b_Hsueh2018_102.html"&gt;Vue précédente&lt;/a&gt; - &lt;a class="page" href="M1550b_Hsueh2018_menu.html"&gt;Menu&lt;/a&gt; - &lt;a class="page" href="M1550b_Hsueh2018_104.html"&gt;Vue suivante&lt;/a&gt;</text:p>
          </table:table-cell>
          <table:table-cell/>
          <table:table-cell table:style-name="ce19" table:formula="of:=&quot;&lt;tr&gt;&lt;th&gt;&quot;&amp;[.$A$1]&amp;[.G105]&amp;[.$M$1]&amp;&quot;Vue &quot;&amp;[.G105]&amp;&quot;&lt;/a&gt;&lt;/th&gt;&lt;/tr&gt;&quot;" office:value-type="string" office:string-value="&lt;tr&gt;&lt;th&gt;&lt;a class=&quot;page&quot; href=&quot;M1550b_Hsueh2018_104.html&quot;&gt;Vue 104&lt;/a&gt;&lt;/th&gt;&lt;/tr&gt;" calcext:value-type="string">
            <text:p>&lt;tr&gt;&lt;th&gt;&lt;a class="page" href="M1550b_Hsueh2018_104.html"&gt;Vue 10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6]&amp;[.C106]&amp;[.D106]&amp;[.E106]&amp;[.F106]&amp;[.G106]&amp;[.H106]" office:value-type="string" office:string-value="&lt;img src=&quot;https://gallica.bnf.fr/ark:/12148/btv1b8624665r/f104.jpeg&quot;&gt;&lt;a class=&quot;page&quot; href=&quot;M1550b_Hsueh2018_103.html&quot;&gt;Vue précédente&lt;/a&gt; - &lt;a class=&quot;page&quot; href=&quot;M1550b_Hsueh2018_menu.html&quot;&gt;Menu&lt;/a&gt; - &lt;a class=&quot;page&quot; href=&quot;M1550b_Hsueh2018_105.html&quot;&gt;Vue suivante&lt;/a&gt;" calcext:value-type="string">
            <text:p>&lt;img src="https://gallica.bnf.fr/ark:/12148/btv1b8624665r/f104.jpeg"&gt;&lt;a class="page" href="M1550b_Hsueh2018_103.html"&gt;Vue précédente&lt;/a&gt; - &lt;a class="page" href="M1550b_Hsueh2018_menu.html"&gt;Menu&lt;/a&gt; - &lt;a class="page" href="M1550b_Hsueh2018_105.html"&gt;Vue suivante&lt;/a&gt;</text:p>
          </table:table-cell>
          <table:table-cell/>
          <table:table-cell table:style-name="ce19" table:formula="of:=&quot;&lt;tr&gt;&lt;th&gt;&quot;&amp;[.$A$1]&amp;[.G106]&amp;[.$M$1]&amp;&quot;Vue &quot;&amp;[.G106]&amp;&quot;&lt;/a&gt;&lt;/th&gt;&lt;/tr&gt;&quot;" office:value-type="string" office:string-value="&lt;tr&gt;&lt;th&gt;&lt;a class=&quot;page&quot; href=&quot;M1550b_Hsueh2018_105.html&quot;&gt;Vue 105&lt;/a&gt;&lt;/th&gt;&lt;/tr&gt;" calcext:value-type="string">
            <text:p>&lt;tr&gt;&lt;th&gt;&lt;a class="page" href="M1550b_Hsueh2018_105.html"&gt;Vue 10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7]&amp;[.C107]&amp;[.D107]&amp;[.E107]&amp;[.F107]&amp;[.G107]&amp;[.H107]" office:value-type="string" office:string-value="&lt;img src=&quot;https://gallica.bnf.fr/ark:/12148/btv1b8624665r/f105.jpeg&quot;&gt;&lt;a class=&quot;page&quot; href=&quot;M1550b_Hsueh2018_104.html&quot;&gt;Vue précédente&lt;/a&gt; - &lt;a class=&quot;page&quot; href=&quot;M1550b_Hsueh2018_menu.html&quot;&gt;Menu&lt;/a&gt; - &lt;a class=&quot;page&quot; href=&quot;M1550b_Hsueh2018_106.html&quot;&gt;Vue suivante&lt;/a&gt;" calcext:value-type="string">
            <text:p>&lt;img src="https://gallica.bnf.fr/ark:/12148/btv1b8624665r/f105.jpeg"&gt;&lt;a class="page" href="M1550b_Hsueh2018_104.html"&gt;Vue précédente&lt;/a&gt; - &lt;a class="page" href="M1550b_Hsueh2018_menu.html"&gt;Menu&lt;/a&gt; - &lt;a class="page" href="M1550b_Hsueh2018_106.html"&gt;Vue suivante&lt;/a&gt;</text:p>
          </table:table-cell>
          <table:table-cell/>
          <table:table-cell table:style-name="ce19" table:formula="of:=&quot;&lt;tr&gt;&lt;th&gt;&quot;&amp;[.$A$1]&amp;[.G107]&amp;[.$M$1]&amp;&quot;Vue &quot;&amp;[.G107]&amp;&quot;&lt;/a&gt;&lt;/th&gt;&lt;/tr&gt;&quot;" office:value-type="string" office:string-value="&lt;tr&gt;&lt;th&gt;&lt;a class=&quot;page&quot; href=&quot;M1550b_Hsueh2018_106.html&quot;&gt;Vue 106&lt;/a&gt;&lt;/th&gt;&lt;/tr&gt;" calcext:value-type="string">
            <text:p>&lt;tr&gt;&lt;th&gt;&lt;a class="page" href="M1550b_Hsueh2018_106.html"&gt;Vue 10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8]&amp;[.C108]&amp;[.D108]&amp;[.E108]&amp;[.F108]&amp;[.G108]&amp;[.H108]" office:value-type="string" office:string-value="&lt;img src=&quot;https://gallica.bnf.fr/ark:/12148/btv1b8624665r/f106.jpeg&quot;&gt;&lt;a class=&quot;page&quot; href=&quot;M1550b_Hsueh2018_105.html&quot;&gt;Vue précédente&lt;/a&gt; - &lt;a class=&quot;page&quot; href=&quot;M1550b_Hsueh2018_menu.html&quot;&gt;Menu&lt;/a&gt; - &lt;a class=&quot;page&quot; href=&quot;M1550b_Hsueh2018_107.html&quot;&gt;Vue suivante&lt;/a&gt;" calcext:value-type="string">
            <text:p>&lt;img src="https://gallica.bnf.fr/ark:/12148/btv1b8624665r/f106.jpeg"&gt;&lt;a class="page" href="M1550b_Hsueh2018_105.html"&gt;Vue précédente&lt;/a&gt; - &lt;a class="page" href="M1550b_Hsueh2018_menu.html"&gt;Menu&lt;/a&gt; - &lt;a class="page" href="M1550b_Hsueh2018_107.html"&gt;Vue suivante&lt;/a&gt;</text:p>
          </table:table-cell>
          <table:table-cell/>
          <table:table-cell table:style-name="ce19" table:formula="of:=&quot;&lt;tr&gt;&lt;th&gt;&quot;&amp;[.$A$1]&amp;[.G108]&amp;[.$M$1]&amp;&quot;Vue &quot;&amp;[.G108]&amp;&quot;&lt;/a&gt;&lt;/th&gt;&lt;/tr&gt;&quot;" office:value-type="string" office:string-value="&lt;tr&gt;&lt;th&gt;&lt;a class=&quot;page&quot; href=&quot;M1550b_Hsueh2018_107.html&quot;&gt;Vue 107&lt;/a&gt;&lt;/th&gt;&lt;/tr&gt;" calcext:value-type="string">
            <text:p>&lt;tr&gt;&lt;th&gt;&lt;a class="page" href="M1550b_Hsueh2018_107.html"&gt;Vue 10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9]&amp;[.C109]&amp;[.D109]&amp;[.E109]&amp;[.F109]&amp;[.G109]&amp;[.H109]" office:value-type="string" office:string-value="&lt;img src=&quot;https://gallica.bnf.fr/ark:/12148/btv1b8624665r/f107.jpeg&quot;&gt;&lt;a class=&quot;page&quot; href=&quot;M1550b_Hsueh2018_106.html&quot;&gt;Vue précédente&lt;/a&gt; - &lt;a class=&quot;page&quot; href=&quot;M1550b_Hsueh2018_menu.html&quot;&gt;Menu&lt;/a&gt; - &lt;a class=&quot;page&quot; href=&quot;M1550b_Hsueh2018_108.html&quot;&gt;Vue suivante&lt;/a&gt;" calcext:value-type="string">
            <text:p>&lt;img src="https://gallica.bnf.fr/ark:/12148/btv1b8624665r/f107.jpeg"&gt;&lt;a class="page" href="M1550b_Hsueh2018_106.html"&gt;Vue précédente&lt;/a&gt; - &lt;a class="page" href="M1550b_Hsueh2018_menu.html"&gt;Menu&lt;/a&gt; - &lt;a class="page" href="M1550b_Hsueh2018_108.html"&gt;Vue suivante&lt;/a&gt;</text:p>
          </table:table-cell>
          <table:table-cell/>
          <table:table-cell table:style-name="ce19" table:formula="of:=&quot;&lt;tr&gt;&lt;th&gt;&quot;&amp;[.$A$1]&amp;[.G109]&amp;[.$M$1]&amp;&quot;Vue &quot;&amp;[.G109]&amp;&quot;&lt;/a&gt;&lt;/th&gt;&lt;/tr&gt;&quot;" office:value-type="string" office:string-value="&lt;tr&gt;&lt;th&gt;&lt;a class=&quot;page&quot; href=&quot;M1550b_Hsueh2018_108.html&quot;&gt;Vue 108&lt;/a&gt;&lt;/th&gt;&lt;/tr&gt;" calcext:value-type="string">
            <text:p>&lt;tr&gt;&lt;th&gt;&lt;a class="page" href="M1550b_Hsueh2018_108.html"&gt;Vue 10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0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0]&amp;[.C110]&amp;[.D110]&amp;[.E110]&amp;[.F110]&amp;[.G110]&amp;[.H110]" office:value-type="string" office:string-value="&lt;img src=&quot;https://gallica.bnf.fr/ark:/12148/btv1b8624665r/f108.jpeg&quot;&gt;&lt;a class=&quot;page&quot; href=&quot;M1550b_Hsueh2018_107.html&quot;&gt;Vue précédente&lt;/a&gt; - &lt;a class=&quot;page&quot; href=&quot;M1550b_Hsueh2018_menu.html&quot;&gt;Menu&lt;/a&gt; - &lt;a class=&quot;page&quot; href=&quot;M1550b_Hsueh2018_109.html&quot;&gt;Vue suivante&lt;/a&gt;" calcext:value-type="string">
            <text:p>&lt;img src="https://gallica.bnf.fr/ark:/12148/btv1b8624665r/f108.jpeg"&gt;&lt;a class="page" href="M1550b_Hsueh2018_107.html"&gt;Vue précédente&lt;/a&gt; - &lt;a class="page" href="M1550b_Hsueh2018_menu.html"&gt;Menu&lt;/a&gt; - &lt;a class="page" href="M1550b_Hsueh2018_109.html"&gt;Vue suivante&lt;/a&gt;</text:p>
          </table:table-cell>
          <table:table-cell/>
          <table:table-cell table:style-name="ce19" table:formula="of:=&quot;&lt;tr&gt;&lt;th&gt;&quot;&amp;[.$A$1]&amp;[.G110]&amp;[.$M$1]&amp;&quot;Vue &quot;&amp;[.G110]&amp;&quot;&lt;/a&gt;&lt;/th&gt;&lt;/tr&gt;&quot;" office:value-type="string" office:string-value="&lt;tr&gt;&lt;th&gt;&lt;a class=&quot;page&quot; href=&quot;M1550b_Hsueh2018_109.html&quot;&gt;Vue 109&lt;/a&gt;&lt;/th&gt;&lt;/tr&gt;" calcext:value-type="string">
            <text:p>&lt;tr&gt;&lt;th&gt;&lt;a class="page" href="M1550b_Hsueh2018_109.html"&gt;Vue 10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1]&amp;[.C111]&amp;[.D111]&amp;[.E111]&amp;[.F111]&amp;[.G111]&amp;[.H111]" office:value-type="string" office:string-value="&lt;img src=&quot;https://gallica.bnf.fr/ark:/12148/btv1b8624665r/f109.jpeg&quot;&gt;&lt;a class=&quot;page&quot; href=&quot;M1550b_Hsueh2018_108.html&quot;&gt;Vue précédente&lt;/a&gt; - &lt;a class=&quot;page&quot; href=&quot;M1550b_Hsueh2018_menu.html&quot;&gt;Menu&lt;/a&gt; - &lt;a class=&quot;page&quot; href=&quot;M1550b_Hsueh2018_110.html&quot;&gt;Vue suivante&lt;/a&gt;" calcext:value-type="string">
            <text:p>&lt;img src="https://gallica.bnf.fr/ark:/12148/btv1b8624665r/f109.jpeg"&gt;&lt;a class="page" href="M1550b_Hsueh2018_108.html"&gt;Vue précédente&lt;/a&gt; - &lt;a class="page" href="M1550b_Hsueh2018_menu.html"&gt;Menu&lt;/a&gt; - &lt;a class="page" href="M1550b_Hsueh2018_110.html"&gt;Vue suivante&lt;/a&gt;</text:p>
          </table:table-cell>
          <table:table-cell/>
          <table:table-cell table:style-name="ce19" table:formula="of:=&quot;&lt;tr&gt;&lt;th&gt;&quot;&amp;[.$A$1]&amp;[.G111]&amp;[.$M$1]&amp;&quot;Vue &quot;&amp;[.G111]&amp;&quot;&lt;/a&gt;&lt;/th&gt;&lt;/tr&gt;&quot;" office:value-type="string" office:string-value="&lt;tr&gt;&lt;th&gt;&lt;a class=&quot;page&quot; href=&quot;M1550b_Hsueh2018_110.html&quot;&gt;Vue 110&lt;/a&gt;&lt;/th&gt;&lt;/tr&gt;" calcext:value-type="string">
            <text:p>&lt;tr&gt;&lt;th&gt;&lt;a class="page" href="M1550b_Hsueh2018_110.html"&gt;Vue 11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2]&amp;[.C112]&amp;[.D112]&amp;[.E112]&amp;[.F112]&amp;[.G112]&amp;[.H112]" office:value-type="string" office:string-value="&lt;img src=&quot;https://gallica.bnf.fr/ark:/12148/btv1b8624665r/f110.jpeg&quot;&gt;&lt;a class=&quot;page&quot; href=&quot;M1550b_Hsueh2018_109.html&quot;&gt;Vue précédente&lt;/a&gt; - &lt;a class=&quot;page&quot; href=&quot;M1550b_Hsueh2018_menu.html&quot;&gt;Menu&lt;/a&gt; - &lt;a class=&quot;page&quot; href=&quot;M1550b_Hsueh2018_111.html&quot;&gt;Vue suivante&lt;/a&gt;" calcext:value-type="string">
            <text:p>&lt;img src="https://gallica.bnf.fr/ark:/12148/btv1b8624665r/f110.jpeg"&gt;&lt;a class="page" href="M1550b_Hsueh2018_109.html"&gt;Vue précédente&lt;/a&gt; - &lt;a class="page" href="M1550b_Hsueh2018_menu.html"&gt;Menu&lt;/a&gt; - &lt;a class="page" href="M1550b_Hsueh2018_111.html"&gt;Vue suivante&lt;/a&gt;</text:p>
          </table:table-cell>
          <table:table-cell/>
          <table:table-cell table:style-name="ce19" table:formula="of:=&quot;&lt;tr&gt;&lt;th&gt;&quot;&amp;[.$A$1]&amp;[.G112]&amp;[.$M$1]&amp;&quot;Vue &quot;&amp;[.G112]&amp;&quot;&lt;/a&gt;&lt;/th&gt;&lt;/tr&gt;&quot;" office:value-type="string" office:string-value="&lt;tr&gt;&lt;th&gt;&lt;a class=&quot;page&quot; href=&quot;M1550b_Hsueh2018_111.html&quot;&gt;Vue 111&lt;/a&gt;&lt;/th&gt;&lt;/tr&gt;" calcext:value-type="string">
            <text:p>&lt;tr&gt;&lt;th&gt;&lt;a class="page" href="M1550b_Hsueh2018_111.html"&gt;Vue 11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3]&amp;[.C113]&amp;[.D113]&amp;[.E113]&amp;[.F113]&amp;[.G113]&amp;[.H113]" office:value-type="string" office:string-value="&lt;img src=&quot;https://gallica.bnf.fr/ark:/12148/btv1b8624665r/f111.jpeg&quot;&gt;&lt;a class=&quot;page&quot; href=&quot;M1550b_Hsueh2018_110.html&quot;&gt;Vue précédente&lt;/a&gt; - &lt;a class=&quot;page&quot; href=&quot;M1550b_Hsueh2018_menu.html&quot;&gt;Menu&lt;/a&gt; - &lt;a class=&quot;page&quot; href=&quot;M1550b_Hsueh2018_112.html&quot;&gt;Vue suivante&lt;/a&gt;" calcext:value-type="string">
            <text:p>&lt;img src="https://gallica.bnf.fr/ark:/12148/btv1b8624665r/f111.jpeg"&gt;&lt;a class="page" href="M1550b_Hsueh2018_110.html"&gt;Vue précédente&lt;/a&gt; - &lt;a class="page" href="M1550b_Hsueh2018_menu.html"&gt;Menu&lt;/a&gt; - &lt;a class="page" href="M1550b_Hsueh2018_112.html"&gt;Vue suivante&lt;/a&gt;</text:p>
          </table:table-cell>
          <table:table-cell/>
          <table:table-cell table:style-name="ce19" table:formula="of:=&quot;&lt;tr&gt;&lt;th&gt;&quot;&amp;[.$A$1]&amp;[.G113]&amp;[.$M$1]&amp;&quot;Vue &quot;&amp;[.G113]&amp;&quot;&lt;/a&gt;&lt;/th&gt;&lt;/tr&gt;&quot;" office:value-type="string" office:string-value="&lt;tr&gt;&lt;th&gt;&lt;a class=&quot;page&quot; href=&quot;M1550b_Hsueh2018_112.html&quot;&gt;Vue 112&lt;/a&gt;&lt;/th&gt;&lt;/tr&gt;" calcext:value-type="string">
            <text:p>&lt;tr&gt;&lt;th&gt;&lt;a class="page" href="M1550b_Hsueh2018_112.html"&gt;Vue 11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4]&amp;[.C114]&amp;[.D114]&amp;[.E114]&amp;[.F114]&amp;[.G114]&amp;[.H114]" office:value-type="string" office:string-value="&lt;img src=&quot;https://gallica.bnf.fr/ark:/12148/btv1b8624665r/f112.jpeg&quot;&gt;&lt;a class=&quot;page&quot; href=&quot;M1550b_Hsueh2018_111.html&quot;&gt;Vue précédente&lt;/a&gt; - &lt;a class=&quot;page&quot; href=&quot;M1550b_Hsueh2018_menu.html&quot;&gt;Menu&lt;/a&gt; - &lt;a class=&quot;page&quot; href=&quot;M1550b_Hsueh2018_113.html&quot;&gt;Vue suivante&lt;/a&gt;" calcext:value-type="string">
            <text:p>&lt;img src="https://gallica.bnf.fr/ark:/12148/btv1b8624665r/f112.jpeg"&gt;&lt;a class="page" href="M1550b_Hsueh2018_111.html"&gt;Vue précédente&lt;/a&gt; - &lt;a class="page" href="M1550b_Hsueh2018_menu.html"&gt;Menu&lt;/a&gt; - &lt;a class="page" href="M1550b_Hsueh2018_113.html"&gt;Vue suivante&lt;/a&gt;</text:p>
          </table:table-cell>
          <table:table-cell/>
          <table:table-cell table:style-name="ce19" table:formula="of:=&quot;&lt;tr&gt;&lt;th&gt;&quot;&amp;[.$A$1]&amp;[.G114]&amp;[.$M$1]&amp;&quot;Vue &quot;&amp;[.G114]&amp;&quot;&lt;/a&gt;&lt;/th&gt;&lt;/tr&gt;&quot;" office:value-type="string" office:string-value="&lt;tr&gt;&lt;th&gt;&lt;a class=&quot;page&quot; href=&quot;M1550b_Hsueh2018_113.html&quot;&gt;Vue 113&lt;/a&gt;&lt;/th&gt;&lt;/tr&gt;" calcext:value-type="string">
            <text:p>&lt;tr&gt;&lt;th&gt;&lt;a class="page" href="M1550b_Hsueh2018_113.html"&gt;Vue 11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5]&amp;[.C115]&amp;[.D115]&amp;[.E115]&amp;[.F115]&amp;[.G115]&amp;[.H115]" office:value-type="string" office:string-value="&lt;img src=&quot;https://gallica.bnf.fr/ark:/12148/btv1b8624665r/f113.jpeg&quot;&gt;&lt;a class=&quot;page&quot; href=&quot;M1550b_Hsueh2018_112.html&quot;&gt;Vue précédente&lt;/a&gt; - &lt;a class=&quot;page&quot; href=&quot;M1550b_Hsueh2018_menu.html&quot;&gt;Menu&lt;/a&gt; - &lt;a class=&quot;page&quot; href=&quot;M1550b_Hsueh2018_114.html&quot;&gt;Vue suivante&lt;/a&gt;" calcext:value-type="string">
            <text:p>&lt;img src="https://gallica.bnf.fr/ark:/12148/btv1b8624665r/f113.jpeg"&gt;&lt;a class="page" href="M1550b_Hsueh2018_112.html"&gt;Vue précédente&lt;/a&gt; - &lt;a class="page" href="M1550b_Hsueh2018_menu.html"&gt;Menu&lt;/a&gt; - &lt;a class="page" href="M1550b_Hsueh2018_114.html"&gt;Vue suivante&lt;/a&gt;</text:p>
          </table:table-cell>
          <table:table-cell/>
          <table:table-cell table:style-name="ce19" table:formula="of:=&quot;&lt;tr&gt;&lt;th&gt;&quot;&amp;[.$A$1]&amp;[.G115]&amp;[.$M$1]&amp;&quot;Vue &quot;&amp;[.G115]&amp;&quot;&lt;/a&gt;&lt;/th&gt;&lt;/tr&gt;&quot;" office:value-type="string" office:string-value="&lt;tr&gt;&lt;th&gt;&lt;a class=&quot;page&quot; href=&quot;M1550b_Hsueh2018_114.html&quot;&gt;Vue 114&lt;/a&gt;&lt;/th&gt;&lt;/tr&gt;" calcext:value-type="string">
            <text:p>&lt;tr&gt;&lt;th&gt;&lt;a class="page" href="M1550b_Hsueh2018_114.html"&gt;Vue 11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6]&amp;[.C116]&amp;[.D116]&amp;[.E116]&amp;[.F116]&amp;[.G116]&amp;[.H116]" office:value-type="string" office:string-value="&lt;img src=&quot;https://gallica.bnf.fr/ark:/12148/btv1b8624665r/f114.jpeg&quot;&gt;&lt;a class=&quot;page&quot; href=&quot;M1550b_Hsueh2018_113.html&quot;&gt;Vue précédente&lt;/a&gt; - &lt;a class=&quot;page&quot; href=&quot;M1550b_Hsueh2018_menu.html&quot;&gt;Menu&lt;/a&gt; - &lt;a class=&quot;page&quot; href=&quot;M1550b_Hsueh2018_115.html&quot;&gt;Vue suivante&lt;/a&gt;" calcext:value-type="string">
            <text:p>&lt;img src="https://gallica.bnf.fr/ark:/12148/btv1b8624665r/f114.jpeg"&gt;&lt;a class="page" href="M1550b_Hsueh2018_113.html"&gt;Vue précédente&lt;/a&gt; - &lt;a class="page" href="M1550b_Hsueh2018_menu.html"&gt;Menu&lt;/a&gt; - &lt;a class="page" href="M1550b_Hsueh2018_115.html"&gt;Vue suivante&lt;/a&gt;</text:p>
          </table:table-cell>
          <table:table-cell/>
          <table:table-cell table:style-name="ce19" table:formula="of:=&quot;&lt;tr&gt;&lt;th&gt;&quot;&amp;[.$A$1]&amp;[.G116]&amp;[.$M$1]&amp;&quot;Vue &quot;&amp;[.G116]&amp;&quot;&lt;/a&gt;&lt;/th&gt;&lt;/tr&gt;&quot;" office:value-type="string" office:string-value="&lt;tr&gt;&lt;th&gt;&lt;a class=&quot;page&quot; href=&quot;M1550b_Hsueh2018_115.html&quot;&gt;Vue 115&lt;/a&gt;&lt;/th&gt;&lt;/tr&gt;" calcext:value-type="string">
            <text:p>&lt;tr&gt;&lt;th&gt;&lt;a class="page" href="M1550b_Hsueh2018_115.html"&gt;Vue 11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7]&amp;[.C117]&amp;[.D117]&amp;[.E117]&amp;[.F117]&amp;[.G117]&amp;[.H117]" office:value-type="string" office:string-value="&lt;img src=&quot;https://gallica.bnf.fr/ark:/12148/btv1b8624665r/f115.jpeg&quot;&gt;&lt;a class=&quot;page&quot; href=&quot;M1550b_Hsueh2018_114.html&quot;&gt;Vue précédente&lt;/a&gt; - &lt;a class=&quot;page&quot; href=&quot;M1550b_Hsueh2018_menu.html&quot;&gt;Menu&lt;/a&gt; - &lt;a class=&quot;page&quot; href=&quot;M1550b_Hsueh2018_116.html&quot;&gt;Vue suivante&lt;/a&gt;" calcext:value-type="string">
            <text:p>&lt;img src="https://gallica.bnf.fr/ark:/12148/btv1b8624665r/f115.jpeg"&gt;&lt;a class="page" href="M1550b_Hsueh2018_114.html"&gt;Vue précédente&lt;/a&gt; - &lt;a class="page" href="M1550b_Hsueh2018_menu.html"&gt;Menu&lt;/a&gt; - &lt;a class="page" href="M1550b_Hsueh2018_116.html"&gt;Vue suivante&lt;/a&gt;</text:p>
          </table:table-cell>
          <table:table-cell/>
          <table:table-cell table:style-name="ce19" table:formula="of:=&quot;&lt;tr&gt;&lt;th&gt;&quot;&amp;[.$A$1]&amp;[.G117]&amp;[.$M$1]&amp;&quot;Vue &quot;&amp;[.G117]&amp;&quot;&lt;/a&gt;&lt;/th&gt;&lt;/tr&gt;&quot;" office:value-type="string" office:string-value="&lt;tr&gt;&lt;th&gt;&lt;a class=&quot;page&quot; href=&quot;M1550b_Hsueh2018_116.html&quot;&gt;Vue 116&lt;/a&gt;&lt;/th&gt;&lt;/tr&gt;" calcext:value-type="string">
            <text:p>&lt;tr&gt;&lt;th&gt;&lt;a class="page" href="M1550b_Hsueh2018_116.html"&gt;Vue 11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8]&amp;[.C118]&amp;[.D118]&amp;[.E118]&amp;[.F118]&amp;[.G118]&amp;[.H118]" office:value-type="string" office:string-value="&lt;img src=&quot;https://gallica.bnf.fr/ark:/12148/btv1b8624665r/f116.jpeg&quot;&gt;&lt;a class=&quot;page&quot; href=&quot;M1550b_Hsueh2018_115.html&quot;&gt;Vue précédente&lt;/a&gt; - &lt;a class=&quot;page&quot; href=&quot;M1550b_Hsueh2018_menu.html&quot;&gt;Menu&lt;/a&gt; - &lt;a class=&quot;page&quot; href=&quot;M1550b_Hsueh2018_117.html&quot;&gt;Vue suivante&lt;/a&gt;" calcext:value-type="string">
            <text:p>&lt;img src="https://gallica.bnf.fr/ark:/12148/btv1b8624665r/f116.jpeg"&gt;&lt;a class="page" href="M1550b_Hsueh2018_115.html"&gt;Vue précédente&lt;/a&gt; - &lt;a class="page" href="M1550b_Hsueh2018_menu.html"&gt;Menu&lt;/a&gt; - &lt;a class="page" href="M1550b_Hsueh2018_117.html"&gt;Vue suivante&lt;/a&gt;</text:p>
          </table:table-cell>
          <table:table-cell/>
          <table:table-cell table:style-name="ce19" table:formula="of:=&quot;&lt;tr&gt;&lt;th&gt;&quot;&amp;[.$A$1]&amp;[.G118]&amp;[.$M$1]&amp;&quot;Vue &quot;&amp;[.G118]&amp;&quot;&lt;/a&gt;&lt;/th&gt;&lt;/tr&gt;&quot;" office:value-type="string" office:string-value="&lt;tr&gt;&lt;th&gt;&lt;a class=&quot;page&quot; href=&quot;M1550b_Hsueh2018_117.html&quot;&gt;Vue 117&lt;/a&gt;&lt;/th&gt;&lt;/tr&gt;" calcext:value-type="string">
            <text:p>&lt;tr&gt;&lt;th&gt;&lt;a class="page" href="M1550b_Hsueh2018_117.html"&gt;Vue 11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9]&amp;[.C119]&amp;[.D119]&amp;[.E119]&amp;[.F119]&amp;[.G119]&amp;[.H119]" office:value-type="string" office:string-value="&lt;img src=&quot;https://gallica.bnf.fr/ark:/12148/btv1b8624665r/f117.jpeg&quot;&gt;&lt;a class=&quot;page&quot; href=&quot;M1550b_Hsueh2018_116.html&quot;&gt;Vue précédente&lt;/a&gt; - &lt;a class=&quot;page&quot; href=&quot;M1550b_Hsueh2018_menu.html&quot;&gt;Menu&lt;/a&gt; - &lt;a class=&quot;page&quot; href=&quot;M1550b_Hsueh2018_118.html&quot;&gt;Vue suivante&lt;/a&gt;" calcext:value-type="string">
            <text:p>&lt;img src="https://gallica.bnf.fr/ark:/12148/btv1b8624665r/f117.jpeg"&gt;&lt;a class="page" href="M1550b_Hsueh2018_116.html"&gt;Vue précédente&lt;/a&gt; - &lt;a class="page" href="M1550b_Hsueh2018_menu.html"&gt;Menu&lt;/a&gt; - &lt;a class="page" href="M1550b_Hsueh2018_118.html"&gt;Vue suivante&lt;/a&gt;</text:p>
          </table:table-cell>
          <table:table-cell/>
          <table:table-cell table:style-name="ce19" table:formula="of:=&quot;&lt;tr&gt;&lt;th&gt;&quot;&amp;[.$A$1]&amp;[.G119]&amp;[.$M$1]&amp;&quot;Vue &quot;&amp;[.G119]&amp;&quot;&lt;/a&gt;&lt;/th&gt;&lt;/tr&gt;&quot;" office:value-type="string" office:string-value="&lt;tr&gt;&lt;th&gt;&lt;a class=&quot;page&quot; href=&quot;M1550b_Hsueh2018_118.html&quot;&gt;Vue 118&lt;/a&gt;&lt;/th&gt;&lt;/tr&gt;" calcext:value-type="string">
            <text:p>&lt;tr&gt;&lt;th&gt;&lt;a class="page" href="M1550b_Hsueh2018_118.html"&gt;Vue 11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0]&amp;[.C120]&amp;[.D120]&amp;[.E120]&amp;[.F120]&amp;[.G120]&amp;[.H120]" office:value-type="string" office:string-value="&lt;img src=&quot;https://gallica.bnf.fr/ark:/12148/btv1b8624665r/f118.jpeg&quot;&gt;&lt;a class=&quot;page&quot; href=&quot;M1550b_Hsueh2018_117.html&quot;&gt;Vue précédente&lt;/a&gt; - &lt;a class=&quot;page&quot; href=&quot;M1550b_Hsueh2018_menu.html&quot;&gt;Menu&lt;/a&gt; - &lt;a class=&quot;page&quot; href=&quot;M1550b_Hsueh2018_119.html&quot;&gt;Vue suivante&lt;/a&gt;" calcext:value-type="string">
            <text:p>&lt;img src="https://gallica.bnf.fr/ark:/12148/btv1b8624665r/f118.jpeg"&gt;&lt;a class="page" href="M1550b_Hsueh2018_117.html"&gt;Vue précédente&lt;/a&gt; - &lt;a class="page" href="M1550b_Hsueh2018_menu.html"&gt;Menu&lt;/a&gt; - &lt;a class="page" href="M1550b_Hsueh2018_119.html"&gt;Vue suivante&lt;/a&gt;</text:p>
          </table:table-cell>
          <table:table-cell/>
          <table:table-cell table:style-name="ce19" table:formula="of:=&quot;&lt;tr&gt;&lt;th&gt;&quot;&amp;[.$A$1]&amp;[.G120]&amp;[.$M$1]&amp;&quot;Vue &quot;&amp;[.G120]&amp;&quot;&lt;/a&gt;&lt;/th&gt;&lt;/tr&gt;&quot;" office:value-type="string" office:string-value="&lt;tr&gt;&lt;th&gt;&lt;a class=&quot;page&quot; href=&quot;M1550b_Hsueh2018_119.html&quot;&gt;Vue 119&lt;/a&gt;&lt;/th&gt;&lt;/tr&gt;" calcext:value-type="string">
            <text:p>&lt;tr&gt;&lt;th&gt;&lt;a class="page" href="M1550b_Hsueh2018_119.html"&gt;Vue 11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1]&amp;[.C121]&amp;[.D121]&amp;[.E121]&amp;[.F121]&amp;[.G121]&amp;[.H121]" office:value-type="string" office:string-value="&lt;img src=&quot;https://gallica.bnf.fr/ark:/12148/btv1b8624665r/f119.jpeg&quot;&gt;&lt;a class=&quot;page&quot; href=&quot;M1550b_Hsueh2018_118.html&quot;&gt;Vue précédente&lt;/a&gt; - &lt;a class=&quot;page&quot; href=&quot;M1550b_Hsueh2018_menu.html&quot;&gt;Menu&lt;/a&gt; - &lt;a class=&quot;page&quot; href=&quot;M1550b_Hsueh2018_120.html&quot;&gt;Vue suivante&lt;/a&gt;" calcext:value-type="string">
            <text:p>&lt;img src="https://gallica.bnf.fr/ark:/12148/btv1b8624665r/f119.jpeg"&gt;&lt;a class="page" href="M1550b_Hsueh2018_118.html"&gt;Vue précédente&lt;/a&gt; - &lt;a class="page" href="M1550b_Hsueh2018_menu.html"&gt;Menu&lt;/a&gt; - &lt;a class="page" href="M1550b_Hsueh2018_120.html"&gt;Vue suivante&lt;/a&gt;</text:p>
          </table:table-cell>
          <table:table-cell/>
          <table:table-cell table:style-name="ce19" table:formula="of:=&quot;&lt;tr&gt;&lt;th&gt;&quot;&amp;[.$A$1]&amp;[.G121]&amp;[.$M$1]&amp;&quot;Vue &quot;&amp;[.G121]&amp;&quot;&lt;/a&gt;&lt;/th&gt;&lt;/tr&gt;&quot;" office:value-type="string" office:string-value="&lt;tr&gt;&lt;th&gt;&lt;a class=&quot;page&quot; href=&quot;M1550b_Hsueh2018_120.html&quot;&gt;Vue 120&lt;/a&gt;&lt;/th&gt;&lt;/tr&gt;" calcext:value-type="string">
            <text:p>&lt;tr&gt;&lt;th&gt;&lt;a class="page" href="M1550b_Hsueh2018_120.html"&gt;Vue 12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2]&amp;[.C122]&amp;[.D122]&amp;[.E122]&amp;[.F122]&amp;[.G122]&amp;[.H122]" office:value-type="string" office:string-value="&lt;img src=&quot;https://gallica.bnf.fr/ark:/12148/btv1b8624665r/f120.jpeg&quot;&gt;&lt;a class=&quot;page&quot; href=&quot;M1550b_Hsueh2018_119.html&quot;&gt;Vue précédente&lt;/a&gt; - &lt;a class=&quot;page&quot; href=&quot;M1550b_Hsueh2018_menu.html&quot;&gt;Menu&lt;/a&gt; - &lt;a class=&quot;page&quot; href=&quot;M1550b_Hsueh2018_121.html&quot;&gt;Vue suivante&lt;/a&gt;" calcext:value-type="string">
            <text:p>&lt;img src="https://gallica.bnf.fr/ark:/12148/btv1b8624665r/f120.jpeg"&gt;&lt;a class="page" href="M1550b_Hsueh2018_119.html"&gt;Vue précédente&lt;/a&gt; - &lt;a class="page" href="M1550b_Hsueh2018_menu.html"&gt;Menu&lt;/a&gt; - &lt;a class="page" href="M1550b_Hsueh2018_121.html"&gt;Vue suivante&lt;/a&gt;</text:p>
          </table:table-cell>
          <table:table-cell/>
          <table:table-cell table:style-name="ce19" table:formula="of:=&quot;&lt;tr&gt;&lt;th&gt;&quot;&amp;[.$A$1]&amp;[.G122]&amp;[.$M$1]&amp;&quot;Vue &quot;&amp;[.G122]&amp;&quot;&lt;/a&gt;&lt;/th&gt;&lt;/tr&gt;&quot;" office:value-type="string" office:string-value="&lt;tr&gt;&lt;th&gt;&lt;a class=&quot;page&quot; href=&quot;M1550b_Hsueh2018_121.html&quot;&gt;Vue 121&lt;/a&gt;&lt;/th&gt;&lt;/tr&gt;" calcext:value-type="string">
            <text:p>&lt;tr&gt;&lt;th&gt;&lt;a class="page" href="M1550b_Hsueh2018_121.html"&gt;Vue 12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3]&amp;[.C123]&amp;[.D123]&amp;[.E123]&amp;[.F123]&amp;[.G123]&amp;[.H123]" office:value-type="string" office:string-value="&lt;img src=&quot;https://gallica.bnf.fr/ark:/12148/btv1b8624665r/f121.jpeg&quot;&gt;&lt;a class=&quot;page&quot; href=&quot;M1550b_Hsueh2018_120.html&quot;&gt;Vue précédente&lt;/a&gt; - &lt;a class=&quot;page&quot; href=&quot;M1550b_Hsueh2018_menu.html&quot;&gt;Menu&lt;/a&gt; - &lt;a class=&quot;page&quot; href=&quot;M1550b_Hsueh2018_122.html&quot;&gt;Vue suivante&lt;/a&gt;" calcext:value-type="string">
            <text:p>&lt;img src="https://gallica.bnf.fr/ark:/12148/btv1b8624665r/f121.jpeg"&gt;&lt;a class="page" href="M1550b_Hsueh2018_120.html"&gt;Vue précédente&lt;/a&gt; - &lt;a class="page" href="M1550b_Hsueh2018_menu.html"&gt;Menu&lt;/a&gt; - &lt;a class="page" href="M1550b_Hsueh2018_122.html"&gt;Vue suivante&lt;/a&gt;</text:p>
          </table:table-cell>
          <table:table-cell/>
          <table:table-cell table:style-name="ce19" table:formula="of:=&quot;&lt;tr&gt;&lt;th&gt;&quot;&amp;[.$A$1]&amp;[.G123]&amp;[.$M$1]&amp;&quot;Vue &quot;&amp;[.G123]&amp;&quot;&lt;/a&gt;&lt;/th&gt;&lt;/tr&gt;&quot;" office:value-type="string" office:string-value="&lt;tr&gt;&lt;th&gt;&lt;a class=&quot;page&quot; href=&quot;M1550b_Hsueh2018_122.html&quot;&gt;Vue 122&lt;/a&gt;&lt;/th&gt;&lt;/tr&gt;" calcext:value-type="string">
            <text:p>&lt;tr&gt;&lt;th&gt;&lt;a class="page" href="M1550b_Hsueh2018_122.html"&gt;Vue 12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4]&amp;[.C124]&amp;[.D124]&amp;[.E124]&amp;[.F124]&amp;[.G124]&amp;[.H124]" office:value-type="string" office:string-value="&lt;img src=&quot;https://gallica.bnf.fr/ark:/12148/btv1b8624665r/f122.jpeg&quot;&gt;&lt;a class=&quot;page&quot; href=&quot;M1550b_Hsueh2018_121.html&quot;&gt;Vue précédente&lt;/a&gt; - &lt;a class=&quot;page&quot; href=&quot;M1550b_Hsueh2018_menu.html&quot;&gt;Menu&lt;/a&gt; - &lt;a class=&quot;page&quot; href=&quot;M1550b_Hsueh2018_123.html&quot;&gt;Vue suivante&lt;/a&gt;" calcext:value-type="string">
            <text:p>&lt;img src="https://gallica.bnf.fr/ark:/12148/btv1b8624665r/f122.jpeg"&gt;&lt;a class="page" href="M1550b_Hsueh2018_121.html"&gt;Vue précédente&lt;/a&gt; - &lt;a class="page" href="M1550b_Hsueh2018_menu.html"&gt;Menu&lt;/a&gt; - &lt;a class="page" href="M1550b_Hsueh2018_123.html"&gt;Vue suivante&lt;/a&gt;</text:p>
          </table:table-cell>
          <table:table-cell/>
          <table:table-cell table:style-name="ce19" table:formula="of:=&quot;&lt;tr&gt;&lt;th&gt;&quot;&amp;[.$A$1]&amp;[.G124]&amp;[.$M$1]&amp;&quot;Vue &quot;&amp;[.G124]&amp;&quot;&lt;/a&gt;&lt;/th&gt;&lt;/tr&gt;&quot;" office:value-type="string" office:string-value="&lt;tr&gt;&lt;th&gt;&lt;a class=&quot;page&quot; href=&quot;M1550b_Hsueh2018_123.html&quot;&gt;Vue 123&lt;/a&gt;&lt;/th&gt;&lt;/tr&gt;" calcext:value-type="string">
            <text:p>&lt;tr&gt;&lt;th&gt;&lt;a class="page" href="M1550b_Hsueh2018_123.html"&gt;Vue 12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5]&amp;[.C125]&amp;[.D125]&amp;[.E125]&amp;[.F125]&amp;[.G125]&amp;[.H125]" office:value-type="string" office:string-value="&lt;img src=&quot;https://gallica.bnf.fr/ark:/12148/btv1b8624665r/f123.jpeg&quot;&gt;&lt;a class=&quot;page&quot; href=&quot;M1550b_Hsueh2018_122.html&quot;&gt;Vue précédente&lt;/a&gt; - &lt;a class=&quot;page&quot; href=&quot;M1550b_Hsueh2018_menu.html&quot;&gt;Menu&lt;/a&gt; - &lt;a class=&quot;page&quot; href=&quot;M1550b_Hsueh2018_124.html&quot;&gt;Vue suivante&lt;/a&gt;" calcext:value-type="string">
            <text:p>&lt;img src="https://gallica.bnf.fr/ark:/12148/btv1b8624665r/f123.jpeg"&gt;&lt;a class="page" href="M1550b_Hsueh2018_122.html"&gt;Vue précédente&lt;/a&gt; - &lt;a class="page" href="M1550b_Hsueh2018_menu.html"&gt;Menu&lt;/a&gt; - &lt;a class="page" href="M1550b_Hsueh2018_124.html"&gt;Vue suivante&lt;/a&gt;</text:p>
          </table:table-cell>
          <table:table-cell/>
          <table:table-cell table:style-name="ce19" table:formula="of:=&quot;&lt;tr&gt;&lt;th&gt;&quot;&amp;[.$A$1]&amp;[.G125]&amp;[.$M$1]&amp;&quot;Vue &quot;&amp;[.G125]&amp;&quot;&lt;/a&gt;&lt;/th&gt;&lt;/tr&gt;&quot;" office:value-type="string" office:string-value="&lt;tr&gt;&lt;th&gt;&lt;a class=&quot;page&quot; href=&quot;M1550b_Hsueh2018_124.html&quot;&gt;Vue 124&lt;/a&gt;&lt;/th&gt;&lt;/tr&gt;" calcext:value-type="string">
            <text:p>&lt;tr&gt;&lt;th&gt;&lt;a class="page" href="M1550b_Hsueh2018_124.html"&gt;Vue 12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6]&amp;[.C126]&amp;[.D126]&amp;[.E126]&amp;[.F126]&amp;[.G126]&amp;[.H126]" office:value-type="string" office:string-value="&lt;img src=&quot;https://gallica.bnf.fr/ark:/12148/btv1b8624665r/f124.jpeg&quot;&gt;&lt;a class=&quot;page&quot; href=&quot;M1550b_Hsueh2018_123.html&quot;&gt;Vue précédente&lt;/a&gt; - &lt;a class=&quot;page&quot; href=&quot;M1550b_Hsueh2018_menu.html&quot;&gt;Menu&lt;/a&gt; - &lt;a class=&quot;page&quot; href=&quot;M1550b_Hsueh2018_125.html&quot;&gt;Vue suivante&lt;/a&gt;" calcext:value-type="string">
            <text:p>&lt;img src="https://gallica.bnf.fr/ark:/12148/btv1b8624665r/f124.jpeg"&gt;&lt;a class="page" href="M1550b_Hsueh2018_123.html"&gt;Vue précédente&lt;/a&gt; - &lt;a class="page" href="M1550b_Hsueh2018_menu.html"&gt;Menu&lt;/a&gt; - &lt;a class="page" href="M1550b_Hsueh2018_125.html"&gt;Vue suivante&lt;/a&gt;</text:p>
          </table:table-cell>
          <table:table-cell/>
          <table:table-cell table:style-name="ce19" table:formula="of:=&quot;&lt;tr&gt;&lt;th&gt;&quot;&amp;[.$A$1]&amp;[.G126]&amp;[.$M$1]&amp;&quot;Vue &quot;&amp;[.G126]&amp;&quot;&lt;/a&gt;&lt;/th&gt;&lt;/tr&gt;&quot;" office:value-type="string" office:string-value="&lt;tr&gt;&lt;th&gt;&lt;a class=&quot;page&quot; href=&quot;M1550b_Hsueh2018_125.html&quot;&gt;Vue 125&lt;/a&gt;&lt;/th&gt;&lt;/tr&gt;" calcext:value-type="string">
            <text:p>&lt;tr&gt;&lt;th&gt;&lt;a class="page" href="M1550b_Hsueh2018_125.html"&gt;Vue 12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7]&amp;[.C127]&amp;[.D127]&amp;[.E127]&amp;[.F127]&amp;[.G127]&amp;[.H127]" office:value-type="string" office:string-value="&lt;img src=&quot;https://gallica.bnf.fr/ark:/12148/btv1b8624665r/f125.jpeg&quot;&gt;&lt;a class=&quot;page&quot; href=&quot;M1550b_Hsueh2018_124.html&quot;&gt;Vue précédente&lt;/a&gt; - &lt;a class=&quot;page&quot; href=&quot;M1550b_Hsueh2018_menu.html&quot;&gt;Menu&lt;/a&gt; - &lt;a class=&quot;page&quot; href=&quot;M1550b_Hsueh2018_126.html&quot;&gt;Vue suivante&lt;/a&gt;" calcext:value-type="string">
            <text:p>&lt;img src="https://gallica.bnf.fr/ark:/12148/btv1b8624665r/f125.jpeg"&gt;&lt;a class="page" href="M1550b_Hsueh2018_124.html"&gt;Vue précédente&lt;/a&gt; - &lt;a class="page" href="M1550b_Hsueh2018_menu.html"&gt;Menu&lt;/a&gt; - &lt;a class="page" href="M1550b_Hsueh2018_126.html"&gt;Vue suivante&lt;/a&gt;</text:p>
          </table:table-cell>
          <table:table-cell/>
          <table:table-cell table:style-name="ce19" table:formula="of:=&quot;&lt;tr&gt;&lt;th&gt;&quot;&amp;[.$A$1]&amp;[.G127]&amp;[.$M$1]&amp;&quot;Vue &quot;&amp;[.G127]&amp;&quot;&lt;/a&gt;&lt;/th&gt;&lt;/tr&gt;&quot;" office:value-type="string" office:string-value="&lt;tr&gt;&lt;th&gt;&lt;a class=&quot;page&quot; href=&quot;M1550b_Hsueh2018_126.html&quot;&gt;Vue 126&lt;/a&gt;&lt;/th&gt;&lt;/tr&gt;" calcext:value-type="string">
            <text:p>&lt;tr&gt;&lt;th&gt;&lt;a class="page" href="M1550b_Hsueh2018_126.html"&gt;Vue 12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8]&amp;[.C128]&amp;[.D128]&amp;[.E128]&amp;[.F128]&amp;[.G128]&amp;[.H128]" office:value-type="string" office:string-value="&lt;img src=&quot;https://gallica.bnf.fr/ark:/12148/btv1b8624665r/f126.jpeg&quot;&gt;&lt;a class=&quot;page&quot; href=&quot;M1550b_Hsueh2018_125.html&quot;&gt;Vue précédente&lt;/a&gt; - &lt;a class=&quot;page&quot; href=&quot;M1550b_Hsueh2018_menu.html&quot;&gt;Menu&lt;/a&gt; - &lt;a class=&quot;page&quot; href=&quot;M1550b_Hsueh2018_127.html&quot;&gt;Vue suivante&lt;/a&gt;" calcext:value-type="string">
            <text:p>&lt;img src="https://gallica.bnf.fr/ark:/12148/btv1b8624665r/f126.jpeg"&gt;&lt;a class="page" href="M1550b_Hsueh2018_125.html"&gt;Vue précédente&lt;/a&gt; - &lt;a class="page" href="M1550b_Hsueh2018_menu.html"&gt;Menu&lt;/a&gt; - &lt;a class="page" href="M1550b_Hsueh2018_127.html"&gt;Vue suivante&lt;/a&gt;</text:p>
          </table:table-cell>
          <table:table-cell/>
          <table:table-cell table:style-name="ce19" table:formula="of:=&quot;&lt;tr&gt;&lt;th&gt;&quot;&amp;[.$A$1]&amp;[.G128]&amp;[.$M$1]&amp;&quot;Vue &quot;&amp;[.G128]&amp;&quot;&lt;/a&gt;&lt;/th&gt;&lt;/tr&gt;&quot;" office:value-type="string" office:string-value="&lt;tr&gt;&lt;th&gt;&lt;a class=&quot;page&quot; href=&quot;M1550b_Hsueh2018_127.html&quot;&gt;Vue 127&lt;/a&gt;&lt;/th&gt;&lt;/tr&gt;" calcext:value-type="string">
            <text:p>&lt;tr&gt;&lt;th&gt;&lt;a class="page" href="M1550b_Hsueh2018_127.html"&gt;Vue 12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9]&amp;[.C129]&amp;[.D129]&amp;[.E129]&amp;[.F129]&amp;[.G129]&amp;[.H129]" office:value-type="string" office:string-value="&lt;img src=&quot;https://gallica.bnf.fr/ark:/12148/btv1b8624665r/f127.jpeg&quot;&gt;&lt;a class=&quot;page&quot; href=&quot;M1550b_Hsueh2018_126.html&quot;&gt;Vue précédente&lt;/a&gt; - &lt;a class=&quot;page&quot; href=&quot;M1550b_Hsueh2018_menu.html&quot;&gt;Menu&lt;/a&gt; - &lt;a class=&quot;page&quot; href=&quot;M1550b_Hsueh2018_128.html&quot;&gt;Vue suivante&lt;/a&gt;" calcext:value-type="string">
            <text:p>&lt;img src="https://gallica.bnf.fr/ark:/12148/btv1b8624665r/f127.jpeg"&gt;&lt;a class="page" href="M1550b_Hsueh2018_126.html"&gt;Vue précédente&lt;/a&gt; - &lt;a class="page" href="M1550b_Hsueh2018_menu.html"&gt;Menu&lt;/a&gt; - &lt;a class="page" href="M1550b_Hsueh2018_128.html"&gt;Vue suivante&lt;/a&gt;</text:p>
          </table:table-cell>
          <table:table-cell/>
          <table:table-cell table:style-name="ce19" table:formula="of:=&quot;&lt;tr&gt;&lt;th&gt;&quot;&amp;[.$A$1]&amp;[.G129]&amp;[.$M$1]&amp;&quot;Vue &quot;&amp;[.G129]&amp;&quot;&lt;/a&gt;&lt;/th&gt;&lt;/tr&gt;&quot;" office:value-type="string" office:string-value="&lt;tr&gt;&lt;th&gt;&lt;a class=&quot;page&quot; href=&quot;M1550b_Hsueh2018_128.html&quot;&gt;Vue 128&lt;/a&gt;&lt;/th&gt;&lt;/tr&gt;" calcext:value-type="string">
            <text:p>&lt;tr&gt;&lt;th&gt;&lt;a class="page" href="M1550b_Hsueh2018_128.html"&gt;Vue 12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0]&amp;[.C130]&amp;[.D130]&amp;[.E130]&amp;[.F130]&amp;[.G130]&amp;[.H130]" office:value-type="string" office:string-value="&lt;img src=&quot;https://gallica.bnf.fr/ark:/12148/btv1b8624665r/f128.jpeg&quot;&gt;&lt;a class=&quot;page&quot; href=&quot;M1550b_Hsueh2018_127.html&quot;&gt;Vue précédente&lt;/a&gt; - &lt;a class=&quot;page&quot; href=&quot;M1550b_Hsueh2018_menu.html&quot;&gt;Menu&lt;/a&gt; - &lt;a class=&quot;page&quot; href=&quot;M1550b_Hsueh2018_129.html&quot;&gt;Vue suivante&lt;/a&gt;" calcext:value-type="string">
            <text:p>&lt;img src="https://gallica.bnf.fr/ark:/12148/btv1b8624665r/f128.jpeg"&gt;&lt;a class="page" href="M1550b_Hsueh2018_127.html"&gt;Vue précédente&lt;/a&gt; - &lt;a class="page" href="M1550b_Hsueh2018_menu.html"&gt;Menu&lt;/a&gt; - &lt;a class="page" href="M1550b_Hsueh2018_129.html"&gt;Vue suivante&lt;/a&gt;</text:p>
          </table:table-cell>
          <table:table-cell/>
          <table:table-cell table:style-name="ce19" table:formula="of:=&quot;&lt;tr&gt;&lt;th&gt;&quot;&amp;[.$A$1]&amp;[.G130]&amp;[.$M$1]&amp;&quot;Vue &quot;&amp;[.G130]&amp;&quot;&lt;/a&gt;&lt;/th&gt;&lt;/tr&gt;&quot;" office:value-type="string" office:string-value="&lt;tr&gt;&lt;th&gt;&lt;a class=&quot;page&quot; href=&quot;M1550b_Hsueh2018_129.html&quot;&gt;Vue 129&lt;/a&gt;&lt;/th&gt;&lt;/tr&gt;" calcext:value-type="string">
            <text:p>&lt;tr&gt;&lt;th&gt;&lt;a class="page" href="M1550b_Hsueh2018_129.html"&gt;Vue 12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1]&amp;[.C131]&amp;[.D131]&amp;[.E131]&amp;[.F131]&amp;[.G131]&amp;[.H131]" office:value-type="string" office:string-value="&lt;img src=&quot;https://gallica.bnf.fr/ark:/12148/btv1b8624665r/f129.jpeg&quot;&gt;&lt;a class=&quot;page&quot; href=&quot;M1550b_Hsueh2018_128.html&quot;&gt;Vue précédente&lt;/a&gt; - &lt;a class=&quot;page&quot; href=&quot;M1550b_Hsueh2018_menu.html&quot;&gt;Menu&lt;/a&gt; - &lt;a class=&quot;page&quot; href=&quot;M1550b_Hsueh2018_130.html&quot;&gt;Vue suivante&lt;/a&gt;" calcext:value-type="string">
            <text:p>&lt;img src="https://gallica.bnf.fr/ark:/12148/btv1b8624665r/f129.jpeg"&gt;&lt;a class="page" href="M1550b_Hsueh2018_128.html"&gt;Vue précédente&lt;/a&gt; - &lt;a class="page" href="M1550b_Hsueh2018_menu.html"&gt;Menu&lt;/a&gt; - &lt;a class="page" href="M1550b_Hsueh2018_130.html"&gt;Vue suivante&lt;/a&gt;</text:p>
          </table:table-cell>
          <table:table-cell/>
          <table:table-cell table:style-name="ce19" table:formula="of:=&quot;&lt;tr&gt;&lt;th&gt;&quot;&amp;[.$A$1]&amp;[.G131]&amp;[.$M$1]&amp;&quot;Vue &quot;&amp;[.G131]&amp;&quot;&lt;/a&gt;&lt;/th&gt;&lt;/tr&gt;&quot;" office:value-type="string" office:string-value="&lt;tr&gt;&lt;th&gt;&lt;a class=&quot;page&quot; href=&quot;M1550b_Hsueh2018_130.html&quot;&gt;Vue 130&lt;/a&gt;&lt;/th&gt;&lt;/tr&gt;" calcext:value-type="string">
            <text:p>&lt;tr&gt;&lt;th&gt;&lt;a class="page" href="M1550b_Hsueh2018_130.html"&gt;Vue 13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2]&amp;[.C132]&amp;[.D132]&amp;[.E132]&amp;[.F132]&amp;[.G132]&amp;[.H132]" office:value-type="string" office:string-value="&lt;img src=&quot;https://gallica.bnf.fr/ark:/12148/btv1b8624665r/f130.jpeg&quot;&gt;&lt;a class=&quot;page&quot; href=&quot;M1550b_Hsueh2018_129.html&quot;&gt;Vue précédente&lt;/a&gt; - &lt;a class=&quot;page&quot; href=&quot;M1550b_Hsueh2018_menu.html&quot;&gt;Menu&lt;/a&gt; - &lt;a class=&quot;page&quot; href=&quot;M1550b_Hsueh2018_131.html&quot;&gt;Vue suivante&lt;/a&gt;" calcext:value-type="string">
            <text:p>&lt;img src="https://gallica.bnf.fr/ark:/12148/btv1b8624665r/f130.jpeg"&gt;&lt;a class="page" href="M1550b_Hsueh2018_129.html"&gt;Vue précédente&lt;/a&gt; - &lt;a class="page" href="M1550b_Hsueh2018_menu.html"&gt;Menu&lt;/a&gt; - &lt;a class="page" href="M1550b_Hsueh2018_131.html"&gt;Vue suivante&lt;/a&gt;</text:p>
          </table:table-cell>
          <table:table-cell/>
          <table:table-cell table:style-name="ce19" table:formula="of:=&quot;&lt;tr&gt;&lt;th&gt;&quot;&amp;[.$A$1]&amp;[.G132]&amp;[.$M$1]&amp;&quot;Vue &quot;&amp;[.G132]&amp;&quot;&lt;/a&gt;&lt;/th&gt;&lt;/tr&gt;&quot;" office:value-type="string" office:string-value="&lt;tr&gt;&lt;th&gt;&lt;a class=&quot;page&quot; href=&quot;M1550b_Hsueh2018_131.html&quot;&gt;Vue 131&lt;/a&gt;&lt;/th&gt;&lt;/tr&gt;" calcext:value-type="string">
            <text:p>&lt;tr&gt;&lt;th&gt;&lt;a class="page" href="M1550b_Hsueh2018_131.html"&gt;Vue 13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3]&amp;[.C133]&amp;[.D133]&amp;[.E133]&amp;[.F133]&amp;[.G133]&amp;[.H133]" office:value-type="string" office:string-value="&lt;img src=&quot;https://gallica.bnf.fr/ark:/12148/btv1b8624665r/f131.jpeg&quot;&gt;&lt;a class=&quot;page&quot; href=&quot;M1550b_Hsueh2018_130.html&quot;&gt;Vue précédente&lt;/a&gt; - &lt;a class=&quot;page&quot; href=&quot;M1550b_Hsueh2018_menu.html&quot;&gt;Menu&lt;/a&gt; - &lt;a class=&quot;page&quot; href=&quot;M1550b_Hsueh2018_132.html&quot;&gt;Vue suivante&lt;/a&gt;" calcext:value-type="string">
            <text:p>&lt;img src="https://gallica.bnf.fr/ark:/12148/btv1b8624665r/f131.jpeg"&gt;&lt;a class="page" href="M1550b_Hsueh2018_130.html"&gt;Vue précédente&lt;/a&gt; - &lt;a class="page" href="M1550b_Hsueh2018_menu.html"&gt;Menu&lt;/a&gt; - &lt;a class="page" href="M1550b_Hsueh2018_132.html"&gt;Vue suivante&lt;/a&gt;</text:p>
          </table:table-cell>
          <table:table-cell/>
          <table:table-cell table:style-name="ce19" table:formula="of:=&quot;&lt;tr&gt;&lt;th&gt;&quot;&amp;[.$A$1]&amp;[.G133]&amp;[.$M$1]&amp;&quot;Vue &quot;&amp;[.G133]&amp;&quot;&lt;/a&gt;&lt;/th&gt;&lt;/tr&gt;&quot;" office:value-type="string" office:string-value="&lt;tr&gt;&lt;th&gt;&lt;a class=&quot;page&quot; href=&quot;M1550b_Hsueh2018_132.html&quot;&gt;Vue 132&lt;/a&gt;&lt;/th&gt;&lt;/tr&gt;" calcext:value-type="string">
            <text:p>&lt;tr&gt;&lt;th&gt;&lt;a class="page" href="M1550b_Hsueh2018_132.html"&gt;Vue 13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4]&amp;[.C134]&amp;[.D134]&amp;[.E134]&amp;[.F134]&amp;[.G134]&amp;[.H134]" office:value-type="string" office:string-value="&lt;img src=&quot;https://gallica.bnf.fr/ark:/12148/btv1b8624665r/f132.jpeg&quot;&gt;&lt;a class=&quot;page&quot; href=&quot;M1550b_Hsueh2018_131.html&quot;&gt;Vue précédente&lt;/a&gt; - &lt;a class=&quot;page&quot; href=&quot;M1550b_Hsueh2018_menu.html&quot;&gt;Menu&lt;/a&gt; - &lt;a class=&quot;page&quot; href=&quot;M1550b_Hsueh2018_133.html&quot;&gt;Vue suivante&lt;/a&gt;" calcext:value-type="string">
            <text:p>&lt;img src="https://gallica.bnf.fr/ark:/12148/btv1b8624665r/f132.jpeg"&gt;&lt;a class="page" href="M1550b_Hsueh2018_131.html"&gt;Vue précédente&lt;/a&gt; - &lt;a class="page" href="M1550b_Hsueh2018_menu.html"&gt;Menu&lt;/a&gt; - &lt;a class="page" href="M1550b_Hsueh2018_133.html"&gt;Vue suivante&lt;/a&gt;</text:p>
          </table:table-cell>
          <table:table-cell/>
          <table:table-cell table:style-name="ce19" table:formula="of:=&quot;&lt;tr&gt;&lt;th&gt;&quot;&amp;[.$A$1]&amp;[.G134]&amp;[.$M$1]&amp;&quot;Vue &quot;&amp;[.G134]&amp;&quot;&lt;/a&gt;&lt;/th&gt;&lt;/tr&gt;&quot;" office:value-type="string" office:string-value="&lt;tr&gt;&lt;th&gt;&lt;a class=&quot;page&quot; href=&quot;M1550b_Hsueh2018_133.html&quot;&gt;Vue 133&lt;/a&gt;&lt;/th&gt;&lt;/tr&gt;" calcext:value-type="string">
            <text:p>&lt;tr&gt;&lt;th&gt;&lt;a class="page" href="M1550b_Hsueh2018_133.html"&gt;Vue 13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5]&amp;[.C135]&amp;[.D135]&amp;[.E135]&amp;[.F135]&amp;[.G135]&amp;[.H135]" office:value-type="string" office:string-value="&lt;img src=&quot;https://gallica.bnf.fr/ark:/12148/btv1b8624665r/f133.jpeg&quot;&gt;&lt;a class=&quot;page&quot; href=&quot;M1550b_Hsueh2018_132.html&quot;&gt;Vue précédente&lt;/a&gt; - &lt;a class=&quot;page&quot; href=&quot;M1550b_Hsueh2018_menu.html&quot;&gt;Menu&lt;/a&gt; - &lt;a class=&quot;page&quot; href=&quot;M1550b_Hsueh2018_134.html&quot;&gt;Vue suivante&lt;/a&gt;" calcext:value-type="string">
            <text:p>&lt;img src="https://gallica.bnf.fr/ark:/12148/btv1b8624665r/f133.jpeg"&gt;&lt;a class="page" href="M1550b_Hsueh2018_132.html"&gt;Vue précédente&lt;/a&gt; - &lt;a class="page" href="M1550b_Hsueh2018_menu.html"&gt;Menu&lt;/a&gt; - &lt;a class="page" href="M1550b_Hsueh2018_134.html"&gt;Vue suivante&lt;/a&gt;</text:p>
          </table:table-cell>
          <table:table-cell/>
          <table:table-cell table:style-name="ce19" table:formula="of:=&quot;&lt;tr&gt;&lt;th&gt;&quot;&amp;[.$A$1]&amp;[.G135]&amp;[.$M$1]&amp;&quot;Vue &quot;&amp;[.G135]&amp;&quot;&lt;/a&gt;&lt;/th&gt;&lt;/tr&gt;&quot;" office:value-type="string" office:string-value="&lt;tr&gt;&lt;th&gt;&lt;a class=&quot;page&quot; href=&quot;M1550b_Hsueh2018_134.html&quot;&gt;Vue 134&lt;/a&gt;&lt;/th&gt;&lt;/tr&gt;" calcext:value-type="string">
            <text:p>&lt;tr&gt;&lt;th&gt;&lt;a class="page" href="M1550b_Hsueh2018_134.html"&gt;Vue 13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6]&amp;[.C136]&amp;[.D136]&amp;[.E136]&amp;[.F136]&amp;[.G136]&amp;[.H136]" office:value-type="string" office:string-value="&lt;img src=&quot;https://gallica.bnf.fr/ark:/12148/btv1b8624665r/f134.jpeg&quot;&gt;&lt;a class=&quot;page&quot; href=&quot;M1550b_Hsueh2018_133.html&quot;&gt;Vue précédente&lt;/a&gt; - &lt;a class=&quot;page&quot; href=&quot;M1550b_Hsueh2018_menu.html&quot;&gt;Menu&lt;/a&gt; - &lt;a class=&quot;page&quot; href=&quot;M1550b_Hsueh2018_135.html&quot;&gt;Vue suivante&lt;/a&gt;" calcext:value-type="string">
            <text:p>&lt;img src="https://gallica.bnf.fr/ark:/12148/btv1b8624665r/f134.jpeg"&gt;&lt;a class="page" href="M1550b_Hsueh2018_133.html"&gt;Vue précédente&lt;/a&gt; - &lt;a class="page" href="M1550b_Hsueh2018_menu.html"&gt;Menu&lt;/a&gt; - &lt;a class="page" href="M1550b_Hsueh2018_135.html"&gt;Vue suivante&lt;/a&gt;</text:p>
          </table:table-cell>
          <table:table-cell/>
          <table:table-cell table:style-name="ce19" table:formula="of:=&quot;&lt;tr&gt;&lt;th&gt;&quot;&amp;[.$A$1]&amp;[.G136]&amp;[.$M$1]&amp;&quot;Vue &quot;&amp;[.G136]&amp;&quot;&lt;/a&gt;&lt;/th&gt;&lt;/tr&gt;&quot;" office:value-type="string" office:string-value="&lt;tr&gt;&lt;th&gt;&lt;a class=&quot;page&quot; href=&quot;M1550b_Hsueh2018_135.html&quot;&gt;Vue 135&lt;/a&gt;&lt;/th&gt;&lt;/tr&gt;" calcext:value-type="string">
            <text:p>&lt;tr&gt;&lt;th&gt;&lt;a class="page" href="M1550b_Hsueh2018_135.html"&gt;Vue 13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7]&amp;[.C137]&amp;[.D137]&amp;[.E137]&amp;[.F137]&amp;[.G137]&amp;[.H137]" office:value-type="string" office:string-value="&lt;img src=&quot;https://gallica.bnf.fr/ark:/12148/btv1b8624665r/f135.jpeg&quot;&gt;&lt;a class=&quot;page&quot; href=&quot;M1550b_Hsueh2018_134.html&quot;&gt;Vue précédente&lt;/a&gt; - &lt;a class=&quot;page&quot; href=&quot;M1550b_Hsueh2018_menu.html&quot;&gt;Menu&lt;/a&gt; - &lt;a class=&quot;page&quot; href=&quot;M1550b_Hsueh2018_136.html&quot;&gt;Vue suivante&lt;/a&gt;" calcext:value-type="string">
            <text:p>&lt;img src="https://gallica.bnf.fr/ark:/12148/btv1b8624665r/f135.jpeg"&gt;&lt;a class="page" href="M1550b_Hsueh2018_134.html"&gt;Vue précédente&lt;/a&gt; - &lt;a class="page" href="M1550b_Hsueh2018_menu.html"&gt;Menu&lt;/a&gt; - &lt;a class="page" href="M1550b_Hsueh2018_136.html"&gt;Vue suivante&lt;/a&gt;</text:p>
          </table:table-cell>
          <table:table-cell/>
          <table:table-cell table:style-name="ce19" table:formula="of:=&quot;&lt;tr&gt;&lt;th&gt;&quot;&amp;[.$A$1]&amp;[.G137]&amp;[.$M$1]&amp;&quot;Vue &quot;&amp;[.G137]&amp;&quot;&lt;/a&gt;&lt;/th&gt;&lt;/tr&gt;&quot;" office:value-type="string" office:string-value="&lt;tr&gt;&lt;th&gt;&lt;a class=&quot;page&quot; href=&quot;M1550b_Hsueh2018_136.html&quot;&gt;Vue 136&lt;/a&gt;&lt;/th&gt;&lt;/tr&gt;" calcext:value-type="string">
            <text:p>&lt;tr&gt;&lt;th&gt;&lt;a class="page" href="M1550b_Hsueh2018_136.html"&gt;Vue 13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8]&amp;[.C138]&amp;[.D138]&amp;[.E138]&amp;[.F138]&amp;[.G138]&amp;[.H138]" office:value-type="string" office:string-value="&lt;img src=&quot;https://gallica.bnf.fr/ark:/12148/btv1b8624665r/f136.jpeg&quot;&gt;&lt;a class=&quot;page&quot; href=&quot;M1550b_Hsueh2018_135.html&quot;&gt;Vue précédente&lt;/a&gt; - &lt;a class=&quot;page&quot; href=&quot;M1550b_Hsueh2018_menu.html&quot;&gt;Menu&lt;/a&gt; - &lt;a class=&quot;page&quot; href=&quot;M1550b_Hsueh2018_137.html&quot;&gt;Vue suivante&lt;/a&gt;" calcext:value-type="string">
            <text:p>&lt;img src="https://gallica.bnf.fr/ark:/12148/btv1b8624665r/f136.jpeg"&gt;&lt;a class="page" href="M1550b_Hsueh2018_135.html"&gt;Vue précédente&lt;/a&gt; - &lt;a class="page" href="M1550b_Hsueh2018_menu.html"&gt;Menu&lt;/a&gt; - &lt;a class="page" href="M1550b_Hsueh2018_137.html"&gt;Vue suivante&lt;/a&gt;</text:p>
          </table:table-cell>
          <table:table-cell/>
          <table:table-cell table:style-name="ce19" table:formula="of:=&quot;&lt;tr&gt;&lt;th&gt;&quot;&amp;[.$A$1]&amp;[.G138]&amp;[.$M$1]&amp;&quot;Vue &quot;&amp;[.G138]&amp;&quot;&lt;/a&gt;&lt;/th&gt;&lt;/tr&gt;&quot;" office:value-type="string" office:string-value="&lt;tr&gt;&lt;th&gt;&lt;a class=&quot;page&quot; href=&quot;M1550b_Hsueh2018_137.html&quot;&gt;Vue 137&lt;/a&gt;&lt;/th&gt;&lt;/tr&gt;" calcext:value-type="string">
            <text:p>&lt;tr&gt;&lt;th&gt;&lt;a class="page" href="M1550b_Hsueh2018_137.html"&gt;Vue 13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9]&amp;[.C139]&amp;[.D139]&amp;[.E139]&amp;[.F139]&amp;[.G139]&amp;[.H139]" office:value-type="string" office:string-value="&lt;img src=&quot;https://gallica.bnf.fr/ark:/12148/btv1b8624665r/f137.jpeg&quot;&gt;&lt;a class=&quot;page&quot; href=&quot;M1550b_Hsueh2018_136.html&quot;&gt;Vue précédente&lt;/a&gt; - &lt;a class=&quot;page&quot; href=&quot;M1550b_Hsueh2018_menu.html&quot;&gt;Menu&lt;/a&gt; - &lt;a class=&quot;page&quot; href=&quot;M1550b_Hsueh2018_138.html&quot;&gt;Vue suivante&lt;/a&gt;" calcext:value-type="string">
            <text:p>&lt;img src="https://gallica.bnf.fr/ark:/12148/btv1b8624665r/f137.jpeg"&gt;&lt;a class="page" href="M1550b_Hsueh2018_136.html"&gt;Vue précédente&lt;/a&gt; - &lt;a class="page" href="M1550b_Hsueh2018_menu.html"&gt;Menu&lt;/a&gt; - &lt;a class="page" href="M1550b_Hsueh2018_138.html"&gt;Vue suivante&lt;/a&gt;</text:p>
          </table:table-cell>
          <table:table-cell/>
          <table:table-cell table:style-name="ce19" table:formula="of:=&quot;&lt;tr&gt;&lt;th&gt;&quot;&amp;[.$A$1]&amp;[.G139]&amp;[.$M$1]&amp;&quot;Vue &quot;&amp;[.G139]&amp;&quot;&lt;/a&gt;&lt;/th&gt;&lt;/tr&gt;&quot;" office:value-type="string" office:string-value="&lt;tr&gt;&lt;th&gt;&lt;a class=&quot;page&quot; href=&quot;M1550b_Hsueh2018_138.html&quot;&gt;Vue 138&lt;/a&gt;&lt;/th&gt;&lt;/tr&gt;" calcext:value-type="string">
            <text:p>&lt;tr&gt;&lt;th&gt;&lt;a class="page" href="M1550b_Hsueh2018_138.html"&gt;Vue 13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0]&amp;[.C140]&amp;[.D140]&amp;[.E140]&amp;[.F140]&amp;[.G140]&amp;[.H140]" office:value-type="string" office:string-value="&lt;img src=&quot;https://gallica.bnf.fr/ark:/12148/btv1b8624665r/f138.jpeg&quot;&gt;&lt;a class=&quot;page&quot; href=&quot;M1550b_Hsueh2018_137.html&quot;&gt;Vue précédente&lt;/a&gt; - &lt;a class=&quot;page&quot; href=&quot;M1550b_Hsueh2018_menu.html&quot;&gt;Menu&lt;/a&gt; - &lt;a class=&quot;page&quot; href=&quot;M1550b_Hsueh2018_139.html&quot;&gt;Vue suivante&lt;/a&gt;" calcext:value-type="string">
            <text:p>&lt;img src="https://gallica.bnf.fr/ark:/12148/btv1b8624665r/f138.jpeg"&gt;&lt;a class="page" href="M1550b_Hsueh2018_137.html"&gt;Vue précédente&lt;/a&gt; - &lt;a class="page" href="M1550b_Hsueh2018_menu.html"&gt;Menu&lt;/a&gt; - &lt;a class="page" href="M1550b_Hsueh2018_139.html"&gt;Vue suivante&lt;/a&gt;</text:p>
          </table:table-cell>
          <table:table-cell/>
          <table:table-cell table:style-name="ce19" table:formula="of:=&quot;&lt;tr&gt;&lt;th&gt;&quot;&amp;[.$A$1]&amp;[.G140]&amp;[.$M$1]&amp;&quot;Vue &quot;&amp;[.G140]&amp;&quot;&lt;/a&gt;&lt;/th&gt;&lt;/tr&gt;&quot;" office:value-type="string" office:string-value="&lt;tr&gt;&lt;th&gt;&lt;a class=&quot;page&quot; href=&quot;M1550b_Hsueh2018_139.html&quot;&gt;Vue 139&lt;/a&gt;&lt;/th&gt;&lt;/tr&gt;" calcext:value-type="string">
            <text:p>&lt;tr&gt;&lt;th&gt;&lt;a class="page" href="M1550b_Hsueh2018_139.html"&gt;Vue 13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1]&amp;[.C141]&amp;[.D141]&amp;[.E141]&amp;[.F141]&amp;[.G141]&amp;[.H141]" office:value-type="string" office:string-value="&lt;img src=&quot;https://gallica.bnf.fr/ark:/12148/btv1b8624665r/f139.jpeg&quot;&gt;&lt;a class=&quot;page&quot; href=&quot;M1550b_Hsueh2018_138.html&quot;&gt;Vue précédente&lt;/a&gt; - &lt;a class=&quot;page&quot; href=&quot;M1550b_Hsueh2018_menu.html&quot;&gt;Menu&lt;/a&gt; - &lt;a class=&quot;page&quot; href=&quot;M1550b_Hsueh2018_140.html&quot;&gt;Vue suivante&lt;/a&gt;" calcext:value-type="string">
            <text:p>&lt;img src="https://gallica.bnf.fr/ark:/12148/btv1b8624665r/f139.jpeg"&gt;&lt;a class="page" href="M1550b_Hsueh2018_138.html"&gt;Vue précédente&lt;/a&gt; - &lt;a class="page" href="M1550b_Hsueh2018_menu.html"&gt;Menu&lt;/a&gt; - &lt;a class="page" href="M1550b_Hsueh2018_140.html"&gt;Vue suivante&lt;/a&gt;</text:p>
          </table:table-cell>
          <table:table-cell/>
          <table:table-cell table:style-name="ce19" table:formula="of:=&quot;&lt;tr&gt;&lt;th&gt;&quot;&amp;[.$A$1]&amp;[.G141]&amp;[.$M$1]&amp;&quot;Vue &quot;&amp;[.G141]&amp;&quot;&lt;/a&gt;&lt;/th&gt;&lt;/tr&gt;&quot;" office:value-type="string" office:string-value="&lt;tr&gt;&lt;th&gt;&lt;a class=&quot;page&quot; href=&quot;M1550b_Hsueh2018_140.html&quot;&gt;Vue 140&lt;/a&gt;&lt;/th&gt;&lt;/tr&gt;" calcext:value-type="string">
            <text:p>&lt;tr&gt;&lt;th&gt;&lt;a class="page" href="M1550b_Hsueh2018_140.html"&gt;Vue 14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2]&amp;[.C142]&amp;[.D142]&amp;[.E142]&amp;[.F142]&amp;[.G142]&amp;[.H142]" office:value-type="string" office:string-value="&lt;img src=&quot;https://gallica.bnf.fr/ark:/12148/btv1b8624665r/f140.jpeg&quot;&gt;&lt;a class=&quot;page&quot; href=&quot;M1550b_Hsueh2018_139.html&quot;&gt;Vue précédente&lt;/a&gt; - &lt;a class=&quot;page&quot; href=&quot;M1550b_Hsueh2018_menu.html&quot;&gt;Menu&lt;/a&gt; - &lt;a class=&quot;page&quot; href=&quot;M1550b_Hsueh2018_141.html&quot;&gt;Vue suivante&lt;/a&gt;" calcext:value-type="string">
            <text:p>&lt;img src="https://gallica.bnf.fr/ark:/12148/btv1b8624665r/f140.jpeg"&gt;&lt;a class="page" href="M1550b_Hsueh2018_139.html"&gt;Vue précédente&lt;/a&gt; - &lt;a class="page" href="M1550b_Hsueh2018_menu.html"&gt;Menu&lt;/a&gt; - &lt;a class="page" href="M1550b_Hsueh2018_141.html"&gt;Vue suivante&lt;/a&gt;</text:p>
          </table:table-cell>
          <table:table-cell/>
          <table:table-cell table:style-name="ce19" table:formula="of:=&quot;&lt;tr&gt;&lt;th&gt;&quot;&amp;[.$A$1]&amp;[.G142]&amp;[.$M$1]&amp;&quot;Vue &quot;&amp;[.G142]&amp;&quot;&lt;/a&gt;&lt;/th&gt;&lt;/tr&gt;&quot;" office:value-type="string" office:string-value="&lt;tr&gt;&lt;th&gt;&lt;a class=&quot;page&quot; href=&quot;M1550b_Hsueh2018_141.html&quot;&gt;Vue 141&lt;/a&gt;&lt;/th&gt;&lt;/tr&gt;" calcext:value-type="string">
            <text:p>&lt;tr&gt;&lt;th&gt;&lt;a class="page" href="M1550b_Hsueh2018_141.html"&gt;Vue 14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3]&amp;[.C143]&amp;[.D143]&amp;[.E143]&amp;[.F143]&amp;[.G143]&amp;[.H143]" office:value-type="string" office:string-value="&lt;img src=&quot;https://gallica.bnf.fr/ark:/12148/btv1b8624665r/f141.jpeg&quot;&gt;&lt;a class=&quot;page&quot; href=&quot;M1550b_Hsueh2018_140.html&quot;&gt;Vue précédente&lt;/a&gt; - &lt;a class=&quot;page&quot; href=&quot;M1550b_Hsueh2018_menu.html&quot;&gt;Menu&lt;/a&gt; - &lt;a class=&quot;page&quot; href=&quot;M1550b_Hsueh2018_142.html&quot;&gt;Vue suivante&lt;/a&gt;" calcext:value-type="string">
            <text:p>&lt;img src="https://gallica.bnf.fr/ark:/12148/btv1b8624665r/f141.jpeg"&gt;&lt;a class="page" href="M1550b_Hsueh2018_140.html"&gt;Vue précédente&lt;/a&gt; - &lt;a class="page" href="M1550b_Hsueh2018_menu.html"&gt;Menu&lt;/a&gt; - &lt;a class="page" href="M1550b_Hsueh2018_142.html"&gt;Vue suivante&lt;/a&gt;</text:p>
          </table:table-cell>
          <table:table-cell/>
          <table:table-cell table:style-name="ce19" table:formula="of:=&quot;&lt;tr&gt;&lt;th&gt;&quot;&amp;[.$A$1]&amp;[.G143]&amp;[.$M$1]&amp;&quot;Vue &quot;&amp;[.G143]&amp;&quot;&lt;/a&gt;&lt;/th&gt;&lt;/tr&gt;&quot;" office:value-type="string" office:string-value="&lt;tr&gt;&lt;th&gt;&lt;a class=&quot;page&quot; href=&quot;M1550b_Hsueh2018_142.html&quot;&gt;Vue 142&lt;/a&gt;&lt;/th&gt;&lt;/tr&gt;" calcext:value-type="string">
            <text:p>&lt;tr&gt;&lt;th&gt;&lt;a class="page" href="M1550b_Hsueh2018_142.html"&gt;Vue 14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4]&amp;[.C144]&amp;[.D144]&amp;[.E144]&amp;[.F144]&amp;[.G144]&amp;[.H144]" office:value-type="string" office:string-value="&lt;img src=&quot;https://gallica.bnf.fr/ark:/12148/btv1b8624665r/f142.jpeg&quot;&gt;&lt;a class=&quot;page&quot; href=&quot;M1550b_Hsueh2018_141.html&quot;&gt;Vue précédente&lt;/a&gt; - &lt;a class=&quot;page&quot; href=&quot;M1550b_Hsueh2018_menu.html&quot;&gt;Menu&lt;/a&gt; - &lt;a class=&quot;page&quot; href=&quot;M1550b_Hsueh2018_143.html&quot;&gt;Vue suivante&lt;/a&gt;" calcext:value-type="string">
            <text:p>&lt;img src="https://gallica.bnf.fr/ark:/12148/btv1b8624665r/f142.jpeg"&gt;&lt;a class="page" href="M1550b_Hsueh2018_141.html"&gt;Vue précédente&lt;/a&gt; - &lt;a class="page" href="M1550b_Hsueh2018_menu.html"&gt;Menu&lt;/a&gt; - &lt;a class="page" href="M1550b_Hsueh2018_143.html"&gt;Vue suivante&lt;/a&gt;</text:p>
          </table:table-cell>
          <table:table-cell/>
          <table:table-cell table:style-name="ce19" table:formula="of:=&quot;&lt;tr&gt;&lt;th&gt;&quot;&amp;[.$A$1]&amp;[.G144]&amp;[.$M$1]&amp;&quot;Vue &quot;&amp;[.G144]&amp;&quot;&lt;/a&gt;&lt;/th&gt;&lt;/tr&gt;&quot;" office:value-type="string" office:string-value="&lt;tr&gt;&lt;th&gt;&lt;a class=&quot;page&quot; href=&quot;M1550b_Hsueh2018_143.html&quot;&gt;Vue 143&lt;/a&gt;&lt;/th&gt;&lt;/tr&gt;" calcext:value-type="string">
            <text:p>&lt;tr&gt;&lt;th&gt;&lt;a class="page" href="M1550b_Hsueh2018_143.html"&gt;Vue 14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5]&amp;[.C145]&amp;[.D145]&amp;[.E145]&amp;[.F145]&amp;[.G145]&amp;[.H145]" office:value-type="string" office:string-value="&lt;img src=&quot;https://gallica.bnf.fr/ark:/12148/btv1b8624665r/f143.jpeg&quot;&gt;&lt;a class=&quot;page&quot; href=&quot;M1550b_Hsueh2018_142.html&quot;&gt;Vue précédente&lt;/a&gt; - &lt;a class=&quot;page&quot; href=&quot;M1550b_Hsueh2018_menu.html&quot;&gt;Menu&lt;/a&gt; - &lt;a class=&quot;page&quot; href=&quot;M1550b_Hsueh2018_144.html&quot;&gt;Vue suivante&lt;/a&gt;" calcext:value-type="string">
            <text:p>&lt;img src="https://gallica.bnf.fr/ark:/12148/btv1b8624665r/f143.jpeg"&gt;&lt;a class="page" href="M1550b_Hsueh2018_142.html"&gt;Vue précédente&lt;/a&gt; - &lt;a class="page" href="M1550b_Hsueh2018_menu.html"&gt;Menu&lt;/a&gt; - &lt;a class="page" href="M1550b_Hsueh2018_144.html"&gt;Vue suivante&lt;/a&gt;</text:p>
          </table:table-cell>
          <table:table-cell/>
          <table:table-cell table:style-name="ce19" table:formula="of:=&quot;&lt;tr&gt;&lt;th&gt;&quot;&amp;[.$A$1]&amp;[.G145]&amp;[.$M$1]&amp;&quot;Vue &quot;&amp;[.G145]&amp;&quot;&lt;/a&gt;&lt;/th&gt;&lt;/tr&gt;&quot;" office:value-type="string" office:string-value="&lt;tr&gt;&lt;th&gt;&lt;a class=&quot;page&quot; href=&quot;M1550b_Hsueh2018_144.html&quot;&gt;Vue 144&lt;/a&gt;&lt;/th&gt;&lt;/tr&gt;" calcext:value-type="string">
            <text:p>&lt;tr&gt;&lt;th&gt;&lt;a class="page" href="M1550b_Hsueh2018_144.html"&gt;Vue 14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6]&amp;[.C146]&amp;[.D146]&amp;[.E146]&amp;[.F146]&amp;[.G146]&amp;[.H146]" office:value-type="string" office:string-value="&lt;img src=&quot;https://gallica.bnf.fr/ark:/12148/btv1b8624665r/f144.jpeg&quot;&gt;&lt;a class=&quot;page&quot; href=&quot;M1550b_Hsueh2018_143.html&quot;&gt;Vue précédente&lt;/a&gt; - &lt;a class=&quot;page&quot; href=&quot;M1550b_Hsueh2018_menu.html&quot;&gt;Menu&lt;/a&gt; - &lt;a class=&quot;page&quot; href=&quot;M1550b_Hsueh2018_145.html&quot;&gt;Vue suivante&lt;/a&gt;" calcext:value-type="string">
            <text:p>&lt;img src="https://gallica.bnf.fr/ark:/12148/btv1b8624665r/f144.jpeg"&gt;&lt;a class="page" href="M1550b_Hsueh2018_143.html"&gt;Vue précédente&lt;/a&gt; - &lt;a class="page" href="M1550b_Hsueh2018_menu.html"&gt;Menu&lt;/a&gt; - &lt;a class="page" href="M1550b_Hsueh2018_145.html"&gt;Vue suivante&lt;/a&gt;</text:p>
          </table:table-cell>
          <table:table-cell/>
          <table:table-cell table:style-name="ce19" table:formula="of:=&quot;&lt;tr&gt;&lt;th&gt;&quot;&amp;[.$A$1]&amp;[.G146]&amp;[.$M$1]&amp;&quot;Vue &quot;&amp;[.G146]&amp;&quot;&lt;/a&gt;&lt;/th&gt;&lt;/tr&gt;&quot;" office:value-type="string" office:string-value="&lt;tr&gt;&lt;th&gt;&lt;a class=&quot;page&quot; href=&quot;M1550b_Hsueh2018_145.html&quot;&gt;Vue 145&lt;/a&gt;&lt;/th&gt;&lt;/tr&gt;" calcext:value-type="string">
            <text:p>&lt;tr&gt;&lt;th&gt;&lt;a class="page" href="M1550b_Hsueh2018_145.html"&gt;Vue 14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7]&amp;[.C147]&amp;[.D147]&amp;[.E147]&amp;[.F147]&amp;[.G147]&amp;[.H147]" office:value-type="string" office:string-value="&lt;img src=&quot;https://gallica.bnf.fr/ark:/12148/btv1b8624665r/f145.jpeg&quot;&gt;&lt;a class=&quot;page&quot; href=&quot;M1550b_Hsueh2018_144.html&quot;&gt;Vue précédente&lt;/a&gt; - &lt;a class=&quot;page&quot; href=&quot;M1550b_Hsueh2018_menu.html&quot;&gt;Menu&lt;/a&gt; - &lt;a class=&quot;page&quot; href=&quot;M1550b_Hsueh2018_146.html&quot;&gt;Vue suivante&lt;/a&gt;" calcext:value-type="string">
            <text:p>&lt;img src="https://gallica.bnf.fr/ark:/12148/btv1b8624665r/f145.jpeg"&gt;&lt;a class="page" href="M1550b_Hsueh2018_144.html"&gt;Vue précédente&lt;/a&gt; - &lt;a class="page" href="M1550b_Hsueh2018_menu.html"&gt;Menu&lt;/a&gt; - &lt;a class="page" href="M1550b_Hsueh2018_146.html"&gt;Vue suivante&lt;/a&gt;</text:p>
          </table:table-cell>
          <table:table-cell/>
          <table:table-cell table:style-name="ce19" table:formula="of:=&quot;&lt;tr&gt;&lt;th&gt;&quot;&amp;[.$A$1]&amp;[.G147]&amp;[.$M$1]&amp;&quot;Vue &quot;&amp;[.G147]&amp;&quot;&lt;/a&gt;&lt;/th&gt;&lt;/tr&gt;&quot;" office:value-type="string" office:string-value="&lt;tr&gt;&lt;th&gt;&lt;a class=&quot;page&quot; href=&quot;M1550b_Hsueh2018_146.html&quot;&gt;Vue 146&lt;/a&gt;&lt;/th&gt;&lt;/tr&gt;" calcext:value-type="string">
            <text:p>&lt;tr&gt;&lt;th&gt;&lt;a class="page" href="M1550b_Hsueh2018_146.html"&gt;Vue 14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8]&amp;[.C148]&amp;[.D148]&amp;[.E148]&amp;[.F148]&amp;[.G148]&amp;[.H148]" office:value-type="string" office:string-value="&lt;img src=&quot;https://gallica.bnf.fr/ark:/12148/btv1b8624665r/f146.jpeg&quot;&gt;&lt;a class=&quot;page&quot; href=&quot;M1550b_Hsueh2018_145.html&quot;&gt;Vue précédente&lt;/a&gt; - &lt;a class=&quot;page&quot; href=&quot;M1550b_Hsueh2018_menu.html&quot;&gt;Menu&lt;/a&gt; - &lt;a class=&quot;page&quot; href=&quot;M1550b_Hsueh2018_147.html&quot;&gt;Vue suivante&lt;/a&gt;" calcext:value-type="string">
            <text:p>&lt;img src="https://gallica.bnf.fr/ark:/12148/btv1b8624665r/f146.jpeg"&gt;&lt;a class="page" href="M1550b_Hsueh2018_145.html"&gt;Vue précédente&lt;/a&gt; - &lt;a class="page" href="M1550b_Hsueh2018_menu.html"&gt;Menu&lt;/a&gt; - &lt;a class="page" href="M1550b_Hsueh2018_147.html"&gt;Vue suivante&lt;/a&gt;</text:p>
          </table:table-cell>
          <table:table-cell/>
          <table:table-cell table:style-name="ce19" table:formula="of:=&quot;&lt;tr&gt;&lt;th&gt;&quot;&amp;[.$A$1]&amp;[.G148]&amp;[.$M$1]&amp;&quot;Vue &quot;&amp;[.G148]&amp;&quot;&lt;/a&gt;&lt;/th&gt;&lt;/tr&gt;&quot;" office:value-type="string" office:string-value="&lt;tr&gt;&lt;th&gt;&lt;a class=&quot;page&quot; href=&quot;M1550b_Hsueh2018_147.html&quot;&gt;Vue 147&lt;/a&gt;&lt;/th&gt;&lt;/tr&gt;" calcext:value-type="string">
            <text:p>&lt;tr&gt;&lt;th&gt;&lt;a class="page" href="M1550b_Hsueh2018_147.html"&gt;Vue 14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9]&amp;[.C149]&amp;[.D149]&amp;[.E149]&amp;[.F149]&amp;[.G149]&amp;[.H149]" office:value-type="string" office:string-value="&lt;img src=&quot;https://gallica.bnf.fr/ark:/12148/btv1b8624665r/f147.jpeg&quot;&gt;&lt;a class=&quot;page&quot; href=&quot;M1550b_Hsueh2018_146.html&quot;&gt;Vue précédente&lt;/a&gt; - &lt;a class=&quot;page&quot; href=&quot;M1550b_Hsueh2018_menu.html&quot;&gt;Menu&lt;/a&gt; - &lt;a class=&quot;page&quot; href=&quot;M1550b_Hsueh2018_148.html&quot;&gt;Vue suivante&lt;/a&gt;" calcext:value-type="string">
            <text:p>&lt;img src="https://gallica.bnf.fr/ark:/12148/btv1b8624665r/f147.jpeg"&gt;&lt;a class="page" href="M1550b_Hsueh2018_146.html"&gt;Vue précédente&lt;/a&gt; - &lt;a class="page" href="M1550b_Hsueh2018_menu.html"&gt;Menu&lt;/a&gt; - &lt;a class="page" href="M1550b_Hsueh2018_148.html"&gt;Vue suivante&lt;/a&gt;</text:p>
          </table:table-cell>
          <table:table-cell/>
          <table:table-cell table:style-name="ce19" table:formula="of:=&quot;&lt;tr&gt;&lt;th&gt;&quot;&amp;[.$A$1]&amp;[.G149]&amp;[.$M$1]&amp;&quot;Vue &quot;&amp;[.G149]&amp;&quot;&lt;/a&gt;&lt;/th&gt;&lt;/tr&gt;&quot;" office:value-type="string" office:string-value="&lt;tr&gt;&lt;th&gt;&lt;a class=&quot;page&quot; href=&quot;M1550b_Hsueh2018_148.html&quot;&gt;Vue 148&lt;/a&gt;&lt;/th&gt;&lt;/tr&gt;" calcext:value-type="string">
            <text:p>&lt;tr&gt;&lt;th&gt;&lt;a class="page" href="M1550b_Hsueh2018_148.html"&gt;Vue 14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0]&amp;[.C150]&amp;[.D150]&amp;[.E150]&amp;[.F150]&amp;[.G150]&amp;[.H150]" office:value-type="string" office:string-value="&lt;img src=&quot;https://gallica.bnf.fr/ark:/12148/btv1b8624665r/f148.jpeg&quot;&gt;&lt;a class=&quot;page&quot; href=&quot;M1550b_Hsueh2018_147.html&quot;&gt;Vue précédente&lt;/a&gt; - &lt;a class=&quot;page&quot; href=&quot;M1550b_Hsueh2018_menu.html&quot;&gt;Menu&lt;/a&gt; - &lt;a class=&quot;page&quot; href=&quot;M1550b_Hsueh2018_149.html&quot;&gt;Vue suivante&lt;/a&gt;" calcext:value-type="string">
            <text:p>&lt;img src="https://gallica.bnf.fr/ark:/12148/btv1b8624665r/f148.jpeg"&gt;&lt;a class="page" href="M1550b_Hsueh2018_147.html"&gt;Vue précédente&lt;/a&gt; - &lt;a class="page" href="M1550b_Hsueh2018_menu.html"&gt;Menu&lt;/a&gt; - &lt;a class="page" href="M1550b_Hsueh2018_149.html"&gt;Vue suivante&lt;/a&gt;</text:p>
          </table:table-cell>
          <table:table-cell/>
          <table:table-cell table:style-name="ce19" table:formula="of:=&quot;&lt;tr&gt;&lt;th&gt;&quot;&amp;[.$A$1]&amp;[.G150]&amp;[.$M$1]&amp;&quot;Vue &quot;&amp;[.G150]&amp;&quot;&lt;/a&gt;&lt;/th&gt;&lt;/tr&gt;&quot;" office:value-type="string" office:string-value="&lt;tr&gt;&lt;th&gt;&lt;a class=&quot;page&quot; href=&quot;M1550b_Hsueh2018_149.html&quot;&gt;Vue 149&lt;/a&gt;&lt;/th&gt;&lt;/tr&gt;" calcext:value-type="string">
            <text:p>&lt;tr&gt;&lt;th&gt;&lt;a class="page" href="M1550b_Hsueh2018_149.html"&gt;Vue 14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1]&amp;[.C151]&amp;[.D151]&amp;[.E151]&amp;[.F151]&amp;[.G151]&amp;[.H151]" office:value-type="string" office:string-value="&lt;img src=&quot;https://gallica.bnf.fr/ark:/12148/btv1b8624665r/f149.jpeg&quot;&gt;&lt;a class=&quot;page&quot; href=&quot;M1550b_Hsueh2018_148.html&quot;&gt;Vue précédente&lt;/a&gt; - &lt;a class=&quot;page&quot; href=&quot;M1550b_Hsueh2018_menu.html&quot;&gt;Menu&lt;/a&gt; - &lt;a class=&quot;page&quot; href=&quot;M1550b_Hsueh2018_150.html&quot;&gt;Vue suivante&lt;/a&gt;" calcext:value-type="string">
            <text:p>&lt;img src="https://gallica.bnf.fr/ark:/12148/btv1b8624665r/f149.jpeg"&gt;&lt;a class="page" href="M1550b_Hsueh2018_148.html"&gt;Vue précédente&lt;/a&gt; - &lt;a class="page" href="M1550b_Hsueh2018_menu.html"&gt;Menu&lt;/a&gt; - &lt;a class="page" href="M1550b_Hsueh2018_150.html"&gt;Vue suivante&lt;/a&gt;</text:p>
          </table:table-cell>
          <table:table-cell/>
          <table:table-cell table:style-name="ce19" table:formula="of:=&quot;&lt;tr&gt;&lt;th&gt;&quot;&amp;[.$A$1]&amp;[.G151]&amp;[.$M$1]&amp;&quot;Vue &quot;&amp;[.G151]&amp;&quot;&lt;/a&gt;&lt;/th&gt;&lt;/tr&gt;&quot;" office:value-type="string" office:string-value="&lt;tr&gt;&lt;th&gt;&lt;a class=&quot;page&quot; href=&quot;M1550b_Hsueh2018_150.html&quot;&gt;Vue 150&lt;/a&gt;&lt;/th&gt;&lt;/tr&gt;" calcext:value-type="string">
            <text:p>&lt;tr&gt;&lt;th&gt;&lt;a class="page" href="M1550b_Hsueh2018_150.html"&gt;Vue 15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2]&amp;[.C152]&amp;[.D152]&amp;[.E152]&amp;[.F152]&amp;[.G152]&amp;[.H152]" office:value-type="string" office:string-value="&lt;img src=&quot;https://gallica.bnf.fr/ark:/12148/btv1b8624665r/f150.jpeg&quot;&gt;&lt;a class=&quot;page&quot; href=&quot;M1550b_Hsueh2018_149.html&quot;&gt;Vue précédente&lt;/a&gt; - &lt;a class=&quot;page&quot; href=&quot;M1550b_Hsueh2018_menu.html&quot;&gt;Menu&lt;/a&gt; - &lt;a class=&quot;page&quot; href=&quot;M1550b_Hsueh2018_151.html&quot;&gt;Vue suivante&lt;/a&gt;" calcext:value-type="string">
            <text:p>&lt;img src="https://gallica.bnf.fr/ark:/12148/btv1b8624665r/f150.jpeg"&gt;&lt;a class="page" href="M1550b_Hsueh2018_149.html"&gt;Vue précédente&lt;/a&gt; - &lt;a class="page" href="M1550b_Hsueh2018_menu.html"&gt;Menu&lt;/a&gt; - &lt;a class="page" href="M1550b_Hsueh2018_151.html"&gt;Vue suivante&lt;/a&gt;</text:p>
          </table:table-cell>
          <table:table-cell/>
          <table:table-cell table:style-name="ce19" table:formula="of:=&quot;&lt;tr&gt;&lt;th&gt;&quot;&amp;[.$A$1]&amp;[.G152]&amp;[.$M$1]&amp;&quot;Vue &quot;&amp;[.G152]&amp;&quot;&lt;/a&gt;&lt;/th&gt;&lt;/tr&gt;&quot;" office:value-type="string" office:string-value="&lt;tr&gt;&lt;th&gt;&lt;a class=&quot;page&quot; href=&quot;M1550b_Hsueh2018_151.html&quot;&gt;Vue 151&lt;/a&gt;&lt;/th&gt;&lt;/tr&gt;" calcext:value-type="string">
            <text:p>&lt;tr&gt;&lt;th&gt;&lt;a class="page" href="M1550b_Hsueh2018_151.html"&gt;Vue 15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3]&amp;[.C153]&amp;[.D153]&amp;[.E153]&amp;[.F153]&amp;[.G153]&amp;[.H153]" office:value-type="string" office:string-value="&lt;img src=&quot;https://gallica.bnf.fr/ark:/12148/btv1b8624665r/f151.jpeg&quot;&gt;&lt;a class=&quot;page&quot; href=&quot;M1550b_Hsueh2018_150.html&quot;&gt;Vue précédente&lt;/a&gt; - &lt;a class=&quot;page&quot; href=&quot;M1550b_Hsueh2018_menu.html&quot;&gt;Menu&lt;/a&gt; - &lt;a class=&quot;page&quot; href=&quot;M1550b_Hsueh2018_152.html&quot;&gt;Vue suivante&lt;/a&gt;" calcext:value-type="string">
            <text:p>&lt;img src="https://gallica.bnf.fr/ark:/12148/btv1b8624665r/f151.jpeg"&gt;&lt;a class="page" href="M1550b_Hsueh2018_150.html"&gt;Vue précédente&lt;/a&gt; - &lt;a class="page" href="M1550b_Hsueh2018_menu.html"&gt;Menu&lt;/a&gt; - &lt;a class="page" href="M1550b_Hsueh2018_152.html"&gt;Vue suivante&lt;/a&gt;</text:p>
          </table:table-cell>
          <table:table-cell/>
          <table:table-cell table:style-name="ce19" table:formula="of:=&quot;&lt;tr&gt;&lt;th&gt;&quot;&amp;[.$A$1]&amp;[.G153]&amp;[.$M$1]&amp;&quot;Vue &quot;&amp;[.G153]&amp;&quot;&lt;/a&gt;&lt;/th&gt;&lt;/tr&gt;&quot;" office:value-type="string" office:string-value="&lt;tr&gt;&lt;th&gt;&lt;a class=&quot;page&quot; href=&quot;M1550b_Hsueh2018_152.html&quot;&gt;Vue 152&lt;/a&gt;&lt;/th&gt;&lt;/tr&gt;" calcext:value-type="string">
            <text:p>&lt;tr&gt;&lt;th&gt;&lt;a class="page" href="M1550b_Hsueh2018_152.html"&gt;Vue 15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4]&amp;[.C154]&amp;[.D154]&amp;[.E154]&amp;[.F154]&amp;[.G154]&amp;[.H154]" office:value-type="string" office:string-value="&lt;img src=&quot;https://gallica.bnf.fr/ark:/12148/btv1b8624665r/f152.jpeg&quot;&gt;&lt;a class=&quot;page&quot; href=&quot;M1550b_Hsueh2018_151.html&quot;&gt;Vue précédente&lt;/a&gt; - &lt;a class=&quot;page&quot; href=&quot;M1550b_Hsueh2018_menu.html&quot;&gt;Menu&lt;/a&gt; - &lt;a class=&quot;page&quot; href=&quot;M1550b_Hsueh2018_153.html&quot;&gt;Vue suivante&lt;/a&gt;" calcext:value-type="string">
            <text:p>&lt;img src="https://gallica.bnf.fr/ark:/12148/btv1b8624665r/f152.jpeg"&gt;&lt;a class="page" href="M1550b_Hsueh2018_151.html"&gt;Vue précédente&lt;/a&gt; - &lt;a class="page" href="M1550b_Hsueh2018_menu.html"&gt;Menu&lt;/a&gt; - &lt;a class="page" href="M1550b_Hsueh2018_153.html"&gt;Vue suivante&lt;/a&gt;</text:p>
          </table:table-cell>
          <table:table-cell/>
          <table:table-cell table:style-name="ce19" table:formula="of:=&quot;&lt;tr&gt;&lt;th&gt;&quot;&amp;[.$A$1]&amp;[.G154]&amp;[.$M$1]&amp;&quot;Vue &quot;&amp;[.G154]&amp;&quot;&lt;/a&gt;&lt;/th&gt;&lt;/tr&gt;&quot;" office:value-type="string" office:string-value="&lt;tr&gt;&lt;th&gt;&lt;a class=&quot;page&quot; href=&quot;M1550b_Hsueh2018_153.html&quot;&gt;Vue 153&lt;/a&gt;&lt;/th&gt;&lt;/tr&gt;" calcext:value-type="string">
            <text:p>&lt;tr&gt;&lt;th&gt;&lt;a class="page" href="M1550b_Hsueh2018_153.html"&gt;Vue 15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5]&amp;[.C155]&amp;[.D155]&amp;[.E155]&amp;[.F155]&amp;[.G155]&amp;[.H155]" office:value-type="string" office:string-value="&lt;img src=&quot;https://gallica.bnf.fr/ark:/12148/btv1b8624665r/f153.jpeg&quot;&gt;&lt;a class=&quot;page&quot; href=&quot;M1550b_Hsueh2018_152.html&quot;&gt;Vue précédente&lt;/a&gt; - &lt;a class=&quot;page&quot; href=&quot;M1550b_Hsueh2018_menu.html&quot;&gt;Menu&lt;/a&gt; - &lt;a class=&quot;page&quot; href=&quot;M1550b_Hsueh2018_154.html&quot;&gt;Vue suivante&lt;/a&gt;" calcext:value-type="string">
            <text:p>&lt;img src="https://gallica.bnf.fr/ark:/12148/btv1b8624665r/f153.jpeg"&gt;&lt;a class="page" href="M1550b_Hsueh2018_152.html"&gt;Vue précédente&lt;/a&gt; - &lt;a class="page" href="M1550b_Hsueh2018_menu.html"&gt;Menu&lt;/a&gt; - &lt;a class="page" href="M1550b_Hsueh2018_154.html"&gt;Vue suivante&lt;/a&gt;</text:p>
          </table:table-cell>
          <table:table-cell/>
          <table:table-cell table:style-name="ce19" table:formula="of:=&quot;&lt;tr&gt;&lt;th&gt;&quot;&amp;[.$A$1]&amp;[.G155]&amp;[.$M$1]&amp;&quot;Vue &quot;&amp;[.G155]&amp;&quot;&lt;/a&gt;&lt;/th&gt;&lt;/tr&gt;&quot;" office:value-type="string" office:string-value="&lt;tr&gt;&lt;th&gt;&lt;a class=&quot;page&quot; href=&quot;M1550b_Hsueh2018_154.html&quot;&gt;Vue 154&lt;/a&gt;&lt;/th&gt;&lt;/tr&gt;" calcext:value-type="string">
            <text:p>&lt;tr&gt;&lt;th&gt;&lt;a class="page" href="M1550b_Hsueh2018_154.html"&gt;Vue 15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6]&amp;[.C156]&amp;[.D156]&amp;[.E156]&amp;[.F156]&amp;[.G156]&amp;[.H156]" office:value-type="string" office:string-value="&lt;img src=&quot;https://gallica.bnf.fr/ark:/12148/btv1b8624665r/f154.jpeg&quot;&gt;&lt;a class=&quot;page&quot; href=&quot;M1550b_Hsueh2018_153.html&quot;&gt;Vue précédente&lt;/a&gt; - &lt;a class=&quot;page&quot; href=&quot;M1550b_Hsueh2018_menu.html&quot;&gt;Menu&lt;/a&gt; - &lt;a class=&quot;page&quot; href=&quot;M1550b_Hsueh2018_155.html&quot;&gt;Vue suivante&lt;/a&gt;" calcext:value-type="string">
            <text:p>&lt;img src="https://gallica.bnf.fr/ark:/12148/btv1b8624665r/f154.jpeg"&gt;&lt;a class="page" href="M1550b_Hsueh2018_153.html"&gt;Vue précédente&lt;/a&gt; - &lt;a class="page" href="M1550b_Hsueh2018_menu.html"&gt;Menu&lt;/a&gt; - &lt;a class="page" href="M1550b_Hsueh2018_155.html"&gt;Vue suivante&lt;/a&gt;</text:p>
          </table:table-cell>
          <table:table-cell/>
          <table:table-cell table:style-name="ce19" table:formula="of:=&quot;&lt;tr&gt;&lt;th&gt;&quot;&amp;[.$A$1]&amp;[.G156]&amp;[.$M$1]&amp;&quot;Vue &quot;&amp;[.G156]&amp;&quot;&lt;/a&gt;&lt;/th&gt;&lt;/tr&gt;&quot;" office:value-type="string" office:string-value="&lt;tr&gt;&lt;th&gt;&lt;a class=&quot;page&quot; href=&quot;M1550b_Hsueh2018_155.html&quot;&gt;Vue 155&lt;/a&gt;&lt;/th&gt;&lt;/tr&gt;" calcext:value-type="string">
            <text:p>&lt;tr&gt;&lt;th&gt;&lt;a class="page" href="M1550b_Hsueh2018_155.html"&gt;Vue 15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7]&amp;[.C157]&amp;[.D157]&amp;[.E157]&amp;[.F157]&amp;[.G157]&amp;[.H157]" office:value-type="string" office:string-value="&lt;img src=&quot;https://gallica.bnf.fr/ark:/12148/btv1b8624665r/f155.jpeg&quot;&gt;&lt;a class=&quot;page&quot; href=&quot;M1550b_Hsueh2018_154.html&quot;&gt;Vue précédente&lt;/a&gt; - &lt;a class=&quot;page&quot; href=&quot;M1550b_Hsueh2018_menu.html&quot;&gt;Menu&lt;/a&gt; - &lt;a class=&quot;page&quot; href=&quot;M1550b_Hsueh2018_156.html&quot;&gt;Vue suivante&lt;/a&gt;" calcext:value-type="string">
            <text:p>&lt;img src="https://gallica.bnf.fr/ark:/12148/btv1b8624665r/f155.jpeg"&gt;&lt;a class="page" href="M1550b_Hsueh2018_154.html"&gt;Vue précédente&lt;/a&gt; - &lt;a class="page" href="M1550b_Hsueh2018_menu.html"&gt;Menu&lt;/a&gt; - &lt;a class="page" href="M1550b_Hsueh2018_156.html"&gt;Vue suivante&lt;/a&gt;</text:p>
          </table:table-cell>
          <table:table-cell/>
          <table:table-cell table:style-name="ce19" table:formula="of:=&quot;&lt;tr&gt;&lt;th&gt;&quot;&amp;[.$A$1]&amp;[.G157]&amp;[.$M$1]&amp;&quot;Vue &quot;&amp;[.G157]&amp;&quot;&lt;/a&gt;&lt;/th&gt;&lt;/tr&gt;&quot;" office:value-type="string" office:string-value="&lt;tr&gt;&lt;th&gt;&lt;a class=&quot;page&quot; href=&quot;M1550b_Hsueh2018_156.html&quot;&gt;Vue 156&lt;/a&gt;&lt;/th&gt;&lt;/tr&gt;" calcext:value-type="string">
            <text:p>&lt;tr&gt;&lt;th&gt;&lt;a class="page" href="M1550b_Hsueh2018_156.html"&gt;Vue 15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8]&amp;[.C158]&amp;[.D158]&amp;[.E158]&amp;[.F158]&amp;[.G158]&amp;[.H158]" office:value-type="string" office:string-value="&lt;img src=&quot;https://gallica.bnf.fr/ark:/12148/btv1b8624665r/f156.jpeg&quot;&gt;&lt;a class=&quot;page&quot; href=&quot;M1550b_Hsueh2018_155.html&quot;&gt;Vue précédente&lt;/a&gt; - &lt;a class=&quot;page&quot; href=&quot;M1550b_Hsueh2018_menu.html&quot;&gt;Menu&lt;/a&gt; - &lt;a class=&quot;page&quot; href=&quot;M1550b_Hsueh2018_157.html&quot;&gt;Vue suivante&lt;/a&gt;" calcext:value-type="string">
            <text:p>&lt;img src="https://gallica.bnf.fr/ark:/12148/btv1b8624665r/f156.jpeg"&gt;&lt;a class="page" href="M1550b_Hsueh2018_155.html"&gt;Vue précédente&lt;/a&gt; - &lt;a class="page" href="M1550b_Hsueh2018_menu.html"&gt;Menu&lt;/a&gt; - &lt;a class="page" href="M1550b_Hsueh2018_157.html"&gt;Vue suivante&lt;/a&gt;</text:p>
          </table:table-cell>
          <table:table-cell/>
          <table:table-cell table:style-name="ce19" table:formula="of:=&quot;&lt;tr&gt;&lt;th&gt;&quot;&amp;[.$A$1]&amp;[.G158]&amp;[.$M$1]&amp;&quot;Vue &quot;&amp;[.G158]&amp;&quot;&lt;/a&gt;&lt;/th&gt;&lt;/tr&gt;&quot;" office:value-type="string" office:string-value="&lt;tr&gt;&lt;th&gt;&lt;a class=&quot;page&quot; href=&quot;M1550b_Hsueh2018_157.html&quot;&gt;Vue 157&lt;/a&gt;&lt;/th&gt;&lt;/tr&gt;" calcext:value-type="string">
            <text:p>&lt;tr&gt;&lt;th&gt;&lt;a class="page" href="M1550b_Hsueh2018_157.html"&gt;Vue 15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9]&amp;[.C159]&amp;[.D159]&amp;[.E159]&amp;[.F159]&amp;[.G159]&amp;[.H159]" office:value-type="string" office:string-value="&lt;img src=&quot;https://gallica.bnf.fr/ark:/12148/btv1b8624665r/f157.jpeg&quot;&gt;&lt;a class=&quot;page&quot; href=&quot;M1550b_Hsueh2018_156.html&quot;&gt;Vue précédente&lt;/a&gt; - &lt;a class=&quot;page&quot; href=&quot;M1550b_Hsueh2018_menu.html&quot;&gt;Menu&lt;/a&gt; - &lt;a class=&quot;page&quot; href=&quot;M1550b_Hsueh2018_158.html&quot;&gt;Vue suivante&lt;/a&gt;" calcext:value-type="string">
            <text:p>&lt;img src="https://gallica.bnf.fr/ark:/12148/btv1b8624665r/f157.jpeg"&gt;&lt;a class="page" href="M1550b_Hsueh2018_156.html"&gt;Vue précédente&lt;/a&gt; - &lt;a class="page" href="M1550b_Hsueh2018_menu.html"&gt;Menu&lt;/a&gt; - &lt;a class="page" href="M1550b_Hsueh2018_158.html"&gt;Vue suivante&lt;/a&gt;</text:p>
          </table:table-cell>
          <table:table-cell/>
          <table:table-cell table:style-name="ce19" table:formula="of:=&quot;&lt;tr&gt;&lt;th&gt;&quot;&amp;[.$A$1]&amp;[.G159]&amp;[.$M$1]&amp;&quot;Vue &quot;&amp;[.G159]&amp;&quot;&lt;/a&gt;&lt;/th&gt;&lt;/tr&gt;&quot;" office:value-type="string" office:string-value="&lt;tr&gt;&lt;th&gt;&lt;a class=&quot;page&quot; href=&quot;M1550b_Hsueh2018_158.html&quot;&gt;Vue 158&lt;/a&gt;&lt;/th&gt;&lt;/tr&gt;" calcext:value-type="string">
            <text:p>&lt;tr&gt;&lt;th&gt;&lt;a class="page" href="M1550b_Hsueh2018_158.html"&gt;Vue 15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0]&amp;[.C160]&amp;[.D160]&amp;[.E160]&amp;[.F160]&amp;[.G160]&amp;[.H160]" office:value-type="string" office:string-value="&lt;img src=&quot;https://gallica.bnf.fr/ark:/12148/btv1b8624665r/f158.jpeg&quot;&gt;&lt;a class=&quot;page&quot; href=&quot;M1550b_Hsueh2018_157.html&quot;&gt;Vue précédente&lt;/a&gt; - &lt;a class=&quot;page&quot; href=&quot;M1550b_Hsueh2018_menu.html&quot;&gt;Menu&lt;/a&gt; - &lt;a class=&quot;page&quot; href=&quot;M1550b_Hsueh2018_159.html&quot;&gt;Vue suivante&lt;/a&gt;" calcext:value-type="string">
            <text:p>&lt;img src="https://gallica.bnf.fr/ark:/12148/btv1b8624665r/f158.jpeg"&gt;&lt;a class="page" href="M1550b_Hsueh2018_157.html"&gt;Vue précédente&lt;/a&gt; - &lt;a class="page" href="M1550b_Hsueh2018_menu.html"&gt;Menu&lt;/a&gt; - &lt;a class="page" href="M1550b_Hsueh2018_159.html"&gt;Vue suivante&lt;/a&gt;</text:p>
          </table:table-cell>
          <table:table-cell/>
          <table:table-cell table:style-name="ce19" table:formula="of:=&quot;&lt;tr&gt;&lt;th&gt;&quot;&amp;[.$A$1]&amp;[.G160]&amp;[.$M$1]&amp;&quot;Vue &quot;&amp;[.G160]&amp;&quot;&lt;/a&gt;&lt;/th&gt;&lt;/tr&gt;&quot;" office:value-type="string" office:string-value="&lt;tr&gt;&lt;th&gt;&lt;a class=&quot;page&quot; href=&quot;M1550b_Hsueh2018_159.html&quot;&gt;Vue 159&lt;/a&gt;&lt;/th&gt;&lt;/tr&gt;" calcext:value-type="string">
            <text:p>&lt;tr&gt;&lt;th&gt;&lt;a class="page" href="M1550b_Hsueh2018_159.html"&gt;Vue 15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1]&amp;[.C161]&amp;[.D161]&amp;[.E161]&amp;[.F161]&amp;[.G161]&amp;[.H161]" office:value-type="string" office:string-value="&lt;img src=&quot;https://gallica.bnf.fr/ark:/12148/btv1b8624665r/f159.jpeg&quot;&gt;&lt;a class=&quot;page&quot; href=&quot;M1550b_Hsueh2018_158.html&quot;&gt;Vue précédente&lt;/a&gt; - &lt;a class=&quot;page&quot; href=&quot;M1550b_Hsueh2018_menu.html&quot;&gt;Menu&lt;/a&gt; - &lt;a class=&quot;page&quot; href=&quot;M1550b_Hsueh2018_160.html&quot;&gt;Vue suivante&lt;/a&gt;" calcext:value-type="string">
            <text:p>&lt;img src="https://gallica.bnf.fr/ark:/12148/btv1b8624665r/f159.jpeg"&gt;&lt;a class="page" href="M1550b_Hsueh2018_158.html"&gt;Vue précédente&lt;/a&gt; - &lt;a class="page" href="M1550b_Hsueh2018_menu.html"&gt;Menu&lt;/a&gt; - &lt;a class="page" href="M1550b_Hsueh2018_160.html"&gt;Vue suivante&lt;/a&gt;</text:p>
          </table:table-cell>
          <table:table-cell/>
          <table:table-cell table:style-name="ce19" table:formula="of:=&quot;&lt;tr&gt;&lt;th&gt;&quot;&amp;[.$A$1]&amp;[.G161]&amp;[.$M$1]&amp;&quot;Vue &quot;&amp;[.G161]&amp;&quot;&lt;/a&gt;&lt;/th&gt;&lt;/tr&gt;&quot;" office:value-type="string" office:string-value="&lt;tr&gt;&lt;th&gt;&lt;a class=&quot;page&quot; href=&quot;M1550b_Hsueh2018_160.html&quot;&gt;Vue 160&lt;/a&gt;&lt;/th&gt;&lt;/tr&gt;" calcext:value-type="string">
            <text:p>&lt;tr&gt;&lt;th&gt;&lt;a class="page" href="M1550b_Hsueh2018_160.html"&gt;Vue 16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2]&amp;[.C162]&amp;[.D162]&amp;[.E162]&amp;[.F162]&amp;[.G162]&amp;[.H162]" office:value-type="string" office:string-value="&lt;img src=&quot;https://gallica.bnf.fr/ark:/12148/btv1b8624665r/f160.jpeg&quot;&gt;&lt;a class=&quot;page&quot; href=&quot;M1550b_Hsueh2018_159.html&quot;&gt;Vue précédente&lt;/a&gt; - &lt;a class=&quot;page&quot; href=&quot;M1550b_Hsueh2018_menu.html&quot;&gt;Menu&lt;/a&gt; - &lt;a class=&quot;page&quot; href=&quot;M1550b_Hsueh2018_161.html&quot;&gt;Vue suivante&lt;/a&gt;" calcext:value-type="string">
            <text:p>&lt;img src="https://gallica.bnf.fr/ark:/12148/btv1b8624665r/f160.jpeg"&gt;&lt;a class="page" href="M1550b_Hsueh2018_159.html"&gt;Vue précédente&lt;/a&gt; - &lt;a class="page" href="M1550b_Hsueh2018_menu.html"&gt;Menu&lt;/a&gt; - &lt;a class="page" href="M1550b_Hsueh2018_161.html"&gt;Vue suivante&lt;/a&gt;</text:p>
          </table:table-cell>
          <table:table-cell/>
          <table:table-cell table:style-name="ce19" table:formula="of:=&quot;&lt;tr&gt;&lt;th&gt;&quot;&amp;[.$A$1]&amp;[.G162]&amp;[.$M$1]&amp;&quot;Vue &quot;&amp;[.G162]&amp;&quot;&lt;/a&gt;&lt;/th&gt;&lt;/tr&gt;&quot;" office:value-type="string" office:string-value="&lt;tr&gt;&lt;th&gt;&lt;a class=&quot;page&quot; href=&quot;M1550b_Hsueh2018_161.html&quot;&gt;Vue 161&lt;/a&gt;&lt;/th&gt;&lt;/tr&gt;" calcext:value-type="string">
            <text:p>&lt;tr&gt;&lt;th&gt;&lt;a class="page" href="M1550b_Hsueh2018_161.html"&gt;Vue 16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3]&amp;[.C163]&amp;[.D163]&amp;[.E163]&amp;[.F163]&amp;[.G163]&amp;[.H163]" office:value-type="string" office:string-value="&lt;img src=&quot;https://gallica.bnf.fr/ark:/12148/btv1b8624665r/f161.jpeg&quot;&gt;&lt;a class=&quot;page&quot; href=&quot;M1550b_Hsueh2018_160.html&quot;&gt;Vue précédente&lt;/a&gt; - &lt;a class=&quot;page&quot; href=&quot;M1550b_Hsueh2018_menu.html&quot;&gt;Menu&lt;/a&gt; - &lt;a class=&quot;page&quot; href=&quot;M1550b_Hsueh2018_162.html&quot;&gt;Vue suivante&lt;/a&gt;" calcext:value-type="string">
            <text:p>&lt;img src="https://gallica.bnf.fr/ark:/12148/btv1b8624665r/f161.jpeg"&gt;&lt;a class="page" href="M1550b_Hsueh2018_160.html"&gt;Vue précédente&lt;/a&gt; - &lt;a class="page" href="M1550b_Hsueh2018_menu.html"&gt;Menu&lt;/a&gt; - &lt;a class="page" href="M1550b_Hsueh2018_162.html"&gt;Vue suivante&lt;/a&gt;</text:p>
          </table:table-cell>
          <table:table-cell/>
          <table:table-cell table:style-name="ce19" table:formula="of:=&quot;&lt;tr&gt;&lt;th&gt;&quot;&amp;[.$A$1]&amp;[.G163]&amp;[.$M$1]&amp;&quot;Vue &quot;&amp;[.G163]&amp;&quot;&lt;/a&gt;&lt;/th&gt;&lt;/tr&gt;&quot;" office:value-type="string" office:string-value="&lt;tr&gt;&lt;th&gt;&lt;a class=&quot;page&quot; href=&quot;M1550b_Hsueh2018_162.html&quot;&gt;Vue 162&lt;/a&gt;&lt;/th&gt;&lt;/tr&gt;" calcext:value-type="string">
            <text:p>&lt;tr&gt;&lt;th&gt;&lt;a class="page" href="M1550b_Hsueh2018_162.html"&gt;Vue 16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4]&amp;[.C164]&amp;[.D164]&amp;[.E164]&amp;[.F164]&amp;[.G164]&amp;[.H164]" office:value-type="string" office:string-value="&lt;img src=&quot;https://gallica.bnf.fr/ark:/12148/btv1b8624665r/f162.jpeg&quot;&gt;&lt;a class=&quot;page&quot; href=&quot;M1550b_Hsueh2018_161.html&quot;&gt;Vue précédente&lt;/a&gt; - &lt;a class=&quot;page&quot; href=&quot;M1550b_Hsueh2018_menu.html&quot;&gt;Menu&lt;/a&gt; - &lt;a class=&quot;page&quot; href=&quot;M1550b_Hsueh2018_163.html&quot;&gt;Vue suivante&lt;/a&gt;" calcext:value-type="string">
            <text:p>&lt;img src="https://gallica.bnf.fr/ark:/12148/btv1b8624665r/f162.jpeg"&gt;&lt;a class="page" href="M1550b_Hsueh2018_161.html"&gt;Vue précédente&lt;/a&gt; - &lt;a class="page" href="M1550b_Hsueh2018_menu.html"&gt;Menu&lt;/a&gt; - &lt;a class="page" href="M1550b_Hsueh2018_163.html"&gt;Vue suivante&lt;/a&gt;</text:p>
          </table:table-cell>
          <table:table-cell/>
          <table:table-cell table:style-name="ce19" table:formula="of:=&quot;&lt;tr&gt;&lt;th&gt;&quot;&amp;[.$A$1]&amp;[.G164]&amp;[.$M$1]&amp;&quot;Vue &quot;&amp;[.G164]&amp;&quot;&lt;/a&gt;&lt;/th&gt;&lt;/tr&gt;&quot;" office:value-type="string" office:string-value="&lt;tr&gt;&lt;th&gt;&lt;a class=&quot;page&quot; href=&quot;M1550b_Hsueh2018_163.html&quot;&gt;Vue 163&lt;/a&gt;&lt;/th&gt;&lt;/tr&gt;" calcext:value-type="string">
            <text:p>&lt;tr&gt;&lt;th&gt;&lt;a class="page" href="M1550b_Hsueh2018_163.html"&gt;Vue 16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5]&amp;[.C165]&amp;[.D165]&amp;[.E165]&amp;[.F165]&amp;[.G165]&amp;[.H165]" office:value-type="string" office:string-value="&lt;img src=&quot;https://gallica.bnf.fr/ark:/12148/btv1b8624665r/f163.jpeg&quot;&gt;&lt;a class=&quot;page&quot; href=&quot;M1550b_Hsueh2018_162.html&quot;&gt;Vue précédente&lt;/a&gt; - &lt;a class=&quot;page&quot; href=&quot;M1550b_Hsueh2018_menu.html&quot;&gt;Menu&lt;/a&gt; - &lt;a class=&quot;page&quot; href=&quot;M1550b_Hsueh2018_164.html&quot;&gt;Vue suivante&lt;/a&gt;" calcext:value-type="string">
            <text:p>&lt;img src="https://gallica.bnf.fr/ark:/12148/btv1b8624665r/f163.jpeg"&gt;&lt;a class="page" href="M1550b_Hsueh2018_162.html"&gt;Vue précédente&lt;/a&gt; - &lt;a class="page" href="M1550b_Hsueh2018_menu.html"&gt;Menu&lt;/a&gt; - &lt;a class="page" href="M1550b_Hsueh2018_164.html"&gt;Vue suivante&lt;/a&gt;</text:p>
          </table:table-cell>
          <table:table-cell/>
          <table:table-cell table:style-name="ce19" table:formula="of:=&quot;&lt;tr&gt;&lt;th&gt;&quot;&amp;[.$A$1]&amp;[.G165]&amp;[.$M$1]&amp;&quot;Vue &quot;&amp;[.G165]&amp;&quot;&lt;/a&gt;&lt;/th&gt;&lt;/tr&gt;&quot;" office:value-type="string" office:string-value="&lt;tr&gt;&lt;th&gt;&lt;a class=&quot;page&quot; href=&quot;M1550b_Hsueh2018_164.html&quot;&gt;Vue 164&lt;/a&gt;&lt;/th&gt;&lt;/tr&gt;" calcext:value-type="string">
            <text:p>&lt;tr&gt;&lt;th&gt;&lt;a class="page" href="M1550b_Hsueh2018_164.html"&gt;Vue 16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6]&amp;[.C166]&amp;[.D166]&amp;[.E166]&amp;[.F166]&amp;[.G166]&amp;[.H166]" office:value-type="string" office:string-value="&lt;img src=&quot;https://gallica.bnf.fr/ark:/12148/btv1b8624665r/f164.jpeg&quot;&gt;&lt;a class=&quot;page&quot; href=&quot;M1550b_Hsueh2018_163.html&quot;&gt;Vue précédente&lt;/a&gt; - &lt;a class=&quot;page&quot; href=&quot;M1550b_Hsueh2018_menu.html&quot;&gt;Menu&lt;/a&gt; - &lt;a class=&quot;page&quot; href=&quot;M1550b_Hsueh2018_165.html&quot;&gt;Vue suivante&lt;/a&gt;" calcext:value-type="string">
            <text:p>&lt;img src="https://gallica.bnf.fr/ark:/12148/btv1b8624665r/f164.jpeg"&gt;&lt;a class="page" href="M1550b_Hsueh2018_163.html"&gt;Vue précédente&lt;/a&gt; - &lt;a class="page" href="M1550b_Hsueh2018_menu.html"&gt;Menu&lt;/a&gt; - &lt;a class="page" href="M1550b_Hsueh2018_165.html"&gt;Vue suivante&lt;/a&gt;</text:p>
          </table:table-cell>
          <table:table-cell/>
          <table:table-cell table:style-name="ce19" table:formula="of:=&quot;&lt;tr&gt;&lt;th&gt;&quot;&amp;[.$A$1]&amp;[.G166]&amp;[.$M$1]&amp;&quot;Vue &quot;&amp;[.G166]&amp;&quot;&lt;/a&gt;&lt;/th&gt;&lt;/tr&gt;&quot;" office:value-type="string" office:string-value="&lt;tr&gt;&lt;th&gt;&lt;a class=&quot;page&quot; href=&quot;M1550b_Hsueh2018_165.html&quot;&gt;Vue 165&lt;/a&gt;&lt;/th&gt;&lt;/tr&gt;" calcext:value-type="string">
            <text:p>&lt;tr&gt;&lt;th&gt;&lt;a class="page" href="M1550b_Hsueh2018_165.html"&gt;Vue 16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7]&amp;[.C167]&amp;[.D167]&amp;[.E167]&amp;[.F167]&amp;[.G167]&amp;[.H167]" office:value-type="string" office:string-value="&lt;img src=&quot;https://gallica.bnf.fr/ark:/12148/btv1b8624665r/f165.jpeg&quot;&gt;&lt;a class=&quot;page&quot; href=&quot;M1550b_Hsueh2018_164.html&quot;&gt;Vue précédente&lt;/a&gt; - &lt;a class=&quot;page&quot; href=&quot;M1550b_Hsueh2018_menu.html&quot;&gt;Menu&lt;/a&gt; - &lt;a class=&quot;page&quot; href=&quot;M1550b_Hsueh2018_166.html&quot;&gt;Vue suivante&lt;/a&gt;" calcext:value-type="string">
            <text:p>&lt;img src="https://gallica.bnf.fr/ark:/12148/btv1b8624665r/f165.jpeg"&gt;&lt;a class="page" href="M1550b_Hsueh2018_164.html"&gt;Vue précédente&lt;/a&gt; - &lt;a class="page" href="M1550b_Hsueh2018_menu.html"&gt;Menu&lt;/a&gt; - &lt;a class="page" href="M1550b_Hsueh2018_166.html"&gt;Vue suivante&lt;/a&gt;</text:p>
          </table:table-cell>
          <table:table-cell/>
          <table:table-cell table:style-name="ce19" table:formula="of:=&quot;&lt;tr&gt;&lt;th&gt;&quot;&amp;[.$A$1]&amp;[.G167]&amp;[.$M$1]&amp;&quot;Vue &quot;&amp;[.G167]&amp;&quot;&lt;/a&gt;&lt;/th&gt;&lt;/tr&gt;&quot;" office:value-type="string" office:string-value="&lt;tr&gt;&lt;th&gt;&lt;a class=&quot;page&quot; href=&quot;M1550b_Hsueh2018_166.html&quot;&gt;Vue 166&lt;/a&gt;&lt;/th&gt;&lt;/tr&gt;" calcext:value-type="string">
            <text:p>&lt;tr&gt;&lt;th&gt;&lt;a class="page" href="M1550b_Hsueh2018_166.html"&gt;Vue 16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8]&amp;[.C168]&amp;[.D168]&amp;[.E168]&amp;[.F168]&amp;[.G168]&amp;[.H168]" office:value-type="string" office:string-value="&lt;img src=&quot;https://gallica.bnf.fr/ark:/12148/btv1b8624665r/f166.jpeg&quot;&gt;&lt;a class=&quot;page&quot; href=&quot;M1550b_Hsueh2018_165.html&quot;&gt;Vue précédente&lt;/a&gt; - &lt;a class=&quot;page&quot; href=&quot;M1550b_Hsueh2018_menu.html&quot;&gt;Menu&lt;/a&gt; - &lt;a class=&quot;page&quot; href=&quot;M1550b_Hsueh2018_167.html&quot;&gt;Vue suivante&lt;/a&gt;" calcext:value-type="string">
            <text:p>&lt;img src="https://gallica.bnf.fr/ark:/12148/btv1b8624665r/f166.jpeg"&gt;&lt;a class="page" href="M1550b_Hsueh2018_165.html"&gt;Vue précédente&lt;/a&gt; - &lt;a class="page" href="M1550b_Hsueh2018_menu.html"&gt;Menu&lt;/a&gt; - &lt;a class="page" href="M1550b_Hsueh2018_167.html"&gt;Vue suivante&lt;/a&gt;</text:p>
          </table:table-cell>
          <table:table-cell/>
          <table:table-cell table:style-name="ce19" table:formula="of:=&quot;&lt;tr&gt;&lt;th&gt;&quot;&amp;[.$A$1]&amp;[.G168]&amp;[.$M$1]&amp;&quot;Vue &quot;&amp;[.G168]&amp;&quot;&lt;/a&gt;&lt;/th&gt;&lt;/tr&gt;&quot;" office:value-type="string" office:string-value="&lt;tr&gt;&lt;th&gt;&lt;a class=&quot;page&quot; href=&quot;M1550b_Hsueh2018_167.html&quot;&gt;Vue 167&lt;/a&gt;&lt;/th&gt;&lt;/tr&gt;" calcext:value-type="string">
            <text:p>&lt;tr&gt;&lt;th&gt;&lt;a class="page" href="M1550b_Hsueh2018_167.html"&gt;Vue 16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9]&amp;[.C169]&amp;[.D169]&amp;[.E169]&amp;[.F169]&amp;[.G169]&amp;[.H169]" office:value-type="string" office:string-value="&lt;img src=&quot;https://gallica.bnf.fr/ark:/12148/btv1b8624665r/f167.jpeg&quot;&gt;&lt;a class=&quot;page&quot; href=&quot;M1550b_Hsueh2018_166.html&quot;&gt;Vue précédente&lt;/a&gt; - &lt;a class=&quot;page&quot; href=&quot;M1550b_Hsueh2018_menu.html&quot;&gt;Menu&lt;/a&gt; - &lt;a class=&quot;page&quot; href=&quot;M1550b_Hsueh2018_168.html&quot;&gt;Vue suivante&lt;/a&gt;" calcext:value-type="string">
            <text:p>&lt;img src="https://gallica.bnf.fr/ark:/12148/btv1b8624665r/f167.jpeg"&gt;&lt;a class="page" href="M1550b_Hsueh2018_166.html"&gt;Vue précédente&lt;/a&gt; - &lt;a class="page" href="M1550b_Hsueh2018_menu.html"&gt;Menu&lt;/a&gt; - &lt;a class="page" href="M1550b_Hsueh2018_168.html"&gt;Vue suivante&lt;/a&gt;</text:p>
          </table:table-cell>
          <table:table-cell/>
          <table:table-cell table:style-name="ce19" table:formula="of:=&quot;&lt;tr&gt;&lt;th&gt;&quot;&amp;[.$A$1]&amp;[.G169]&amp;[.$M$1]&amp;&quot;Vue &quot;&amp;[.G169]&amp;&quot;&lt;/a&gt;&lt;/th&gt;&lt;/tr&gt;&quot;" office:value-type="string" office:string-value="&lt;tr&gt;&lt;th&gt;&lt;a class=&quot;page&quot; href=&quot;M1550b_Hsueh2018_168.html&quot;&gt;Vue 168&lt;/a&gt;&lt;/th&gt;&lt;/tr&gt;" calcext:value-type="string">
            <text:p>&lt;tr&gt;&lt;th&gt;&lt;a class="page" href="M1550b_Hsueh2018_168.html"&gt;Vue 16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0]&amp;[.C170]&amp;[.D170]&amp;[.E170]&amp;[.F170]&amp;[.G170]&amp;[.H170]" office:value-type="string" office:string-value="&lt;img src=&quot;https://gallica.bnf.fr/ark:/12148/btv1b8624665r/f168.jpeg&quot;&gt;&lt;a class=&quot;page&quot; href=&quot;M1550b_Hsueh2018_167.html&quot;&gt;Vue précédente&lt;/a&gt; - &lt;a class=&quot;page&quot; href=&quot;M1550b_Hsueh2018_menu.html&quot;&gt;Menu&lt;/a&gt; - &lt;a class=&quot;page&quot; href=&quot;M1550b_Hsueh2018_169.html&quot;&gt;Vue suivante&lt;/a&gt;" calcext:value-type="string">
            <text:p>&lt;img src="https://gallica.bnf.fr/ark:/12148/btv1b8624665r/f168.jpeg"&gt;&lt;a class="page" href="M1550b_Hsueh2018_167.html"&gt;Vue précédente&lt;/a&gt; - &lt;a class="page" href="M1550b_Hsueh2018_menu.html"&gt;Menu&lt;/a&gt; - &lt;a class="page" href="M1550b_Hsueh2018_169.html"&gt;Vue suivante&lt;/a&gt;</text:p>
          </table:table-cell>
          <table:table-cell/>
          <table:table-cell table:style-name="ce19" table:formula="of:=&quot;&lt;tr&gt;&lt;th&gt;&quot;&amp;[.$A$1]&amp;[.G170]&amp;[.$M$1]&amp;&quot;Vue &quot;&amp;[.G170]&amp;&quot;&lt;/a&gt;&lt;/th&gt;&lt;/tr&gt;&quot;" office:value-type="string" office:string-value="&lt;tr&gt;&lt;th&gt;&lt;a class=&quot;page&quot; href=&quot;M1550b_Hsueh2018_169.html&quot;&gt;Vue 169&lt;/a&gt;&lt;/th&gt;&lt;/tr&gt;" calcext:value-type="string">
            <text:p>&lt;tr&gt;&lt;th&gt;&lt;a class="page" href="M1550b_Hsueh2018_169.html"&gt;Vue 16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1]&amp;[.C171]&amp;[.D171]&amp;[.E171]&amp;[.F171]&amp;[.G171]&amp;[.H171]" office:value-type="string" office:string-value="&lt;img src=&quot;https://gallica.bnf.fr/ark:/12148/btv1b8624665r/f169.jpeg&quot;&gt;&lt;a class=&quot;page&quot; href=&quot;M1550b_Hsueh2018_168.html&quot;&gt;Vue précédente&lt;/a&gt; - &lt;a class=&quot;page&quot; href=&quot;M1550b_Hsueh2018_menu.html&quot;&gt;Menu&lt;/a&gt; - &lt;a class=&quot;page&quot; href=&quot;M1550b_Hsueh2018_170.html&quot;&gt;Vue suivante&lt;/a&gt;" calcext:value-type="string">
            <text:p>&lt;img src="https://gallica.bnf.fr/ark:/12148/btv1b8624665r/f169.jpeg"&gt;&lt;a class="page" href="M1550b_Hsueh2018_168.html"&gt;Vue précédente&lt;/a&gt; - &lt;a class="page" href="M1550b_Hsueh2018_menu.html"&gt;Menu&lt;/a&gt; - &lt;a class="page" href="M1550b_Hsueh2018_170.html"&gt;Vue suivante&lt;/a&gt;</text:p>
          </table:table-cell>
          <table:table-cell/>
          <table:table-cell table:style-name="ce19" table:formula="of:=&quot;&lt;tr&gt;&lt;th&gt;&quot;&amp;[.$A$1]&amp;[.G171]&amp;[.$M$1]&amp;&quot;Vue &quot;&amp;[.G171]&amp;&quot;&lt;/a&gt;&lt;/th&gt;&lt;/tr&gt;&quot;" office:value-type="string" office:string-value="&lt;tr&gt;&lt;th&gt;&lt;a class=&quot;page&quot; href=&quot;M1550b_Hsueh2018_170.html&quot;&gt;Vue 170&lt;/a&gt;&lt;/th&gt;&lt;/tr&gt;" calcext:value-type="string">
            <text:p>&lt;tr&gt;&lt;th&gt;&lt;a class="page" href="M1550b_Hsueh2018_170.html"&gt;Vue 17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2]&amp;[.C172]&amp;[.D172]&amp;[.E172]&amp;[.F172]&amp;[.G172]&amp;[.H172]" office:value-type="string" office:string-value="&lt;img src=&quot;https://gallica.bnf.fr/ark:/12148/btv1b8624665r/f170.jpeg&quot;&gt;&lt;a class=&quot;page&quot; href=&quot;M1550b_Hsueh2018_169.html&quot;&gt;Vue précédente&lt;/a&gt; - &lt;a class=&quot;page&quot; href=&quot;M1550b_Hsueh2018_menu.html&quot;&gt;Menu&lt;/a&gt; - &lt;a class=&quot;page&quot; href=&quot;M1550b_Hsueh2018_171.html&quot;&gt;Vue suivante&lt;/a&gt;" calcext:value-type="string">
            <text:p>&lt;img src="https://gallica.bnf.fr/ark:/12148/btv1b8624665r/f170.jpeg"&gt;&lt;a class="page" href="M1550b_Hsueh2018_169.html"&gt;Vue précédente&lt;/a&gt; - &lt;a class="page" href="M1550b_Hsueh2018_menu.html"&gt;Menu&lt;/a&gt; - &lt;a class="page" href="M1550b_Hsueh2018_171.html"&gt;Vue suivante&lt;/a&gt;</text:p>
          </table:table-cell>
          <table:table-cell/>
          <table:table-cell table:style-name="ce19" table:formula="of:=&quot;&lt;tr&gt;&lt;th&gt;&quot;&amp;[.$A$1]&amp;[.G172]&amp;[.$M$1]&amp;&quot;Vue &quot;&amp;[.G172]&amp;&quot;&lt;/a&gt;&lt;/th&gt;&lt;/tr&gt;&quot;" office:value-type="string" office:string-value="&lt;tr&gt;&lt;th&gt;&lt;a class=&quot;page&quot; href=&quot;M1550b_Hsueh2018_171.html&quot;&gt;Vue 171&lt;/a&gt;&lt;/th&gt;&lt;/tr&gt;" calcext:value-type="string">
            <text:p>&lt;tr&gt;&lt;th&gt;&lt;a class="page" href="M1550b_Hsueh2018_171.html"&gt;Vue 17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3]&amp;[.C173]&amp;[.D173]&amp;[.E173]&amp;[.F173]&amp;[.G173]&amp;[.H173]" office:value-type="string" office:string-value="&lt;img src=&quot;https://gallica.bnf.fr/ark:/12148/btv1b8624665r/f171.jpeg&quot;&gt;&lt;a class=&quot;page&quot; href=&quot;M1550b_Hsueh2018_170.html&quot;&gt;Vue précédente&lt;/a&gt; - &lt;a class=&quot;page&quot; href=&quot;M1550b_Hsueh2018_menu.html&quot;&gt;Menu&lt;/a&gt; - &lt;a class=&quot;page&quot; href=&quot;M1550b_Hsueh2018_172.html&quot;&gt;Vue suivante&lt;/a&gt;" calcext:value-type="string">
            <text:p>&lt;img src="https://gallica.bnf.fr/ark:/12148/btv1b8624665r/f171.jpeg"&gt;&lt;a class="page" href="M1550b_Hsueh2018_170.html"&gt;Vue précédente&lt;/a&gt; - &lt;a class="page" href="M1550b_Hsueh2018_menu.html"&gt;Menu&lt;/a&gt; - &lt;a class="page" href="M1550b_Hsueh2018_172.html"&gt;Vue suivante&lt;/a&gt;</text:p>
          </table:table-cell>
          <table:table-cell/>
          <table:table-cell table:style-name="ce19" table:formula="of:=&quot;&lt;tr&gt;&lt;th&gt;&quot;&amp;[.$A$1]&amp;[.G173]&amp;[.$M$1]&amp;&quot;Vue &quot;&amp;[.G173]&amp;&quot;&lt;/a&gt;&lt;/th&gt;&lt;/tr&gt;&quot;" office:value-type="string" office:string-value="&lt;tr&gt;&lt;th&gt;&lt;a class=&quot;page&quot; href=&quot;M1550b_Hsueh2018_172.html&quot;&gt;Vue 172&lt;/a&gt;&lt;/th&gt;&lt;/tr&gt;" calcext:value-type="string">
            <text:p>&lt;tr&gt;&lt;th&gt;&lt;a class="page" href="M1550b_Hsueh2018_172.html"&gt;Vue 17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4]&amp;[.C174]&amp;[.D174]&amp;[.E174]&amp;[.F174]&amp;[.G174]&amp;[.H174]" office:value-type="string" office:string-value="&lt;img src=&quot;https://gallica.bnf.fr/ark:/12148/btv1b8624665r/f172.jpeg&quot;&gt;&lt;a class=&quot;page&quot; href=&quot;M1550b_Hsueh2018_171.html&quot;&gt;Vue précédente&lt;/a&gt; - &lt;a class=&quot;page&quot; href=&quot;M1550b_Hsueh2018_menu.html&quot;&gt;Menu&lt;/a&gt; - &lt;a class=&quot;page&quot; href=&quot;M1550b_Hsueh2018_173.html&quot;&gt;Vue suivante&lt;/a&gt;" calcext:value-type="string">
            <text:p>&lt;img src="https://gallica.bnf.fr/ark:/12148/btv1b8624665r/f172.jpeg"&gt;&lt;a class="page" href="M1550b_Hsueh2018_171.html"&gt;Vue précédente&lt;/a&gt; - &lt;a class="page" href="M1550b_Hsueh2018_menu.html"&gt;Menu&lt;/a&gt; - &lt;a class="page" href="M1550b_Hsueh2018_173.html"&gt;Vue suivante&lt;/a&gt;</text:p>
          </table:table-cell>
          <table:table-cell/>
          <table:table-cell table:style-name="ce19" table:formula="of:=&quot;&lt;tr&gt;&lt;th&gt;&quot;&amp;[.$A$1]&amp;[.G174]&amp;[.$M$1]&amp;&quot;Vue &quot;&amp;[.G174]&amp;&quot;&lt;/a&gt;&lt;/th&gt;&lt;/tr&gt;&quot;" office:value-type="string" office:string-value="&lt;tr&gt;&lt;th&gt;&lt;a class=&quot;page&quot; href=&quot;M1550b_Hsueh2018_173.html&quot;&gt;Vue 173&lt;/a&gt;&lt;/th&gt;&lt;/tr&gt;" calcext:value-type="string">
            <text:p>&lt;tr&gt;&lt;th&gt;&lt;a class="page" href="M1550b_Hsueh2018_173.html"&gt;Vue 17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5]&amp;[.C175]&amp;[.D175]&amp;[.E175]&amp;[.F175]&amp;[.G175]&amp;[.H175]" office:value-type="string" office:string-value="&lt;img src=&quot;https://gallica.bnf.fr/ark:/12148/btv1b8624665r/f173.jpeg&quot;&gt;&lt;a class=&quot;page&quot; href=&quot;M1550b_Hsueh2018_172.html&quot;&gt;Vue précédente&lt;/a&gt; - &lt;a class=&quot;page&quot; href=&quot;M1550b_Hsueh2018_menu.html&quot;&gt;Menu&lt;/a&gt; - &lt;a class=&quot;page&quot; href=&quot;M1550b_Hsueh2018_174.html&quot;&gt;Vue suivante&lt;/a&gt;" calcext:value-type="string">
            <text:p>&lt;img src="https://gallica.bnf.fr/ark:/12148/btv1b8624665r/f173.jpeg"&gt;&lt;a class="page" href="M1550b_Hsueh2018_172.html"&gt;Vue précédente&lt;/a&gt; - &lt;a class="page" href="M1550b_Hsueh2018_menu.html"&gt;Menu&lt;/a&gt; - &lt;a class="page" href="M1550b_Hsueh2018_174.html"&gt;Vue suivante&lt;/a&gt;</text:p>
          </table:table-cell>
          <table:table-cell/>
          <table:table-cell table:style-name="ce19" table:formula="of:=&quot;&lt;tr&gt;&lt;th&gt;&quot;&amp;[.$A$1]&amp;[.G175]&amp;[.$M$1]&amp;&quot;Vue &quot;&amp;[.G175]&amp;&quot;&lt;/a&gt;&lt;/th&gt;&lt;/tr&gt;&quot;" office:value-type="string" office:string-value="&lt;tr&gt;&lt;th&gt;&lt;a class=&quot;page&quot; href=&quot;M1550b_Hsueh2018_174.html&quot;&gt;Vue 174&lt;/a&gt;&lt;/th&gt;&lt;/tr&gt;" calcext:value-type="string">
            <text:p>&lt;tr&gt;&lt;th&gt;&lt;a class="page" href="M1550b_Hsueh2018_174.html"&gt;Vue 17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6]&amp;[.C176]&amp;[.D176]&amp;[.E176]&amp;[.F176]&amp;[.G176]&amp;[.H176]" office:value-type="string" office:string-value="&lt;img src=&quot;https://gallica.bnf.fr/ark:/12148/btv1b8624665r/f174.jpeg&quot;&gt;&lt;a class=&quot;page&quot; href=&quot;M1550b_Hsueh2018_173.html&quot;&gt;Vue précédente&lt;/a&gt; - &lt;a class=&quot;page&quot; href=&quot;M1550b_Hsueh2018_menu.html&quot;&gt;Menu&lt;/a&gt; - &lt;a class=&quot;page&quot; href=&quot;M1550b_Hsueh2018_175.html&quot;&gt;Vue suivante&lt;/a&gt;" calcext:value-type="string">
            <text:p>&lt;img src="https://gallica.bnf.fr/ark:/12148/btv1b8624665r/f174.jpeg"&gt;&lt;a class="page" href="M1550b_Hsueh2018_173.html"&gt;Vue précédente&lt;/a&gt; - &lt;a class="page" href="M1550b_Hsueh2018_menu.html"&gt;Menu&lt;/a&gt; - &lt;a class="page" href="M1550b_Hsueh2018_175.html"&gt;Vue suivante&lt;/a&gt;</text:p>
          </table:table-cell>
          <table:table-cell/>
          <table:table-cell table:style-name="ce19" table:formula="of:=&quot;&lt;tr&gt;&lt;th&gt;&quot;&amp;[.$A$1]&amp;[.G176]&amp;[.$M$1]&amp;&quot;Vue &quot;&amp;[.G176]&amp;&quot;&lt;/a&gt;&lt;/th&gt;&lt;/tr&gt;&quot;" office:value-type="string" office:string-value="&lt;tr&gt;&lt;th&gt;&lt;a class=&quot;page&quot; href=&quot;M1550b_Hsueh2018_175.html&quot;&gt;Vue 175&lt;/a&gt;&lt;/th&gt;&lt;/tr&gt;" calcext:value-type="string">
            <text:p>&lt;tr&gt;&lt;th&gt;&lt;a class="page" href="M1550b_Hsueh2018_175.html"&gt;Vue 17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7]&amp;[.C177]&amp;[.D177]&amp;[.E177]&amp;[.F177]&amp;[.G177]&amp;[.H177]" office:value-type="string" office:string-value="&lt;img src=&quot;https://gallica.bnf.fr/ark:/12148/btv1b8624665r/f175.jpeg&quot;&gt;&lt;a class=&quot;page&quot; href=&quot;M1550b_Hsueh2018_174.html&quot;&gt;Vue précédente&lt;/a&gt; - &lt;a class=&quot;page&quot; href=&quot;M1550b_Hsueh2018_menu.html&quot;&gt;Menu&lt;/a&gt; - &lt;a class=&quot;page&quot; href=&quot;M1550b_Hsueh2018_176.html&quot;&gt;Vue suivante&lt;/a&gt;" calcext:value-type="string">
            <text:p>&lt;img src="https://gallica.bnf.fr/ark:/12148/btv1b8624665r/f175.jpeg"&gt;&lt;a class="page" href="M1550b_Hsueh2018_174.html"&gt;Vue précédente&lt;/a&gt; - &lt;a class="page" href="M1550b_Hsueh2018_menu.html"&gt;Menu&lt;/a&gt; - &lt;a class="page" href="M1550b_Hsueh2018_176.html"&gt;Vue suivante&lt;/a&gt;</text:p>
          </table:table-cell>
          <table:table-cell/>
          <table:table-cell table:style-name="ce19" table:formula="of:=&quot;&lt;tr&gt;&lt;th&gt;&quot;&amp;[.$A$1]&amp;[.G177]&amp;[.$M$1]&amp;&quot;Vue &quot;&amp;[.G177]&amp;&quot;&lt;/a&gt;&lt;/th&gt;&lt;/tr&gt;&quot;" office:value-type="string" office:string-value="&lt;tr&gt;&lt;th&gt;&lt;a class=&quot;page&quot; href=&quot;M1550b_Hsueh2018_176.html&quot;&gt;Vue 176&lt;/a&gt;&lt;/th&gt;&lt;/tr&gt;" calcext:value-type="string">
            <text:p>&lt;tr&gt;&lt;th&gt;&lt;a class="page" href="M1550b_Hsueh2018_176.html"&gt;Vue 17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8]&amp;[.C178]&amp;[.D178]&amp;[.E178]&amp;[.F178]&amp;[.G178]&amp;[.H178]" office:value-type="string" office:string-value="&lt;img src=&quot;https://gallica.bnf.fr/ark:/12148/btv1b8624665r/f176.jpeg&quot;&gt;&lt;a class=&quot;page&quot; href=&quot;M1550b_Hsueh2018_175.html&quot;&gt;Vue précédente&lt;/a&gt; - &lt;a class=&quot;page&quot; href=&quot;M1550b_Hsueh2018_menu.html&quot;&gt;Menu&lt;/a&gt; - &lt;a class=&quot;page&quot; href=&quot;M1550b_Hsueh2018_177.html&quot;&gt;Vue suivante&lt;/a&gt;" calcext:value-type="string">
            <text:p>&lt;img src="https://gallica.bnf.fr/ark:/12148/btv1b8624665r/f176.jpeg"&gt;&lt;a class="page" href="M1550b_Hsueh2018_175.html"&gt;Vue précédente&lt;/a&gt; - &lt;a class="page" href="M1550b_Hsueh2018_menu.html"&gt;Menu&lt;/a&gt; - &lt;a class="page" href="M1550b_Hsueh2018_177.html"&gt;Vue suivante&lt;/a&gt;</text:p>
          </table:table-cell>
          <table:table-cell/>
          <table:table-cell table:style-name="ce19" table:formula="of:=&quot;&lt;tr&gt;&lt;th&gt;&quot;&amp;[.$A$1]&amp;[.G178]&amp;[.$M$1]&amp;&quot;Vue &quot;&amp;[.G178]&amp;&quot;&lt;/a&gt;&lt;/th&gt;&lt;/tr&gt;&quot;" office:value-type="string" office:string-value="&lt;tr&gt;&lt;th&gt;&lt;a class=&quot;page&quot; href=&quot;M1550b_Hsueh2018_177.html&quot;&gt;Vue 177&lt;/a&gt;&lt;/th&gt;&lt;/tr&gt;" calcext:value-type="string">
            <text:p>&lt;tr&gt;&lt;th&gt;&lt;a class="page" href="M1550b_Hsueh2018_177.html"&gt;Vue 17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9]&amp;[.C179]&amp;[.D179]&amp;[.E179]&amp;[.F179]&amp;[.G179]&amp;[.H179]" office:value-type="string" office:string-value="&lt;img src=&quot;https://gallica.bnf.fr/ark:/12148/btv1b8624665r/f177.jpeg&quot;&gt;&lt;a class=&quot;page&quot; href=&quot;M1550b_Hsueh2018_176.html&quot;&gt;Vue précédente&lt;/a&gt; - &lt;a class=&quot;page&quot; href=&quot;M1550b_Hsueh2018_menu.html&quot;&gt;Menu&lt;/a&gt; - &lt;a class=&quot;page&quot; href=&quot;M1550b_Hsueh2018_178.html&quot;&gt;Vue suivante&lt;/a&gt;" calcext:value-type="string">
            <text:p>&lt;img src="https://gallica.bnf.fr/ark:/12148/btv1b8624665r/f177.jpeg"&gt;&lt;a class="page" href="M1550b_Hsueh2018_176.html"&gt;Vue précédente&lt;/a&gt; - &lt;a class="page" href="M1550b_Hsueh2018_menu.html"&gt;Menu&lt;/a&gt; - &lt;a class="page" href="M1550b_Hsueh2018_178.html"&gt;Vue suivante&lt;/a&gt;</text:p>
          </table:table-cell>
          <table:table-cell/>
          <table:table-cell table:style-name="ce19" table:formula="of:=&quot;&lt;tr&gt;&lt;th&gt;&quot;&amp;[.$A$1]&amp;[.G179]&amp;[.$M$1]&amp;&quot;Vue &quot;&amp;[.G179]&amp;&quot;&lt;/a&gt;&lt;/th&gt;&lt;/tr&gt;&quot;" office:value-type="string" office:string-value="&lt;tr&gt;&lt;th&gt;&lt;a class=&quot;page&quot; href=&quot;M1550b_Hsueh2018_178.html&quot;&gt;Vue 178&lt;/a&gt;&lt;/th&gt;&lt;/tr&gt;" calcext:value-type="string">
            <text:p>&lt;tr&gt;&lt;th&gt;&lt;a class="page" href="M1550b_Hsueh2018_178.html"&gt;Vue 17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0]&amp;[.C180]&amp;[.D180]&amp;[.E180]&amp;[.F180]&amp;[.G180]&amp;[.H180]" office:value-type="string" office:string-value="&lt;img src=&quot;https://gallica.bnf.fr/ark:/12148/btv1b8624665r/f178.jpeg&quot;&gt;&lt;a class=&quot;page&quot; href=&quot;M1550b_Hsueh2018_177.html&quot;&gt;Vue précédente&lt;/a&gt; - &lt;a class=&quot;page&quot; href=&quot;M1550b_Hsueh2018_menu.html&quot;&gt;Menu&lt;/a&gt; - &lt;a class=&quot;page&quot; href=&quot;M1550b_Hsueh2018_179.html&quot;&gt;Vue suivante&lt;/a&gt;" calcext:value-type="string">
            <text:p>&lt;img src="https://gallica.bnf.fr/ark:/12148/btv1b8624665r/f178.jpeg"&gt;&lt;a class="page" href="M1550b_Hsueh2018_177.html"&gt;Vue précédente&lt;/a&gt; - &lt;a class="page" href="M1550b_Hsueh2018_menu.html"&gt;Menu&lt;/a&gt; - &lt;a class="page" href="M1550b_Hsueh2018_179.html"&gt;Vue suivante&lt;/a&gt;</text:p>
          </table:table-cell>
          <table:table-cell/>
          <table:table-cell table:style-name="ce19" table:formula="of:=&quot;&lt;tr&gt;&lt;th&gt;&quot;&amp;[.$A$1]&amp;[.G180]&amp;[.$M$1]&amp;&quot;Vue &quot;&amp;[.G180]&amp;&quot;&lt;/a&gt;&lt;/th&gt;&lt;/tr&gt;&quot;" office:value-type="string" office:string-value="&lt;tr&gt;&lt;th&gt;&lt;a class=&quot;page&quot; href=&quot;M1550b_Hsueh2018_179.html&quot;&gt;Vue 179&lt;/a&gt;&lt;/th&gt;&lt;/tr&gt;" calcext:value-type="string">
            <text:p>&lt;tr&gt;&lt;th&gt;&lt;a class="page" href="M1550b_Hsueh2018_179.html"&gt;Vue 17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1]&amp;[.C181]&amp;[.D181]&amp;[.E181]&amp;[.F181]&amp;[.G181]&amp;[.H181]" office:value-type="string" office:string-value="&lt;img src=&quot;https://gallica.bnf.fr/ark:/12148/btv1b8624665r/f179.jpeg&quot;&gt;&lt;a class=&quot;page&quot; href=&quot;M1550b_Hsueh2018_178.html&quot;&gt;Vue précédente&lt;/a&gt; - &lt;a class=&quot;page&quot; href=&quot;M1550b_Hsueh2018_menu.html&quot;&gt;Menu&lt;/a&gt; - &lt;a class=&quot;page&quot; href=&quot;M1550b_Hsueh2018_180.html&quot;&gt;Vue suivante&lt;/a&gt;" calcext:value-type="string">
            <text:p>&lt;img src="https://gallica.bnf.fr/ark:/12148/btv1b8624665r/f179.jpeg"&gt;&lt;a class="page" href="M1550b_Hsueh2018_178.html"&gt;Vue précédente&lt;/a&gt; - &lt;a class="page" href="M1550b_Hsueh2018_menu.html"&gt;Menu&lt;/a&gt; - &lt;a class="page" href="M1550b_Hsueh2018_180.html"&gt;Vue suivante&lt;/a&gt;</text:p>
          </table:table-cell>
          <table:table-cell/>
          <table:table-cell table:style-name="ce19" table:formula="of:=&quot;&lt;tr&gt;&lt;th&gt;&quot;&amp;[.$A$1]&amp;[.G181]&amp;[.$M$1]&amp;&quot;Vue &quot;&amp;[.G181]&amp;&quot;&lt;/a&gt;&lt;/th&gt;&lt;/tr&gt;&quot;" office:value-type="string" office:string-value="&lt;tr&gt;&lt;th&gt;&lt;a class=&quot;page&quot; href=&quot;M1550b_Hsueh2018_180.html&quot;&gt;Vue 180&lt;/a&gt;&lt;/th&gt;&lt;/tr&gt;" calcext:value-type="string">
            <text:p>&lt;tr&gt;&lt;th&gt;&lt;a class="page" href="M1550b_Hsueh2018_180.html"&gt;Vue 18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2]&amp;[.C182]&amp;[.D182]&amp;[.E182]&amp;[.F182]&amp;[.G182]&amp;[.H182]" office:value-type="string" office:string-value="&lt;img src=&quot;https://gallica.bnf.fr/ark:/12148/btv1b8624665r/f180.jpeg&quot;&gt;&lt;a class=&quot;page&quot; href=&quot;M1550b_Hsueh2018_179.html&quot;&gt;Vue précédente&lt;/a&gt; - &lt;a class=&quot;page&quot; href=&quot;M1550b_Hsueh2018_menu.html&quot;&gt;Menu&lt;/a&gt; - &lt;a class=&quot;page&quot; href=&quot;M1550b_Hsueh2018_181.html&quot;&gt;Vue suivante&lt;/a&gt;" calcext:value-type="string">
            <text:p>&lt;img src="https://gallica.bnf.fr/ark:/12148/btv1b8624665r/f180.jpeg"&gt;&lt;a class="page" href="M1550b_Hsueh2018_179.html"&gt;Vue précédente&lt;/a&gt; - &lt;a class="page" href="M1550b_Hsueh2018_menu.html"&gt;Menu&lt;/a&gt; - &lt;a class="page" href="M1550b_Hsueh2018_181.html"&gt;Vue suivante&lt;/a&gt;</text:p>
          </table:table-cell>
          <table:table-cell/>
          <table:table-cell table:style-name="ce19" table:formula="of:=&quot;&lt;tr&gt;&lt;th&gt;&quot;&amp;[.$A$1]&amp;[.G182]&amp;[.$M$1]&amp;&quot;Vue &quot;&amp;[.G182]&amp;&quot;&lt;/a&gt;&lt;/th&gt;&lt;/tr&gt;&quot;" office:value-type="string" office:string-value="&lt;tr&gt;&lt;th&gt;&lt;a class=&quot;page&quot; href=&quot;M1550b_Hsueh2018_181.html&quot;&gt;Vue 181&lt;/a&gt;&lt;/th&gt;&lt;/tr&gt;" calcext:value-type="string">
            <text:p>&lt;tr&gt;&lt;th&gt;&lt;a class="page" href="M1550b_Hsueh2018_181.html"&gt;Vue 18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3]&amp;[.C183]&amp;[.D183]&amp;[.E183]&amp;[.F183]&amp;[.G183]&amp;[.H183]" office:value-type="string" office:string-value="&lt;img src=&quot;https://gallica.bnf.fr/ark:/12148/btv1b8624665r/f181.jpeg&quot;&gt;&lt;a class=&quot;page&quot; href=&quot;M1550b_Hsueh2018_180.html&quot;&gt;Vue précédente&lt;/a&gt; - &lt;a class=&quot;page&quot; href=&quot;M1550b_Hsueh2018_menu.html&quot;&gt;Menu&lt;/a&gt; - &lt;a class=&quot;page&quot; href=&quot;M1550b_Hsueh2018_182.html&quot;&gt;Vue suivante&lt;/a&gt;" calcext:value-type="string">
            <text:p>&lt;img src="https://gallica.bnf.fr/ark:/12148/btv1b8624665r/f181.jpeg"&gt;&lt;a class="page" href="M1550b_Hsueh2018_180.html"&gt;Vue précédente&lt;/a&gt; - &lt;a class="page" href="M1550b_Hsueh2018_menu.html"&gt;Menu&lt;/a&gt; - &lt;a class="page" href="M1550b_Hsueh2018_182.html"&gt;Vue suivante&lt;/a&gt;</text:p>
          </table:table-cell>
          <table:table-cell/>
          <table:table-cell table:style-name="ce19" table:formula="of:=&quot;&lt;tr&gt;&lt;th&gt;&quot;&amp;[.$A$1]&amp;[.G183]&amp;[.$M$1]&amp;&quot;Vue &quot;&amp;[.G183]&amp;&quot;&lt;/a&gt;&lt;/th&gt;&lt;/tr&gt;&quot;" office:value-type="string" office:string-value="&lt;tr&gt;&lt;th&gt;&lt;a class=&quot;page&quot; href=&quot;M1550b_Hsueh2018_182.html&quot;&gt;Vue 182&lt;/a&gt;&lt;/th&gt;&lt;/tr&gt;" calcext:value-type="string">
            <text:p>&lt;tr&gt;&lt;th&gt;&lt;a class="page" href="M1550b_Hsueh2018_182.html"&gt;Vue 18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4]&amp;[.C184]&amp;[.D184]&amp;[.E184]&amp;[.F184]&amp;[.G184]&amp;[.H184]" office:value-type="string" office:string-value="&lt;img src=&quot;https://gallica.bnf.fr/ark:/12148/btv1b8624665r/f182.jpeg&quot;&gt;&lt;a class=&quot;page&quot; href=&quot;M1550b_Hsueh2018_181.html&quot;&gt;Vue précédente&lt;/a&gt; - &lt;a class=&quot;page&quot; href=&quot;M1550b_Hsueh2018_menu.html&quot;&gt;Menu&lt;/a&gt; - &lt;a class=&quot;page&quot; href=&quot;M1550b_Hsueh2018_183.html&quot;&gt;Vue suivante&lt;/a&gt;" calcext:value-type="string">
            <text:p>&lt;img src="https://gallica.bnf.fr/ark:/12148/btv1b8624665r/f182.jpeg"&gt;&lt;a class="page" href="M1550b_Hsueh2018_181.html"&gt;Vue précédente&lt;/a&gt; - &lt;a class="page" href="M1550b_Hsueh2018_menu.html"&gt;Menu&lt;/a&gt; - &lt;a class="page" href="M1550b_Hsueh2018_183.html"&gt;Vue suivante&lt;/a&gt;</text:p>
          </table:table-cell>
          <table:table-cell/>
          <table:table-cell table:style-name="ce19" table:formula="of:=&quot;&lt;tr&gt;&lt;th&gt;&quot;&amp;[.$A$1]&amp;[.G184]&amp;[.$M$1]&amp;&quot;Vue &quot;&amp;[.G184]&amp;&quot;&lt;/a&gt;&lt;/th&gt;&lt;/tr&gt;&quot;" office:value-type="string" office:string-value="&lt;tr&gt;&lt;th&gt;&lt;a class=&quot;page&quot; href=&quot;M1550b_Hsueh2018_183.html&quot;&gt;Vue 183&lt;/a&gt;&lt;/th&gt;&lt;/tr&gt;" calcext:value-type="string">
            <text:p>&lt;tr&gt;&lt;th&gt;&lt;a class="page" href="M1550b_Hsueh2018_183.html"&gt;Vue 18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5]&amp;[.C185]&amp;[.D185]&amp;[.E185]&amp;[.F185]&amp;[.G185]&amp;[.H185]" office:value-type="string" office:string-value="&lt;img src=&quot;https://gallica.bnf.fr/ark:/12148/btv1b8624665r/f183.jpeg&quot;&gt;&lt;a class=&quot;page&quot; href=&quot;M1550b_Hsueh2018_182.html&quot;&gt;Vue précédente&lt;/a&gt; - &lt;a class=&quot;page&quot; href=&quot;M1550b_Hsueh2018_menu.html&quot;&gt;Menu&lt;/a&gt; - &lt;a class=&quot;page&quot; href=&quot;M1550b_Hsueh2018_184.html&quot;&gt;Vue suivante&lt;/a&gt;" calcext:value-type="string">
            <text:p>&lt;img src="https://gallica.bnf.fr/ark:/12148/btv1b8624665r/f183.jpeg"&gt;&lt;a class="page" href="M1550b_Hsueh2018_182.html"&gt;Vue précédente&lt;/a&gt; - &lt;a class="page" href="M1550b_Hsueh2018_menu.html"&gt;Menu&lt;/a&gt; - &lt;a class="page" href="M1550b_Hsueh2018_184.html"&gt;Vue suivante&lt;/a&gt;</text:p>
          </table:table-cell>
          <table:table-cell/>
          <table:table-cell table:style-name="ce19" table:formula="of:=&quot;&lt;tr&gt;&lt;th&gt;&quot;&amp;[.$A$1]&amp;[.G185]&amp;[.$M$1]&amp;&quot;Vue &quot;&amp;[.G185]&amp;&quot;&lt;/a&gt;&lt;/th&gt;&lt;/tr&gt;&quot;" office:value-type="string" office:string-value="&lt;tr&gt;&lt;th&gt;&lt;a class=&quot;page&quot; href=&quot;M1550b_Hsueh2018_184.html&quot;&gt;Vue 184&lt;/a&gt;&lt;/th&gt;&lt;/tr&gt;" calcext:value-type="string">
            <text:p>&lt;tr&gt;&lt;th&gt;&lt;a class="page" href="M1550b_Hsueh2018_184.html"&gt;Vue 18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6]&amp;[.C186]&amp;[.D186]&amp;[.E186]&amp;[.F186]&amp;[.G186]&amp;[.H186]" office:value-type="string" office:string-value="&lt;img src=&quot;https://gallica.bnf.fr/ark:/12148/btv1b8624665r/f184.jpeg&quot;&gt;&lt;a class=&quot;page&quot; href=&quot;M1550b_Hsueh2018_183.html&quot;&gt;Vue précédente&lt;/a&gt; - &lt;a class=&quot;page&quot; href=&quot;M1550b_Hsueh2018_menu.html&quot;&gt;Menu&lt;/a&gt; - &lt;a class=&quot;page&quot; href=&quot;M1550b_Hsueh2018_185.html&quot;&gt;Vue suivante&lt;/a&gt;" calcext:value-type="string">
            <text:p>&lt;img src="https://gallica.bnf.fr/ark:/12148/btv1b8624665r/f184.jpeg"&gt;&lt;a class="page" href="M1550b_Hsueh2018_183.html"&gt;Vue précédente&lt;/a&gt; - &lt;a class="page" href="M1550b_Hsueh2018_menu.html"&gt;Menu&lt;/a&gt; - &lt;a class="page" href="M1550b_Hsueh2018_185.html"&gt;Vue suivante&lt;/a&gt;</text:p>
          </table:table-cell>
          <table:table-cell/>
          <table:table-cell table:style-name="ce19" table:formula="of:=&quot;&lt;tr&gt;&lt;th&gt;&quot;&amp;[.$A$1]&amp;[.G186]&amp;[.$M$1]&amp;&quot;Vue &quot;&amp;[.G186]&amp;&quot;&lt;/a&gt;&lt;/th&gt;&lt;/tr&gt;&quot;" office:value-type="string" office:string-value="&lt;tr&gt;&lt;th&gt;&lt;a class=&quot;page&quot; href=&quot;M1550b_Hsueh2018_185.html&quot;&gt;Vue 185&lt;/a&gt;&lt;/th&gt;&lt;/tr&gt;" calcext:value-type="string">
            <text:p>&lt;tr&gt;&lt;th&gt;&lt;a class="page" href="M1550b_Hsueh2018_185.html"&gt;Vue 18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7]&amp;[.C187]&amp;[.D187]&amp;[.E187]&amp;[.F187]&amp;[.G187]&amp;[.H187]" office:value-type="string" office:string-value="&lt;img src=&quot;https://gallica.bnf.fr/ark:/12148/btv1b8624665r/f185.jpeg&quot;&gt;&lt;a class=&quot;page&quot; href=&quot;M1550b_Hsueh2018_184.html&quot;&gt;Vue précédente&lt;/a&gt; - &lt;a class=&quot;page&quot; href=&quot;M1550b_Hsueh2018_menu.html&quot;&gt;Menu&lt;/a&gt; - &lt;a class=&quot;page&quot; href=&quot;M1550b_Hsueh2018_186.html&quot;&gt;Vue suivante&lt;/a&gt;" calcext:value-type="string">
            <text:p>&lt;img src="https://gallica.bnf.fr/ark:/12148/btv1b8624665r/f185.jpeg"&gt;&lt;a class="page" href="M1550b_Hsueh2018_184.html"&gt;Vue précédente&lt;/a&gt; - &lt;a class="page" href="M1550b_Hsueh2018_menu.html"&gt;Menu&lt;/a&gt; - &lt;a class="page" href="M1550b_Hsueh2018_186.html"&gt;Vue suivante&lt;/a&gt;</text:p>
          </table:table-cell>
          <table:table-cell/>
          <table:table-cell table:style-name="ce19" table:formula="of:=&quot;&lt;tr&gt;&lt;th&gt;&quot;&amp;[.$A$1]&amp;[.G187]&amp;[.$M$1]&amp;&quot;Vue &quot;&amp;[.G187]&amp;&quot;&lt;/a&gt;&lt;/th&gt;&lt;/tr&gt;&quot;" office:value-type="string" office:string-value="&lt;tr&gt;&lt;th&gt;&lt;a class=&quot;page&quot; href=&quot;M1550b_Hsueh2018_186.html&quot;&gt;Vue 186&lt;/a&gt;&lt;/th&gt;&lt;/tr&gt;" calcext:value-type="string">
            <text:p>&lt;tr&gt;&lt;th&gt;&lt;a class="page" href="M1550b_Hsueh2018_186.html"&gt;Vue 18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8]&amp;[.C188]&amp;[.D188]&amp;[.E188]&amp;[.F188]&amp;[.G188]&amp;[.H188]" office:value-type="string" office:string-value="&lt;img src=&quot;https://gallica.bnf.fr/ark:/12148/btv1b8624665r/f186.jpeg&quot;&gt;&lt;a class=&quot;page&quot; href=&quot;M1550b_Hsueh2018_185.html&quot;&gt;Vue précédente&lt;/a&gt; - &lt;a class=&quot;page&quot; href=&quot;M1550b_Hsueh2018_menu.html&quot;&gt;Menu&lt;/a&gt; - &lt;a class=&quot;page&quot; href=&quot;M1550b_Hsueh2018_187.html&quot;&gt;Vue suivante&lt;/a&gt;" calcext:value-type="string">
            <text:p>&lt;img src="https://gallica.bnf.fr/ark:/12148/btv1b8624665r/f186.jpeg"&gt;&lt;a class="page" href="M1550b_Hsueh2018_185.html"&gt;Vue précédente&lt;/a&gt; - &lt;a class="page" href="M1550b_Hsueh2018_menu.html"&gt;Menu&lt;/a&gt; - &lt;a class="page" href="M1550b_Hsueh2018_187.html"&gt;Vue suivante&lt;/a&gt;</text:p>
          </table:table-cell>
          <table:table-cell/>
          <table:table-cell table:style-name="ce19" table:formula="of:=&quot;&lt;tr&gt;&lt;th&gt;&quot;&amp;[.$A$1]&amp;[.G188]&amp;[.$M$1]&amp;&quot;Vue &quot;&amp;[.G188]&amp;&quot;&lt;/a&gt;&lt;/th&gt;&lt;/tr&gt;&quot;" office:value-type="string" office:string-value="&lt;tr&gt;&lt;th&gt;&lt;a class=&quot;page&quot; href=&quot;M1550b_Hsueh2018_187.html&quot;&gt;Vue 187&lt;/a&gt;&lt;/th&gt;&lt;/tr&gt;" calcext:value-type="string">
            <text:p>&lt;tr&gt;&lt;th&gt;&lt;a class="page" href="M1550b_Hsueh2018_187.html"&gt;Vue 18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9]&amp;[.C189]&amp;[.D189]&amp;[.E189]&amp;[.F189]&amp;[.G189]&amp;[.H189]" office:value-type="string" office:string-value="&lt;img src=&quot;https://gallica.bnf.fr/ark:/12148/btv1b8624665r/f187.jpeg&quot;&gt;&lt;a class=&quot;page&quot; href=&quot;M1550b_Hsueh2018_186.html&quot;&gt;Vue précédente&lt;/a&gt; - &lt;a class=&quot;page&quot; href=&quot;M1550b_Hsueh2018_menu.html&quot;&gt;Menu&lt;/a&gt; - &lt;a class=&quot;page&quot; href=&quot;M1550b_Hsueh2018_188.html&quot;&gt;Vue suivante&lt;/a&gt;" calcext:value-type="string">
            <text:p>&lt;img src="https://gallica.bnf.fr/ark:/12148/btv1b8624665r/f187.jpeg"&gt;&lt;a class="page" href="M1550b_Hsueh2018_186.html"&gt;Vue précédente&lt;/a&gt; - &lt;a class="page" href="M1550b_Hsueh2018_menu.html"&gt;Menu&lt;/a&gt; - &lt;a class="page" href="M1550b_Hsueh2018_188.html"&gt;Vue suivante&lt;/a&gt;</text:p>
          </table:table-cell>
          <table:table-cell/>
          <table:table-cell table:style-name="ce19" table:formula="of:=&quot;&lt;tr&gt;&lt;th&gt;&quot;&amp;[.$A$1]&amp;[.G189]&amp;[.$M$1]&amp;&quot;Vue &quot;&amp;[.G189]&amp;&quot;&lt;/a&gt;&lt;/th&gt;&lt;/tr&gt;&quot;" office:value-type="string" office:string-value="&lt;tr&gt;&lt;th&gt;&lt;a class=&quot;page&quot; href=&quot;M1550b_Hsueh2018_188.html&quot;&gt;Vue 188&lt;/a&gt;&lt;/th&gt;&lt;/tr&gt;" calcext:value-type="string">
            <text:p>&lt;tr&gt;&lt;th&gt;&lt;a class="page" href="M1550b_Hsueh2018_188.html"&gt;Vue 18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0]&amp;[.C190]&amp;[.D190]&amp;[.E190]&amp;[.F190]&amp;[.G190]&amp;[.H190]" office:value-type="string" office:string-value="&lt;img src=&quot;https://gallica.bnf.fr/ark:/12148/btv1b8624665r/f188.jpeg&quot;&gt;&lt;a class=&quot;page&quot; href=&quot;M1550b_Hsueh2018_187.html&quot;&gt;Vue précédente&lt;/a&gt; - &lt;a class=&quot;page&quot; href=&quot;M1550b_Hsueh2018_menu.html&quot;&gt;Menu&lt;/a&gt; - &lt;a class=&quot;page&quot; href=&quot;M1550b_Hsueh2018_189.html&quot;&gt;Vue suivante&lt;/a&gt;" calcext:value-type="string">
            <text:p>&lt;img src="https://gallica.bnf.fr/ark:/12148/btv1b8624665r/f188.jpeg"&gt;&lt;a class="page" href="M1550b_Hsueh2018_187.html"&gt;Vue précédente&lt;/a&gt; - &lt;a class="page" href="M1550b_Hsueh2018_menu.html"&gt;Menu&lt;/a&gt; - &lt;a class="page" href="M1550b_Hsueh2018_189.html"&gt;Vue suivante&lt;/a&gt;</text:p>
          </table:table-cell>
          <table:table-cell/>
          <table:table-cell table:style-name="ce19" table:formula="of:=&quot;&lt;tr&gt;&lt;th&gt;&quot;&amp;[.$A$1]&amp;[.G190]&amp;[.$M$1]&amp;&quot;Vue &quot;&amp;[.G190]&amp;&quot;&lt;/a&gt;&lt;/th&gt;&lt;/tr&gt;&quot;" office:value-type="string" office:string-value="&lt;tr&gt;&lt;th&gt;&lt;a class=&quot;page&quot; href=&quot;M1550b_Hsueh2018_189.html&quot;&gt;Vue 189&lt;/a&gt;&lt;/th&gt;&lt;/tr&gt;" calcext:value-type="string">
            <text:p>&lt;tr&gt;&lt;th&gt;&lt;a class="page" href="M1550b_Hsueh2018_189.html"&gt;Vue 18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1]&amp;[.C191]&amp;[.D191]&amp;[.E191]&amp;[.F191]&amp;[.G191]&amp;[.H191]" office:value-type="string" office:string-value="&lt;img src=&quot;https://gallica.bnf.fr/ark:/12148/btv1b8624665r/f189.jpeg&quot;&gt;&lt;a class=&quot;page&quot; href=&quot;M1550b_Hsueh2018_188.html&quot;&gt;Vue précédente&lt;/a&gt; - &lt;a class=&quot;page&quot; href=&quot;M1550b_Hsueh2018_menu.html&quot;&gt;Menu&lt;/a&gt; - &lt;a class=&quot;page&quot; href=&quot;M1550b_Hsueh2018_190.html&quot;&gt;Vue suivante&lt;/a&gt;" calcext:value-type="string">
            <text:p>&lt;img src="https://gallica.bnf.fr/ark:/12148/btv1b8624665r/f189.jpeg"&gt;&lt;a class="page" href="M1550b_Hsueh2018_188.html"&gt;Vue précédente&lt;/a&gt; - &lt;a class="page" href="M1550b_Hsueh2018_menu.html"&gt;Menu&lt;/a&gt; - &lt;a class="page" href="M1550b_Hsueh2018_190.html"&gt;Vue suivante&lt;/a&gt;</text:p>
          </table:table-cell>
          <table:table-cell/>
          <table:table-cell table:style-name="ce19" table:formula="of:=&quot;&lt;tr&gt;&lt;th&gt;&quot;&amp;[.$A$1]&amp;[.G191]&amp;[.$M$1]&amp;&quot;Vue &quot;&amp;[.G191]&amp;&quot;&lt;/a&gt;&lt;/th&gt;&lt;/tr&gt;&quot;" office:value-type="string" office:string-value="&lt;tr&gt;&lt;th&gt;&lt;a class=&quot;page&quot; href=&quot;M1550b_Hsueh2018_190.html&quot;&gt;Vue 190&lt;/a&gt;&lt;/th&gt;&lt;/tr&gt;" calcext:value-type="string">
            <text:p>&lt;tr&gt;&lt;th&gt;&lt;a class="page" href="M1550b_Hsueh2018_190.html"&gt;Vue 19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2]&amp;[.C192]&amp;[.D192]&amp;[.E192]&amp;[.F192]&amp;[.G192]&amp;[.H192]" office:value-type="string" office:string-value="&lt;img src=&quot;https://gallica.bnf.fr/ark:/12148/btv1b8624665r/f190.jpeg&quot;&gt;&lt;a class=&quot;page&quot; href=&quot;M1550b_Hsueh2018_189.html&quot;&gt;Vue précédente&lt;/a&gt; - &lt;a class=&quot;page&quot; href=&quot;M1550b_Hsueh2018_menu.html&quot;&gt;Menu&lt;/a&gt; - &lt;a class=&quot;page&quot; href=&quot;M1550b_Hsueh2018_191.html&quot;&gt;Vue suivante&lt;/a&gt;" calcext:value-type="string">
            <text:p>&lt;img src="https://gallica.bnf.fr/ark:/12148/btv1b8624665r/f190.jpeg"&gt;&lt;a class="page" href="M1550b_Hsueh2018_189.html"&gt;Vue précédente&lt;/a&gt; - &lt;a class="page" href="M1550b_Hsueh2018_menu.html"&gt;Menu&lt;/a&gt; - &lt;a class="page" href="M1550b_Hsueh2018_191.html"&gt;Vue suivante&lt;/a&gt;</text:p>
          </table:table-cell>
          <table:table-cell/>
          <table:table-cell table:style-name="ce19" table:formula="of:=&quot;&lt;tr&gt;&lt;th&gt;&quot;&amp;[.$A$1]&amp;[.G192]&amp;[.$M$1]&amp;&quot;Vue &quot;&amp;[.G192]&amp;&quot;&lt;/a&gt;&lt;/th&gt;&lt;/tr&gt;&quot;" office:value-type="string" office:string-value="&lt;tr&gt;&lt;th&gt;&lt;a class=&quot;page&quot; href=&quot;M1550b_Hsueh2018_191.html&quot;&gt;Vue 191&lt;/a&gt;&lt;/th&gt;&lt;/tr&gt;" calcext:value-type="string">
            <text:p>&lt;tr&gt;&lt;th&gt;&lt;a class="page" href="M1550b_Hsueh2018_191.html"&gt;Vue 19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3]&amp;[.C193]&amp;[.D193]&amp;[.E193]&amp;[.F193]&amp;[.G193]&amp;[.H193]" office:value-type="string" office:string-value="&lt;img src=&quot;https://gallica.bnf.fr/ark:/12148/btv1b8624665r/f191.jpeg&quot;&gt;&lt;a class=&quot;page&quot; href=&quot;M1550b_Hsueh2018_190.html&quot;&gt;Vue précédente&lt;/a&gt; - &lt;a class=&quot;page&quot; href=&quot;M1550b_Hsueh2018_menu.html&quot;&gt;Menu&lt;/a&gt; - &lt;a class=&quot;page&quot; href=&quot;M1550b_Hsueh2018_192.html&quot;&gt;Vue suivante&lt;/a&gt;" calcext:value-type="string">
            <text:p>&lt;img src="https://gallica.bnf.fr/ark:/12148/btv1b8624665r/f191.jpeg"&gt;&lt;a class="page" href="M1550b_Hsueh2018_190.html"&gt;Vue précédente&lt;/a&gt; - &lt;a class="page" href="M1550b_Hsueh2018_menu.html"&gt;Menu&lt;/a&gt; - &lt;a class="page" href="M1550b_Hsueh2018_192.html"&gt;Vue suivante&lt;/a&gt;</text:p>
          </table:table-cell>
          <table:table-cell/>
          <table:table-cell table:style-name="ce19" table:formula="of:=&quot;&lt;tr&gt;&lt;th&gt;&quot;&amp;[.$A$1]&amp;[.G193]&amp;[.$M$1]&amp;&quot;Vue &quot;&amp;[.G193]&amp;&quot;&lt;/a&gt;&lt;/th&gt;&lt;/tr&gt;&quot;" office:value-type="string" office:string-value="&lt;tr&gt;&lt;th&gt;&lt;a class=&quot;page&quot; href=&quot;M1550b_Hsueh2018_192.html&quot;&gt;Vue 192&lt;/a&gt;&lt;/th&gt;&lt;/tr&gt;" calcext:value-type="string">
            <text:p>&lt;tr&gt;&lt;th&gt;&lt;a class="page" href="M1550b_Hsueh2018_192.html"&gt;Vue 19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4]&amp;[.C194]&amp;[.D194]&amp;[.E194]&amp;[.F194]&amp;[.G194]&amp;[.H194]" office:value-type="string" office:string-value="&lt;img src=&quot;https://gallica.bnf.fr/ark:/12148/btv1b8624665r/f192.jpeg&quot;&gt;&lt;a class=&quot;page&quot; href=&quot;M1550b_Hsueh2018_191.html&quot;&gt;Vue précédente&lt;/a&gt; - &lt;a class=&quot;page&quot; href=&quot;M1550b_Hsueh2018_menu.html&quot;&gt;Menu&lt;/a&gt; - &lt;a class=&quot;page&quot; href=&quot;M1550b_Hsueh2018_193.html&quot;&gt;Vue suivante&lt;/a&gt;" calcext:value-type="string">
            <text:p>&lt;img src="https://gallica.bnf.fr/ark:/12148/btv1b8624665r/f192.jpeg"&gt;&lt;a class="page" href="M1550b_Hsueh2018_191.html"&gt;Vue précédente&lt;/a&gt; - &lt;a class="page" href="M1550b_Hsueh2018_menu.html"&gt;Menu&lt;/a&gt; - &lt;a class="page" href="M1550b_Hsueh2018_193.html"&gt;Vue suivante&lt;/a&gt;</text:p>
          </table:table-cell>
          <table:table-cell/>
          <table:table-cell table:style-name="ce19" table:formula="of:=&quot;&lt;tr&gt;&lt;th&gt;&quot;&amp;[.$A$1]&amp;[.G194]&amp;[.$M$1]&amp;&quot;Vue &quot;&amp;[.G194]&amp;&quot;&lt;/a&gt;&lt;/th&gt;&lt;/tr&gt;&quot;" office:value-type="string" office:string-value="&lt;tr&gt;&lt;th&gt;&lt;a class=&quot;page&quot; href=&quot;M1550b_Hsueh2018_193.html&quot;&gt;Vue 193&lt;/a&gt;&lt;/th&gt;&lt;/tr&gt;" calcext:value-type="string">
            <text:p>&lt;tr&gt;&lt;th&gt;&lt;a class="page" href="M1550b_Hsueh2018_193.html"&gt;Vue 19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5]&amp;[.C195]&amp;[.D195]&amp;[.E195]&amp;[.F195]&amp;[.G195]&amp;[.H195]" office:value-type="string" office:string-value="&lt;img src=&quot;https://gallica.bnf.fr/ark:/12148/btv1b8624665r/f193.jpeg&quot;&gt;&lt;a class=&quot;page&quot; href=&quot;M1550b_Hsueh2018_192.html&quot;&gt;Vue précédente&lt;/a&gt; - &lt;a class=&quot;page&quot; href=&quot;M1550b_Hsueh2018_menu.html&quot;&gt;Menu&lt;/a&gt; - &lt;a class=&quot;page&quot; href=&quot;M1550b_Hsueh2018_194.html&quot;&gt;Vue suivante&lt;/a&gt;" calcext:value-type="string">
            <text:p>&lt;img src="https://gallica.bnf.fr/ark:/12148/btv1b8624665r/f193.jpeg"&gt;&lt;a class="page" href="M1550b_Hsueh2018_192.html"&gt;Vue précédente&lt;/a&gt; - &lt;a class="page" href="M1550b_Hsueh2018_menu.html"&gt;Menu&lt;/a&gt; - &lt;a class="page" href="M1550b_Hsueh2018_194.html"&gt;Vue suivante&lt;/a&gt;</text:p>
          </table:table-cell>
          <table:table-cell/>
          <table:table-cell table:style-name="ce19" table:formula="of:=&quot;&lt;tr&gt;&lt;th&gt;&quot;&amp;[.$A$1]&amp;[.G195]&amp;[.$M$1]&amp;&quot;Vue &quot;&amp;[.G195]&amp;&quot;&lt;/a&gt;&lt;/th&gt;&lt;/tr&gt;&quot;" office:value-type="string" office:string-value="&lt;tr&gt;&lt;th&gt;&lt;a class=&quot;page&quot; href=&quot;M1550b_Hsueh2018_194.html&quot;&gt;Vue 194&lt;/a&gt;&lt;/th&gt;&lt;/tr&gt;" calcext:value-type="string">
            <text:p>&lt;tr&gt;&lt;th&gt;&lt;a class="page" href="M1550b_Hsueh2018_194.html"&gt;Vue 19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6]&amp;[.C196]&amp;[.D196]&amp;[.E196]&amp;[.F196]&amp;[.G196]&amp;[.H196]" office:value-type="string" office:string-value="&lt;img src=&quot;https://gallica.bnf.fr/ark:/12148/btv1b8624665r/f194.jpeg&quot;&gt;&lt;a class=&quot;page&quot; href=&quot;M1550b_Hsueh2018_193.html&quot;&gt;Vue précédente&lt;/a&gt; - &lt;a class=&quot;page&quot; href=&quot;M1550b_Hsueh2018_menu.html&quot;&gt;Menu&lt;/a&gt; - &lt;a class=&quot;page&quot; href=&quot;M1550b_Hsueh2018_195.html&quot;&gt;Vue suivante&lt;/a&gt;" calcext:value-type="string">
            <text:p>&lt;img src="https://gallica.bnf.fr/ark:/12148/btv1b8624665r/f194.jpeg"&gt;&lt;a class="page" href="M1550b_Hsueh2018_193.html"&gt;Vue précédente&lt;/a&gt; - &lt;a class="page" href="M1550b_Hsueh2018_menu.html"&gt;Menu&lt;/a&gt; - &lt;a class="page" href="M1550b_Hsueh2018_195.html"&gt;Vue suivante&lt;/a&gt;</text:p>
          </table:table-cell>
          <table:table-cell/>
          <table:table-cell table:style-name="ce19" table:formula="of:=&quot;&lt;tr&gt;&lt;th&gt;&quot;&amp;[.$A$1]&amp;[.G196]&amp;[.$M$1]&amp;&quot;Vue &quot;&amp;[.G196]&amp;&quot;&lt;/a&gt;&lt;/th&gt;&lt;/tr&gt;&quot;" office:value-type="string" office:string-value="&lt;tr&gt;&lt;th&gt;&lt;a class=&quot;page&quot; href=&quot;M1550b_Hsueh2018_195.html&quot;&gt;Vue 195&lt;/a&gt;&lt;/th&gt;&lt;/tr&gt;" calcext:value-type="string">
            <text:p>&lt;tr&gt;&lt;th&gt;&lt;a class="page" href="M1550b_Hsueh2018_195.html"&gt;Vue 19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7]&amp;[.C197]&amp;[.D197]&amp;[.E197]&amp;[.F197]&amp;[.G197]&amp;[.H197]" office:value-type="string" office:string-value="&lt;img src=&quot;https://gallica.bnf.fr/ark:/12148/btv1b8624665r/f195.jpeg&quot;&gt;&lt;a class=&quot;page&quot; href=&quot;M1550b_Hsueh2018_194.html&quot;&gt;Vue précédente&lt;/a&gt; - &lt;a class=&quot;page&quot; href=&quot;M1550b_Hsueh2018_menu.html&quot;&gt;Menu&lt;/a&gt; - &lt;a class=&quot;page&quot; href=&quot;M1550b_Hsueh2018_196.html&quot;&gt;Vue suivante&lt;/a&gt;" calcext:value-type="string">
            <text:p>&lt;img src="https://gallica.bnf.fr/ark:/12148/btv1b8624665r/f195.jpeg"&gt;&lt;a class="page" href="M1550b_Hsueh2018_194.html"&gt;Vue précédente&lt;/a&gt; - &lt;a class="page" href="M1550b_Hsueh2018_menu.html"&gt;Menu&lt;/a&gt; - &lt;a class="page" href="M1550b_Hsueh2018_196.html"&gt;Vue suivante&lt;/a&gt;</text:p>
          </table:table-cell>
          <table:table-cell/>
          <table:table-cell table:style-name="ce19" table:formula="of:=&quot;&lt;tr&gt;&lt;th&gt;&quot;&amp;[.$A$1]&amp;[.G197]&amp;[.$M$1]&amp;&quot;Vue &quot;&amp;[.G197]&amp;&quot;&lt;/a&gt;&lt;/th&gt;&lt;/tr&gt;&quot;" office:value-type="string" office:string-value="&lt;tr&gt;&lt;th&gt;&lt;a class=&quot;page&quot; href=&quot;M1550b_Hsueh2018_196.html&quot;&gt;Vue 196&lt;/a&gt;&lt;/th&gt;&lt;/tr&gt;" calcext:value-type="string">
            <text:p>&lt;tr&gt;&lt;th&gt;&lt;a class="page" href="M1550b_Hsueh2018_196.html"&gt;Vue 19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8]&amp;[.C198]&amp;[.D198]&amp;[.E198]&amp;[.F198]&amp;[.G198]&amp;[.H198]" office:value-type="string" office:string-value="&lt;img src=&quot;https://gallica.bnf.fr/ark:/12148/btv1b8624665r/f196.jpeg&quot;&gt;&lt;a class=&quot;page&quot; href=&quot;M1550b_Hsueh2018_195.html&quot;&gt;Vue précédente&lt;/a&gt; - &lt;a class=&quot;page&quot; href=&quot;M1550b_Hsueh2018_menu.html&quot;&gt;Menu&lt;/a&gt; - &lt;a class=&quot;page&quot; href=&quot;M1550b_Hsueh2018_197.html&quot;&gt;Vue suivante&lt;/a&gt;" calcext:value-type="string">
            <text:p>&lt;img src="https://gallica.bnf.fr/ark:/12148/btv1b8624665r/f196.jpeg"&gt;&lt;a class="page" href="M1550b_Hsueh2018_195.html"&gt;Vue précédente&lt;/a&gt; - &lt;a class="page" href="M1550b_Hsueh2018_menu.html"&gt;Menu&lt;/a&gt; - &lt;a class="page" href="M1550b_Hsueh2018_197.html"&gt;Vue suivante&lt;/a&gt;</text:p>
          </table:table-cell>
          <table:table-cell/>
          <table:table-cell table:style-name="ce19" table:formula="of:=&quot;&lt;tr&gt;&lt;th&gt;&quot;&amp;[.$A$1]&amp;[.G198]&amp;[.$M$1]&amp;&quot;Vue &quot;&amp;[.G198]&amp;&quot;&lt;/a&gt;&lt;/th&gt;&lt;/tr&gt;&quot;" office:value-type="string" office:string-value="&lt;tr&gt;&lt;th&gt;&lt;a class=&quot;page&quot; href=&quot;M1550b_Hsueh2018_197.html&quot;&gt;Vue 197&lt;/a&gt;&lt;/th&gt;&lt;/tr&gt;" calcext:value-type="string">
            <text:p>&lt;tr&gt;&lt;th&gt;&lt;a class="page" href="M1550b_Hsueh2018_197.html"&gt;Vue 19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9]&amp;[.C199]&amp;[.D199]&amp;[.E199]&amp;[.F199]&amp;[.G199]&amp;[.H199]" office:value-type="string" office:string-value="&lt;img src=&quot;https://gallica.bnf.fr/ark:/12148/btv1b8624665r/f197.jpeg&quot;&gt;&lt;a class=&quot;page&quot; href=&quot;M1550b_Hsueh2018_196.html&quot;&gt;Vue précédente&lt;/a&gt; - &lt;a class=&quot;page&quot; href=&quot;M1550b_Hsueh2018_menu.html&quot;&gt;Menu&lt;/a&gt; - &lt;a class=&quot;page&quot; href=&quot;M1550b_Hsueh2018_198.html&quot;&gt;Vue suivante&lt;/a&gt;" calcext:value-type="string">
            <text:p>&lt;img src="https://gallica.bnf.fr/ark:/12148/btv1b8624665r/f197.jpeg"&gt;&lt;a class="page" href="M1550b_Hsueh2018_196.html"&gt;Vue précédente&lt;/a&gt; - &lt;a class="page" href="M1550b_Hsueh2018_menu.html"&gt;Menu&lt;/a&gt; - &lt;a class="page" href="M1550b_Hsueh2018_198.html"&gt;Vue suivante&lt;/a&gt;</text:p>
          </table:table-cell>
          <table:table-cell/>
          <table:table-cell table:style-name="ce19" table:formula="of:=&quot;&lt;tr&gt;&lt;th&gt;&quot;&amp;[.$A$1]&amp;[.G199]&amp;[.$M$1]&amp;&quot;Vue &quot;&amp;[.G199]&amp;&quot;&lt;/a&gt;&lt;/th&gt;&lt;/tr&gt;&quot;" office:value-type="string" office:string-value="&lt;tr&gt;&lt;th&gt;&lt;a class=&quot;page&quot; href=&quot;M1550b_Hsueh2018_198.html&quot;&gt;Vue 198&lt;/a&gt;&lt;/th&gt;&lt;/tr&gt;" calcext:value-type="string">
            <text:p>&lt;tr&gt;&lt;th&gt;&lt;a class="page" href="M1550b_Hsueh2018_198.html"&gt;Vue 19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1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0]&amp;[.C200]&amp;[.D200]&amp;[.E200]&amp;[.F200]&amp;[.G200]&amp;[.H200]" office:value-type="string" office:string-value="&lt;img src=&quot;https://gallica.bnf.fr/ark:/12148/btv1b8624665r/f198.jpeg&quot;&gt;&lt;a class=&quot;page&quot; href=&quot;M1550b_Hsueh2018_197.html&quot;&gt;Vue précédente&lt;/a&gt; - &lt;a class=&quot;page&quot; href=&quot;M1550b_Hsueh2018_menu.html&quot;&gt;Menu&lt;/a&gt; - &lt;a class=&quot;page&quot; href=&quot;M1550b_Hsueh2018_199.html&quot;&gt;Vue suivante&lt;/a&gt;" calcext:value-type="string">
            <text:p>&lt;img src="https://gallica.bnf.fr/ark:/12148/btv1b8624665r/f198.jpeg"&gt;&lt;a class="page" href="M1550b_Hsueh2018_197.html"&gt;Vue précédente&lt;/a&gt; - &lt;a class="page" href="M1550b_Hsueh2018_menu.html"&gt;Menu&lt;/a&gt; - &lt;a class="page" href="M1550b_Hsueh2018_199.html"&gt;Vue suivante&lt;/a&gt;</text:p>
          </table:table-cell>
          <table:table-cell/>
          <table:table-cell table:style-name="ce19" table:formula="of:=&quot;&lt;tr&gt;&lt;th&gt;&quot;&amp;[.$A$1]&amp;[.G200]&amp;[.$M$1]&amp;&quot;Vue &quot;&amp;[.G200]&amp;&quot;&lt;/a&gt;&lt;/th&gt;&lt;/tr&gt;&quot;" office:value-type="string" office:string-value="&lt;tr&gt;&lt;th&gt;&lt;a class=&quot;page&quot; href=&quot;M1550b_Hsueh2018_199.html&quot;&gt;Vue 199&lt;/a&gt;&lt;/th&gt;&lt;/tr&gt;" calcext:value-type="string">
            <text:p>&lt;tr&gt;&lt;th&gt;&lt;a class="page" href="M1550b_Hsueh2018_199.html"&gt;Vue 19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1]&amp;[.C201]&amp;[.D201]&amp;[.E201]&amp;[.F201]&amp;[.G201]&amp;[.H201]" office:value-type="string" office:string-value="&lt;img src=&quot;https://gallica.bnf.fr/ark:/12148/btv1b8624665r/f199.jpeg&quot;&gt;&lt;a class=&quot;page&quot; href=&quot;M1550b_Hsueh2018_198.html&quot;&gt;Vue précédente&lt;/a&gt; - &lt;a class=&quot;page&quot; href=&quot;M1550b_Hsueh2018_menu.html&quot;&gt;Menu&lt;/a&gt; - &lt;a class=&quot;page&quot; href=&quot;M1550b_Hsueh2018_200.html&quot;&gt;Vue suivante&lt;/a&gt;" calcext:value-type="string">
            <text:p>&lt;img src="https://gallica.bnf.fr/ark:/12148/btv1b8624665r/f199.jpeg"&gt;&lt;a class="page" href="M1550b_Hsueh2018_198.html"&gt;Vue précédente&lt;/a&gt; - &lt;a class="page" href="M1550b_Hsueh2018_menu.html"&gt;Menu&lt;/a&gt; - &lt;a class="page" href="M1550b_Hsueh2018_200.html"&gt;Vue suivante&lt;/a&gt;</text:p>
          </table:table-cell>
          <table:table-cell/>
          <table:table-cell table:style-name="ce19" table:formula="of:=&quot;&lt;tr&gt;&lt;th&gt;&quot;&amp;[.$A$1]&amp;[.G201]&amp;[.$M$1]&amp;&quot;Vue &quot;&amp;[.G201]&amp;&quot;&lt;/a&gt;&lt;/th&gt;&lt;/tr&gt;&quot;" office:value-type="string" office:string-value="&lt;tr&gt;&lt;th&gt;&lt;a class=&quot;page&quot; href=&quot;M1550b_Hsueh2018_200.html&quot;&gt;Vue 200&lt;/a&gt;&lt;/th&gt;&lt;/tr&gt;" calcext:value-type="string">
            <text:p>&lt;tr&gt;&lt;th&gt;&lt;a class="page" href="M1550b_Hsueh2018_200.html"&gt;Vue 20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2]&amp;[.C202]&amp;[.D202]&amp;[.E202]&amp;[.F202]&amp;[.G202]&amp;[.H202]" office:value-type="string" office:string-value="&lt;img src=&quot;https://gallica.bnf.fr/ark:/12148/btv1b8624665r/f200.jpeg&quot;&gt;&lt;a class=&quot;page&quot; href=&quot;M1550b_Hsueh2018_199.html&quot;&gt;Vue précédente&lt;/a&gt; - &lt;a class=&quot;page&quot; href=&quot;M1550b_Hsueh2018_menu.html&quot;&gt;Menu&lt;/a&gt; - &lt;a class=&quot;page&quot; href=&quot;M1550b_Hsueh2018_201.html&quot;&gt;Vue suivante&lt;/a&gt;" calcext:value-type="string">
            <text:p>&lt;img src="https://gallica.bnf.fr/ark:/12148/btv1b8624665r/f200.jpeg"&gt;&lt;a class="page" href="M1550b_Hsueh2018_199.html"&gt;Vue précédente&lt;/a&gt; - &lt;a class="page" href="M1550b_Hsueh2018_menu.html"&gt;Menu&lt;/a&gt; - &lt;a class="page" href="M1550b_Hsueh2018_201.html"&gt;Vue suivante&lt;/a&gt;</text:p>
          </table:table-cell>
          <table:table-cell/>
          <table:table-cell table:style-name="ce19" table:formula="of:=&quot;&lt;tr&gt;&lt;th&gt;&quot;&amp;[.$A$1]&amp;[.G202]&amp;[.$M$1]&amp;&quot;Vue &quot;&amp;[.G202]&amp;&quot;&lt;/a&gt;&lt;/th&gt;&lt;/tr&gt;&quot;" office:value-type="string" office:string-value="&lt;tr&gt;&lt;th&gt;&lt;a class=&quot;page&quot; href=&quot;M1550b_Hsueh2018_201.html&quot;&gt;Vue 201&lt;/a&gt;&lt;/th&gt;&lt;/tr&gt;" calcext:value-type="string">
            <text:p>&lt;tr&gt;&lt;th&gt;&lt;a class="page" href="M1550b_Hsueh2018_201.html"&gt;Vue 20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3]&amp;[.C203]&amp;[.D203]&amp;[.E203]&amp;[.F203]&amp;[.G203]&amp;[.H203]" office:value-type="string" office:string-value="&lt;img src=&quot;https://gallica.bnf.fr/ark:/12148/btv1b8624665r/f201.jpeg&quot;&gt;&lt;a class=&quot;page&quot; href=&quot;M1550b_Hsueh2018_200.html&quot;&gt;Vue précédente&lt;/a&gt; - &lt;a class=&quot;page&quot; href=&quot;M1550b_Hsueh2018_menu.html&quot;&gt;Menu&lt;/a&gt; - &lt;a class=&quot;page&quot; href=&quot;M1550b_Hsueh2018_202.html&quot;&gt;Vue suivante&lt;/a&gt;" calcext:value-type="string">
            <text:p>&lt;img src="https://gallica.bnf.fr/ark:/12148/btv1b8624665r/f201.jpeg"&gt;&lt;a class="page" href="M1550b_Hsueh2018_200.html"&gt;Vue précédente&lt;/a&gt; - &lt;a class="page" href="M1550b_Hsueh2018_menu.html"&gt;Menu&lt;/a&gt; - &lt;a class="page" href="M1550b_Hsueh2018_202.html"&gt;Vue suivante&lt;/a&gt;</text:p>
          </table:table-cell>
          <table:table-cell/>
          <table:table-cell table:style-name="ce19" table:formula="of:=&quot;&lt;tr&gt;&lt;th&gt;&quot;&amp;[.$A$1]&amp;[.G203]&amp;[.$M$1]&amp;&quot;Vue &quot;&amp;[.G203]&amp;&quot;&lt;/a&gt;&lt;/th&gt;&lt;/tr&gt;&quot;" office:value-type="string" office:string-value="&lt;tr&gt;&lt;th&gt;&lt;a class=&quot;page&quot; href=&quot;M1550b_Hsueh2018_202.html&quot;&gt;Vue 202&lt;/a&gt;&lt;/th&gt;&lt;/tr&gt;" calcext:value-type="string">
            <text:p>&lt;tr&gt;&lt;th&gt;&lt;a class="page" href="M1550b_Hsueh2018_202.html"&gt;Vue 20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4]&amp;[.C204]&amp;[.D204]&amp;[.E204]&amp;[.F204]&amp;[.G204]&amp;[.H204]" office:value-type="string" office:string-value="&lt;img src=&quot;https://gallica.bnf.fr/ark:/12148/btv1b8624665r/f202.jpeg&quot;&gt;&lt;a class=&quot;page&quot; href=&quot;M1550b_Hsueh2018_201.html&quot;&gt;Vue précédente&lt;/a&gt; - &lt;a class=&quot;page&quot; href=&quot;M1550b_Hsueh2018_menu.html&quot;&gt;Menu&lt;/a&gt; - &lt;a class=&quot;page&quot; href=&quot;M1550b_Hsueh2018_203.html&quot;&gt;Vue suivante&lt;/a&gt;" calcext:value-type="string">
            <text:p>&lt;img src="https://gallica.bnf.fr/ark:/12148/btv1b8624665r/f202.jpeg"&gt;&lt;a class="page" href="M1550b_Hsueh2018_201.html"&gt;Vue précédente&lt;/a&gt; - &lt;a class="page" href="M1550b_Hsueh2018_menu.html"&gt;Menu&lt;/a&gt; - &lt;a class="page" href="M1550b_Hsueh2018_203.html"&gt;Vue suivante&lt;/a&gt;</text:p>
          </table:table-cell>
          <table:table-cell/>
          <table:table-cell table:style-name="ce19" table:formula="of:=&quot;&lt;tr&gt;&lt;th&gt;&quot;&amp;[.$A$1]&amp;[.G204]&amp;[.$M$1]&amp;&quot;Vue &quot;&amp;[.G204]&amp;&quot;&lt;/a&gt;&lt;/th&gt;&lt;/tr&gt;&quot;" office:value-type="string" office:string-value="&lt;tr&gt;&lt;th&gt;&lt;a class=&quot;page&quot; href=&quot;M1550b_Hsueh2018_203.html&quot;&gt;Vue 203&lt;/a&gt;&lt;/th&gt;&lt;/tr&gt;" calcext:value-type="string">
            <text:p>&lt;tr&gt;&lt;th&gt;&lt;a class="page" href="M1550b_Hsueh2018_203.html"&gt;Vue 20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5]&amp;[.C205]&amp;[.D205]&amp;[.E205]&amp;[.F205]&amp;[.G205]&amp;[.H205]" office:value-type="string" office:string-value="&lt;img src=&quot;https://gallica.bnf.fr/ark:/12148/btv1b8624665r/f203.jpeg&quot;&gt;&lt;a class=&quot;page&quot; href=&quot;M1550b_Hsueh2018_202.html&quot;&gt;Vue précédente&lt;/a&gt; - &lt;a class=&quot;page&quot; href=&quot;M1550b_Hsueh2018_menu.html&quot;&gt;Menu&lt;/a&gt; - &lt;a class=&quot;page&quot; href=&quot;M1550b_Hsueh2018_204.html&quot;&gt;Vue suivante&lt;/a&gt;" calcext:value-type="string">
            <text:p>&lt;img src="https://gallica.bnf.fr/ark:/12148/btv1b8624665r/f203.jpeg"&gt;&lt;a class="page" href="M1550b_Hsueh2018_202.html"&gt;Vue précédente&lt;/a&gt; - &lt;a class="page" href="M1550b_Hsueh2018_menu.html"&gt;Menu&lt;/a&gt; - &lt;a class="page" href="M1550b_Hsueh2018_204.html"&gt;Vue suivante&lt;/a&gt;</text:p>
          </table:table-cell>
          <table:table-cell/>
          <table:table-cell table:style-name="ce19" table:formula="of:=&quot;&lt;tr&gt;&lt;th&gt;&quot;&amp;[.$A$1]&amp;[.G205]&amp;[.$M$1]&amp;&quot;Vue &quot;&amp;[.G205]&amp;&quot;&lt;/a&gt;&lt;/th&gt;&lt;/tr&gt;&quot;" office:value-type="string" office:string-value="&lt;tr&gt;&lt;th&gt;&lt;a class=&quot;page&quot; href=&quot;M1550b_Hsueh2018_204.html&quot;&gt;Vue 204&lt;/a&gt;&lt;/th&gt;&lt;/tr&gt;" calcext:value-type="string">
            <text:p>&lt;tr&gt;&lt;th&gt;&lt;a class="page" href="M1550b_Hsueh2018_204.html"&gt;Vue 20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6]&amp;[.C206]&amp;[.D206]&amp;[.E206]&amp;[.F206]&amp;[.G206]&amp;[.H206]" office:value-type="string" office:string-value="&lt;img src=&quot;https://gallica.bnf.fr/ark:/12148/btv1b8624665r/f204.jpeg&quot;&gt;&lt;a class=&quot;page&quot; href=&quot;M1550b_Hsueh2018_203.html&quot;&gt;Vue précédente&lt;/a&gt; - &lt;a class=&quot;page&quot; href=&quot;M1550b_Hsueh2018_menu.html&quot;&gt;Menu&lt;/a&gt; - &lt;a class=&quot;page&quot; href=&quot;M1550b_Hsueh2018_205.html&quot;&gt;Vue suivante&lt;/a&gt;" calcext:value-type="string">
            <text:p>&lt;img src="https://gallica.bnf.fr/ark:/12148/btv1b8624665r/f204.jpeg"&gt;&lt;a class="page" href="M1550b_Hsueh2018_203.html"&gt;Vue précédente&lt;/a&gt; - &lt;a class="page" href="M1550b_Hsueh2018_menu.html"&gt;Menu&lt;/a&gt; - &lt;a class="page" href="M1550b_Hsueh2018_205.html"&gt;Vue suivante&lt;/a&gt;</text:p>
          </table:table-cell>
          <table:table-cell/>
          <table:table-cell table:style-name="ce19" table:formula="of:=&quot;&lt;tr&gt;&lt;th&gt;&quot;&amp;[.$A$1]&amp;[.G206]&amp;[.$M$1]&amp;&quot;Vue &quot;&amp;[.G206]&amp;&quot;&lt;/a&gt;&lt;/th&gt;&lt;/tr&gt;&quot;" office:value-type="string" office:string-value="&lt;tr&gt;&lt;th&gt;&lt;a class=&quot;page&quot; href=&quot;M1550b_Hsueh2018_205.html&quot;&gt;Vue 205&lt;/a&gt;&lt;/th&gt;&lt;/tr&gt;" calcext:value-type="string">
            <text:p>&lt;tr&gt;&lt;th&gt;&lt;a class="page" href="M1550b_Hsueh2018_205.html"&gt;Vue 20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7]&amp;[.C207]&amp;[.D207]&amp;[.E207]&amp;[.F207]&amp;[.G207]&amp;[.H207]" office:value-type="string" office:string-value="&lt;img src=&quot;https://gallica.bnf.fr/ark:/12148/btv1b8624665r/f205.jpeg&quot;&gt;&lt;a class=&quot;page&quot; href=&quot;M1550b_Hsueh2018_204.html&quot;&gt;Vue précédente&lt;/a&gt; - &lt;a class=&quot;page&quot; href=&quot;M1550b_Hsueh2018_menu.html&quot;&gt;Menu&lt;/a&gt; - &lt;a class=&quot;page&quot; href=&quot;M1550b_Hsueh2018_206.html&quot;&gt;Vue suivante&lt;/a&gt;" calcext:value-type="string">
            <text:p>&lt;img src="https://gallica.bnf.fr/ark:/12148/btv1b8624665r/f205.jpeg"&gt;&lt;a class="page" href="M1550b_Hsueh2018_204.html"&gt;Vue précédente&lt;/a&gt; - &lt;a class="page" href="M1550b_Hsueh2018_menu.html"&gt;Menu&lt;/a&gt; - &lt;a class="page" href="M1550b_Hsueh2018_206.html"&gt;Vue suivante&lt;/a&gt;</text:p>
          </table:table-cell>
          <table:table-cell/>
          <table:table-cell table:style-name="ce19" table:formula="of:=&quot;&lt;tr&gt;&lt;th&gt;&quot;&amp;[.$A$1]&amp;[.G207]&amp;[.$M$1]&amp;&quot;Vue &quot;&amp;[.G207]&amp;&quot;&lt;/a&gt;&lt;/th&gt;&lt;/tr&gt;&quot;" office:value-type="string" office:string-value="&lt;tr&gt;&lt;th&gt;&lt;a class=&quot;page&quot; href=&quot;M1550b_Hsueh2018_206.html&quot;&gt;Vue 206&lt;/a&gt;&lt;/th&gt;&lt;/tr&gt;" calcext:value-type="string">
            <text:p>&lt;tr&gt;&lt;th&gt;&lt;a class="page" href="M1550b_Hsueh2018_206.html"&gt;Vue 20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8]&amp;[.C208]&amp;[.D208]&amp;[.E208]&amp;[.F208]&amp;[.G208]&amp;[.H208]" office:value-type="string" office:string-value="&lt;img src=&quot;https://gallica.bnf.fr/ark:/12148/btv1b8624665r/f206.jpeg&quot;&gt;&lt;a class=&quot;page&quot; href=&quot;M1550b_Hsueh2018_205.html&quot;&gt;Vue précédente&lt;/a&gt; - &lt;a class=&quot;page&quot; href=&quot;M1550b_Hsueh2018_menu.html&quot;&gt;Menu&lt;/a&gt; - &lt;a class=&quot;page&quot; href=&quot;M1550b_Hsueh2018_207.html&quot;&gt;Vue suivante&lt;/a&gt;" calcext:value-type="string">
            <text:p>&lt;img src="https://gallica.bnf.fr/ark:/12148/btv1b8624665r/f206.jpeg"&gt;&lt;a class="page" href="M1550b_Hsueh2018_205.html"&gt;Vue précédente&lt;/a&gt; - &lt;a class="page" href="M1550b_Hsueh2018_menu.html"&gt;Menu&lt;/a&gt; - &lt;a class="page" href="M1550b_Hsueh2018_207.html"&gt;Vue suivante&lt;/a&gt;</text:p>
          </table:table-cell>
          <table:table-cell/>
          <table:table-cell table:style-name="ce19" table:formula="of:=&quot;&lt;tr&gt;&lt;th&gt;&quot;&amp;[.$A$1]&amp;[.G208]&amp;[.$M$1]&amp;&quot;Vue &quot;&amp;[.G208]&amp;&quot;&lt;/a&gt;&lt;/th&gt;&lt;/tr&gt;&quot;" office:value-type="string" office:string-value="&lt;tr&gt;&lt;th&gt;&lt;a class=&quot;page&quot; href=&quot;M1550b_Hsueh2018_207.html&quot;&gt;Vue 207&lt;/a&gt;&lt;/th&gt;&lt;/tr&gt;" calcext:value-type="string">
            <text:p>&lt;tr&gt;&lt;th&gt;&lt;a class="page" href="M1550b_Hsueh2018_207.html"&gt;Vue 20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9]&amp;[.C209]&amp;[.D209]&amp;[.E209]&amp;[.F209]&amp;[.G209]&amp;[.H209]" office:value-type="string" office:string-value="&lt;img src=&quot;https://gallica.bnf.fr/ark:/12148/btv1b8624665r/f207.jpeg&quot;&gt;&lt;a class=&quot;page&quot; href=&quot;M1550b_Hsueh2018_206.html&quot;&gt;Vue précédente&lt;/a&gt; - &lt;a class=&quot;page&quot; href=&quot;M1550b_Hsueh2018_menu.html&quot;&gt;Menu&lt;/a&gt; - &lt;a class=&quot;page&quot; href=&quot;M1550b_Hsueh2018_208.html&quot;&gt;Vue suivante&lt;/a&gt;" calcext:value-type="string">
            <text:p>&lt;img src="https://gallica.bnf.fr/ark:/12148/btv1b8624665r/f207.jpeg"&gt;&lt;a class="page" href="M1550b_Hsueh2018_206.html"&gt;Vue précédente&lt;/a&gt; - &lt;a class="page" href="M1550b_Hsueh2018_menu.html"&gt;Menu&lt;/a&gt; - &lt;a class="page" href="M1550b_Hsueh2018_208.html"&gt;Vue suivante&lt;/a&gt;</text:p>
          </table:table-cell>
          <table:table-cell/>
          <table:table-cell table:style-name="ce19" table:formula="of:=&quot;&lt;tr&gt;&lt;th&gt;&quot;&amp;[.$A$1]&amp;[.G209]&amp;[.$M$1]&amp;&quot;Vue &quot;&amp;[.G209]&amp;&quot;&lt;/a&gt;&lt;/th&gt;&lt;/tr&gt;&quot;" office:value-type="string" office:string-value="&lt;tr&gt;&lt;th&gt;&lt;a class=&quot;page&quot; href=&quot;M1550b_Hsueh2018_208.html&quot;&gt;Vue 208&lt;/a&gt;&lt;/th&gt;&lt;/tr&gt;" calcext:value-type="string">
            <text:p>&lt;tr&gt;&lt;th&gt;&lt;a class="page" href="M1550b_Hsueh2018_208.html"&gt;Vue 20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0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0]&amp;[.C210]&amp;[.D210]&amp;[.E210]&amp;[.F210]&amp;[.G210]&amp;[.H210]" office:value-type="string" office:string-value="&lt;img src=&quot;https://gallica.bnf.fr/ark:/12148/btv1b8624665r/f208.jpeg&quot;&gt;&lt;a class=&quot;page&quot; href=&quot;M1550b_Hsueh2018_207.html&quot;&gt;Vue précédente&lt;/a&gt; - &lt;a class=&quot;page&quot; href=&quot;M1550b_Hsueh2018_menu.html&quot;&gt;Menu&lt;/a&gt; - &lt;a class=&quot;page&quot; href=&quot;M1550b_Hsueh2018_209.html&quot;&gt;Vue suivante&lt;/a&gt;" calcext:value-type="string">
            <text:p>&lt;img src="https://gallica.bnf.fr/ark:/12148/btv1b8624665r/f208.jpeg"&gt;&lt;a class="page" href="M1550b_Hsueh2018_207.html"&gt;Vue précédente&lt;/a&gt; - &lt;a class="page" href="M1550b_Hsueh2018_menu.html"&gt;Menu&lt;/a&gt; - &lt;a class="page" href="M1550b_Hsueh2018_209.html"&gt;Vue suivante&lt;/a&gt;</text:p>
          </table:table-cell>
          <table:table-cell/>
          <table:table-cell table:style-name="ce19" table:formula="of:=&quot;&lt;tr&gt;&lt;th&gt;&quot;&amp;[.$A$1]&amp;[.G210]&amp;[.$M$1]&amp;&quot;Vue &quot;&amp;[.G210]&amp;&quot;&lt;/a&gt;&lt;/th&gt;&lt;/tr&gt;&quot;" office:value-type="string" office:string-value="&lt;tr&gt;&lt;th&gt;&lt;a class=&quot;page&quot; href=&quot;M1550b_Hsueh2018_209.html&quot;&gt;Vue 209&lt;/a&gt;&lt;/th&gt;&lt;/tr&gt;" calcext:value-type="string">
            <text:p>&lt;tr&gt;&lt;th&gt;&lt;a class="page" href="M1550b_Hsueh2018_209.html"&gt;Vue 20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1]&amp;[.C211]&amp;[.D211]&amp;[.E211]&amp;[.F211]&amp;[.G211]&amp;[.H211]" office:value-type="string" office:string-value="&lt;img src=&quot;https://gallica.bnf.fr/ark:/12148/btv1b8624665r/f209.jpeg&quot;&gt;&lt;a class=&quot;page&quot; href=&quot;M1550b_Hsueh2018_208.html&quot;&gt;Vue précédente&lt;/a&gt; - &lt;a class=&quot;page&quot; href=&quot;M1550b_Hsueh2018_menu.html&quot;&gt;Menu&lt;/a&gt; - &lt;a class=&quot;page&quot; href=&quot;M1550b_Hsueh2018_210.html&quot;&gt;Vue suivante&lt;/a&gt;" calcext:value-type="string">
            <text:p>&lt;img src="https://gallica.bnf.fr/ark:/12148/btv1b8624665r/f209.jpeg"&gt;&lt;a class="page" href="M1550b_Hsueh2018_208.html"&gt;Vue précédente&lt;/a&gt; - &lt;a class="page" href="M1550b_Hsueh2018_menu.html"&gt;Menu&lt;/a&gt; - &lt;a class="page" href="M1550b_Hsueh2018_210.html"&gt;Vue suivante&lt;/a&gt;</text:p>
          </table:table-cell>
          <table:table-cell/>
          <table:table-cell table:style-name="ce19" table:formula="of:=&quot;&lt;tr&gt;&lt;th&gt;&quot;&amp;[.$A$1]&amp;[.G211]&amp;[.$M$1]&amp;&quot;Vue &quot;&amp;[.G211]&amp;&quot;&lt;/a&gt;&lt;/th&gt;&lt;/tr&gt;&quot;" office:value-type="string" office:string-value="&lt;tr&gt;&lt;th&gt;&lt;a class=&quot;page&quot; href=&quot;M1550b_Hsueh2018_210.html&quot;&gt;Vue 210&lt;/a&gt;&lt;/th&gt;&lt;/tr&gt;" calcext:value-type="string">
            <text:p>&lt;tr&gt;&lt;th&gt;&lt;a class="page" href="M1550b_Hsueh2018_210.html"&gt;Vue 21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2]&amp;[.C212]&amp;[.D212]&amp;[.E212]&amp;[.F212]&amp;[.G212]&amp;[.H212]" office:value-type="string" office:string-value="&lt;img src=&quot;https://gallica.bnf.fr/ark:/12148/btv1b8624665r/f210.jpeg&quot;&gt;&lt;a class=&quot;page&quot; href=&quot;M1550b_Hsueh2018_209.html&quot;&gt;Vue précédente&lt;/a&gt; - &lt;a class=&quot;page&quot; href=&quot;M1550b_Hsueh2018_menu.html&quot;&gt;Menu&lt;/a&gt; - &lt;a class=&quot;page&quot; href=&quot;M1550b_Hsueh2018_211.html&quot;&gt;Vue suivante&lt;/a&gt;" calcext:value-type="string">
            <text:p>&lt;img src="https://gallica.bnf.fr/ark:/12148/btv1b8624665r/f210.jpeg"&gt;&lt;a class="page" href="M1550b_Hsueh2018_209.html"&gt;Vue précédente&lt;/a&gt; - &lt;a class="page" href="M1550b_Hsueh2018_menu.html"&gt;Menu&lt;/a&gt; - &lt;a class="page" href="M1550b_Hsueh2018_211.html"&gt;Vue suivante&lt;/a&gt;</text:p>
          </table:table-cell>
          <table:table-cell/>
          <table:table-cell table:style-name="ce19" table:formula="of:=&quot;&lt;tr&gt;&lt;th&gt;&quot;&amp;[.$A$1]&amp;[.G212]&amp;[.$M$1]&amp;&quot;Vue &quot;&amp;[.G212]&amp;&quot;&lt;/a&gt;&lt;/th&gt;&lt;/tr&gt;&quot;" office:value-type="string" office:string-value="&lt;tr&gt;&lt;th&gt;&lt;a class=&quot;page&quot; href=&quot;M1550b_Hsueh2018_211.html&quot;&gt;Vue 211&lt;/a&gt;&lt;/th&gt;&lt;/tr&gt;" calcext:value-type="string">
            <text:p>&lt;tr&gt;&lt;th&gt;&lt;a class="page" href="M1550b_Hsueh2018_211.html"&gt;Vue 21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3]&amp;[.C213]&amp;[.D213]&amp;[.E213]&amp;[.F213]&amp;[.G213]&amp;[.H213]" office:value-type="string" office:string-value="&lt;img src=&quot;https://gallica.bnf.fr/ark:/12148/btv1b8624665r/f211.jpeg&quot;&gt;&lt;a class=&quot;page&quot; href=&quot;M1550b_Hsueh2018_210.html&quot;&gt;Vue précédente&lt;/a&gt; - &lt;a class=&quot;page&quot; href=&quot;M1550b_Hsueh2018_menu.html&quot;&gt;Menu&lt;/a&gt; - &lt;a class=&quot;page&quot; href=&quot;M1550b_Hsueh2018_212.html&quot;&gt;Vue suivante&lt;/a&gt;" calcext:value-type="string">
            <text:p>&lt;img src="https://gallica.bnf.fr/ark:/12148/btv1b8624665r/f211.jpeg"&gt;&lt;a class="page" href="M1550b_Hsueh2018_210.html"&gt;Vue précédente&lt;/a&gt; - &lt;a class="page" href="M1550b_Hsueh2018_menu.html"&gt;Menu&lt;/a&gt; - &lt;a class="page" href="M1550b_Hsueh2018_212.html"&gt;Vue suivante&lt;/a&gt;</text:p>
          </table:table-cell>
          <table:table-cell/>
          <table:table-cell table:style-name="ce19" table:formula="of:=&quot;&lt;tr&gt;&lt;th&gt;&quot;&amp;[.$A$1]&amp;[.G213]&amp;[.$M$1]&amp;&quot;Vue &quot;&amp;[.G213]&amp;&quot;&lt;/a&gt;&lt;/th&gt;&lt;/tr&gt;&quot;" office:value-type="string" office:string-value="&lt;tr&gt;&lt;th&gt;&lt;a class=&quot;page&quot; href=&quot;M1550b_Hsueh2018_212.html&quot;&gt;Vue 212&lt;/a&gt;&lt;/th&gt;&lt;/tr&gt;" calcext:value-type="string">
            <text:p>&lt;tr&gt;&lt;th&gt;&lt;a class="page" href="M1550b_Hsueh2018_212.html"&gt;Vue 21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4]&amp;[.C214]&amp;[.D214]&amp;[.E214]&amp;[.F214]&amp;[.G214]&amp;[.H214]" office:value-type="string" office:string-value="&lt;img src=&quot;https://gallica.bnf.fr/ark:/12148/btv1b8624665r/f212.jpeg&quot;&gt;&lt;a class=&quot;page&quot; href=&quot;M1550b_Hsueh2018_211.html&quot;&gt;Vue précédente&lt;/a&gt; - &lt;a class=&quot;page&quot; href=&quot;M1550b_Hsueh2018_menu.html&quot;&gt;Menu&lt;/a&gt; - &lt;a class=&quot;page&quot; href=&quot;M1550b_Hsueh2018_213.html&quot;&gt;Vue suivante&lt;/a&gt;" calcext:value-type="string">
            <text:p>&lt;img src="https://gallica.bnf.fr/ark:/12148/btv1b8624665r/f212.jpeg"&gt;&lt;a class="page" href="M1550b_Hsueh2018_211.html"&gt;Vue précédente&lt;/a&gt; - &lt;a class="page" href="M1550b_Hsueh2018_menu.html"&gt;Menu&lt;/a&gt; - &lt;a class="page" href="M1550b_Hsueh2018_213.html"&gt;Vue suivante&lt;/a&gt;</text:p>
          </table:table-cell>
          <table:table-cell/>
          <table:table-cell table:style-name="ce19" table:formula="of:=&quot;&lt;tr&gt;&lt;th&gt;&quot;&amp;[.$A$1]&amp;[.G214]&amp;[.$M$1]&amp;&quot;Vue &quot;&amp;[.G214]&amp;&quot;&lt;/a&gt;&lt;/th&gt;&lt;/tr&gt;&quot;" office:value-type="string" office:string-value="&lt;tr&gt;&lt;th&gt;&lt;a class=&quot;page&quot; href=&quot;M1550b_Hsueh2018_213.html&quot;&gt;Vue 213&lt;/a&gt;&lt;/th&gt;&lt;/tr&gt;" calcext:value-type="string">
            <text:p>&lt;tr&gt;&lt;th&gt;&lt;a class="page" href="M1550b_Hsueh2018_213.html"&gt;Vue 21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5]&amp;[.C215]&amp;[.D215]&amp;[.E215]&amp;[.F215]&amp;[.G215]&amp;[.H215]" office:value-type="string" office:string-value="&lt;img src=&quot;https://gallica.bnf.fr/ark:/12148/btv1b8624665r/f213.jpeg&quot;&gt;&lt;a class=&quot;page&quot; href=&quot;M1550b_Hsueh2018_212.html&quot;&gt;Vue précédente&lt;/a&gt; - &lt;a class=&quot;page&quot; href=&quot;M1550b_Hsueh2018_menu.html&quot;&gt;Menu&lt;/a&gt; - &lt;a class=&quot;page&quot; href=&quot;M1550b_Hsueh2018_214.html&quot;&gt;Vue suivante&lt;/a&gt;" calcext:value-type="string">
            <text:p>&lt;img src="https://gallica.bnf.fr/ark:/12148/btv1b8624665r/f213.jpeg"&gt;&lt;a class="page" href="M1550b_Hsueh2018_212.html"&gt;Vue précédente&lt;/a&gt; - &lt;a class="page" href="M1550b_Hsueh2018_menu.html"&gt;Menu&lt;/a&gt; - &lt;a class="page" href="M1550b_Hsueh2018_214.html"&gt;Vue suivante&lt;/a&gt;</text:p>
          </table:table-cell>
          <table:table-cell/>
          <table:table-cell table:style-name="ce19" table:formula="of:=&quot;&lt;tr&gt;&lt;th&gt;&quot;&amp;[.$A$1]&amp;[.G215]&amp;[.$M$1]&amp;&quot;Vue &quot;&amp;[.G215]&amp;&quot;&lt;/a&gt;&lt;/th&gt;&lt;/tr&gt;&quot;" office:value-type="string" office:string-value="&lt;tr&gt;&lt;th&gt;&lt;a class=&quot;page&quot; href=&quot;M1550b_Hsueh2018_214.html&quot;&gt;Vue 214&lt;/a&gt;&lt;/th&gt;&lt;/tr&gt;" calcext:value-type="string">
            <text:p>&lt;tr&gt;&lt;th&gt;&lt;a class="page" href="M1550b_Hsueh2018_214.html"&gt;Vue 21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6]&amp;[.C216]&amp;[.D216]&amp;[.E216]&amp;[.F216]&amp;[.G216]&amp;[.H216]" office:value-type="string" office:string-value="&lt;img src=&quot;https://gallica.bnf.fr/ark:/12148/btv1b8624665r/f214.jpeg&quot;&gt;&lt;a class=&quot;page&quot; href=&quot;M1550b_Hsueh2018_213.html&quot;&gt;Vue précédente&lt;/a&gt; - &lt;a class=&quot;page&quot; href=&quot;M1550b_Hsueh2018_menu.html&quot;&gt;Menu&lt;/a&gt; - &lt;a class=&quot;page&quot; href=&quot;M1550b_Hsueh2018_215.html&quot;&gt;Vue suivante&lt;/a&gt;" calcext:value-type="string">
            <text:p>&lt;img src="https://gallica.bnf.fr/ark:/12148/btv1b8624665r/f214.jpeg"&gt;&lt;a class="page" href="M1550b_Hsueh2018_213.html"&gt;Vue précédente&lt;/a&gt; - &lt;a class="page" href="M1550b_Hsueh2018_menu.html"&gt;Menu&lt;/a&gt; - &lt;a class="page" href="M1550b_Hsueh2018_215.html"&gt;Vue suivante&lt;/a&gt;</text:p>
          </table:table-cell>
          <table:table-cell/>
          <table:table-cell table:style-name="ce19" table:formula="of:=&quot;&lt;tr&gt;&lt;th&gt;&quot;&amp;[.$A$1]&amp;[.G216]&amp;[.$M$1]&amp;&quot;Vue &quot;&amp;[.G216]&amp;&quot;&lt;/a&gt;&lt;/th&gt;&lt;/tr&gt;&quot;" office:value-type="string" office:string-value="&lt;tr&gt;&lt;th&gt;&lt;a class=&quot;page&quot; href=&quot;M1550b_Hsueh2018_215.html&quot;&gt;Vue 215&lt;/a&gt;&lt;/th&gt;&lt;/tr&gt;" calcext:value-type="string">
            <text:p>&lt;tr&gt;&lt;th&gt;&lt;a class="page" href="M1550b_Hsueh2018_215.html"&gt;Vue 21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7]&amp;[.C217]&amp;[.D217]&amp;[.E217]&amp;[.F217]&amp;[.G217]&amp;[.H217]" office:value-type="string" office:string-value="&lt;img src=&quot;https://gallica.bnf.fr/ark:/12148/btv1b8624665r/f215.jpeg&quot;&gt;&lt;a class=&quot;page&quot; href=&quot;M1550b_Hsueh2018_214.html&quot;&gt;Vue précédente&lt;/a&gt; - &lt;a class=&quot;page&quot; href=&quot;M1550b_Hsueh2018_menu.html&quot;&gt;Menu&lt;/a&gt; - &lt;a class=&quot;page&quot; href=&quot;M1550b_Hsueh2018_216.html&quot;&gt;Vue suivante&lt;/a&gt;" calcext:value-type="string">
            <text:p>&lt;img src="https://gallica.bnf.fr/ark:/12148/btv1b8624665r/f215.jpeg"&gt;&lt;a class="page" href="M1550b_Hsueh2018_214.html"&gt;Vue précédente&lt;/a&gt; - &lt;a class="page" href="M1550b_Hsueh2018_menu.html"&gt;Menu&lt;/a&gt; - &lt;a class="page" href="M1550b_Hsueh2018_216.html"&gt;Vue suivante&lt;/a&gt;</text:p>
          </table:table-cell>
          <table:table-cell/>
          <table:table-cell table:style-name="ce19" table:formula="of:=&quot;&lt;tr&gt;&lt;th&gt;&quot;&amp;[.$A$1]&amp;[.G217]&amp;[.$M$1]&amp;&quot;Vue &quot;&amp;[.G217]&amp;&quot;&lt;/a&gt;&lt;/th&gt;&lt;/tr&gt;&quot;" office:value-type="string" office:string-value="&lt;tr&gt;&lt;th&gt;&lt;a class=&quot;page&quot; href=&quot;M1550b_Hsueh2018_216.html&quot;&gt;Vue 216&lt;/a&gt;&lt;/th&gt;&lt;/tr&gt;" calcext:value-type="string">
            <text:p>&lt;tr&gt;&lt;th&gt;&lt;a class="page" href="M1550b_Hsueh2018_216.html"&gt;Vue 21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8]&amp;[.C218]&amp;[.D218]&amp;[.E218]&amp;[.F218]&amp;[.G218]&amp;[.H218]" office:value-type="string" office:string-value="&lt;img src=&quot;https://gallica.bnf.fr/ark:/12148/btv1b8624665r/f216.jpeg&quot;&gt;&lt;a class=&quot;page&quot; href=&quot;M1550b_Hsueh2018_215.html&quot;&gt;Vue précédente&lt;/a&gt; - &lt;a class=&quot;page&quot; href=&quot;M1550b_Hsueh2018_menu.html&quot;&gt;Menu&lt;/a&gt; - &lt;a class=&quot;page&quot; href=&quot;M1550b_Hsueh2018_217.html&quot;&gt;Vue suivante&lt;/a&gt;" calcext:value-type="string">
            <text:p>&lt;img src="https://gallica.bnf.fr/ark:/12148/btv1b8624665r/f216.jpeg"&gt;&lt;a class="page" href="M1550b_Hsueh2018_215.html"&gt;Vue précédente&lt;/a&gt; - &lt;a class="page" href="M1550b_Hsueh2018_menu.html"&gt;Menu&lt;/a&gt; - &lt;a class="page" href="M1550b_Hsueh2018_217.html"&gt;Vue suivante&lt;/a&gt;</text:p>
          </table:table-cell>
          <table:table-cell/>
          <table:table-cell table:style-name="ce19" table:formula="of:=&quot;&lt;tr&gt;&lt;th&gt;&quot;&amp;[.$A$1]&amp;[.G218]&amp;[.$M$1]&amp;&quot;Vue &quot;&amp;[.G218]&amp;&quot;&lt;/a&gt;&lt;/th&gt;&lt;/tr&gt;&quot;" office:value-type="string" office:string-value="&lt;tr&gt;&lt;th&gt;&lt;a class=&quot;page&quot; href=&quot;M1550b_Hsueh2018_217.html&quot;&gt;Vue 217&lt;/a&gt;&lt;/th&gt;&lt;/tr&gt;" calcext:value-type="string">
            <text:p>&lt;tr&gt;&lt;th&gt;&lt;a class="page" href="M1550b_Hsueh2018_217.html"&gt;Vue 21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9]&amp;[.C219]&amp;[.D219]&amp;[.E219]&amp;[.F219]&amp;[.G219]&amp;[.H219]" office:value-type="string" office:string-value="&lt;img src=&quot;https://gallica.bnf.fr/ark:/12148/btv1b8624665r/f217.jpeg&quot;&gt;&lt;a class=&quot;page&quot; href=&quot;M1550b_Hsueh2018_216.html&quot;&gt;Vue précédente&lt;/a&gt; - &lt;a class=&quot;page&quot; href=&quot;M1550b_Hsueh2018_menu.html&quot;&gt;Menu&lt;/a&gt; - &lt;a class=&quot;page&quot; href=&quot;M1550b_Hsueh2018_218.html&quot;&gt;Vue suivante&lt;/a&gt;" calcext:value-type="string">
            <text:p>&lt;img src="https://gallica.bnf.fr/ark:/12148/btv1b8624665r/f217.jpeg"&gt;&lt;a class="page" href="M1550b_Hsueh2018_216.html"&gt;Vue précédente&lt;/a&gt; - &lt;a class="page" href="M1550b_Hsueh2018_menu.html"&gt;Menu&lt;/a&gt; - &lt;a class="page" href="M1550b_Hsueh2018_218.html"&gt;Vue suivante&lt;/a&gt;</text:p>
          </table:table-cell>
          <table:table-cell/>
          <table:table-cell table:style-name="ce19" table:formula="of:=&quot;&lt;tr&gt;&lt;th&gt;&quot;&amp;[.$A$1]&amp;[.G219]&amp;[.$M$1]&amp;&quot;Vue &quot;&amp;[.G219]&amp;&quot;&lt;/a&gt;&lt;/th&gt;&lt;/tr&gt;&quot;" office:value-type="string" office:string-value="&lt;tr&gt;&lt;th&gt;&lt;a class=&quot;page&quot; href=&quot;M1550b_Hsueh2018_218.html&quot;&gt;Vue 218&lt;/a&gt;&lt;/th&gt;&lt;/tr&gt;" calcext:value-type="string">
            <text:p>&lt;tr&gt;&lt;th&gt;&lt;a class="page" href="M1550b_Hsueh2018_218.html"&gt;Vue 21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0]&amp;[.C220]&amp;[.D220]&amp;[.E220]&amp;[.F220]&amp;[.G220]&amp;[.H220]" office:value-type="string" office:string-value="&lt;img src=&quot;https://gallica.bnf.fr/ark:/12148/btv1b8624665r/f218.jpeg&quot;&gt;&lt;a class=&quot;page&quot; href=&quot;M1550b_Hsueh2018_217.html&quot;&gt;Vue précédente&lt;/a&gt; - &lt;a class=&quot;page&quot; href=&quot;M1550b_Hsueh2018_menu.html&quot;&gt;Menu&lt;/a&gt; - &lt;a class=&quot;page&quot; href=&quot;M1550b_Hsueh2018_219.html&quot;&gt;Vue suivante&lt;/a&gt;" calcext:value-type="string">
            <text:p>&lt;img src="https://gallica.bnf.fr/ark:/12148/btv1b8624665r/f218.jpeg"&gt;&lt;a class="page" href="M1550b_Hsueh2018_217.html"&gt;Vue précédente&lt;/a&gt; - &lt;a class="page" href="M1550b_Hsueh2018_menu.html"&gt;Menu&lt;/a&gt; - &lt;a class="page" href="M1550b_Hsueh2018_219.html"&gt;Vue suivante&lt;/a&gt;</text:p>
          </table:table-cell>
          <table:table-cell/>
          <table:table-cell table:style-name="ce19" table:formula="of:=&quot;&lt;tr&gt;&lt;th&gt;&quot;&amp;[.$A$1]&amp;[.G220]&amp;[.$M$1]&amp;&quot;Vue &quot;&amp;[.G220]&amp;&quot;&lt;/a&gt;&lt;/th&gt;&lt;/tr&gt;&quot;" office:value-type="string" office:string-value="&lt;tr&gt;&lt;th&gt;&lt;a class=&quot;page&quot; href=&quot;M1550b_Hsueh2018_219.html&quot;&gt;Vue 219&lt;/a&gt;&lt;/th&gt;&lt;/tr&gt;" calcext:value-type="string">
            <text:p>&lt;tr&gt;&lt;th&gt;&lt;a class="page" href="M1550b_Hsueh2018_219.html"&gt;Vue 21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1]&amp;[.C221]&amp;[.D221]&amp;[.E221]&amp;[.F221]&amp;[.G221]&amp;[.H221]" office:value-type="string" office:string-value="&lt;img src=&quot;https://gallica.bnf.fr/ark:/12148/btv1b8624665r/f219.jpeg&quot;&gt;&lt;a class=&quot;page&quot; href=&quot;M1550b_Hsueh2018_218.html&quot;&gt;Vue précédente&lt;/a&gt; - &lt;a class=&quot;page&quot; href=&quot;M1550b_Hsueh2018_menu.html&quot;&gt;Menu&lt;/a&gt; - &lt;a class=&quot;page&quot; href=&quot;M1550b_Hsueh2018_220.html&quot;&gt;Vue suivante&lt;/a&gt;" calcext:value-type="string">
            <text:p>&lt;img src="https://gallica.bnf.fr/ark:/12148/btv1b8624665r/f219.jpeg"&gt;&lt;a class="page" href="M1550b_Hsueh2018_218.html"&gt;Vue précédente&lt;/a&gt; - &lt;a class="page" href="M1550b_Hsueh2018_menu.html"&gt;Menu&lt;/a&gt; - &lt;a class="page" href="M1550b_Hsueh2018_220.html"&gt;Vue suivante&lt;/a&gt;</text:p>
          </table:table-cell>
          <table:table-cell/>
          <table:table-cell table:style-name="ce19" table:formula="of:=&quot;&lt;tr&gt;&lt;th&gt;&quot;&amp;[.$A$1]&amp;[.G221]&amp;[.$M$1]&amp;&quot;Vue &quot;&amp;[.G221]&amp;&quot;&lt;/a&gt;&lt;/th&gt;&lt;/tr&gt;&quot;" office:value-type="string" office:string-value="&lt;tr&gt;&lt;th&gt;&lt;a class=&quot;page&quot; href=&quot;M1550b_Hsueh2018_220.html&quot;&gt;Vue 220&lt;/a&gt;&lt;/th&gt;&lt;/tr&gt;" calcext:value-type="string">
            <text:p>&lt;tr&gt;&lt;th&gt;&lt;a class="page" href="M1550b_Hsueh2018_220.html"&gt;Vue 22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2]&amp;[.C222]&amp;[.D222]&amp;[.E222]&amp;[.F222]&amp;[.G222]&amp;[.H222]" office:value-type="string" office:string-value="&lt;img src=&quot;https://gallica.bnf.fr/ark:/12148/btv1b8624665r/f220.jpeg&quot;&gt;&lt;a class=&quot;page&quot; href=&quot;M1550b_Hsueh2018_219.html&quot;&gt;Vue précédente&lt;/a&gt; - &lt;a class=&quot;page&quot; href=&quot;M1550b_Hsueh2018_menu.html&quot;&gt;Menu&lt;/a&gt; - &lt;a class=&quot;page&quot; href=&quot;M1550b_Hsueh2018_221.html&quot;&gt;Vue suivante&lt;/a&gt;" calcext:value-type="string">
            <text:p>&lt;img src="https://gallica.bnf.fr/ark:/12148/btv1b8624665r/f220.jpeg"&gt;&lt;a class="page" href="M1550b_Hsueh2018_219.html"&gt;Vue précédente&lt;/a&gt; - &lt;a class="page" href="M1550b_Hsueh2018_menu.html"&gt;Menu&lt;/a&gt; - &lt;a class="page" href="M1550b_Hsueh2018_221.html"&gt;Vue suivante&lt;/a&gt;</text:p>
          </table:table-cell>
          <table:table-cell/>
          <table:table-cell table:style-name="ce19" table:formula="of:=&quot;&lt;tr&gt;&lt;th&gt;&quot;&amp;[.$A$1]&amp;[.G222]&amp;[.$M$1]&amp;&quot;Vue &quot;&amp;[.G222]&amp;&quot;&lt;/a&gt;&lt;/th&gt;&lt;/tr&gt;&quot;" office:value-type="string" office:string-value="&lt;tr&gt;&lt;th&gt;&lt;a class=&quot;page&quot; href=&quot;M1550b_Hsueh2018_221.html&quot;&gt;Vue 221&lt;/a&gt;&lt;/th&gt;&lt;/tr&gt;" calcext:value-type="string">
            <text:p>&lt;tr&gt;&lt;th&gt;&lt;a class="page" href="M1550b_Hsueh2018_221.html"&gt;Vue 22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3]&amp;[.C223]&amp;[.D223]&amp;[.E223]&amp;[.F223]&amp;[.G223]&amp;[.H223]" office:value-type="string" office:string-value="&lt;img src=&quot;https://gallica.bnf.fr/ark:/12148/btv1b8624665r/f221.jpeg&quot;&gt;&lt;a class=&quot;page&quot; href=&quot;M1550b_Hsueh2018_220.html&quot;&gt;Vue précédente&lt;/a&gt; - &lt;a class=&quot;page&quot; href=&quot;M1550b_Hsueh2018_menu.html&quot;&gt;Menu&lt;/a&gt; - &lt;a class=&quot;page&quot; href=&quot;M1550b_Hsueh2018_222.html&quot;&gt;Vue suivante&lt;/a&gt;" calcext:value-type="string">
            <text:p>&lt;img src="https://gallica.bnf.fr/ark:/12148/btv1b8624665r/f221.jpeg"&gt;&lt;a class="page" href="M1550b_Hsueh2018_220.html"&gt;Vue précédente&lt;/a&gt; - &lt;a class="page" href="M1550b_Hsueh2018_menu.html"&gt;Menu&lt;/a&gt; - &lt;a class="page" href="M1550b_Hsueh2018_222.html"&gt;Vue suivante&lt;/a&gt;</text:p>
          </table:table-cell>
          <table:table-cell/>
          <table:table-cell table:style-name="ce19" table:formula="of:=&quot;&lt;tr&gt;&lt;th&gt;&quot;&amp;[.$A$1]&amp;[.G223]&amp;[.$M$1]&amp;&quot;Vue &quot;&amp;[.G223]&amp;&quot;&lt;/a&gt;&lt;/th&gt;&lt;/tr&gt;&quot;" office:value-type="string" office:string-value="&lt;tr&gt;&lt;th&gt;&lt;a class=&quot;page&quot; href=&quot;M1550b_Hsueh2018_222.html&quot;&gt;Vue 222&lt;/a&gt;&lt;/th&gt;&lt;/tr&gt;" calcext:value-type="string">
            <text:p>&lt;tr&gt;&lt;th&gt;&lt;a class="page" href="M1550b_Hsueh2018_222.html"&gt;Vue 22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4]&amp;[.C224]&amp;[.D224]&amp;[.E224]&amp;[.F224]&amp;[.G224]&amp;[.H224]" office:value-type="string" office:string-value="&lt;img src=&quot;https://gallica.bnf.fr/ark:/12148/btv1b8624665r/f222.jpeg&quot;&gt;&lt;a class=&quot;page&quot; href=&quot;M1550b_Hsueh2018_221.html&quot;&gt;Vue précédente&lt;/a&gt; - &lt;a class=&quot;page&quot; href=&quot;M1550b_Hsueh2018_menu.html&quot;&gt;Menu&lt;/a&gt; - &lt;a class=&quot;page&quot; href=&quot;M1550b_Hsueh2018_223.html&quot;&gt;Vue suivante&lt;/a&gt;" calcext:value-type="string">
            <text:p>&lt;img src="https://gallica.bnf.fr/ark:/12148/btv1b8624665r/f222.jpeg"&gt;&lt;a class="page" href="M1550b_Hsueh2018_221.html"&gt;Vue précédente&lt;/a&gt; - &lt;a class="page" href="M1550b_Hsueh2018_menu.html"&gt;Menu&lt;/a&gt; - &lt;a class="page" href="M1550b_Hsueh2018_223.html"&gt;Vue suivante&lt;/a&gt;</text:p>
          </table:table-cell>
          <table:table-cell/>
          <table:table-cell table:style-name="ce19" table:formula="of:=&quot;&lt;tr&gt;&lt;th&gt;&quot;&amp;[.$A$1]&amp;[.G224]&amp;[.$M$1]&amp;&quot;Vue &quot;&amp;[.G224]&amp;&quot;&lt;/a&gt;&lt;/th&gt;&lt;/tr&gt;&quot;" office:value-type="string" office:string-value="&lt;tr&gt;&lt;th&gt;&lt;a class=&quot;page&quot; href=&quot;M1550b_Hsueh2018_223.html&quot;&gt;Vue 223&lt;/a&gt;&lt;/th&gt;&lt;/tr&gt;" calcext:value-type="string">
            <text:p>&lt;tr&gt;&lt;th&gt;&lt;a class="page" href="M1550b_Hsueh2018_223.html"&gt;Vue 22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5]&amp;[.C225]&amp;[.D225]&amp;[.E225]&amp;[.F225]&amp;[.G225]&amp;[.H225]" office:value-type="string" office:string-value="&lt;img src=&quot;https://gallica.bnf.fr/ark:/12148/btv1b8624665r/f223.jpeg&quot;&gt;&lt;a class=&quot;page&quot; href=&quot;M1550b_Hsueh2018_222.html&quot;&gt;Vue précédente&lt;/a&gt; - &lt;a class=&quot;page&quot; href=&quot;M1550b_Hsueh2018_menu.html&quot;&gt;Menu&lt;/a&gt; - &lt;a class=&quot;page&quot; href=&quot;M1550b_Hsueh2018_224.html&quot;&gt;Vue suivante&lt;/a&gt;" calcext:value-type="string">
            <text:p>&lt;img src="https://gallica.bnf.fr/ark:/12148/btv1b8624665r/f223.jpeg"&gt;&lt;a class="page" href="M1550b_Hsueh2018_222.html"&gt;Vue précédente&lt;/a&gt; - &lt;a class="page" href="M1550b_Hsueh2018_menu.html"&gt;Menu&lt;/a&gt; - &lt;a class="page" href="M1550b_Hsueh2018_224.html"&gt;Vue suivante&lt;/a&gt;</text:p>
          </table:table-cell>
          <table:table-cell/>
          <table:table-cell table:style-name="ce19" table:formula="of:=&quot;&lt;tr&gt;&lt;th&gt;&quot;&amp;[.$A$1]&amp;[.G225]&amp;[.$M$1]&amp;&quot;Vue &quot;&amp;[.G225]&amp;&quot;&lt;/a&gt;&lt;/th&gt;&lt;/tr&gt;&quot;" office:value-type="string" office:string-value="&lt;tr&gt;&lt;th&gt;&lt;a class=&quot;page&quot; href=&quot;M1550b_Hsueh2018_224.html&quot;&gt;Vue 224&lt;/a&gt;&lt;/th&gt;&lt;/tr&gt;" calcext:value-type="string">
            <text:p>&lt;tr&gt;&lt;th&gt;&lt;a class="page" href="M1550b_Hsueh2018_224.html"&gt;Vue 22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6]&amp;[.C226]&amp;[.D226]&amp;[.E226]&amp;[.F226]&amp;[.G226]&amp;[.H226]" office:value-type="string" office:string-value="&lt;img src=&quot;https://gallica.bnf.fr/ark:/12148/btv1b8624665r/f224.jpeg&quot;&gt;&lt;a class=&quot;page&quot; href=&quot;M1550b_Hsueh2018_223.html&quot;&gt;Vue précédente&lt;/a&gt; - &lt;a class=&quot;page&quot; href=&quot;M1550b_Hsueh2018_menu.html&quot;&gt;Menu&lt;/a&gt; - &lt;a class=&quot;page&quot; href=&quot;M1550b_Hsueh2018_225.html&quot;&gt;Vue suivante&lt;/a&gt;" calcext:value-type="string">
            <text:p>&lt;img src="https://gallica.bnf.fr/ark:/12148/btv1b8624665r/f224.jpeg"&gt;&lt;a class="page" href="M1550b_Hsueh2018_223.html"&gt;Vue précédente&lt;/a&gt; - &lt;a class="page" href="M1550b_Hsueh2018_menu.html"&gt;Menu&lt;/a&gt; - &lt;a class="page" href="M1550b_Hsueh2018_225.html"&gt;Vue suivante&lt;/a&gt;</text:p>
          </table:table-cell>
          <table:table-cell/>
          <table:table-cell table:style-name="ce19" table:formula="of:=&quot;&lt;tr&gt;&lt;th&gt;&quot;&amp;[.$A$1]&amp;[.G226]&amp;[.$M$1]&amp;&quot;Vue &quot;&amp;[.G226]&amp;&quot;&lt;/a&gt;&lt;/th&gt;&lt;/tr&gt;&quot;" office:value-type="string" office:string-value="&lt;tr&gt;&lt;th&gt;&lt;a class=&quot;page&quot; href=&quot;M1550b_Hsueh2018_225.html&quot;&gt;Vue 225&lt;/a&gt;&lt;/th&gt;&lt;/tr&gt;" calcext:value-type="string">
            <text:p>&lt;tr&gt;&lt;th&gt;&lt;a class="page" href="M1550b_Hsueh2018_225.html"&gt;Vue 22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7]&amp;[.C227]&amp;[.D227]&amp;[.E227]&amp;[.F227]&amp;[.G227]&amp;[.H227]" office:value-type="string" office:string-value="&lt;img src=&quot;https://gallica.bnf.fr/ark:/12148/btv1b8624665r/f225.jpeg&quot;&gt;&lt;a class=&quot;page&quot; href=&quot;M1550b_Hsueh2018_224.html&quot;&gt;Vue précédente&lt;/a&gt; - &lt;a class=&quot;page&quot; href=&quot;M1550b_Hsueh2018_menu.html&quot;&gt;Menu&lt;/a&gt; - &lt;a class=&quot;page&quot; href=&quot;M1550b_Hsueh2018_226.html&quot;&gt;Vue suivante&lt;/a&gt;" calcext:value-type="string">
            <text:p>&lt;img src="https://gallica.bnf.fr/ark:/12148/btv1b8624665r/f225.jpeg"&gt;&lt;a class="page" href="M1550b_Hsueh2018_224.html"&gt;Vue précédente&lt;/a&gt; - &lt;a class="page" href="M1550b_Hsueh2018_menu.html"&gt;Menu&lt;/a&gt; - &lt;a class="page" href="M1550b_Hsueh2018_226.html"&gt;Vue suivante&lt;/a&gt;</text:p>
          </table:table-cell>
          <table:table-cell/>
          <table:table-cell table:style-name="ce19" table:formula="of:=&quot;&lt;tr&gt;&lt;th&gt;&quot;&amp;[.$A$1]&amp;[.G227]&amp;[.$M$1]&amp;&quot;Vue &quot;&amp;[.G227]&amp;&quot;&lt;/a&gt;&lt;/th&gt;&lt;/tr&gt;&quot;" office:value-type="string" office:string-value="&lt;tr&gt;&lt;th&gt;&lt;a class=&quot;page&quot; href=&quot;M1550b_Hsueh2018_226.html&quot;&gt;Vue 226&lt;/a&gt;&lt;/th&gt;&lt;/tr&gt;" calcext:value-type="string">
            <text:p>&lt;tr&gt;&lt;th&gt;&lt;a class="page" href="M1550b_Hsueh2018_226.html"&gt;Vue 22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8]&amp;[.C228]&amp;[.D228]&amp;[.E228]&amp;[.F228]&amp;[.G228]&amp;[.H228]" office:value-type="string" office:string-value="&lt;img src=&quot;https://gallica.bnf.fr/ark:/12148/btv1b8624665r/f226.jpeg&quot;&gt;&lt;a class=&quot;page&quot; href=&quot;M1550b_Hsueh2018_225.html&quot;&gt;Vue précédente&lt;/a&gt; - &lt;a class=&quot;page&quot; href=&quot;M1550b_Hsueh2018_menu.html&quot;&gt;Menu&lt;/a&gt; - &lt;a class=&quot;page&quot; href=&quot;M1550b_Hsueh2018_227.html&quot;&gt;Vue suivante&lt;/a&gt;" calcext:value-type="string">
            <text:p>&lt;img src="https://gallica.bnf.fr/ark:/12148/btv1b8624665r/f226.jpeg"&gt;&lt;a class="page" href="M1550b_Hsueh2018_225.html"&gt;Vue précédente&lt;/a&gt; - &lt;a class="page" href="M1550b_Hsueh2018_menu.html"&gt;Menu&lt;/a&gt; - &lt;a class="page" href="M1550b_Hsueh2018_227.html"&gt;Vue suivante&lt;/a&gt;</text:p>
          </table:table-cell>
          <table:table-cell/>
          <table:table-cell table:style-name="ce19" table:formula="of:=&quot;&lt;tr&gt;&lt;th&gt;&quot;&amp;[.$A$1]&amp;[.G228]&amp;[.$M$1]&amp;&quot;Vue &quot;&amp;[.G228]&amp;&quot;&lt;/a&gt;&lt;/th&gt;&lt;/tr&gt;&quot;" office:value-type="string" office:string-value="&lt;tr&gt;&lt;th&gt;&lt;a class=&quot;page&quot; href=&quot;M1550b_Hsueh2018_227.html&quot;&gt;Vue 227&lt;/a&gt;&lt;/th&gt;&lt;/tr&gt;" calcext:value-type="string">
            <text:p>&lt;tr&gt;&lt;th&gt;&lt;a class="page" href="M1550b_Hsueh2018_227.html"&gt;Vue 22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9]&amp;[.C229]&amp;[.D229]&amp;[.E229]&amp;[.F229]&amp;[.G229]&amp;[.H229]" office:value-type="string" office:string-value="&lt;img src=&quot;https://gallica.bnf.fr/ark:/12148/btv1b8624665r/f227.jpeg&quot;&gt;&lt;a class=&quot;page&quot; href=&quot;M1550b_Hsueh2018_226.html&quot;&gt;Vue précédente&lt;/a&gt; - &lt;a class=&quot;page&quot; href=&quot;M1550b_Hsueh2018_menu.html&quot;&gt;Menu&lt;/a&gt; - &lt;a class=&quot;page&quot; href=&quot;M1550b_Hsueh2018_228.html&quot;&gt;Vue suivante&lt;/a&gt;" calcext:value-type="string">
            <text:p>&lt;img src="https://gallica.bnf.fr/ark:/12148/btv1b8624665r/f227.jpeg"&gt;&lt;a class="page" href="M1550b_Hsueh2018_226.html"&gt;Vue précédente&lt;/a&gt; - &lt;a class="page" href="M1550b_Hsueh2018_menu.html"&gt;Menu&lt;/a&gt; - &lt;a class="page" href="M1550b_Hsueh2018_228.html"&gt;Vue suivante&lt;/a&gt;</text:p>
          </table:table-cell>
          <table:table-cell/>
          <table:table-cell table:style-name="ce19" table:formula="of:=&quot;&lt;tr&gt;&lt;th&gt;&quot;&amp;[.$A$1]&amp;[.G229]&amp;[.$M$1]&amp;&quot;Vue &quot;&amp;[.G229]&amp;&quot;&lt;/a&gt;&lt;/th&gt;&lt;/tr&gt;&quot;" office:value-type="string" office:string-value="&lt;tr&gt;&lt;th&gt;&lt;a class=&quot;page&quot; href=&quot;M1550b_Hsueh2018_228.html&quot;&gt;Vue 228&lt;/a&gt;&lt;/th&gt;&lt;/tr&gt;" calcext:value-type="string">
            <text:p>&lt;tr&gt;&lt;th&gt;&lt;a class="page" href="M1550b_Hsueh2018_228.html"&gt;Vue 22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0]&amp;[.C230]&amp;[.D230]&amp;[.E230]&amp;[.F230]&amp;[.G230]&amp;[.H230]" office:value-type="string" office:string-value="&lt;img src=&quot;https://gallica.bnf.fr/ark:/12148/btv1b8624665r/f228.jpeg&quot;&gt;&lt;a class=&quot;page&quot; href=&quot;M1550b_Hsueh2018_227.html&quot;&gt;Vue précédente&lt;/a&gt; - &lt;a class=&quot;page&quot; href=&quot;M1550b_Hsueh2018_menu.html&quot;&gt;Menu&lt;/a&gt; - &lt;a class=&quot;page&quot; href=&quot;M1550b_Hsueh2018_229.html&quot;&gt;Vue suivante&lt;/a&gt;" calcext:value-type="string">
            <text:p>&lt;img src="https://gallica.bnf.fr/ark:/12148/btv1b8624665r/f228.jpeg"&gt;&lt;a class="page" href="M1550b_Hsueh2018_227.html"&gt;Vue précédente&lt;/a&gt; - &lt;a class="page" href="M1550b_Hsueh2018_menu.html"&gt;Menu&lt;/a&gt; - &lt;a class="page" href="M1550b_Hsueh2018_229.html"&gt;Vue suivante&lt;/a&gt;</text:p>
          </table:table-cell>
          <table:table-cell/>
          <table:table-cell table:style-name="ce19" table:formula="of:=&quot;&lt;tr&gt;&lt;th&gt;&quot;&amp;[.$A$1]&amp;[.G230]&amp;[.$M$1]&amp;&quot;Vue &quot;&amp;[.G230]&amp;&quot;&lt;/a&gt;&lt;/th&gt;&lt;/tr&gt;&quot;" office:value-type="string" office:string-value="&lt;tr&gt;&lt;th&gt;&lt;a class=&quot;page&quot; href=&quot;M1550b_Hsueh2018_229.html&quot;&gt;Vue 229&lt;/a&gt;&lt;/th&gt;&lt;/tr&gt;" calcext:value-type="string">
            <text:p>&lt;tr&gt;&lt;th&gt;&lt;a class="page" href="M1550b_Hsueh2018_229.html"&gt;Vue 22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1]&amp;[.C231]&amp;[.D231]&amp;[.E231]&amp;[.F231]&amp;[.G231]&amp;[.H231]" office:value-type="string" office:string-value="&lt;img src=&quot;https://gallica.bnf.fr/ark:/12148/btv1b8624665r/f229.jpeg&quot;&gt;&lt;a class=&quot;page&quot; href=&quot;M1550b_Hsueh2018_228.html&quot;&gt;Vue précédente&lt;/a&gt; - &lt;a class=&quot;page&quot; href=&quot;M1550b_Hsueh2018_menu.html&quot;&gt;Menu&lt;/a&gt; - &lt;a class=&quot;page&quot; href=&quot;M1550b_Hsueh2018_230.html&quot;&gt;Vue suivante&lt;/a&gt;" calcext:value-type="string">
            <text:p>&lt;img src="https://gallica.bnf.fr/ark:/12148/btv1b8624665r/f229.jpeg"&gt;&lt;a class="page" href="M1550b_Hsueh2018_228.html"&gt;Vue précédente&lt;/a&gt; - &lt;a class="page" href="M1550b_Hsueh2018_menu.html"&gt;Menu&lt;/a&gt; - &lt;a class="page" href="M1550b_Hsueh2018_230.html"&gt;Vue suivante&lt;/a&gt;</text:p>
          </table:table-cell>
          <table:table-cell/>
          <table:table-cell table:style-name="ce19" table:formula="of:=&quot;&lt;tr&gt;&lt;th&gt;&quot;&amp;[.$A$1]&amp;[.G231]&amp;[.$M$1]&amp;&quot;Vue &quot;&amp;[.G231]&amp;&quot;&lt;/a&gt;&lt;/th&gt;&lt;/tr&gt;&quot;" office:value-type="string" office:string-value="&lt;tr&gt;&lt;th&gt;&lt;a class=&quot;page&quot; href=&quot;M1550b_Hsueh2018_230.html&quot;&gt;Vue 230&lt;/a&gt;&lt;/th&gt;&lt;/tr&gt;" calcext:value-type="string">
            <text:p>&lt;tr&gt;&lt;th&gt;&lt;a class="page" href="M1550b_Hsueh2018_230.html"&gt;Vue 23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2]&amp;[.C232]&amp;[.D232]&amp;[.E232]&amp;[.F232]&amp;[.G232]&amp;[.H232]" office:value-type="string" office:string-value="&lt;img src=&quot;https://gallica.bnf.fr/ark:/12148/btv1b8624665r/f230.jpeg&quot;&gt;&lt;a class=&quot;page&quot; href=&quot;M1550b_Hsueh2018_229.html&quot;&gt;Vue précédente&lt;/a&gt; - &lt;a class=&quot;page&quot; href=&quot;M1550b_Hsueh2018_menu.html&quot;&gt;Menu&lt;/a&gt; - &lt;a class=&quot;page&quot; href=&quot;M1550b_Hsueh2018_231.html&quot;&gt;Vue suivante&lt;/a&gt;" calcext:value-type="string">
            <text:p>&lt;img src="https://gallica.bnf.fr/ark:/12148/btv1b8624665r/f230.jpeg"&gt;&lt;a class="page" href="M1550b_Hsueh2018_229.html"&gt;Vue précédente&lt;/a&gt; - &lt;a class="page" href="M1550b_Hsueh2018_menu.html"&gt;Menu&lt;/a&gt; - &lt;a class="page" href="M1550b_Hsueh2018_231.html"&gt;Vue suivante&lt;/a&gt;</text:p>
          </table:table-cell>
          <table:table-cell/>
          <table:table-cell table:style-name="ce19" table:formula="of:=&quot;&lt;tr&gt;&lt;th&gt;&quot;&amp;[.$A$1]&amp;[.G232]&amp;[.$M$1]&amp;&quot;Vue &quot;&amp;[.G232]&amp;&quot;&lt;/a&gt;&lt;/th&gt;&lt;/tr&gt;&quot;" office:value-type="string" office:string-value="&lt;tr&gt;&lt;th&gt;&lt;a class=&quot;page&quot; href=&quot;M1550b_Hsueh2018_231.html&quot;&gt;Vue 231&lt;/a&gt;&lt;/th&gt;&lt;/tr&gt;" calcext:value-type="string">
            <text:p>&lt;tr&gt;&lt;th&gt;&lt;a class="page" href="M1550b_Hsueh2018_231.html"&gt;Vue 23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3]&amp;[.C233]&amp;[.D233]&amp;[.E233]&amp;[.F233]&amp;[.G233]&amp;[.H233]" office:value-type="string" office:string-value="&lt;img src=&quot;https://gallica.bnf.fr/ark:/12148/btv1b8624665r/f231.jpeg&quot;&gt;&lt;a class=&quot;page&quot; href=&quot;M1550b_Hsueh2018_230.html&quot;&gt;Vue précédente&lt;/a&gt; - &lt;a class=&quot;page&quot; href=&quot;M1550b_Hsueh2018_menu.html&quot;&gt;Menu&lt;/a&gt; - &lt;a class=&quot;page&quot; href=&quot;M1550b_Hsueh2018_232.html&quot;&gt;Vue suivante&lt;/a&gt;" calcext:value-type="string">
            <text:p>&lt;img src="https://gallica.bnf.fr/ark:/12148/btv1b8624665r/f231.jpeg"&gt;&lt;a class="page" href="M1550b_Hsueh2018_230.html"&gt;Vue précédente&lt;/a&gt; - &lt;a class="page" href="M1550b_Hsueh2018_menu.html"&gt;Menu&lt;/a&gt; - &lt;a class="page" href="M1550b_Hsueh2018_232.html"&gt;Vue suivante&lt;/a&gt;</text:p>
          </table:table-cell>
          <table:table-cell/>
          <table:table-cell table:style-name="ce19" table:formula="of:=&quot;&lt;tr&gt;&lt;th&gt;&quot;&amp;[.$A$1]&amp;[.G233]&amp;[.$M$1]&amp;&quot;Vue &quot;&amp;[.G233]&amp;&quot;&lt;/a&gt;&lt;/th&gt;&lt;/tr&gt;&quot;" office:value-type="string" office:string-value="&lt;tr&gt;&lt;th&gt;&lt;a class=&quot;page&quot; href=&quot;M1550b_Hsueh2018_232.html&quot;&gt;Vue 232&lt;/a&gt;&lt;/th&gt;&lt;/tr&gt;" calcext:value-type="string">
            <text:p>&lt;tr&gt;&lt;th&gt;&lt;a class="page" href="M1550b_Hsueh2018_232.html"&gt;Vue 23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4]&amp;[.C234]&amp;[.D234]&amp;[.E234]&amp;[.F234]&amp;[.G234]&amp;[.H234]" office:value-type="string" office:string-value="&lt;img src=&quot;https://gallica.bnf.fr/ark:/12148/btv1b8624665r/f232.jpeg&quot;&gt;&lt;a class=&quot;page&quot; href=&quot;M1550b_Hsueh2018_231.html&quot;&gt;Vue précédente&lt;/a&gt; - &lt;a class=&quot;page&quot; href=&quot;M1550b_Hsueh2018_menu.html&quot;&gt;Menu&lt;/a&gt; - &lt;a class=&quot;page&quot; href=&quot;M1550b_Hsueh2018_233.html&quot;&gt;Vue suivante&lt;/a&gt;" calcext:value-type="string">
            <text:p>&lt;img src="https://gallica.bnf.fr/ark:/12148/btv1b8624665r/f232.jpeg"&gt;&lt;a class="page" href="M1550b_Hsueh2018_231.html"&gt;Vue précédente&lt;/a&gt; - &lt;a class="page" href="M1550b_Hsueh2018_menu.html"&gt;Menu&lt;/a&gt; - &lt;a class="page" href="M1550b_Hsueh2018_233.html"&gt;Vue suivante&lt;/a&gt;</text:p>
          </table:table-cell>
          <table:table-cell/>
          <table:table-cell table:style-name="ce19" table:formula="of:=&quot;&lt;tr&gt;&lt;th&gt;&quot;&amp;[.$A$1]&amp;[.G234]&amp;[.$M$1]&amp;&quot;Vue &quot;&amp;[.G234]&amp;&quot;&lt;/a&gt;&lt;/th&gt;&lt;/tr&gt;&quot;" office:value-type="string" office:string-value="&lt;tr&gt;&lt;th&gt;&lt;a class=&quot;page&quot; href=&quot;M1550b_Hsueh2018_233.html&quot;&gt;Vue 233&lt;/a&gt;&lt;/th&gt;&lt;/tr&gt;" calcext:value-type="string">
            <text:p>&lt;tr&gt;&lt;th&gt;&lt;a class="page" href="M1550b_Hsueh2018_233.html"&gt;Vue 23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5]&amp;[.C235]&amp;[.D235]&amp;[.E235]&amp;[.F235]&amp;[.G235]&amp;[.H235]" office:value-type="string" office:string-value="&lt;img src=&quot;https://gallica.bnf.fr/ark:/12148/btv1b8624665r/f233.jpeg&quot;&gt;&lt;a class=&quot;page&quot; href=&quot;M1550b_Hsueh2018_232.html&quot;&gt;Vue précédente&lt;/a&gt; - &lt;a class=&quot;page&quot; href=&quot;M1550b_Hsueh2018_menu.html&quot;&gt;Menu&lt;/a&gt; - &lt;a class=&quot;page&quot; href=&quot;M1550b_Hsueh2018_234.html&quot;&gt;Vue suivante&lt;/a&gt;" calcext:value-type="string">
            <text:p>&lt;img src="https://gallica.bnf.fr/ark:/12148/btv1b8624665r/f233.jpeg"&gt;&lt;a class="page" href="M1550b_Hsueh2018_232.html"&gt;Vue précédente&lt;/a&gt; - &lt;a class="page" href="M1550b_Hsueh2018_menu.html"&gt;Menu&lt;/a&gt; - &lt;a class="page" href="M1550b_Hsueh2018_234.html"&gt;Vue suivante&lt;/a&gt;</text:p>
          </table:table-cell>
          <table:table-cell/>
          <table:table-cell table:style-name="ce19" table:formula="of:=&quot;&lt;tr&gt;&lt;th&gt;&quot;&amp;[.$A$1]&amp;[.G235]&amp;[.$M$1]&amp;&quot;Vue &quot;&amp;[.G235]&amp;&quot;&lt;/a&gt;&lt;/th&gt;&lt;/tr&gt;&quot;" office:value-type="string" office:string-value="&lt;tr&gt;&lt;th&gt;&lt;a class=&quot;page&quot; href=&quot;M1550b_Hsueh2018_234.html&quot;&gt;Vue 234&lt;/a&gt;&lt;/th&gt;&lt;/tr&gt;" calcext:value-type="string">
            <text:p>&lt;tr&gt;&lt;th&gt;&lt;a class="page" href="M1550b_Hsueh2018_234.html"&gt;Vue 23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6]&amp;[.C236]&amp;[.D236]&amp;[.E236]&amp;[.F236]&amp;[.G236]&amp;[.H236]" office:value-type="string" office:string-value="&lt;img src=&quot;https://gallica.bnf.fr/ark:/12148/btv1b8624665r/f234.jpeg&quot;&gt;&lt;a class=&quot;page&quot; href=&quot;M1550b_Hsueh2018_233.html&quot;&gt;Vue précédente&lt;/a&gt; - &lt;a class=&quot;page&quot; href=&quot;M1550b_Hsueh2018_menu.html&quot;&gt;Menu&lt;/a&gt; - &lt;a class=&quot;page&quot; href=&quot;M1550b_Hsueh2018_235.html&quot;&gt;Vue suivante&lt;/a&gt;" calcext:value-type="string">
            <text:p>&lt;img src="https://gallica.bnf.fr/ark:/12148/btv1b8624665r/f234.jpeg"&gt;&lt;a class="page" href="M1550b_Hsueh2018_233.html"&gt;Vue précédente&lt;/a&gt; - &lt;a class="page" href="M1550b_Hsueh2018_menu.html"&gt;Menu&lt;/a&gt; - &lt;a class="page" href="M1550b_Hsueh2018_235.html"&gt;Vue suivante&lt;/a&gt;</text:p>
          </table:table-cell>
          <table:table-cell/>
          <table:table-cell table:style-name="ce19" table:formula="of:=&quot;&lt;tr&gt;&lt;th&gt;&quot;&amp;[.$A$1]&amp;[.G236]&amp;[.$M$1]&amp;&quot;Vue &quot;&amp;[.G236]&amp;&quot;&lt;/a&gt;&lt;/th&gt;&lt;/tr&gt;&quot;" office:value-type="string" office:string-value="&lt;tr&gt;&lt;th&gt;&lt;a class=&quot;page&quot; href=&quot;M1550b_Hsueh2018_235.html&quot;&gt;Vue 235&lt;/a&gt;&lt;/th&gt;&lt;/tr&gt;" calcext:value-type="string">
            <text:p>&lt;tr&gt;&lt;th&gt;&lt;a class="page" href="M1550b_Hsueh2018_235.html"&gt;Vue 23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7]&amp;[.C237]&amp;[.D237]&amp;[.E237]&amp;[.F237]&amp;[.G237]&amp;[.H237]" office:value-type="string" office:string-value="&lt;img src=&quot;https://gallica.bnf.fr/ark:/12148/btv1b8624665r/f235.jpeg&quot;&gt;&lt;a class=&quot;page&quot; href=&quot;M1550b_Hsueh2018_234.html&quot;&gt;Vue précédente&lt;/a&gt; - &lt;a class=&quot;page&quot; href=&quot;M1550b_Hsueh2018_menu.html&quot;&gt;Menu&lt;/a&gt; - &lt;a class=&quot;page&quot; href=&quot;M1550b_Hsueh2018_236.html&quot;&gt;Vue suivante&lt;/a&gt;" calcext:value-type="string">
            <text:p>&lt;img src="https://gallica.bnf.fr/ark:/12148/btv1b8624665r/f235.jpeg"&gt;&lt;a class="page" href="M1550b_Hsueh2018_234.html"&gt;Vue précédente&lt;/a&gt; - &lt;a class="page" href="M1550b_Hsueh2018_menu.html"&gt;Menu&lt;/a&gt; - &lt;a class="page" href="M1550b_Hsueh2018_236.html"&gt;Vue suivante&lt;/a&gt;</text:p>
          </table:table-cell>
          <table:table-cell/>
          <table:table-cell table:style-name="ce19" table:formula="of:=&quot;&lt;tr&gt;&lt;th&gt;&quot;&amp;[.$A$1]&amp;[.G237]&amp;[.$M$1]&amp;&quot;Vue &quot;&amp;[.G237]&amp;&quot;&lt;/a&gt;&lt;/th&gt;&lt;/tr&gt;&quot;" office:value-type="string" office:string-value="&lt;tr&gt;&lt;th&gt;&lt;a class=&quot;page&quot; href=&quot;M1550b_Hsueh2018_236.html&quot;&gt;Vue 236&lt;/a&gt;&lt;/th&gt;&lt;/tr&gt;" calcext:value-type="string">
            <text:p>&lt;tr&gt;&lt;th&gt;&lt;a class="page" href="M1550b_Hsueh2018_236.html"&gt;Vue 23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8]&amp;[.C238]&amp;[.D238]&amp;[.E238]&amp;[.F238]&amp;[.G238]&amp;[.H238]" office:value-type="string" office:string-value="&lt;img src=&quot;https://gallica.bnf.fr/ark:/12148/btv1b8624665r/f236.jpeg&quot;&gt;&lt;a class=&quot;page&quot; href=&quot;M1550b_Hsueh2018_235.html&quot;&gt;Vue précédente&lt;/a&gt; - &lt;a class=&quot;page&quot; href=&quot;M1550b_Hsueh2018_menu.html&quot;&gt;Menu&lt;/a&gt; - &lt;a class=&quot;page&quot; href=&quot;M1550b_Hsueh2018_237.html&quot;&gt;Vue suivante&lt;/a&gt;" calcext:value-type="string">
            <text:p>&lt;img src="https://gallica.bnf.fr/ark:/12148/btv1b8624665r/f236.jpeg"&gt;&lt;a class="page" href="M1550b_Hsueh2018_235.html"&gt;Vue précédente&lt;/a&gt; - &lt;a class="page" href="M1550b_Hsueh2018_menu.html"&gt;Menu&lt;/a&gt; - &lt;a class="page" href="M1550b_Hsueh2018_237.html"&gt;Vue suivante&lt;/a&gt;</text:p>
          </table:table-cell>
          <table:table-cell/>
          <table:table-cell table:style-name="ce19" table:formula="of:=&quot;&lt;tr&gt;&lt;th&gt;&quot;&amp;[.$A$1]&amp;[.G238]&amp;[.$M$1]&amp;&quot;Vue &quot;&amp;[.G238]&amp;&quot;&lt;/a&gt;&lt;/th&gt;&lt;/tr&gt;&quot;" office:value-type="string" office:string-value="&lt;tr&gt;&lt;th&gt;&lt;a class=&quot;page&quot; href=&quot;M1550b_Hsueh2018_237.html&quot;&gt;Vue 237&lt;/a&gt;&lt;/th&gt;&lt;/tr&gt;" calcext:value-type="string">
            <text:p>&lt;tr&gt;&lt;th&gt;&lt;a class="page" href="M1550b_Hsueh2018_237.html"&gt;Vue 23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9]&amp;[.C239]&amp;[.D239]&amp;[.E239]&amp;[.F239]&amp;[.G239]&amp;[.H239]" office:value-type="string" office:string-value="&lt;img src=&quot;https://gallica.bnf.fr/ark:/12148/btv1b8624665r/f237.jpeg&quot;&gt;&lt;a class=&quot;page&quot; href=&quot;M1550b_Hsueh2018_236.html&quot;&gt;Vue précédente&lt;/a&gt; - &lt;a class=&quot;page&quot; href=&quot;M1550b_Hsueh2018_menu.html&quot;&gt;Menu&lt;/a&gt; - &lt;a class=&quot;page&quot; href=&quot;M1550b_Hsueh2018_238.html&quot;&gt;Vue suivante&lt;/a&gt;" calcext:value-type="string">
            <text:p>&lt;img src="https://gallica.bnf.fr/ark:/12148/btv1b8624665r/f237.jpeg"&gt;&lt;a class="page" href="M1550b_Hsueh2018_236.html"&gt;Vue précédente&lt;/a&gt; - &lt;a class="page" href="M1550b_Hsueh2018_menu.html"&gt;Menu&lt;/a&gt; - &lt;a class="page" href="M1550b_Hsueh2018_238.html"&gt;Vue suivante&lt;/a&gt;</text:p>
          </table:table-cell>
          <table:table-cell/>
          <table:table-cell table:style-name="ce19" table:formula="of:=&quot;&lt;tr&gt;&lt;th&gt;&quot;&amp;[.$A$1]&amp;[.G239]&amp;[.$M$1]&amp;&quot;Vue &quot;&amp;[.G239]&amp;&quot;&lt;/a&gt;&lt;/th&gt;&lt;/tr&gt;&quot;" office:value-type="string" office:string-value="&lt;tr&gt;&lt;th&gt;&lt;a class=&quot;page&quot; href=&quot;M1550b_Hsueh2018_238.html&quot;&gt;Vue 238&lt;/a&gt;&lt;/th&gt;&lt;/tr&gt;" calcext:value-type="string">
            <text:p>&lt;tr&gt;&lt;th&gt;&lt;a class="page" href="M1550b_Hsueh2018_238.html"&gt;Vue 23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0]&amp;[.C240]&amp;[.D240]&amp;[.E240]&amp;[.F240]&amp;[.G240]&amp;[.H240]" office:value-type="string" office:string-value="&lt;img src=&quot;https://gallica.bnf.fr/ark:/12148/btv1b8624665r/f238.jpeg&quot;&gt;&lt;a class=&quot;page&quot; href=&quot;M1550b_Hsueh2018_237.html&quot;&gt;Vue précédente&lt;/a&gt; - &lt;a class=&quot;page&quot; href=&quot;M1550b_Hsueh2018_menu.html&quot;&gt;Menu&lt;/a&gt; - &lt;a class=&quot;page&quot; href=&quot;M1550b_Hsueh2018_239.html&quot;&gt;Vue suivante&lt;/a&gt;" calcext:value-type="string">
            <text:p>&lt;img src="https://gallica.bnf.fr/ark:/12148/btv1b8624665r/f238.jpeg"&gt;&lt;a class="page" href="M1550b_Hsueh2018_237.html"&gt;Vue précédente&lt;/a&gt; - &lt;a class="page" href="M1550b_Hsueh2018_menu.html"&gt;Menu&lt;/a&gt; - &lt;a class="page" href="M1550b_Hsueh2018_239.html"&gt;Vue suivante&lt;/a&gt;</text:p>
          </table:table-cell>
          <table:table-cell/>
          <table:table-cell table:style-name="ce19" table:formula="of:=&quot;&lt;tr&gt;&lt;th&gt;&quot;&amp;[.$A$1]&amp;[.G240]&amp;[.$M$1]&amp;&quot;Vue &quot;&amp;[.G240]&amp;&quot;&lt;/a&gt;&lt;/th&gt;&lt;/tr&gt;&quot;" office:value-type="string" office:string-value="&lt;tr&gt;&lt;th&gt;&lt;a class=&quot;page&quot; href=&quot;M1550b_Hsueh2018_239.html&quot;&gt;Vue 239&lt;/a&gt;&lt;/th&gt;&lt;/tr&gt;" calcext:value-type="string">
            <text:p>&lt;tr&gt;&lt;th&gt;&lt;a class="page" href="M1550b_Hsueh2018_239.html"&gt;Vue 23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1]&amp;[.C241]&amp;[.D241]&amp;[.E241]&amp;[.F241]&amp;[.G241]&amp;[.H241]" office:value-type="string" office:string-value="&lt;img src=&quot;https://gallica.bnf.fr/ark:/12148/btv1b8624665r/f239.jpeg&quot;&gt;&lt;a class=&quot;page&quot; href=&quot;M1550b_Hsueh2018_238.html&quot;&gt;Vue précédente&lt;/a&gt; - &lt;a class=&quot;page&quot; href=&quot;M1550b_Hsueh2018_menu.html&quot;&gt;Menu&lt;/a&gt; - &lt;a class=&quot;page&quot; href=&quot;M1550b_Hsueh2018_240.html&quot;&gt;Vue suivante&lt;/a&gt;" calcext:value-type="string">
            <text:p>&lt;img src="https://gallica.bnf.fr/ark:/12148/btv1b8624665r/f239.jpeg"&gt;&lt;a class="page" href="M1550b_Hsueh2018_238.html"&gt;Vue précédente&lt;/a&gt; - &lt;a class="page" href="M1550b_Hsueh2018_menu.html"&gt;Menu&lt;/a&gt; - &lt;a class="page" href="M1550b_Hsueh2018_240.html"&gt;Vue suivante&lt;/a&gt;</text:p>
          </table:table-cell>
          <table:table-cell/>
          <table:table-cell table:style-name="ce19" table:formula="of:=&quot;&lt;tr&gt;&lt;th&gt;&quot;&amp;[.$A$1]&amp;[.G241]&amp;[.$M$1]&amp;&quot;Vue &quot;&amp;[.G241]&amp;&quot;&lt;/a&gt;&lt;/th&gt;&lt;/tr&gt;&quot;" office:value-type="string" office:string-value="&lt;tr&gt;&lt;th&gt;&lt;a class=&quot;page&quot; href=&quot;M1550b_Hsueh2018_240.html&quot;&gt;Vue 240&lt;/a&gt;&lt;/th&gt;&lt;/tr&gt;" calcext:value-type="string">
            <text:p>&lt;tr&gt;&lt;th&gt;&lt;a class="page" href="M1550b_Hsueh2018_240.html"&gt;Vue 24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2]&amp;[.C242]&amp;[.D242]&amp;[.E242]&amp;[.F242]&amp;[.G242]&amp;[.H242]" office:value-type="string" office:string-value="&lt;img src=&quot;https://gallica.bnf.fr/ark:/12148/btv1b8624665r/f240.jpeg&quot;&gt;&lt;a class=&quot;page&quot; href=&quot;M1550b_Hsueh2018_239.html&quot;&gt;Vue précédente&lt;/a&gt; - &lt;a class=&quot;page&quot; href=&quot;M1550b_Hsueh2018_menu.html&quot;&gt;Menu&lt;/a&gt; - &lt;a class=&quot;page&quot; href=&quot;M1550b_Hsueh2018_241.html&quot;&gt;Vue suivante&lt;/a&gt;" calcext:value-type="string">
            <text:p>&lt;img src="https://gallica.bnf.fr/ark:/12148/btv1b8624665r/f240.jpeg"&gt;&lt;a class="page" href="M1550b_Hsueh2018_239.html"&gt;Vue précédente&lt;/a&gt; - &lt;a class="page" href="M1550b_Hsueh2018_menu.html"&gt;Menu&lt;/a&gt; - &lt;a class="page" href="M1550b_Hsueh2018_241.html"&gt;Vue suivante&lt;/a&gt;</text:p>
          </table:table-cell>
          <table:table-cell/>
          <table:table-cell table:style-name="ce19" table:formula="of:=&quot;&lt;tr&gt;&lt;th&gt;&quot;&amp;[.$A$1]&amp;[.G242]&amp;[.$M$1]&amp;&quot;Vue &quot;&amp;[.G242]&amp;&quot;&lt;/a&gt;&lt;/th&gt;&lt;/tr&gt;&quot;" office:value-type="string" office:string-value="&lt;tr&gt;&lt;th&gt;&lt;a class=&quot;page&quot; href=&quot;M1550b_Hsueh2018_241.html&quot;&gt;Vue 241&lt;/a&gt;&lt;/th&gt;&lt;/tr&gt;" calcext:value-type="string">
            <text:p>&lt;tr&gt;&lt;th&gt;&lt;a class="page" href="M1550b_Hsueh2018_241.html"&gt;Vue 24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3]&amp;[.C243]&amp;[.D243]&amp;[.E243]&amp;[.F243]&amp;[.G243]&amp;[.H243]" office:value-type="string" office:string-value="&lt;img src=&quot;https://gallica.bnf.fr/ark:/12148/btv1b8624665r/f241.jpeg&quot;&gt;&lt;a class=&quot;page&quot; href=&quot;M1550b_Hsueh2018_240.html&quot;&gt;Vue précédente&lt;/a&gt; - &lt;a class=&quot;page&quot; href=&quot;M1550b_Hsueh2018_menu.html&quot;&gt;Menu&lt;/a&gt; - &lt;a class=&quot;page&quot; href=&quot;M1550b_Hsueh2018_242.html&quot;&gt;Vue suivante&lt;/a&gt;" calcext:value-type="string">
            <text:p>&lt;img src="https://gallica.bnf.fr/ark:/12148/btv1b8624665r/f241.jpeg"&gt;&lt;a class="page" href="M1550b_Hsueh2018_240.html"&gt;Vue précédente&lt;/a&gt; - &lt;a class="page" href="M1550b_Hsueh2018_menu.html"&gt;Menu&lt;/a&gt; - &lt;a class="page" href="M1550b_Hsueh2018_242.html"&gt;Vue suivante&lt;/a&gt;</text:p>
          </table:table-cell>
          <table:table-cell/>
          <table:table-cell table:style-name="ce19" table:formula="of:=&quot;&lt;tr&gt;&lt;th&gt;&quot;&amp;[.$A$1]&amp;[.G243]&amp;[.$M$1]&amp;&quot;Vue &quot;&amp;[.G243]&amp;&quot;&lt;/a&gt;&lt;/th&gt;&lt;/tr&gt;&quot;" office:value-type="string" office:string-value="&lt;tr&gt;&lt;th&gt;&lt;a class=&quot;page&quot; href=&quot;M1550b_Hsueh2018_242.html&quot;&gt;Vue 242&lt;/a&gt;&lt;/th&gt;&lt;/tr&gt;" calcext:value-type="string">
            <text:p>&lt;tr&gt;&lt;th&gt;&lt;a class="page" href="M1550b_Hsueh2018_242.html"&gt;Vue 24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4]&amp;[.C244]&amp;[.D244]&amp;[.E244]&amp;[.F244]&amp;[.G244]&amp;[.H244]" office:value-type="string" office:string-value="&lt;img src=&quot;https://gallica.bnf.fr/ark:/12148/btv1b8624665r/f242.jpeg&quot;&gt;&lt;a class=&quot;page&quot; href=&quot;M1550b_Hsueh2018_241.html&quot;&gt;Vue précédente&lt;/a&gt; - &lt;a class=&quot;page&quot; href=&quot;M1550b_Hsueh2018_menu.html&quot;&gt;Menu&lt;/a&gt; - &lt;a class=&quot;page&quot; href=&quot;M1550b_Hsueh2018_243.html&quot;&gt;Vue suivante&lt;/a&gt;" calcext:value-type="string">
            <text:p>&lt;img src="https://gallica.bnf.fr/ark:/12148/btv1b8624665r/f242.jpeg"&gt;&lt;a class="page" href="M1550b_Hsueh2018_241.html"&gt;Vue précédente&lt;/a&gt; - &lt;a class="page" href="M1550b_Hsueh2018_menu.html"&gt;Menu&lt;/a&gt; - &lt;a class="page" href="M1550b_Hsueh2018_243.html"&gt;Vue suivante&lt;/a&gt;</text:p>
          </table:table-cell>
          <table:table-cell/>
          <table:table-cell table:style-name="ce19" table:formula="of:=&quot;&lt;tr&gt;&lt;th&gt;&quot;&amp;[.$A$1]&amp;[.G244]&amp;[.$M$1]&amp;&quot;Vue &quot;&amp;[.G244]&amp;&quot;&lt;/a&gt;&lt;/th&gt;&lt;/tr&gt;&quot;" office:value-type="string" office:string-value="&lt;tr&gt;&lt;th&gt;&lt;a class=&quot;page&quot; href=&quot;M1550b_Hsueh2018_243.html&quot;&gt;Vue 243&lt;/a&gt;&lt;/th&gt;&lt;/tr&gt;" calcext:value-type="string">
            <text:p>&lt;tr&gt;&lt;th&gt;&lt;a class="page" href="M1550b_Hsueh2018_243.html"&gt;Vue 24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5]&amp;[.C245]&amp;[.D245]&amp;[.E245]&amp;[.F245]&amp;[.G245]&amp;[.H245]" office:value-type="string" office:string-value="&lt;img src=&quot;https://gallica.bnf.fr/ark:/12148/btv1b8624665r/f243.jpeg&quot;&gt;&lt;a class=&quot;page&quot; href=&quot;M1550b_Hsueh2018_242.html&quot;&gt;Vue précédente&lt;/a&gt; - &lt;a class=&quot;page&quot; href=&quot;M1550b_Hsueh2018_menu.html&quot;&gt;Menu&lt;/a&gt; - &lt;a class=&quot;page&quot; href=&quot;M1550b_Hsueh2018_244.html&quot;&gt;Vue suivante&lt;/a&gt;" calcext:value-type="string">
            <text:p>&lt;img src="https://gallica.bnf.fr/ark:/12148/btv1b8624665r/f243.jpeg"&gt;&lt;a class="page" href="M1550b_Hsueh2018_242.html"&gt;Vue précédente&lt;/a&gt; - &lt;a class="page" href="M1550b_Hsueh2018_menu.html"&gt;Menu&lt;/a&gt; - &lt;a class="page" href="M1550b_Hsueh2018_244.html"&gt;Vue suivante&lt;/a&gt;</text:p>
          </table:table-cell>
          <table:table-cell/>
          <table:table-cell table:style-name="ce19" table:formula="of:=&quot;&lt;tr&gt;&lt;th&gt;&quot;&amp;[.$A$1]&amp;[.G245]&amp;[.$M$1]&amp;&quot;Vue &quot;&amp;[.G245]&amp;&quot;&lt;/a&gt;&lt;/th&gt;&lt;/tr&gt;&quot;" office:value-type="string" office:string-value="&lt;tr&gt;&lt;th&gt;&lt;a class=&quot;page&quot; href=&quot;M1550b_Hsueh2018_244.html&quot;&gt;Vue 244&lt;/a&gt;&lt;/th&gt;&lt;/tr&gt;" calcext:value-type="string">
            <text:p>&lt;tr&gt;&lt;th&gt;&lt;a class="page" href="M1550b_Hsueh2018_244.html"&gt;Vue 24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6]&amp;[.C246]&amp;[.D246]&amp;[.E246]&amp;[.F246]&amp;[.G246]&amp;[.H246]" office:value-type="string" office:string-value="&lt;img src=&quot;https://gallica.bnf.fr/ark:/12148/btv1b8624665r/f244.jpeg&quot;&gt;&lt;a class=&quot;page&quot; href=&quot;M1550b_Hsueh2018_243.html&quot;&gt;Vue précédente&lt;/a&gt; - &lt;a class=&quot;page&quot; href=&quot;M1550b_Hsueh2018_menu.html&quot;&gt;Menu&lt;/a&gt; - &lt;a class=&quot;page&quot; href=&quot;M1550b_Hsueh2018_245.html&quot;&gt;Vue suivante&lt;/a&gt;" calcext:value-type="string">
            <text:p>&lt;img src="https://gallica.bnf.fr/ark:/12148/btv1b8624665r/f244.jpeg"&gt;&lt;a class="page" href="M1550b_Hsueh2018_243.html"&gt;Vue précédente&lt;/a&gt; - &lt;a class="page" href="M1550b_Hsueh2018_menu.html"&gt;Menu&lt;/a&gt; - &lt;a class="page" href="M1550b_Hsueh2018_245.html"&gt;Vue suivante&lt;/a&gt;</text:p>
          </table:table-cell>
          <table:table-cell/>
          <table:table-cell table:style-name="ce19" table:formula="of:=&quot;&lt;tr&gt;&lt;th&gt;&quot;&amp;[.$A$1]&amp;[.G246]&amp;[.$M$1]&amp;&quot;Vue &quot;&amp;[.G246]&amp;&quot;&lt;/a&gt;&lt;/th&gt;&lt;/tr&gt;&quot;" office:value-type="string" office:string-value="&lt;tr&gt;&lt;th&gt;&lt;a class=&quot;page&quot; href=&quot;M1550b_Hsueh2018_245.html&quot;&gt;Vue 245&lt;/a&gt;&lt;/th&gt;&lt;/tr&gt;" calcext:value-type="string">
            <text:p>&lt;tr&gt;&lt;th&gt;&lt;a class="page" href="M1550b_Hsueh2018_245.html"&gt;Vue 24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7]&amp;[.C247]&amp;[.D247]&amp;[.E247]&amp;[.F247]&amp;[.G247]&amp;[.H247]" office:value-type="string" office:string-value="&lt;img src=&quot;https://gallica.bnf.fr/ark:/12148/btv1b8624665r/f245.jpeg&quot;&gt;&lt;a class=&quot;page&quot; href=&quot;M1550b_Hsueh2018_244.html&quot;&gt;Vue précédente&lt;/a&gt; - &lt;a class=&quot;page&quot; href=&quot;M1550b_Hsueh2018_menu.html&quot;&gt;Menu&lt;/a&gt; - &lt;a class=&quot;page&quot; href=&quot;M1550b_Hsueh2018_246.html&quot;&gt;Vue suivante&lt;/a&gt;" calcext:value-type="string">
            <text:p>&lt;img src="https://gallica.bnf.fr/ark:/12148/btv1b8624665r/f245.jpeg"&gt;&lt;a class="page" href="M1550b_Hsueh2018_244.html"&gt;Vue précédente&lt;/a&gt; - &lt;a class="page" href="M1550b_Hsueh2018_menu.html"&gt;Menu&lt;/a&gt; - &lt;a class="page" href="M1550b_Hsueh2018_246.html"&gt;Vue suivante&lt;/a&gt;</text:p>
          </table:table-cell>
          <table:table-cell/>
          <table:table-cell table:style-name="ce19" table:formula="of:=&quot;&lt;tr&gt;&lt;th&gt;&quot;&amp;[.$A$1]&amp;[.G247]&amp;[.$M$1]&amp;&quot;Vue &quot;&amp;[.G247]&amp;&quot;&lt;/a&gt;&lt;/th&gt;&lt;/tr&gt;&quot;" office:value-type="string" office:string-value="&lt;tr&gt;&lt;th&gt;&lt;a class=&quot;page&quot; href=&quot;M1550b_Hsueh2018_246.html&quot;&gt;Vue 246&lt;/a&gt;&lt;/th&gt;&lt;/tr&gt;" calcext:value-type="string">
            <text:p>&lt;tr&gt;&lt;th&gt;&lt;a class="page" href="M1550b_Hsueh2018_246.html"&gt;Vue 24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8]&amp;[.C248]&amp;[.D248]&amp;[.E248]&amp;[.F248]&amp;[.G248]&amp;[.H248]" office:value-type="string" office:string-value="&lt;img src=&quot;https://gallica.bnf.fr/ark:/12148/btv1b8624665r/f246.jpeg&quot;&gt;&lt;a class=&quot;page&quot; href=&quot;M1550b_Hsueh2018_245.html&quot;&gt;Vue précédente&lt;/a&gt; - &lt;a class=&quot;page&quot; href=&quot;M1550b_Hsueh2018_menu.html&quot;&gt;Menu&lt;/a&gt; - &lt;a class=&quot;page&quot; href=&quot;M1550b_Hsueh2018_247.html&quot;&gt;Vue suivante&lt;/a&gt;" calcext:value-type="string">
            <text:p>&lt;img src="https://gallica.bnf.fr/ark:/12148/btv1b8624665r/f246.jpeg"&gt;&lt;a class="page" href="M1550b_Hsueh2018_245.html"&gt;Vue précédente&lt;/a&gt; - &lt;a class="page" href="M1550b_Hsueh2018_menu.html"&gt;Menu&lt;/a&gt; - &lt;a class="page" href="M1550b_Hsueh2018_247.html"&gt;Vue suivante&lt;/a&gt;</text:p>
          </table:table-cell>
          <table:table-cell/>
          <table:table-cell table:style-name="ce19" table:formula="of:=&quot;&lt;tr&gt;&lt;th&gt;&quot;&amp;[.$A$1]&amp;[.G248]&amp;[.$M$1]&amp;&quot;Vue &quot;&amp;[.G248]&amp;&quot;&lt;/a&gt;&lt;/th&gt;&lt;/tr&gt;&quot;" office:value-type="string" office:string-value="&lt;tr&gt;&lt;th&gt;&lt;a class=&quot;page&quot; href=&quot;M1550b_Hsueh2018_247.html&quot;&gt;Vue 247&lt;/a&gt;&lt;/th&gt;&lt;/tr&gt;" calcext:value-type="string">
            <text:p>&lt;tr&gt;&lt;th&gt;&lt;a class="page" href="M1550b_Hsueh2018_247.html"&gt;Vue 24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9]&amp;[.C249]&amp;[.D249]&amp;[.E249]&amp;[.F249]&amp;[.G249]&amp;[.H249]" office:value-type="string" office:string-value="&lt;img src=&quot;https://gallica.bnf.fr/ark:/12148/btv1b8624665r/f247.jpeg&quot;&gt;&lt;a class=&quot;page&quot; href=&quot;M1550b_Hsueh2018_246.html&quot;&gt;Vue précédente&lt;/a&gt; - &lt;a class=&quot;page&quot; href=&quot;M1550b_Hsueh2018_menu.html&quot;&gt;Menu&lt;/a&gt; - &lt;a class=&quot;page&quot; href=&quot;M1550b_Hsueh2018_248.html&quot;&gt;Vue suivante&lt;/a&gt;" calcext:value-type="string">
            <text:p>&lt;img src="https://gallica.bnf.fr/ark:/12148/btv1b8624665r/f247.jpeg"&gt;&lt;a class="page" href="M1550b_Hsueh2018_246.html"&gt;Vue précédente&lt;/a&gt; - &lt;a class="page" href="M1550b_Hsueh2018_menu.html"&gt;Menu&lt;/a&gt; - &lt;a class="page" href="M1550b_Hsueh2018_248.html"&gt;Vue suivante&lt;/a&gt;</text:p>
          </table:table-cell>
          <table:table-cell/>
          <table:table-cell table:style-name="ce19" table:formula="of:=&quot;&lt;tr&gt;&lt;th&gt;&quot;&amp;[.$A$1]&amp;[.G249]&amp;[.$M$1]&amp;&quot;Vue &quot;&amp;[.G249]&amp;&quot;&lt;/a&gt;&lt;/th&gt;&lt;/tr&gt;&quot;" office:value-type="string" office:string-value="&lt;tr&gt;&lt;th&gt;&lt;a class=&quot;page&quot; href=&quot;M1550b_Hsueh2018_248.html&quot;&gt;Vue 248&lt;/a&gt;&lt;/th&gt;&lt;/tr&gt;" calcext:value-type="string">
            <text:p>&lt;tr&gt;&lt;th&gt;&lt;a class="page" href="M1550b_Hsueh2018_248.html"&gt;Vue 24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0]&amp;[.C250]&amp;[.D250]&amp;[.E250]&amp;[.F250]&amp;[.G250]&amp;[.H250]" office:value-type="string" office:string-value="&lt;img src=&quot;https://gallica.bnf.fr/ark:/12148/btv1b8624665r/f248.jpeg&quot;&gt;&lt;a class=&quot;page&quot; href=&quot;M1550b_Hsueh2018_247.html&quot;&gt;Vue précédente&lt;/a&gt; - &lt;a class=&quot;page&quot; href=&quot;M1550b_Hsueh2018_menu.html&quot;&gt;Menu&lt;/a&gt; - &lt;a class=&quot;page&quot; href=&quot;M1550b_Hsueh2018_249.html&quot;&gt;Vue suivante&lt;/a&gt;" calcext:value-type="string">
            <text:p>&lt;img src="https://gallica.bnf.fr/ark:/12148/btv1b8624665r/f248.jpeg"&gt;&lt;a class="page" href="M1550b_Hsueh2018_247.html"&gt;Vue précédente&lt;/a&gt; - &lt;a class="page" href="M1550b_Hsueh2018_menu.html"&gt;Menu&lt;/a&gt; - &lt;a class="page" href="M1550b_Hsueh2018_249.html"&gt;Vue suivante&lt;/a&gt;</text:p>
          </table:table-cell>
          <table:table-cell/>
          <table:table-cell table:style-name="ce19" table:formula="of:=&quot;&lt;tr&gt;&lt;th&gt;&quot;&amp;[.$A$1]&amp;[.G250]&amp;[.$M$1]&amp;&quot;Vue &quot;&amp;[.G250]&amp;&quot;&lt;/a&gt;&lt;/th&gt;&lt;/tr&gt;&quot;" office:value-type="string" office:string-value="&lt;tr&gt;&lt;th&gt;&lt;a class=&quot;page&quot; href=&quot;M1550b_Hsueh2018_249.html&quot;&gt;Vue 249&lt;/a&gt;&lt;/th&gt;&lt;/tr&gt;" calcext:value-type="string">
            <text:p>&lt;tr&gt;&lt;th&gt;&lt;a class="page" href="M1550b_Hsueh2018_249.html"&gt;Vue 24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1]&amp;[.C251]&amp;[.D251]&amp;[.E251]&amp;[.F251]&amp;[.G251]&amp;[.H251]" office:value-type="string" office:string-value="&lt;img src=&quot;https://gallica.bnf.fr/ark:/12148/btv1b8624665r/f249.jpeg&quot;&gt;&lt;a class=&quot;page&quot; href=&quot;M1550b_Hsueh2018_248.html&quot;&gt;Vue précédente&lt;/a&gt; - &lt;a class=&quot;page&quot; href=&quot;M1550b_Hsueh2018_menu.html&quot;&gt;Menu&lt;/a&gt; - &lt;a class=&quot;page&quot; href=&quot;M1550b_Hsueh2018_250.html&quot;&gt;Vue suivante&lt;/a&gt;" calcext:value-type="string">
            <text:p>&lt;img src="https://gallica.bnf.fr/ark:/12148/btv1b8624665r/f249.jpeg"&gt;&lt;a class="page" href="M1550b_Hsueh2018_248.html"&gt;Vue précédente&lt;/a&gt; - &lt;a class="page" href="M1550b_Hsueh2018_menu.html"&gt;Menu&lt;/a&gt; - &lt;a class="page" href="M1550b_Hsueh2018_250.html"&gt;Vue suivante&lt;/a&gt;</text:p>
          </table:table-cell>
          <table:table-cell/>
          <table:table-cell table:style-name="ce19" table:formula="of:=&quot;&lt;tr&gt;&lt;th&gt;&quot;&amp;[.$A$1]&amp;[.G251]&amp;[.$M$1]&amp;&quot;Vue &quot;&amp;[.G251]&amp;&quot;&lt;/a&gt;&lt;/th&gt;&lt;/tr&gt;&quot;" office:value-type="string" office:string-value="&lt;tr&gt;&lt;th&gt;&lt;a class=&quot;page&quot; href=&quot;M1550b_Hsueh2018_250.html&quot;&gt;Vue 250&lt;/a&gt;&lt;/th&gt;&lt;/tr&gt;" calcext:value-type="string">
            <text:p>&lt;tr&gt;&lt;th&gt;&lt;a class="page" href="M1550b_Hsueh2018_250.html"&gt;Vue 25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2]&amp;[.C252]&amp;[.D252]&amp;[.E252]&amp;[.F252]&amp;[.G252]&amp;[.H252]" office:value-type="string" office:string-value="&lt;img src=&quot;https://gallica.bnf.fr/ark:/12148/btv1b8624665r/f250.jpeg&quot;&gt;&lt;a class=&quot;page&quot; href=&quot;M1550b_Hsueh2018_249.html&quot;&gt;Vue précédente&lt;/a&gt; - &lt;a class=&quot;page&quot; href=&quot;M1550b_Hsueh2018_menu.html&quot;&gt;Menu&lt;/a&gt; - &lt;a class=&quot;page&quot; href=&quot;M1550b_Hsueh2018_251.html&quot;&gt;Vue suivante&lt;/a&gt;" calcext:value-type="string">
            <text:p>&lt;img src="https://gallica.bnf.fr/ark:/12148/btv1b8624665r/f250.jpeg"&gt;&lt;a class="page" href="M1550b_Hsueh2018_249.html"&gt;Vue précédente&lt;/a&gt; - &lt;a class="page" href="M1550b_Hsueh2018_menu.html"&gt;Menu&lt;/a&gt; - &lt;a class="page" href="M1550b_Hsueh2018_251.html"&gt;Vue suivante&lt;/a&gt;</text:p>
          </table:table-cell>
          <table:table-cell/>
          <table:table-cell table:style-name="ce19" table:formula="of:=&quot;&lt;tr&gt;&lt;th&gt;&quot;&amp;[.$A$1]&amp;[.G252]&amp;[.$M$1]&amp;&quot;Vue &quot;&amp;[.G252]&amp;&quot;&lt;/a&gt;&lt;/th&gt;&lt;/tr&gt;&quot;" office:value-type="string" office:string-value="&lt;tr&gt;&lt;th&gt;&lt;a class=&quot;page&quot; href=&quot;M1550b_Hsueh2018_251.html&quot;&gt;Vue 251&lt;/a&gt;&lt;/th&gt;&lt;/tr&gt;" calcext:value-type="string">
            <text:p>&lt;tr&gt;&lt;th&gt;&lt;a class="page" href="M1550b_Hsueh2018_251.html"&gt;Vue 25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3]&amp;[.C253]&amp;[.D253]&amp;[.E253]&amp;[.F253]&amp;[.G253]&amp;[.H253]" office:value-type="string" office:string-value="&lt;img src=&quot;https://gallica.bnf.fr/ark:/12148/btv1b8624665r/f251.jpeg&quot;&gt;&lt;a class=&quot;page&quot; href=&quot;M1550b_Hsueh2018_250.html&quot;&gt;Vue précédente&lt;/a&gt; - &lt;a class=&quot;page&quot; href=&quot;M1550b_Hsueh2018_menu.html&quot;&gt;Menu&lt;/a&gt; - &lt;a class=&quot;page&quot; href=&quot;M1550b_Hsueh2018_252.html&quot;&gt;Vue suivante&lt;/a&gt;" calcext:value-type="string">
            <text:p>&lt;img src="https://gallica.bnf.fr/ark:/12148/btv1b8624665r/f251.jpeg"&gt;&lt;a class="page" href="M1550b_Hsueh2018_250.html"&gt;Vue précédente&lt;/a&gt; - &lt;a class="page" href="M1550b_Hsueh2018_menu.html"&gt;Menu&lt;/a&gt; - &lt;a class="page" href="M1550b_Hsueh2018_252.html"&gt;Vue suivante&lt;/a&gt;</text:p>
          </table:table-cell>
          <table:table-cell/>
          <table:table-cell table:style-name="ce19" table:formula="of:=&quot;&lt;tr&gt;&lt;th&gt;&quot;&amp;[.$A$1]&amp;[.G253]&amp;[.$M$1]&amp;&quot;Vue &quot;&amp;[.G253]&amp;&quot;&lt;/a&gt;&lt;/th&gt;&lt;/tr&gt;&quot;" office:value-type="string" office:string-value="&lt;tr&gt;&lt;th&gt;&lt;a class=&quot;page&quot; href=&quot;M1550b_Hsueh2018_252.html&quot;&gt;Vue 252&lt;/a&gt;&lt;/th&gt;&lt;/tr&gt;" calcext:value-type="string">
            <text:p>&lt;tr&gt;&lt;th&gt;&lt;a class="page" href="M1550b_Hsueh2018_252.html"&gt;Vue 25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4]&amp;[.C254]&amp;[.D254]&amp;[.E254]&amp;[.F254]&amp;[.G254]&amp;[.H254]" office:value-type="string" office:string-value="&lt;img src=&quot;https://gallica.bnf.fr/ark:/12148/btv1b8624665r/f252.jpeg&quot;&gt;&lt;a class=&quot;page&quot; href=&quot;M1550b_Hsueh2018_251.html&quot;&gt;Vue précédente&lt;/a&gt; - &lt;a class=&quot;page&quot; href=&quot;M1550b_Hsueh2018_menu.html&quot;&gt;Menu&lt;/a&gt; - &lt;a class=&quot;page&quot; href=&quot;M1550b_Hsueh2018_253.html&quot;&gt;Vue suivante&lt;/a&gt;" calcext:value-type="string">
            <text:p>&lt;img src="https://gallica.bnf.fr/ark:/12148/btv1b8624665r/f252.jpeg"&gt;&lt;a class="page" href="M1550b_Hsueh2018_251.html"&gt;Vue précédente&lt;/a&gt; - &lt;a class="page" href="M1550b_Hsueh2018_menu.html"&gt;Menu&lt;/a&gt; - &lt;a class="page" href="M1550b_Hsueh2018_253.html"&gt;Vue suivante&lt;/a&gt;</text:p>
          </table:table-cell>
          <table:table-cell/>
          <table:table-cell table:style-name="ce19" table:formula="of:=&quot;&lt;tr&gt;&lt;th&gt;&quot;&amp;[.$A$1]&amp;[.G254]&amp;[.$M$1]&amp;&quot;Vue &quot;&amp;[.G254]&amp;&quot;&lt;/a&gt;&lt;/th&gt;&lt;/tr&gt;&quot;" office:value-type="string" office:string-value="&lt;tr&gt;&lt;th&gt;&lt;a class=&quot;page&quot; href=&quot;M1550b_Hsueh2018_253.html&quot;&gt;Vue 253&lt;/a&gt;&lt;/th&gt;&lt;/tr&gt;" calcext:value-type="string">
            <text:p>&lt;tr&gt;&lt;th&gt;&lt;a class="page" href="M1550b_Hsueh2018_253.html"&gt;Vue 25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5]&amp;[.C255]&amp;[.D255]&amp;[.E255]&amp;[.F255]&amp;[.G255]&amp;[.H255]" office:value-type="string" office:string-value="&lt;img src=&quot;https://gallica.bnf.fr/ark:/12148/btv1b8624665r/f253.jpeg&quot;&gt;&lt;a class=&quot;page&quot; href=&quot;M1550b_Hsueh2018_252.html&quot;&gt;Vue précédente&lt;/a&gt; - &lt;a class=&quot;page&quot; href=&quot;M1550b_Hsueh2018_menu.html&quot;&gt;Menu&lt;/a&gt; - &lt;a class=&quot;page&quot; href=&quot;M1550b_Hsueh2018_254.html&quot;&gt;Vue suivante&lt;/a&gt;" calcext:value-type="string">
            <text:p>&lt;img src="https://gallica.bnf.fr/ark:/12148/btv1b8624665r/f253.jpeg"&gt;&lt;a class="page" href="M1550b_Hsueh2018_252.html"&gt;Vue précédente&lt;/a&gt; - &lt;a class="page" href="M1550b_Hsueh2018_menu.html"&gt;Menu&lt;/a&gt; - &lt;a class="page" href="M1550b_Hsueh2018_254.html"&gt;Vue suivante&lt;/a&gt;</text:p>
          </table:table-cell>
          <table:table-cell/>
          <table:table-cell table:style-name="ce19" table:formula="of:=&quot;&lt;tr&gt;&lt;th&gt;&quot;&amp;[.$A$1]&amp;[.G255]&amp;[.$M$1]&amp;&quot;Vue &quot;&amp;[.G255]&amp;&quot;&lt;/a&gt;&lt;/th&gt;&lt;/tr&gt;&quot;" office:value-type="string" office:string-value="&lt;tr&gt;&lt;th&gt;&lt;a class=&quot;page&quot; href=&quot;M1550b_Hsueh2018_254.html&quot;&gt;Vue 254&lt;/a&gt;&lt;/th&gt;&lt;/tr&gt;" calcext:value-type="string">
            <text:p>&lt;tr&gt;&lt;th&gt;&lt;a class="page" href="M1550b_Hsueh2018_254.html"&gt;Vue 25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6]&amp;[.C256]&amp;[.D256]&amp;[.E256]&amp;[.F256]&amp;[.G256]&amp;[.H256]" office:value-type="string" office:string-value="&lt;img src=&quot;https://gallica.bnf.fr/ark:/12148/btv1b8624665r/f254.jpeg&quot;&gt;&lt;a class=&quot;page&quot; href=&quot;M1550b_Hsueh2018_253.html&quot;&gt;Vue précédente&lt;/a&gt; - &lt;a class=&quot;page&quot; href=&quot;M1550b_Hsueh2018_menu.html&quot;&gt;Menu&lt;/a&gt; - &lt;a class=&quot;page&quot; href=&quot;M1550b_Hsueh2018_255.html&quot;&gt;Vue suivante&lt;/a&gt;" calcext:value-type="string">
            <text:p>&lt;img src="https://gallica.bnf.fr/ark:/12148/btv1b8624665r/f254.jpeg"&gt;&lt;a class="page" href="M1550b_Hsueh2018_253.html"&gt;Vue précédente&lt;/a&gt; - &lt;a class="page" href="M1550b_Hsueh2018_menu.html"&gt;Menu&lt;/a&gt; - &lt;a class="page" href="M1550b_Hsueh2018_255.html"&gt;Vue suivante&lt;/a&gt;</text:p>
          </table:table-cell>
          <table:table-cell/>
          <table:table-cell table:style-name="ce19" table:formula="of:=&quot;&lt;tr&gt;&lt;th&gt;&quot;&amp;[.$A$1]&amp;[.G256]&amp;[.$M$1]&amp;&quot;Vue &quot;&amp;[.G256]&amp;&quot;&lt;/a&gt;&lt;/th&gt;&lt;/tr&gt;&quot;" office:value-type="string" office:string-value="&lt;tr&gt;&lt;th&gt;&lt;a class=&quot;page&quot; href=&quot;M1550b_Hsueh2018_255.html&quot;&gt;Vue 255&lt;/a&gt;&lt;/th&gt;&lt;/tr&gt;" calcext:value-type="string">
            <text:p>&lt;tr&gt;&lt;th&gt;&lt;a class="page" href="M1550b_Hsueh2018_255.html"&gt;Vue 25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7]&amp;[.C257]&amp;[.D257]&amp;[.E257]&amp;[.F257]&amp;[.G257]&amp;[.H257]" office:value-type="string" office:string-value="&lt;img src=&quot;https://gallica.bnf.fr/ark:/12148/btv1b8624665r/f255.jpeg&quot;&gt;&lt;a class=&quot;page&quot; href=&quot;M1550b_Hsueh2018_254.html&quot;&gt;Vue précédente&lt;/a&gt; - &lt;a class=&quot;page&quot; href=&quot;M1550b_Hsueh2018_menu.html&quot;&gt;Menu&lt;/a&gt; - &lt;a class=&quot;page&quot; href=&quot;M1550b_Hsueh2018_256.html&quot;&gt;Vue suivante&lt;/a&gt;" calcext:value-type="string">
            <text:p>&lt;img src="https://gallica.bnf.fr/ark:/12148/btv1b8624665r/f255.jpeg"&gt;&lt;a class="page" href="M1550b_Hsueh2018_254.html"&gt;Vue précédente&lt;/a&gt; - &lt;a class="page" href="M1550b_Hsueh2018_menu.html"&gt;Menu&lt;/a&gt; - &lt;a class="page" href="M1550b_Hsueh2018_256.html"&gt;Vue suivante&lt;/a&gt;</text:p>
          </table:table-cell>
          <table:table-cell/>
          <table:table-cell table:style-name="ce19" table:formula="of:=&quot;&lt;tr&gt;&lt;th&gt;&quot;&amp;[.$A$1]&amp;[.G257]&amp;[.$M$1]&amp;&quot;Vue &quot;&amp;[.G257]&amp;&quot;&lt;/a&gt;&lt;/th&gt;&lt;/tr&gt;&quot;" office:value-type="string" office:string-value="&lt;tr&gt;&lt;th&gt;&lt;a class=&quot;page&quot; href=&quot;M1550b_Hsueh2018_256.html&quot;&gt;Vue 256&lt;/a&gt;&lt;/th&gt;&lt;/tr&gt;" calcext:value-type="string">
            <text:p>&lt;tr&gt;&lt;th&gt;&lt;a class="page" href="M1550b_Hsueh2018_256.html"&gt;Vue 25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8]&amp;[.C258]&amp;[.D258]&amp;[.E258]&amp;[.F258]&amp;[.G258]&amp;[.H258]" office:value-type="string" office:string-value="&lt;img src=&quot;https://gallica.bnf.fr/ark:/12148/btv1b8624665r/f256.jpeg&quot;&gt;&lt;a class=&quot;page&quot; href=&quot;M1550b_Hsueh2018_255.html&quot;&gt;Vue précédente&lt;/a&gt; - &lt;a class=&quot;page&quot; href=&quot;M1550b_Hsueh2018_menu.html&quot;&gt;Menu&lt;/a&gt; - &lt;a class=&quot;page&quot; href=&quot;M1550b_Hsueh2018_257.html&quot;&gt;Vue suivante&lt;/a&gt;" calcext:value-type="string">
            <text:p>&lt;img src="https://gallica.bnf.fr/ark:/12148/btv1b8624665r/f256.jpeg"&gt;&lt;a class="page" href="M1550b_Hsueh2018_255.html"&gt;Vue précédente&lt;/a&gt; - &lt;a class="page" href="M1550b_Hsueh2018_menu.html"&gt;Menu&lt;/a&gt; - &lt;a class="page" href="M1550b_Hsueh2018_257.html"&gt;Vue suivante&lt;/a&gt;</text:p>
          </table:table-cell>
          <table:table-cell/>
          <table:table-cell table:style-name="ce19" table:formula="of:=&quot;&lt;tr&gt;&lt;th&gt;&quot;&amp;[.$A$1]&amp;[.G258]&amp;[.$M$1]&amp;&quot;Vue &quot;&amp;[.G258]&amp;&quot;&lt;/a&gt;&lt;/th&gt;&lt;/tr&gt;&quot;" office:value-type="string" office:string-value="&lt;tr&gt;&lt;th&gt;&lt;a class=&quot;page&quot; href=&quot;M1550b_Hsueh2018_257.html&quot;&gt;Vue 257&lt;/a&gt;&lt;/th&gt;&lt;/tr&gt;" calcext:value-type="string">
            <text:p>&lt;tr&gt;&lt;th&gt;&lt;a class="page" href="M1550b_Hsueh2018_257.html"&gt;Vue 25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9]&amp;[.C259]&amp;[.D259]&amp;[.E259]&amp;[.F259]&amp;[.G259]&amp;[.H259]" office:value-type="string" office:string-value="&lt;img src=&quot;https://gallica.bnf.fr/ark:/12148/btv1b8624665r/f257.jpeg&quot;&gt;&lt;a class=&quot;page&quot; href=&quot;M1550b_Hsueh2018_256.html&quot;&gt;Vue précédente&lt;/a&gt; - &lt;a class=&quot;page&quot; href=&quot;M1550b_Hsueh2018_menu.html&quot;&gt;Menu&lt;/a&gt; - &lt;a class=&quot;page&quot; href=&quot;M1550b_Hsueh2018_258.html&quot;&gt;Vue suivante&lt;/a&gt;" calcext:value-type="string">
            <text:p>&lt;img src="https://gallica.bnf.fr/ark:/12148/btv1b8624665r/f257.jpeg"&gt;&lt;a class="page" href="M1550b_Hsueh2018_256.html"&gt;Vue précédente&lt;/a&gt; - &lt;a class="page" href="M1550b_Hsueh2018_menu.html"&gt;Menu&lt;/a&gt; - &lt;a class="page" href="M1550b_Hsueh2018_258.html"&gt;Vue suivante&lt;/a&gt;</text:p>
          </table:table-cell>
          <table:table-cell/>
          <table:table-cell table:style-name="ce19" table:formula="of:=&quot;&lt;tr&gt;&lt;th&gt;&quot;&amp;[.$A$1]&amp;[.G259]&amp;[.$M$1]&amp;&quot;Vue &quot;&amp;[.G259]&amp;&quot;&lt;/a&gt;&lt;/th&gt;&lt;/tr&gt;&quot;" office:value-type="string" office:string-value="&lt;tr&gt;&lt;th&gt;&lt;a class=&quot;page&quot; href=&quot;M1550b_Hsueh2018_258.html&quot;&gt;Vue 258&lt;/a&gt;&lt;/th&gt;&lt;/tr&gt;" calcext:value-type="string">
            <text:p>&lt;tr&gt;&lt;th&gt;&lt;a class="page" href="M1550b_Hsueh2018_258.html"&gt;Vue 25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0]&amp;[.C260]&amp;[.D260]&amp;[.E260]&amp;[.F260]&amp;[.G260]&amp;[.H260]" office:value-type="string" office:string-value="&lt;img src=&quot;https://gallica.bnf.fr/ark:/12148/btv1b8624665r/f258.jpeg&quot;&gt;&lt;a class=&quot;page&quot; href=&quot;M1550b_Hsueh2018_257.html&quot;&gt;Vue précédente&lt;/a&gt; - &lt;a class=&quot;page&quot; href=&quot;M1550b_Hsueh2018_menu.html&quot;&gt;Menu&lt;/a&gt; - &lt;a class=&quot;page&quot; href=&quot;M1550b_Hsueh2018_259.html&quot;&gt;Vue suivante&lt;/a&gt;" calcext:value-type="string">
            <text:p>&lt;img src="https://gallica.bnf.fr/ark:/12148/btv1b8624665r/f258.jpeg"&gt;&lt;a class="page" href="M1550b_Hsueh2018_257.html"&gt;Vue précédente&lt;/a&gt; - &lt;a class="page" href="M1550b_Hsueh2018_menu.html"&gt;Menu&lt;/a&gt; - &lt;a class="page" href="M1550b_Hsueh2018_259.html"&gt;Vue suivante&lt;/a&gt;</text:p>
          </table:table-cell>
          <table:table-cell/>
          <table:table-cell table:style-name="ce19" table:formula="of:=&quot;&lt;tr&gt;&lt;th&gt;&quot;&amp;[.$A$1]&amp;[.G260]&amp;[.$M$1]&amp;&quot;Vue &quot;&amp;[.G260]&amp;&quot;&lt;/a&gt;&lt;/th&gt;&lt;/tr&gt;&quot;" office:value-type="string" office:string-value="&lt;tr&gt;&lt;th&gt;&lt;a class=&quot;page&quot; href=&quot;M1550b_Hsueh2018_259.html&quot;&gt;Vue 259&lt;/a&gt;&lt;/th&gt;&lt;/tr&gt;" calcext:value-type="string">
            <text:p>&lt;tr&gt;&lt;th&gt;&lt;a class="page" href="M1550b_Hsueh2018_259.html"&gt;Vue 25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1]&amp;[.C261]&amp;[.D261]&amp;[.E261]&amp;[.F261]&amp;[.G261]&amp;[.H261]" office:value-type="string" office:string-value="&lt;img src=&quot;https://gallica.bnf.fr/ark:/12148/btv1b8624665r/f259.jpeg&quot;&gt;&lt;a class=&quot;page&quot; href=&quot;M1550b_Hsueh2018_258.html&quot;&gt;Vue précédente&lt;/a&gt; - &lt;a class=&quot;page&quot; href=&quot;M1550b_Hsueh2018_menu.html&quot;&gt;Menu&lt;/a&gt; - &lt;a class=&quot;page&quot; href=&quot;M1550b_Hsueh2018_260.html&quot;&gt;Vue suivante&lt;/a&gt;" calcext:value-type="string">
            <text:p>&lt;img src="https://gallica.bnf.fr/ark:/12148/btv1b8624665r/f259.jpeg"&gt;&lt;a class="page" href="M1550b_Hsueh2018_258.html"&gt;Vue précédente&lt;/a&gt; - &lt;a class="page" href="M1550b_Hsueh2018_menu.html"&gt;Menu&lt;/a&gt; - &lt;a class="page" href="M1550b_Hsueh2018_260.html"&gt;Vue suivante&lt;/a&gt;</text:p>
          </table:table-cell>
          <table:table-cell/>
          <table:table-cell table:style-name="ce19" table:formula="of:=&quot;&lt;tr&gt;&lt;th&gt;&quot;&amp;[.$A$1]&amp;[.G261]&amp;[.$M$1]&amp;&quot;Vue &quot;&amp;[.G261]&amp;&quot;&lt;/a&gt;&lt;/th&gt;&lt;/tr&gt;&quot;" office:value-type="string" office:string-value="&lt;tr&gt;&lt;th&gt;&lt;a class=&quot;page&quot; href=&quot;M1550b_Hsueh2018_260.html&quot;&gt;Vue 260&lt;/a&gt;&lt;/th&gt;&lt;/tr&gt;" calcext:value-type="string">
            <text:p>&lt;tr&gt;&lt;th&gt;&lt;a class="page" href="M1550b_Hsueh2018_260.html"&gt;Vue 26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2]&amp;[.C262]&amp;[.D262]&amp;[.E262]&amp;[.F262]&amp;[.G262]&amp;[.H262]" office:value-type="string" office:string-value="&lt;img src=&quot;https://gallica.bnf.fr/ark:/12148/btv1b8624665r/f260.jpeg&quot;&gt;&lt;a class=&quot;page&quot; href=&quot;M1550b_Hsueh2018_259.html&quot;&gt;Vue précédente&lt;/a&gt; - &lt;a class=&quot;page&quot; href=&quot;M1550b_Hsueh2018_menu.html&quot;&gt;Menu&lt;/a&gt; - &lt;a class=&quot;page&quot; href=&quot;M1550b_Hsueh2018_261.html&quot;&gt;Vue suivante&lt;/a&gt;" calcext:value-type="string">
            <text:p>&lt;img src="https://gallica.bnf.fr/ark:/12148/btv1b8624665r/f260.jpeg"&gt;&lt;a class="page" href="M1550b_Hsueh2018_259.html"&gt;Vue précédente&lt;/a&gt; - &lt;a class="page" href="M1550b_Hsueh2018_menu.html"&gt;Menu&lt;/a&gt; - &lt;a class="page" href="M1550b_Hsueh2018_261.html"&gt;Vue suivante&lt;/a&gt;</text:p>
          </table:table-cell>
          <table:table-cell/>
          <table:table-cell table:style-name="ce19" table:formula="of:=&quot;&lt;tr&gt;&lt;th&gt;&quot;&amp;[.$A$1]&amp;[.G262]&amp;[.$M$1]&amp;&quot;Vue &quot;&amp;[.G262]&amp;&quot;&lt;/a&gt;&lt;/th&gt;&lt;/tr&gt;&quot;" office:value-type="string" office:string-value="&lt;tr&gt;&lt;th&gt;&lt;a class=&quot;page&quot; href=&quot;M1550b_Hsueh2018_261.html&quot;&gt;Vue 261&lt;/a&gt;&lt;/th&gt;&lt;/tr&gt;" calcext:value-type="string">
            <text:p>&lt;tr&gt;&lt;th&gt;&lt;a class="page" href="M1550b_Hsueh2018_261.html"&gt;Vue 26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3]&amp;[.C263]&amp;[.D263]&amp;[.E263]&amp;[.F263]&amp;[.G263]&amp;[.H263]" office:value-type="string" office:string-value="&lt;img src=&quot;https://gallica.bnf.fr/ark:/12148/btv1b8624665r/f261.jpeg&quot;&gt;&lt;a class=&quot;page&quot; href=&quot;M1550b_Hsueh2018_260.html&quot;&gt;Vue précédente&lt;/a&gt; - &lt;a class=&quot;page&quot; href=&quot;M1550b_Hsueh2018_menu.html&quot;&gt;Menu&lt;/a&gt; - &lt;a class=&quot;page&quot; href=&quot;M1550b_Hsueh2018_262.html&quot;&gt;Vue suivante&lt;/a&gt;" calcext:value-type="string">
            <text:p>&lt;img src="https://gallica.bnf.fr/ark:/12148/btv1b8624665r/f261.jpeg"&gt;&lt;a class="page" href="M1550b_Hsueh2018_260.html"&gt;Vue précédente&lt;/a&gt; - &lt;a class="page" href="M1550b_Hsueh2018_menu.html"&gt;Menu&lt;/a&gt; - &lt;a class="page" href="M1550b_Hsueh2018_262.html"&gt;Vue suivante&lt;/a&gt;</text:p>
          </table:table-cell>
          <table:table-cell/>
          <table:table-cell table:style-name="ce19" table:formula="of:=&quot;&lt;tr&gt;&lt;th&gt;&quot;&amp;[.$A$1]&amp;[.G263]&amp;[.$M$1]&amp;&quot;Vue &quot;&amp;[.G263]&amp;&quot;&lt;/a&gt;&lt;/th&gt;&lt;/tr&gt;&quot;" office:value-type="string" office:string-value="&lt;tr&gt;&lt;th&gt;&lt;a class=&quot;page&quot; href=&quot;M1550b_Hsueh2018_262.html&quot;&gt;Vue 262&lt;/a&gt;&lt;/th&gt;&lt;/tr&gt;" calcext:value-type="string">
            <text:p>&lt;tr&gt;&lt;th&gt;&lt;a class="page" href="M1550b_Hsueh2018_262.html"&gt;Vue 26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4]&amp;[.C264]&amp;[.D264]&amp;[.E264]&amp;[.F264]&amp;[.G264]&amp;[.H264]" office:value-type="string" office:string-value="&lt;img src=&quot;https://gallica.bnf.fr/ark:/12148/btv1b8624665r/f262.jpeg&quot;&gt;&lt;a class=&quot;page&quot; href=&quot;M1550b_Hsueh2018_261.html&quot;&gt;Vue précédente&lt;/a&gt; - &lt;a class=&quot;page&quot; href=&quot;M1550b_Hsueh2018_menu.html&quot;&gt;Menu&lt;/a&gt; - &lt;a class=&quot;page&quot; href=&quot;M1550b_Hsueh2018_263.html&quot;&gt;Vue suivante&lt;/a&gt;" calcext:value-type="string">
            <text:p>&lt;img src="https://gallica.bnf.fr/ark:/12148/btv1b8624665r/f262.jpeg"&gt;&lt;a class="page" href="M1550b_Hsueh2018_261.html"&gt;Vue précédente&lt;/a&gt; - &lt;a class="page" href="M1550b_Hsueh2018_menu.html"&gt;Menu&lt;/a&gt; - &lt;a class="page" href="M1550b_Hsueh2018_263.html"&gt;Vue suivante&lt;/a&gt;</text:p>
          </table:table-cell>
          <table:table-cell/>
          <table:table-cell table:style-name="ce19" table:formula="of:=&quot;&lt;tr&gt;&lt;th&gt;&quot;&amp;[.$A$1]&amp;[.G264]&amp;[.$M$1]&amp;&quot;Vue &quot;&amp;[.G264]&amp;&quot;&lt;/a&gt;&lt;/th&gt;&lt;/tr&gt;&quot;" office:value-type="string" office:string-value="&lt;tr&gt;&lt;th&gt;&lt;a class=&quot;page&quot; href=&quot;M1550b_Hsueh2018_263.html&quot;&gt;Vue 263&lt;/a&gt;&lt;/th&gt;&lt;/tr&gt;" calcext:value-type="string">
            <text:p>&lt;tr&gt;&lt;th&gt;&lt;a class="page" href="M1550b_Hsueh2018_263.html"&gt;Vue 26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5]&amp;[.C265]&amp;[.D265]&amp;[.E265]&amp;[.F265]&amp;[.G265]&amp;[.H265]" office:value-type="string" office:string-value="&lt;img src=&quot;https://gallica.bnf.fr/ark:/12148/btv1b8624665r/f263.jpeg&quot;&gt;&lt;a class=&quot;page&quot; href=&quot;M1550b_Hsueh2018_262.html&quot;&gt;Vue précédente&lt;/a&gt; - &lt;a class=&quot;page&quot; href=&quot;M1550b_Hsueh2018_menu.html&quot;&gt;Menu&lt;/a&gt; - &lt;a class=&quot;page&quot; href=&quot;M1550b_Hsueh2018_264.html&quot;&gt;Vue suivante&lt;/a&gt;" calcext:value-type="string">
            <text:p>&lt;img src="https://gallica.bnf.fr/ark:/12148/btv1b8624665r/f263.jpeg"&gt;&lt;a class="page" href="M1550b_Hsueh2018_262.html"&gt;Vue précédente&lt;/a&gt; - &lt;a class="page" href="M1550b_Hsueh2018_menu.html"&gt;Menu&lt;/a&gt; - &lt;a class="page" href="M1550b_Hsueh2018_264.html"&gt;Vue suivante&lt;/a&gt;</text:p>
          </table:table-cell>
          <table:table-cell/>
          <table:table-cell table:style-name="ce19" table:formula="of:=&quot;&lt;tr&gt;&lt;th&gt;&quot;&amp;[.$A$1]&amp;[.G265]&amp;[.$M$1]&amp;&quot;Vue &quot;&amp;[.G265]&amp;&quot;&lt;/a&gt;&lt;/th&gt;&lt;/tr&gt;&quot;" office:value-type="string" office:string-value="&lt;tr&gt;&lt;th&gt;&lt;a class=&quot;page&quot; href=&quot;M1550b_Hsueh2018_264.html&quot;&gt;Vue 264&lt;/a&gt;&lt;/th&gt;&lt;/tr&gt;" calcext:value-type="string">
            <text:p>&lt;tr&gt;&lt;th&gt;&lt;a class="page" href="M1550b_Hsueh2018_264.html"&gt;Vue 26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6]&amp;[.C266]&amp;[.D266]&amp;[.E266]&amp;[.F266]&amp;[.G266]&amp;[.H266]" office:value-type="string" office:string-value="&lt;img src=&quot;https://gallica.bnf.fr/ark:/12148/btv1b8624665r/f264.jpeg&quot;&gt;&lt;a class=&quot;page&quot; href=&quot;M1550b_Hsueh2018_263.html&quot;&gt;Vue précédente&lt;/a&gt; - &lt;a class=&quot;page&quot; href=&quot;M1550b_Hsueh2018_menu.html&quot;&gt;Menu&lt;/a&gt; - &lt;a class=&quot;page&quot; href=&quot;M1550b_Hsueh2018_265.html&quot;&gt;Vue suivante&lt;/a&gt;" calcext:value-type="string">
            <text:p>&lt;img src="https://gallica.bnf.fr/ark:/12148/btv1b8624665r/f264.jpeg"&gt;&lt;a class="page" href="M1550b_Hsueh2018_263.html"&gt;Vue précédente&lt;/a&gt; - &lt;a class="page" href="M1550b_Hsueh2018_menu.html"&gt;Menu&lt;/a&gt; - &lt;a class="page" href="M1550b_Hsueh2018_265.html"&gt;Vue suivante&lt;/a&gt;</text:p>
          </table:table-cell>
          <table:table-cell/>
          <table:table-cell table:style-name="ce19" table:formula="of:=&quot;&lt;tr&gt;&lt;th&gt;&quot;&amp;[.$A$1]&amp;[.G266]&amp;[.$M$1]&amp;&quot;Vue &quot;&amp;[.G266]&amp;&quot;&lt;/a&gt;&lt;/th&gt;&lt;/tr&gt;&quot;" office:value-type="string" office:string-value="&lt;tr&gt;&lt;th&gt;&lt;a class=&quot;page&quot; href=&quot;M1550b_Hsueh2018_265.html&quot;&gt;Vue 265&lt;/a&gt;&lt;/th&gt;&lt;/tr&gt;" calcext:value-type="string">
            <text:p>&lt;tr&gt;&lt;th&gt;&lt;a class="page" href="M1550b_Hsueh2018_265.html"&gt;Vue 26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7]&amp;[.C267]&amp;[.D267]&amp;[.E267]&amp;[.F267]&amp;[.G267]&amp;[.H267]" office:value-type="string" office:string-value="&lt;img src=&quot;https://gallica.bnf.fr/ark:/12148/btv1b8624665r/f265.jpeg&quot;&gt;&lt;a class=&quot;page&quot; href=&quot;M1550b_Hsueh2018_264.html&quot;&gt;Vue précédente&lt;/a&gt; - &lt;a class=&quot;page&quot; href=&quot;M1550b_Hsueh2018_menu.html&quot;&gt;Menu&lt;/a&gt; - &lt;a class=&quot;page&quot; href=&quot;M1550b_Hsueh2018_266.html&quot;&gt;Vue suivante&lt;/a&gt;" calcext:value-type="string">
            <text:p>&lt;img src="https://gallica.bnf.fr/ark:/12148/btv1b8624665r/f265.jpeg"&gt;&lt;a class="page" href="M1550b_Hsueh2018_264.html"&gt;Vue précédente&lt;/a&gt; - &lt;a class="page" href="M1550b_Hsueh2018_menu.html"&gt;Menu&lt;/a&gt; - &lt;a class="page" href="M1550b_Hsueh2018_266.html"&gt;Vue suivante&lt;/a&gt;</text:p>
          </table:table-cell>
          <table:table-cell/>
          <table:table-cell table:style-name="ce19" table:formula="of:=&quot;&lt;tr&gt;&lt;th&gt;&quot;&amp;[.$A$1]&amp;[.G267]&amp;[.$M$1]&amp;&quot;Vue &quot;&amp;[.G267]&amp;&quot;&lt;/a&gt;&lt;/th&gt;&lt;/tr&gt;&quot;" office:value-type="string" office:string-value="&lt;tr&gt;&lt;th&gt;&lt;a class=&quot;page&quot; href=&quot;M1550b_Hsueh2018_266.html&quot;&gt;Vue 266&lt;/a&gt;&lt;/th&gt;&lt;/tr&gt;" calcext:value-type="string">
            <text:p>&lt;tr&gt;&lt;th&gt;&lt;a class="page" href="M1550b_Hsueh2018_266.html"&gt;Vue 26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8]&amp;[.C268]&amp;[.D268]&amp;[.E268]&amp;[.F268]&amp;[.G268]&amp;[.H268]" office:value-type="string" office:string-value="&lt;img src=&quot;https://gallica.bnf.fr/ark:/12148/btv1b8624665r/f266.jpeg&quot;&gt;&lt;a class=&quot;page&quot; href=&quot;M1550b_Hsueh2018_265.html&quot;&gt;Vue précédente&lt;/a&gt; - &lt;a class=&quot;page&quot; href=&quot;M1550b_Hsueh2018_menu.html&quot;&gt;Menu&lt;/a&gt; - &lt;a class=&quot;page&quot; href=&quot;M1550b_Hsueh2018_267.html&quot;&gt;Vue suivante&lt;/a&gt;" calcext:value-type="string">
            <text:p>&lt;img src="https://gallica.bnf.fr/ark:/12148/btv1b8624665r/f266.jpeg"&gt;&lt;a class="page" href="M1550b_Hsueh2018_265.html"&gt;Vue précédente&lt;/a&gt; - &lt;a class="page" href="M1550b_Hsueh2018_menu.html"&gt;Menu&lt;/a&gt; - &lt;a class="page" href="M1550b_Hsueh2018_267.html"&gt;Vue suivante&lt;/a&gt;</text:p>
          </table:table-cell>
          <table:table-cell/>
          <table:table-cell table:style-name="ce19" table:formula="of:=&quot;&lt;tr&gt;&lt;th&gt;&quot;&amp;[.$A$1]&amp;[.G268]&amp;[.$M$1]&amp;&quot;Vue &quot;&amp;[.G268]&amp;&quot;&lt;/a&gt;&lt;/th&gt;&lt;/tr&gt;&quot;" office:value-type="string" office:string-value="&lt;tr&gt;&lt;th&gt;&lt;a class=&quot;page&quot; href=&quot;M1550b_Hsueh2018_267.html&quot;&gt;Vue 267&lt;/a&gt;&lt;/th&gt;&lt;/tr&gt;" calcext:value-type="string">
            <text:p>&lt;tr&gt;&lt;th&gt;&lt;a class="page" href="M1550b_Hsueh2018_267.html"&gt;Vue 26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9]&amp;[.C269]&amp;[.D269]&amp;[.E269]&amp;[.F269]&amp;[.G269]&amp;[.H269]" office:value-type="string" office:string-value="&lt;img src=&quot;https://gallica.bnf.fr/ark:/12148/btv1b8624665r/f267.jpeg&quot;&gt;&lt;a class=&quot;page&quot; href=&quot;M1550b_Hsueh2018_266.html&quot;&gt;Vue précédente&lt;/a&gt; - &lt;a class=&quot;page&quot; href=&quot;M1550b_Hsueh2018_menu.html&quot;&gt;Menu&lt;/a&gt; - &lt;a class=&quot;page&quot; href=&quot;M1550b_Hsueh2018_268.html&quot;&gt;Vue suivante&lt;/a&gt;" calcext:value-type="string">
            <text:p>&lt;img src="https://gallica.bnf.fr/ark:/12148/btv1b8624665r/f267.jpeg"&gt;&lt;a class="page" href="M1550b_Hsueh2018_266.html"&gt;Vue précédente&lt;/a&gt; - &lt;a class="page" href="M1550b_Hsueh2018_menu.html"&gt;Menu&lt;/a&gt; - &lt;a class="page" href="M1550b_Hsueh2018_268.html"&gt;Vue suivante&lt;/a&gt;</text:p>
          </table:table-cell>
          <table:table-cell/>
          <table:table-cell table:style-name="ce19" table:formula="of:=&quot;&lt;tr&gt;&lt;th&gt;&quot;&amp;[.$A$1]&amp;[.G269]&amp;[.$M$1]&amp;&quot;Vue &quot;&amp;[.G269]&amp;&quot;&lt;/a&gt;&lt;/th&gt;&lt;/tr&gt;&quot;" office:value-type="string" office:string-value="&lt;tr&gt;&lt;th&gt;&lt;a class=&quot;page&quot; href=&quot;M1550b_Hsueh2018_268.html&quot;&gt;Vue 268&lt;/a&gt;&lt;/th&gt;&lt;/tr&gt;" calcext:value-type="string">
            <text:p>&lt;tr&gt;&lt;th&gt;&lt;a class="page" href="M1550b_Hsueh2018_268.html"&gt;Vue 26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0]&amp;[.C270]&amp;[.D270]&amp;[.E270]&amp;[.F270]&amp;[.G270]&amp;[.H270]" office:value-type="string" office:string-value="&lt;img src=&quot;https://gallica.bnf.fr/ark:/12148/btv1b8624665r/f268.jpeg&quot;&gt;&lt;a class=&quot;page&quot; href=&quot;M1550b_Hsueh2018_267.html&quot;&gt;Vue précédente&lt;/a&gt; - &lt;a class=&quot;page&quot; href=&quot;M1550b_Hsueh2018_menu.html&quot;&gt;Menu&lt;/a&gt; - &lt;a class=&quot;page&quot; href=&quot;M1550b_Hsueh2018_269.html&quot;&gt;Vue suivante&lt;/a&gt;" calcext:value-type="string">
            <text:p>&lt;img src="https://gallica.bnf.fr/ark:/12148/btv1b8624665r/f268.jpeg"&gt;&lt;a class="page" href="M1550b_Hsueh2018_267.html"&gt;Vue précédente&lt;/a&gt; - &lt;a class="page" href="M1550b_Hsueh2018_menu.html"&gt;Menu&lt;/a&gt; - &lt;a class="page" href="M1550b_Hsueh2018_269.html"&gt;Vue suivante&lt;/a&gt;</text:p>
          </table:table-cell>
          <table:table-cell/>
          <table:table-cell table:style-name="ce19" table:formula="of:=&quot;&lt;tr&gt;&lt;th&gt;&quot;&amp;[.$A$1]&amp;[.G270]&amp;[.$M$1]&amp;&quot;Vue &quot;&amp;[.G270]&amp;&quot;&lt;/a&gt;&lt;/th&gt;&lt;/tr&gt;&quot;" office:value-type="string" office:string-value="&lt;tr&gt;&lt;th&gt;&lt;a class=&quot;page&quot; href=&quot;M1550b_Hsueh2018_269.html&quot;&gt;Vue 269&lt;/a&gt;&lt;/th&gt;&lt;/tr&gt;" calcext:value-type="string">
            <text:p>&lt;tr&gt;&lt;th&gt;&lt;a class="page" href="M1550b_Hsueh2018_269.html"&gt;Vue 26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1]&amp;[.C271]&amp;[.D271]&amp;[.E271]&amp;[.F271]&amp;[.G271]&amp;[.H271]" office:value-type="string" office:string-value="&lt;img src=&quot;https://gallica.bnf.fr/ark:/12148/btv1b8624665r/f269.jpeg&quot;&gt;&lt;a class=&quot;page&quot; href=&quot;M1550b_Hsueh2018_268.html&quot;&gt;Vue précédente&lt;/a&gt; - &lt;a class=&quot;page&quot; href=&quot;M1550b_Hsueh2018_menu.html&quot;&gt;Menu&lt;/a&gt; - &lt;a class=&quot;page&quot; href=&quot;M1550b_Hsueh2018_270.html&quot;&gt;Vue suivante&lt;/a&gt;" calcext:value-type="string">
            <text:p>&lt;img src="https://gallica.bnf.fr/ark:/12148/btv1b8624665r/f269.jpeg"&gt;&lt;a class="page" href="M1550b_Hsueh2018_268.html"&gt;Vue précédente&lt;/a&gt; - &lt;a class="page" href="M1550b_Hsueh2018_menu.html"&gt;Menu&lt;/a&gt; - &lt;a class="page" href="M1550b_Hsueh2018_270.html"&gt;Vue suivante&lt;/a&gt;</text:p>
          </table:table-cell>
          <table:table-cell/>
          <table:table-cell table:style-name="ce19" table:formula="of:=&quot;&lt;tr&gt;&lt;th&gt;&quot;&amp;[.$A$1]&amp;[.G271]&amp;[.$M$1]&amp;&quot;Vue &quot;&amp;[.G271]&amp;&quot;&lt;/a&gt;&lt;/th&gt;&lt;/tr&gt;&quot;" office:value-type="string" office:string-value="&lt;tr&gt;&lt;th&gt;&lt;a class=&quot;page&quot; href=&quot;M1550b_Hsueh2018_270.html&quot;&gt;Vue 270&lt;/a&gt;&lt;/th&gt;&lt;/tr&gt;" calcext:value-type="string">
            <text:p>&lt;tr&gt;&lt;th&gt;&lt;a class="page" href="M1550b_Hsueh2018_270.html"&gt;Vue 27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2]&amp;[.C272]&amp;[.D272]&amp;[.E272]&amp;[.F272]&amp;[.G272]&amp;[.H272]" office:value-type="string" office:string-value="&lt;img src=&quot;https://gallica.bnf.fr/ark:/12148/btv1b8624665r/f270.jpeg&quot;&gt;&lt;a class=&quot;page&quot; href=&quot;M1550b_Hsueh2018_269.html&quot;&gt;Vue précédente&lt;/a&gt; - &lt;a class=&quot;page&quot; href=&quot;M1550b_Hsueh2018_menu.html&quot;&gt;Menu&lt;/a&gt; - &lt;a class=&quot;page&quot; href=&quot;M1550b_Hsueh2018_271.html&quot;&gt;Vue suivante&lt;/a&gt;" calcext:value-type="string">
            <text:p>&lt;img src="https://gallica.bnf.fr/ark:/12148/btv1b8624665r/f270.jpeg"&gt;&lt;a class="page" href="M1550b_Hsueh2018_269.html"&gt;Vue précédente&lt;/a&gt; - &lt;a class="page" href="M1550b_Hsueh2018_menu.html"&gt;Menu&lt;/a&gt; - &lt;a class="page" href="M1550b_Hsueh2018_271.html"&gt;Vue suivante&lt;/a&gt;</text:p>
          </table:table-cell>
          <table:table-cell/>
          <table:table-cell table:style-name="ce19" table:formula="of:=&quot;&lt;tr&gt;&lt;th&gt;&quot;&amp;[.$A$1]&amp;[.G272]&amp;[.$M$1]&amp;&quot;Vue &quot;&amp;[.G272]&amp;&quot;&lt;/a&gt;&lt;/th&gt;&lt;/tr&gt;&quot;" office:value-type="string" office:string-value="&lt;tr&gt;&lt;th&gt;&lt;a class=&quot;page&quot; href=&quot;M1550b_Hsueh2018_271.html&quot;&gt;Vue 271&lt;/a&gt;&lt;/th&gt;&lt;/tr&gt;" calcext:value-type="string">
            <text:p>&lt;tr&gt;&lt;th&gt;&lt;a class="page" href="M1550b_Hsueh2018_271.html"&gt;Vue 27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3]&amp;[.C273]&amp;[.D273]&amp;[.E273]&amp;[.F273]&amp;[.G273]&amp;[.H273]" office:value-type="string" office:string-value="&lt;img src=&quot;https://gallica.bnf.fr/ark:/12148/btv1b8624665r/f271.jpeg&quot;&gt;&lt;a class=&quot;page&quot; href=&quot;M1550b_Hsueh2018_270.html&quot;&gt;Vue précédente&lt;/a&gt; - &lt;a class=&quot;page&quot; href=&quot;M1550b_Hsueh2018_menu.html&quot;&gt;Menu&lt;/a&gt; - &lt;a class=&quot;page&quot; href=&quot;M1550b_Hsueh2018_272.html&quot;&gt;Vue suivante&lt;/a&gt;" calcext:value-type="string">
            <text:p>&lt;img src="https://gallica.bnf.fr/ark:/12148/btv1b8624665r/f271.jpeg"&gt;&lt;a class="page" href="M1550b_Hsueh2018_270.html"&gt;Vue précédente&lt;/a&gt; - &lt;a class="page" href="M1550b_Hsueh2018_menu.html"&gt;Menu&lt;/a&gt; - &lt;a class="page" href="M1550b_Hsueh2018_272.html"&gt;Vue suivante&lt;/a&gt;</text:p>
          </table:table-cell>
          <table:table-cell/>
          <table:table-cell table:style-name="ce19" table:formula="of:=&quot;&lt;tr&gt;&lt;th&gt;&quot;&amp;[.$A$1]&amp;[.G273]&amp;[.$M$1]&amp;&quot;Vue &quot;&amp;[.G273]&amp;&quot;&lt;/a&gt;&lt;/th&gt;&lt;/tr&gt;&quot;" office:value-type="string" office:string-value="&lt;tr&gt;&lt;th&gt;&lt;a class=&quot;page&quot; href=&quot;M1550b_Hsueh2018_272.html&quot;&gt;Vue 272&lt;/a&gt;&lt;/th&gt;&lt;/tr&gt;" calcext:value-type="string">
            <text:p>&lt;tr&gt;&lt;th&gt;&lt;a class="page" href="M1550b_Hsueh2018_272.html"&gt;Vue 27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4]&amp;[.C274]&amp;[.D274]&amp;[.E274]&amp;[.F274]&amp;[.G274]&amp;[.H274]" office:value-type="string" office:string-value="&lt;img src=&quot;https://gallica.bnf.fr/ark:/12148/btv1b8624665r/f272.jpeg&quot;&gt;&lt;a class=&quot;page&quot; href=&quot;M1550b_Hsueh2018_271.html&quot;&gt;Vue précédente&lt;/a&gt; - &lt;a class=&quot;page&quot; href=&quot;M1550b_Hsueh2018_menu.html&quot;&gt;Menu&lt;/a&gt; - &lt;a class=&quot;page&quot; href=&quot;M1550b_Hsueh2018_273.html&quot;&gt;Vue suivante&lt;/a&gt;" calcext:value-type="string">
            <text:p>&lt;img src="https://gallica.bnf.fr/ark:/12148/btv1b8624665r/f272.jpeg"&gt;&lt;a class="page" href="M1550b_Hsueh2018_271.html"&gt;Vue précédente&lt;/a&gt; - &lt;a class="page" href="M1550b_Hsueh2018_menu.html"&gt;Menu&lt;/a&gt; - &lt;a class="page" href="M1550b_Hsueh2018_273.html"&gt;Vue suivante&lt;/a&gt;</text:p>
          </table:table-cell>
          <table:table-cell/>
          <table:table-cell table:style-name="ce19" table:formula="of:=&quot;&lt;tr&gt;&lt;th&gt;&quot;&amp;[.$A$1]&amp;[.G274]&amp;[.$M$1]&amp;&quot;Vue &quot;&amp;[.G274]&amp;&quot;&lt;/a&gt;&lt;/th&gt;&lt;/tr&gt;&quot;" office:value-type="string" office:string-value="&lt;tr&gt;&lt;th&gt;&lt;a class=&quot;page&quot; href=&quot;M1550b_Hsueh2018_273.html&quot;&gt;Vue 273&lt;/a&gt;&lt;/th&gt;&lt;/tr&gt;" calcext:value-type="string">
            <text:p>&lt;tr&gt;&lt;th&gt;&lt;a class="page" href="M1550b_Hsueh2018_273.html"&gt;Vue 27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5]&amp;[.C275]&amp;[.D275]&amp;[.E275]&amp;[.F275]&amp;[.G275]&amp;[.H275]" office:value-type="string" office:string-value="&lt;img src=&quot;https://gallica.bnf.fr/ark:/12148/btv1b8624665r/f273.jpeg&quot;&gt;&lt;a class=&quot;page&quot; href=&quot;M1550b_Hsueh2018_272.html&quot;&gt;Vue précédente&lt;/a&gt; - &lt;a class=&quot;page&quot; href=&quot;M1550b_Hsueh2018_menu.html&quot;&gt;Menu&lt;/a&gt; - &lt;a class=&quot;page&quot; href=&quot;M1550b_Hsueh2018_274.html&quot;&gt;Vue suivante&lt;/a&gt;" calcext:value-type="string">
            <text:p>&lt;img src="https://gallica.bnf.fr/ark:/12148/btv1b8624665r/f273.jpeg"&gt;&lt;a class="page" href="M1550b_Hsueh2018_272.html"&gt;Vue précédente&lt;/a&gt; - &lt;a class="page" href="M1550b_Hsueh2018_menu.html"&gt;Menu&lt;/a&gt; - &lt;a class="page" href="M1550b_Hsueh2018_274.html"&gt;Vue suivante&lt;/a&gt;</text:p>
          </table:table-cell>
          <table:table-cell/>
          <table:table-cell table:style-name="ce19" table:formula="of:=&quot;&lt;tr&gt;&lt;th&gt;&quot;&amp;[.$A$1]&amp;[.G275]&amp;[.$M$1]&amp;&quot;Vue &quot;&amp;[.G275]&amp;&quot;&lt;/a&gt;&lt;/th&gt;&lt;/tr&gt;&quot;" office:value-type="string" office:string-value="&lt;tr&gt;&lt;th&gt;&lt;a class=&quot;page&quot; href=&quot;M1550b_Hsueh2018_274.html&quot;&gt;Vue 274&lt;/a&gt;&lt;/th&gt;&lt;/tr&gt;" calcext:value-type="string">
            <text:p>&lt;tr&gt;&lt;th&gt;&lt;a class="page" href="M1550b_Hsueh2018_274.html"&gt;Vue 27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6]&amp;[.C276]&amp;[.D276]&amp;[.E276]&amp;[.F276]&amp;[.G276]&amp;[.H276]" office:value-type="string" office:string-value="&lt;img src=&quot;https://gallica.bnf.fr/ark:/12148/btv1b8624665r/f274.jpeg&quot;&gt;&lt;a class=&quot;page&quot; href=&quot;M1550b_Hsueh2018_273.html&quot;&gt;Vue précédente&lt;/a&gt; - &lt;a class=&quot;page&quot; href=&quot;M1550b_Hsueh2018_menu.html&quot;&gt;Menu&lt;/a&gt; - &lt;a class=&quot;page&quot; href=&quot;M1550b_Hsueh2018_275.html&quot;&gt;Vue suivante&lt;/a&gt;" calcext:value-type="string">
            <text:p>&lt;img src="https://gallica.bnf.fr/ark:/12148/btv1b8624665r/f274.jpeg"&gt;&lt;a class="page" href="M1550b_Hsueh2018_273.html"&gt;Vue précédente&lt;/a&gt; - &lt;a class="page" href="M1550b_Hsueh2018_menu.html"&gt;Menu&lt;/a&gt; - &lt;a class="page" href="M1550b_Hsueh2018_275.html"&gt;Vue suivante&lt;/a&gt;</text:p>
          </table:table-cell>
          <table:table-cell/>
          <table:table-cell table:style-name="ce19" table:formula="of:=&quot;&lt;tr&gt;&lt;th&gt;&quot;&amp;[.$A$1]&amp;[.G276]&amp;[.$M$1]&amp;&quot;Vue &quot;&amp;[.G276]&amp;&quot;&lt;/a&gt;&lt;/th&gt;&lt;/tr&gt;&quot;" office:value-type="string" office:string-value="&lt;tr&gt;&lt;th&gt;&lt;a class=&quot;page&quot; href=&quot;M1550b_Hsueh2018_275.html&quot;&gt;Vue 275&lt;/a&gt;&lt;/th&gt;&lt;/tr&gt;" calcext:value-type="string">
            <text:p>&lt;tr&gt;&lt;th&gt;&lt;a class="page" href="M1550b_Hsueh2018_275.html"&gt;Vue 27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7]&amp;[.C277]&amp;[.D277]&amp;[.E277]&amp;[.F277]&amp;[.G277]&amp;[.H277]" office:value-type="string" office:string-value="&lt;img src=&quot;https://gallica.bnf.fr/ark:/12148/btv1b8624665r/f275.jpeg&quot;&gt;&lt;a class=&quot;page&quot; href=&quot;M1550b_Hsueh2018_274.html&quot;&gt;Vue précédente&lt;/a&gt; - &lt;a class=&quot;page&quot; href=&quot;M1550b_Hsueh2018_menu.html&quot;&gt;Menu&lt;/a&gt; - &lt;a class=&quot;page&quot; href=&quot;M1550b_Hsueh2018_276.html&quot;&gt;Vue suivante&lt;/a&gt;" calcext:value-type="string">
            <text:p>&lt;img src="https://gallica.bnf.fr/ark:/12148/btv1b8624665r/f275.jpeg"&gt;&lt;a class="page" href="M1550b_Hsueh2018_274.html"&gt;Vue précédente&lt;/a&gt; - &lt;a class="page" href="M1550b_Hsueh2018_menu.html"&gt;Menu&lt;/a&gt; - &lt;a class="page" href="M1550b_Hsueh2018_276.html"&gt;Vue suivante&lt;/a&gt;</text:p>
          </table:table-cell>
          <table:table-cell/>
          <table:table-cell table:style-name="ce19" table:formula="of:=&quot;&lt;tr&gt;&lt;th&gt;&quot;&amp;[.$A$1]&amp;[.G277]&amp;[.$M$1]&amp;&quot;Vue &quot;&amp;[.G277]&amp;&quot;&lt;/a&gt;&lt;/th&gt;&lt;/tr&gt;&quot;" office:value-type="string" office:string-value="&lt;tr&gt;&lt;th&gt;&lt;a class=&quot;page&quot; href=&quot;M1550b_Hsueh2018_276.html&quot;&gt;Vue 276&lt;/a&gt;&lt;/th&gt;&lt;/tr&gt;" calcext:value-type="string">
            <text:p>&lt;tr&gt;&lt;th&gt;&lt;a class="page" href="M1550b_Hsueh2018_276.html"&gt;Vue 27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8]&amp;[.C278]&amp;[.D278]&amp;[.E278]&amp;[.F278]&amp;[.G278]&amp;[.H278]" office:value-type="string" office:string-value="&lt;img src=&quot;https://gallica.bnf.fr/ark:/12148/btv1b8624665r/f276.jpeg&quot;&gt;&lt;a class=&quot;page&quot; href=&quot;M1550b_Hsueh2018_275.html&quot;&gt;Vue précédente&lt;/a&gt; - &lt;a class=&quot;page&quot; href=&quot;M1550b_Hsueh2018_menu.html&quot;&gt;Menu&lt;/a&gt; - &lt;a class=&quot;page&quot; href=&quot;M1550b_Hsueh2018_277.html&quot;&gt;Vue suivante&lt;/a&gt;" calcext:value-type="string">
            <text:p>&lt;img src="https://gallica.bnf.fr/ark:/12148/btv1b8624665r/f276.jpeg"&gt;&lt;a class="page" href="M1550b_Hsueh2018_275.html"&gt;Vue précédente&lt;/a&gt; - &lt;a class="page" href="M1550b_Hsueh2018_menu.html"&gt;Menu&lt;/a&gt; - &lt;a class="page" href="M1550b_Hsueh2018_277.html"&gt;Vue suivante&lt;/a&gt;</text:p>
          </table:table-cell>
          <table:table-cell/>
          <table:table-cell table:style-name="ce19" table:formula="of:=&quot;&lt;tr&gt;&lt;th&gt;&quot;&amp;[.$A$1]&amp;[.G278]&amp;[.$M$1]&amp;&quot;Vue &quot;&amp;[.G278]&amp;&quot;&lt;/a&gt;&lt;/th&gt;&lt;/tr&gt;&quot;" office:value-type="string" office:string-value="&lt;tr&gt;&lt;th&gt;&lt;a class=&quot;page&quot; href=&quot;M1550b_Hsueh2018_277.html&quot;&gt;Vue 277&lt;/a&gt;&lt;/th&gt;&lt;/tr&gt;" calcext:value-type="string">
            <text:p>&lt;tr&gt;&lt;th&gt;&lt;a class="page" href="M1550b_Hsueh2018_277.html"&gt;Vue 27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9]&amp;[.C279]&amp;[.D279]&amp;[.E279]&amp;[.F279]&amp;[.G279]&amp;[.H279]" office:value-type="string" office:string-value="&lt;img src=&quot;https://gallica.bnf.fr/ark:/12148/btv1b8624665r/f277.jpeg&quot;&gt;&lt;a class=&quot;page&quot; href=&quot;M1550b_Hsueh2018_276.html&quot;&gt;Vue précédente&lt;/a&gt; - &lt;a class=&quot;page&quot; href=&quot;M1550b_Hsueh2018_menu.html&quot;&gt;Menu&lt;/a&gt; - &lt;a class=&quot;page&quot; href=&quot;M1550b_Hsueh2018_278.html&quot;&gt;Vue suivante&lt;/a&gt;" calcext:value-type="string">
            <text:p>&lt;img src="https://gallica.bnf.fr/ark:/12148/btv1b8624665r/f277.jpeg"&gt;&lt;a class="page" href="M1550b_Hsueh2018_276.html"&gt;Vue précédente&lt;/a&gt; - &lt;a class="page" href="M1550b_Hsueh2018_menu.html"&gt;Menu&lt;/a&gt; - &lt;a class="page" href="M1550b_Hsueh2018_278.html"&gt;Vue suivante&lt;/a&gt;</text:p>
          </table:table-cell>
          <table:table-cell/>
          <table:table-cell table:style-name="ce19" table:formula="of:=&quot;&lt;tr&gt;&lt;th&gt;&quot;&amp;[.$A$1]&amp;[.G279]&amp;[.$M$1]&amp;&quot;Vue &quot;&amp;[.G279]&amp;&quot;&lt;/a&gt;&lt;/th&gt;&lt;/tr&gt;&quot;" office:value-type="string" office:string-value="&lt;tr&gt;&lt;th&gt;&lt;a class=&quot;page&quot; href=&quot;M1550b_Hsueh2018_278.html&quot;&gt;Vue 278&lt;/a&gt;&lt;/th&gt;&lt;/tr&gt;" calcext:value-type="string">
            <text:p>&lt;tr&gt;&lt;th&gt;&lt;a class="page" href="M1550b_Hsueh2018_278.html"&gt;Vue 27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0]&amp;[.C280]&amp;[.D280]&amp;[.E280]&amp;[.F280]&amp;[.G280]&amp;[.H280]" office:value-type="string" office:string-value="&lt;img src=&quot;https://gallica.bnf.fr/ark:/12148/btv1b8624665r/f278.jpeg&quot;&gt;&lt;a class=&quot;page&quot; href=&quot;M1550b_Hsueh2018_277.html&quot;&gt;Vue précédente&lt;/a&gt; - &lt;a class=&quot;page&quot; href=&quot;M1550b_Hsueh2018_menu.html&quot;&gt;Menu&lt;/a&gt; - &lt;a class=&quot;page&quot; href=&quot;M1550b_Hsueh2018_279.html&quot;&gt;Vue suivante&lt;/a&gt;" calcext:value-type="string">
            <text:p>&lt;img src="https://gallica.bnf.fr/ark:/12148/btv1b8624665r/f278.jpeg"&gt;&lt;a class="page" href="M1550b_Hsueh2018_277.html"&gt;Vue précédente&lt;/a&gt; - &lt;a class="page" href="M1550b_Hsueh2018_menu.html"&gt;Menu&lt;/a&gt; - &lt;a class="page" href="M1550b_Hsueh2018_279.html"&gt;Vue suivante&lt;/a&gt;</text:p>
          </table:table-cell>
          <table:table-cell/>
          <table:table-cell table:style-name="ce19" table:formula="of:=&quot;&lt;tr&gt;&lt;th&gt;&quot;&amp;[.$A$1]&amp;[.G280]&amp;[.$M$1]&amp;&quot;Vue &quot;&amp;[.G280]&amp;&quot;&lt;/a&gt;&lt;/th&gt;&lt;/tr&gt;&quot;" office:value-type="string" office:string-value="&lt;tr&gt;&lt;th&gt;&lt;a class=&quot;page&quot; href=&quot;M1550b_Hsueh2018_279.html&quot;&gt;Vue 279&lt;/a&gt;&lt;/th&gt;&lt;/tr&gt;" calcext:value-type="string">
            <text:p>&lt;tr&gt;&lt;th&gt;&lt;a class="page" href="M1550b_Hsueh2018_279.html"&gt;Vue 27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1]&amp;[.C281]&amp;[.D281]&amp;[.E281]&amp;[.F281]&amp;[.G281]&amp;[.H281]" office:value-type="string" office:string-value="&lt;img src=&quot;https://gallica.bnf.fr/ark:/12148/btv1b8624665r/f279.jpeg&quot;&gt;&lt;a class=&quot;page&quot; href=&quot;M1550b_Hsueh2018_278.html&quot;&gt;Vue précédente&lt;/a&gt; - &lt;a class=&quot;page&quot; href=&quot;M1550b_Hsueh2018_menu.html&quot;&gt;Menu&lt;/a&gt; - &lt;a class=&quot;page&quot; href=&quot;M1550b_Hsueh2018_280.html&quot;&gt;Vue suivante&lt;/a&gt;" calcext:value-type="string">
            <text:p>&lt;img src="https://gallica.bnf.fr/ark:/12148/btv1b8624665r/f279.jpeg"&gt;&lt;a class="page" href="M1550b_Hsueh2018_278.html"&gt;Vue précédente&lt;/a&gt; - &lt;a class="page" href="M1550b_Hsueh2018_menu.html"&gt;Menu&lt;/a&gt; - &lt;a class="page" href="M1550b_Hsueh2018_280.html"&gt;Vue suivante&lt;/a&gt;</text:p>
          </table:table-cell>
          <table:table-cell/>
          <table:table-cell table:style-name="ce19" table:formula="of:=&quot;&lt;tr&gt;&lt;th&gt;&quot;&amp;[.$A$1]&amp;[.G281]&amp;[.$M$1]&amp;&quot;Vue &quot;&amp;[.G281]&amp;&quot;&lt;/a&gt;&lt;/th&gt;&lt;/tr&gt;&quot;" office:value-type="string" office:string-value="&lt;tr&gt;&lt;th&gt;&lt;a class=&quot;page&quot; href=&quot;M1550b_Hsueh2018_280.html&quot;&gt;Vue 280&lt;/a&gt;&lt;/th&gt;&lt;/tr&gt;" calcext:value-type="string">
            <text:p>&lt;tr&gt;&lt;th&gt;&lt;a class="page" href="M1550b_Hsueh2018_280.html"&gt;Vue 28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2]&amp;[.C282]&amp;[.D282]&amp;[.E282]&amp;[.F282]&amp;[.G282]&amp;[.H282]" office:value-type="string" office:string-value="&lt;img src=&quot;https://gallica.bnf.fr/ark:/12148/btv1b8624665r/f280.jpeg&quot;&gt;&lt;a class=&quot;page&quot; href=&quot;M1550b_Hsueh2018_279.html&quot;&gt;Vue précédente&lt;/a&gt; - &lt;a class=&quot;page&quot; href=&quot;M1550b_Hsueh2018_menu.html&quot;&gt;Menu&lt;/a&gt; - &lt;a class=&quot;page&quot; href=&quot;M1550b_Hsueh2018_281.html&quot;&gt;Vue suivante&lt;/a&gt;" calcext:value-type="string">
            <text:p>&lt;img src="https://gallica.bnf.fr/ark:/12148/btv1b8624665r/f280.jpeg"&gt;&lt;a class="page" href="M1550b_Hsueh2018_279.html"&gt;Vue précédente&lt;/a&gt; - &lt;a class="page" href="M1550b_Hsueh2018_menu.html"&gt;Menu&lt;/a&gt; - &lt;a class="page" href="M1550b_Hsueh2018_281.html"&gt;Vue suivante&lt;/a&gt;</text:p>
          </table:table-cell>
          <table:table-cell/>
          <table:table-cell table:style-name="ce19" table:formula="of:=&quot;&lt;tr&gt;&lt;th&gt;&quot;&amp;[.$A$1]&amp;[.G282]&amp;[.$M$1]&amp;&quot;Vue &quot;&amp;[.G282]&amp;&quot;&lt;/a&gt;&lt;/th&gt;&lt;/tr&gt;&quot;" office:value-type="string" office:string-value="&lt;tr&gt;&lt;th&gt;&lt;a class=&quot;page&quot; href=&quot;M1550b_Hsueh2018_281.html&quot;&gt;Vue 281&lt;/a&gt;&lt;/th&gt;&lt;/tr&gt;" calcext:value-type="string">
            <text:p>&lt;tr&gt;&lt;th&gt;&lt;a class="page" href="M1550b_Hsueh2018_281.html"&gt;Vue 28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3]&amp;[.C283]&amp;[.D283]&amp;[.E283]&amp;[.F283]&amp;[.G283]&amp;[.H283]" office:value-type="string" office:string-value="&lt;img src=&quot;https://gallica.bnf.fr/ark:/12148/btv1b8624665r/f281.jpeg&quot;&gt;&lt;a class=&quot;page&quot; href=&quot;M1550b_Hsueh2018_280.html&quot;&gt;Vue précédente&lt;/a&gt; - &lt;a class=&quot;page&quot; href=&quot;M1550b_Hsueh2018_menu.html&quot;&gt;Menu&lt;/a&gt; - &lt;a class=&quot;page&quot; href=&quot;M1550b_Hsueh2018_282.html&quot;&gt;Vue suivante&lt;/a&gt;" calcext:value-type="string">
            <text:p>&lt;img src="https://gallica.bnf.fr/ark:/12148/btv1b8624665r/f281.jpeg"&gt;&lt;a class="page" href="M1550b_Hsueh2018_280.html"&gt;Vue précédente&lt;/a&gt; - &lt;a class="page" href="M1550b_Hsueh2018_menu.html"&gt;Menu&lt;/a&gt; - &lt;a class="page" href="M1550b_Hsueh2018_282.html"&gt;Vue suivante&lt;/a&gt;</text:p>
          </table:table-cell>
          <table:table-cell/>
          <table:table-cell table:style-name="ce19" table:formula="of:=&quot;&lt;tr&gt;&lt;th&gt;&quot;&amp;[.$A$1]&amp;[.G283]&amp;[.$M$1]&amp;&quot;Vue &quot;&amp;[.G283]&amp;&quot;&lt;/a&gt;&lt;/th&gt;&lt;/tr&gt;&quot;" office:value-type="string" office:string-value="&lt;tr&gt;&lt;th&gt;&lt;a class=&quot;page&quot; href=&quot;M1550b_Hsueh2018_282.html&quot;&gt;Vue 282&lt;/a&gt;&lt;/th&gt;&lt;/tr&gt;" calcext:value-type="string">
            <text:p>&lt;tr&gt;&lt;th&gt;&lt;a class="page" href="M1550b_Hsueh2018_282.html"&gt;Vue 28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4]&amp;[.C284]&amp;[.D284]&amp;[.E284]&amp;[.F284]&amp;[.G284]&amp;[.H284]" office:value-type="string" office:string-value="&lt;img src=&quot;https://gallica.bnf.fr/ark:/12148/btv1b8624665r/f282.jpeg&quot;&gt;&lt;a class=&quot;page&quot; href=&quot;M1550b_Hsueh2018_281.html&quot;&gt;Vue précédente&lt;/a&gt; - &lt;a class=&quot;page&quot; href=&quot;M1550b_Hsueh2018_menu.html&quot;&gt;Menu&lt;/a&gt; - &lt;a class=&quot;page&quot; href=&quot;M1550b_Hsueh2018_283.html&quot;&gt;Vue suivante&lt;/a&gt;" calcext:value-type="string">
            <text:p>&lt;img src="https://gallica.bnf.fr/ark:/12148/btv1b8624665r/f282.jpeg"&gt;&lt;a class="page" href="M1550b_Hsueh2018_281.html"&gt;Vue précédente&lt;/a&gt; - &lt;a class="page" href="M1550b_Hsueh2018_menu.html"&gt;Menu&lt;/a&gt; - &lt;a class="page" href="M1550b_Hsueh2018_283.html"&gt;Vue suivante&lt;/a&gt;</text:p>
          </table:table-cell>
          <table:table-cell/>
          <table:table-cell table:style-name="ce19" table:formula="of:=&quot;&lt;tr&gt;&lt;th&gt;&quot;&amp;[.$A$1]&amp;[.G284]&amp;[.$M$1]&amp;&quot;Vue &quot;&amp;[.G284]&amp;&quot;&lt;/a&gt;&lt;/th&gt;&lt;/tr&gt;&quot;" office:value-type="string" office:string-value="&lt;tr&gt;&lt;th&gt;&lt;a class=&quot;page&quot; href=&quot;M1550b_Hsueh2018_283.html&quot;&gt;Vue 283&lt;/a&gt;&lt;/th&gt;&lt;/tr&gt;" calcext:value-type="string">
            <text:p>&lt;tr&gt;&lt;th&gt;&lt;a class="page" href="M1550b_Hsueh2018_283.html"&gt;Vue 28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5]&amp;[.C285]&amp;[.D285]&amp;[.E285]&amp;[.F285]&amp;[.G285]&amp;[.H285]" office:value-type="string" office:string-value="&lt;img src=&quot;https://gallica.bnf.fr/ark:/12148/btv1b8624665r/f283.jpeg&quot;&gt;&lt;a class=&quot;page&quot; href=&quot;M1550b_Hsueh2018_282.html&quot;&gt;Vue précédente&lt;/a&gt; - &lt;a class=&quot;page&quot; href=&quot;M1550b_Hsueh2018_menu.html&quot;&gt;Menu&lt;/a&gt; - &lt;a class=&quot;page&quot; href=&quot;M1550b_Hsueh2018_284.html&quot;&gt;Vue suivante&lt;/a&gt;" calcext:value-type="string">
            <text:p>&lt;img src="https://gallica.bnf.fr/ark:/12148/btv1b8624665r/f283.jpeg"&gt;&lt;a class="page" href="M1550b_Hsueh2018_282.html"&gt;Vue précédente&lt;/a&gt; - &lt;a class="page" href="M1550b_Hsueh2018_menu.html"&gt;Menu&lt;/a&gt; - &lt;a class="page" href="M1550b_Hsueh2018_284.html"&gt;Vue suivante&lt;/a&gt;</text:p>
          </table:table-cell>
          <table:table-cell/>
          <table:table-cell table:style-name="ce19" table:formula="of:=&quot;&lt;tr&gt;&lt;th&gt;&quot;&amp;[.$A$1]&amp;[.G285]&amp;[.$M$1]&amp;&quot;Vue &quot;&amp;[.G285]&amp;&quot;&lt;/a&gt;&lt;/th&gt;&lt;/tr&gt;&quot;" office:value-type="string" office:string-value="&lt;tr&gt;&lt;th&gt;&lt;a class=&quot;page&quot; href=&quot;M1550b_Hsueh2018_284.html&quot;&gt;Vue 284&lt;/a&gt;&lt;/th&gt;&lt;/tr&gt;" calcext:value-type="string">
            <text:p>&lt;tr&gt;&lt;th&gt;&lt;a class="page" href="M1550b_Hsueh2018_284.html"&gt;Vue 28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6]&amp;[.C286]&amp;[.D286]&amp;[.E286]&amp;[.F286]&amp;[.G286]&amp;[.H286]" office:value-type="string" office:string-value="&lt;img src=&quot;https://gallica.bnf.fr/ark:/12148/btv1b8624665r/f284.jpeg&quot;&gt;&lt;a class=&quot;page&quot; href=&quot;M1550b_Hsueh2018_283.html&quot;&gt;Vue précédente&lt;/a&gt; - &lt;a class=&quot;page&quot; href=&quot;M1550b_Hsueh2018_menu.html&quot;&gt;Menu&lt;/a&gt; - &lt;a class=&quot;page&quot; href=&quot;M1550b_Hsueh2018_285.html&quot;&gt;Vue suivante&lt;/a&gt;" calcext:value-type="string">
            <text:p>&lt;img src="https://gallica.bnf.fr/ark:/12148/btv1b8624665r/f284.jpeg"&gt;&lt;a class="page" href="M1550b_Hsueh2018_283.html"&gt;Vue précédente&lt;/a&gt; - &lt;a class="page" href="M1550b_Hsueh2018_menu.html"&gt;Menu&lt;/a&gt; - &lt;a class="page" href="M1550b_Hsueh2018_285.html"&gt;Vue suivante&lt;/a&gt;</text:p>
          </table:table-cell>
          <table:table-cell/>
          <table:table-cell table:style-name="ce19" table:formula="of:=&quot;&lt;tr&gt;&lt;th&gt;&quot;&amp;[.$A$1]&amp;[.G286]&amp;[.$M$1]&amp;&quot;Vue &quot;&amp;[.G286]&amp;&quot;&lt;/a&gt;&lt;/th&gt;&lt;/tr&gt;&quot;" office:value-type="string" office:string-value="&lt;tr&gt;&lt;th&gt;&lt;a class=&quot;page&quot; href=&quot;M1550b_Hsueh2018_285.html&quot;&gt;Vue 285&lt;/a&gt;&lt;/th&gt;&lt;/tr&gt;" calcext:value-type="string">
            <text:p>&lt;tr&gt;&lt;th&gt;&lt;a class="page" href="M1550b_Hsueh2018_285.html"&gt;Vue 28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7]&amp;[.C287]&amp;[.D287]&amp;[.E287]&amp;[.F287]&amp;[.G287]&amp;[.H287]" office:value-type="string" office:string-value="&lt;img src=&quot;https://gallica.bnf.fr/ark:/12148/btv1b8624665r/f285.jpeg&quot;&gt;&lt;a class=&quot;page&quot; href=&quot;M1550b_Hsueh2018_284.html&quot;&gt;Vue précédente&lt;/a&gt; - &lt;a class=&quot;page&quot; href=&quot;M1550b_Hsueh2018_menu.html&quot;&gt;Menu&lt;/a&gt; - &lt;a class=&quot;page&quot; href=&quot;M1550b_Hsueh2018_286.html&quot;&gt;Vue suivante&lt;/a&gt;" calcext:value-type="string">
            <text:p>&lt;img src="https://gallica.bnf.fr/ark:/12148/btv1b8624665r/f285.jpeg"&gt;&lt;a class="page" href="M1550b_Hsueh2018_284.html"&gt;Vue précédente&lt;/a&gt; - &lt;a class="page" href="M1550b_Hsueh2018_menu.html"&gt;Menu&lt;/a&gt; - &lt;a class="page" href="M1550b_Hsueh2018_286.html"&gt;Vue suivante&lt;/a&gt;</text:p>
          </table:table-cell>
          <table:table-cell/>
          <table:table-cell table:style-name="ce19" table:formula="of:=&quot;&lt;tr&gt;&lt;th&gt;&quot;&amp;[.$A$1]&amp;[.G287]&amp;[.$M$1]&amp;&quot;Vue &quot;&amp;[.G287]&amp;&quot;&lt;/a&gt;&lt;/th&gt;&lt;/tr&gt;&quot;" office:value-type="string" office:string-value="&lt;tr&gt;&lt;th&gt;&lt;a class=&quot;page&quot; href=&quot;M1550b_Hsueh2018_286.html&quot;&gt;Vue 286&lt;/a&gt;&lt;/th&gt;&lt;/tr&gt;" calcext:value-type="string">
            <text:p>&lt;tr&gt;&lt;th&gt;&lt;a class="page" href="M1550b_Hsueh2018_286.html"&gt;Vue 28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8]&amp;[.C288]&amp;[.D288]&amp;[.E288]&amp;[.F288]&amp;[.G288]&amp;[.H288]" office:value-type="string" office:string-value="&lt;img src=&quot;https://gallica.bnf.fr/ark:/12148/btv1b8624665r/f286.jpeg&quot;&gt;&lt;a class=&quot;page&quot; href=&quot;M1550b_Hsueh2018_285.html&quot;&gt;Vue précédente&lt;/a&gt; - &lt;a class=&quot;page&quot; href=&quot;M1550b_Hsueh2018_menu.html&quot;&gt;Menu&lt;/a&gt; - &lt;a class=&quot;page&quot; href=&quot;M1550b_Hsueh2018_287.html&quot;&gt;Vue suivante&lt;/a&gt;" calcext:value-type="string">
            <text:p>&lt;img src="https://gallica.bnf.fr/ark:/12148/btv1b8624665r/f286.jpeg"&gt;&lt;a class="page" href="M1550b_Hsueh2018_285.html"&gt;Vue précédente&lt;/a&gt; - &lt;a class="page" href="M1550b_Hsueh2018_menu.html"&gt;Menu&lt;/a&gt; - &lt;a class="page" href="M1550b_Hsueh2018_287.html"&gt;Vue suivante&lt;/a&gt;</text:p>
          </table:table-cell>
          <table:table-cell/>
          <table:table-cell table:style-name="ce19" table:formula="of:=&quot;&lt;tr&gt;&lt;th&gt;&quot;&amp;[.$A$1]&amp;[.G288]&amp;[.$M$1]&amp;&quot;Vue &quot;&amp;[.G288]&amp;&quot;&lt;/a&gt;&lt;/th&gt;&lt;/tr&gt;&quot;" office:value-type="string" office:string-value="&lt;tr&gt;&lt;th&gt;&lt;a class=&quot;page&quot; href=&quot;M1550b_Hsueh2018_287.html&quot;&gt;Vue 287&lt;/a&gt;&lt;/th&gt;&lt;/tr&gt;" calcext:value-type="string">
            <text:p>&lt;tr&gt;&lt;th&gt;&lt;a class="page" href="M1550b_Hsueh2018_287.html"&gt;Vue 28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9]&amp;[.C289]&amp;[.D289]&amp;[.E289]&amp;[.F289]&amp;[.G289]&amp;[.H289]" office:value-type="string" office:string-value="&lt;img src=&quot;https://gallica.bnf.fr/ark:/12148/btv1b8624665r/f287.jpeg&quot;&gt;&lt;a class=&quot;page&quot; href=&quot;M1550b_Hsueh2018_286.html&quot;&gt;Vue précédente&lt;/a&gt; - &lt;a class=&quot;page&quot; href=&quot;M1550b_Hsueh2018_menu.html&quot;&gt;Menu&lt;/a&gt; - &lt;a class=&quot;page&quot; href=&quot;M1550b_Hsueh2018_288.html&quot;&gt;Vue suivante&lt;/a&gt;" calcext:value-type="string">
            <text:p>&lt;img src="https://gallica.bnf.fr/ark:/12148/btv1b8624665r/f287.jpeg"&gt;&lt;a class="page" href="M1550b_Hsueh2018_286.html"&gt;Vue précédente&lt;/a&gt; - &lt;a class="page" href="M1550b_Hsueh2018_menu.html"&gt;Menu&lt;/a&gt; - &lt;a class="page" href="M1550b_Hsueh2018_288.html"&gt;Vue suivante&lt;/a&gt;</text:p>
          </table:table-cell>
          <table:table-cell/>
          <table:table-cell table:style-name="ce19" table:formula="of:=&quot;&lt;tr&gt;&lt;th&gt;&quot;&amp;[.$A$1]&amp;[.G289]&amp;[.$M$1]&amp;&quot;Vue &quot;&amp;[.G289]&amp;&quot;&lt;/a&gt;&lt;/th&gt;&lt;/tr&gt;&quot;" office:value-type="string" office:string-value="&lt;tr&gt;&lt;th&gt;&lt;a class=&quot;page&quot; href=&quot;M1550b_Hsueh2018_288.html&quot;&gt;Vue 288&lt;/a&gt;&lt;/th&gt;&lt;/tr&gt;" calcext:value-type="string">
            <text:p>&lt;tr&gt;&lt;th&gt;&lt;a class="page" href="M1550b_Hsueh2018_288.html"&gt;Vue 28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0]&amp;[.C290]&amp;[.D290]&amp;[.E290]&amp;[.F290]&amp;[.G290]&amp;[.H290]" office:value-type="string" office:string-value="&lt;img src=&quot;https://gallica.bnf.fr/ark:/12148/btv1b8624665r/f288.jpeg&quot;&gt;&lt;a class=&quot;page&quot; href=&quot;M1550b_Hsueh2018_287.html&quot;&gt;Vue précédente&lt;/a&gt; - &lt;a class=&quot;page&quot; href=&quot;M1550b_Hsueh2018_menu.html&quot;&gt;Menu&lt;/a&gt; - &lt;a class=&quot;page&quot; href=&quot;M1550b_Hsueh2018_289.html&quot;&gt;Vue suivante&lt;/a&gt;" calcext:value-type="string">
            <text:p>&lt;img src="https://gallica.bnf.fr/ark:/12148/btv1b8624665r/f288.jpeg"&gt;&lt;a class="page" href="M1550b_Hsueh2018_287.html"&gt;Vue précédente&lt;/a&gt; - &lt;a class="page" href="M1550b_Hsueh2018_menu.html"&gt;Menu&lt;/a&gt; - &lt;a class="page" href="M1550b_Hsueh2018_289.html"&gt;Vue suivante&lt;/a&gt;</text:p>
          </table:table-cell>
          <table:table-cell/>
          <table:table-cell table:style-name="ce19" table:formula="of:=&quot;&lt;tr&gt;&lt;th&gt;&quot;&amp;[.$A$1]&amp;[.G290]&amp;[.$M$1]&amp;&quot;Vue &quot;&amp;[.G290]&amp;&quot;&lt;/a&gt;&lt;/th&gt;&lt;/tr&gt;&quot;" office:value-type="string" office:string-value="&lt;tr&gt;&lt;th&gt;&lt;a class=&quot;page&quot; href=&quot;M1550b_Hsueh2018_289.html&quot;&gt;Vue 289&lt;/a&gt;&lt;/th&gt;&lt;/tr&gt;" calcext:value-type="string">
            <text:p>&lt;tr&gt;&lt;th&gt;&lt;a class="page" href="M1550b_Hsueh2018_289.html"&gt;Vue 28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1]&amp;[.C291]&amp;[.D291]&amp;[.E291]&amp;[.F291]&amp;[.G291]&amp;[.H291]" office:value-type="string" office:string-value="&lt;img src=&quot;https://gallica.bnf.fr/ark:/12148/btv1b8624665r/f289.jpeg&quot;&gt;&lt;a class=&quot;page&quot; href=&quot;M1550b_Hsueh2018_288.html&quot;&gt;Vue précédente&lt;/a&gt; - &lt;a class=&quot;page&quot; href=&quot;M1550b_Hsueh2018_menu.html&quot;&gt;Menu&lt;/a&gt; - &lt;a class=&quot;page&quot; href=&quot;M1550b_Hsueh2018_290.html&quot;&gt;Vue suivante&lt;/a&gt;" calcext:value-type="string">
            <text:p>&lt;img src="https://gallica.bnf.fr/ark:/12148/btv1b8624665r/f289.jpeg"&gt;&lt;a class="page" href="M1550b_Hsueh2018_288.html"&gt;Vue précédente&lt;/a&gt; - &lt;a class="page" href="M1550b_Hsueh2018_menu.html"&gt;Menu&lt;/a&gt; - &lt;a class="page" href="M1550b_Hsueh2018_290.html"&gt;Vue suivante&lt;/a&gt;</text:p>
          </table:table-cell>
          <table:table-cell/>
          <table:table-cell table:style-name="ce19" table:formula="of:=&quot;&lt;tr&gt;&lt;th&gt;&quot;&amp;[.$A$1]&amp;[.G291]&amp;[.$M$1]&amp;&quot;Vue &quot;&amp;[.G291]&amp;&quot;&lt;/a&gt;&lt;/th&gt;&lt;/tr&gt;&quot;" office:value-type="string" office:string-value="&lt;tr&gt;&lt;th&gt;&lt;a class=&quot;page&quot; href=&quot;M1550b_Hsueh2018_290.html&quot;&gt;Vue 290&lt;/a&gt;&lt;/th&gt;&lt;/tr&gt;" calcext:value-type="string">
            <text:p>&lt;tr&gt;&lt;th&gt;&lt;a class="page" href="M1550b_Hsueh2018_290.html"&gt;Vue 29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2]&amp;[.C292]&amp;[.D292]&amp;[.E292]&amp;[.F292]&amp;[.G292]&amp;[.H292]" office:value-type="string" office:string-value="&lt;img src=&quot;https://gallica.bnf.fr/ark:/12148/btv1b8624665r/f290.jpeg&quot;&gt;&lt;a class=&quot;page&quot; href=&quot;M1550b_Hsueh2018_289.html&quot;&gt;Vue précédente&lt;/a&gt; - &lt;a class=&quot;page&quot; href=&quot;M1550b_Hsueh2018_menu.html&quot;&gt;Menu&lt;/a&gt; - &lt;a class=&quot;page&quot; href=&quot;M1550b_Hsueh2018_291.html&quot;&gt;Vue suivante&lt;/a&gt;" calcext:value-type="string">
            <text:p>&lt;img src="https://gallica.bnf.fr/ark:/12148/btv1b8624665r/f290.jpeg"&gt;&lt;a class="page" href="M1550b_Hsueh2018_289.html"&gt;Vue précédente&lt;/a&gt; - &lt;a class="page" href="M1550b_Hsueh2018_menu.html"&gt;Menu&lt;/a&gt; - &lt;a class="page" href="M1550b_Hsueh2018_291.html"&gt;Vue suivante&lt;/a&gt;</text:p>
          </table:table-cell>
          <table:table-cell/>
          <table:table-cell table:style-name="ce19" table:formula="of:=&quot;&lt;tr&gt;&lt;th&gt;&quot;&amp;[.$A$1]&amp;[.G292]&amp;[.$M$1]&amp;&quot;Vue &quot;&amp;[.G292]&amp;&quot;&lt;/a&gt;&lt;/th&gt;&lt;/tr&gt;&quot;" office:value-type="string" office:string-value="&lt;tr&gt;&lt;th&gt;&lt;a class=&quot;page&quot; href=&quot;M1550b_Hsueh2018_291.html&quot;&gt;Vue 291&lt;/a&gt;&lt;/th&gt;&lt;/tr&gt;" calcext:value-type="string">
            <text:p>&lt;tr&gt;&lt;th&gt;&lt;a class="page" href="M1550b_Hsueh2018_291.html"&gt;Vue 29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3]&amp;[.C293]&amp;[.D293]&amp;[.E293]&amp;[.F293]&amp;[.G293]&amp;[.H293]" office:value-type="string" office:string-value="&lt;img src=&quot;https://gallica.bnf.fr/ark:/12148/btv1b8624665r/f291.jpeg&quot;&gt;&lt;a class=&quot;page&quot; href=&quot;M1550b_Hsueh2018_290.html&quot;&gt;Vue précédente&lt;/a&gt; - &lt;a class=&quot;page&quot; href=&quot;M1550b_Hsueh2018_menu.html&quot;&gt;Menu&lt;/a&gt; - &lt;a class=&quot;page&quot; href=&quot;M1550b_Hsueh2018_292.html&quot;&gt;Vue suivante&lt;/a&gt;" calcext:value-type="string">
            <text:p>&lt;img src="https://gallica.bnf.fr/ark:/12148/btv1b8624665r/f291.jpeg"&gt;&lt;a class="page" href="M1550b_Hsueh2018_290.html"&gt;Vue précédente&lt;/a&gt; - &lt;a class="page" href="M1550b_Hsueh2018_menu.html"&gt;Menu&lt;/a&gt; - &lt;a class="page" href="M1550b_Hsueh2018_292.html"&gt;Vue suivante&lt;/a&gt;</text:p>
          </table:table-cell>
          <table:table-cell/>
          <table:table-cell table:style-name="ce19" table:formula="of:=&quot;&lt;tr&gt;&lt;th&gt;&quot;&amp;[.$A$1]&amp;[.G293]&amp;[.$M$1]&amp;&quot;Vue &quot;&amp;[.G293]&amp;&quot;&lt;/a&gt;&lt;/th&gt;&lt;/tr&gt;&quot;" office:value-type="string" office:string-value="&lt;tr&gt;&lt;th&gt;&lt;a class=&quot;page&quot; href=&quot;M1550b_Hsueh2018_292.html&quot;&gt;Vue 292&lt;/a&gt;&lt;/th&gt;&lt;/tr&gt;" calcext:value-type="string">
            <text:p>&lt;tr&gt;&lt;th&gt;&lt;a class="page" href="M1550b_Hsueh2018_292.html"&gt;Vue 29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4]&amp;[.C294]&amp;[.D294]&amp;[.E294]&amp;[.F294]&amp;[.G294]&amp;[.H294]" office:value-type="string" office:string-value="&lt;img src=&quot;https://gallica.bnf.fr/ark:/12148/btv1b8624665r/f292.jpeg&quot;&gt;&lt;a class=&quot;page&quot; href=&quot;M1550b_Hsueh2018_291.html&quot;&gt;Vue précédente&lt;/a&gt; - &lt;a class=&quot;page&quot; href=&quot;M1550b_Hsueh2018_menu.html&quot;&gt;Menu&lt;/a&gt; - &lt;a class=&quot;page&quot; href=&quot;M1550b_Hsueh2018_293.html&quot;&gt;Vue suivante&lt;/a&gt;" calcext:value-type="string">
            <text:p>&lt;img src="https://gallica.bnf.fr/ark:/12148/btv1b8624665r/f292.jpeg"&gt;&lt;a class="page" href="M1550b_Hsueh2018_291.html"&gt;Vue précédente&lt;/a&gt; - &lt;a class="page" href="M1550b_Hsueh2018_menu.html"&gt;Menu&lt;/a&gt; - &lt;a class="page" href="M1550b_Hsueh2018_293.html"&gt;Vue suivante&lt;/a&gt;</text:p>
          </table:table-cell>
          <table:table-cell/>
          <table:table-cell table:style-name="ce19" table:formula="of:=&quot;&lt;tr&gt;&lt;th&gt;&quot;&amp;[.$A$1]&amp;[.G294]&amp;[.$M$1]&amp;&quot;Vue &quot;&amp;[.G294]&amp;&quot;&lt;/a&gt;&lt;/th&gt;&lt;/tr&gt;&quot;" office:value-type="string" office:string-value="&lt;tr&gt;&lt;th&gt;&lt;a class=&quot;page&quot; href=&quot;M1550b_Hsueh2018_293.html&quot;&gt;Vue 293&lt;/a&gt;&lt;/th&gt;&lt;/tr&gt;" calcext:value-type="string">
            <text:p>&lt;tr&gt;&lt;th&gt;&lt;a class="page" href="M1550b_Hsueh2018_293.html"&gt;Vue 29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5]&amp;[.C295]&amp;[.D295]&amp;[.E295]&amp;[.F295]&amp;[.G295]&amp;[.H295]" office:value-type="string" office:string-value="&lt;img src=&quot;https://gallica.bnf.fr/ark:/12148/btv1b8624665r/f293.jpeg&quot;&gt;&lt;a class=&quot;page&quot; href=&quot;M1550b_Hsueh2018_292.html&quot;&gt;Vue précédente&lt;/a&gt; - &lt;a class=&quot;page&quot; href=&quot;M1550b_Hsueh2018_menu.html&quot;&gt;Menu&lt;/a&gt; - &lt;a class=&quot;page&quot; href=&quot;M1550b_Hsueh2018_294.html&quot;&gt;Vue suivante&lt;/a&gt;" calcext:value-type="string">
            <text:p>&lt;img src="https://gallica.bnf.fr/ark:/12148/btv1b8624665r/f293.jpeg"&gt;&lt;a class="page" href="M1550b_Hsueh2018_292.html"&gt;Vue précédente&lt;/a&gt; - &lt;a class="page" href="M1550b_Hsueh2018_menu.html"&gt;Menu&lt;/a&gt; - &lt;a class="page" href="M1550b_Hsueh2018_294.html"&gt;Vue suivante&lt;/a&gt;</text:p>
          </table:table-cell>
          <table:table-cell/>
          <table:table-cell table:style-name="ce19" table:formula="of:=&quot;&lt;tr&gt;&lt;th&gt;&quot;&amp;[.$A$1]&amp;[.G295]&amp;[.$M$1]&amp;&quot;Vue &quot;&amp;[.G295]&amp;&quot;&lt;/a&gt;&lt;/th&gt;&lt;/tr&gt;&quot;" office:value-type="string" office:string-value="&lt;tr&gt;&lt;th&gt;&lt;a class=&quot;page&quot; href=&quot;M1550b_Hsueh2018_294.html&quot;&gt;Vue 294&lt;/a&gt;&lt;/th&gt;&lt;/tr&gt;" calcext:value-type="string">
            <text:p>&lt;tr&gt;&lt;th&gt;&lt;a class="page" href="M1550b_Hsueh2018_294.html"&gt;Vue 29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6]&amp;[.C296]&amp;[.D296]&amp;[.E296]&amp;[.F296]&amp;[.G296]&amp;[.H296]" office:value-type="string" office:string-value="&lt;img src=&quot;https://gallica.bnf.fr/ark:/12148/btv1b8624665r/f294.jpeg&quot;&gt;&lt;a class=&quot;page&quot; href=&quot;M1550b_Hsueh2018_293.html&quot;&gt;Vue précédente&lt;/a&gt; - &lt;a class=&quot;page&quot; href=&quot;M1550b_Hsueh2018_menu.html&quot;&gt;Menu&lt;/a&gt; - &lt;a class=&quot;page&quot; href=&quot;M1550b_Hsueh2018_295.html&quot;&gt;Vue suivante&lt;/a&gt;" calcext:value-type="string">
            <text:p>&lt;img src="https://gallica.bnf.fr/ark:/12148/btv1b8624665r/f294.jpeg"&gt;&lt;a class="page" href="M1550b_Hsueh2018_293.html"&gt;Vue précédente&lt;/a&gt; - &lt;a class="page" href="M1550b_Hsueh2018_menu.html"&gt;Menu&lt;/a&gt; - &lt;a class="page" href="M1550b_Hsueh2018_295.html"&gt;Vue suivante&lt;/a&gt;</text:p>
          </table:table-cell>
          <table:table-cell/>
          <table:table-cell table:style-name="ce19" table:formula="of:=&quot;&lt;tr&gt;&lt;th&gt;&quot;&amp;[.$A$1]&amp;[.G296]&amp;[.$M$1]&amp;&quot;Vue &quot;&amp;[.G296]&amp;&quot;&lt;/a&gt;&lt;/th&gt;&lt;/tr&gt;&quot;" office:value-type="string" office:string-value="&lt;tr&gt;&lt;th&gt;&lt;a class=&quot;page&quot; href=&quot;M1550b_Hsueh2018_295.html&quot;&gt;Vue 295&lt;/a&gt;&lt;/th&gt;&lt;/tr&gt;" calcext:value-type="string">
            <text:p>&lt;tr&gt;&lt;th&gt;&lt;a class="page" href="M1550b_Hsueh2018_295.html"&gt;Vue 29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7]&amp;[.C297]&amp;[.D297]&amp;[.E297]&amp;[.F297]&amp;[.G297]&amp;[.H297]" office:value-type="string" office:string-value="&lt;img src=&quot;https://gallica.bnf.fr/ark:/12148/btv1b8624665r/f295.jpeg&quot;&gt;&lt;a class=&quot;page&quot; href=&quot;M1550b_Hsueh2018_294.html&quot;&gt;Vue précédente&lt;/a&gt; - &lt;a class=&quot;page&quot; href=&quot;M1550b_Hsueh2018_menu.html&quot;&gt;Menu&lt;/a&gt; - &lt;a class=&quot;page&quot; href=&quot;M1550b_Hsueh2018_296.html&quot;&gt;Vue suivante&lt;/a&gt;" calcext:value-type="string">
            <text:p>&lt;img src="https://gallica.bnf.fr/ark:/12148/btv1b8624665r/f295.jpeg"&gt;&lt;a class="page" href="M1550b_Hsueh2018_294.html"&gt;Vue précédente&lt;/a&gt; - &lt;a class="page" href="M1550b_Hsueh2018_menu.html"&gt;Menu&lt;/a&gt; - &lt;a class="page" href="M1550b_Hsueh2018_296.html"&gt;Vue suivante&lt;/a&gt;</text:p>
          </table:table-cell>
          <table:table-cell/>
          <table:table-cell table:style-name="ce19" table:formula="of:=&quot;&lt;tr&gt;&lt;th&gt;&quot;&amp;[.$A$1]&amp;[.G297]&amp;[.$M$1]&amp;&quot;Vue &quot;&amp;[.G297]&amp;&quot;&lt;/a&gt;&lt;/th&gt;&lt;/tr&gt;&quot;" office:value-type="string" office:string-value="&lt;tr&gt;&lt;th&gt;&lt;a class=&quot;page&quot; href=&quot;M1550b_Hsueh2018_296.html&quot;&gt;Vue 296&lt;/a&gt;&lt;/th&gt;&lt;/tr&gt;" calcext:value-type="string">
            <text:p>&lt;tr&gt;&lt;th&gt;&lt;a class="page" href="M1550b_Hsueh2018_296.html"&gt;Vue 29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8]&amp;[.C298]&amp;[.D298]&amp;[.E298]&amp;[.F298]&amp;[.G298]&amp;[.H298]" office:value-type="string" office:string-value="&lt;img src=&quot;https://gallica.bnf.fr/ark:/12148/btv1b8624665r/f296.jpeg&quot;&gt;&lt;a class=&quot;page&quot; href=&quot;M1550b_Hsueh2018_295.html&quot;&gt;Vue précédente&lt;/a&gt; - &lt;a class=&quot;page&quot; href=&quot;M1550b_Hsueh2018_menu.html&quot;&gt;Menu&lt;/a&gt; - &lt;a class=&quot;page&quot; href=&quot;M1550b_Hsueh2018_297.html&quot;&gt;Vue suivante&lt;/a&gt;" calcext:value-type="string">
            <text:p>&lt;img src="https://gallica.bnf.fr/ark:/12148/btv1b8624665r/f296.jpeg"&gt;&lt;a class="page" href="M1550b_Hsueh2018_295.html"&gt;Vue précédente&lt;/a&gt; - &lt;a class="page" href="M1550b_Hsueh2018_menu.html"&gt;Menu&lt;/a&gt; - &lt;a class="page" href="M1550b_Hsueh2018_297.html"&gt;Vue suivante&lt;/a&gt;</text:p>
          </table:table-cell>
          <table:table-cell/>
          <table:table-cell table:style-name="ce19" table:formula="of:=&quot;&lt;tr&gt;&lt;th&gt;&quot;&amp;[.$A$1]&amp;[.G298]&amp;[.$M$1]&amp;&quot;Vue &quot;&amp;[.G298]&amp;&quot;&lt;/a&gt;&lt;/th&gt;&lt;/tr&gt;&quot;" office:value-type="string" office:string-value="&lt;tr&gt;&lt;th&gt;&lt;a class=&quot;page&quot; href=&quot;M1550b_Hsueh2018_297.html&quot;&gt;Vue 297&lt;/a&gt;&lt;/th&gt;&lt;/tr&gt;" calcext:value-type="string">
            <text:p>&lt;tr&gt;&lt;th&gt;&lt;a class="page" href="M1550b_Hsueh2018_297.html"&gt;Vue 29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9]&amp;[.C299]&amp;[.D299]&amp;[.E299]&amp;[.F299]&amp;[.G299]&amp;[.H299]" office:value-type="string" office:string-value="&lt;img src=&quot;https://gallica.bnf.fr/ark:/12148/btv1b8624665r/f297.jpeg&quot;&gt;&lt;a class=&quot;page&quot; href=&quot;M1550b_Hsueh2018_296.html&quot;&gt;Vue précédente&lt;/a&gt; - &lt;a class=&quot;page&quot; href=&quot;M1550b_Hsueh2018_menu.html&quot;&gt;Menu&lt;/a&gt; - &lt;a class=&quot;page&quot; href=&quot;M1550b_Hsueh2018_298.html&quot;&gt;Vue suivante&lt;/a&gt;" calcext:value-type="string">
            <text:p>&lt;img src="https://gallica.bnf.fr/ark:/12148/btv1b8624665r/f297.jpeg"&gt;&lt;a class="page" href="M1550b_Hsueh2018_296.html"&gt;Vue précédente&lt;/a&gt; - &lt;a class="page" href="M1550b_Hsueh2018_menu.html"&gt;Menu&lt;/a&gt; - &lt;a class="page" href="M1550b_Hsueh2018_298.html"&gt;Vue suivante&lt;/a&gt;</text:p>
          </table:table-cell>
          <table:table-cell/>
          <table:table-cell table:style-name="ce19" table:formula="of:=&quot;&lt;tr&gt;&lt;th&gt;&quot;&amp;[.$A$1]&amp;[.G299]&amp;[.$M$1]&amp;&quot;Vue &quot;&amp;[.G299]&amp;&quot; (Marque d'imprimeur)&quot;&amp;&quot;&lt;/a&gt;&lt;/th&gt;&lt;/tr&gt;&quot;" office:value-type="string" office:string-value="&lt;tr&gt;&lt;th&gt;&lt;a class=&quot;page&quot; href=&quot;M1550b_Hsueh2018_298.html&quot;&gt;Vue 298 (Marque d'imprimeur)&lt;/a&gt;&lt;/th&gt;&lt;/tr&gt;" calcext:value-type="string">
            <text:p>&lt;tr&gt;&lt;th&gt;&lt;a class="page" href="M1550b_Hsueh2018_298.html"&gt;Vue 298 (Marque d'imprimeur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8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2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0]&amp;[.C300]&amp;[.D300]&amp;[.E300]&amp;[.F300]&amp;[.G300]&amp;[.H300]" office:value-type="string" office:string-value="&lt;img src=&quot;https://gallica.bnf.fr/ark:/12148/btv1b8624665r/f298.jpeg&quot;&gt;&lt;a class=&quot;page&quot; href=&quot;M1550b_Hsueh2018_297.html&quot;&gt;Vue précédente&lt;/a&gt; - &lt;a class=&quot;page&quot; href=&quot;M1550b_Hsueh2018_menu.html&quot;&gt;Menu&lt;/a&gt; - &lt;a class=&quot;page&quot; href=&quot;M1550b_Hsueh2018_299.html&quot;&gt;Vue suivante&lt;/a&gt;" calcext:value-type="string">
            <text:p>&lt;img src="https://gallica.bnf.fr/ark:/12148/btv1b8624665r/f298.jpeg"&gt;&lt;a class="page" href="M1550b_Hsueh2018_297.html"&gt;Vue précédente&lt;/a&gt; - &lt;a class="page" href="M1550b_Hsueh2018_menu.html"&gt;Menu&lt;/a&gt; - &lt;a class="page" href="M1550b_Hsueh2018_299.html"&gt;Vue suivante&lt;/a&gt;</text:p>
          </table:table-cell>
          <table:table-cell/>
          <table:table-cell table:style-name="ce19" table:formula="of:=&quot;&lt;tr&gt;&lt;th&gt;&quot;&amp;[.$A$1]&amp;[.G300]&amp;[.$M$1]&amp;&quot;Vue &quot;&amp;[.G300]&amp;&quot; (Garde blanche)&quot;&amp;&quot;&lt;/a&gt;&lt;/th&gt;&lt;/tr&gt;&quot;" office:value-type="string" office:string-value="&lt;tr&gt;&lt;th&gt;&lt;a class=&quot;page&quot; href=&quot;M1550b_Hsueh2018_299.html&quot;&gt;Vue 299 (Garde blanche)&lt;/a&gt;&lt;/th&gt;&lt;/tr&gt;" calcext:value-type="string">
            <text:p>&lt;tr&gt;&lt;th&gt;&lt;a class="page" href="M1550b_Hsueh2018_299.html"&gt;Vue 299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9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1]&amp;[.C301]&amp;[.D301]&amp;[.E301]&amp;[.F301]&amp;[.G301]&amp;[.H301]" office:value-type="string" office:string-value="&lt;img src=&quot;https://gallica.bnf.fr/ark:/12148/btv1b8624665r/f299.jpeg&quot;&gt;&lt;a class=&quot;page&quot; href=&quot;M1550b_Hsueh2018_298.html&quot;&gt;Vue précédente&lt;/a&gt; - &lt;a class=&quot;page&quot; href=&quot;M1550b_Hsueh2018_menu.html&quot;&gt;Menu&lt;/a&gt; - &lt;a class=&quot;page&quot; href=&quot;M1550b_Hsueh2018_300.html&quot;&gt;Vue suivante&lt;/a&gt;" calcext:value-type="string">
            <text:p>&lt;img src="https://gallica.bnf.fr/ark:/12148/btv1b8624665r/f299.jpeg"&gt;&lt;a class="page" href="M1550b_Hsueh2018_298.html"&gt;Vue précédente&lt;/a&gt; - &lt;a class="page" href="M1550b_Hsueh2018_menu.html"&gt;Menu&lt;/a&gt; - &lt;a class="page" href="M1550b_Hsueh2018_300.html"&gt;Vue suivante&lt;/a&gt;</text:p>
          </table:table-cell>
          <table:table-cell/>
          <table:table-cell table:style-name="ce19" table:formula="of:=&quot;&lt;tr&gt;&lt;th&gt;&quot;&amp;[.$A$1]&amp;[.G301]&amp;[.$M$1]&amp;&quot;Vue &quot;&amp;[.G301]&amp;&quot; (Garde blanche)&quot;&amp;&quot;&lt;/a&gt;&lt;/th&gt;&lt;/tr&gt;&quot;" office:value-type="string" office:string-value="&lt;tr&gt;&lt;th&gt;&lt;a class=&quot;page&quot; href=&quot;M1550b_Hsueh2018_300.html&quot;&gt;Vue 300 (Garde blanche)&lt;/a&gt;&lt;/th&gt;&lt;/tr&gt;" calcext:value-type="string">
            <text:p>&lt;tr&gt;&lt;th&gt;&lt;a class="page" href="M1550b_Hsueh2018_300.html"&gt;Vue 300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0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2]&amp;[.C302]&amp;[.D302]&amp;[.E302]&amp;[.F302]&amp;[.G302]&amp;[.H302]" office:value-type="string" office:string-value="&lt;img src=&quot;https://gallica.bnf.fr/ark:/12148/btv1b8624665r/f300.jpeg&quot;&gt;&lt;a class=&quot;page&quot; href=&quot;M1550b_Hsueh2018_299.html&quot;&gt;Vue précédente&lt;/a&gt; - &lt;a class=&quot;page&quot; href=&quot;M1550b_Hsueh2018_menu.html&quot;&gt;Menu&lt;/a&gt; - &lt;a class=&quot;page&quot; href=&quot;M1550b_Hsueh2018_301.html&quot;&gt;Vue suivante&lt;/a&gt;" calcext:value-type="string">
            <text:p>&lt;img src="https://gallica.bnf.fr/ark:/12148/btv1b8624665r/f300.jpeg"&gt;&lt;a class="page" href="M1550b_Hsueh2018_299.html"&gt;Vue précédente&lt;/a&gt; - &lt;a class="page" href="M1550b_Hsueh2018_menu.html"&gt;Menu&lt;/a&gt; - &lt;a class="page" href="M1550b_Hsueh2018_301.html"&gt;Vue suivante&lt;/a&gt;</text:p>
          </table:table-cell>
          <table:table-cell/>
          <table:table-cell table:style-name="ce19" table:formula="of:=&quot;&lt;tr&gt;&lt;th&gt;&quot;&amp;[.$A$1]&amp;[.G302]&amp;[.$M$1]&amp;&quot;Vue &quot;&amp;[.G302]&amp;&quot; (Garde blanche)&quot;&amp;&quot;&lt;/a&gt;&lt;/th&gt;&lt;/tr&gt;&quot;" office:value-type="string" office:string-value="&lt;tr&gt;&lt;th&gt;&lt;a class=&quot;page&quot; href=&quot;M1550b_Hsueh2018_301.html&quot;&gt;Vue 301 (Garde blanche)&lt;/a&gt;&lt;/th&gt;&lt;/tr&gt;" calcext:value-type="string">
            <text:p>&lt;tr&gt;&lt;th&gt;&lt;a class="page" href="M1550b_Hsueh2018_301.html"&gt;Vue 301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1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3]&amp;[.C303]&amp;[.D303]&amp;[.E303]&amp;[.F303]&amp;[.G303]&amp;[.H303]" office:value-type="string" office:string-value="&lt;img src=&quot;https://gallica.bnf.fr/ark:/12148/btv1b8624665r/f301.jpeg&quot;&gt;&lt;a class=&quot;page&quot; href=&quot;M1550b_Hsueh2018_300.html&quot;&gt;Vue précédente&lt;/a&gt; - &lt;a class=&quot;page&quot; href=&quot;M1550b_Hsueh2018_menu.html&quot;&gt;Menu&lt;/a&gt; - &lt;a class=&quot;page&quot; href=&quot;M1550b_Hsueh2018_302.html&quot;&gt;Vue suivante&lt;/a&gt;" calcext:value-type="string">
            <text:p>&lt;img src="https://gallica.bnf.fr/ark:/12148/btv1b8624665r/f301.jpeg"&gt;&lt;a class="page" href="M1550b_Hsueh2018_300.html"&gt;Vue précédente&lt;/a&gt; - &lt;a class="page" href="M1550b_Hsueh2018_menu.html"&gt;Menu&lt;/a&gt; - &lt;a class="page" href="M1550b_Hsueh2018_302.html"&gt;Vue suivante&lt;/a&gt;</text:p>
          </table:table-cell>
          <table:table-cell/>
          <table:table-cell table:style-name="ce19" table:formula="of:=&quot;&lt;tr&gt;&lt;th&gt;&quot;&amp;[.$A$1]&amp;[.G303]&amp;[.$M$1]&amp;&quot;Vue &quot;&amp;[.G303]&amp;&quot; (Garde blanche)&quot;&amp;&quot;&lt;/a&gt;&lt;/th&gt;&lt;/tr&gt;&quot;" office:value-type="string" office:string-value="&lt;tr&gt;&lt;th&gt;&lt;a class=&quot;page&quot; href=&quot;M1550b_Hsueh2018_302.html&quot;&gt;Vue 302 (Garde blanche)&lt;/a&gt;&lt;/th&gt;&lt;/tr&gt;" calcext:value-type="string">
            <text:p>&lt;tr&gt;&lt;th&gt;&lt;a class="page" href="M1550b_Hsueh2018_302.html"&gt;Vue 302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2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4]&amp;[.C304]&amp;[.D304]&amp;[.E304]&amp;[.F304]&amp;[.G304]&amp;[.H304]" office:value-type="string" office:string-value="&lt;img src=&quot;https://gallica.bnf.fr/ark:/12148/btv1b8624665r/f302.jpeg&quot;&gt;&lt;a class=&quot;page&quot; href=&quot;M1550b_Hsueh2018_301.html&quot;&gt;Vue précédente&lt;/a&gt; - &lt;a class=&quot;page&quot; href=&quot;M1550b_Hsueh2018_menu.html&quot;&gt;Menu&lt;/a&gt; - &lt;a class=&quot;page&quot; href=&quot;M1550b_Hsueh2018_303.html&quot;&gt;Vue suivante&lt;/a&gt;" calcext:value-type="string">
            <text:p>&lt;img src="https://gallica.bnf.fr/ark:/12148/btv1b8624665r/f302.jpeg"&gt;&lt;a class="page" href="M1550b_Hsueh2018_301.html"&gt;Vue précédente&lt;/a&gt; - &lt;a class="page" href="M1550b_Hsueh2018_menu.html"&gt;Menu&lt;/a&gt; - &lt;a class="page" href="M1550b_Hsueh2018_303.html"&gt;Vue suivante&lt;/a&gt;</text:p>
          </table:table-cell>
          <table:table-cell/>
          <table:table-cell table:style-name="ce19" table:formula="of:=&quot;&lt;tr&gt;&lt;th&gt;&quot;&amp;[.$A$1]&amp;[.G304]&amp;[.$M$1]&amp;&quot;Vue &quot;&amp;[.G304]&amp;&quot; (Garde blanche)&quot;&amp;&quot;&lt;/a&gt;&lt;/th&gt;&lt;/tr&gt;&quot;" office:value-type="string" office:string-value="&lt;tr&gt;&lt;th&gt;&lt;a class=&quot;page&quot; href=&quot;M1550b_Hsueh2018_303.html&quot;&gt;Vue 303 (Garde blanche)&lt;/a&gt;&lt;/th&gt;&lt;/tr&gt;" calcext:value-type="string">
            <text:p>&lt;tr&gt;&lt;th&gt;&lt;a class="page" href="M1550b_Hsueh2018_303.html"&gt;Vue 303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3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5]&amp;[.C305]&amp;[.D305]&amp;[.E305]&amp;[.F305]&amp;[.G305]&amp;[.H305]" office:value-type="string" office:string-value="&lt;img src=&quot;https://gallica.bnf.fr/ark:/12148/btv1b8624665r/f303.jpeg&quot;&gt;&lt;a class=&quot;page&quot; href=&quot;M1550b_Hsueh2018_302.html&quot;&gt;Vue précédente&lt;/a&gt; - &lt;a class=&quot;page&quot; href=&quot;M1550b_Hsueh2018_menu.html&quot;&gt;Menu&lt;/a&gt; - &lt;a class=&quot;page&quot; href=&quot;M1550b_Hsueh2018_304.html&quot;&gt;Vue suivante&lt;/a&gt;" calcext:value-type="string">
            <text:p>&lt;img src="https://gallica.bnf.fr/ark:/12148/btv1b8624665r/f303.jpeg"&gt;&lt;a class="page" href="M1550b_Hsueh2018_302.html"&gt;Vue précédente&lt;/a&gt; - &lt;a class="page" href="M1550b_Hsueh2018_menu.html"&gt;Menu&lt;/a&gt; - &lt;a class="page" href="M1550b_Hsueh2018_304.html"&gt;Vue suivante&lt;/a&gt;</text:p>
          </table:table-cell>
          <table:table-cell/>
          <table:table-cell table:style-name="ce19" table:formula="of:=&quot;&lt;tr&gt;&lt;th&gt;&quot;&amp;[.$A$1]&amp;[.G305]&amp;[.$M$1]&amp;&quot;Vue &quot;&amp;[.G305]&amp;&quot; (Garde blanche)&quot;&amp;&quot;&lt;/a&gt;&lt;/th&gt;&lt;/tr&gt;&quot;" office:value-type="string" office:string-value="&lt;tr&gt;&lt;th&gt;&lt;a class=&quot;page&quot; href=&quot;M1550b_Hsueh2018_304.html&quot;&gt;Vue 304 (Garde blanche)&lt;/a&gt;&lt;/th&gt;&lt;/tr&gt;" calcext:value-type="string">
            <text:p>&lt;tr&gt;&lt;th&gt;&lt;a class="page" href="M1550b_Hsueh2018_304.html"&gt;Vue 304 (Gard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4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6]&amp;[.C306]&amp;[.D306]&amp;[.E306]&amp;[.F306]&amp;[.G306]&amp;[.H306]" office:value-type="string" office:string-value="&lt;img src=&quot;https://gallica.bnf.fr/ark:/12148/btv1b8624665r/f304.jpeg&quot;&gt;&lt;a class=&quot;page&quot; href=&quot;M1550b_Hsueh2018_303.html&quot;&gt;Vue précédente&lt;/a&gt; - &lt;a class=&quot;page&quot; href=&quot;M1550b_Hsueh2018_menu.html&quot;&gt;Menu&lt;/a&gt; - &lt;a class=&quot;page&quot; href=&quot;M1550b_Hsueh2018_305.html&quot;&gt;Vue suivante&lt;/a&gt;" calcext:value-type="string">
            <text:p>&lt;img src="https://gallica.bnf.fr/ark:/12148/btv1b8624665r/f304.jpeg"&gt;&lt;a class="page" href="M1550b_Hsueh2018_303.html"&gt;Vue précédente&lt;/a&gt; - &lt;a class="page" href="M1550b_Hsueh2018_menu.html"&gt;Menu&lt;/a&gt; - &lt;a class="page" href="M1550b_Hsueh2018_305.html"&gt;Vue suivante&lt;/a&gt;</text:p>
          </table:table-cell>
          <table:table-cell/>
          <table:table-cell table:style-name="ce19" table:formula="of:=&quot;&lt;tr&gt;&lt;th&gt;&quot;&amp;[.$A$1]&amp;[.G306]&amp;[.$M$1]&amp;&quot;Vue &quot;&amp;[.G306]&amp;&quot; (Troisième de couverture)&quot;&amp;&quot;&lt;/a&gt;&lt;/th&gt;&lt;/tr&gt;&quot;" office:value-type="string" office:string-value="&lt;tr&gt;&lt;th&gt;&lt;a class=&quot;page&quot; href=&quot;M1550b_Hsueh2018_305.html&quot;&gt;Vue 305 (Troisième de couverture)&lt;/a&gt;&lt;/th&gt;&lt;/tr&gt;" calcext:value-type="string">
            <text:p>&lt;tr&gt;&lt;th&gt;&lt;a class="page" href="M1550b_Hsueh2018_305.html"&gt;Vue 305 (Troisième de couvertur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5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7]&amp;[.C307]&amp;[.D307]&amp;[.E307]&amp;[.F307]&amp;[.G307]&amp;[.H307]" office:value-type="string" office:string-value="&lt;img src=&quot;https://gallica.bnf.fr/ark:/12148/btv1b8624665r/f305.jpeg&quot;&gt;&lt;a class=&quot;page&quot; href=&quot;M1550b_Hsueh2018_304.html&quot;&gt;Vue précédente&lt;/a&gt; - &lt;a class=&quot;page&quot; href=&quot;M1550b_Hsueh2018_menu.html&quot;&gt;Menu&lt;/a&gt; - &lt;a class=&quot;page&quot; href=&quot;M1550b_Hsueh2018_306.html&quot;&gt;Vue suivante&lt;/a&gt;" calcext:value-type="string">
            <text:p>&lt;img src="https://gallica.bnf.fr/ark:/12148/btv1b8624665r/f305.jpeg"&gt;&lt;a class="page" href="M1550b_Hsueh2018_304.html"&gt;Vue précédente&lt;/a&gt; - &lt;a class="page" href="M1550b_Hsueh2018_menu.html"&gt;Menu&lt;/a&gt; - &lt;a class="page" href="M1550b_Hsueh2018_306.html"&gt;Vue suivante&lt;/a&gt;</text:p>
          </table:table-cell>
          <table:table-cell/>
          <table:table-cell table:style-name="ce19" table:formula="of:=&quot;&lt;tr&gt;&lt;th&gt;&quot;&amp;[.$A$1]&amp;[.G307]&amp;[.$M$1]&amp;&quot;Vue &quot;&amp;[.G307]&amp;&quot; (Quatrième de couverture)&quot;&amp;&quot;&lt;/a&gt;&lt;/th&gt;&lt;/tr&gt;&quot;" office:value-type="string" office:string-value="&lt;tr&gt;&lt;th&gt;&lt;a class=&quot;page&quot; href=&quot;M1550b_Hsueh2018_306.html&quot;&gt;Vue 306 (Quatrième de couverture)&lt;/a&gt;&lt;/th&gt;&lt;/tr&gt;" calcext:value-type="string">
            <text:p>&lt;tr&gt;&lt;th&gt;&lt;a class="page" href="M1550b_Hsueh2018_306.html"&gt;Vue 306 (Quatrième de couvertur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6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9" office:value-type="string" calcext:value-type="string">
            <text:p>3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8]&amp;[.C308]&amp;[.D308]&amp;[.E308]&amp;[.F308]&amp;[.G308]&amp;[.H308]" office:value-type="string" office:string-value="&lt;img src=&quot;https://gallica.bnf.fr/ark:/12148/btv1b8624665r/f306.jpeg&quot;&gt;&lt;a class=&quot;page&quot; href=&quot;M1550b_Hsueh2018_305.html&quot;&gt;Vue précédente&lt;/a&gt; - &lt;a class=&quot;page&quot; href=&quot;M1550b_Hsueh2018_menu.html&quot;&gt;Menu&lt;/a&gt; - &lt;a class=&quot;page&quot; href=&quot;M1550b_Hsueh2018_307.html&quot;&gt;Vue suivante&lt;/a&gt;" calcext:value-type="string">
            <text:p>&lt;img src="https://gallica.bnf.fr/ark:/12148/btv1b8624665r/f306.jpeg"&gt;&lt;a class="page" href="M1550b_Hsueh2018_305.html"&gt;Vue précédente&lt;/a&gt; - &lt;a class="page" href="M1550b_Hsueh2018_menu.html"&gt;Menu&lt;/a&gt; - &lt;a class="page" href="M1550b_Hsueh2018_307.html"&gt;Vue suivante&lt;/a&gt;</text:p>
          </table:table-cell>
          <table:table-cell table:style-name="ce22"/>
          <table:table-cell table:style-name="ce19" table:formula="of:=&quot;&lt;tr&gt;&lt;th&gt;&quot;&amp;[.$A$1]&amp;[.G308]&amp;[.$M$1]&amp;&quot;Vue &quot;&amp;[.G308]&amp;&quot; (Dos du livre)&quot;&amp;&quot;&lt;/a&gt;&lt;/th&gt;&lt;/tr&gt;&quot;" office:value-type="string" office:string-value="&lt;tr&gt;&lt;th&gt;&lt;a class=&quot;page&quot; href=&quot;M1550b_Hsueh2018_307.html&quot;&gt;Vue 307 (Dos du livre)&lt;/a&gt;&lt;/th&gt;&lt;/tr&gt;" calcext:value-type="string">
            <text:p>&lt;tr&gt;&lt;th&gt;&lt;a class="page" href="M1550b_Hsueh2018_307.html"&gt;Vue 307 (Dos du livr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7</text:p>
          </table:table-cell>
          <table:table-cell table:style-name="ce6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6</text:p>
          </table:table-cell>
          <table:table-cell table:style-name="ce26" office:value-type="string" calcext:value-type="string">
            <text:p>.html"&gt;Page précédente&lt;/a&gt; - &lt;a class="page" href="M1550b_Hsueh2018_menu.html"&gt;Menu&lt;/a&gt;</text:p>
          </table:table-cell>
          <table:table-cell table:style-name="ce9"/>
          <table:table-cell/>
          <table:table-cell table:style-name="ce42" table:formula="of:=[.B309]&amp;[.C309]&amp;[.D309]&amp;[.E309]&amp;[.F309]&amp;[.G309]&amp;[.H309]" office:value-type="string" office:string-value="&lt;img src=&quot;https://gallica.bnf.fr/ark:/12148/btv1b8624665r/f307.jpeg&quot;&gt;&lt;a class=&quot;page&quot; href=&quot;M1550b_Hsueh2018_306.html&quot;&gt;Page précédente&lt;/a&gt; - &lt;a class=&quot;page&quot; href=&quot;M1550b_Hsueh2018_menu.html&quot;&gt;Menu&lt;/a&gt;" calcext:value-type="string">
            <text:p>&lt;img src="https://gallica.bnf.fr/ark:/12148/btv1b8624665r/f307.jpeg"&gt;&lt;a class="page" href="M1550b_Hsueh2018_306.html"&gt;Page précédente&lt;/a&gt; - &lt;a class="page" href="M1550b_Hsueh2018_menu.html"&gt;Menu&lt;/a&gt;</text:p>
          </table:table-cell>
          <table:table-cell table:style-name="ce22" table:number-columns-repeated="2"/>
          <table:table-cell table:number-columns-repeated="2"/>
        </table:table-row>
        <table:table-row table:style-name="ro6" table:number-rows-repeated="2">
          <table:table-cell table:number-columns-repeated="2"/>
          <table:table-cell table:style-name="ce39"/>
          <table:table-cell table:style-name="ce6"/>
          <table:table-cell table:number-columns-repeated="2"/>
          <table:table-cell table:style-name="ce9"/>
          <table:table-cell table:number-columns-repeated="3"/>
          <table:table-cell table:style-name="ce22"/>
          <table:table-cell table:number-columns-repeated="2"/>
        </table:table-row>
        <table:table-row table:style-name="ro6" table:number-rows-repeated="9">
          <table:table-cell table:number-columns-repeated="6"/>
          <table:table-cell table:style-name="ce9"/>
          <table:table-cell table:number-columns-repeated="3"/>
          <table:table-cell table:style-name="ce22"/>
          <table:table-cell table:number-columns-repeated="2"/>
        </table:table-row>
        <table:table-row table:style-name="ro6" table:number-rows-repeated="2">
          <table:table-cell table:number-columns-repeated="6"/>
          <table:table-cell table:style-name="ce9"/>
          <table:table-cell table:number-columns-repeated="6"/>
        </table:table-row>
        <table:table-row table:style-name="ro6" table:number-rows-repeated="10482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1548pré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2"/>
        <table:table-column table:style-name="co2" table:number-columns-repeated="5" table:default-cell-style-name="Default"/>
        <table:table-column table:style-name="co3" table:default-cell-style-name="ce22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24" office:value-type="string" calcext:value-type="string">
            <text:p>&lt;a class="page" href="M1548préf_Hsueh2018_</text:p>
          </table:table-cell>
          <table:table-cell table:style-name="ce1" office:value-type="string" calcext:value-type="string" table:number-columns-spanned="3" table:number-rows-spanned="1">
            <text:p>jpeg</text:p>
          </table:table-cell>
          <table:covered-table-cell table:style-name="ce29"/>
          <table:covered-table-cell table:style-name="ce3"/>
          <table:table-cell table:style-name="ce12" office:value-type="string" calcext:value-type="string" table:number-columns-spanned="2" table:number-rows-spanned="1">
            <text:p>précédent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uivante</text:p>
          </table:table-cell>
          <table:covered-table-cell table:style-name="ce10"/>
          <table:table-cell table:style-name="ce1" office:value-type="string" calcext:value-type="string">
            <text:p>combinaison</text:p>
          </table:table-cell>
          <table:table-cell/>
          <table:table-cell table:style-name="ce12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table:style-name="ce24" office:value-type="string" calcext:value-type="string">
            <text:p>.png"&gt;&lt;a class="page" href="M1548préf_Hsueh2018__</text:p>
          </table:table-cell>
          <table:table-cell table:style-name="ce24" office:value-type="string" calcext:value-type="string">
            <text:p><text:span text:style-name="T1">&lt;img src="</text:span><text:span text:style-name="T1"><text:a xlink:href="https://ch-hsueh.github.io/typemes-Meigret/facs/M1548/" xlink:type="simple">https://ch-hsueh.github.io/typemes-Meigret/facs/M1548/</text:a></text:span></text:p>
          </table:table-cell>
          <table:table-cell table:style-name="ce4"/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menu</text:p>
          </table:table-cell>
          <table:table-cell table:style-name="ce24" office:value-type="string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41"/>
          <table:table-cell table:style-name="ce2"/>
          <table:table-cell table:style-name="ce19" table:formula="of:=&quot;&lt;tr&gt;&lt;th&gt;&quot;&amp;[.$A$1]&amp;[.G2]&amp;[.$M$1]&amp;&quot;Vue &quot;&amp;[.G2]&amp;&quot;&lt;/a&gt;&lt;/th&gt;&lt;/tr&gt;&quot;" office:value-type="string" office:string-value="&lt;tr&gt;&lt;th&gt;&lt;a class=&quot;page&quot; href=&quot;M1548préf_Hsueh2018_1.html&quot;&gt;Vue 1&lt;/a&gt;&lt;/th&gt;&lt;/tr&gt;" calcext:value-type="string">
            <text:p>&lt;tr&gt;&lt;th&gt;&lt;a class="page" href="M1548préf_Hsueh2018_1.html"&gt;Vue 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0" office:value-type="string" calcext:value-type="string">
            <text:p>1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]&amp;[.C3]&amp;[.D3]&amp;[.E3]&amp;[.F3]&amp;[.G3]&amp;[.H3]" office:value-type="string" office:string-value="&lt;img src=&quot;https://ch-hsueh.github.io/typemes-Meigret/facs/M1548/1.png&quot;&gt;&lt;a class=&quot;page&quot; href=&quot;M1548préf_Hsueh2018__menu.html&quot;&gt;Vue précédente&lt;/a&gt; - &lt;a class=&quot;page&quot; href=&quot;M1548préf_Hsueh2018__menu.html&quot;&gt;Menu&lt;/a&gt; - &lt;a class=&quot;page&quot; href=&quot;M1548préf_Hsueh2018__2.html&quot;&gt;Vue suivante&lt;/a&gt;" calcext:value-type="string">
            <text:p>&lt;img src="https://ch-hsueh.github.io/typemes-Meigret/facs/M1548/1.png"&gt;&lt;a class="page" href="M1548préf_Hsueh2018__menu.html"&gt;Vue précédente&lt;/a&gt; - &lt;a class="page" href="M1548préf_Hsueh2018__menu.html"&gt;Menu&lt;/a&gt; - &lt;a class="page" href="M1548préf_Hsueh2018__2.html"&gt;Vue suivante&lt;/a&gt;</text:p>
          </table:table-cell>
          <table:table-cell/>
          <table:table-cell table:style-name="ce19" table:formula="of:=&quot;&lt;tr&gt;&lt;th&gt;&quot;&amp;[.$A$1]&amp;[.G3]&amp;[.$M$1]&amp;&quot;Vue &quot;&amp;[.G3]&amp;&quot; (Page blanche)&quot;&amp;&quot;&lt;/a&gt;&lt;/th&gt;&lt;/tr&gt;&quot;" office:value-type="string" office:string-value="&lt;tr&gt;&lt;th&gt;&lt;a class=&quot;page&quot; href=&quot;M1548préf_Hsueh2018_2.html&quot;&gt;Vue 2 (Page blanche)&lt;/a&gt;&lt;/th&gt;&lt;/tr&gt;" calcext:value-type="string">
            <text:p>&lt;tr&gt;&lt;th&gt;&lt;a class="page" href="M1548préf_Hsueh2018_2.html"&gt;Vue 2 (Page blanch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2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]&amp;[.C4]&amp;[.D4]&amp;[.E4]&amp;[.F4]&amp;[.G4]&amp;[.H4]" office:value-type="string" office:string-value="&lt;img src=&quot;https://ch-hsueh.github.io/typemes-Meigret/facs/M1548/2.png&quot;&gt;&lt;a class=&quot;page&quot; href=&quot;M1548préf_Hsueh2018__1.html&quot;&gt;Vue précédente&lt;/a&gt; - &lt;a class=&quot;page&quot; href=&quot;M1548préf_Hsueh2018__menu.html&quot;&gt;Menu&lt;/a&gt; - &lt;a class=&quot;page&quot; href=&quot;M1548préf_Hsueh2018__3.html&quot;&gt;Vue suivante&lt;/a&gt;" calcext:value-type="string">
            <text:p>&lt;img src="https://ch-hsueh.github.io/typemes-Meigret/facs/M1548/2.png"&gt;&lt;a class="page" href="M1548préf_Hsueh2018__1.html"&gt;Vue précédente&lt;/a&gt; - &lt;a class="page" href="M1548préf_Hsueh2018__menu.html"&gt;Menu&lt;/a&gt; - &lt;a class="page" href="M1548préf_Hsueh2018__3.html"&gt;Vue suivante&lt;/a&gt;</text:p>
          </table:table-cell>
          <table:table-cell/>
          <table:table-cell table:style-name="ce19" table:formula="of:=&quot;&lt;tr&gt;&lt;th&gt;&quot;&amp;[.$A$1]&amp;[.G4]&amp;[.$M$1]&amp;&quot;Vue &quot;&amp;[.G4]&amp;&quot;&lt;/a&gt;&lt;/th&gt;&lt;/tr&gt;&quot;" office:value-type="string" office:string-value="&lt;tr&gt;&lt;th&gt;&lt;a class=&quot;page&quot; href=&quot;M1548préf_Hsueh2018_3.html&quot;&gt;Vue 3&lt;/a&gt;&lt;/th&gt;&lt;/tr&gt;" calcext:value-type="string">
            <text:p>&lt;tr&gt;&lt;th&gt;&lt;a class="page" href="M1548préf_Hsueh2018_3.html"&gt;Vue 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3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]&amp;[.C5]&amp;[.D5]&amp;[.E5]&amp;[.F5]&amp;[.G5]&amp;[.H5]" office:value-type="string" office:string-value="&lt;img src=&quot;https://ch-hsueh.github.io/typemes-Meigret/facs/M1548/3.png&quot;&gt;&lt;a class=&quot;page&quot; href=&quot;M1548préf_Hsueh2018__2.html&quot;&gt;Vue précédente&lt;/a&gt; - &lt;a class=&quot;page&quot; href=&quot;M1548préf_Hsueh2018__menu.html&quot;&gt;Menu&lt;/a&gt; - &lt;a class=&quot;page&quot; href=&quot;M1548préf_Hsueh2018__4.html&quot;&gt;Vue suivante&lt;/a&gt;" calcext:value-type="string">
            <text:p>&lt;img src="https://ch-hsueh.github.io/typemes-Meigret/facs/M1548/3.png"&gt;&lt;a class="page" href="M1548préf_Hsueh2018__2.html"&gt;Vue précédente&lt;/a&gt; - &lt;a class="page" href="M1548préf_Hsueh2018__menu.html"&gt;Menu&lt;/a&gt; - &lt;a class="page" href="M1548préf_Hsueh2018__4.html"&gt;Vue suivante&lt;/a&gt;</text:p>
          </table:table-cell>
          <table:table-cell/>
          <table:table-cell table:style-name="ce19" table:formula="of:=&quot;&lt;tr&gt;&lt;th&gt;&quot;&amp;[.$A$1]&amp;[.G5]&amp;[.$M$1]&amp;&quot;Vue &quot;&amp;[.G5]&amp;&quot;&lt;/a&gt;&lt;/th&gt;&lt;/tr&gt;&quot;" office:value-type="string" office:string-value="&lt;tr&gt;&lt;th&gt;&lt;a class=&quot;page&quot; href=&quot;M1548préf_Hsueh2018_4.html&quot;&gt;Vue 4&lt;/a&gt;&lt;/th&gt;&lt;/tr&gt;" calcext:value-type="string">
            <text:p>&lt;tr&gt;&lt;th&gt;&lt;a class="page" href="M1548préf_Hsueh2018_4.html"&gt;Vue 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4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]&amp;[.C6]&amp;[.D6]&amp;[.E6]&amp;[.F6]&amp;[.G6]&amp;[.H6]" office:value-type="string" office:string-value="&lt;img src=&quot;https://ch-hsueh.github.io/typemes-Meigret/facs/M1548/4.png&quot;&gt;&lt;a class=&quot;page&quot; href=&quot;M1548préf_Hsueh2018__3.html&quot;&gt;Vue précédente&lt;/a&gt; - &lt;a class=&quot;page&quot; href=&quot;M1548préf_Hsueh2018__menu.html&quot;&gt;Menu&lt;/a&gt; - &lt;a class=&quot;page&quot; href=&quot;M1548préf_Hsueh2018__5.html&quot;&gt;Vue suivante&lt;/a&gt;" calcext:value-type="string">
            <text:p>&lt;img src="https://ch-hsueh.github.io/typemes-Meigret/facs/M1548/4.png"&gt;&lt;a class="page" href="M1548préf_Hsueh2018__3.html"&gt;Vue précédente&lt;/a&gt; - &lt;a class="page" href="M1548préf_Hsueh2018__menu.html"&gt;Menu&lt;/a&gt; - &lt;a class="page" href="M1548préf_Hsueh2018__5.html"&gt;Vue suivante&lt;/a&gt;</text:p>
          </table:table-cell>
          <table:table-cell/>
          <table:table-cell table:style-name="ce19" table:formula="of:=&quot;&lt;tr&gt;&lt;th&gt;&quot;&amp;[.$A$1]&amp;[.G6]&amp;[.$M$1]&amp;&quot;Vue &quot;&amp;[.G6]&amp;&quot;&lt;/a&gt;&lt;/th&gt;&lt;/tr&gt;&quot;" office:value-type="string" office:string-value="&lt;tr&gt;&lt;th&gt;&lt;a class=&quot;page&quot; href=&quot;M1548préf_Hsueh2018_5.html&quot;&gt;Vue 5&lt;/a&gt;&lt;/th&gt;&lt;/tr&gt;" calcext:value-type="string">
            <text:p>&lt;tr&gt;&lt;th&gt;&lt;a class="page" href="M1548préf_Hsueh2018_5.html"&gt;Vue 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5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]&amp;[.C7]&amp;[.D7]&amp;[.E7]&amp;[.F7]&amp;[.G7]&amp;[.H7]" office:value-type="string" office:string-value="&lt;img src=&quot;https://ch-hsueh.github.io/typemes-Meigret/facs/M1548/5.png&quot;&gt;&lt;a class=&quot;page&quot; href=&quot;M1548préf_Hsueh2018__4.html&quot;&gt;Vue précédente&lt;/a&gt; - &lt;a class=&quot;page&quot; href=&quot;M1548préf_Hsueh2018__menu.html&quot;&gt;Menu&lt;/a&gt; - &lt;a class=&quot;page&quot; href=&quot;M1548préf_Hsueh2018__6.html&quot;&gt;Vue suivante&lt;/a&gt;" calcext:value-type="string">
            <text:p>&lt;img src="https://ch-hsueh.github.io/typemes-Meigret/facs/M1548/5.png"&gt;&lt;a class="page" href="M1548préf_Hsueh2018__4.html"&gt;Vue précédente&lt;/a&gt; - &lt;a class="page" href="M1548préf_Hsueh2018__menu.html"&gt;Menu&lt;/a&gt; - &lt;a class="page" href="M1548préf_Hsueh2018__6.html"&gt;Vue suivante&lt;/a&gt;</text:p>
          </table:table-cell>
          <table:table-cell/>
          <table:table-cell table:style-name="ce19" table:formula="of:=&quot;&lt;tr&gt;&lt;th&gt;&quot;&amp;[.$A$1]&amp;[.G7]&amp;[.$M$1]&amp;&quot;Vue &quot;&amp;[.G7]&amp;&quot;&lt;/a&gt;&lt;/th&gt;&lt;/tr&gt;&quot;" office:value-type="string" office:string-value="&lt;tr&gt;&lt;th&gt;&lt;a class=&quot;page&quot; href=&quot;M1548préf_Hsueh2018_6.html&quot;&gt;Vue 6&lt;/a&gt;&lt;/th&gt;&lt;/tr&gt;" calcext:value-type="string">
            <text:p>&lt;tr&gt;&lt;th&gt;&lt;a class="page" href="M1548préf_Hsueh2018_6.html"&gt;Vue 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6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]&amp;[.C8]&amp;[.D8]&amp;[.E8]&amp;[.F8]&amp;[.G8]&amp;[.H8]" office:value-type="string" office:string-value="&lt;img src=&quot;https://ch-hsueh.github.io/typemes-Meigret/facs/M1548/6.png&quot;&gt;&lt;a class=&quot;page&quot; href=&quot;M1548préf_Hsueh2018__5.html&quot;&gt;Vue précédente&lt;/a&gt; - &lt;a class=&quot;page&quot; href=&quot;M1548préf_Hsueh2018__menu.html&quot;&gt;Menu&lt;/a&gt; - &lt;a class=&quot;page&quot; href=&quot;M1548préf_Hsueh2018__7.html&quot;&gt;Vue suivante&lt;/a&gt;" calcext:value-type="string">
            <text:p>&lt;img src="https://ch-hsueh.github.io/typemes-Meigret/facs/M1548/6.png"&gt;&lt;a class="page" href="M1548préf_Hsueh2018__5.html"&gt;Vue précédente&lt;/a&gt; - &lt;a class="page" href="M1548préf_Hsueh2018__menu.html"&gt;Menu&lt;/a&gt; - &lt;a class="page" href="M1548préf_Hsueh2018__7.html"&gt;Vue suivante&lt;/a&gt;</text:p>
          </table:table-cell>
          <table:table-cell/>
          <table:table-cell table:style-name="ce19" table:formula="of:=&quot;&lt;tr&gt;&lt;th&gt;&quot;&amp;[.$A$1]&amp;[.G8]&amp;[.$M$1]&amp;&quot;Vue &quot;&amp;[.G8]&amp;&quot;&lt;/a&gt;&lt;/th&gt;&lt;/tr&gt;&quot;" office:value-type="string" office:string-value="&lt;tr&gt;&lt;th&gt;&lt;a class=&quot;page&quot; href=&quot;M1548préf_Hsueh2018_7.html&quot;&gt;Vue 7&lt;/a&gt;&lt;/th&gt;&lt;/tr&gt;" calcext:value-type="string">
            <text:p>&lt;tr&gt;&lt;th&gt;&lt;a class="page" href="M1548préf_Hsueh2018_7.html"&gt;Vue 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7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]&amp;[.C9]&amp;[.D9]&amp;[.E9]&amp;[.F9]&amp;[.G9]&amp;[.H9]" office:value-type="string" office:string-value="&lt;img src=&quot;https://ch-hsueh.github.io/typemes-Meigret/facs/M1548/7.png&quot;&gt;&lt;a class=&quot;page&quot; href=&quot;M1548préf_Hsueh2018__6.html&quot;&gt;Vue précédente&lt;/a&gt; - &lt;a class=&quot;page&quot; href=&quot;M1548préf_Hsueh2018__menu.html&quot;&gt;Menu&lt;/a&gt; - &lt;a class=&quot;page&quot; href=&quot;M1548préf_Hsueh2018__8.html&quot;&gt;Vue suivante&lt;/a&gt;" calcext:value-type="string">
            <text:p>&lt;img src="https://ch-hsueh.github.io/typemes-Meigret/facs/M1548/7.png"&gt;&lt;a class="page" href="M1548préf_Hsueh2018__6.html"&gt;Vue précédente&lt;/a&gt; - &lt;a class="page" href="M1548préf_Hsueh2018__menu.html"&gt;Menu&lt;/a&gt; - &lt;a class="page" href="M1548préf_Hsueh2018__8.html"&gt;Vue suivante&lt;/a&gt;</text:p>
          </table:table-cell>
          <table:table-cell/>
          <table:table-cell table:style-name="ce19" table:formula="of:=&quot;&lt;tr&gt;&lt;th&gt;&quot;&amp;[.$A$1]&amp;[.G9]&amp;[.$M$1]&amp;&quot;Vue &quot;&amp;[.G9]&amp;&quot;&lt;/a&gt;&lt;/th&gt;&lt;/tr&gt;&quot;" office:value-type="string" office:string-value="&lt;tr&gt;&lt;th&gt;&lt;a class=&quot;page&quot; href=&quot;M1548préf_Hsueh2018_8.html&quot;&gt;Vue 8&lt;/a&gt;&lt;/th&gt;&lt;/tr&gt;" calcext:value-type="string">
            <text:p>&lt;tr&gt;&lt;th&gt;&lt;a class="page" href="M1548préf_Hsueh2018_8.html"&gt;Vue 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8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]&amp;[.C10]&amp;[.D10]&amp;[.E10]&amp;[.F10]&amp;[.G10]&amp;[.H10]" office:value-type="string" office:string-value="&lt;img src=&quot;https://ch-hsueh.github.io/typemes-Meigret/facs/M1548/8.png&quot;&gt;&lt;a class=&quot;page&quot; href=&quot;M1548préf_Hsueh2018__7.html&quot;&gt;Vue précédente&lt;/a&gt; - &lt;a class=&quot;page&quot; href=&quot;M1548préf_Hsueh2018__menu.html&quot;&gt;Menu&lt;/a&gt; - &lt;a class=&quot;page&quot; href=&quot;M1548préf_Hsueh2018__9.html&quot;&gt;Vue suivante&lt;/a&gt;" calcext:value-type="string">
            <text:p>&lt;img src="https://ch-hsueh.github.io/typemes-Meigret/facs/M1548/8.png"&gt;&lt;a class="page" href="M1548préf_Hsueh2018__7.html"&gt;Vue précédente&lt;/a&gt; - &lt;a class="page" href="M1548préf_Hsueh2018__menu.html"&gt;Menu&lt;/a&gt; - &lt;a class="page" href="M1548préf_Hsueh2018__9.html"&gt;Vue suivante&lt;/a&gt;</text:p>
          </table:table-cell>
          <table:table-cell/>
          <table:table-cell table:style-name="ce19" table:formula="of:=&quot;&lt;tr&gt;&lt;th&gt;&quot;&amp;[.$A$1]&amp;[.G10]&amp;[.$M$1]&amp;&quot;Vue &quot;&amp;[.G10]&amp;&quot;&lt;/a&gt;&lt;/th&gt;&lt;/tr&gt;&quot;" office:value-type="string" office:string-value="&lt;tr&gt;&lt;th&gt;&lt;a class=&quot;page&quot; href=&quot;M1548préf_Hsueh2018_9.html&quot;&gt;Vue 9&lt;/a&gt;&lt;/th&gt;&lt;/tr&gt;" calcext:value-type="string">
            <text:p>&lt;tr&gt;&lt;th&gt;&lt;a class="page" href="M1548préf_Hsueh2018_9.html"&gt;Vue 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9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]&amp;[.C11]&amp;[.D11]&amp;[.E11]&amp;[.F11]&amp;[.G11]&amp;[.H11]" office:value-type="string" office:string-value="&lt;img src=&quot;https://ch-hsueh.github.io/typemes-Meigret/facs/M1548/9.png&quot;&gt;&lt;a class=&quot;page&quot; href=&quot;M1548préf_Hsueh2018__8.html&quot;&gt;Vue précédente&lt;/a&gt; - &lt;a class=&quot;page&quot; href=&quot;M1548préf_Hsueh2018__menu.html&quot;&gt;Menu&lt;/a&gt; - &lt;a class=&quot;page&quot; href=&quot;M1548préf_Hsueh2018__10.html&quot;&gt;Vue suivante&lt;/a&gt;" calcext:value-type="string">
            <text:p>&lt;img src="https://ch-hsueh.github.io/typemes-Meigret/facs/M1548/9.png"&gt;&lt;a class="page" href="M1548préf_Hsueh2018__8.html"&gt;Vue précédente&lt;/a&gt; - &lt;a class="page" href="M1548préf_Hsueh2018__menu.html"&gt;Menu&lt;/a&gt; - &lt;a class="page" href="M1548préf_Hsueh2018__10.html"&gt;Vue suivante&lt;/a&gt;</text:p>
          </table:table-cell>
          <table:table-cell/>
          <table:table-cell table:style-name="ce19" table:formula="of:=&quot;&lt;tr&gt;&lt;th&gt;&quot;&amp;[.$A$1]&amp;[.G11]&amp;[.$M$1]&amp;&quot;Vue &quot;&amp;[.G11]&amp;&quot;&lt;/a&gt;&lt;/th&gt;&lt;/tr&gt;&quot;" office:value-type="string" office:string-value="&lt;tr&gt;&lt;th&gt;&lt;a class=&quot;page&quot; href=&quot;M1548préf_Hsueh2018_10.html&quot;&gt;Vue 10&lt;/a&gt;&lt;/th&gt;&lt;/tr&gt;" calcext:value-type="string">
            <text:p>&lt;tr&gt;&lt;th&gt;&lt;a class="page" href="M1548préf_Hsueh2018_10.html"&gt;Vue 1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10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]&amp;[.C12]&amp;[.D12]&amp;[.E12]&amp;[.F12]&amp;[.G12]&amp;[.H12]" office:value-type="string" office:string-value="&lt;img src=&quot;https://ch-hsueh.github.io/typemes-Meigret/facs/M1548/10.png&quot;&gt;&lt;a class=&quot;page&quot; href=&quot;M1548préf_Hsueh2018__9.html&quot;&gt;Vue précédente&lt;/a&gt; - &lt;a class=&quot;page&quot; href=&quot;M1548préf_Hsueh2018__menu.html&quot;&gt;Menu&lt;/a&gt; - &lt;a class=&quot;page&quot; href=&quot;M1548préf_Hsueh2018__11.html&quot;&gt;Vue suivante&lt;/a&gt;" calcext:value-type="string">
            <text:p>&lt;img src="https://ch-hsueh.github.io/typemes-Meigret/facs/M1548/10.png"&gt;&lt;a class="page" href="M1548préf_Hsueh2018__9.html"&gt;Vue précédente&lt;/a&gt; - &lt;a class="page" href="M1548préf_Hsueh2018__menu.html"&gt;Menu&lt;/a&gt; - &lt;a class="page" href="M1548préf_Hsueh2018__11.html"&gt;Vue suivante&lt;/a&gt;</text:p>
          </table:table-cell>
          <table:table-cell/>
          <table:table-cell table:style-name="ce19" table:formula="of:=&quot;&lt;tr&gt;&lt;th&gt;&quot;&amp;[.$A$1]&amp;[.G12]&amp;[.$M$1]&amp;&quot;Vue &quot;&amp;[.G12]&amp;&quot;&lt;/a&gt;&lt;/th&gt;&lt;/tr&gt;&quot;" office:value-type="string" office:string-value="&lt;tr&gt;&lt;th&gt;&lt;a class=&quot;page&quot; href=&quot;M1548préf_Hsueh2018_11.html&quot;&gt;Vue 11&lt;/a&gt;&lt;/th&gt;&lt;/tr&gt;" calcext:value-type="string">
            <text:p>&lt;tr&gt;&lt;th&gt;&lt;a class="page" href="M1548préf_Hsueh2018_11.html"&gt;Vue 1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11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]&amp;[.C13]&amp;[.D13]&amp;[.E13]&amp;[.F13]&amp;[.G13]&amp;[.H13]" office:value-type="string" office:string-value="&lt;img src=&quot;https://ch-hsueh.github.io/typemes-Meigret/facs/M1548/11.png&quot;&gt;&lt;a class=&quot;page&quot; href=&quot;M1548préf_Hsueh2018__10.html&quot;&gt;Vue précédente&lt;/a&gt; - &lt;a class=&quot;page&quot; href=&quot;M1548préf_Hsueh2018__menu.html&quot;&gt;Menu&lt;/a&gt; - &lt;a class=&quot;page&quot; href=&quot;M1548préf_Hsueh2018__12.html&quot;&gt;Vue suivante&lt;/a&gt;" calcext:value-type="string">
            <text:p>&lt;img src="https://ch-hsueh.github.io/typemes-Meigret/facs/M1548/11.png"&gt;&lt;a class="page" href="M1548préf_Hsueh2018__10.html"&gt;Vue précédente&lt;/a&gt; - &lt;a class="page" href="M1548préf_Hsueh2018__menu.html"&gt;Menu&lt;/a&gt; - &lt;a class="page" href="M1548préf_Hsueh2018__12.html"&gt;Vue suivante&lt;/a&gt;</text:p>
          </table:table-cell>
          <table:table-cell/>
          <table:table-cell table:style-name="ce19" table:formula="of:=&quot;&lt;tr&gt;&lt;th&gt;&quot;&amp;[.$A$1]&amp;[.G13]&amp;[.$M$1]&amp;&quot;Vue &quot;&amp;[.G13]&amp;&quot;&lt;/a&gt;&lt;/th&gt;&lt;/tr&gt;&quot;" office:value-type="string" office:string-value="&lt;tr&gt;&lt;th&gt;&lt;a class=&quot;page&quot; href=&quot;M1548préf_Hsueh2018_12.html&quot;&gt;Vue 12&lt;/a&gt;&lt;/th&gt;&lt;/tr&gt;" calcext:value-type="string">
            <text:p>&lt;tr&gt;&lt;th&gt;&lt;a class="page" href="M1548préf_Hsueh2018_12.html"&gt;Vue 1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12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]&amp;[.C14]&amp;[.D14]&amp;[.E14]&amp;[.F14]&amp;[.G14]&amp;[.H14]" office:value-type="string" office:string-value="&lt;img src=&quot;https://ch-hsueh.github.io/typemes-Meigret/facs/M1548/12.png&quot;&gt;&lt;a class=&quot;page&quot; href=&quot;M1548préf_Hsueh2018__11.html&quot;&gt;Vue précédente&lt;/a&gt; - &lt;a class=&quot;page&quot; href=&quot;M1548préf_Hsueh2018__menu.html&quot;&gt;Menu&lt;/a&gt; - &lt;a class=&quot;page&quot; href=&quot;M1548préf_Hsueh2018__13.html&quot;&gt;Vue suivante&lt;/a&gt;" calcext:value-type="string">
            <text:p>&lt;img src="https://ch-hsueh.github.io/typemes-Meigret/facs/M1548/12.png"&gt;&lt;a class="page" href="M1548préf_Hsueh2018__11.html"&gt;Vue précédente&lt;/a&gt; - &lt;a class="page" href="M1548préf_Hsueh2018__menu.html"&gt;Menu&lt;/a&gt; - &lt;a class="page" href="M1548préf_Hsueh2018__13.html"&gt;Vue suivante&lt;/a&gt;</text:p>
          </table:table-cell>
          <table:table-cell/>
          <table:table-cell table:style-name="ce19" table:formula="of:=&quot;&lt;tr&gt;&lt;th&gt;&quot;&amp;[.$A$1]&amp;[.G14]&amp;[.$M$1]&amp;&quot;Vue &quot;&amp;[.G14]&amp;&quot;&lt;/a&gt;&lt;/th&gt;&lt;/tr&gt;&quot;" office:value-type="string" office:string-value="&lt;tr&gt;&lt;th&gt;&lt;a class=&quot;page&quot; href=&quot;M1548préf_Hsueh2018_13.html&quot;&gt;Vue 13&lt;/a&gt;&lt;/th&gt;&lt;/tr&gt;" calcext:value-type="string">
            <text:p>&lt;tr&gt;&lt;th&gt;&lt;a class="page" href="M1548préf_Hsueh2018_13.html"&gt;Vue 1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13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]&amp;[.C15]&amp;[.D15]&amp;[.E15]&amp;[.F15]&amp;[.G15]&amp;[.H15]" office:value-type="string" office:string-value="&lt;img src=&quot;https://ch-hsueh.github.io/typemes-Meigret/facs/M1548/13.png&quot;&gt;&lt;a class=&quot;page&quot; href=&quot;M1548préf_Hsueh2018__12.html&quot;&gt;Vue précédente&lt;/a&gt; - &lt;a class=&quot;page&quot; href=&quot;M1548préf_Hsueh2018__menu.html&quot;&gt;Menu&lt;/a&gt; - &lt;a class=&quot;page&quot; href=&quot;M1548préf_Hsueh2018__14.html&quot;&gt;Vue suivante&lt;/a&gt;" calcext:value-type="string">
            <text:p>&lt;img src="https://ch-hsueh.github.io/typemes-Meigret/facs/M1548/13.png"&gt;&lt;a class="page" href="M1548préf_Hsueh2018__12.html"&gt;Vue précédente&lt;/a&gt; - &lt;a class="page" href="M1548préf_Hsueh2018__menu.html"&gt;Menu&lt;/a&gt; - &lt;a class="page" href="M1548préf_Hsueh2018__14.html"&gt;Vue suivante&lt;/a&gt;</text:p>
          </table:table-cell>
          <table:table-cell/>
          <table:table-cell table:style-name="ce19" table:formula="of:=&quot;&lt;tr&gt;&lt;th&gt;&quot;&amp;[.$A$1]&amp;[.G15]&amp;[.$M$1]&amp;&quot;Vue &quot;&amp;[.G15]&amp;&quot;&lt;/a&gt;&lt;/th&gt;&lt;/tr&gt;&quot;" office:value-type="string" office:string-value="&lt;tr&gt;&lt;th&gt;&lt;a class=&quot;page&quot; href=&quot;M1548préf_Hsueh2018_14.html&quot;&gt;Vue 14&lt;/a&gt;&lt;/th&gt;&lt;/tr&gt;" calcext:value-type="string">
            <text:p>&lt;tr&gt;&lt;th&gt;&lt;a class="page" href="M1548préf_Hsueh2018_14.html"&gt;Vue 1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14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]&amp;[.C16]&amp;[.D16]&amp;[.E16]&amp;[.F16]&amp;[.G16]&amp;[.H16]" office:value-type="string" office:string-value="&lt;img src=&quot;https://ch-hsueh.github.io/typemes-Meigret/facs/M1548/14.png&quot;&gt;&lt;a class=&quot;page&quot; href=&quot;M1548préf_Hsueh2018__13.html&quot;&gt;Vue précédente&lt;/a&gt; - &lt;a class=&quot;page&quot; href=&quot;M1548préf_Hsueh2018__menu.html&quot;&gt;Menu&lt;/a&gt; - &lt;a class=&quot;page&quot; href=&quot;M1548préf_Hsueh2018__15.html&quot;&gt;Vue suivante&lt;/a&gt;" calcext:value-type="string">
            <text:p>&lt;img src="https://ch-hsueh.github.io/typemes-Meigret/facs/M1548/14.png"&gt;&lt;a class="page" href="M1548préf_Hsueh2018__13.html"&gt;Vue précédente&lt;/a&gt; - &lt;a class="page" href="M1548préf_Hsueh2018__menu.html"&gt;Menu&lt;/a&gt; - &lt;a class="page" href="M1548préf_Hsueh2018__15.html"&gt;Vue suivante&lt;/a&gt;</text:p>
          </table:table-cell>
          <table:table-cell/>
          <table:table-cell table:style-name="ce19" table:formula="of:=&quot;&lt;tr&gt;&lt;th&gt;&quot;&amp;[.$A$1]&amp;[.G16]&amp;[.$M$1]&amp;&quot;Vue &quot;&amp;[.G16]&amp;&quot;&lt;/a&gt;&lt;/th&gt;&lt;/tr&gt;&quot;" office:value-type="string" office:string-value="&lt;tr&gt;&lt;th&gt;&lt;a class=&quot;page&quot; href=&quot;M1548préf_Hsueh2018_15.html&quot;&gt;Vue 15&lt;/a&gt;&lt;/th&gt;&lt;/tr&gt;" calcext:value-type="string">
            <text:p>&lt;tr&gt;&lt;th&gt;&lt;a class="page" href="M1548préf_Hsueh2018_15.html"&gt;Vue 1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15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]&amp;[.C17]&amp;[.D17]&amp;[.E17]&amp;[.F17]&amp;[.G17]&amp;[.H17]" office:value-type="string" office:string-value="&lt;img src=&quot;https://ch-hsueh.github.io/typemes-Meigret/facs/M1548/15.png&quot;&gt;&lt;a class=&quot;page&quot; href=&quot;M1548préf_Hsueh2018__14.html&quot;&gt;Vue précédente&lt;/a&gt; - &lt;a class=&quot;page&quot; href=&quot;M1548préf_Hsueh2018__menu.html&quot;&gt;Menu&lt;/a&gt; - &lt;a class=&quot;page&quot; href=&quot;M1548préf_Hsueh2018__16.html&quot;&gt;Vue suivante&lt;/a&gt;" calcext:value-type="string">
            <text:p>&lt;img src="https://ch-hsueh.github.io/typemes-Meigret/facs/M1548/15.png"&gt;&lt;a class="page" href="M1548préf_Hsueh2018__14.html"&gt;Vue précédente&lt;/a&gt; - &lt;a class="page" href="M1548préf_Hsueh2018__menu.html"&gt;Menu&lt;/a&gt; - &lt;a class="page" href="M1548préf_Hsueh2018__16.html"&gt;Vue suivante&lt;/a&gt;</text:p>
          </table:table-cell>
          <table:table-cell/>
          <table:table-cell table:style-name="ce19" table:formula="of:=&quot;&lt;tr&gt;&lt;th&gt;&quot;&amp;[.$A$1]&amp;[.G17]&amp;[.$M$1]&amp;&quot;Vue &quot;&amp;[.G17]&amp;&quot;&lt;/a&gt;&lt;/th&gt;&lt;/tr&gt;&quot;" office:value-type="string" office:string-value="&lt;tr&gt;&lt;th&gt;&lt;a class=&quot;page&quot; href=&quot;M1548préf_Hsueh2018_16.html&quot;&gt;Vue 16&lt;/a&gt;&lt;/th&gt;&lt;/tr&gt;" calcext:value-type="string">
            <text:p>&lt;tr&gt;&lt;th&gt;&lt;a class="page" href="M1548préf_Hsueh2018_16.html"&gt;Vue 1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16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]&amp;[.C18]&amp;[.D18]&amp;[.E18]&amp;[.F18]&amp;[.G18]&amp;[.H18]" office:value-type="string" office:string-value="&lt;img src=&quot;https://ch-hsueh.github.io/typemes-Meigret/facs/M1548/16.png&quot;&gt;&lt;a class=&quot;page&quot; href=&quot;M1548préf_Hsueh2018__15.html&quot;&gt;Vue précédente&lt;/a&gt; - &lt;a class=&quot;page&quot; href=&quot;M1548préf_Hsueh2018__menu.html&quot;&gt;Menu&lt;/a&gt; - &lt;a class=&quot;page&quot; href=&quot;M1548préf_Hsueh2018__17.html&quot;&gt;Vue suivante&lt;/a&gt;" calcext:value-type="string">
            <text:p>&lt;img src="https://ch-hsueh.github.io/typemes-Meigret/facs/M1548/16.png"&gt;&lt;a class="page" href="M1548préf_Hsueh2018__15.html"&gt;Vue précédente&lt;/a&gt; - &lt;a class="page" href="M1548préf_Hsueh2018__menu.html"&gt;Menu&lt;/a&gt; - &lt;a class="page" href="M1548préf_Hsueh2018__17.html"&gt;Vue suivante&lt;/a&gt;</text:p>
          </table:table-cell>
          <table:table-cell/>
          <table:table-cell table:style-name="ce19" table:formula="of:=&quot;&lt;tr&gt;&lt;th&gt;&quot;&amp;[.$A$1]&amp;[.G18]&amp;[.$M$1]&amp;&quot;Vue &quot;&amp;[.G18]&amp;&quot;&lt;/a&gt;&lt;/th&gt;&lt;/tr&gt;&quot;" office:value-type="string" office:string-value="&lt;tr&gt;&lt;th&gt;&lt;a class=&quot;page&quot; href=&quot;M1548préf_Hsueh2018_17.html&quot;&gt;Vue 17&lt;/a&gt;&lt;/th&gt;&lt;/tr&gt;" calcext:value-type="string">
            <text:p>&lt;tr&gt;&lt;th&gt;&lt;a class="page" href="M1548préf_Hsueh2018_17.html"&gt;Vue 1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17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]&amp;[.C19]&amp;[.D19]&amp;[.E19]&amp;[.F19]&amp;[.G19]&amp;[.H19]" office:value-type="string" office:string-value="&lt;img src=&quot;https://ch-hsueh.github.io/typemes-Meigret/facs/M1548/17.png&quot;&gt;&lt;a class=&quot;page&quot; href=&quot;M1548préf_Hsueh2018__16.html&quot;&gt;Vue précédente&lt;/a&gt; - &lt;a class=&quot;page&quot; href=&quot;M1548préf_Hsueh2018__menu.html&quot;&gt;Menu&lt;/a&gt; - &lt;a class=&quot;page&quot; href=&quot;M1548préf_Hsueh2018__18.html&quot;&gt;Vue suivante&lt;/a&gt;" calcext:value-type="string">
            <text:p>&lt;img src="https://ch-hsueh.github.io/typemes-Meigret/facs/M1548/17.png"&gt;&lt;a class="page" href="M1548préf_Hsueh2018__16.html"&gt;Vue précédente&lt;/a&gt; - &lt;a class="page" href="M1548préf_Hsueh2018__menu.html"&gt;Menu&lt;/a&gt; - &lt;a class="page" href="M1548préf_Hsueh2018__18.html"&gt;Vue suivante&lt;/a&gt;</text:p>
          </table:table-cell>
          <table:table-cell/>
          <table:table-cell table:style-name="ce19" table:formula="of:=&quot;&lt;tr&gt;&lt;th&gt;&quot;&amp;[.$A$1]&amp;[.G19]&amp;[.$M$1]&amp;&quot;Vue &quot;&amp;[.G19]&amp;&quot;&lt;/a&gt;&lt;/th&gt;&lt;/tr&gt;&quot;" office:value-type="string" office:string-value="&lt;tr&gt;&lt;th&gt;&lt;a class=&quot;page&quot; href=&quot;M1548préf_Hsueh2018_18.html&quot;&gt;Vue 18&lt;/a&gt;&lt;/th&gt;&lt;/tr&gt;" calcext:value-type="string">
            <text:p>&lt;tr&gt;&lt;th&gt;&lt;a class="page" href="M1548préf_Hsueh2018_18.html"&gt;Vue 1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18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]&amp;[.C20]&amp;[.D20]&amp;[.E20]&amp;[.F20]&amp;[.G20]&amp;[.H20]" office:value-type="string" office:string-value="&lt;img src=&quot;https://ch-hsueh.github.io/typemes-Meigret/facs/M1548/18.png&quot;&gt;&lt;a class=&quot;page&quot; href=&quot;M1548préf_Hsueh2018__17.html&quot;&gt;Vue précédente&lt;/a&gt; - &lt;a class=&quot;page&quot; href=&quot;M1548préf_Hsueh2018__menu.html&quot;&gt;Menu&lt;/a&gt; - &lt;a class=&quot;page&quot; href=&quot;M1548préf_Hsueh2018__19.html&quot;&gt;Vue suivante&lt;/a&gt;" calcext:value-type="string">
            <text:p>&lt;img src="https://ch-hsueh.github.io/typemes-Meigret/facs/M1548/18.png"&gt;&lt;a class="page" href="M1548préf_Hsueh2018__17.html"&gt;Vue précédente&lt;/a&gt; - &lt;a class="page" href="M1548préf_Hsueh2018__menu.html"&gt;Menu&lt;/a&gt; - &lt;a class="page" href="M1548préf_Hsueh2018__19.html"&gt;Vue suivante&lt;/a&gt;</text:p>
          </table:table-cell>
          <table:table-cell/>
          <table:table-cell table:style-name="ce19" table:formula="of:=&quot;&lt;tr&gt;&lt;th&gt;&quot;&amp;[.$A$1]&amp;[.G20]&amp;[.$M$1]&amp;&quot;Vue &quot;&amp;[.G20]&amp;&quot;&lt;/a&gt;&lt;/th&gt;&lt;/tr&gt;&quot;" office:value-type="string" office:string-value="&lt;tr&gt;&lt;th&gt;&lt;a class=&quot;page&quot; href=&quot;M1548préf_Hsueh2018_19.html&quot;&gt;Vue 19&lt;/a&gt;&lt;/th&gt;&lt;/tr&gt;" calcext:value-type="string">
            <text:p>&lt;tr&gt;&lt;th&gt;&lt;a class="page" href="M1548préf_Hsueh2018_19.html"&gt;Vue 1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19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]&amp;[.C21]&amp;[.D21]&amp;[.E21]&amp;[.F21]&amp;[.G21]&amp;[.H21]" office:value-type="string" office:string-value="&lt;img src=&quot;https://ch-hsueh.github.io/typemes-Meigret/facs/M1548/19.png&quot;&gt;&lt;a class=&quot;page&quot; href=&quot;M1548préf_Hsueh2018__18.html&quot;&gt;Vue précédente&lt;/a&gt; - &lt;a class=&quot;page&quot; href=&quot;M1548préf_Hsueh2018__menu.html&quot;&gt;Menu&lt;/a&gt; - &lt;a class=&quot;page&quot; href=&quot;M1548préf_Hsueh2018__20.html&quot;&gt;Vue suivante&lt;/a&gt;" calcext:value-type="string">
            <text:p>&lt;img src="https://ch-hsueh.github.io/typemes-Meigret/facs/M1548/19.png"&gt;&lt;a class="page" href="M1548préf_Hsueh2018__18.html"&gt;Vue précédente&lt;/a&gt; - &lt;a class="page" href="M1548préf_Hsueh2018__menu.html"&gt;Menu&lt;/a&gt; - &lt;a class="page" href="M1548préf_Hsueh2018__20.html"&gt;Vue suivante&lt;/a&gt;</text:p>
          </table:table-cell>
          <table:table-cell/>
          <table:table-cell table:style-name="ce19" table:formula="of:=&quot;&lt;tr&gt;&lt;th&gt;&quot;&amp;[.$A$1]&amp;[.G21]&amp;[.$M$1]&amp;&quot;Vue &quot;&amp;[.G21]&amp;&quot;&lt;/a&gt;&lt;/th&gt;&lt;/tr&gt;&quot;" office:value-type="string" office:string-value="&lt;tr&gt;&lt;th&gt;&lt;a class=&quot;page&quot; href=&quot;M1548préf_Hsueh2018_20.html&quot;&gt;Vue 20&lt;/a&gt;&lt;/th&gt;&lt;/tr&gt;" calcext:value-type="string">
            <text:p>&lt;tr&gt;&lt;th&gt;&lt;a class="page" href="M1548préf_Hsueh2018_20.html"&gt;Vue 20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20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]&amp;[.C22]&amp;[.D22]&amp;[.E22]&amp;[.F22]&amp;[.G22]&amp;[.H22]" office:value-type="string" office:string-value="&lt;img src=&quot;https://ch-hsueh.github.io/typemes-Meigret/facs/M1548/20.png&quot;&gt;&lt;a class=&quot;page&quot; href=&quot;M1548préf_Hsueh2018__19.html&quot;&gt;Vue précédente&lt;/a&gt; - &lt;a class=&quot;page&quot; href=&quot;M1548préf_Hsueh2018__menu.html&quot;&gt;Menu&lt;/a&gt; - &lt;a class=&quot;page&quot; href=&quot;M1548préf_Hsueh2018__21.html&quot;&gt;Vue suivante&lt;/a&gt;" calcext:value-type="string">
            <text:p>&lt;img src="https://ch-hsueh.github.io/typemes-Meigret/facs/M1548/20.png"&gt;&lt;a class="page" href="M1548préf_Hsueh2018__19.html"&gt;Vue précédente&lt;/a&gt; - &lt;a class="page" href="M1548préf_Hsueh2018__menu.html"&gt;Menu&lt;/a&gt; - &lt;a class="page" href="M1548préf_Hsueh2018__21.html"&gt;Vue suivante&lt;/a&gt;</text:p>
          </table:table-cell>
          <table:table-cell/>
          <table:table-cell table:style-name="ce19" table:formula="of:=&quot;&lt;tr&gt;&lt;th&gt;&quot;&amp;[.$A$1]&amp;[.G22]&amp;[.$M$1]&amp;&quot;Vue &quot;&amp;[.G22]&amp;&quot;&lt;/a&gt;&lt;/th&gt;&lt;/tr&gt;&quot;" office:value-type="string" office:string-value="&lt;tr&gt;&lt;th&gt;&lt;a class=&quot;page&quot; href=&quot;M1548préf_Hsueh2018_21.html&quot;&gt;Vue 21&lt;/a&gt;&lt;/th&gt;&lt;/tr&gt;" calcext:value-type="string">
            <text:p>&lt;tr&gt;&lt;th&gt;&lt;a class="page" href="M1548préf_Hsueh2018_21.html"&gt;Vue 21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21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]&amp;[.C23]&amp;[.D23]&amp;[.E23]&amp;[.F23]&amp;[.G23]&amp;[.H23]" office:value-type="string" office:string-value="&lt;img src=&quot;https://ch-hsueh.github.io/typemes-Meigret/facs/M1548/21.png&quot;&gt;&lt;a class=&quot;page&quot; href=&quot;M1548préf_Hsueh2018__20.html&quot;&gt;Vue précédente&lt;/a&gt; - &lt;a class=&quot;page&quot; href=&quot;M1548préf_Hsueh2018__menu.html&quot;&gt;Menu&lt;/a&gt; - &lt;a class=&quot;page&quot; href=&quot;M1548préf_Hsueh2018__22.html&quot;&gt;Vue suivante&lt;/a&gt;" calcext:value-type="string">
            <text:p>&lt;img src="https://ch-hsueh.github.io/typemes-Meigret/facs/M1548/21.png"&gt;&lt;a class="page" href="M1548préf_Hsueh2018__20.html"&gt;Vue précédente&lt;/a&gt; - &lt;a class="page" href="M1548préf_Hsueh2018__menu.html"&gt;Menu&lt;/a&gt; - &lt;a class="page" href="M1548préf_Hsueh2018__22.html"&gt;Vue suivante&lt;/a&gt;</text:p>
          </table:table-cell>
          <table:table-cell/>
          <table:table-cell table:style-name="ce19" table:formula="of:=&quot;&lt;tr&gt;&lt;th&gt;&quot;&amp;[.$A$1]&amp;[.G23]&amp;[.$M$1]&amp;&quot;Vue &quot;&amp;[.G23]&amp;&quot;&lt;/a&gt;&lt;/th&gt;&lt;/tr&gt;&quot;" office:value-type="string" office:string-value="&lt;tr&gt;&lt;th&gt;&lt;a class=&quot;page&quot; href=&quot;M1548préf_Hsueh2018_22.html&quot;&gt;Vue 22&lt;/a&gt;&lt;/th&gt;&lt;/tr&gt;" calcext:value-type="string">
            <text:p>&lt;tr&gt;&lt;th&gt;&lt;a class="page" href="M1548préf_Hsueh2018_22.html"&gt;Vue 22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22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]&amp;[.C24]&amp;[.D24]&amp;[.E24]&amp;[.F24]&amp;[.G24]&amp;[.H24]" office:value-type="string" office:string-value="&lt;img src=&quot;https://ch-hsueh.github.io/typemes-Meigret/facs/M1548/22.png&quot;&gt;&lt;a class=&quot;page&quot; href=&quot;M1548préf_Hsueh2018__21.html&quot;&gt;Vue précédente&lt;/a&gt; - &lt;a class=&quot;page&quot; href=&quot;M1548préf_Hsueh2018__menu.html&quot;&gt;Menu&lt;/a&gt; - &lt;a class=&quot;page&quot; href=&quot;M1548préf_Hsueh2018__23.html&quot;&gt;Vue suivante&lt;/a&gt;" calcext:value-type="string">
            <text:p>&lt;img src="https://ch-hsueh.github.io/typemes-Meigret/facs/M1548/22.png"&gt;&lt;a class="page" href="M1548préf_Hsueh2018__21.html"&gt;Vue précédente&lt;/a&gt; - &lt;a class="page" href="M1548préf_Hsueh2018__menu.html"&gt;Menu&lt;/a&gt; - &lt;a class="page" href="M1548préf_Hsueh2018__23.html"&gt;Vue suivante&lt;/a&gt;</text:p>
          </table:table-cell>
          <table:table-cell/>
          <table:table-cell table:style-name="ce19" table:formula="of:=&quot;&lt;tr&gt;&lt;th&gt;&quot;&amp;[.$A$1]&amp;[.G24]&amp;[.$M$1]&amp;&quot;Vue &quot;&amp;[.G24]&amp;&quot;&lt;/a&gt;&lt;/th&gt;&lt;/tr&gt;&quot;" office:value-type="string" office:string-value="&lt;tr&gt;&lt;th&gt;&lt;a class=&quot;page&quot; href=&quot;M1548préf_Hsueh2018_23.html&quot;&gt;Vue 23&lt;/a&gt;&lt;/th&gt;&lt;/tr&gt;" calcext:value-type="string">
            <text:p>&lt;tr&gt;&lt;th&gt;&lt;a class="page" href="M1548préf_Hsueh2018_23.html"&gt;Vue 23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23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]&amp;[.C25]&amp;[.D25]&amp;[.E25]&amp;[.F25]&amp;[.G25]&amp;[.H25]" office:value-type="string" office:string-value="&lt;img src=&quot;https://ch-hsueh.github.io/typemes-Meigret/facs/M1548/23.png&quot;&gt;&lt;a class=&quot;page&quot; href=&quot;M1548préf_Hsueh2018__22.html&quot;&gt;Vue précédente&lt;/a&gt; - &lt;a class=&quot;page&quot; href=&quot;M1548préf_Hsueh2018__menu.html&quot;&gt;Menu&lt;/a&gt; - &lt;a class=&quot;page&quot; href=&quot;M1548préf_Hsueh2018__24.html&quot;&gt;Vue suivante&lt;/a&gt;" calcext:value-type="string">
            <text:p>&lt;img src="https://ch-hsueh.github.io/typemes-Meigret/facs/M1548/23.png"&gt;&lt;a class="page" href="M1548préf_Hsueh2018__22.html"&gt;Vue précédente&lt;/a&gt; - &lt;a class="page" href="M1548préf_Hsueh2018__menu.html"&gt;Menu&lt;/a&gt; - &lt;a class="page" href="M1548préf_Hsueh2018__24.html"&gt;Vue suivante&lt;/a&gt;</text:p>
          </table:table-cell>
          <table:table-cell/>
          <table:table-cell table:style-name="ce19" table:formula="of:=&quot;&lt;tr&gt;&lt;th&gt;&quot;&amp;[.$A$1]&amp;[.G25]&amp;[.$M$1]&amp;&quot;Vue &quot;&amp;[.G25]&amp;&quot;&lt;/a&gt;&lt;/th&gt;&lt;/tr&gt;&quot;" office:value-type="string" office:string-value="&lt;tr&gt;&lt;th&gt;&lt;a class=&quot;page&quot; href=&quot;M1548préf_Hsueh2018_24.html&quot;&gt;Vue 24&lt;/a&gt;&lt;/th&gt;&lt;/tr&gt;" calcext:value-type="string">
            <text:p>&lt;tr&gt;&lt;th&gt;&lt;a class="page" href="M1548préf_Hsueh2018_24.html"&gt;Vue 24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24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]&amp;[.C26]&amp;[.D26]&amp;[.E26]&amp;[.F26]&amp;[.G26]&amp;[.H26]" office:value-type="string" office:string-value="&lt;img src=&quot;https://ch-hsueh.github.io/typemes-Meigret/facs/M1548/24.png&quot;&gt;&lt;a class=&quot;page&quot; href=&quot;M1548préf_Hsueh2018__23.html&quot;&gt;Vue précédente&lt;/a&gt; - &lt;a class=&quot;page&quot; href=&quot;M1548préf_Hsueh2018__menu.html&quot;&gt;Menu&lt;/a&gt; - &lt;a class=&quot;page&quot; href=&quot;M1548préf_Hsueh2018__25.html&quot;&gt;Vue suivante&lt;/a&gt;" calcext:value-type="string">
            <text:p>&lt;img src="https://ch-hsueh.github.io/typemes-Meigret/facs/M1548/24.png"&gt;&lt;a class="page" href="M1548préf_Hsueh2018__23.html"&gt;Vue précédente&lt;/a&gt; - &lt;a class="page" href="M1548préf_Hsueh2018__menu.html"&gt;Menu&lt;/a&gt; - &lt;a class="page" href="M1548préf_Hsueh2018__25.html"&gt;Vue suivante&lt;/a&gt;</text:p>
          </table:table-cell>
          <table:table-cell/>
          <table:table-cell table:style-name="ce19" table:formula="of:=&quot;&lt;tr&gt;&lt;th&gt;&quot;&amp;[.$A$1]&amp;[.G26]&amp;[.$M$1]&amp;&quot;Vue &quot;&amp;[.G26]&amp;&quot;&lt;/a&gt;&lt;/th&gt;&lt;/tr&gt;&quot;" office:value-type="string" office:string-value="&lt;tr&gt;&lt;th&gt;&lt;a class=&quot;page&quot; href=&quot;M1548préf_Hsueh2018_25.html&quot;&gt;Vue 25&lt;/a&gt;&lt;/th&gt;&lt;/tr&gt;" calcext:value-type="string">
            <text:p>&lt;tr&gt;&lt;th&gt;&lt;a class="page" href="M1548préf_Hsueh2018_25.html"&gt;Vue 25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25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]&amp;[.C27]&amp;[.D27]&amp;[.E27]&amp;[.F27]&amp;[.G27]&amp;[.H27]" office:value-type="string" office:string-value="&lt;img src=&quot;https://ch-hsueh.github.io/typemes-Meigret/facs/M1548/25.png&quot;&gt;&lt;a class=&quot;page&quot; href=&quot;M1548préf_Hsueh2018__24.html&quot;&gt;Vue précédente&lt;/a&gt; - &lt;a class=&quot;page&quot; href=&quot;M1548préf_Hsueh2018__menu.html&quot;&gt;Menu&lt;/a&gt; - &lt;a class=&quot;page&quot; href=&quot;M1548préf_Hsueh2018__26.html&quot;&gt;Vue suivante&lt;/a&gt;" calcext:value-type="string">
            <text:p>&lt;img src="https://ch-hsueh.github.io/typemes-Meigret/facs/M1548/25.png"&gt;&lt;a class="page" href="M1548préf_Hsueh2018__24.html"&gt;Vue précédente&lt;/a&gt; - &lt;a class="page" href="M1548préf_Hsueh2018__menu.html"&gt;Menu&lt;/a&gt; - &lt;a class="page" href="M1548préf_Hsueh2018__26.html"&gt;Vue suivante&lt;/a&gt;</text:p>
          </table:table-cell>
          <table:table-cell/>
          <table:table-cell table:style-name="ce19" table:formula="of:=&quot;&lt;tr&gt;&lt;th&gt;&quot;&amp;[.$A$1]&amp;[.G27]&amp;[.$M$1]&amp;&quot;Vue &quot;&amp;[.G27]&amp;&quot;&lt;/a&gt;&lt;/th&gt;&lt;/tr&gt;&quot;" office:value-type="string" office:string-value="&lt;tr&gt;&lt;th&gt;&lt;a class=&quot;page&quot; href=&quot;M1548préf_Hsueh2018_26.html&quot;&gt;Vue 26&lt;/a&gt;&lt;/th&gt;&lt;/tr&gt;" calcext:value-type="string">
            <text:p>&lt;tr&gt;&lt;th&gt;&lt;a class="page" href="M1548préf_Hsueh2018_26.html"&gt;Vue 26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26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]&amp;[.C28]&amp;[.D28]&amp;[.E28]&amp;[.F28]&amp;[.G28]&amp;[.H28]" office:value-type="string" office:string-value="&lt;img src=&quot;https://ch-hsueh.github.io/typemes-Meigret/facs/M1548/26.png&quot;&gt;&lt;a class=&quot;page&quot; href=&quot;M1548préf_Hsueh2018__25.html&quot;&gt;Vue précédente&lt;/a&gt; - &lt;a class=&quot;page&quot; href=&quot;M1548préf_Hsueh2018__menu.html&quot;&gt;Menu&lt;/a&gt; - &lt;a class=&quot;page&quot; href=&quot;M1548préf_Hsueh2018__27.html&quot;&gt;Vue suivante&lt;/a&gt;" calcext:value-type="string">
            <text:p>&lt;img src="https://ch-hsueh.github.io/typemes-Meigret/facs/M1548/26.png"&gt;&lt;a class="page" href="M1548préf_Hsueh2018__25.html"&gt;Vue précédente&lt;/a&gt; - &lt;a class="page" href="M1548préf_Hsueh2018__menu.html"&gt;Menu&lt;/a&gt; - &lt;a class="page" href="M1548préf_Hsueh2018__27.html"&gt;Vue suivante&lt;/a&gt;</text:p>
          </table:table-cell>
          <table:table-cell/>
          <table:table-cell table:style-name="ce19" table:formula="of:=&quot;&lt;tr&gt;&lt;th&gt;&quot;&amp;[.$A$1]&amp;[.G28]&amp;[.$M$1]&amp;&quot;Vue &quot;&amp;[.G28]&amp;&quot;&lt;/a&gt;&lt;/th&gt;&lt;/tr&gt;&quot;" office:value-type="string" office:string-value="&lt;tr&gt;&lt;th&gt;&lt;a class=&quot;page&quot; href=&quot;M1548préf_Hsueh2018_27.html&quot;&gt;Vue 27&lt;/a&gt;&lt;/th&gt;&lt;/tr&gt;" calcext:value-type="string">
            <text:p>&lt;tr&gt;&lt;th&gt;&lt;a class="page" href="M1548préf_Hsueh2018_27.html"&gt;Vue 27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27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]&amp;[.C29]&amp;[.D29]&amp;[.E29]&amp;[.F29]&amp;[.G29]&amp;[.H29]" office:value-type="string" office:string-value="&lt;img src=&quot;https://ch-hsueh.github.io/typemes-Meigret/facs/M1548/27.png&quot;&gt;&lt;a class=&quot;page&quot; href=&quot;M1548préf_Hsueh2018__26.html&quot;&gt;Vue précédente&lt;/a&gt; - &lt;a class=&quot;page&quot; href=&quot;M1548préf_Hsueh2018__menu.html&quot;&gt;Menu&lt;/a&gt; - &lt;a class=&quot;page&quot; href=&quot;M1548préf_Hsueh2018__28.html&quot;&gt;Vue suivante&lt;/a&gt;" calcext:value-type="string">
            <text:p>&lt;img src="https://ch-hsueh.github.io/typemes-Meigret/facs/M1548/27.png"&gt;&lt;a class="page" href="M1548préf_Hsueh2018__26.html"&gt;Vue précédente&lt;/a&gt; - &lt;a class="page" href="M1548préf_Hsueh2018__menu.html"&gt;Menu&lt;/a&gt; - &lt;a class="page" href="M1548préf_Hsueh2018__28.html"&gt;Vue suivante&lt;/a&gt;</text:p>
          </table:table-cell>
          <table:table-cell/>
          <table:table-cell table:style-name="ce19" table:formula="of:=&quot;&lt;tr&gt;&lt;th&gt;&quot;&amp;[.$A$1]&amp;[.G29]&amp;[.$M$1]&amp;&quot;Vue &quot;&amp;[.G29]&amp;&quot;&lt;/a&gt;&lt;/th&gt;&lt;/tr&gt;&quot;" office:value-type="string" office:string-value="&lt;tr&gt;&lt;th&gt;&lt;a class=&quot;page&quot; href=&quot;M1548préf_Hsueh2018_28.html&quot;&gt;Vue 28&lt;/a&gt;&lt;/th&gt;&lt;/tr&gt;" calcext:value-type="string">
            <text:p>&lt;tr&gt;&lt;th&gt;&lt;a class="page" href="M1548préf_Hsueh2018_28.html"&gt;Vue 28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28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9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]&amp;[.C30]&amp;[.D30]&amp;[.E30]&amp;[.F30]&amp;[.G30]&amp;[.H30]" office:value-type="string" office:string-value="&lt;img src=&quot;https://ch-hsueh.github.io/typemes-Meigret/facs/M1548/28.png&quot;&gt;&lt;a class=&quot;page&quot; href=&quot;M1548préf_Hsueh2018__27.html&quot;&gt;Vue précédente&lt;/a&gt; - &lt;a class=&quot;page&quot; href=&quot;M1548préf_Hsueh2018__menu.html&quot;&gt;Menu&lt;/a&gt; - &lt;a class=&quot;page&quot; href=&quot;M1548préf_Hsueh2018__29.html&quot;&gt;Vue suivante&lt;/a&gt;" calcext:value-type="string">
            <text:p>&lt;img src="https://ch-hsueh.github.io/typemes-Meigret/facs/M1548/28.png"&gt;&lt;a class="page" href="M1548préf_Hsueh2018__27.html"&gt;Vue précédente&lt;/a&gt; - &lt;a class="page" href="M1548préf_Hsueh2018__menu.html"&gt;Menu&lt;/a&gt; - &lt;a class="page" href="M1548préf_Hsueh2018__29.html"&gt;Vue suivante&lt;/a&gt;</text:p>
          </table:table-cell>
          <table:table-cell/>
          <table:table-cell table:style-name="ce19" table:formula="of:=&quot;&lt;tr&gt;&lt;th&gt;&quot;&amp;[.$A$1]&amp;[.G30]&amp;[.$M$1]&amp;&quot;Vue &quot;&amp;[.G30]&amp;&quot;&lt;/a&gt;&lt;/th&gt;&lt;/tr&gt;&quot;" office:value-type="string" office:string-value="&lt;tr&gt;&lt;th&gt;&lt;a class=&quot;page&quot; href=&quot;M1548préf_Hsueh2018_29.html&quot;&gt;Vue 29&lt;/a&gt;&lt;/th&gt;&lt;/tr&gt;" calcext:value-type="string">
            <text:p>&lt;tr&gt;&lt;th&gt;&lt;a class="page" href="M1548préf_Hsueh2018_29.html"&gt;Vue 29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31" office:value-type="string" calcext:value-type="string">
            <text:p>29</text:p>
          </table:table-cell>
          <table:table-cell table:style-name="ce6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8</text:p>
          </table:table-cell>
          <table:table-cell table:style-name="ce26" office:value-type="string" calcext:value-type="string">
            <text:p>.html"&gt;Page précédente&lt;/a&gt; - &lt;a class="page" href="M1542a_Hsueh2018_1.html"&gt;Menu&lt;/a&gt;</text:p>
          </table:table-cell>
          <table:table-cell table:style-name="ce9"/>
          <table:table-cell/>
          <table:table-cell table:style-name="ce42" table:formula="of:=[.B31]&amp;[.C31]&amp;[.D31]&amp;[.E31]&amp;[.F31]&amp;[.G31]&amp;[.H31]" office:value-type="string" office:string-value="&lt;img src=&quot;https://ch-hsueh.github.io/typemes-Meigret/facs/M1548/29.png&quot;&gt;&lt;a class=&quot;page&quot; href=&quot;M1548préf_Hsueh2018__28.html&quot;&gt;Page précédente&lt;/a&gt; - &lt;a class=&quot;page&quot; href=&quot;M1542a_Hsueh2018_1.html&quot;&gt;Menu&lt;/a&gt;" calcext:value-type="string">
            <text:p>&lt;img src="https://ch-hsueh.github.io/typemes-Meigret/facs/M1548/29.png"&gt;&lt;a class="page" href="M1548préf_Hsueh2018__28.html"&gt;Page précédente&lt;/a&gt; - &lt;a class="page" href="M1542a_Hsueh2018_1.html"&gt;Menu&lt;/a&gt;</text:p>
          </table:table-cell>
          <table:table-cell table:number-columns-repeated="4"/>
        </table:table-row>
        <table:table-row table:style-name="ro6" table:number-rows-repeated="2">
          <table:table-cell table:number-columns-repeated="2"/>
          <table:table-cell table:style-name="ce31"/>
          <table:table-cell table:style-name="ce6"/>
          <table:table-cell table:number-columns-repeated="2"/>
          <table:table-cell table:style-name="ce9"/>
          <table:table-cell table:number-columns-repeated="3"/>
          <table:table-cell table:style-name="ce22"/>
          <table:table-cell table:number-columns-repeated="2"/>
        </table:table-row>
        <table:table-row table:style-name="ro6" table:number-rows-repeated="9">
          <table:table-cell table:number-columns-repeated="10"/>
          <table:table-cell table:style-name="ce22"/>
          <table:table-cell table:number-columns-repeated="2"/>
        </table:table-row>
        <table:table-row table:style-name="ro6" table:number-rows-repeated="1048533">
          <table:table-cell table:number-columns-repeated="13"/>
        </table:table-row>
        <table:table-row table:style-name="ro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JhengHei" style:font-family-asian="'Microsoft Jheng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21:54:32.7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53:55.116000000</meta:creation-date>
    <dc:date>2018-12-15T22:13:44.051000000</dc:date>
    <meta:editing-duration>PT13H45M47S</meta:editing-duration>
    <meta:editing-cycles>58</meta:editing-cycles>
    <meta:generator>LibreOffice/6.1.3.2$Windows_X86_64 LibreOffice_project/86daf60bf00efa86ad547e59e09d6bb77c699acb</meta:generator>
    <dc:creator>ile </dc:creator>
    <meta:document-statistic meta:table-count="4" meta:cell-count="3994" meta:object-count="0"/>
  </office:meta>
</office:document-meta>
</file>